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1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Source Han Sans CN Regular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font-name="Arial" fo:font-size="11pt" fo:language="none" fo:country="none" style:text-underline-style="solid" style:text-underline-width="auto" style:text-underline-color="font-color" fo:font-weight="bold" style:font-name-asian="Source Han Sans CN Regular" style:font-size-asian="11pt" style:language-asian="none" style:country-asian="none" style:font-weight-asian="bold" style:font-name-complex="Arial" style:font-size-complex="11pt" style:language-complex="none" style:country-complex="none" style:font-weight-complex="bold"/>
    </style:style>
    <style:style style:name="ce1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style:text-outline="false" style:text-line-through-style="none" style:text-line-through-type="none" style:font-name="DejaVu Sans Mono" fo:font-size="10.5pt" fo:language="none" fo:country="none" fo:font-style="normal" fo:text-shadow="none" style:text-underline-style="none" style:text-underline-mode="continuous" style:text-overline-mode="continuous" style:text-line-through-mode="continuous" style:font-size-asian="10.5pt" style:language-asian="none" style:country-asian="none" style:font-style-asian="normal" style:font-name-complex="DejaVu Sans Mono" style:font-size-complex="10.5pt" style:language-complex="none" style:country-complex="none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DejaVu Sans Mono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.5pt" style:language-asian="none" style:country-asian="none" style:font-style-asian="normal" style:font-weight-asian="normal" style:font-name-complex="DejaVu Sans Mono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outline="false" style:text-line-through-style="none" style:text-line-through-type="none" style:font-name="DejaVu Sans Mono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.5pt" style:language-asian="none" style:country-asian="none" style:font-style-asian="normal" style:font-weight-asian="normal" style:font-name-complex="DejaVu Sans Mono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DejaVu Sans Mono" fo:font-size="10.5pt" fo:language="none" fo:country="none" style:font-name-asian="DejaVu Sans Mono" style:font-size-asian="10.5pt" style:language-asian="none" style:country-asian="none" style:font-name-complex="DejaVu Sans Mono" style:font-size-complex="10.5pt" style:language-complex="none" style:country-complex="none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DejaVu Sans Mono" fo:font-size="10.5pt" fo:font-weight="normal" fo:font-style="normal" style:font-name-asian="DejaVu Sans Mono" style:font-name-complex="DejaVu Sans Mono" style:font-size-asian="10.5pt" style:font-size-complex="10.5pt" style:font-weight-asian="normal" style:font-weight-complex="normal" style:font-style-asian="normal" style:font-style-complex="normal"/>
    </style:style>
    <style:style style:name="T2" style:family="text">
      <style:text-properties style:font-name="DejaVu Sans Mono" fo:font-size="10.5pt" fo:font-weight="normal" fo:font-style="normal" style:font-name-asian="DejaVu Sans Mono" style:font-name-complex="DejaVu Sans Mono" style:font-size-asian="10.5pt" style:font-size-complex="10.5pt" style:font-weight-asian="normal" style:font-weight-complex="normal" style:font-style-asian="normal" style:font-style-complex="normal" fo:color="#0000ff"/>
    </style:style>
    <style:style style:name="T3" style:family="text">
      <style:text-properties style:font-name="DejaVu Sans Mono" fo:font-size="10.5pt" fo:font-weight="normal" fo:font-style="normal" style:font-name-asian="DejaVu Sans Mono" style:font-name-complex="DejaVu Sans Mono" style:font-size-asian="10.5pt" style:font-size-complex="10.5pt" style:font-weight-asian="normal" style:font-weight-complex="normal" style:font-style-asian="normal" style:font-style-complex="normal" fo:color="#000000"/>
    </style:style>
    <style:style style:name="T4" style:family="text">
      <style:text-properties style:font-size-complex="10.5pt" style:font-size-asian="10.5pt" fo:font-style="normal" style:language-complex="none" style:country-complex="none" fo:font-weight="normal" style:font-name-asian="DejaVu Sans Mono" style:font-weight-asian="normal" style:font-weight-complex="normal" style:font-style-asian="normal" style:font-style-complex="normal" fo:language="none" fo:country="none" style:language-asian="none" style:country-asian="none" style:font-name-complex="DejaVu Sans Mono"/>
    </style:style>
    <style:style style:name="T5" style:family="text">
      <style:text-properties style:font-size-complex="10.5pt" style:font-size-asian="10.5pt" fo:font-style="normal" style:language-complex="none" style:country-complex="none" fo:font-weight="normal" style:font-name-asian="DejaVu Sans Mono" style:font-weight-asian="normal" style:font-weight-complex="normal" style:font-style-asian="normal" style:font-style-complex="normal" fo:language="none" fo:country="none" style:language-asian="none" style:country-asian="none" style:font-name-complex="DejaVu Sans Mono" fo:color="#0000ff"/>
    </style:style>
    <style:style style:name="T6" style:family="text">
      <style:text-properties style:font-size-complex="10.5pt" style:font-size-asian="10.5pt" fo:font-style="normal" style:language-complex="none" style:country-complex="none" fo:font-weight="normal" style:font-name-asian="DejaVu Sans Mono" style:font-weight-asian="normal" style:font-weight-complex="normal" style:font-style-asian="normal" style:font-style-complex="normal" fo:language="none" fo:country="none" style:language-asian="none" style:country-asian="none" style:font-name-complex="DejaVu Sans Mono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Donnéee brutes" table:style-name="ta1">
        <table:table-column table:style-name="co1" table:number-columns-repeated="43" table:default-cell-style-name="Default"/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SIGMOID</text:p>
          </table:table-cell>
          <table:table-cell table:number-columns-repeated="4"/>
          <table:table-cell office:value-type="string" calcext:value-type="string">
            <text:p>SIGMOID</text:p>
          </table:table-cell>
          <table:table-cell table:number-columns-repeated="4"/>
          <table:table-cell office:value-type="string" calcext:value-type="string">
            <text:p>SIGMOID</text:p>
          </table:table-cell>
          <table:table-cell table:number-columns-repeated="4"/>
          <table:table-cell office:value-type="string" calcext:value-type="string">
            <text:p>SIGMOID</text:p>
          </table:table-cell>
          <table:table-cell table:number-columns-repeated="4"/>
          <table:table-cell office:value-type="string" calcext:value-type="string">
            <text:p>SIGMOID</text:p>
          </table:table-cell>
          <table:table-cell table:number-columns-repeated="22"/>
        </table:table-row>
        <table:table-row table:style-name="ro2">
          <table:table-cell table:style-name="ce1" office:value-type="string" calcext:value-type="string">
            <text:p>LR = 0,001</text:p>
          </table:table-cell>
          <table:table-cell table:number-columns-repeated="4"/>
          <table:table-cell table:style-name="ce1" office:value-type="string" calcext:value-type="string">
            <text:p>LR = 0,001</text:p>
          </table:table-cell>
          <table:table-cell/>
          <table:table-cell table:style-name="ce5"/>
          <table:table-cell table:number-columns-repeated="2"/>
          <table:table-cell table:style-name="ce1" office:value-type="string" calcext:value-type="string">
            <text:p>LR = 0,01</text:p>
          </table:table-cell>
          <table:table-cell table:number-columns-repeated="4"/>
          <table:table-cell table:style-name="ce1" office:value-type="string" calcext:value-type="string">
            <text:p>LR = 0,0001</text:p>
          </table:table-cell>
          <table:table-cell table:number-columns-repeated="4"/>
          <table:table-cell table:style-name="ce6" office:value-type="string" calcext:value-type="string">
            <text:p><text:span text:style-name="T1">NLayerSigmoidModel(nNeurones,</text:span><text:span text:style-name="T2">10</text:span><text:span text:style-name="T3">)</text:span></text:p>
          </table:table-cell>
          <table:table-cell table:number-columns-repeated="22"/>
        </table:table-row>
        <table:table-row table:style-name="ro3">
          <table:table-cell table:style-name="ce2" office:value-type="string" calcext:value-type="string">
            <text:p>1 hidden layer (sigmoid) avec 512 neurones </text:p>
          </table:table-cell>
          <table:table-cell table:number-columns-repeated="4"/>
          <table:table-cell table:style-name="ce12" office:value-type="string" calcext:value-type="string">
            <text:p>1 Layer à 512 neurones</text:p>
          </table:table-cell>
          <table:table-cell table:number-columns-repeated="4"/>
          <table:table-cell table:style-name="ce12" office:value-type="string" calcext:value-type="string">
            <text:p>1 Layer à 512 neurones</text:p>
          </table:table-cell>
          <table:table-cell table:number-columns-repeated="4"/>
          <table:table-cell table:style-name="ce12" office:value-type="string" calcext:value-type="string">
            <text:p>1 Layer à 512 neurones</text:p>
          </table:table-cell>
          <table:table-cell table:number-columns-repeated="4"/>
          <table:table-cell table:style-name="ce6" office:value-type="string" calcext:value-type="string">
            <text:p><text:span text:style-name="T1">experiment(model, </text:span><text:span text:style-name="T2">100</text:span><text:span text:style-name="T3">, </text:span><text:span text:style-name="T2">0.001</text:span><text:span text:style-name="T3">)</text:span></text:p>
          </table:table-cell>
          <table:table-cell table:number-columns-repeated="4"/>
          <table:table-cell table:style-name="ce6" office:value-type="string" calcext:value-type="string">
            <text:p><text:span text:style-name="T1">model, precision = experiment(model, </text:span><text:span text:style-name="T2">30</text:span><text:span text:style-name="T3">, </text:span><text:span text:style-name="T2">0.001</text:span><text:span text:style-name="T3">)</text:span></text:p>
          </table:table-cell>
          <table:table-cell table:number-columns-repeated="5"/>
          <table:table-cell table:style-name="ce6" office:value-type="string" calcext:value-type="string">
            <text:p><text:span text:style-name="T1">model, precision = experiment(model, </text:span><text:span text:style-name="T2">20</text:span><text:span text:style-name="T3">, </text:span><text:span text:style-name="T2">0.001</text:span><text:span text:style-name="T3">)</text:span></text:p>
          </table:table-cell>
          <table:table-cell table:number-columns-repeated="4"/>
          <table:table-cell table:style-name="ce6" office:value-type="string" calcext:value-type="string">
            <text:p><text:span text:style-name="T1">model, precision = experiment(model, </text:span><text:span text:style-name="T2">20</text:span><text:span text:style-name="T3">, </text:span><text:span text:style-name="T2">0.001</text:span><text:span text:style-name="T3">)</text:span>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valid set: Average loss: 0.3852, Accuracy: 5177/6000 (86%)</text:p>
          </table:table-cell>
          <table:table-cell table:number-columns-repeated="4"/>
          <table:table-cell office:value-type="string" calcext:value-type="string">
            <text:p>valid set: Average loss: 0.4070, Accuracy: 5140/6000 (86%)</text:p>
          </table:table-cell>
          <table:table-cell table:number-columns-repeated="4"/>
          <table:table-cell office:value-type="string" calcext:value-type="string">
            <text:p>valid set: Average loss: 0.5250, Accuracy: 4823/6000 (80%)</text:p>
          </table:table-cell>
          <table:table-cell table:number-columns-repeated="4"/>
          <table:table-cell office:value-type="string" calcext:value-type="string">
            <text:p>valid set: Average loss: 0.6098, Accuracy: 4741/6000 (79%)</text:p>
          </table:table-cell>
          <table:table-cell table:number-columns-repeated="4"/>
          <table:table-cell office:value-type="string" calcext:value-type="string">
            <text:p>valid set: Average loss: 1.0081, Accuracy: 3674/6000 (61%)</text:p>
          </table:table-cell>
          <table:table-cell table:number-columns-repeated="4"/>
          <table:table-cell table:style-name="ce15" office:value-type="string" calcext:value-type="string">
            <text:p><text:span text:style-name="T1">NLayerSoftplusModel(512, </text:span><text:span text:style-name="T2">1</text:span><text:span text:style-name="T3">)</text:span></text:p>
          </table:table-cell>
          <table:table-cell table:number-columns-repeated="10"/>
          <table:table-cell table:style-name="ce6" office:value-type="string" calcext:value-type="string">
            <text:p><text:span text:style-name="T1">NLayerRectifyModel(nNeurones, </text:span><text:span text:style-name="T2">1</text:span><text:span text:style-name="T3">)</text:span></text:p>
          </table:table-cell>
          <table:table-cell table:number-columns-repeated="5"/>
          <table:table-cell table:style-name="ce6" office:value-type="string" calcext:value-type="string">
            <text:p><text:span text:style-name="T1">TwoLayerRectSoftplusModel(nNeurones, </text:span><text:span text:style-name="T2">2</text:span><text:span text:style-name="T3">)</text:span></text:p>
          </table:table-cell>
        </table:table-row>
        <table:table-row table:style-name="ro3">
          <table:table-cell office:value-type="string" calcext:value-type="string">
            <text:p>valid set: Average loss: 0.3511, Accuracy: 5224/6000 (87%)</text:p>
          </table:table-cell>
          <table:table-cell table:number-columns-repeated="4"/>
          <table:table-cell office:value-type="string" calcext:value-type="string">
            <text:p>valid set: Average loss: 0.3623, Accuracy: 5220/6000 (87%)</text:p>
          </table:table-cell>
          <table:table-cell table:number-columns-repeated="4"/>
          <table:table-cell office:value-type="string" calcext:value-type="string">
            <text:p>valid set: Average loss: 0.4993, Accuracy: 4893/6000 (82%)</text:p>
          </table:table-cell>
          <table:table-cell table:number-columns-repeated="4"/>
          <table:table-cell office:value-type="string" calcext:value-type="string">
            <text:p>valid set: Average loss: 0.4964, Accuracy: 4960/6000 (83%)</text:p>
          </table:table-cell>
          <table:table-cell table:number-columns-repeated="4"/>
          <table:table-cell office:value-type="string" calcext:value-type="string">
            <text:p>valid set: Average loss: 1.0154, Accuracy: 3716/6000 (62%)</text:p>
          </table:table-cell>
          <table:table-cell table:number-columns-repeated="4"/>
          <table:table-cell office:value-type="string" calcext:value-type="string">
            <text:p>valid set: Average loss: 0.3899, Accuracy: 5140/6000 (86%)</text:p>
          </table:table-cell>
          <table:table-cell table:number-columns-repeated="5"/>
          <table:table-cell table:style-name="ce6" office:value-type="string" calcext:value-type="string">
            <text:p><text:span text:style-name="T1">NLayerTanhModel(nNeurones, </text:span><text:span text:style-name="T2">1</text:span><text:span text:style-name="T3">)</text:span></text:p>
          </table:table-cell>
          <table:table-cell table:number-columns-repeated="4"/>
          <table:table-cell office:value-type="string" calcext:value-type="string">
            <text:p>valid set: Average loss: 0.3568, Accuracy: 5162/6000 (86%)</text:p>
          </table:table-cell>
          <table:table-cell table:number-columns-repeated="5"/>
          <table:table-cell office:value-type="string" calcext:value-type="string">
            <text:p>valid set: Average loss: 0.3765, Accuracy: 5159/6000 (86%)</text:p>
          </table:table-cell>
        </table:table-row>
        <table:table-row table:style-name="ro1">
          <table:table-cell office:value-type="string" calcext:value-type="string">
            <text:p>valid set: Average loss: 0.3471, Accuracy: 5238/6000 (87%)</text:p>
          </table:table-cell>
          <table:table-cell table:number-columns-repeated="4"/>
          <table:table-cell office:value-type="string" calcext:value-type="string">
            <text:p>valid set: Average loss: 0.3360, Accuracy: 5292/6000 (88%)</text:p>
          </table:table-cell>
          <table:table-cell table:number-columns-repeated="4"/>
          <table:table-cell office:value-type="string" calcext:value-type="string">
            <text:p>valid set: Average loss: 0.4901, Accuracy: 4910/6000 (82%)</text:p>
          </table:table-cell>
          <table:table-cell table:number-columns-repeated="4"/>
          <table:table-cell office:value-type="string" calcext:value-type="string">
            <text:p>valid set: Average loss: 0.4531, Accuracy: 5025/6000 (84%)</text:p>
          </table:table-cell>
          <table:table-cell table:number-columns-repeated="4"/>
          <table:table-cell office:value-type="string" calcext:value-type="string">
            <text:p>valid set: Average loss: 0.6781, Accuracy: 4375/6000 (73%)</text:p>
          </table:table-cell>
          <table:table-cell table:number-columns-repeated="4"/>
          <table:table-cell office:value-type="string" calcext:value-type="string">
            <text:p>valid set: Average loss: 0.3222, Accuracy: 5286/6000 (88%)</text:p>
          </table:table-cell>
          <table:table-cell table:number-columns-repeated="5"/>
          <table:table-cell office:value-type="string" calcext:value-type="string">
            <text:p>valid set: Average loss: 0.3900, Accuracy: 5145/6000 (86%)</text:p>
          </table:table-cell>
          <table:table-cell table:number-columns-repeated="4"/>
          <table:table-cell office:value-type="string" calcext:value-type="string">
            <text:p>valid set: Average loss: 0.3295, Accuracy: 5270/6000 (88%)</text:p>
          </table:table-cell>
          <table:table-cell table:number-columns-repeated="5"/>
          <table:table-cell office:value-type="string" calcext:value-type="string">
            <text:p>valid set: Average loss: 0.3332, Accuracy: 5276/6000 (88%)</text:p>
          </table:table-cell>
        </table:table-row>
        <table:table-row table:style-name="ro1">
          <table:table-cell office:value-type="string" calcext:value-type="string">
            <text:p>valid set: Average loss: 0.3126, Accuracy: 5314/6000 (89%)</text:p>
          </table:table-cell>
          <table:table-cell table:number-columns-repeated="4"/>
          <table:table-cell office:value-type="string" calcext:value-type="string">
            <text:p>valid set: Average loss: 0.3270, Accuracy: 5295/6000 (88%)</text:p>
          </table:table-cell>
          <table:table-cell table:number-columns-repeated="4"/>
          <table:table-cell office:value-type="string" calcext:value-type="string">
            <text:p>valid set: Average loss: 0.4870, Accuracy: 5012/6000 (84%)</text:p>
          </table:table-cell>
          <table:table-cell table:number-columns-repeated="4"/>
          <table:table-cell office:value-type="string" calcext:value-type="string">
            <text:p>valid set: Average loss: 0.4290, Accuracy: 5088/6000 (85%)</text:p>
          </table:table-cell>
          <table:table-cell table:number-columns-repeated="4"/>
          <table:table-cell office:value-type="string" calcext:value-type="string">
            <text:p>valid set: Average loss: 0.5590, Accuracy: 4845/6000 (81%)</text:p>
          </table:table-cell>
          <table:table-cell table:number-columns-repeated="4"/>
          <table:table-cell office:value-type="string" calcext:value-type="string">
            <text:p>valid set: Average loss: 0.3297, Accuracy: 5249/6000 (87%)</text:p>
          </table:table-cell>
          <table:table-cell table:number-columns-repeated="5"/>
          <table:table-cell office:value-type="string" calcext:value-type="string">
            <text:p>valid set: Average loss: 0.3359, Accuracy: 5260/6000 (88%)</text:p>
          </table:table-cell>
          <table:table-cell table:number-columns-repeated="4"/>
          <table:table-cell office:value-type="string" calcext:value-type="string">
            <text:p>valid set: Average loss: 0.3011, Accuracy: 5318/6000 (89%)</text:p>
          </table:table-cell>
          <table:table-cell table:number-columns-repeated="5"/>
          <table:table-cell office:value-type="string" calcext:value-type="string">
            <text:p>valid set: Average loss: 0.3200, Accuracy: 5286/6000 (88%)</text:p>
          </table:table-cell>
        </table:table-row>
        <table:table-row table:style-name="ro1">
          <table:table-cell office:value-type="string" calcext:value-type="string">
            <text:p>valid set: Average loss: 0.3321, Accuracy: 5279/6000 (88%)</text:p>
          </table:table-cell>
          <table:table-cell table:number-columns-repeated="4"/>
          <table:table-cell office:value-type="string" calcext:value-type="string">
            <text:p>valid set: Average loss: 0.3086, Accuracy: 5343/6000 (89%)</text:p>
          </table:table-cell>
          <table:table-cell table:number-columns-repeated="4"/>
          <table:table-cell office:value-type="string" calcext:value-type="string">
            <text:p>valid set: Average loss: 0.5168, Accuracy: 4844/6000 (81%)</text:p>
          </table:table-cell>
          <table:table-cell table:number-columns-repeated="4"/>
          <table:table-cell office:value-type="string" calcext:value-type="string">
            <text:p>valid set: Average loss: 0.4118, Accuracy: 5102/6000 (85%)</text:p>
          </table:table-cell>
          <table:table-cell table:number-columns-repeated="4"/>
          <table:table-cell office:value-type="string" calcext:value-type="string">
            <text:p>valid set: Average loss: 0.5372, Accuracy: 4830/6000 (80%)</text:p>
          </table:table-cell>
          <table:table-cell table:number-columns-repeated="4"/>
          <table:table-cell office:value-type="string" calcext:value-type="string">
            <text:p>valid set: Average loss: 0.2958, Accuracy: 5349/6000 (89%)</text:p>
          </table:table-cell>
          <table:table-cell table:number-columns-repeated="5"/>
          <table:table-cell office:value-type="string" calcext:value-type="string">
            <text:p>valid set: Average loss: 0.3541, Accuracy: 5211/6000 (87%)</text:p>
          </table:table-cell>
          <table:table-cell table:number-columns-repeated="4"/>
          <table:table-cell office:value-type="string" calcext:value-type="string">
            <text:p>valid set: Average loss: 0.2963, Accuracy: 5331/6000 (89%)</text:p>
          </table:table-cell>
          <table:table-cell table:number-columns-repeated="5"/>
          <table:table-cell office:value-type="string" calcext:value-type="string">
            <text:p>valid set: Average loss: 0.3137, Accuracy: 5299/6000 (88%)</text:p>
          </table:table-cell>
        </table:table-row>
        <table:table-row table:style-name="ro1">
          <table:table-cell office:value-type="string" calcext:value-type="string">
            <text:p>valid set: Average loss: 0.3227, Accuracy: 5303/6000 (88%)</text:p>
          </table:table-cell>
          <table:table-cell table:number-columns-repeated="4"/>
          <table:table-cell office:value-type="string" calcext:value-type="string">
            <text:p>valid set: Average loss: 0.3040, Accuracy: 5346/6000 (89%)</text:p>
          </table:table-cell>
          <table:table-cell table:number-columns-repeated="4"/>
          <table:table-cell office:value-type="string" calcext:value-type="string">
            <text:p>valid set: Average loss: 0.4486, Accuracy: 4991/6000 (83%)</text:p>
          </table:table-cell>
          <table:table-cell table:number-columns-repeated="4"/>
          <table:table-cell office:value-type="string" calcext:value-type="string">
            <text:p>valid set: Average loss: 0.4013, Accuracy: 5123/6000 (85%)</text:p>
          </table:table-cell>
          <table:table-cell table:number-columns-repeated="4"/>
          <table:table-cell office:value-type="string" calcext:value-type="string">
            <text:p>valid set: Average loss: 0.4867, Accuracy: 5014/6000 (84%)</text:p>
          </table:table-cell>
          <table:table-cell table:number-columns-repeated="4"/>
          <table:table-cell office:value-type="string" calcext:value-type="string">
            <text:p>valid set: Average loss: 0.2965, Accuracy: 5324/6000 (89%)</text:p>
          </table:table-cell>
          <table:table-cell table:number-columns-repeated="5"/>
          <table:table-cell office:value-type="string" calcext:value-type="string">
            <text:p>valid set: Average loss: 0.3117, Accuracy: 5355/6000 (89%)</text:p>
          </table:table-cell>
          <table:table-cell table:number-columns-repeated="4"/>
          <table:table-cell office:value-type="string" calcext:value-type="string">
            <text:p>valid set: Average loss: 0.2955, Accuracy: 5316/6000 (89%)</text:p>
          </table:table-cell>
          <table:table-cell table:number-columns-repeated="5"/>
          <table:table-cell office:value-type="string" calcext:value-type="string">
            <text:p>valid set: Average loss: 0.2887, Accuracy: 5351/6000 (89%)</text:p>
          </table:table-cell>
        </table:table-row>
        <table:table-row table:style-name="ro1">
          <table:table-cell office:value-type="string" calcext:value-type="string">
            <text:p>valid set: Average loss: 0.2924, Accuracy: 5358/6000 (89%)</text:p>
          </table:table-cell>
          <table:table-cell table:number-columns-repeated="4"/>
          <table:table-cell office:value-type="string" calcext:value-type="string">
            <text:p>valid set: Average loss: 0.3006, Accuracy: 5362/6000 (89%)</text:p>
          </table:table-cell>
          <table:table-cell table:number-columns-repeated="4"/>
          <table:table-cell office:value-type="string" calcext:value-type="string">
            <text:p>valid set: Average loss: 0.4609, Accuracy: 5013/6000 (84%)</text:p>
          </table:table-cell>
          <table:table-cell table:number-columns-repeated="4"/>
          <table:table-cell office:value-type="string" calcext:value-type="string">
            <text:p>valid set: Average loss: 0.3920, Accuracy: 5155/6000 (86%)</text:p>
          </table:table-cell>
          <table:table-cell table:number-columns-repeated="4"/>
          <table:table-cell office:value-type="string" calcext:value-type="string">
            <text:p>valid set: Average loss: 0.4908, Accuracy: 4946/6000 (82%)</text:p>
          </table:table-cell>
          <table:table-cell table:number-columns-repeated="4"/>
          <table:table-cell office:value-type="string" calcext:value-type="string">
            <text:p>valid set: Average loss: 0.2892, Accuracy: 5364/6000 (89%)</text:p>
          </table:table-cell>
          <table:table-cell table:number-columns-repeated="5"/>
          <table:table-cell office:value-type="string" calcext:value-type="string">
            <text:p>valid set: Average loss: 0.3191, Accuracy: 5287/6000 (88%)</text:p>
          </table:table-cell>
          <table:table-cell table:number-columns-repeated="4"/>
          <table:table-cell office:value-type="string" calcext:value-type="string">
            <text:p>valid set: Average loss: 0.2791, Accuracy: 5371/6000 (90%)</text:p>
          </table:table-cell>
          <table:table-cell table:number-columns-repeated="5"/>
          <table:table-cell office:value-type="string" calcext:value-type="string">
            <text:p>valid set: Average loss: 0.2924, Accuracy: 5399/6000 (90%)</text:p>
          </table:table-cell>
        </table:table-row>
        <table:table-row table:style-name="ro1">
          <table:table-cell office:value-type="string" calcext:value-type="string">
            <text:p>valid set: Average loss: 0.2925, Accuracy: 5357/6000 (89%)</text:p>
          </table:table-cell>
          <table:table-cell table:number-columns-repeated="4"/>
          <table:table-cell office:value-type="string" calcext:value-type="string">
            <text:p>valid set: Average loss: 0.3137, Accuracy: 5356/6000 (89%)</text:p>
          </table:table-cell>
          <table:table-cell table:number-columns-repeated="4"/>
          <table:table-cell office:value-type="string" calcext:value-type="string">
            <text:p>valid set: Average loss: 0.4876, Accuracy: 4888/6000 (81%)</text:p>
          </table:table-cell>
          <table:table-cell table:number-columns-repeated="4"/>
          <table:table-cell office:value-type="string" calcext:value-type="string">
            <text:p>valid set: Average loss: 0.3803, Accuracy: 5159/6000 (86%)</text:p>
          </table:table-cell>
          <table:table-cell table:number-columns-repeated="4"/>
          <table:table-cell office:value-type="string" calcext:value-type="string">
            <text:p>valid set: Average loss: 0.4265, Accuracy: 5166/6000 (86%)</text:p>
          </table:table-cell>
          <table:table-cell table:number-columns-repeated="4"/>
          <table:table-cell office:value-type="string" calcext:value-type="string">
            <text:p>valid set: Average loss: 0.2919, Accuracy: 5353/6000 (89%)</text:p>
          </table:table-cell>
          <table:table-cell table:number-columns-repeated="5"/>
          <table:table-cell office:value-type="string" calcext:value-type="string">
            <text:p>valid set: Average loss: 0.3202, Accuracy: 5314/6000 (89%)</text:p>
          </table:table-cell>
          <table:table-cell table:number-columns-repeated="4"/>
          <table:table-cell office:value-type="string" calcext:value-type="string">
            <text:p>valid set: Average loss: 0.2782, Accuracy: 5393/6000 (90%)</text:p>
          </table:table-cell>
          <table:table-cell table:number-columns-repeated="5"/>
          <table:table-cell office:value-type="string" calcext:value-type="string">
            <text:p>valid set: Average loss: 0.2965, Accuracy: 5346/6000 (89%)</text:p>
          </table:table-cell>
        </table:table-row>
        <table:table-row table:style-name="ro1">
          <table:table-cell office:value-type="string" calcext:value-type="string">
            <text:p>valid set: Average loss: 0.2916, Accuracy: 5347/6000 (89%)</text:p>
          </table:table-cell>
          <table:table-cell table:number-columns-repeated="4"/>
          <table:table-cell office:value-type="string" calcext:value-type="string">
            <text:p>valid set: Average loss: 0.3017, Accuracy: 5341/6000 (89%)</text:p>
          </table:table-cell>
          <table:table-cell table:number-columns-repeated="4"/>
          <table:table-cell office:value-type="string" calcext:value-type="string">
            <text:p>valid set: Average loss: 0.5518, Accuracy: 4957/6000 (83%)</text:p>
          </table:table-cell>
          <table:table-cell table:number-columns-repeated="4"/>
          <table:table-cell office:value-type="string" calcext:value-type="string">
            <text:p>valid set: Average loss: 0.3749, Accuracy: 5177/6000 (86%)</text:p>
          </table:table-cell>
          <table:table-cell table:number-columns-repeated="4"/>
          <table:table-cell office:value-type="string" calcext:value-type="string">
            <text:p>valid set: Average loss: 0.4070, Accuracy: 5188/6000 (86%)</text:p>
          </table:table-cell>
          <table:table-cell table:number-columns-repeated="4"/>
          <table:table-cell office:value-type="string" calcext:value-type="string">
            <text:p>valid set: Average loss: 0.2800, Accuracy: 5384/6000 (90%)</text:p>
          </table:table-cell>
          <table:table-cell table:number-columns-repeated="5"/>
          <table:table-cell office:value-type="string" calcext:value-type="string">
            <text:p>valid set: Average loss: 0.3147, Accuracy: 5308/6000 (88%)</text:p>
          </table:table-cell>
          <table:table-cell table:number-columns-repeated="4"/>
          <table:table-cell office:value-type="string" calcext:value-type="string">
            <text:p>valid set: Average loss: 0.2790, Accuracy: 5377/6000 (90%)</text:p>
          </table:table-cell>
          <table:table-cell table:number-columns-repeated="5"/>
          <table:table-cell office:value-type="string" calcext:value-type="string">
            <text:p>valid set: Average loss: 0.2971, Accuracy: 5375/6000 (90%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alid set: Average loss: 0.2993, Accuracy: 5360/6000 (89%)</text:p>
          </table:table-cell>
          <table:table-cell table:number-columns-repeated="4"/>
          <table:table-cell office:value-type="string" calcext:value-type="string">
            <text:p>valid set: Average loss: 0.4671, Accuracy: 4992/6000 (83%)</text:p>
          </table:table-cell>
          <table:table-cell table:number-columns-repeated="4"/>
          <table:table-cell office:value-type="string" calcext:value-type="string">
            <text:p>valid set: Average loss: 0.3708, Accuracy: 5184/6000 (86%)</text:p>
          </table:table-cell>
          <table:table-cell table:number-columns-repeated="4"/>
          <table:table-cell office:value-type="string" calcext:value-type="string">
            <text:p>valid set: Average loss: 0.4020, Accuracy: 5229/6000 (87%)</text:p>
          </table:table-cell>
          <table:table-cell table:number-columns-repeated="4"/>
          <table:table-cell office:value-type="string" calcext:value-type="string">
            <text:p>valid set: Average loss: 0.2836, Accuracy: 5437/6000 (91%)</text:p>
          </table:table-cell>
          <table:table-cell table:number-columns-repeated="5"/>
          <table:table-cell office:value-type="string" calcext:value-type="string">
            <text:p>valid set: Average loss: 0.3026, Accuracy: 5320/6000 (89%)</text:p>
          </table:table-cell>
          <table:table-cell table:number-columns-repeated="4"/>
          <table:table-cell office:value-type="string" calcext:value-type="string">
            <text:p>valid set: Average loss: 0.2912, Accuracy: 5390/6000 (90%)</text:p>
          </table:table-cell>
          <table:table-cell table:number-columns-repeated="5"/>
          <table:table-cell office:value-type="string" calcext:value-type="string">
            <text:p>valid set: Average loss: 0.3042, Accuracy: 5353/6000 (89%)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valid set: Average loss: 0.3629, Accuracy: 5209/6000 (87%)</text:p>
          </table:table-cell>
          <table:table-cell table:number-columns-repeated="4"/>
          <table:table-cell office:value-type="string" calcext:value-type="string">
            <text:p>valid set: Average loss: 0.4353, Accuracy: 5156/6000 (86%)</text:p>
          </table:table-cell>
          <table:table-cell table:number-columns-repeated="4"/>
          <table:table-cell office:value-type="string" calcext:value-type="string">
            <text:p>valid set: Average loss: 0.2728, Accuracy: 5410/6000 (90%)</text:p>
          </table:table-cell>
          <table:table-cell table:number-columns-repeated="5"/>
          <table:table-cell office:value-type="string" calcext:value-type="string">
            <text:p>valid set: Average loss: 0.3049, Accuracy: 5348/6000 (89%)</text:p>
          </table:table-cell>
          <table:table-cell table:number-columns-repeated="4"/>
          <table:table-cell office:value-type="string" calcext:value-type="string">
            <text:p>valid set: Average loss: 0.2856, Accuracy: 5415/6000 (90%)</text:p>
          </table:table-cell>
          <table:table-cell table:number-columns-repeated="5"/>
          <table:table-cell office:value-type="string" calcext:value-type="string">
            <text:p>valid set: Average loss: 0.3039, Accuracy: 5411/6000 (90%)</text:p>
          </table:table-cell>
        </table:table-row>
        <table:table-row table:style-name="ro5">
          <table:table-cell table:style-name="ce3" office:value-type="string" calcext:value-type="string">
            <text:p>1 hidden layer (sigmoid) avec 2000 neurones </text:p>
          </table:table-cell>
          <table:table-cell table:number-columns-repeated="4"/>
          <table:table-cell table:style-name="ce12" office:value-type="string" calcext:value-type="string">
            <text:p>2 Layer à 512 neurones</text:p>
          </table:table-cell>
          <table:table-cell table:number-columns-repeated="4"/>
          <table:table-cell table:style-name="ce12" office:value-type="string" calcext:value-type="string">
            <text:p>2 Layer à 512 neurones</text:p>
          </table:table-cell>
          <table:table-cell table:number-columns-repeated="4"/>
          <table:table-cell office:value-type="string" calcext:value-type="string">
            <text:p>valid set: Average loss: 0.3593, Accuracy: 5206/6000 (87%)</text:p>
          </table:table-cell>
          <table:table-cell table:number-columns-repeated="4"/>
          <table:table-cell office:value-type="string" calcext:value-type="string">
            <text:p>valid set: Average loss: 0.3985, Accuracy: 5221/6000 (87%)</text:p>
          </table:table-cell>
          <table:table-cell table:number-columns-repeated="4"/>
          <table:table-cell office:value-type="string" calcext:value-type="string">
            <text:p>valid set: Average loss: 0.3015, Accuracy: 5379/6000 (90%)</text:p>
          </table:table-cell>
          <table:table-cell table:number-columns-repeated="5"/>
          <table:table-cell office:value-type="string" calcext:value-type="string">
            <text:p>valid set: Average loss: 0.3154, Accuracy: 5323/6000 (89%)</text:p>
          </table:table-cell>
          <table:table-cell table:number-columns-repeated="4"/>
          <table:table-cell office:value-type="string" calcext:value-type="string">
            <text:p>valid set: Average loss: 0.2912, Accuracy: 5381/6000 (90%)</text:p>
          </table:table-cell>
          <table:table-cell table:number-columns-repeated="5"/>
          <table:table-cell office:value-type="string" calcext:value-type="string">
            <text:p>valid set: Average loss: 0.3261, Accuracy: 5358/6000 (89%)</text:p>
          </table:table-cell>
        </table:table-row>
        <table:table-row table:style-name="ro1">
          <table:table-cell office:value-type="string" calcext:value-type="string">
            <text:p>valid set: Average loss: 0.4620, Accuracy: 4962/6000 (83%)</text:p>
          </table:table-cell>
          <table:table-cell table:number-columns-repeated="4"/>
          <table:table-cell office:value-type="string" calcext:value-type="string">
            <text:p>valid set: Average loss: 0.3931, Accuracy: 5184/6000 (86%)</text:p>
          </table:table-cell>
          <table:table-cell table:number-columns-repeated="4"/>
          <table:table-cell office:value-type="string" calcext:value-type="string">
            <text:p>valid set: Average loss: 0.5411, Accuracy: 4801/6000 (80%)</text:p>
          </table:table-cell>
          <table:table-cell table:number-columns-repeated="4"/>
          <table:table-cell office:value-type="string" calcext:value-type="string">
            <text:p>valid set: Average loss: 0.3524, Accuracy: 5228/6000 (87%)</text:p>
          </table:table-cell>
          <table:table-cell table:number-columns-repeated="4"/>
          <table:table-cell office:value-type="string" calcext:value-type="string">
            <text:p>valid set: Average loss: 0.3760, Accuracy: 5258/6000 (88%)</text:p>
          </table:table-cell>
          <table:table-cell table:number-columns-repeated="4"/>
          <table:table-cell office:value-type="string" calcext:value-type="string">
            <text:p>valid set: Average loss: 0.2883, Accuracy: 5412/6000 (90%)</text:p>
          </table:table-cell>
          <table:table-cell table:number-columns-repeated="5"/>
          <table:table-cell office:value-type="string" calcext:value-type="string">
            <text:p>valid set: Average loss: 0.2993, Accuracy: 5370/6000 (90%)</text:p>
          </table:table-cell>
          <table:table-cell table:number-columns-repeated="4"/>
          <table:table-cell office:value-type="string" calcext:value-type="string">
            <text:p>valid set: Average loss: 0.3045, Accuracy: 5389/6000 (90%)</text:p>
          </table:table-cell>
          <table:table-cell table:number-columns-repeated="5"/>
          <table:table-cell office:value-type="string" calcext:value-type="string">
            <text:p>valid set: Average loss: 0.3354, Accuracy: 5386/6000 (90%)</text:p>
          </table:table-cell>
        </table:table-row>
        <table:table-row table:style-name="ro1">
          <table:table-cell office:value-type="string" calcext:value-type="string">
            <text:p>valid set: Average loss: 0.3857, Accuracy: 5182/6000 (86%)</text:p>
          </table:table-cell>
          <table:table-cell table:number-columns-repeated="4"/>
          <table:table-cell office:value-type="string" calcext:value-type="string">
            <text:p>valid set: Average loss: 0.3673, Accuracy: 5181/6000 (86%)</text:p>
          </table:table-cell>
          <table:table-cell table:number-columns-repeated="4"/>
          <table:table-cell office:value-type="string" calcext:value-type="string">
            <text:p>valid set: Average loss: 0.4788, Accuracy: 4951/6000 (83%)</text:p>
          </table:table-cell>
          <table:table-cell table:number-columns-repeated="4"/>
          <table:table-cell office:value-type="string" calcext:value-type="string">
            <text:p>valid set: Average loss: 0.3468, Accuracy: 5241/6000 (87%)</text:p>
          </table:table-cell>
          <table:table-cell table:number-columns-repeated="4"/>
          <table:table-cell office:value-type="string" calcext:value-type="string">
            <text:p>valid set: Average loss: 0.3712, Accuracy: 5260/6000 (88%)</text:p>
          </table:table-cell>
          <table:table-cell table:number-columns-repeated="4"/>
          <table:table-cell office:value-type="string" calcext:value-type="string">
            <text:p>valid set: Average loss: 0.2976, Accuracy: 5391/6000 (90%)</text:p>
          </table:table-cell>
          <table:table-cell table:number-columns-repeated="5"/>
          <table:table-cell office:value-type="string" calcext:value-type="string">
            <text:p>valid set: Average loss: 0.3268, Accuracy: 5316/6000 (89%)</text:p>
          </table:table-cell>
          <table:table-cell table:number-columns-repeated="4"/>
          <table:table-cell office:value-type="string" calcext:value-type="string">
            <text:p>valid set: Average loss: 0.2933, Accuracy: 5403/6000 (90%)</text:p>
          </table:table-cell>
          <table:table-cell table:number-columns-repeated="5"/>
          <table:table-cell office:value-type="string" calcext:value-type="string">
            <text:p>valid set: Average loss: 0.3257, Accuracy: 5381/6000 (90%)</text:p>
          </table:table-cell>
        </table:table-row>
        <table:table-row table:style-name="ro1">
          <table:table-cell office:value-type="string" calcext:value-type="string">
            <text:p>valid set: Average loss: 0.3532, Accuracy: 5225/6000 (87%)</text:p>
          </table:table-cell>
          <table:table-cell table:number-columns-repeated="4"/>
          <table:table-cell office:value-type="string" calcext:value-type="string">
            <text:p>valid set: Average loss: 0.3443, Accuracy: 5220/6000 (87%)</text:p>
          </table:table-cell>
          <table:table-cell table:number-columns-repeated="4"/>
          <table:table-cell office:value-type="string" calcext:value-type="string">
            <text:p>valid set: Average loss: 0.4477, Accuracy: 5036/6000 (84%)</text:p>
          </table:table-cell>
          <table:table-cell table:number-columns-repeated="4"/>
          <table:table-cell office:value-type="string" calcext:value-type="string">
            <text:p>valid set: Average loss: 0.3462, Accuracy: 5227/6000 (87%)</text:p>
          </table:table-cell>
          <table:table-cell table:number-columns-repeated="4"/>
          <table:table-cell office:value-type="string" calcext:value-type="string">
            <text:p>valid set: Average loss: 0.3883, Accuracy: 5251/6000 (88%)</text:p>
          </table:table-cell>
          <table:table-cell table:number-columns-repeated="4"/>
          <table:table-cell office:value-type="string" calcext:value-type="string">
            <text:p>valid set: Average loss: 0.3064, Accuracy: 5370/6000 (90%)</text:p>
          </table:table-cell>
          <table:table-cell table:number-columns-repeated="5"/>
          <table:table-cell office:value-type="string" calcext:value-type="string">
            <text:p>valid set: Average loss: 0.3069, Accuracy: 5317/6000 (89%)</text:p>
          </table:table-cell>
          <table:table-cell table:number-columns-repeated="4"/>
          <table:table-cell office:value-type="string" calcext:value-type="string">
            <text:p>valid set: Average loss: 0.2966, Accuracy: 5433/6000 (91%)</text:p>
          </table:table-cell>
          <table:table-cell table:number-columns-repeated="5"/>
          <table:table-cell office:value-type="string" calcext:value-type="string">
            <text:p>valid set: Average loss: 0.3310, Accuracy: 5418/6000 (90%)</text:p>
          </table:table-cell>
        </table:table-row>
        <table:table-row table:style-name="ro1">
          <table:table-cell office:value-type="string" calcext:value-type="string">
            <text:p>valid set: Average loss: 0.3575, Accuracy: 5228/6000 (87%)</text:p>
          </table:table-cell>
          <table:table-cell table:number-columns-repeated="4"/>
          <table:table-cell office:value-type="string" calcext:value-type="string">
            <text:p>valid set: Average loss: 0.3231, Accuracy: 5319/6000 (89%)</text:p>
          </table:table-cell>
          <table:table-cell table:number-columns-repeated="4"/>
          <table:table-cell office:value-type="string" calcext:value-type="string">
            <text:p>valid set: Average loss: 0.4763, Accuracy: 4991/6000 (83%)</text:p>
          </table:table-cell>
          <table:table-cell table:number-columns-repeated="4"/>
          <table:table-cell office:value-type="string" calcext:value-type="string">
            <text:p>valid set: Average loss: 0.3395, Accuracy: 5260/6000 (88%)</text:p>
          </table:table-cell>
          <table:table-cell table:number-columns-repeated="4"/>
          <table:table-cell office:value-type="string" calcext:value-type="string">
            <text:p>valid set: Average loss: 0.3635, Accuracy: 5273/6000 (88%)</text:p>
          </table:table-cell>
          <table:table-cell table:number-columns-repeated="4"/>
          <table:table-cell office:value-type="string" calcext:value-type="string">
            <text:p>valid set: Average loss: 0.3548, Accuracy: 5347/6000 (89%)</text:p>
          </table:table-cell>
          <table:table-cell table:number-columns-repeated="5"/>
          <table:table-cell office:value-type="string" calcext:value-type="string">
            <text:p>valid set: Average loss: 0.2971, Accuracy: 5359/6000 (89%)</text:p>
          </table:table-cell>
          <table:table-cell table:number-columns-repeated="4"/>
          <table:table-cell office:value-type="string" calcext:value-type="string">
            <text:p>valid set: Average loss: 0.2958, Accuracy: 5400/6000 (90%)</text:p>
          </table:table-cell>
          <table:table-cell table:number-columns-repeated="5"/>
          <table:table-cell office:value-type="string" calcext:value-type="string">
            <text:p>valid set: Average loss: 0.3486, Accuracy: 5402/6000 (90%)</text:p>
          </table:table-cell>
        </table:table-row>
        <table:table-row table:style-name="ro1">
          <table:table-cell office:value-type="string" calcext:value-type="string">
            <text:p>valid set: Average loss: 0.3413, Accuracy: 5258/6000 (88%)</text:p>
          </table:table-cell>
          <table:table-cell table:number-columns-repeated="4"/>
          <table:table-cell office:value-type="string" calcext:value-type="string">
            <text:p>valid set: Average loss: 0.3329, Accuracy: 5338/6000 (89%)</text:p>
          </table:table-cell>
          <table:table-cell table:number-columns-repeated="4"/>
          <table:table-cell office:value-type="string" calcext:value-type="string">
            <text:p>valid set: Average loss: 0.4602, Accuracy: 5029/6000 (84%)</text:p>
          </table:table-cell>
          <table:table-cell table:number-columns-repeated="4"/>
          <table:table-cell office:value-type="string" calcext:value-type="string">
            <text:p>valid set: Average loss: 0.3386, Accuracy: 5255/6000 (88%)</text:p>
          </table:table-cell>
          <table:table-cell table:number-columns-repeated="4"/>
          <table:table-cell office:value-type="string" calcext:value-type="string">
            <text:p>valid set: Average loss: 0.3853, Accuracy: 5244/6000 (87%)</text:p>
          </table:table-cell>
          <table:table-cell table:number-columns-repeated="4"/>
          <table:table-cell office:value-type="string" calcext:value-type="string">
            <text:p>valid set: Average loss: 0.3122, Accuracy: 5408/6000 (90%)</text:p>
          </table:table-cell>
          <table:table-cell table:number-columns-repeated="5"/>
          <table:table-cell office:value-type="string" calcext:value-type="string">
            <text:p>valid set: Average loss: 0.3151, Accuracy: 5333/6000 (89%)</text:p>
          </table:table-cell>
          <table:table-cell table:number-columns-repeated="4"/>
          <table:table-cell office:value-type="string" calcext:value-type="string">
            <text:p>valid set: Average loss: 0.2978, Accuracy: 5443/6000 (91%)</text:p>
          </table:table-cell>
          <table:table-cell table:number-columns-repeated="5"/>
          <table:table-cell office:value-type="string" calcext:value-type="string">
            <text:p>valid set: Average loss: 0.3613, Accuracy: 5399/6000 (90%)</text:p>
          </table:table-cell>
        </table:table-row>
        <table:table-row table:style-name="ro1">
          <table:table-cell office:value-type="string" calcext:value-type="string">
            <text:p>valid set: Average loss: 0.3330, Accuracy: 5277/6000 (88%)</text:p>
          </table:table-cell>
          <table:table-cell table:number-columns-repeated="4"/>
          <table:table-cell office:value-type="string" calcext:value-type="string">
            <text:p>valid set: Average loss: 0.3222, Accuracy: 5319/6000 (89%)</text:p>
          </table:table-cell>
          <table:table-cell table:number-columns-repeated="4"/>
          <table:table-cell office:value-type="string" calcext:value-type="string">
            <text:p>valid set: Average loss: 0.5059, Accuracy: 4884/6000 (81%)</text:p>
          </table:table-cell>
          <table:table-cell table:number-columns-repeated="4"/>
          <table:table-cell office:value-type="string" calcext:value-type="string">
            <text:p>valid set: Average loss: 0.3344, Accuracy: 5252/6000 (88%)</text:p>
          </table:table-cell>
          <table:table-cell table:number-columns-repeated="4"/>
          <table:table-cell office:value-type="string" calcext:value-type="string">
            <text:p>valid set: Average loss: 0.3925, Accuracy: 5268/6000 (88%)</text:p>
          </table:table-cell>
          <table:table-cell table:number-columns-repeated="4"/>
          <table:table-cell office:value-type="string" calcext:value-type="string">
            <text:p>valid set: Average loss: 0.3140, Accuracy: 5411/6000 (90%)</text:p>
          </table:table-cell>
          <table:table-cell table:number-columns-repeated="5"/>
          <table:table-cell office:value-type="string" calcext:value-type="string">
            <text:p>valid set: Average loss: 0.3093, Accuracy: 5374/6000 (90%)</text:p>
          </table:table-cell>
          <table:table-cell table:number-columns-repeated="4"/>
          <table:table-cell office:value-type="string" calcext:value-type="string">
            <text:p>valid set: Average loss: 0.3318, Accuracy: 5394/6000 (90%)</text:p>
          </table:table-cell>
          <table:table-cell table:number-columns-repeated="5"/>
          <table:table-cell office:value-type="string" calcext:value-type="string">
            <text:p>valid set: Average loss: 0.3684, Accuracy: 5387/6000 (90%)</text:p>
          </table:table-cell>
        </table:table-row>
        <table:table-row table:style-name="ro1">
          <table:table-cell office:value-type="string" calcext:value-type="string">
            <text:p>valid set: Average loss: 0.3286, Accuracy: 5302/6000 (88%)</text:p>
          </table:table-cell>
          <table:table-cell table:number-columns-repeated="4"/>
          <table:table-cell office:value-type="string" calcext:value-type="string">
            <text:p>valid set: Average loss: 0.3331, Accuracy: 5316/6000 (89%)</text:p>
          </table:table-cell>
          <table:table-cell table:number-columns-repeated="4"/>
          <table:table-cell office:value-type="string" calcext:value-type="string">
            <text:p>valid set: Average loss: 0.4847, Accuracy: 4894/6000 (82%)</text:p>
          </table:table-cell>
          <table:table-cell table:number-columns-repeated="4"/>
          <table:table-cell office:value-type="string" calcext:value-type="string">
            <text:p>valid set: Average loss: 0.3402, Accuracy: 5227/6000 (87%)</text:p>
          </table:table-cell>
          <table:table-cell table:number-columns-repeated="4"/>
          <table:table-cell office:value-type="string" calcext:value-type="string">
            <text:p>valid set: Average loss: 0.3779, Accuracy: 5247/6000 (87%)</text:p>
          </table:table-cell>
          <table:table-cell table:number-columns-repeated="4"/>
          <table:table-cell office:value-type="string" calcext:value-type="string">
            <text:p>valid set: Average loss: 0.3228, Accuracy: 5430/6000 (90%)</text:p>
          </table:table-cell>
          <table:table-cell table:number-columns-repeated="5"/>
          <table:table-cell office:value-type="string" calcext:value-type="string">
            <text:p>valid set: Average loss: 0.3298, Accuracy: 5297/6000 (88%)</text:p>
          </table:table-cell>
          <table:table-cell table:number-columns-repeated="4"/>
          <table:table-cell office:value-type="string" calcext:value-type="string">
            <text:p>valid set: Average loss: 0.3106, Accuracy: 5430/6000 (90%)</text:p>
          </table:table-cell>
          <table:table-cell table:number-columns-repeated="5"/>
          <table:table-cell office:value-type="string" calcext:value-type="string">
            <text:p>valid set: Average loss: 0.3927, Accuracy: 5406/6000 (90%)</text:p>
          </table:table-cell>
        </table:table-row>
        <table:table-row table:style-name="ro1">
          <table:table-cell office:value-type="string" calcext:value-type="string">
            <text:p>valid set: Average loss: 0.3631, Accuracy: 5216/6000 (87%)</text:p>
          </table:table-cell>
          <table:table-cell table:number-columns-repeated="4"/>
          <table:table-cell office:value-type="string" calcext:value-type="string">
            <text:p>valid set: Average loss: 0.2970, Accuracy: 5394/6000 (90%)</text:p>
          </table:table-cell>
          <table:table-cell table:number-columns-repeated="4"/>
          <table:table-cell office:value-type="string" calcext:value-type="string">
            <text:p>valid set: Average loss: 0.4884, Accuracy: 4930/6000 (82%)</text:p>
          </table:table-cell>
          <table:table-cell table:number-columns-repeated="4"/>
          <table:table-cell office:value-type="string" calcext:value-type="string">
            <text:p>valid set: Average loss: 0.3316, Accuracy: 5271/6000 (88%)</text:p>
          </table:table-cell>
          <table:table-cell table:number-columns-repeated="4"/>
          <table:table-cell office:value-type="string" calcext:value-type="string">
            <text:p>valid set: Average loss: 0.3779, Accuracy: 5291/6000 (88%)</text:p>
          </table:table-cell>
          <table:table-cell table:number-columns-repeated="4"/>
          <table:table-cell office:value-type="string" calcext:value-type="string">
            <text:p>valid set: Average loss: 0.3273, Accuracy: 5398/6000 (90%)</text:p>
          </table:table-cell>
          <table:table-cell table:number-columns-repeated="5"/>
          <table:table-cell office:value-type="string" calcext:value-type="string">
            <text:p>valid set: Average loss: 0.3139, Accuracy: 5345/6000 (89%)</text:p>
          </table:table-cell>
          <table:table-cell table:number-columns-repeated="4"/>
          <table:table-cell office:value-type="string" calcext:value-type="string">
            <text:p>valid set: Average loss: 0.3627, Accuracy: 5380/6000 (90%)</text:p>
          </table:table-cell>
          <table:table-cell table:number-columns-repeated="5"/>
          <table:table-cell office:value-type="string" calcext:value-type="string">
            <text:p>valid set: Average loss: 0.4043, Accuracy: 5367/6000 (89%)</text:p>
          </table:table-cell>
        </table:table-row>
        <table:table-row table:style-name="ro1">
          <table:table-cell office:value-type="string" calcext:value-type="string">
            <text:p>valid set: Average loss: 0.3401, Accuracy: 5283/6000 (88%)</text:p>
          </table:table-cell>
          <table:table-cell table:number-columns-repeated="4"/>
          <table:table-cell office:value-type="string" calcext:value-type="string">
            <text:p>valid set: Average loss: 0.3053, Accuracy: 5342/6000 (89%)</text:p>
          </table:table-cell>
          <table:table-cell table:number-columns-repeated="4"/>
          <table:table-cell office:value-type="string" calcext:value-type="string">
            <text:p>valid set: Average loss: 0.4519, Accuracy: 5039/6000 (84%)</text:p>
          </table:table-cell>
          <table:table-cell table:number-columns-repeated="4"/>
          <table:table-cell office:value-type="string" calcext:value-type="string">
            <text:p>valid set: Average loss: 0.3254, Accuracy: 5278/6000 (88%)</text:p>
          </table:table-cell>
          <table:table-cell table:number-columns-repeated="4"/>
          <table:table-cell office:value-type="string" calcext:value-type="string">
            <text:p>valid set: Average loss: 0.3547, Accuracy: 5298/6000 (88%)</text:p>
          </table:table-cell>
          <table:table-cell table:number-columns-repeated="4"/>
          <table:table-cell office:value-type="string" calcext:value-type="string">
            <text:p>valid set: Average loss: 0.3447, Accuracy: 5440/6000 (91%)</text:p>
          </table:table-cell>
          <table:table-cell table:number-columns-repeated="5"/>
          <table:table-cell office:value-type="string" calcext:value-type="string">
            <text:p>valid set: Average loss: 0.3148, Accuracy: 5354/6000 (89%)</text:p>
          </table:table-cell>
          <table:table-cell table:number-columns-repeated="4"/>
          <table:table-cell office:value-type="string" calcext:value-type="string">
            <text:p>valid set: Average loss: 0.3628, Accuracy: 5352/6000 (89%)</text:p>
          </table:table-cell>
          <table:table-cell table:number-columns-repeated="5"/>
          <table:table-cell office:value-type="string" calcext:value-type="string">
            <text:p>valid set: Average loss: 0.4137, Accuracy: 5401/6000 (90%)</text:p>
          </table:table-cell>
        </table:table-row>
        <table:table-row table:style-name="ro1">
          <table:table-cell office:value-type="string" calcext:value-type="string">
            <text:p>valid set: Average loss: 0.3206, Accuracy: 5350/6000 (89%)</text:p>
          </table:table-cell>
          <table:table-cell table:number-columns-repeated="4"/>
          <table:table-cell office:value-type="string" calcext:value-type="string">
            <text:p>valid set: Average loss: 0.3271, Accuracy: 5321/6000 (89%)</text:p>
          </table:table-cell>
          <table:table-cell table:number-columns-repeated="4"/>
          <table:table-cell office:value-type="string" calcext:value-type="string">
            <text:p>valid set: Average loss: 0.4637, Accuracy: 5014/6000 (84%)</text:p>
          </table:table-cell>
          <table:table-cell table:number-columns-repeated="4"/>
          <table:table-cell office:value-type="string" calcext:value-type="string">
            <text:p>valid set: Average loss: 0.3211, Accuracy: 5293/6000 (88%)</text:p>
          </table:table-cell>
          <table:table-cell table:number-columns-repeated="4"/>
          <table:table-cell office:value-type="string" calcext:value-type="string">
            <text:p>valid set: Average loss: 0.3791, Accuracy: 5268/6000 (88%)</text:p>
          </table:table-cell>
          <table:table-cell table:number-columns-repeated="4"/>
          <table:table-cell office:value-type="string" calcext:value-type="string">
            <text:p>valid set: Average loss: 0.3500, Accuracy: 5408/6000 (90%)</text:p>
          </table:table-cell>
          <table:table-cell table:number-columns-repeated="5"/>
          <table:table-cell office:value-type="string" calcext:value-type="string">
            <text:p>valid set: Average loss: 0.3218, Accuracy: 5330/6000 (89%)</text:p>
          </table:table-cell>
          <table:table-cell table:number-columns-repeated="11"/>
        </table:table-row>
        <table:table-row table:style-name="ro4">
          <table:table-cell table:number-columns-repeated="15"/>
          <table:table-cell office:value-type="string" calcext:value-type="string">
            <text:p>valid set: Average loss: 0.3197, Accuracy: 5299/6000 (88%)</text:p>
          </table:table-cell>
          <table:table-cell table:number-columns-repeated="4"/>
          <table:table-cell office:value-type="string" calcext:value-type="string">
            <text:p>valid set: Average loss: 0.4441, Accuracy: 5209/6000 (87%)</text:p>
          </table:table-cell>
          <table:table-cell table:number-columns-repeated="4"/>
          <table:table-cell office:value-type="string" calcext:value-type="string">
            <text:p>valid set: Average loss: 0.3402, Accuracy: 5443/6000 (91%)</text:p>
          </table:table-cell>
          <table:table-cell table:number-columns-repeated="10"/>
          <table:table-cell table:style-name="ce15" office:value-type="string" calcext:value-type="string">
            <text:p><text:span text:style-name="T1">NLayerRectifyModel(nNeurones, </text:span><text:span text:style-name="T2">2</text:span><text:span text:style-name="T3">)</text:span></text:p>
          </table:table-cell>
          <table:table-cell table:number-columns-repeated="5"/>
          <table:table-cell table:style-name="ce6" office:value-type="string" calcext:value-type="string">
            <text:p><text:span text:style-name="T1">TwoLayerSoftplusRectModel(nNeurones, </text:span><text:span text:style-name="T2">2</text:span><text:span text:style-name="T3">)</text:span></text:p>
          </table:table-cell>
        </table:table-row>
        <table:table-row table:style-name="ro3">
          <table:table-cell table:style-name="ce2" office:value-type="string" calcext:value-type="string">
            <text:p>1 hidden layer (sigmoid) avec 1 neurone </text:p>
          </table:table-cell>
          <table:table-cell table:number-columns-repeated="4"/>
          <table:table-cell table:style-name="ce12" office:value-type="string" calcext:value-type="string">
            <text:p>3 Layer à 512 neurones</text:p>
          </table:table-cell>
          <table:table-cell table:number-columns-repeated="4"/>
          <table:table-cell table:style-name="ce12" office:value-type="string" calcext:value-type="string">
            <text:p>3 Layer à 512 neurones</text:p>
          </table:table-cell>
          <table:table-cell table:number-columns-repeated="4"/>
          <table:table-cell office:value-type="string" calcext:value-type="string">
            <text:p>valid set: Average loss: 0.3260, Accuracy: 5262/6000 (88%)</text:p>
          </table:table-cell>
          <table:table-cell table:number-columns-repeated="4"/>
          <table:table-cell office:value-type="string" calcext:value-type="string">
            <text:p>valid set: Average loss: 0.3963, Accuracy: 5294/6000 (88%)</text:p>
          </table:table-cell>
          <table:table-cell table:number-columns-repeated="4"/>
          <table:table-cell office:value-type="string" calcext:value-type="string">
            <text:p>valid set: Average loss: 0.3548, Accuracy: 5416/6000 (90%)</text:p>
          </table:table-cell>
          <table:table-cell table:number-columns-repeated="5"/>
          <table:table-cell table:style-name="ce15" office:value-type="string" calcext:value-type="string">
            <text:p><text:span text:style-name="T1">NLayerTanhModel(nNeurones, </text:span><text:span text:style-name="T2">2</text:span><text:span text:style-name="T3">)</text:span></text:p>
          </table:table-cell>
          <table:table-cell table:number-columns-repeated="4"/>
          <table:table-cell office:value-type="string" calcext:value-type="string">
            <text:p>valid set: Average loss: 0.3811, Accuracy: 5120/6000 (85%)</text:p>
          </table:table-cell>
          <table:table-cell table:number-columns-repeated="5"/>
          <table:table-cell office:value-type="string" calcext:value-type="string">
            <text:p>valid set: Average loss: 0.3716, Accuracy: 5180/6000 (86%)</text:p>
          </table:table-cell>
        </table:table-row>
        <table:table-row table:style-name="ro1">
          <table:table-cell office:value-type="string" calcext:value-type="string">
            <text:p>valid set: Average loss: 2.1074, Accuracy: 1486/6000 (25%)</text:p>
          </table:table-cell>
          <table:table-cell table:number-columns-repeated="4"/>
          <table:table-cell office:value-type="string" calcext:value-type="string">
            <text:p>valid set: Average loss: 0.4244, Accuracy: 5096/6000 (85%)</text:p>
          </table:table-cell>
          <table:table-cell table:number-columns-repeated="4"/>
          <table:table-cell office:value-type="string" calcext:value-type="string">
            <text:p>valid set: Average loss: 0.6177, Accuracy: 4679/6000 (78%)</text:p>
          </table:table-cell>
          <table:table-cell table:number-columns-repeated="4"/>
          <table:table-cell office:value-type="string" calcext:value-type="string">
            <text:p>valid set: Average loss: 0.3157, Accuracy: 5303/6000 (88%)</text:p>
          </table:table-cell>
          <table:table-cell table:number-columns-repeated="4"/>
          <table:table-cell office:value-type="string" calcext:value-type="string">
            <text:p>valid set: Average loss: 0.4249, Accuracy: 5217/6000 (87%)</text:p>
          </table:table-cell>
          <table:table-cell table:number-columns-repeated="4"/>
          <table:table-cell office:value-type="string" calcext:value-type="string">
            <text:p>valid set: Average loss: 0.3681, Accuracy: 5405/6000 (90%)</text:p>
          </table:table-cell>
          <table:table-cell table:number-columns-repeated="5"/>
          <table:table-cell office:value-type="string" calcext:value-type="string">
            <text:p>valid set: Average loss: 0.3808, Accuracy: 5188/6000 (86%)</text:p>
          </table:table-cell>
          <table:table-cell table:number-columns-repeated="4"/>
          <table:table-cell office:value-type="string" calcext:value-type="string">
            <text:p>valid set: Average loss: 0.3309, Accuracy: 5251/6000 (88%)</text:p>
          </table:table-cell>
          <table:table-cell table:number-columns-repeated="5"/>
          <table:table-cell office:value-type="string" calcext:value-type="string">
            <text:p>valid set: Average loss: 0.3192, Accuracy: 5294/6000 (88%)</text:p>
          </table:table-cell>
        </table:table-row>
        <table:table-row table:style-name="ro1">
          <table:table-cell office:value-type="string" calcext:value-type="string">
            <text:p>valid set: Average loss: 1.9992, Accuracy: 1315/6000 (22%)</text:p>
          </table:table-cell>
          <table:table-cell table:number-columns-repeated="4"/>
          <table:table-cell office:value-type="string" calcext:value-type="string">
            <text:p>valid set: Average loss: 0.3743, Accuracy: 5184/6000 (86%)</text:p>
          </table:table-cell>
          <table:table-cell table:number-columns-repeated="4"/>
          <table:table-cell office:value-type="string" calcext:value-type="string">
            <text:p>valid set: Average loss: 0.4781, Accuracy: 4922/6000 (82%)</text:p>
          </table:table-cell>
          <table:table-cell table:number-columns-repeated="4"/>
          <table:table-cell office:value-type="string" calcext:value-type="string">
            <text:p>valid set: Average loss: 0.3132, Accuracy: 5292/6000 (88%)</text:p>
          </table:table-cell>
          <table:table-cell table:number-columns-repeated="4"/>
          <table:table-cell office:value-type="string" calcext:value-type="string">
            <text:p>valid set: Average loss: 0.4133, Accuracy: 5268/6000 (88%)</text:p>
          </table:table-cell>
          <table:table-cell table:number-columns-repeated="4"/>
          <table:table-cell office:value-type="string" calcext:value-type="string">
            <text:p>valid set: Average loss: 0.3777, Accuracy: 5415/6000 (90%)</text:p>
          </table:table-cell>
          <table:table-cell table:number-columns-repeated="5"/>
          <table:table-cell office:value-type="string" calcext:value-type="string">
            <text:p>valid set: Average loss: 0.3525, Accuracy: 5229/6000 (87%)</text:p>
          </table:table-cell>
          <table:table-cell table:number-columns-repeated="4"/>
          <table:table-cell office:value-type="string" calcext:value-type="string">
            <text:p>valid set: Average loss: 0.3063, Accuracy: 5308/6000 (88%)</text:p>
          </table:table-cell>
          <table:table-cell table:number-columns-repeated="5"/>
          <table:table-cell office:value-type="string" calcext:value-type="string">
            <text:p>valid set: Average loss: 0.3011, Accuracy: 5327/6000 (89%)</text:p>
          </table:table-cell>
        </table:table-row>
        <table:table-row table:style-name="ro1">
          <table:table-cell office:value-type="string" calcext:value-type="string">
            <text:p>valid set: Average loss: 1.9338, Accuracy: 1208/6000 (20%)</text:p>
          </table:table-cell>
          <table:table-cell table:number-columns-repeated="4"/>
          <table:table-cell office:value-type="string" calcext:value-type="string">
            <text:p>valid set: Average loss: 0.3503, Accuracy: 5278/6000 (88%)</text:p>
          </table:table-cell>
          <table:table-cell table:number-columns-repeated="4"/>
          <table:table-cell office:value-type="string" calcext:value-type="string">
            <text:p>valid set: Average loss: 0.4589, Accuracy: 5015/6000 (84%)</text:p>
          </table:table-cell>
          <table:table-cell table:number-columns-repeated="4"/>
          <table:table-cell office:value-type="string" calcext:value-type="string">
            <text:p>valid set: Average loss: 0.3140, Accuracy: 5298/6000 (88%)</text:p>
          </table:table-cell>
          <table:table-cell table:number-columns-repeated="4"/>
          <table:table-cell office:value-type="string" calcext:value-type="string">
            <text:p>valid set: Average loss: 0.4229, Accuracy: 5228/6000 (87%)</text:p>
          </table:table-cell>
          <table:table-cell table:number-columns-repeated="4"/>
          <table:table-cell office:value-type="string" calcext:value-type="string">
            <text:p>valid set: Average loss: 0.3838, Accuracy: 5400/6000 (90%)</text:p>
          </table:table-cell>
          <table:table-cell table:number-columns-repeated="5"/>
          <table:table-cell office:value-type="string" calcext:value-type="string">
            <text:p>valid set: Average loss: 0.3795, Accuracy: 5152/6000 (86%)</text:p>
          </table:table-cell>
          <table:table-cell table:number-columns-repeated="4"/>
          <table:table-cell office:value-type="string" calcext:value-type="string">
            <text:p>valid set: Average loss: 0.2936, Accuracy: 5326/6000 (89%)</text:p>
          </table:table-cell>
          <table:table-cell table:number-columns-repeated="5"/>
          <table:table-cell office:value-type="string" calcext:value-type="string">
            <text:p>valid set: Average loss: 0.2869, Accuracy: 5387/6000 (90%)</text:p>
          </table:table-cell>
        </table:table-row>
        <table:table-row table:style-name="ro1">
          <table:table-cell office:value-type="string" calcext:value-type="string">
            <text:p>valid set: Average loss: 1.8864, Accuracy: 1299/6000 (22%)</text:p>
          </table:table-cell>
          <table:table-cell table:number-columns-repeated="4"/>
          <table:table-cell office:value-type="string" calcext:value-type="string">
            <text:p>valid set: Average loss: 0.3326, Accuracy: 5296/6000 (88%)</text:p>
          </table:table-cell>
          <table:table-cell table:number-columns-repeated="4"/>
          <table:table-cell office:value-type="string" calcext:value-type="string">
            <text:p>valid set: Average loss: 0.4848, Accuracy: 4952/6000 (83%)</text:p>
          </table:table-cell>
          <table:table-cell table:number-columns-repeated="4"/>
          <table:table-cell office:value-type="string" calcext:value-type="string">
            <text:p>valid set: Average loss: 0.3106, Accuracy: 5315/6000 (89%)</text:p>
          </table:table-cell>
          <table:table-cell table:number-columns-repeated="4"/>
          <table:table-cell office:value-type="string" calcext:value-type="string">
            <text:p>valid set: Average loss: 0.3976, Accuracy: 5248/6000 (87%)</text:p>
          </table:table-cell>
          <table:table-cell table:number-columns-repeated="4"/>
          <table:table-cell office:value-type="string" calcext:value-type="string">
            <text:p>valid set: Average loss: 0.3828, Accuracy: 5424/6000 (90%)</text:p>
          </table:table-cell>
          <table:table-cell table:number-columns-repeated="5"/>
          <table:table-cell office:value-type="string" calcext:value-type="string">
            <text:p>valid set: Average loss: 0.3175, Accuracy: 5310/6000 (88%)</text:p>
          </table:table-cell>
          <table:table-cell table:number-columns-repeated="4"/>
          <table:table-cell office:value-type="string" calcext:value-type="string">
            <text:p>valid set: Average loss: 0.2945, Accuracy: 5335/6000 (89%)</text:p>
          </table:table-cell>
          <table:table-cell table:number-columns-repeated="5"/>
          <table:table-cell office:value-type="string" calcext:value-type="string">
            <text:p>valid set: Average loss: 0.2940, Accuracy: 5359/6000 (89%)</text:p>
          </table:table-cell>
        </table:table-row>
        <table:table-row table:style-name="ro1">
          <table:table-cell office:value-type="string" calcext:value-type="string">
            <text:p>valid set: Average loss: 1.8518, Accuracy: 1320/6000 (22%)</text:p>
          </table:table-cell>
          <table:table-cell table:number-columns-repeated="4"/>
          <table:table-cell office:value-type="string" calcext:value-type="string">
            <text:p>valid set: Average loss: 0.3218, Accuracy: 5335/6000 (89%)</text:p>
          </table:table-cell>
          <table:table-cell table:number-columns-repeated="4"/>
          <table:table-cell office:value-type="string" calcext:value-type="string">
            <text:p>valid set: Average loss: 0.4600, Accuracy: 4990/6000 (83%)</text:p>
          </table:table-cell>
          <table:table-cell table:number-columns-repeated="4"/>
          <table:table-cell office:value-type="string" calcext:value-type="string">
            <text:p>valid set: Average loss: 0.3096, Accuracy: 5303/6000 (88%)</text:p>
          </table:table-cell>
          <table:table-cell table:number-columns-repeated="4"/>
          <table:table-cell office:value-type="string" calcext:value-type="string">
            <text:p>valid set: Average loss: 0.3788, Accuracy: 5297/6000 (88%)</text:p>
          </table:table-cell>
          <table:table-cell table:number-columns-repeated="4"/>
          <table:table-cell office:value-type="string" calcext:value-type="string">
            <text:p>valid set: Average loss: 0.3865, Accuracy: 5439/6000 (91%)</text:p>
          </table:table-cell>
          <table:table-cell table:number-columns-repeated="5"/>
          <table:table-cell office:value-type="string" calcext:value-type="string">
            <text:p>valid set: Average loss: 0.3345, Accuracy: 5264/6000 (88%)</text:p>
          </table:table-cell>
          <table:table-cell table:number-columns-repeated="4"/>
          <table:table-cell office:value-type="string" calcext:value-type="string">
            <text:p>valid set: Average loss: 0.2942, Accuracy: 5347/6000 (89%)</text:p>
          </table:table-cell>
          <table:table-cell table:number-columns-repeated="5"/>
          <table:table-cell office:value-type="string" calcext:value-type="string">
            <text:p>valid set: Average loss: 0.2751, Accuracy: 5424/6000 (90%)</text:p>
          </table:table-cell>
        </table:table-row>
        <table:table-row table:style-name="ro1">
          <table:table-cell office:value-type="string" calcext:value-type="string">
            <text:p>valid set: Average loss: 1.8258, Accuracy: 1354/6000 (23%)</text:p>
          </table:table-cell>
          <table:table-cell table:number-columns-repeated="4"/>
          <table:table-cell office:value-type="string" calcext:value-type="string">
            <text:p>valid set: Average loss: 0.3376, Accuracy: 5288/6000 (88%)</text:p>
          </table:table-cell>
          <table:table-cell table:number-columns-repeated="4"/>
          <table:table-cell office:value-type="string" calcext:value-type="string">
            <text:p>valid set: Average loss: 0.4462, Accuracy: 5049/6000 (84%)</text:p>
          </table:table-cell>
          <table:table-cell table:number-columns-repeated="4"/>
          <table:table-cell office:value-type="string" calcext:value-type="string">
            <text:p>valid set: Average loss: 0.3070, Accuracy: 5312/6000 (89%)</text:p>
          </table:table-cell>
          <table:table-cell table:number-columns-repeated="4"/>
          <table:table-cell office:value-type="string" calcext:value-type="string">
            <text:p>valid set: Average loss: 0.3921, Accuracy: 5288/6000 (88%)</text:p>
          </table:table-cell>
          <table:table-cell table:number-columns-repeated="4"/>
          <table:table-cell office:value-type="string" calcext:value-type="string">
            <text:p>valid set: Average loss: 0.4028, Accuracy: 5421/6000 (90%)</text:p>
          </table:table-cell>
          <table:table-cell table:number-columns-repeated="5"/>
          <table:table-cell office:value-type="string" calcext:value-type="string">
            <text:p>valid set: Average loss: 0.3248, Accuracy: 5338/6000 (89%)</text:p>
          </table:table-cell>
          <table:table-cell table:number-columns-repeated="4"/>
          <table:table-cell office:value-type="string" calcext:value-type="string">
            <text:p>valid set: Average loss: 0.2800, Accuracy: 5411/6000 (90%)</text:p>
          </table:table-cell>
          <table:table-cell table:number-columns-repeated="5"/>
          <table:table-cell office:value-type="string" calcext:value-type="string">
            <text:p>valid set: Average loss: 0.2834, Accuracy: 5402/6000 (90%)</text:p>
          </table:table-cell>
        </table:table-row>
        <table:table-row table:style-name="ro1">
          <table:table-cell office:value-type="string" calcext:value-type="string">
            <text:p>valid set: Average loss: 1.8038, Accuracy: 1449/6000 (24%)</text:p>
          </table:table-cell>
          <table:table-cell table:number-columns-repeated="4"/>
          <table:table-cell office:value-type="string" calcext:value-type="string">
            <text:p>valid set: Average loss: 0.3349, Accuracy: 5274/6000 (88%)</text:p>
          </table:table-cell>
          <table:table-cell table:number-columns-repeated="4"/>
          <table:table-cell office:value-type="string" calcext:value-type="string">
            <text:p>valid set: Average loss: 0.4473, Accuracy: 5048/6000 (84%)</text:p>
          </table:table-cell>
          <table:table-cell table:number-columns-repeated="4"/>
          <table:table-cell office:value-type="string" calcext:value-type="string">
            <text:p>valid set: Average loss: 0.3055, Accuracy: 5319/6000 (89%)</text:p>
          </table:table-cell>
          <table:table-cell table:number-columns-repeated="4"/>
          <table:table-cell office:value-type="string" calcext:value-type="string">
            <text:p>valid set: Average loss: 0.3999, Accuracy: 5296/6000 (88%)</text:p>
          </table:table-cell>
          <table:table-cell table:number-columns-repeated="4"/>
          <table:table-cell office:value-type="string" calcext:value-type="string">
            <text:p>valid set: Average loss: 0.3897, Accuracy: 5415/6000 (90%)</text:p>
          </table:table-cell>
          <table:table-cell table:number-columns-repeated="5"/>
          <table:table-cell office:value-type="string" calcext:value-type="string">
            <text:p>valid set: Average loss: 0.3118, Accuracy: 5327/6000 (89%)</text:p>
          </table:table-cell>
          <table:table-cell table:number-columns-repeated="4"/>
          <table:table-cell office:value-type="string" calcext:value-type="string">
            <text:p>valid set: Average loss: 0.2873, Accuracy: 5359/6000 (89%)</text:p>
          </table:table-cell>
          <table:table-cell table:number-columns-repeated="5"/>
          <table:table-cell office:value-type="string" calcext:value-type="string">
            <text:p>valid set: Average loss: 0.3077, Accuracy: 5351/6000 (89%)</text:p>
          </table:table-cell>
        </table:table-row>
        <table:table-row table:style-name="ro1">
          <table:table-cell office:value-type="string" calcext:value-type="string">
            <text:p>valid set: Average loss: 1.7822, Accuracy: 1473/6000 (25%)</text:p>
          </table:table-cell>
          <table:table-cell table:number-columns-repeated="4"/>
          <table:table-cell office:value-type="string" calcext:value-type="string">
            <text:p>valid set: Average loss: 0.3062, Accuracy: 5370/6000 (90%)</text:p>
          </table:table-cell>
          <table:table-cell table:number-columns-repeated="4"/>
          <table:table-cell office:value-type="string" calcext:value-type="string">
            <text:p>valid set: Average loss: 0.4385, Accuracy: 5043/6000 (84%)</text:p>
          </table:table-cell>
          <table:table-cell table:number-columns-repeated="4"/>
          <table:table-cell office:value-type="string" calcext:value-type="string">
            <text:p>valid set: Average loss: 0.3031, Accuracy: 5322/6000 (89%)</text:p>
          </table:table-cell>
          <table:table-cell table:number-columns-repeated="4"/>
          <table:table-cell office:value-type="string" calcext:value-type="string">
            <text:p>valid set: Average loss: 0.3973, Accuracy: 5273/6000 (88%)</text:p>
          </table:table-cell>
          <table:table-cell table:number-columns-repeated="10"/>
          <table:table-cell office:value-type="string" calcext:value-type="string">
            <text:p>valid set: Average loss: 0.3068, Accuracy: 5341/6000 (89%)</text:p>
          </table:table-cell>
          <table:table-cell table:number-columns-repeated="4"/>
          <table:table-cell office:value-type="string" calcext:value-type="string">
            <text:p>valid set: Average loss: 0.3022, Accuracy: 5354/6000 (89%)</text:p>
          </table:table-cell>
          <table:table-cell table:number-columns-repeated="5"/>
          <table:table-cell office:value-type="string" calcext:value-type="string">
            <text:p>valid set: Average loss: 0.2983, Accuracy: 5386/6000 (90%)</text:p>
          </table:table-cell>
        </table:table-row>
        <table:table-row table:style-name="ro2">
          <table:table-cell office:value-type="string" calcext:value-type="string">
            <text:p>valid set: Average loss: 1.7544, Accuracy: 1587/6000 (26%)</text:p>
          </table:table-cell>
          <table:table-cell table:number-columns-repeated="4"/>
          <table:table-cell office:value-type="string" calcext:value-type="string">
            <text:p>valid set: Average loss: 0.3203, Accuracy: 5319/6000 (89%)</text:p>
          </table:table-cell>
          <table:table-cell table:number-columns-repeated="4"/>
          <table:table-cell office:value-type="string" calcext:value-type="string">
            <text:p>valid set: Average loss: 0.4449, Accuracy: 5049/6000 (84%)</text:p>
          </table:table-cell>
          <table:table-cell table:number-columns-repeated="4"/>
          <table:table-cell office:value-type="string" calcext:value-type="string">
            <text:p>valid set: Average loss: 0.3018, Accuracy: 5324/6000 (89%)</text:p>
          </table:table-cell>
          <table:table-cell table:number-columns-repeated="4"/>
          <table:table-cell office:value-type="string" calcext:value-type="string">
            <text:p>valid set: Average loss: 0.3862, Accuracy: 5289/6000 (88%)</text:p>
          </table:table-cell>
          <table:table-cell table:number-columns-repeated="4"/>
          <table:table-cell table:style-name="ce15" office:value-type="string" calcext:value-type="string">
            <text:p><text:span text:style-name="T1">NLayerSoftplusModel(512, </text:span><text:span text:style-name="T2">2</text:span><text:span text:style-name="T3">)</text:span></text:p>
          </table:table-cell>
          <table:table-cell table:number-columns-repeated="5"/>
          <table:table-cell office:value-type="string" calcext:value-type="string">
            <text:p>valid set: Average loss: 0.3099, Accuracy: 5337/6000 (89%)</text:p>
          </table:table-cell>
          <table:table-cell table:number-columns-repeated="4"/>
          <table:table-cell office:value-type="string" calcext:value-type="string">
            <text:p>valid set: Average loss: 0.2730, Accuracy: 5421/6000 (90%)</text:p>
          </table:table-cell>
          <table:table-cell table:number-columns-repeated="5"/>
          <table:table-cell office:value-type="string" calcext:value-type="string">
            <text:p>valid set: Average loss: 0.2995, Accuracy: 5399/6000 (90%)</text:p>
          </table:table-cell>
        </table:table-row>
        <table:table-row table:style-name="ro1">
          <table:table-cell office:value-type="string" calcext:value-type="string">
            <text:p>valid set: Average loss: 1.7335, Accuracy: 1666/6000 (28%)</text:p>
          </table:table-cell>
          <table:table-cell table:number-columns-repeated="4"/>
          <table:table-cell office:value-type="string" calcext:value-type="string">
            <text:p>valid set: Average loss: 0.3440, Accuracy: 5319/6000 (89%)</text:p>
          </table:table-cell>
          <table:table-cell table:number-columns-repeated="4"/>
          <table:table-cell office:value-type="string" calcext:value-type="string">
            <text:p>valid set: Average loss: 0.4538, Accuracy: 5043/6000 (84%)</text:p>
          </table:table-cell>
          <table:table-cell table:number-columns-repeated="4"/>
          <table:table-cell office:value-type="string" calcext:value-type="string">
            <text:p>valid set: Average loss: 0.2991, Accuracy: 5335/6000 (89%)</text:p>
          </table:table-cell>
          <table:table-cell table:number-columns-repeated="4"/>
          <table:table-cell office:value-type="string" calcext:value-type="string">
            <text:p>valid set: Average loss: 0.4022, Accuracy: 5296/6000 (88%)</text:p>
          </table:table-cell>
          <table:table-cell table:number-columns-repeated="4"/>
          <table:table-cell office:value-type="string" calcext:value-type="string">
            <text:p>valid set: Average loss: 0.3983, Accuracy: 5129/6000 (85%)</text:p>
          </table:table-cell>
          <table:table-cell table:number-columns-repeated="5"/>
          <table:table-cell office:value-type="string" calcext:value-type="string">
            <text:p>valid set: Average loss: 0.3451, Accuracy: 5260/6000 (88%)</text:p>
          </table:table-cell>
          <table:table-cell table:number-columns-repeated="4"/>
          <table:table-cell office:value-type="string" calcext:value-type="string">
            <text:p>valid set: Average loss: 0.3073, Accuracy: 5392/6000 (90%)</text:p>
          </table:table-cell>
          <table:table-cell table:number-columns-repeated="5"/>
          <table:table-cell office:value-type="string" calcext:value-type="string">
            <text:p>valid set: Average loss: 0.2976, Accuracy: 5442/6000 (91%)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valid set: Average loss: 0.3003, Accuracy: 5335/6000 (89%)</text:p>
          </table:table-cell>
          <table:table-cell table:number-columns-repeated="4"/>
          <table:table-cell office:value-type="string" calcext:value-type="string">
            <text:p>valid set: Average loss: 0.3988, Accuracy: 5274/6000 (88%)</text:p>
          </table:table-cell>
          <table:table-cell table:number-columns-repeated="4"/>
          <table:table-cell office:value-type="string" calcext:value-type="string">
            <text:p>valid set: Average loss: 0.3211, Accuracy: 5316/6000 (89%)</text:p>
          </table:table-cell>
          <table:table-cell table:number-columns-repeated="5"/>
          <table:table-cell office:value-type="string" calcext:value-type="string">
            <text:p>valid set: Average loss: 0.3270, Accuracy: 5311/6000 (89%)</text:p>
          </table:table-cell>
          <table:table-cell table:number-columns-repeated="4"/>
          <table:table-cell office:value-type="string" calcext:value-type="string">
            <text:p>valid set: Average loss: 0.3298, Accuracy: 5377/6000 (90%)</text:p>
          </table:table-cell>
          <table:table-cell table:number-columns-repeated="5"/>
          <table:table-cell office:value-type="string" calcext:value-type="string">
            <text:p>valid set: Average loss: 0.3242, Accuracy: 5370/6000 (90%)</text:p>
          </table:table-cell>
        </table:table-row>
        <table:table-row table:style-name="ro5">
          <table:table-cell table:style-name="ce2" office:value-type="string" calcext:value-type="string">
            <text:p>1 hidden layer (sigmoid) avec 5 neurones </text:p>
          </table:table-cell>
          <table:table-cell table:number-columns-repeated="4"/>
          <table:table-cell table:style-name="ce12" office:value-type="string" calcext:value-type="string">
            <text:p>4 Layer à 512 neurones</text:p>
          </table:table-cell>
          <table:table-cell table:number-columns-repeated="4"/>
          <table:table-cell table:style-name="ce12" office:value-type="string" calcext:value-type="string">
            <text:p>4 Layer à 512 neurones</text:p>
          </table:table-cell>
          <table:table-cell table:number-columns-repeated="4"/>
          <table:table-cell office:value-type="string" calcext:value-type="string">
            <text:p>valid set: Average loss: 0.2990, Accuracy: 5330/6000 (89%)</text:p>
          </table:table-cell>
          <table:table-cell table:number-columns-repeated="4"/>
          <table:table-cell office:value-type="string" calcext:value-type="string">
            <text:p>valid set: Average loss: 0.3943, Accuracy: 5294/6000 (88%)</text:p>
          </table:table-cell>
          <table:table-cell table:number-columns-repeated="4"/>
          <table:table-cell office:value-type="string" calcext:value-type="string">
            <text:p>valid set: Average loss: 0.3104, Accuracy: 5339/6000 (89%)</text:p>
          </table:table-cell>
          <table:table-cell table:number-columns-repeated="5"/>
          <table:table-cell office:value-type="string" calcext:value-type="string">
            <text:p>valid set: Average loss: 0.3113, Accuracy: 5311/6000 (89%)</text:p>
          </table:table-cell>
          <table:table-cell table:number-columns-repeated="4"/>
          <table:table-cell office:value-type="string" calcext:value-type="string">
            <text:p>valid set: Average loss: 0.3111, Accuracy: 5413/6000 (90%)</text:p>
          </table:table-cell>
          <table:table-cell table:number-columns-repeated="5"/>
          <table:table-cell office:value-type="string" calcext:value-type="string">
            <text:p>valid set: Average loss: 0.3266, Accuracy: 5373/6000 (90%)</text:p>
          </table:table-cell>
        </table:table-row>
        <table:table-row table:style-name="ro1">
          <table:table-cell office:value-type="string" calcext:value-type="string">
            <text:p>valid set: Average loss: 1.4352, Accuracy: 4588/6000 (76%)</text:p>
          </table:table-cell>
          <table:table-cell table:number-columns-repeated="4"/>
          <table:table-cell office:value-type="string" calcext:value-type="string">
            <text:p>valid set: Average loss: 0.5061, Accuracy: 4904/6000 (82%)</text:p>
          </table:table-cell>
          <table:table-cell table:number-columns-repeated="4"/>
          <table:table-cell office:value-type="string" calcext:value-type="string">
            <text:p>valid set: Average loss: 0.6807, Accuracy: 4377/6000 (73%)</text:p>
          </table:table-cell>
          <table:table-cell table:number-columns-repeated="4"/>
          <table:table-cell office:value-type="string" calcext:value-type="string">
            <text:p>valid set: Average loss: 0.2964, Accuracy: 5331/6000 (89%)</text:p>
          </table:table-cell>
          <table:table-cell table:number-columns-repeated="4"/>
          <table:table-cell office:value-type="string" calcext:value-type="string">
            <text:p>valid set: Average loss: 0.4097, Accuracy: 5296/6000 (88%)</text:p>
          </table:table-cell>
          <table:table-cell table:number-columns-repeated="4"/>
          <table:table-cell office:value-type="string" calcext:value-type="string">
            <text:p>valid set: Average loss: 0.2988, Accuracy: 5344/6000 (89%)</text:p>
          </table:table-cell>
          <table:table-cell table:number-columns-repeated="5"/>
          <table:table-cell office:value-type="string" calcext:value-type="string">
            <text:p>valid set: Average loss: 0.3053, Accuracy: 5370/6000 (90%)</text:p>
          </table:table-cell>
          <table:table-cell table:number-columns-repeated="4"/>
          <table:table-cell office:value-type="string" calcext:value-type="string">
            <text:p>valid set: Average loss: 0.3200, Accuracy: 5392/6000 (90%)</text:p>
          </table:table-cell>
          <table:table-cell table:number-columns-repeated="5"/>
          <table:table-cell office:value-type="string" calcext:value-type="string">
            <text:p>valid set: Average loss: 0.3362, Accuracy: 5374/6000 (90%)</text:p>
          </table:table-cell>
        </table:table-row>
        <table:table-row table:style-name="ro1">
          <table:table-cell office:value-type="string" calcext:value-type="string">
            <text:p>valid set: Average loss: 1.0632, Accuracy: 4790/6000 (80%)</text:p>
          </table:table-cell>
          <table:table-cell table:number-columns-repeated="4"/>
          <table:table-cell office:value-type="string" calcext:value-type="string">
            <text:p>valid set: Average loss: 0.4211, Accuracy: 5135/6000 (86%)</text:p>
          </table:table-cell>
          <table:table-cell table:number-columns-repeated="4"/>
          <table:table-cell office:value-type="string" calcext:value-type="string">
            <text:p>valid set: Average loss: 0.5391, Accuracy: 4775/6000 (80%)</text:p>
          </table:table-cell>
          <table:table-cell table:number-columns-repeated="4"/>
          <table:table-cell office:value-type="string" calcext:value-type="string">
            <text:p>valid set: Average loss: 0.2962, Accuracy: 5338/6000 (89%)</text:p>
          </table:table-cell>
          <table:table-cell table:number-columns-repeated="4"/>
          <table:table-cell office:value-type="string" calcext:value-type="string">
            <text:p>valid set: Average loss: 0.4710, Accuracy: 5189/6000 (86%)</text:p>
          </table:table-cell>
          <table:table-cell table:number-columns-repeated="4"/>
          <table:table-cell office:value-type="string" calcext:value-type="string">
            <text:p>valid set: Average loss: 0.2820, Accuracy: 5348/6000 (89%)</text:p>
          </table:table-cell>
          <table:table-cell table:number-columns-repeated="5"/>
          <table:table-cell office:value-type="string" calcext:value-type="string">
            <text:p>valid set: Average loss: 0.3142, Accuracy: 5343/6000 (89%)</text:p>
          </table:table-cell>
          <table:table-cell table:number-columns-repeated="4"/>
          <table:table-cell office:value-type="string" calcext:value-type="string">
            <text:p>valid set: Average loss: 0.3395, Accuracy: 5417/6000 (90%)</text:p>
          </table:table-cell>
          <table:table-cell table:number-columns-repeated="5"/>
          <table:table-cell office:value-type="string" calcext:value-type="string">
            <text:p>valid set: Average loss: 0.3715, Accuracy: 5366/6000 (89%)</text:p>
          </table:table-cell>
        </table:table-row>
        <table:table-row table:style-name="ro1">
          <table:table-cell office:value-type="string" calcext:value-type="string">
            <text:p>valid set: Average loss: 0.8689, Accuracy: 4839/6000 (81%)</text:p>
          </table:table-cell>
          <table:table-cell table:number-columns-repeated="4"/>
          <table:table-cell office:value-type="string" calcext:value-type="string">
            <text:p>valid set: Average loss: 0.3772, Accuracy: 5203/6000 (87%)</text:p>
          </table:table-cell>
          <table:table-cell table:number-columns-repeated="4"/>
          <table:table-cell office:value-type="string" calcext:value-type="string">
            <text:p>valid set: Average loss: 0.5199, Accuracy: 4838/6000 (81%)</text:p>
          </table:table-cell>
          <table:table-cell table:number-columns-repeated="4"/>
          <table:table-cell office:value-type="string" calcext:value-type="string">
            <text:p>valid set: Average loss: 0.2930, Accuracy: 5338/6000 (89%)</text:p>
          </table:table-cell>
          <table:table-cell table:number-columns-repeated="4"/>
          <table:table-cell office:value-type="string" calcext:value-type="string">
            <text:p>valid set: Average loss: 0.3902, Accuracy: 5294/6000 (88%)</text:p>
          </table:table-cell>
          <table:table-cell table:number-columns-repeated="4"/>
          <table:table-cell office:value-type="string" calcext:value-type="string">
            <text:p>valid set: Average loss: 0.2751, Accuracy: 5393/6000 (90%)</text:p>
          </table:table-cell>
          <table:table-cell table:number-columns-repeated="5"/>
          <table:table-cell office:value-type="string" calcext:value-type="string">
            <text:p>valid set: Average loss: 0.3392, Accuracy: 5306/6000 (88%)</text:p>
          </table:table-cell>
          <table:table-cell table:number-columns-repeated="4"/>
          <table:table-cell office:value-type="string" calcext:value-type="string">
            <text:p>valid set: Average loss: 0.3555, Accuracy: 5386/6000 (90%)</text:p>
          </table:table-cell>
          <table:table-cell table:number-columns-repeated="5"/>
          <table:table-cell office:value-type="string" calcext:value-type="string">
            <text:p>valid set: Average loss: 0.3644, Accuracy: 5399/6000 (90%)</text:p>
          </table:table-cell>
        </table:table-row>
        <table:table-row table:style-name="ro1">
          <table:table-cell office:value-type="string" calcext:value-type="string">
            <text:p>valid set: Average loss: 0.7591, Accuracy: 4876/6000 (81%)</text:p>
          </table:table-cell>
          <table:table-cell table:number-columns-repeated="4"/>
          <table:table-cell office:value-type="string" calcext:value-type="string">
            <text:p>valid set: Average loss: 0.3710, Accuracy: 5236/6000 (87%)</text:p>
          </table:table-cell>
          <table:table-cell table:number-columns-repeated="4"/>
          <table:table-cell office:value-type="string" calcext:value-type="string">
            <text:p>valid set: Average loss: 0.4870, Accuracy: 4949/6000 (82%)</text:p>
          </table:table-cell>
          <table:table-cell table:number-columns-repeated="4"/>
          <table:table-cell office:value-type="string" calcext:value-type="string">
            <text:p>valid set: Average loss: 0.2941, Accuracy: 5332/6000 (89%)</text:p>
          </table:table-cell>
          <table:table-cell table:number-columns-repeated="4"/>
          <table:table-cell office:value-type="string" calcext:value-type="string">
            <text:p>valid set: Average loss: 0.4073, Accuracy: 5311/6000 (89%)</text:p>
          </table:table-cell>
          <table:table-cell table:number-columns-repeated="4"/>
          <table:table-cell office:value-type="string" calcext:value-type="string">
            <text:p>valid set: Average loss: 0.3031, Accuracy: 5340/6000 (89%)</text:p>
          </table:table-cell>
          <table:table-cell table:number-columns-repeated="5"/>
          <table:table-cell office:value-type="string" calcext:value-type="string">
            <text:p>valid set: Average loss: 0.3112, Accuracy: 5360/6000 (89%)</text:p>
          </table:table-cell>
          <table:table-cell table:number-columns-repeated="4"/>
          <table:table-cell office:value-type="string" calcext:value-type="string">
            <text:p>valid set: Average loss: 0.3556, Accuracy: 5396/6000 (90%)</text:p>
          </table:table-cell>
          <table:table-cell table:number-columns-repeated="5"/>
          <table:table-cell office:value-type="string" calcext:value-type="string">
            <text:p>valid set: Average loss: 0.3548, Accuracy: 5431/6000 (91%)</text:p>
          </table:table-cell>
        </table:table-row>
        <table:table-row table:style-name="ro1">
          <table:table-cell office:value-type="string" calcext:value-type="string">
            <text:p>valid set: Average loss: 0.6985, Accuracy: 4899/6000 (82%)</text:p>
          </table:table-cell>
          <table:table-cell table:number-columns-repeated="4"/>
          <table:table-cell office:value-type="string" calcext:value-type="string">
            <text:p>valid set: Average loss: 0.3379, Accuracy: 5306/6000 (88%)</text:p>
          </table:table-cell>
          <table:table-cell table:number-columns-repeated="4"/>
          <table:table-cell office:value-type="string" calcext:value-type="string">
            <text:p>valid set: Average loss: 0.5193, Accuracy: 4884/6000 (81%)</text:p>
          </table:table-cell>
          <table:table-cell table:number-columns-repeated="4"/>
          <table:table-cell office:value-type="string" calcext:value-type="string">
            <text:p>valid set: Average loss: 0.2937, Accuracy: 5356/6000 (89%)</text:p>
          </table:table-cell>
          <table:table-cell table:number-columns-repeated="4"/>
          <table:table-cell office:value-type="string" calcext:value-type="string">
            <text:p>valid set: Average loss: 0.3998, Accuracy: 5299/6000 (88%)</text:p>
          </table:table-cell>
          <table:table-cell table:number-columns-repeated="4"/>
          <table:table-cell office:value-type="string" calcext:value-type="string">
            <text:p>valid set: Average loss: 0.2817, Accuracy: 5411/6000 (90%)</text:p>
          </table:table-cell>
          <table:table-cell table:number-columns-repeated="5"/>
          <table:table-cell office:value-type="string" calcext:value-type="string">
            <text:p>valid set: Average loss: 0.3227, Accuracy: 5317/6000 (89%)</text:p>
          </table:table-cell>
          <table:table-cell table:number-columns-repeated="4"/>
          <table:table-cell office:value-type="string" calcext:value-type="string">
            <text:p>valid set: Average loss: 0.3738, Accuracy: 5405/6000 (90%)</text:p>
          </table:table-cell>
          <table:table-cell table:number-columns-repeated="5"/>
          <table:table-cell office:value-type="string" calcext:value-type="string">
            <text:p>valid set: Average loss: 0.3780, Accuracy: 5412/6000 (90%)</text:p>
          </table:table-cell>
        </table:table-row>
        <table:table-row table:style-name="ro1">
          <table:table-cell office:value-type="string" calcext:value-type="string">
            <text:p>valid set: Average loss: 0.6449, Accuracy: 4918/6000 (82%)</text:p>
          </table:table-cell>
          <table:table-cell table:number-columns-repeated="4"/>
          <table:table-cell office:value-type="string" calcext:value-type="string">
            <text:p>valid set: Average loss: 0.3407, Accuracy: 5301/6000 (88%)</text:p>
          </table:table-cell>
          <table:table-cell table:number-columns-repeated="4"/>
          <table:table-cell office:value-type="string" calcext:value-type="string">
            <text:p>valid set: Average loss: 0.5071, Accuracy: 4844/6000 (81%)</text:p>
          </table:table-cell>
          <table:table-cell table:number-columns-repeated="4"/>
          <table:table-cell office:value-type="string" calcext:value-type="string">
            <text:p>valid set: Average loss: 0.2926, Accuracy: 5357/6000 (89%)</text:p>
          </table:table-cell>
          <table:table-cell table:number-columns-repeated="4"/>
          <table:table-cell office:value-type="string" calcext:value-type="string">
            <text:p>valid set: Average loss: 0.4273, Accuracy: 5289/6000 (88%)</text:p>
          </table:table-cell>
          <table:table-cell table:number-columns-repeated="4"/>
          <table:table-cell office:value-type="string" calcext:value-type="string">
            <text:p>valid set: Average loss: 0.3385, Accuracy: 5334/6000 (89%)</text:p>
          </table:table-cell>
          <table:table-cell table:number-columns-repeated="5"/>
          <table:table-cell office:value-type="string" calcext:value-type="string">
            <text:p>valid set: Average loss: 0.3249, Accuracy: 5330/6000 (89%)</text:p>
          </table:table-cell>
          <table:table-cell table:number-columns-repeated="4"/>
          <table:table-cell office:value-type="string" calcext:value-type="string">
            <text:p>valid set: Average loss: 0.3677, Accuracy: 5377/6000 (90%)</text:p>
          </table:table-cell>
          <table:table-cell table:number-columns-repeated="5"/>
          <table:table-cell office:value-type="string" calcext:value-type="string">
            <text:p>valid set: Average loss: 0.3770, Accuracy: 5402/6000 (90%)</text:p>
          </table:table-cell>
        </table:table-row>
        <table:table-row table:style-name="ro1">
          <table:table-cell office:value-type="string" calcext:value-type="string">
            <text:p>valid set: Average loss: 0.6093, Accuracy: 4946/6000 (82%)</text:p>
          </table:table-cell>
          <table:table-cell table:number-columns-repeated="4"/>
          <table:table-cell office:value-type="string" calcext:value-type="string">
            <text:p>valid set: Average loss: 0.3383, Accuracy: 5309/6000 (88%)</text:p>
          </table:table-cell>
          <table:table-cell table:number-columns-repeated="4"/>
          <table:table-cell office:value-type="string" calcext:value-type="string">
            <text:p>valid set: Average loss: 0.4655, Accuracy: 4960/6000 (83%)</text:p>
          </table:table-cell>
          <table:table-cell table:number-columns-repeated="4"/>
          <table:table-cell office:value-type="string" calcext:value-type="string">
            <text:p>valid set: Average loss: 0.2933, Accuracy: 5338/6000 (89%)</text:p>
          </table:table-cell>
          <table:table-cell table:number-columns-repeated="4"/>
          <table:table-cell office:value-type="string" calcext:value-type="string">
            <text:p>valid set: Average loss: 0.4126, Accuracy: 5286/6000 (88%)</text:p>
          </table:table-cell>
          <table:table-cell table:number-columns-repeated="4"/>
          <table:table-cell office:value-type="string" calcext:value-type="string">
            <text:p>valid set: Average loss: 0.2902, Accuracy: 5430/6000 (90%)</text:p>
          </table:table-cell>
          <table:table-cell table:number-columns-repeated="5"/>
          <table:table-cell office:value-type="string" calcext:value-type="string">
            <text:p>valid set: Average loss: 0.3139, Accuracy: 5354/6000 (89%)</text:p>
          </table:table-cell>
          <table:table-cell table:number-columns-repeated="4"/>
          <table:table-cell office:value-type="string" calcext:value-type="string">
            <text:p>valid set: Average loss: 0.3680, Accuracy: 5387/6000 (90%)</text:p>
          </table:table-cell>
          <table:table-cell table:number-columns-repeated="5"/>
          <table:table-cell office:value-type="string" calcext:value-type="string">
            <text:p>valid set: Average loss: 0.4015, Accuracy: 5389/6000 (90%)</text:p>
          </table:table-cell>
        </table:table-row>
        <table:table-row table:style-name="ro1">
          <table:table-cell office:value-type="string" calcext:value-type="string">
            <text:p>valid set: Average loss: 0.5868, Accuracy: 4946/6000 (82%)</text:p>
          </table:table-cell>
          <table:table-cell table:number-columns-repeated="4"/>
          <table:table-cell office:value-type="string" calcext:value-type="string">
            <text:p>valid set: Average loss: 0.3357, Accuracy: 5317/6000 (89%)</text:p>
          </table:table-cell>
          <table:table-cell table:number-columns-repeated="4"/>
          <table:table-cell office:value-type="string" calcext:value-type="string">
            <text:p>valid set: Average loss: 0.4619, Accuracy: 4991/6000 (83%)</text:p>
          </table:table-cell>
          <table:table-cell table:number-columns-repeated="4"/>
          <table:table-cell office:value-type="string" calcext:value-type="string">
            <text:p>valid set: Average loss: 0.2911, Accuracy: 5340/6000 (89%)</text:p>
          </table:table-cell>
          <table:table-cell table:number-columns-repeated="4"/>
          <table:table-cell office:value-type="string" calcext:value-type="string">
            <text:p>valid set: Average loss: 0.4248, Accuracy: 5287/6000 (88%)</text:p>
          </table:table-cell>
          <table:table-cell table:number-columns-repeated="4"/>
          <table:table-cell office:value-type="string" calcext:value-type="string">
            <text:p>valid set: Average loss: 0.2940, Accuracy: 5439/6000 (91%)</text:p>
          </table:table-cell>
          <table:table-cell table:number-columns-repeated="5"/>
          <table:table-cell office:value-type="string" calcext:value-type="string">
            <text:p>valid set: Average loss: 0.3561, Accuracy: 5266/6000 (88%)</text:p>
          </table:table-cell>
          <table:table-cell table:number-columns-repeated="10"/>
          <table:table-cell office:value-type="string" calcext:value-type="string">
            <text:p>test set: Average loss: 0.4924, Accuracy: 8847/10000 (88%)</text:p>
          </table:table-cell>
        </table:table-row>
        <table:table-row table:style-name="ro3">
          <table:table-cell office:value-type="string" calcext:value-type="string">
            <text:p>valid set: Average loss: 0.5717, Accuracy: 4936/6000 (82%)</text:p>
          </table:table-cell>
          <table:table-cell table:number-columns-repeated="4"/>
          <table:table-cell office:value-type="string" calcext:value-type="string">
            <text:p>valid set: Average loss: 0.3259, Accuracy: 5321/6000 (89%)</text:p>
          </table:table-cell>
          <table:table-cell table:number-columns-repeated="4"/>
          <table:table-cell office:value-type="string" calcext:value-type="string">
            <text:p>valid set: Average loss: 0.4771, Accuracy: 4966/6000 (83%)</text:p>
          </table:table-cell>
          <table:table-cell table:number-columns-repeated="4"/>
          <table:table-cell office:value-type="string" calcext:value-type="string">
            <text:p>valid set: Average loss: 0.2897, Accuracy: 5356/6000 (89%)</text:p>
          </table:table-cell>
          <table:table-cell table:number-columns-repeated="4"/>
          <table:table-cell office:value-type="string" calcext:value-type="string">
            <text:p>valid set: Average loss: 0.4310, Accuracy: 5304/6000 (88%)</text:p>
          </table:table-cell>
          <table:table-cell table:number-columns-repeated="4"/>
          <table:table-cell office:value-type="string" calcext:value-type="string">
            <text:p>valid set: Average loss: 0.3138, Accuracy: 5432/6000 (91%)</text:p>
          </table:table-cell>
          <table:table-cell table:number-columns-repeated="10"/>
          <table:table-cell table:style-name="ce15" office:value-type="string" calcext:value-type="string">
            <text:p><text:span text:style-name="T1">NLayerRectifyModel(nNeurones, </text:span><text:span text:style-name="T2">3</text:span><text:span text:style-name="T3">)</text:span>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lid set: Average loss: 0.5556, Accuracy: 4980/6000 (83%)</text:p>
          </table:table-cell>
          <table:table-cell table:number-columns-repeated="4"/>
          <table:table-cell office:value-type="string" calcext:value-type="string">
            <text:p>valid set: Average loss: 0.3438, Accuracy: 5299/6000 (88%)</text:p>
          </table:table-cell>
          <table:table-cell table:number-columns-repeated="4"/>
          <table:table-cell office:value-type="string" calcext:value-type="string">
            <text:p>valid set: Average loss: 0.4820, Accuracy: 4993/6000 (83%)</text:p>
          </table:table-cell>
          <table:table-cell table:number-columns-repeated="4"/>
          <table:table-cell office:value-type="string" calcext:value-type="string">
            <text:p>valid set: Average loss: 0.2886, Accuracy: 5364/6000 (89%)</text:p>
          </table:table-cell>
          <table:table-cell table:number-columns-repeated="4"/>
          <table:table-cell office:value-type="string" calcext:value-type="string">
            <text:p>valid set: Average loss: 0.4264, Accuracy: 5324/6000 (89%)</text:p>
          </table:table-cell>
          <table:table-cell table:number-columns-repeated="4"/>
          <table:table-cell office:value-type="string" calcext:value-type="string">
            <text:p>valid set: Average loss: 0.3342, Accuracy: 5433/6000 (91%)</text:p>
          </table:table-cell>
          <table:table-cell table:number-columns-repeated="5"/>
          <table:table-cell table:style-name="ce16" office:value-type="string" calcext:value-type="string">
            <text:p><text:span text:style-name="T4">NLayerTanhModel(nNeurones, </text:span><text:span text:style-name="T5">3</text:span><text:span text:style-name="T6">)</text:span></text:p>
          </table:table-cell>
          <table:table-cell table:number-columns-repeated="4"/>
          <table:table-cell office:value-type="string" calcext:value-type="string">
            <text:p>valid set: Average loss: 0.3508, Accuracy: 5233/6000 (87%)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string" calcext:value-type="string">
            <text:p>valid set: Average loss: 0.2873, Accuracy: 5365/6000 (89%)</text:p>
          </table:table-cell>
          <table:table-cell table:number-columns-repeated="4"/>
          <table:table-cell office:value-type="string" calcext:value-type="string">
            <text:p>valid set: Average loss: 0.4257, Accuracy: 5326/6000 (89%)</text:p>
          </table:table-cell>
          <table:table-cell table:number-columns-repeated="4"/>
          <table:table-cell office:value-type="string" calcext:value-type="string">
            <text:p>valid set: Average loss: 0.3469, Accuracy: 5413/6000 (90%)</text:p>
          </table:table-cell>
          <table:table-cell table:number-columns-repeated="5"/>
          <table:table-cell office:value-type="string" calcext:value-type="string">
            <text:p>valid set: Average loss: 0.3774, Accuracy: 5160/6000 (86%)</text:p>
          </table:table-cell>
          <table:table-cell table:number-columns-repeated="4"/>
          <table:table-cell office:value-type="string" calcext:value-type="string">
            <text:p>valid set: Average loss: 0.3361, Accuracy: 5265/6000 (88%)</text:p>
          </table:table-cell>
          <table:table-cell table:number-columns-repeated="6"/>
        </table:table-row>
        <table:table-row table:style-name="ro5">
          <table:table-cell table:style-name="ce4" office:value-type="string" calcext:value-type="string">
            <text:p>1 hidden layer (sigmoid) avec 10 neurones </text:p>
          </table:table-cell>
          <table:table-cell table:number-columns-repeated="4"/>
          <table:table-cell table:style-name="ce12" office:value-type="string" calcext:value-type="string">
            <text:p>5 Layer à 512 neurones</text:p>
          </table:table-cell>
          <table:table-cell table:number-columns-repeated="4"/>
          <table:table-cell table:style-name="ce12" office:value-type="string" calcext:value-type="string">
            <text:p>5 Layer à 512 neurones</text:p>
          </table:table-cell>
          <table:table-cell table:number-columns-repeated="4"/>
          <table:table-cell office:value-type="string" calcext:value-type="string">
            <text:p>valid set: Average loss: 0.2856, Accuracy: 5362/6000 (89%)</text:p>
          </table:table-cell>
          <table:table-cell table:number-columns-repeated="4"/>
          <table:table-cell office:value-type="string" calcext:value-type="string">
            <text:p>valid set: Average loss: 0.4313, Accuracy: 5297/6000 (88%)</text:p>
          </table:table-cell>
          <table:table-cell table:number-columns-repeated="4"/>
          <table:table-cell office:value-type="string" calcext:value-type="string">
            <text:p>valid set: Average loss: 0.3515, Accuracy: 5395/6000 (90%)</text:p>
          </table:table-cell>
          <table:table-cell table:number-columns-repeated="5"/>
          <table:table-cell office:value-type="string" calcext:value-type="string">
            <text:p>valid set: Average loss: 0.3652, Accuracy: 5216/6000 (87%)</text:p>
          </table:table-cell>
          <table:table-cell table:number-columns-repeated="4"/>
          <table:table-cell office:value-type="string" calcext:value-type="string">
            <text:p>valid set: Average loss: 0.3194, Accuracy: 5289/6000 (88%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 set: Average loss: 0.9994, Accuracy: 4698/6000 (78%)</text:p>
          </table:table-cell>
          <table:table-cell table:number-columns-repeated="4"/>
          <table:table-cell office:value-type="string" calcext:value-type="string">
            <text:p>valid set: Average loss: 0.7049, Accuracy: 4434/6000 (74%)</text:p>
          </table:table-cell>
          <table:table-cell table:number-columns-repeated="4"/>
          <table:table-cell office:value-type="string" calcext:value-type="string">
            <text:p>valid set: Average loss: 0.6068, Accuracy: 4613/6000 (77%)</text:p>
          </table:table-cell>
          <table:table-cell table:number-columns-repeated="4"/>
          <table:table-cell office:value-type="string" calcext:value-type="string">
            <text:p>valid set: Average loss: 0.2873, Accuracy: 5349/6000 (89%)</text:p>
          </table:table-cell>
          <table:table-cell table:number-columns-repeated="4"/>
          <table:table-cell office:value-type="string" calcext:value-type="string">
            <text:p>valid set: Average loss: 0.4289, Accuracy: 5292/6000 (88%)</text:p>
          </table:table-cell>
          <table:table-cell table:number-columns-repeated="4"/>
          <table:table-cell office:value-type="string" calcext:value-type="string">
            <text:p>valid set: Average loss: 0.3606, Accuracy: 5427/6000 (90%)</text:p>
          </table:table-cell>
          <table:table-cell table:number-columns-repeated="5"/>
          <table:table-cell office:value-type="string" calcext:value-type="string">
            <text:p>valid set: Average loss: 0.3562, Accuracy: 5224/6000 (87%)</text:p>
          </table:table-cell>
          <table:table-cell table:number-columns-repeated="4"/>
          <table:table-cell office:value-type="string" calcext:value-type="string">
            <text:p>valid set: Average loss: 0.2957, Accuracy: 5363/6000 (89%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 set: Average loss: 0.7053, Accuracy: 4917/6000 (82%)</text:p>
          </table:table-cell>
          <table:table-cell table:number-columns-repeated="4"/>
          <table:table-cell office:value-type="string" calcext:value-type="string">
            <text:p>valid set: Average loss: 0.5221, Accuracy: 4943/6000 (82%)</text:p>
          </table:table-cell>
          <table:table-cell table:number-columns-repeated="4"/>
          <table:table-cell office:value-type="string" calcext:value-type="string">
            <text:p>valid set: Average loss: 0.6417, Accuracy: 4555/6000 (76%)</text:p>
          </table:table-cell>
          <table:table-cell table:number-columns-repeated="4"/>
          <table:table-cell office:value-type="string" calcext:value-type="string">
            <text:p>valid set: Average loss: 0.2880, Accuracy: 5347/6000 (89%)</text:p>
          </table:table-cell>
          <table:table-cell table:number-columns-repeated="4"/>
          <table:table-cell office:value-type="string" calcext:value-type="string">
            <text:p>valid set: Average loss: 0.4222, Accuracy: 5288/6000 (88%)</text:p>
          </table:table-cell>
          <table:table-cell table:number-columns-repeated="4"/>
          <table:table-cell office:value-type="string" calcext:value-type="string">
            <text:p>valid set: Average loss: 0.3469, Accuracy: 5434/6000 (91%)</text:p>
          </table:table-cell>
          <table:table-cell table:number-columns-repeated="5"/>
          <table:table-cell office:value-type="string" calcext:value-type="string">
            <text:p>valid set: Average loss: 0.3442, Accuracy: 5272/6000 (88%)</text:p>
          </table:table-cell>
          <table:table-cell table:number-columns-repeated="4"/>
          <table:table-cell office:value-type="string" calcext:value-type="string">
            <text:p>valid set: Average loss: 0.2976, Accuracy: 5336/6000 (89%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 set: Average loss: 0.5832, Accuracy: 5003/6000 (83%)</text:p>
          </table:table-cell>
          <table:table-cell table:number-columns-repeated="4"/>
          <table:table-cell office:value-type="string" calcext:value-type="string">
            <text:p>valid set: Average loss: 0.4273, Accuracy: 5123/6000 (85%)</text:p>
          </table:table-cell>
          <table:table-cell table:number-columns-repeated="4"/>
          <table:table-cell office:value-type="string" calcext:value-type="string">
            <text:p>valid set: Average loss: 0.5371, Accuracy: 4825/6000 (80%)</text:p>
          </table:table-cell>
          <table:table-cell table:number-columns-repeated="9"/>
          <table:table-cell office:value-type="string" calcext:value-type="string">
            <text:p>valid set: Average loss: 0.4318, Accuracy: 5321/6000 (89%)</text:p>
          </table:table-cell>
          <table:table-cell table:number-columns-repeated="4"/>
          <table:table-cell office:value-type="string" calcext:value-type="string">
            <text:p>valid set: Average loss: 0.3573, Accuracy: 5447/6000 (91%)</text:p>
          </table:table-cell>
          <table:table-cell table:number-columns-repeated="5"/>
          <table:table-cell office:value-type="string" calcext:value-type="string">
            <text:p>valid set: Average loss: 0.3362, Accuracy: 5273/6000 (88%)</text:p>
          </table:table-cell>
          <table:table-cell table:number-columns-repeated="4"/>
          <table:table-cell office:value-type="string" calcext:value-type="string">
            <text:p>valid set: Average loss: 0.2924, Accuracy: 5355/6000 (89%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 set: Average loss: 0.5264, Accuracy: 5029/6000 (84%)</text:p>
          </table:table-cell>
          <table:table-cell table:number-columns-repeated="4"/>
          <table:table-cell office:value-type="string" calcext:value-type="string">
            <text:p>valid set: Average loss: 0.3912, Accuracy: 5215/6000 (87%)</text:p>
          </table:table-cell>
          <table:table-cell table:number-columns-repeated="4"/>
          <table:table-cell office:value-type="string" calcext:value-type="string">
            <text:p>valid set: Average loss: 0.5519, Accuracy: 4820/6000 (80%)</text:p>
          </table:table-cell>
          <table:table-cell table:number-columns-repeated="4"/>
          <table:table-cell table:style-name="ce12" office:value-type="string" calcext:value-type="string">
            <text:p>2 Layer à 512 neurones</text:p>
          </table:table-cell>
          <table:table-cell table:number-columns-repeated="4"/>
          <table:table-cell office:value-type="string" calcext:value-type="string">
            <text:p>valid set: Average loss: 0.4405, Accuracy: 5265/6000 (88%)</text:p>
          </table:table-cell>
          <table:table-cell table:number-columns-repeated="4"/>
          <table:table-cell office:value-type="string" calcext:value-type="string">
            <text:p>valid set: Average loss: 0.3573, Accuracy: 5450/6000 (91%)</text:p>
          </table:table-cell>
          <table:table-cell table:number-columns-repeated="5"/>
          <table:table-cell office:value-type="string" calcext:value-type="string">
            <text:p>valid set: Average loss: 0.3336, Accuracy: 5296/6000 (88%)</text:p>
          </table:table-cell>
          <table:table-cell table:number-columns-repeated="4"/>
          <table:table-cell office:value-type="string" calcext:value-type="string">
            <text:p>valid set: Average loss: 0.2999, Accuracy: 5334/6000 (89%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 set: Average loss: 0.4939, Accuracy: 5056/6000 (84%)</text:p>
          </table:table-cell>
          <table:table-cell table:number-columns-repeated="4"/>
          <table:table-cell office:value-type="string" calcext:value-type="string">
            <text:p>valid set: Average loss: 0.3746, Accuracy: 5242/6000 (87%)</text:p>
          </table:table-cell>
          <table:table-cell table:number-columns-repeated="4"/>
          <table:table-cell office:value-type="string" calcext:value-type="string">
            <text:p>valid set: Average loss: 0.5920, Accuracy: 4697/6000 (78%)</text:p>
          </table:table-cell>
          <table:table-cell table:number-columns-repeated="4"/>
          <table:table-cell office:value-type="string" calcext:value-type="string">
            <text:p>valid set: Average loss: 0.6734, Accuracy: 4584/6000 (76%)</text:p>
          </table:table-cell>
          <table:table-cell table:number-columns-repeated="4"/>
          <table:table-cell office:value-type="string" calcext:value-type="string">
            <text:p>valid set: Average loss: 0.4776, Accuracy: 5268/6000 (88%)</text:p>
          </table:table-cell>
          <table:table-cell table:number-columns-repeated="4"/>
          <table:table-cell office:value-type="string" calcext:value-type="string">
            <text:p>valid set: Average loss: 0.3606, Accuracy: 5469/6000 (91%)</text:p>
          </table:table-cell>
          <table:table-cell table:number-columns-repeated="5"/>
          <table:table-cell office:value-type="string" calcext:value-type="string">
            <text:p>valid set: Average loss: 0.3294, Accuracy: 5297/6000 (88%)</text:p>
          </table:table-cell>
          <table:table-cell table:number-columns-repeated="4"/>
          <table:table-cell office:value-type="string" calcext:value-type="string">
            <text:p>valid set: Average loss: 0.3067, Accuracy: 5389/6000 (90%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 set: Average loss: 0.4722, Accuracy: 5072/6000 (85%)</text:p>
          </table:table-cell>
          <table:table-cell table:number-columns-repeated="4"/>
          <table:table-cell office:value-type="string" calcext:value-type="string">
            <text:p>valid set: Average loss: 0.3643, Accuracy: 5234/6000 (87%)</text:p>
          </table:table-cell>
          <table:table-cell table:number-columns-repeated="4"/>
          <table:table-cell office:value-type="string" calcext:value-type="string">
            <text:p>valid set: Average loss: 0.5025, Accuracy: 4874/6000 (81%)</text:p>
          </table:table-cell>
          <table:table-cell table:number-columns-repeated="4"/>
          <table:table-cell office:value-type="string" calcext:value-type="string">
            <text:p>valid set: Average loss: 0.5111, Accuracy: 4912/6000 (82%)</text:p>
          </table:table-cell>
          <table:table-cell table:number-columns-repeated="4"/>
          <table:table-cell office:value-type="string" calcext:value-type="string">
            <text:p>valid set: Average loss: 0.4726, Accuracy: 5257/6000 (88%)</text:p>
          </table:table-cell>
          <table:table-cell table:number-columns-repeated="4"/>
          <table:table-cell office:value-type="string" calcext:value-type="string">
            <text:p>valid set: Average loss: 0.3884, Accuracy: 5434/6000 (91%)</text:p>
          </table:table-cell>
          <table:table-cell table:number-columns-repeated="5"/>
          <table:table-cell office:value-type="string" calcext:value-type="string">
            <text:p>valid set: Average loss: 0.3168, Accuracy: 5320/6000 (89%)</text:p>
          </table:table-cell>
          <table:table-cell table:number-columns-repeated="4"/>
          <table:table-cell office:value-type="string" calcext:value-type="string">
            <text:p>valid set: Average loss: 0.3017, Accuracy: 5380/6000 (90%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 set: Average loss: 0.4538, Accuracy: 5082/6000 (85%)</text:p>
          </table:table-cell>
          <table:table-cell table:number-columns-repeated="4"/>
          <table:table-cell office:value-type="string" calcext:value-type="string">
            <text:p>valid set: Average loss: 0.3528, Accuracy: 5289/6000 (88%)</text:p>
          </table:table-cell>
          <table:table-cell table:number-columns-repeated="4"/>
          <table:table-cell office:value-type="string" calcext:value-type="string">
            <text:p>valid set: Average loss: 0.5090, Accuracy: 4922/6000 (82%)</text:p>
          </table:table-cell>
          <table:table-cell table:number-columns-repeated="4"/>
          <table:table-cell office:value-type="string" calcext:value-type="string">
            <text:p>valid set: Average loss: 0.4524, Accuracy: 5001/6000 (83%)</text:p>
          </table:table-cell>
          <table:table-cell table:number-columns-repeated="4"/>
          <table:table-cell office:value-type="string" calcext:value-type="string">
            <text:p>valid set: Average loss: 0.4215, Accuracy: 5266/6000 (88%)</text:p>
          </table:table-cell>
          <table:table-cell table:number-columns-repeated="4"/>
          <table:table-cell office:value-type="string" calcext:value-type="string">
            <text:p>valid set: Average loss: 0.4233, Accuracy: 5427/6000 (90%)</text:p>
          </table:table-cell>
          <table:table-cell table:number-columns-repeated="5"/>
          <table:table-cell office:value-type="string" calcext:value-type="string">
            <text:p>valid set: Average loss: 0.3271, Accuracy: 5326/6000 (89%)</text:p>
          </table:table-cell>
          <table:table-cell table:number-columns-repeated="4"/>
          <table:table-cell office:value-type="string" calcext:value-type="string">
            <text:p>valid set: Average loss: 0.3097, Accuracy: 5374/6000 (90%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 set: Average loss: 0.4400, Accuracy: 5108/6000 (85%)</text:p>
          </table:table-cell>
          <table:table-cell table:number-columns-repeated="4"/>
          <table:table-cell office:value-type="string" calcext:value-type="string">
            <text:p>valid set: Average loss: 0.3406, Accuracy: 5327/6000 (89%)</text:p>
          </table:table-cell>
          <table:table-cell table:number-columns-repeated="4"/>
          <table:table-cell office:value-type="string" calcext:value-type="string">
            <text:p>valid set: Average loss: 0.4840, Accuracy: 4968/6000 (83%)</text:p>
          </table:table-cell>
          <table:table-cell table:number-columns-repeated="4"/>
          <table:table-cell office:value-type="string" calcext:value-type="string">
            <text:p>valid set: Average loss: 0.4241, Accuracy: 5067/6000 (84%)</text:p>
          </table:table-cell>
          <table:table-cell table:number-columns-repeated="4"/>
          <table:table-cell office:value-type="string" calcext:value-type="string">
            <text:p>valid set: Average loss: 0.4852, Accuracy: 5291/6000 (88%)</text:p>
          </table:table-cell>
          <table:table-cell table:number-columns-repeated="4"/>
          <table:table-cell office:value-type="string" calcext:value-type="string">
            <text:p>valid set: Average loss: 0.4321, Accuracy: 5444/6000 (91%)</text:p>
          </table:table-cell>
          <table:table-cell table:number-columns-repeated="5"/>
          <table:table-cell office:value-type="string" calcext:value-type="string">
            <text:p>valid set: Average loss: 0.3364, Accuracy: 5279/6000 (88%)</text:p>
          </table:table-cell>
          <table:table-cell table:number-columns-repeated="4"/>
          <table:table-cell office:value-type="string" calcext:value-type="string">
            <text:p>valid set: Average loss: 0.3117, Accuracy: 5390/6000 (90%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 set: Average loss: 0.4303, Accuracy: 5129/6000 (85%)</text:p>
          </table:table-cell>
          <table:table-cell table:number-columns-repeated="4"/>
          <table:table-cell office:value-type="string" calcext:value-type="string">
            <text:p>valid set: Average loss: 0.3743, Accuracy: 5240/6000 (87%)</text:p>
          </table:table-cell>
          <table:table-cell table:number-columns-repeated="4"/>
          <table:table-cell office:value-type="string" calcext:value-type="string">
            <text:p>valid set: Average loss: 0.4945, Accuracy: 4942/6000 (82%)</text:p>
          </table:table-cell>
          <table:table-cell table:number-columns-repeated="4"/>
          <table:table-cell office:value-type="string" calcext:value-type="string">
            <text:p>valid set: Average loss: 0.4042, Accuracy: 5096/6000 (85%)</text:p>
          </table:table-cell>
          <table:table-cell table:number-columns-repeated="4"/>
          <table:table-cell office:value-type="string" calcext:value-type="string">
            <text:p>valid set: Average loss: 0.4765, Accuracy: 5275/6000 (88%)</text:p>
          </table:table-cell>
          <table:table-cell table:number-columns-repeated="4"/>
          <table:table-cell office:value-type="string" calcext:value-type="string">
            <text:p>valid set: Average loss: 0.4793, Accuracy: 5360/6000 (89%)</text:p>
          </table:table-cell>
          <table:table-cell table:number-columns-repeated="5"/>
          <table:table-cell office:value-type="string" calcext:value-type="string">
            <text:p>valid set: Average loss: 0.3264, Accuracy: 5319/6000 (89%)</text:p>
          </table:table-cell>
          <table:table-cell table:number-columns-repeated="4"/>
          <table:table-cell office:value-type="string" calcext:value-type="string">
            <text:p>valid set: Average loss: 0.3137, Accuracy: 5401/6000 (90%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 set: Average loss: 0.4393, Accuracy: 5093/6000 (85%)</text:p>
          </table:table-cell>
          <table:table-cell table:number-columns-repeated="4"/>
          <table:table-cell office:value-type="string" calcext:value-type="string">
            <text:p>valid set: Average loss: 0.3537, Accuracy: 5291/6000 (88%)</text:p>
          </table:table-cell>
          <table:table-cell table:number-columns-repeated="4"/>
          <table:table-cell office:value-type="string" calcext:value-type="string">
            <text:p>valid set: Average loss: 0.4916, Accuracy: 4940/6000 (82%)</text:p>
          </table:table-cell>
          <table:table-cell table:number-columns-repeated="4"/>
          <table:table-cell office:value-type="string" calcext:value-type="string">
            <text:p>valid set: Average loss: 0.3913, Accuracy: 5142/6000 (86%)</text:p>
          </table:table-cell>
          <table:table-cell table:number-columns-repeated="4"/>
          <table:table-cell office:value-type="string" calcext:value-type="string">
            <text:p>valid set: Average loss: 0.4569, Accuracy: 5219/6000 (87%)</text:p>
          </table:table-cell>
          <table:table-cell table:number-columns-repeated="4"/>
          <table:table-cell office:value-type="string" calcext:value-type="string">
            <text:p>valid set: Average loss: 0.4741, Accuracy: 5382/6000 (90%)</text:p>
          </table:table-cell>
          <table:table-cell table:number-columns-repeated="5"/>
          <table:table-cell office:value-type="string" calcext:value-type="string">
            <text:p>valid set: Average loss: 0.3307, Accuracy: 5294/6000 (88%)</text:p>
          </table:table-cell>
          <table:table-cell table:number-columns-repeated="4"/>
          <table:table-cell office:value-type="string" calcext:value-type="string">
            <text:p>valid set: Average loss: 0.3034, Accuracy: 5392/6000 (90%)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string" calcext:value-type="string">
            <text:p>valid set: Average loss: 0.3787, Accuracy: 5167/6000 (86%)</text:p>
          </table:table-cell>
          <table:table-cell table:number-columns-repeated="4"/>
          <table:table-cell office:value-type="string" calcext:value-type="string">
            <text:p>valid set: Average loss: 0.4694, Accuracy: 5316/6000 (89%)</text:p>
          </table:table-cell>
          <table:table-cell table:number-columns-repeated="4"/>
          <table:table-cell office:value-type="string" calcext:value-type="string">
            <text:p>valid set: Average loss: 0.5014, Accuracy: 5420/6000 (90%)</text:p>
          </table:table-cell>
          <table:table-cell table:number-columns-repeated="5"/>
          <table:table-cell office:value-type="string" calcext:value-type="string">
            <text:p>valid set: Average loss: 0.3153, Accuracy: 5347/6000 (89%)</text:p>
          </table:table-cell>
          <table:table-cell table:number-columns-repeated="4"/>
          <table:table-cell office:value-type="string" calcext:value-type="string">
            <text:p>valid set: Average loss: 0.3246, Accuracy: 5378/6000 (90%)</text:p>
          </table:table-cell>
          <table:table-cell table:number-columns-repeated="6"/>
        </table:table-row>
        <table:table-row table:style-name="ro5">
          <table:table-cell table:style-name="ce4" office:value-type="string" calcext:value-type="string">
            <text:p>1 hidden layer (sigmoid) avec 100 neurones </text:p>
          </table:table-cell>
          <table:table-cell table:number-columns-repeated="4"/>
          <table:table-cell table:style-name="ce12" office:value-type="string" calcext:value-type="string">
            <text:p>6 Layer à 512 neurones</text:p>
          </table:table-cell>
          <table:table-cell table:number-columns-repeated="4"/>
          <table:table-cell table:style-name="ce12" office:value-type="string" calcext:value-type="string">
            <text:p>6 Layer à 512 neurones</text:p>
          </table:table-cell>
          <table:table-cell table:number-columns-repeated="4"/>
          <table:table-cell office:value-type="string" calcext:value-type="string">
            <text:p>valid set: Average loss: 0.3724, Accuracy: 5182/6000 (86%)</text:p>
          </table:table-cell>
          <table:table-cell table:number-columns-repeated="4"/>
          <table:table-cell office:value-type="string" calcext:value-type="string">
            <text:p>valid set: Average loss: 0.4550, Accuracy: 5290/6000 (88%)</text:p>
          </table:table-cell>
          <table:table-cell table:number-columns-repeated="4"/>
          <table:table-cell office:value-type="string" calcext:value-type="string">
            <text:p>valid set: Average loss: 0.4589, Accuracy: 5423/6000 (90%)</text:p>
          </table:table-cell>
          <table:table-cell table:number-columns-repeated="5"/>
          <table:table-cell office:value-type="string" calcext:value-type="string">
            <text:p>valid set: Average loss: 0.3204, Accuracy: 5317/6000 (89%)</text:p>
          </table:table-cell>
          <table:table-cell table:number-columns-repeated="4"/>
          <table:table-cell office:value-type="string" calcext:value-type="string">
            <text:p>valid set: Average loss: 0.3423, Accuracy: 5392/6000 (90%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 set: Average loss: 0.4340, Accuracy: 5071/6000 (85%)</text:p>
          </table:table-cell>
          <table:table-cell table:number-columns-repeated="4"/>
          <table:table-cell office:value-type="string" calcext:value-type="string">
            <text:p>valid set: Average loss: 0.7568, Accuracy: 4117/6000 (69%)</text:p>
          </table:table-cell>
          <table:table-cell table:number-columns-repeated="4"/>
          <table:table-cell office:value-type="string" calcext:value-type="string">
            <text:p>valid set: Average loss: 2.3035, Accuracy: 642/6000 (11%)</text:p>
          </table:table-cell>
          <table:table-cell table:number-columns-repeated="4"/>
          <table:table-cell office:value-type="string" calcext:value-type="string">
            <text:p>valid set: Average loss: 0.3601, Accuracy: 5210/6000 (87%)</text:p>
          </table:table-cell>
          <table:table-cell table:number-columns-repeated="4"/>
          <table:table-cell office:value-type="string" calcext:value-type="string">
            <text:p>valid set: Average loss: 0.4967, Accuracy: 5310/6000 (88%)</text:p>
          </table:table-cell>
          <table:table-cell table:number-columns-repeated="4"/>
          <table:table-cell office:value-type="string" calcext:value-type="string">
            <text:p>valid set: Average loss: 0.5096, Accuracy: 5430/6000 (90%)</text:p>
          </table:table-cell>
          <table:table-cell table:number-columns-repeated="5"/>
          <table:table-cell office:value-type="string" calcext:value-type="string">
            <text:p>valid set: Average loss: 0.3605, Accuracy: 5269/6000 (88%)</text:p>
          </table:table-cell>
          <table:table-cell table:number-columns-repeated="4"/>
          <table:table-cell office:value-type="string" calcext:value-type="string">
            <text:p>valid set: Average loss: 0.3223, Accuracy: 5401/6000 (90%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 set: Average loss: 0.3831, Accuracy: 5188/6000 (86%)</text:p>
          </table:table-cell>
          <table:table-cell table:number-columns-repeated="4"/>
          <table:table-cell office:value-type="string" calcext:value-type="string">
            <text:p>valid set: Average loss: 0.5920, Accuracy: 4742/6000 (79%)</text:p>
          </table:table-cell>
          <table:table-cell table:number-columns-repeated="4"/>
          <table:table-cell office:value-type="string" calcext:value-type="string">
            <text:p>valid set: Average loss: 2.3037, Accuracy: 642/6000 (11%)</text:p>
          </table:table-cell>
          <table:table-cell table:number-columns-repeated="4"/>
          <table:table-cell office:value-type="string" calcext:value-type="string">
            <text:p>valid set: Average loss: 0.3575, Accuracy: 5211/6000 (87%)</text:p>
          </table:table-cell>
          <table:table-cell table:number-columns-repeated="4"/>
          <table:table-cell office:value-type="string" calcext:value-type="string">
            <text:p>valid set: Average loss: 0.4682, Accuracy: 5314/6000 (89%)</text:p>
          </table:table-cell>
          <table:table-cell table:number-columns-repeated="4"/>
          <table:table-cell office:value-type="string" calcext:value-type="string">
            <text:p>valid set: Average loss: 0.4600, Accuracy: 5455/6000 (91%)</text:p>
          </table:table-cell>
          <table:table-cell table:number-columns-repeated="5"/>
          <table:table-cell office:value-type="string" calcext:value-type="string">
            <text:p>valid set: Average loss: 0.3146, Accuracy: 5356/6000 (89%)</text:p>
          </table:table-cell>
          <table:table-cell table:number-columns-repeated="4"/>
          <table:table-cell office:value-type="string" calcext:value-type="string">
            <text:p>valid set: Average loss: 0.3671, Accuracy: 5358/6000 (89%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 set: Average loss: 0.3559, Accuracy: 5225/6000 (87%)</text:p>
          </table:table-cell>
          <table:table-cell table:number-columns-repeated="4"/>
          <table:table-cell office:value-type="string" calcext:value-type="string">
            <text:p>valid set: Average loss: 0.4506, Accuracy: 5106/6000 (85%)</text:p>
          </table:table-cell>
          <table:table-cell table:number-columns-repeated="4"/>
          <table:table-cell office:value-type="string" calcext:value-type="string">
            <text:p>valid set: Average loss: 2.3035, Accuracy: 619/6000 (10%)</text:p>
          </table:table-cell>
          <table:table-cell table:number-columns-repeated="4"/>
          <table:table-cell office:value-type="string" calcext:value-type="string">
            <text:p>valid set: Average loss: 0.3491, Accuracy: 5226/6000 (87%)</text:p>
          </table:table-cell>
          <table:table-cell table:number-columns-repeated="4"/>
          <table:table-cell office:value-type="string" calcext:value-type="string">
            <text:p>valid set: Average loss: 0.4993, Accuracy: 5318/6000 (89%)</text:p>
          </table:table-cell>
          <table:table-cell table:number-columns-repeated="4"/>
          <table:table-cell office:value-type="string" calcext:value-type="string">
            <text:p>valid set: Average loss: 0.5275, Accuracy: 5432/6000 (91%)</text:p>
          </table:table-cell>
          <table:table-cell table:number-columns-repeated="5"/>
          <table:table-cell office:value-type="string" calcext:value-type="string">
            <text:p>valid set: Average loss: 0.3215, Accuracy: 5325/6000 (89%)</text:p>
          </table:table-cell>
          <table:table-cell table:number-columns-repeated="4"/>
          <table:table-cell office:value-type="string" calcext:value-type="string">
            <text:p>valid set: Average loss: 0.3317, Accuracy: 5416/6000 (90%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 set: Average loss: 0.3318, Accuracy: 5284/6000 (88%)</text:p>
          </table:table-cell>
          <table:table-cell table:number-columns-repeated="4"/>
          <table:table-cell office:value-type="string" calcext:value-type="string">
            <text:p>valid set: Average loss: 0.4198, Accuracy: 5170/6000 (86%)</text:p>
          </table:table-cell>
          <table:table-cell table:number-columns-repeated="4"/>
          <table:table-cell office:value-type="string" calcext:value-type="string">
            <text:p>valid set: Average loss: 2.3039, Accuracy: 620/6000 (10%)</text:p>
          </table:table-cell>
          <table:table-cell table:number-columns-repeated="4"/>
          <table:table-cell office:value-type="string" calcext:value-type="string">
            <text:p>valid set: Average loss: 0.3431, Accuracy: 5230/6000 (87%)</text:p>
          </table:table-cell>
          <table:table-cell table:number-columns-repeated="4"/>
          <table:table-cell office:value-type="string" calcext:value-type="string">
            <text:p>valid set: Average loss: 0.5102, Accuracy: 5325/6000 (89%)</text:p>
          </table:table-cell>
          <table:table-cell table:number-columns-repeated="10"/>
          <table:table-cell office:value-type="string" calcext:value-type="string">
            <text:p>valid set: Average loss: 0.3335, Accuracy: 5321/6000 (89%)</text:p>
          </table:table-cell>
          <table:table-cell table:number-columns-repeated="4"/>
          <table:table-cell office:value-type="string" calcext:value-type="string">
            <text:p>valid set: Average loss: 0.3527, Accuracy: 5415/6000 (90%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alid set: Average loss: 0.3341, Accuracy: 5275/6000 (88%)</text:p>
          </table:table-cell>
          <table:table-cell table:number-columns-repeated="4"/>
          <table:table-cell office:value-type="string" calcext:value-type="string">
            <text:p>valid set: Average loss: 0.3980, Accuracy: 5214/6000 (87%)</text:p>
          </table:table-cell>
          <table:table-cell table:number-columns-repeated="4"/>
          <table:table-cell office:value-type="string" calcext:value-type="string">
            <text:p>valid set: Average loss: 2.3049, Accuracy: 564/6000 (9%)</text:p>
          </table:table-cell>
          <table:table-cell table:number-columns-repeated="4"/>
          <table:table-cell office:value-type="string" calcext:value-type="string">
            <text:p>valid set: Average loss: 0.3413, Accuracy: 5245/6000 (87%)</text:p>
          </table:table-cell>
          <table:table-cell table:number-columns-repeated="4"/>
          <table:table-cell office:value-type="string" calcext:value-type="string">
            <text:p>valid set: Average loss: 0.5054, Accuracy: 5286/6000 (88%)</text:p>
          </table:table-cell>
          <table:table-cell table:number-columns-repeated="4"/>
          <table:table-cell table:style-name="ce15" office:value-type="string" calcext:value-type="string">
            <text:p><text:span text:style-name="T1">NLayerSoftplusModel(512, </text:span><text:span text:style-name="T2">3</text:span><text:span text:style-name="T3">)</text:span></text:p>
          </table:table-cell>
          <table:table-cell table:number-columns-repeated="5"/>
          <table:table-cell office:value-type="string" calcext:value-type="string">
            <text:p>valid set: Average loss: 0.3324, Accuracy: 5327/6000 (89%)</text:p>
          </table:table-cell>
          <table:table-cell table:number-columns-repeated="4"/>
          <table:table-cell office:value-type="string" calcext:value-type="string">
            <text:p>valid set: Average loss: 0.3584, Accuracy: 5429/6000 (90%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 set: Average loss: 0.3134, Accuracy: 5320/6000 (89%)</text:p>
          </table:table-cell>
          <table:table-cell table:number-columns-repeated="4"/>
          <table:table-cell office:value-type="string" calcext:value-type="string">
            <text:p>valid set: Average loss: 0.4702, Accuracy: 5064/6000 (84%)</text:p>
          </table:table-cell>
          <table:table-cell table:number-columns-repeated="4"/>
          <table:table-cell office:value-type="string" calcext:value-type="string">
            <text:p>valid set: Average loss: 2.3041, Accuracy: 572/6000 (10%)</text:p>
          </table:table-cell>
          <table:table-cell table:number-columns-repeated="4"/>
          <table:table-cell office:value-type="string" calcext:value-type="string">
            <text:p>valid set: Average loss: 0.3378, Accuracy: 5260/6000 (88%)</text:p>
          </table:table-cell>
          <table:table-cell table:number-columns-repeated="4"/>
          <table:table-cell office:value-type="string" calcext:value-type="string">
            <text:p>valid set: Average loss: 0.5023, Accuracy: 5302/6000 (88%)</text:p>
          </table:table-cell>
          <table:table-cell table:number-columns-repeated="4"/>
          <table:table-cell office:value-type="string" calcext:value-type="string">
            <text:p>valid set: Average loss: 0.3806, Accuracy: 5174/6000 (86%)</text:p>
          </table:table-cell>
          <table:table-cell table:number-columns-repeated="5"/>
          <table:table-cell office:value-type="string" calcext:value-type="string">
            <text:p>valid set: Average loss: 0.3261, Accuracy: 5332/6000 (89%)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valid set: Average loss: 0.3077, Accuracy: 5351/6000 (89%)</text:p>
          </table:table-cell>
          <table:table-cell table:number-columns-repeated="4"/>
          <table:table-cell office:value-type="string" calcext:value-type="string">
            <text:p>valid set: Average loss: 0.3869, Accuracy: 5250/6000 (88%)</text:p>
          </table:table-cell>
          <table:table-cell table:number-columns-repeated="4"/>
          <table:table-cell office:value-type="string" calcext:value-type="string">
            <text:p>valid set: Average loss: 2.3023, Accuracy: 620/6000 (10%)</text:p>
          </table:table-cell>
          <table:table-cell table:number-columns-repeated="4"/>
          <table:table-cell office:value-type="string" calcext:value-type="string">
            <text:p>valid set: Average loss: 0.3323, Accuracy: 5262/6000 (88%)</text:p>
          </table:table-cell>
          <table:table-cell table:number-columns-repeated="4"/>
          <table:table-cell office:value-type="string" calcext:value-type="string">
            <text:p>valid set: Average loss: 0.5220, Accuracy: 5284/6000 (88%)</text:p>
          </table:table-cell>
          <table:table-cell table:number-columns-repeated="4"/>
          <table:table-cell office:value-type="string" calcext:value-type="string">
            <text:p>valid set: Average loss: 0.3491, Accuracy: 5232/6000 (87%)</text:p>
          </table:table-cell>
          <table:table-cell table:number-columns-repeated="10"/>
          <table:table-cell table:style-name="ce15" office:value-type="string" calcext:value-type="string">
            <text:p><text:span text:style-name="T1">NLayerRectifyModel(nNeurones, </text:span><text:span text:style-name="T2">4</text:span><text:span text:style-name="T3">)</text:span>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lid set: Average loss: 0.3089, Accuracy: 5330/6000 (89%)</text:p>
          </table:table-cell>
          <table:table-cell table:number-columns-repeated="4"/>
          <table:table-cell office:value-type="string" calcext:value-type="string">
            <text:p>valid set: Average loss: 0.3939, Accuracy: 5247/6000 (87%)</text:p>
          </table:table-cell>
          <table:table-cell table:number-columns-repeated="4"/>
          <table:table-cell office:value-type="string" calcext:value-type="string">
            <text:p>valid set: Average loss: 2.3027, Accuracy: 620/6000 (10%)</text:p>
          </table:table-cell>
          <table:table-cell table:number-columns-repeated="4"/>
          <table:table-cell office:value-type="string" calcext:value-type="string">
            <text:p>valid set: Average loss: 0.3287, Accuracy: 5266/6000 (88%)</text:p>
          </table:table-cell>
          <table:table-cell table:number-columns-repeated="4"/>
          <table:table-cell office:value-type="string" calcext:value-type="string">
            <text:p>valid set: Average loss: 0.5120, Accuracy: 5262/6000 (88%)</text:p>
          </table:table-cell>
          <table:table-cell table:number-columns-repeated="4"/>
          <table:table-cell office:value-type="string" calcext:value-type="string">
            <text:p>valid set: Average loss: 0.3158, Accuracy: 5304/6000 (88%)</text:p>
          </table:table-cell>
          <table:table-cell table:number-columns-repeated="5"/>
          <table:table-cell table:style-name="ce16" office:value-type="string" calcext:value-type="string">
            <text:p><text:span text:style-name="T4">NLayerTanhModel(nNeurones, </text:span><text:span text:style-name="T5">4</text:span><text:span text:style-name="T6">)</text:span></text:p>
          </table:table-cell>
          <table:table-cell table:number-columns-repeated="4"/>
          <table:table-cell office:value-type="string" calcext:value-type="string">
            <text:p>valid set: Average loss: 0.3627, Accuracy: 5187/6000 (86%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 set: Average loss: 0.3073, Accuracy: 5326/6000 (89%)</text:p>
          </table:table-cell>
          <table:table-cell table:number-columns-repeated="4"/>
          <table:table-cell office:value-type="string" calcext:value-type="string">
            <text:p>valid set: Average loss: 0.3811, Accuracy: 5235/6000 (87%)</text:p>
          </table:table-cell>
          <table:table-cell table:number-columns-repeated="4"/>
          <table:table-cell office:value-type="string" calcext:value-type="string">
            <text:p>valid set: Average loss: 2.3033, Accuracy: 564/6000 (9%)</text:p>
          </table:table-cell>
          <table:table-cell table:number-columns-repeated="4"/>
          <table:table-cell office:value-type="string" calcext:value-type="string">
            <text:p>valid set: Average loss: 0.3241, Accuracy: 5286/6000 (88%)</text:p>
          </table:table-cell>
          <table:table-cell table:number-columns-repeated="4"/>
          <table:table-cell office:value-type="string" calcext:value-type="string">
            <text:p>valid set: Average loss: 0.5069, Accuracy: 5286/6000 (88%)</text:p>
          </table:table-cell>
          <table:table-cell table:number-columns-repeated="4"/>
          <table:table-cell office:value-type="string" calcext:value-type="string">
            <text:p>valid set: Average loss: 0.3073, Accuracy: 5309/6000 (88%)</text:p>
          </table:table-cell>
          <table:table-cell table:number-columns-repeated="5"/>
          <table:table-cell office:value-type="string" calcext:value-type="string">
            <text:p>valid set: Average loss: 0.3847, Accuracy: 5160/6000 (86%)</text:p>
          </table:table-cell>
          <table:table-cell table:number-columns-repeated="4"/>
          <table:table-cell office:value-type="string" calcext:value-type="string">
            <text:p>valid set: Average loss: 0.3370, Accuracy: 5234/6000 (87%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 set: Average loss: 0.3022, Accuracy: 5358/6000 (89%)</text:p>
          </table:table-cell>
          <table:table-cell table:number-columns-repeated="4"/>
          <table:table-cell office:value-type="string" calcext:value-type="string">
            <text:p>valid set: Average loss: 0.3551, Accuracy: 5290/6000 (88%)</text:p>
          </table:table-cell>
          <table:table-cell table:number-columns-repeated="4"/>
          <table:table-cell office:value-type="string" calcext:value-type="string">
            <text:p>valid set: Average loss: 2.3051, Accuracy: 576/6000 (10%)</text:p>
          </table:table-cell>
          <table:table-cell table:number-columns-repeated="4"/>
          <table:table-cell office:value-type="string" calcext:value-type="string">
            <text:p>valid set: Average loss: 0.3214, Accuracy: 5286/6000 (88%)</text:p>
          </table:table-cell>
          <table:table-cell table:number-columns-repeated="4"/>
          <table:table-cell office:value-type="string" calcext:value-type="string">
            <text:p>valid set: Average loss: 0.5015, Accuracy: 5283/6000 (88%)</text:p>
          </table:table-cell>
          <table:table-cell table:number-columns-repeated="4"/>
          <table:table-cell office:value-type="string" calcext:value-type="string">
            <text:p>valid set: Average loss: 0.2909, Accuracy: 5363/6000 (89%)</text:p>
          </table:table-cell>
          <table:table-cell table:number-columns-repeated="5"/>
          <table:table-cell office:value-type="string" calcext:value-type="string">
            <text:p>valid set: Average loss: 0.3763, Accuracy: 5180/6000 (86%)</text:p>
          </table:table-cell>
          <table:table-cell table:number-columns-repeated="4"/>
          <table:table-cell office:value-type="string" calcext:value-type="string">
            <text:p>valid set: Average loss: 0.3144, Accuracy: 5311/6000 (89%)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string" calcext:value-type="string">
            <text:p>valid set: Average loss: 0.3184, Accuracy: 5306/6000 (88%)</text:p>
          </table:table-cell>
          <table:table-cell table:number-columns-repeated="4"/>
          <table:table-cell office:value-type="string" calcext:value-type="string">
            <text:p>valid set: Average loss: 0.5301, Accuracy: 5261/6000 (88%)</text:p>
          </table:table-cell>
          <table:table-cell table:number-columns-repeated="4"/>
          <table:table-cell office:value-type="string" calcext:value-type="string">
            <text:p>valid set: Average loss: 0.2928, Accuracy: 5372/6000 (90%)</text:p>
          </table:table-cell>
          <table:table-cell table:number-columns-repeated="5"/>
          <table:table-cell office:value-type="string" calcext:value-type="string">
            <text:p>valid set: Average loss: 0.3692, Accuracy: 5227/6000 (87%)</text:p>
          </table:table-cell>
          <table:table-cell table:number-columns-repeated="4"/>
          <table:table-cell office:value-type="string" calcext:value-type="string">
            <text:p>valid set: Average loss: 0.3027, Accuracy: 5318/6000 (89%)</text:p>
          </table:table-cell>
          <table:table-cell table:number-columns-repeated="6"/>
        </table:table-row>
        <table:table-row table:style-name="ro5">
          <table:table-cell table:style-name="ce4" office:value-type="string" calcext:value-type="string">
            <text:p>1 hidden layer (sigmoid) avec 1 000 neurones </text:p>
          </table:table-cell>
          <table:table-cell table:number-columns-repeated="4"/>
          <table:table-cell table:style-name="ce12" office:value-type="string" calcext:value-type="string">
            <text:p>7 Layer à 512 neurones</text:p>
          </table:table-cell>
          <table:table-cell table:number-columns-repeated="4"/>
          <table:table-cell table:style-name="ce12" office:value-type="string" calcext:value-type="string">
            <text:p>7 Layer à 512 neurones</text:p>
          </table:table-cell>
          <table:table-cell table:number-columns-repeated="4"/>
          <table:table-cell office:value-type="string" calcext:value-type="string">
            <text:p>valid set: Average loss: 0.3157, Accuracy: 5285/6000 (88%)</text:p>
          </table:table-cell>
          <table:table-cell table:number-columns-repeated="4"/>
          <table:table-cell office:value-type="string" calcext:value-type="string">
            <text:p>valid set: Average loss: 0.4927, Accuracy: 5283/6000 (88%)</text:p>
          </table:table-cell>
          <table:table-cell table:number-columns-repeated="4"/>
          <table:table-cell office:value-type="string" calcext:value-type="string">
            <text:p>valid set: Average loss: 0.3089, Accuracy: 5349/6000 (89%)</text:p>
          </table:table-cell>
          <table:table-cell table:number-columns-repeated="5"/>
          <table:table-cell office:value-type="string" calcext:value-type="string">
            <text:p>valid set: Average loss: 0.3668, Accuracy: 5221/6000 (87%)</text:p>
          </table:table-cell>
          <table:table-cell table:number-columns-repeated="4"/>
          <table:table-cell office:value-type="string" calcext:value-type="string">
            <text:p>valid set: Average loss: 0.3062, Accuracy: 5306/6000 (88%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 set: Average loss: 0.3903, Accuracy: 5158/6000 (86%)</text:p>
          </table:table-cell>
          <table:table-cell table:number-columns-repeated="4"/>
          <table:table-cell office:value-type="string" calcext:value-type="string">
            <text:p>valid set: Average loss: 0.8612, Accuracy: 3772/6000 (63%)</text:p>
          </table:table-cell>
          <table:table-cell table:number-columns-repeated="4"/>
          <table:table-cell office:value-type="string" calcext:value-type="string">
            <text:p>valid set: Average loss: 0.9575, Accuracy: 3714/6000 (62%)</text:p>
          </table:table-cell>
          <table:table-cell table:number-columns-repeated="4"/>
          <table:table-cell office:value-type="string" calcext:value-type="string">
            <text:p>valid set: Average loss: 0.3166, Accuracy: 5294/6000 (88%)</text:p>
          </table:table-cell>
          <table:table-cell table:number-columns-repeated="4"/>
          <table:table-cell office:value-type="string" calcext:value-type="string">
            <text:p>valid set: Average loss: 0.5024, Accuracy: 5284/6000 (88%)</text:p>
          </table:table-cell>
          <table:table-cell table:number-columns-repeated="4"/>
          <table:table-cell office:value-type="string" calcext:value-type="string">
            <text:p>valid set: Average loss: 0.2884, Accuracy: 5386/6000 (90%)</text:p>
          </table:table-cell>
          <table:table-cell table:number-columns-repeated="5"/>
          <table:table-cell office:value-type="string" calcext:value-type="string">
            <text:p>valid set: Average loss: 0.3416, Accuracy: 5219/6000 (87%)</text:p>
          </table:table-cell>
          <table:table-cell table:number-columns-repeated="4"/>
          <table:table-cell office:value-type="string" calcext:value-type="string">
            <text:p>valid set: Average loss: 0.3012, Accuracy: 5342/6000 (89%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 set: Average loss: 0.3430, Accuracy: 5254/6000 (88%)</text:p>
          </table:table-cell>
          <table:table-cell table:number-columns-repeated="4"/>
          <table:table-cell office:value-type="string" calcext:value-type="string">
            <text:p>valid set: Average loss: 0.5963, Accuracy: 4848/6000 (81%)</text:p>
          </table:table-cell>
          <table:table-cell table:number-columns-repeated="4"/>
          <table:table-cell office:value-type="string" calcext:value-type="string">
            <text:p>valid set: Average loss: 0.8421, Accuracy: 3914/6000 (65%)</text:p>
          </table:table-cell>
          <table:table-cell table:number-columns-repeated="4"/>
          <table:table-cell office:value-type="string" calcext:value-type="string">
            <text:p>valid set: Average loss: 0.3130, Accuracy: 5302/6000 (88%)</text:p>
          </table:table-cell>
          <table:table-cell table:number-columns-repeated="4"/>
          <table:table-cell office:value-type="string" calcext:value-type="string">
            <text:p>valid set: Average loss: 0.4903, Accuracy: 5297/6000 (88%)</text:p>
          </table:table-cell>
          <table:table-cell table:number-columns-repeated="4"/>
          <table:table-cell office:value-type="string" calcext:value-type="string">
            <text:p>valid set: Average loss: 0.2967, Accuracy: 5393/6000 (90%)</text:p>
          </table:table-cell>
          <table:table-cell table:number-columns-repeated="5"/>
          <table:table-cell office:value-type="string" calcext:value-type="string">
            <text:p>valid set: Average loss: 0.3434, Accuracy: 5258/6000 (88%)</text:p>
          </table:table-cell>
          <table:table-cell table:number-columns-repeated="4"/>
          <table:table-cell office:value-type="string" calcext:value-type="string">
            <text:p>valid set: Average loss: 0.2866, Accuracy: 5371/6000 (90%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 set: Average loss: 0.3187, Accuracy: 5295/6000 (88%)</text:p>
          </table:table-cell>
          <table:table-cell table:number-columns-repeated="4"/>
          <table:table-cell office:value-type="string" calcext:value-type="string">
            <text:p>valid set: Average loss: 0.5672, Accuracy: 4940/6000 (82%)</text:p>
          </table:table-cell>
          <table:table-cell table:number-columns-repeated="4"/>
          <table:table-cell office:value-type="string" calcext:value-type="string">
            <text:p>valid set: Average loss: 0.8052, Accuracy: 3991/6000 (67%)</text:p>
          </table:table-cell>
          <table:table-cell table:number-columns-repeated="4"/>
          <table:table-cell office:value-type="string" calcext:value-type="string">
            <text:p>valid set: Average loss: 0.3149, Accuracy: 5297/6000 (88%)</text:p>
          </table:table-cell>
          <table:table-cell table:number-columns-repeated="4"/>
          <table:table-cell office:value-type="string" calcext:value-type="string">
            <text:p>valid set: Average loss: 0.4878, Accuracy: 5288/6000 (88%)</text:p>
          </table:table-cell>
          <table:table-cell table:number-columns-repeated="4"/>
          <table:table-cell office:value-type="string" calcext:value-type="string">
            <text:p>valid set: Average loss: 0.3036, Accuracy: 5382/6000 (90%)</text:p>
          </table:table-cell>
          <table:table-cell table:number-columns-repeated="5"/>
          <table:table-cell office:value-type="string" calcext:value-type="string">
            <text:p>valid set: Average loss: 0.3536, Accuracy: 5207/6000 (87%)</text:p>
          </table:table-cell>
          <table:table-cell table:number-columns-repeated="4"/>
          <table:table-cell office:value-type="string" calcext:value-type="string">
            <text:p>valid set: Average loss: 0.3128, Accuracy: 5322/6000 (89%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 set: Average loss: 0.3011, Accuracy: 5349/6000 (89%)</text:p>
          </table:table-cell>
          <table:table-cell table:number-columns-repeated="4"/>
          <table:table-cell office:value-type="string" calcext:value-type="string">
            <text:p>valid set: Average loss: 0.5327, Accuracy: 4989/6000 (83%)</text:p>
          </table:table-cell>
          <table:table-cell table:number-columns-repeated="4"/>
          <table:table-cell office:value-type="string" calcext:value-type="string">
            <text:p>valid set: Average loss: 0.6993, Accuracy: 4482/6000 (75%)</text:p>
          </table:table-cell>
          <table:table-cell table:number-columns-repeated="4"/>
          <table:table-cell office:value-type="string" calcext:value-type="string">
            <text:p>valid set: Average loss: 0.3082, Accuracy: 5320/6000 (89%)</text:p>
          </table:table-cell>
          <table:table-cell table:number-columns-repeated="4"/>
          <table:table-cell office:value-type="string" calcext:value-type="string">
            <text:p>valid set: Average loss: 0.5263, Accuracy: 5242/6000 (87%)</text:p>
          </table:table-cell>
          <table:table-cell table:number-columns-repeated="4"/>
          <table:table-cell office:value-type="string" calcext:value-type="string">
            <text:p>valid set: Average loss: 0.3007, Accuracy: 5411/6000 (90%)</text:p>
          </table:table-cell>
          <table:table-cell table:number-columns-repeated="5"/>
          <table:table-cell office:value-type="string" calcext:value-type="string">
            <text:p>valid set: Average loss: 0.3216, Accuracy: 5309/6000 (88%)</text:p>
          </table:table-cell>
          <table:table-cell table:number-columns-repeated="4"/>
          <table:table-cell office:value-type="string" calcext:value-type="string">
            <text:p>valid set: Average loss: 0.3120, Accuracy: 5392/6000 (90%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 set: Average loss: 0.2856, Accuracy: 5393/6000 (90%)</text:p>
          </table:table-cell>
          <table:table-cell table:number-columns-repeated="4"/>
          <table:table-cell office:value-type="string" calcext:value-type="string">
            <text:p>valid set: Average loss: 0.5152, Accuracy: 5050/6000 (84%)</text:p>
          </table:table-cell>
          <table:table-cell table:number-columns-repeated="4"/>
          <table:table-cell office:value-type="string" calcext:value-type="string">
            <text:p>valid set: Average loss: 0.7572, Accuracy: 4540/6000 (76%)</text:p>
          </table:table-cell>
          <table:table-cell table:number-columns-repeated="4"/>
          <table:table-cell office:value-type="string" calcext:value-type="string">
            <text:p>valid set: Average loss: 0.3049, Accuracy: 5325/6000 (89%)</text:p>
          </table:table-cell>
          <table:table-cell table:number-columns-repeated="4"/>
          <table:table-cell office:value-type="string" calcext:value-type="string">
            <text:p>valid set: Average loss: 0.5221, Accuracy: 5252/6000 (88%)</text:p>
          </table:table-cell>
          <table:table-cell table:number-columns-repeated="4"/>
          <table:table-cell office:value-type="string" calcext:value-type="string">
            <text:p>valid set: Average loss: 0.2870, Accuracy: 5447/6000 (91%)</text:p>
          </table:table-cell>
          <table:table-cell table:number-columns-repeated="5"/>
          <table:table-cell office:value-type="string" calcext:value-type="string">
            <text:p>valid set: Average loss: 0.3318, Accuracy: 5305/6000 (88%)</text:p>
          </table:table-cell>
          <table:table-cell table:number-columns-repeated="4"/>
          <table:table-cell office:value-type="string" calcext:value-type="string">
            <text:p>valid set: Average loss: 0.3007, Accuracy: 5415/6000 (90%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 set: Average loss: 0.3055, Accuracy: 5314/6000 (89%)</text:p>
          </table:table-cell>
          <table:table-cell table:number-columns-repeated="4"/>
          <table:table-cell office:value-type="string" calcext:value-type="string">
            <text:p>valid set: Average loss: 0.4407, Accuracy: 5110/6000 (85%)</text:p>
          </table:table-cell>
          <table:table-cell table:number-columns-repeated="4"/>
          <table:table-cell office:value-type="string" calcext:value-type="string">
            <text:p>valid set: Average loss: 0.6502, Accuracy: 4405/6000 (73%)</text:p>
          </table:table-cell>
          <table:table-cell table:number-columns-repeated="4"/>
          <table:table-cell office:value-type="string" calcext:value-type="string">
            <text:p>valid set: Average loss: 0.3038, Accuracy: 5321/6000 (89%)</text:p>
          </table:table-cell>
          <table:table-cell table:number-columns-repeated="4"/>
          <table:table-cell office:value-type="string" calcext:value-type="string">
            <text:p>valid set: Average loss: 0.5358, Accuracy: 5287/6000 (88%)</text:p>
          </table:table-cell>
          <table:table-cell table:number-columns-repeated="4"/>
          <table:table-cell office:value-type="string" calcext:value-type="string">
            <text:p>valid set: Average loss: 0.3086, Accuracy: 5423/6000 (90%)</text:p>
          </table:table-cell>
          <table:table-cell table:number-columns-repeated="5"/>
          <table:table-cell office:value-type="string" calcext:value-type="string">
            <text:p>valid set: Average loss: 0.3188, Accuracy: 5298/6000 (88%)</text:p>
          </table:table-cell>
          <table:table-cell table:number-columns-repeated="4"/>
          <table:table-cell office:value-type="string" calcext:value-type="string">
            <text:p>valid set: Average loss: 0.2871, Accuracy: 5385/6000 (90%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 set: Average loss: 0.2868, Accuracy: 5374/6000 (90%)</text:p>
          </table:table-cell>
          <table:table-cell table:number-columns-repeated="4"/>
          <table:table-cell office:value-type="string" calcext:value-type="string">
            <text:p>valid set: Average loss: 0.4036, Accuracy: 5197/6000 (87%)</text:p>
          </table:table-cell>
          <table:table-cell table:number-columns-repeated="4"/>
          <table:table-cell office:value-type="string" calcext:value-type="string">
            <text:p>valid set: Average loss: 0.6426, Accuracy: 4580/6000 (76%)</text:p>
          </table:table-cell>
          <table:table-cell table:number-columns-repeated="4"/>
          <table:table-cell office:value-type="string" calcext:value-type="string">
            <text:p>valid set: Average loss: 0.3009, Accuracy: 5346/6000 (89%)</text:p>
          </table:table-cell>
          <table:table-cell table:number-columns-repeated="4"/>
          <table:table-cell office:value-type="string" calcext:value-type="string">
            <text:p>valid set: Average loss: 0.5198, Accuracy: 5255/6000 (88%)</text:p>
          </table:table-cell>
          <table:table-cell table:number-columns-repeated="4"/>
          <table:table-cell office:value-type="string" calcext:value-type="string">
            <text:p>valid set: Average loss: 0.3121, Accuracy: 5434/6000 (91%)</text:p>
          </table:table-cell>
          <table:table-cell table:number-columns-repeated="5"/>
          <table:table-cell office:value-type="string" calcext:value-type="string">
            <text:p>valid set: Average loss: 0.3183, Accuracy: 5316/6000 (89%)</text:p>
          </table:table-cell>
          <table:table-cell table:number-columns-repeated="4"/>
          <table:table-cell office:value-type="string" calcext:value-type="string">
            <text:p>valid set: Average loss: 0.3103, Accuracy: 5376/6000 (90%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 set: Average loss: 0.3037, Accuracy: 5337/6000 (89%)</text:p>
          </table:table-cell>
          <table:table-cell table:number-columns-repeated="4"/>
          <table:table-cell office:value-type="string" calcext:value-type="string">
            <text:p>valid set: Average loss: 0.3834, Accuracy: 5218/6000 (87%)</text:p>
          </table:table-cell>
          <table:table-cell table:number-columns-repeated="4"/>
          <table:table-cell office:value-type="string" calcext:value-type="string">
            <text:p>valid set: Average loss: 0.6603, Accuracy: 4618/6000 (77%)</text:p>
          </table:table-cell>
          <table:table-cell table:number-columns-repeated="4"/>
          <table:table-cell office:value-type="string" calcext:value-type="string">
            <text:p>valid set: Average loss: 0.2992, Accuracy: 5343/6000 (89%)</text:p>
          </table:table-cell>
          <table:table-cell table:number-columns-repeated="4"/>
          <table:table-cell office:value-type="string" calcext:value-type="string">
            <text:p>valid set: Average loss: 0.5691, Accuracy: 5282/6000 (88%)</text:p>
          </table:table-cell>
          <table:table-cell table:number-columns-repeated="4"/>
          <table:table-cell office:value-type="string" calcext:value-type="string">
            <text:p>valid set: Average loss: 0.3118, Accuracy: 5439/6000 (91%)</text:p>
          </table:table-cell>
          <table:table-cell table:number-columns-repeated="5"/>
          <table:table-cell office:value-type="string" calcext:value-type="string">
            <text:p>valid set: Average loss: 0.3249, Accuracy: 5311/6000 (89%)</text:p>
          </table:table-cell>
          <table:table-cell table:number-columns-repeated="4"/>
          <table:table-cell office:value-type="string" calcext:value-type="string">
            <text:p>valid set: Average loss: 0.3010, Accuracy: 5391/6000 (90%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 set: Average loss: 0.2857, Accuracy: 5394/6000 (90%)</text:p>
          </table:table-cell>
          <table:table-cell table:number-columns-repeated="4"/>
          <table:table-cell office:value-type="string" calcext:value-type="string">
            <text:p>valid set: Average loss: 0.3964, Accuracy: 5203/6000 (87%)</text:p>
          </table:table-cell>
          <table:table-cell table:number-columns-repeated="4"/>
          <table:table-cell office:value-type="string" calcext:value-type="string">
            <text:p>valid set: Average loss: 0.5909, Accuracy: 4726/6000 (79%)</text:p>
          </table:table-cell>
          <table:table-cell table:number-columns-repeated="4"/>
          <table:table-cell office:value-type="string" calcext:value-type="string">
            <text:p>valid set: Average loss: 0.3013, Accuracy: 5340/6000 (89%)</text:p>
          </table:table-cell>
          <table:table-cell table:number-columns-repeated="4"/>
          <table:table-cell office:value-type="string" calcext:value-type="string">
            <text:p>valid set: Average loss: 0.5236, Accuracy: 5262/6000 (88%)</text:p>
          </table:table-cell>
          <table:table-cell table:number-columns-repeated="4"/>
          <table:table-cell office:value-type="string" calcext:value-type="string">
            <text:p>valid set: Average loss: 0.3393, Accuracy: 5439/6000 (91%)</text:p>
          </table:table-cell>
          <table:table-cell table:number-columns-repeated="5"/>
          <table:table-cell office:value-type="string" calcext:value-type="string">
            <text:p>valid set: Average loss: 0.3256, Accuracy: 5314/6000 (89%)</text:p>
          </table:table-cell>
          <table:table-cell table:number-columns-repeated="4"/>
          <table:table-cell office:value-type="string" calcext:value-type="string">
            <text:p>valid set: Average loss: 0.3082, Accuracy: 5390/6000 (90%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 set: Average loss: 0.2855, Accuracy: 5375/6000 (90%)</text:p>
          </table:table-cell>
          <table:table-cell table:number-columns-repeated="4"/>
          <table:table-cell office:value-type="string" calcext:value-type="string">
            <text:p>valid set: Average loss: 0.3807, Accuracy: 5222/6000 (87%)</text:p>
          </table:table-cell>
          <table:table-cell table:number-columns-repeated="4"/>
          <table:table-cell office:value-type="string" calcext:value-type="string">
            <text:p>valid set: Average loss: 0.6184, Accuracy: 4629/6000 (77%)</text:p>
          </table:table-cell>
          <table:table-cell table:number-columns-repeated="4"/>
          <table:table-cell office:value-type="string" calcext:value-type="string">
            <text:p>valid set: Average loss: 0.2978, Accuracy: 5349/6000 (89%)</text:p>
          </table:table-cell>
          <table:table-cell table:number-columns-repeated="4"/>
          <table:table-cell office:value-type="string" calcext:value-type="string">
            <text:p>valid set: Average loss: 0.5307, Accuracy: 5313/6000 (89%)</text:p>
          </table:table-cell>
          <table:table-cell table:number-columns-repeated="4"/>
          <table:table-cell office:value-type="string" calcext:value-type="string">
            <text:p>valid set: Average loss: 0.3590, Accuracy: 5422/6000 (90%)</text:p>
          </table:table-cell>
          <table:table-cell table:number-columns-repeated="5"/>
          <table:table-cell office:value-type="string" calcext:value-type="string">
            <text:p>valid set: Average loss: 0.3233, Accuracy: 5316/6000 (89%)</text:p>
          </table:table-cell>
          <table:table-cell table:number-columns-repeated="4"/>
          <table:table-cell office:value-type="string" calcext:value-type="string">
            <text:p>valid set: Average loss: 0.3298, Accuracy: 5400/6000 (90%)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string" calcext:value-type="string">
            <text:p>valid set: Average loss: 0.2966, Accuracy: 5352/6000 (89%)</text:p>
          </table:table-cell>
          <table:table-cell table:number-columns-repeated="4"/>
          <table:table-cell office:value-type="string" calcext:value-type="string">
            <text:p>valid set: Average loss: 0.5113, Accuracy: 5311/6000 (89%)</text:p>
          </table:table-cell>
          <table:table-cell table:number-columns-repeated="4"/>
          <table:table-cell office:value-type="string" calcext:value-type="string">
            <text:p>valid set: Average loss: 0.3433, Accuracy: 5411/6000 (90%)</text:p>
          </table:table-cell>
          <table:table-cell table:number-columns-repeated="5"/>
          <table:table-cell office:value-type="string" calcext:value-type="string">
            <text:p>valid set: Average loss: 0.3136, Accuracy: 5332/6000 (89%)</text:p>
          </table:table-cell>
          <table:table-cell table:number-columns-repeated="4"/>
          <table:table-cell office:value-type="string" calcext:value-type="string">
            <text:p>valid set: Average loss: 0.3253, Accuracy: 5424/6000 (90%)</text:p>
          </table:table-cell>
          <table:table-cell table:number-columns-repeated="6"/>
        </table:table-row>
        <table:table-row table:style-name="ro5">
          <table:table-cell table:style-name="ce4" office:value-type="string" calcext:value-type="string">
            <text:p>1 hidden layer (sigmoid) avec 10 000 neurones</text:p>
          </table:table-cell>
          <table:table-cell table:number-columns-repeated="4"/>
          <table:table-cell table:style-name="ce12" office:value-type="string" calcext:value-type="string">
            <text:p>8 Layer à 512 neurones</text:p>
          </table:table-cell>
          <table:table-cell table:number-columns-repeated="4"/>
          <table:table-cell table:style-name="ce12" office:value-type="string" calcext:value-type="string">
            <text:p>8 Layer à 512 neurones</text:p>
          </table:table-cell>
          <table:table-cell table:number-columns-repeated="4"/>
          <table:table-cell office:value-type="string" calcext:value-type="string">
            <text:p>valid set: Average loss: 0.2980, Accuracy: 5335/6000 (89%)</text:p>
          </table:table-cell>
          <table:table-cell table:number-columns-repeated="4"/>
          <table:table-cell office:value-type="string" calcext:value-type="string">
            <text:p>valid set: Average loss: 0.4849, Accuracy: 5272/6000 (88%)</text:p>
          </table:table-cell>
          <table:table-cell table:number-columns-repeated="4"/>
          <table:table-cell office:value-type="string" calcext:value-type="string">
            <text:p>valid set: Average loss: 0.3798, Accuracy: 5404/6000 (90%)</text:p>
          </table:table-cell>
          <table:table-cell table:number-columns-repeated="5"/>
          <table:table-cell office:value-type="string" calcext:value-type="string">
            <text:p>valid set: Average loss: 0.3140, Accuracy: 5353/6000 (89%)</text:p>
          </table:table-cell>
          <table:table-cell table:number-columns-repeated="4"/>
          <table:table-cell office:value-type="string" calcext:value-type="string">
            <text:p>valid set: Average loss: 0.3405, Accuracy: 5383/6000 (90%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 set: Average loss: 0.4213, Accuracy: 5064/6000 (84%)</text:p>
          </table:table-cell>
          <table:table-cell table:number-columns-repeated="4"/>
          <table:table-cell office:value-type="string" calcext:value-type="string">
            <text:p>valid set: Average loss: 0.8543, Accuracy: 3836/6000 (64%)</text:p>
          </table:table-cell>
          <table:table-cell table:number-columns-repeated="4"/>
          <table:table-cell office:value-type="string" calcext:value-type="string">
            <text:p>valid set: Average loss: 0.8010, Accuracy: 4150/6000 (69%)</text:p>
          </table:table-cell>
          <table:table-cell table:number-columns-repeated="4"/>
          <table:table-cell office:value-type="string" calcext:value-type="string">
            <text:p>valid set: Average loss: 0.3010, Accuracy: 5314/6000 (89%)</text:p>
          </table:table-cell>
          <table:table-cell table:number-columns-repeated="4"/>
          <table:table-cell office:value-type="string" calcext:value-type="string">
            <text:p>valid set: Average loss: 0.4941, Accuracy: 5291/6000 (88%)</text:p>
          </table:table-cell>
          <table:table-cell table:number-columns-repeated="4"/>
          <table:table-cell office:value-type="string" calcext:value-type="string">
            <text:p>valid set: Average loss: 0.3974, Accuracy: 5429/6000 (90%)</text:p>
          </table:table-cell>
          <table:table-cell table:number-columns-repeated="5"/>
          <table:table-cell office:value-type="string" calcext:value-type="string">
            <text:p>valid set: Average loss: 0.3435, Accuracy: 5264/6000 (88%)</text:p>
          </table:table-cell>
          <table:table-cell table:number-columns-repeated="4"/>
          <table:table-cell office:value-type="string" calcext:value-type="string">
            <text:p>valid set: Average loss: 0.3416, Accuracy: 5420/6000 (90%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 set: Average loss: 0.3538, Accuracy: 5241/6000 (87%)</text:p>
          </table:table-cell>
          <table:table-cell table:number-columns-repeated="4"/>
          <table:table-cell office:value-type="string" calcext:value-type="string">
            <text:p>valid set: Average loss: 0.6356, Accuracy: 4788/6000 (80%)</text:p>
          </table:table-cell>
          <table:table-cell table:number-columns-repeated="4"/>
          <table:table-cell office:value-type="string" calcext:value-type="string">
            <text:p>valid set: Average loss: 0.7084, Accuracy: 4253/6000 (71%)</text:p>
          </table:table-cell>
          <table:table-cell table:number-columns-repeated="4"/>
          <table:table-cell office:value-type="string" calcext:value-type="string">
            <text:p>valid set: Average loss: 0.2968, Accuracy: 5344/6000 (89%)</text:p>
          </table:table-cell>
          <table:table-cell table:number-columns-repeated="4"/>
          <table:table-cell office:value-type="string" calcext:value-type="string">
            <text:p>valid set: Average loss: 0.5676, Accuracy: 5268/6000 (88%)</text:p>
          </table:table-cell>
          <table:table-cell table:number-columns-repeated="4"/>
          <table:table-cell office:value-type="string" calcext:value-type="string">
            <text:p>valid set: Average loss: 0.3756, Accuracy: 5428/6000 (90%)</text:p>
          </table:table-cell>
          <table:table-cell table:number-columns-repeated="5"/>
          <table:table-cell office:value-type="string" calcext:value-type="string">
            <text:p>valid set: Average loss: 0.3486, Accuracy: 5289/6000 (88%)</text:p>
          </table:table-cell>
          <table:table-cell table:number-columns-repeated="4"/>
          <table:table-cell office:value-type="string" calcext:value-type="string">
            <text:p>valid set: Average loss: 0.3725, Accuracy: 5401/6000 (90%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 set: Average loss: 0.3473, Accuracy: 5228/6000 (87%)</text:p>
          </table:table-cell>
          <table:table-cell table:number-columns-repeated="4"/>
          <table:table-cell office:value-type="string" calcext:value-type="string">
            <text:p>valid set: Average loss: 0.5174, Accuracy: 4961/6000 (83%)</text:p>
          </table:table-cell>
          <table:table-cell table:number-columns-repeated="4"/>
          <table:table-cell office:value-type="string" calcext:value-type="string">
            <text:p>valid set: Average loss: 0.6324, Accuracy: 4636/6000 (77%)</text:p>
          </table:table-cell>
          <table:table-cell table:number-columns-repeated="4"/>
          <table:table-cell office:value-type="string" calcext:value-type="string">
            <text:p>valid set: Average loss: 0.2885, Accuracy: 5366/6000 (89%)</text:p>
          </table:table-cell>
          <table:table-cell table:number-columns-repeated="4"/>
          <table:table-cell office:value-type="string" calcext:value-type="string">
            <text:p>valid set: Average loss: 0.5293, Accuracy: 5274/6000 (88%)</text:p>
          </table:table-cell>
          <table:table-cell table:number-columns-repeated="4"/>
          <table:table-cell office:value-type="string" calcext:value-type="string">
            <text:p>valid set: Average loss: 0.3882, Accuracy: 5462/6000 (91%)</text:p>
          </table:table-cell>
          <table:table-cell table:number-columns-repeated="5"/>
          <table:table-cell office:value-type="string" calcext:value-type="string">
            <text:p>valid set: Average loss: 0.3184, Accuracy: 5326/6000 (89%)</text:p>
          </table:table-cell>
          <table:table-cell table:number-columns-repeated="4"/>
          <table:table-cell office:value-type="string" calcext:value-type="string">
            <text:p>valid set: Average loss: 0.3972, Accuracy: 5405/6000 (90%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 set: Average loss: 0.3075, Accuracy: 5322/6000 (89%)</text:p>
          </table:table-cell>
          <table:table-cell table:number-columns-repeated="4"/>
          <table:table-cell office:value-type="string" calcext:value-type="string">
            <text:p>valid set: Average loss: 0.4506, Accuracy: 5119/6000 (85%)</text:p>
          </table:table-cell>
          <table:table-cell table:number-columns-repeated="4"/>
          <table:table-cell office:value-type="string" calcext:value-type="string">
            <text:p>valid set: Average loss: 0.5709, Accuracy: 4802/6000 (80%)</text:p>
          </table:table-cell>
          <table:table-cell table:number-columns-repeated="4"/>
          <table:table-cell office:value-type="string" calcext:value-type="string">
            <text:p>valid set: Average loss: 0.2922, Accuracy: 5369/6000 (89%)</text:p>
          </table:table-cell>
          <table:table-cell table:number-columns-repeated="4"/>
          <table:table-cell office:value-type="string" calcext:value-type="string">
            <text:p>valid set: Average loss: 0.5463, Accuracy: 5289/6000 (88%)</text:p>
          </table:table-cell>
          <table:table-cell table:number-columns-repeated="4"/>
          <table:table-cell office:value-type="string" calcext:value-type="string">
            <text:p>valid set: Average loss: 0.4170, Accuracy: 5413/6000 (90%)</text:p>
          </table:table-cell>
          <table:table-cell table:number-columns-repeated="5"/>
          <table:table-cell office:value-type="string" calcext:value-type="string">
            <text:p>valid set: Average loss: 0.3227, Accuracy: 5343/6000 (89%)</text:p>
          </table:table-cell>
          <table:table-cell table:number-columns-repeated="4"/>
          <table:table-cell office:value-type="string" calcext:value-type="string">
            <text:p>test set: Average loss: 0.4381, Accuracy: 8845/10000 (88%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 set: Average loss: 0.2947, Accuracy: 5372/6000 (90%)</text:p>
          </table:table-cell>
          <table:table-cell table:number-columns-repeated="4"/>
          <table:table-cell office:value-type="string" calcext:value-type="string">
            <text:p>valid set: Average loss: 0.4125, Accuracy: 5187/6000 (86%)</text:p>
          </table:table-cell>
          <table:table-cell table:number-columns-repeated="4"/>
          <table:table-cell office:value-type="string" calcext:value-type="string">
            <text:p>valid set: Average loss: 0.5901, Accuracy: 4656/6000 (78%)</text:p>
          </table:table-cell>
          <table:table-cell table:number-columns-repeated="4"/>
          <table:table-cell office:value-type="string" calcext:value-type="string">
            <text:p>valid set: Average loss: 0.2942, Accuracy: 5357/6000 (89%)</text:p>
          </table:table-cell>
          <table:table-cell table:number-columns-repeated="4"/>
          <table:table-cell office:value-type="string" calcext:value-type="string">
            <text:p>valid set: Average loss: 0.4989, Accuracy: 5294/6000 (88%)</text:p>
          </table:table-cell>
          <table:table-cell table:number-columns-repeated="4"/>
          <table:table-cell office:value-type="string" calcext:value-type="string">
            <text:p>valid set: Average loss: 0.4278, Accuracy: 5428/6000 (90%)</text:p>
          </table:table-cell>
          <table:table-cell table:number-columns-repeated="5"/>
          <table:table-cell office:value-type="string" calcext:value-type="string">
            <text:p>test set: Average loss: 0.3617, Accuracy: 8731/10000 (87%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: Average loss: 0.3436, Accuracy: 5257/6000 (88%)</text:p>
          </table:table-cell>
          <table:table-cell table:number-columns-repeated="4"/>
          <table:table-cell office:value-type="string" calcext:value-type="string">
            <text:p>valid set: Average loss: 0.4048, Accuracy: 5221/6000 (87%)</text:p>
          </table:table-cell>
          <table:table-cell table:number-columns-repeated="4"/>
          <table:table-cell office:value-type="string" calcext:value-type="string">
            <text:p>valid set: Average loss: 0.5700, Accuracy: 4811/6000 (80%)</text:p>
          </table:table-cell>
          <table:table-cell table:number-columns-repeated="4"/>
          <table:table-cell office:value-type="string" calcext:value-type="string">
            <text:p>valid set: Average loss: 0.2894, Accuracy: 5344/6000 (89%)</text:p>
          </table:table-cell>
          <table:table-cell table:number-columns-repeated="4"/>
          <table:table-cell office:value-type="string" calcext:value-type="string">
            <text:p>valid set: Average loss: 0.5282, Accuracy: 5302/6000 (88%)</text:p>
          </table:table-cell>
          <table:table-cell table:number-columns-repeated="4"/>
          <table:table-cell office:value-type="string" calcext:value-type="string">
            <text:p>valid set: Average loss: 0.4396, Accuracy: 5411/6000 (90%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lid set: Average loss: 0.3211, Accuracy: 5315/6000 (89%)</text:p>
          </table:table-cell>
          <table:table-cell table:number-columns-repeated="4"/>
          <table:table-cell office:value-type="string" calcext:value-type="string">
            <text:p>valid set: Average loss: 0.3902, Accuracy: 5222/6000 (87%)</text:p>
          </table:table-cell>
          <table:table-cell table:number-columns-repeated="4"/>
          <table:table-cell office:value-type="string" calcext:value-type="string">
            <text:p>valid set: Average loss: 0.5402, Accuracy: 4856/6000 (81%)</text:p>
          </table:table-cell>
          <table:table-cell table:number-columns-repeated="4"/>
          <table:table-cell office:value-type="string" calcext:value-type="string">
            <text:p>valid set: Average loss: 0.2912, Accuracy: 5371/6000 (90%)</text:p>
          </table:table-cell>
          <table:table-cell table:number-columns-repeated="4"/>
          <table:table-cell office:value-type="string" calcext:value-type="string">
            <text:p>valid set: Average loss: 0.6160, Accuracy: 5281/6000 (88%)</text:p>
          </table:table-cell>
          <table:table-cell table:number-columns-repeated="4"/>
          <table:table-cell office:value-type="string" calcext:value-type="string">
            <text:p>valid set: Average loss: 0.4915, Accuracy: 5388/6000 (90%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lid set: Average loss: 0.2881, Accuracy: 5379/6000 (90%)</text:p>
          </table:table-cell>
          <table:table-cell table:number-columns-repeated="4"/>
          <table:table-cell office:value-type="string" calcext:value-type="string">
            <text:p>valid set: Average loss: 0.3926, Accuracy: 5217/6000 (87%)</text:p>
          </table:table-cell>
          <table:table-cell table:number-columns-repeated="4"/>
          <table:table-cell office:value-type="string" calcext:value-type="string">
            <text:p>valid set: Average loss: 0.5584, Accuracy: 4739/6000 (79%)</text:p>
          </table:table-cell>
          <table:table-cell table:number-columns-repeated="4"/>
          <table:table-cell office:value-type="string" calcext:value-type="string">
            <text:p>valid set: Average loss: 0.2904, Accuracy: 5365/6000 (89%)</text:p>
          </table:table-cell>
          <table:table-cell table:number-columns-repeated="4"/>
          <table:table-cell office:value-type="string" calcext:value-type="string">
            <text:p>valid set: Average loss: 0.5328, Accuracy: 5299/6000 (88%)</text:p>
          </table:table-cell>
          <table:table-cell table:number-columns-repeated="4"/>
          <table:table-cell office:value-type="string" calcext:value-type="string">
            <text:p>valid set: Average loss: 0.4595, Accuracy: 5440/6000 (91%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lid set: Average loss: 0.2918, Accuracy: 5384/6000 (90%)</text:p>
          </table:table-cell>
          <table:table-cell table:number-columns-repeated="4"/>
          <table:table-cell office:value-type="string" calcext:value-type="string">
            <text:p>valid set: Average loss: 0.4061, Accuracy: 5198/6000 (87%)</text:p>
          </table:table-cell>
          <table:table-cell table:number-columns-repeated="4"/>
          <table:table-cell office:value-type="string" calcext:value-type="string">
            <text:p>valid set: Average loss: 0.5491, Accuracy: 4734/6000 (79%)</text:p>
          </table:table-cell>
          <table:table-cell table:number-columns-repeated="4"/>
          <table:table-cell office:value-type="string" calcext:value-type="string">
            <text:p>valid set: Average loss: 0.2884, Accuracy: 5368/6000 (89%)</text:p>
          </table:table-cell>
          <table:table-cell table:number-columns-repeated="4"/>
          <table:table-cell office:value-type="string" calcext:value-type="string">
            <text:p>valid set: Average loss: 0.5678, Accuracy: 5258/6000 (88%)</text:p>
          </table:table-cell>
          <table:table-cell table:number-columns-repeated="4"/>
          <table:table-cell office:value-type="string" calcext:value-type="string">
            <text:p>valid set: Average loss: 0.4579, Accuracy: 5434/6000 (91%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lid set: Average loss: 0.3034, Accuracy: 5367/6000 (89%)</text:p>
          </table:table-cell>
          <table:table-cell table:number-columns-repeated="4"/>
          <table:table-cell office:value-type="string" calcext:value-type="string">
            <text:p>valid set: Average loss: 0.3757, Accuracy: 5259/6000 (88%)</text:p>
          </table:table-cell>
          <table:table-cell table:number-columns-repeated="4"/>
          <table:table-cell office:value-type="string" calcext:value-type="string">
            <text:p>valid set: Average loss: 0.5294, Accuracy: 4890/6000 (82%)</text:p>
          </table:table-cell>
          <table:table-cell table:number-columns-repeated="4"/>
          <table:table-cell office:value-type="string" calcext:value-type="string">
            <text:p>valid set: Average loss: 0.2885, Accuracy: 5375/6000 (90%)</text:p>
          </table:table-cell>
          <table:table-cell table:number-columns-repeated="4"/>
          <table:table-cell office:value-type="string" calcext:value-type="string">
            <text:p>valid set: Average loss: 0.5739, Accuracy: 5273/6000 (88%)</text:p>
          </table:table-cell>
          <table:table-cell table:number-columns-repeated="4"/>
          <table:table-cell office:value-type="string" calcext:value-type="string">
            <text:p>valid set: Average loss: 0.5125, Accuracy: 5446/6000 (91%)</text:p>
          </table:table-cell>
          <table:table-cell table:number-columns-repeated="17"/>
        </table:table-row>
        <table:table-row table:style-name="ro1">
          <table:table-cell table:number-columns-repeated="15"/>
          <table:table-cell office:value-type="string" calcext:value-type="string">
            <text:p>valid set: Average loss: 0.2910, Accuracy: 5372/6000 (90%)</text:p>
          </table:table-cell>
          <table:table-cell table:number-columns-repeated="4"/>
          <table:table-cell office:value-type="string" calcext:value-type="string">
            <text:p>valid set: Average loss: 0.5850, Accuracy: 5299/6000 (88%)</text:p>
          </table:table-cell>
          <table:table-cell table:number-columns-repeated="4"/>
          <table:table-cell office:value-type="string" calcext:value-type="string">
            <text:p>valid set: Average loss: 0.4826, Accuracy: 5425/6000 (90%)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ce12" office:value-type="string" calcext:value-type="string">
            <text:p>9 Layer à 512 neurones</text:p>
          </table:table-cell>
          <table:table-cell table:number-columns-repeated="4"/>
          <table:table-cell table:style-name="ce12" office:value-type="string" calcext:value-type="string">
            <text:p>9 Layer à 512 neurones</text:p>
          </table:table-cell>
          <table:table-cell table:number-columns-repeated="4"/>
          <table:table-cell office:value-type="string" calcext:value-type="string">
            <text:p>valid set: Average loss: 0.2889, Accuracy: 5370/6000 (90%)</text:p>
          </table:table-cell>
          <table:table-cell table:number-columns-repeated="4"/>
          <table:table-cell office:value-type="string" calcext:value-type="string">
            <text:p>valid set: Average loss: 0.6163, Accuracy: 5287/6000 (88%)</text:p>
          </table:table-cell>
          <table:table-cell table:number-columns-repeated="22"/>
        </table:table-row>
        <table:table-row table:style-name="ro2">
          <table:table-cell table:number-columns-repeated="5"/>
          <table:table-cell office:value-type="string" calcext:value-type="string">
            <text:p>valid set: Average loss: 1.1577, Accuracy: 2728/6000 (45%)</text:p>
          </table:table-cell>
          <table:table-cell table:number-columns-repeated="4"/>
          <table:table-cell office:value-type="string" calcext:value-type="string">
            <text:p>valid set: Average loss: 2.3024, Accuracy: 642/6000 (11%)</text:p>
          </table:table-cell>
          <table:table-cell table:number-columns-repeated="4"/>
          <table:table-cell office:value-type="string" calcext:value-type="string">
            <text:p>valid set: Average loss: 0.2968, Accuracy: 5360/6000 (89%)</text:p>
          </table:table-cell>
          <table:table-cell table:number-columns-repeated="4"/>
          <table:table-cell office:value-type="string" calcext:value-type="string">
            <text:p>valid set: Average loss: 0.5410, Accuracy: 5305/6000 (88%)</text:p>
          </table:table-cell>
          <table:table-cell table:number-columns-repeated="4"/>
          <table:table-cell table:style-name="ce15" office:value-type="string" calcext:value-type="string">
            <text:p><text:span text:style-name="T1">NLayerSoftplusModel(512, </text:span><text:span text:style-name="T2">4</text:span><text:span text:style-name="T3">)</text:span></text:p>
          </table:table-cell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valid set: Average loss: 0.9849, Accuracy: 3166/6000 (53%)</text:p>
          </table:table-cell>
          <table:table-cell table:number-columns-repeated="4"/>
          <table:table-cell office:value-type="string" calcext:value-type="string">
            <text:p>valid set: Average loss: 2.3030, Accuracy: 585/6000 (10%)</text:p>
          </table:table-cell>
          <table:table-cell table:number-columns-repeated="4"/>
          <table:table-cell office:value-type="string" calcext:value-type="string">
            <text:p>valid set: Average loss: 0.2901, Accuracy: 5375/6000 (90%)</text:p>
          </table:table-cell>
          <table:table-cell table:number-columns-repeated="4"/>
          <table:table-cell office:value-type="string" calcext:value-type="string">
            <text:p>valid set: Average loss: 0.5860, Accuracy: 5289/6000 (88%)</text:p>
          </table:table-cell>
          <table:table-cell table:number-columns-repeated="4"/>
          <table:table-cell office:value-type="string" calcext:value-type="string">
            <text:p>valid set: Average loss: 0.3950, Accuracy: 5166/6000 (86%)</text:p>
          </table:table-cell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valid set: Average loss: 0.7585, Accuracy: 4241/6000 (71%)</text:p>
          </table:table-cell>
          <table:table-cell table:number-columns-repeated="4"/>
          <table:table-cell office:value-type="string" calcext:value-type="string">
            <text:p>valid set: Average loss: 2.3028, Accuracy: 564/6000 (9%)</text:p>
          </table:table-cell>
          <table:table-cell table:number-columns-repeated="4"/>
          <table:table-cell office:value-type="string" calcext:value-type="string">
            <text:p>valid set: Average loss: 0.2916, Accuracy: 5379/6000 (90%)</text:p>
          </table:table-cell>
          <table:table-cell table:number-columns-repeated="4"/>
          <table:table-cell office:value-type="string" calcext:value-type="string">
            <text:p>valid set: Average loss: 0.6456, Accuracy: 5230/6000 (87%)</text:p>
          </table:table-cell>
          <table:table-cell table:number-columns-repeated="4"/>
          <table:table-cell office:value-type="string" calcext:value-type="string">
            <text:p>valid set: Average loss: 0.3442, Accuracy: 5230/6000 (87%)</text:p>
          </table:table-cell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valid set: Average loss: 0.7258, Accuracy: 4410/6000 (74%)</text:p>
          </table:table-cell>
          <table:table-cell table:number-columns-repeated="4"/>
          <table:table-cell office:value-type="string" calcext:value-type="string">
            <text:p>valid set: Average loss: 2.3037, Accuracy: 620/6000 (10%)</text:p>
          </table:table-cell>
          <table:table-cell table:number-columns-repeated="4"/>
          <table:table-cell office:value-type="string" calcext:value-type="string">
            <text:p>valid set: Average loss: 0.2927, Accuracy: 5390/6000 (90%)</text:p>
          </table:table-cell>
          <table:table-cell table:number-columns-repeated="4"/>
          <table:table-cell office:value-type="string" calcext:value-type="string">
            <text:p>valid set: Average loss: 0.5811, Accuracy: 5284/6000 (88%)</text:p>
          </table:table-cell>
          <table:table-cell table:number-columns-repeated="4"/>
          <table:table-cell office:value-type="string" calcext:value-type="string">
            <text:p>valid set: Average loss: 0.3611, Accuracy: 5237/6000 (87%)</text:p>
          </table:table-cell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valid set: Average loss: 0.5215, Accuracy: 4908/6000 (82%)</text:p>
          </table:table-cell>
          <table:table-cell table:number-columns-repeated="4"/>
          <table:table-cell office:value-type="string" calcext:value-type="string">
            <text:p>valid set: Average loss: 2.3033, Accuracy: 629/6000 (10%)</text:p>
          </table:table-cell>
          <table:table-cell table:number-columns-repeated="4"/>
          <table:table-cell office:value-type="string" calcext:value-type="string">
            <text:p>valid set: Average loss: 0.2941, Accuracy: 5383/6000 (90%)</text:p>
          </table:table-cell>
          <table:table-cell table:number-columns-repeated="4"/>
          <table:table-cell office:value-type="string" calcext:value-type="string">
            <text:p>test set: Average loss: 0.5849, Accuracy: 8771/10000 (88%)</text:p>
          </table:table-cell>
          <table:table-cell table:number-columns-repeated="4"/>
          <table:table-cell office:value-type="string" calcext:value-type="string">
            <text:p>valid set: Average loss: 0.3109, Accuracy: 5323/6000 (89%)</text:p>
          </table:table-cell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valid set: Average loss: 0.4817, Accuracy: 5023/6000 (84%)</text:p>
          </table:table-cell>
          <table:table-cell table:number-columns-repeated="4"/>
          <table:table-cell office:value-type="string" calcext:value-type="string">
            <text:p>valid set: Average loss: 2.3036, Accuracy: 585/6000 (10%)</text:p>
          </table:table-cell>
          <table:table-cell table:number-columns-repeated="4"/>
          <table:table-cell office:value-type="string" calcext:value-type="string">
            <text:p>valid set: Average loss: 0.2964, Accuracy: 5376/6000 (90%)</text:p>
          </table:table-cell>
          <table:table-cell table:number-columns-repeated="9"/>
          <table:table-cell office:value-type="string" calcext:value-type="string">
            <text:p>valid set: Average loss: 0.3146, Accuracy: 5333/6000 (89%)</text:p>
          </table:table-cell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valid set: Average loss: 0.4638, Accuracy: 5042/6000 (84%)</text:p>
          </table:table-cell>
          <table:table-cell table:number-columns-repeated="4"/>
          <table:table-cell office:value-type="string" calcext:value-type="string">
            <text:p>valid set: Average loss: 2.3030, Accuracy: 623/6000 (10%)</text:p>
          </table:table-cell>
          <table:table-cell table:number-columns-repeated="14"/>
          <table:table-cell office:value-type="string" calcext:value-type="string">
            <text:p>valid set: Average loss: 0.2985, Accuracy: 5342/6000 (89%)</text:p>
          </table:table-cell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valid set: Average loss: 0.4619, Accuracy: 5051/6000 (84%)</text:p>
          </table:table-cell>
          <table:table-cell table:number-columns-repeated="4"/>
          <table:table-cell office:value-type="string" calcext:value-type="string">
            <text:p>valid set: Average loss: 2.3041, Accuracy: 570/6000 (10%)</text:p>
          </table:table-cell>
          <table:table-cell table:number-columns-repeated="4"/>
          <table:table-cell table:style-name="ce12" office:value-type="string" calcext:value-type="string">
            <text:p>3 Layer à 512 neurones</text:p>
          </table:table-cell>
          <table:table-cell table:number-columns-repeated="9"/>
          <table:table-cell office:value-type="string" calcext:value-type="string">
            <text:p>valid set: Average loss: 0.2828, Accuracy: 5403/6000 (90%)</text:p>
          </table:table-cell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valid set: Average loss: 0.4287, Accuracy: 5115/6000 (85%)</text:p>
          </table:table-cell>
          <table:table-cell table:number-columns-repeated="4"/>
          <table:table-cell office:value-type="string" calcext:value-type="string">
            <text:p>valid set: Average loss: 2.3041, Accuracy: 564/6000 (9%)</text:p>
          </table:table-cell>
          <table:table-cell table:number-columns-repeated="4"/>
          <table:table-cell office:value-type="string" calcext:value-type="string">
            <text:p>valid set: Average loss: 1.0080, Accuracy: 3784/6000 (63%)</text:p>
          </table:table-cell>
          <table:table-cell table:number-columns-repeated="9"/>
          <table:table-cell office:value-type="string" calcext:value-type="string">
            <text:p>valid set: Average loss: 0.2807, Accuracy: 5412/6000 (90%)</text:p>
          </table:table-cell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valid set: Average loss: 0.4125, Accuracy: 5161/6000 (86%)</text:p>
          </table:table-cell>
          <table:table-cell table:number-columns-repeated="4"/>
          <table:table-cell office:value-type="string" calcext:value-type="string">
            <text:p>valid set: Average loss: 2.3029, Accuracy: 620/6000 (10%)</text:p>
          </table:table-cell>
          <table:table-cell table:number-columns-repeated="4"/>
          <table:table-cell office:value-type="string" calcext:value-type="string">
            <text:p>valid set: Average loss: 0.6546, Accuracy: 4500/6000 (75%)</text:p>
          </table:table-cell>
          <table:table-cell table:number-columns-repeated="9"/>
          <table:table-cell office:value-type="string" calcext:value-type="string">
            <text:p>valid set: Average loss: 0.2960, Accuracy: 5368/6000 (89%)</text:p>
          </table:table-cell>
          <table:table-cell table:number-columns-repeated="17"/>
        </table:table-row>
        <table:table-row table:style-name="ro1">
          <table:table-cell table:number-columns-repeated="15"/>
          <table:table-cell office:value-type="string" calcext:value-type="string">
            <text:p>valid set: Average loss: 0.5486, Accuracy: 4783/6000 (80%)</text:p>
          </table:table-cell>
          <table:table-cell table:number-columns-repeated="9"/>
          <table:table-cell office:value-type="string" calcext:value-type="string">
            <text:p>valid set: Average loss: 0.2976, Accuracy: 5394/6000 (90%)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ce12" office:value-type="string" calcext:value-type="string">
            <text:p>10 Layer à 512 neurones</text:p>
          </table:table-cell>
          <table:table-cell table:number-columns-repeated="4"/>
          <table:table-cell table:style-name="ce12" office:value-type="string" calcext:value-type="string">
            <text:p>10 Layer à 512 neurones</text:p>
          </table:table-cell>
          <table:table-cell table:number-columns-repeated="4"/>
          <table:table-cell office:value-type="string" calcext:value-type="string">
            <text:p>valid set: Average loss: 0.4818, Accuracy: 4952/6000 (83%)</text:p>
          </table:table-cell>
          <table:table-cell table:number-columns-repeated="9"/>
          <table:table-cell office:value-type="string" calcext:value-type="string">
            <text:p>valid set: Average loss: 0.2923, Accuracy: 5415/6000 (90%)</text:p>
          </table:table-cell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valid set: Average loss: 1.0028, Accuracy: 3722/6000 (62%)</text:p>
          </table:table-cell>
          <table:table-cell table:number-columns-repeated="4"/>
          <table:table-cell office:value-type="string" calcext:value-type="string">
            <text:p>valid set: Average loss: 0.8923, Accuracy: 3821/6000 (64%)</text:p>
          </table:table-cell>
          <table:table-cell table:number-columns-repeated="4"/>
          <table:table-cell office:value-type="string" calcext:value-type="string">
            <text:p>valid set: Average loss: 0.4427, Accuracy: 5061/6000 (84%)</text:p>
          </table:table-cell>
          <table:table-cell table:number-columns-repeated="9"/>
          <table:table-cell office:value-type="string" calcext:value-type="string">
            <text:p>valid set: Average loss: 0.3007, Accuracy: 5445/6000 (91%)</text:p>
          </table:table-cell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valid set: Average loss: 0.7841, Accuracy: 4276/6000 (71%)</text:p>
          </table:table-cell>
          <table:table-cell table:number-columns-repeated="4"/>
          <table:table-cell office:value-type="string" calcext:value-type="string">
            <text:p>valid set: Average loss: 0.7792, Accuracy: 4082/6000 (68%)</text:p>
          </table:table-cell>
          <table:table-cell table:number-columns-repeated="4"/>
          <table:table-cell office:value-type="string" calcext:value-type="string">
            <text:p>valid set: Average loss: 0.4155, Accuracy: 5097/6000 (85%)</text:p>
          </table:table-cell>
          <table:table-cell table:number-columns-repeated="9"/>
          <table:table-cell office:value-type="string" calcext:value-type="string">
            <text:p>valid set: Average loss: 0.3070, Accuracy: 5436/6000 (91%)</text:p>
          </table:table-cell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valid set: Average loss: 0.6280, Accuracy: 4594/6000 (77%)</text:p>
          </table:table-cell>
          <table:table-cell table:number-columns-repeated="4"/>
          <table:table-cell office:value-type="string" calcext:value-type="string">
            <text:p>valid set: Average loss: 1.0124, Accuracy: 3706/6000 (62%)</text:p>
          </table:table-cell>
          <table:table-cell table:number-columns-repeated="4"/>
          <table:table-cell office:value-type="string" calcext:value-type="string">
            <text:p>valid set: Average loss: 0.3960, Accuracy: 5138/6000 (86%)</text:p>
          </table:table-cell>
          <table:table-cell table:number-columns-repeated="9"/>
          <table:table-cell office:value-type="string" calcext:value-type="string">
            <text:p>valid set: Average loss: 0.3216, Accuracy: 5419/6000 (90%)</text:p>
          </table:table-cell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valid set: Average loss: 0.5799, Accuracy: 4638/6000 (77%)</text:p>
          </table:table-cell>
          <table:table-cell table:number-columns-repeated="4"/>
          <table:table-cell office:value-type="string" calcext:value-type="string">
            <text:p>valid set: Average loss: 0.8098, Accuracy: 4018/6000 (67%)</text:p>
          </table:table-cell>
          <table:table-cell table:number-columns-repeated="4"/>
          <table:table-cell office:value-type="string" calcext:value-type="string">
            <text:p>valid set: Average loss: 0.3822, Accuracy: 5157/6000 (86%)</text:p>
          </table:table-cell>
          <table:table-cell table:number-columns-repeated="9"/>
          <table:table-cell office:value-type="string" calcext:value-type="string">
            <text:p>valid set: Average loss: 0.3040, Accuracy: 5405/6000 (90%)</text:p>
          </table:table-cell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valid set: Average loss: 0.5660, Accuracy: 4946/6000 (82%)</text:p>
          </table:table-cell>
          <table:table-cell table:number-columns-repeated="4"/>
          <table:table-cell office:value-type="string" calcext:value-type="string">
            <text:p>valid set: Average loss: 0.7734, Accuracy: 4169/6000 (69%)</text:p>
          </table:table-cell>
          <table:table-cell table:number-columns-repeated="4"/>
          <table:table-cell office:value-type="string" calcext:value-type="string">
            <text:p>valid set: Average loss: 0.3700, Accuracy: 5192/6000 (87%)</text:p>
          </table:table-cell>
          <table:table-cell table:number-columns-repeated="9"/>
          <table:table-cell office:value-type="string" calcext:value-type="string">
            <text:p>valid set: Average loss: 0.3369, Accuracy: 5439/6000 (91%)</text:p>
          </table:table-cell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valid set: Average loss: 0.5382, Accuracy: 4957/6000 (83%)</text:p>
          </table:table-cell>
          <table:table-cell table:number-columns-repeated="4"/>
          <table:table-cell office:value-type="string" calcext:value-type="string">
            <text:p>valid set: Average loss: 0.9958, Accuracy: 3268/6000 (54%)</text:p>
          </table:table-cell>
          <table:table-cell table:number-columns-repeated="4"/>
          <table:table-cell office:value-type="string" calcext:value-type="string">
            <text:p>valid set: Average loss: 0.3708, Accuracy: 5214/6000 (87%)</text:p>
          </table:table-cell>
          <table:table-cell table:number-columns-repeated="9"/>
          <table:table-cell office:value-type="string" calcext:value-type="string">
            <text:p>valid set: Average loss: 0.3383, Accuracy: 5435/6000 (91%)</text:p>
          </table:table-cell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valid set: Average loss: 0.4860, Accuracy: 5064/6000 (84%)</text:p>
          </table:table-cell>
          <table:table-cell table:number-columns-repeated="4"/>
          <table:table-cell office:value-type="string" calcext:value-type="string">
            <text:p>valid set: Average loss: 0.8075, Accuracy: 4133/6000 (69%)</text:p>
          </table:table-cell>
          <table:table-cell table:number-columns-repeated="4"/>
          <table:table-cell office:value-type="string" calcext:value-type="string">
            <text:p>valid set: Average loss: 0.3498, Accuracy: 5243/6000 (87%)</text:p>
          </table:table-cell>
          <table:table-cell table:number-columns-repeated="9"/>
          <table:table-cell office:value-type="string" calcext:value-type="string">
            <text:p>valid set: Average loss: 0.3451, Accuracy: 5428/6000 (90%)</text:p>
          </table:table-cell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valid set: Average loss: 0.4578, Accuracy: 5107/6000 (85%)</text:p>
          </table:table-cell>
          <table:table-cell table:number-columns-repeated="4"/>
          <table:table-cell office:value-type="string" calcext:value-type="string">
            <text:p>valid set: Average loss: 0.9098, Accuracy: 3690/6000 (62%)</text:p>
          </table:table-cell>
          <table:table-cell table:number-columns-repeated="4"/>
          <table:table-cell office:value-type="string" calcext:value-type="string">
            <text:p>valid set: Average loss: 0.3464, Accuracy: 5229/6000 (87%)</text:p>
          </table:table-cell>
          <table:table-cell table:number-columns-repeated="9"/>
          <table:table-cell office:value-type="string" calcext:value-type="string">
            <text:p>valid set: Average loss: 0.3489, Accuracy: 5464/6000 (91%)</text:p>
          </table:table-cell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valid set: Average loss: 0.4294, Accuracy: 5178/6000 (86%)</text:p>
          </table:table-cell>
          <table:table-cell table:number-columns-repeated="4"/>
          <table:table-cell office:value-type="string" calcext:value-type="string">
            <text:p>valid set: Average loss: 0.8446, Accuracy: 4067/6000 (68%)</text:p>
          </table:table-cell>
          <table:table-cell table:number-columns-repeated="4"/>
          <table:table-cell office:value-type="string" calcext:value-type="string">
            <text:p>valid set: Average loss: 0.3376, Accuracy: 5271/6000 (88%)</text:p>
          </table:table-cell>
          <table:table-cell table:number-columns-repeated="9"/>
          <table:table-cell office:value-type="string" calcext:value-type="string">
            <text:p>valid set: Average loss: 0.3613, Accuracy: 5406/6000 (90%)</text:p>
          </table:table-cell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valid set: Average loss: 0.4210, Accuracy: 5179/6000 (86%)</text:p>
          </table:table-cell>
          <table:table-cell table:number-columns-repeated="4"/>
          <table:table-cell office:value-type="string" calcext:value-type="string">
            <text:p>valid set: Average loss: 0.7471, Accuracy: 4326/6000 (72%)</text:p>
          </table:table-cell>
          <table:table-cell table:number-columns-repeated="4"/>
          <table:table-cell office:value-type="string" calcext:value-type="string">
            <text:p>valid set: Average loss: 0.3490, Accuracy: 5248/6000 (87%)</text:p>
          </table:table-cell>
          <table:table-cell table:number-columns-repeated="9"/>
          <table:table-cell office:value-type="string" calcext:value-type="string">
            <text:p>valid set: Average loss: 0.3537, Accuracy: 5433/6000 (91%)</text:p>
          </table:table-cell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test set: Average loss: 0.3412, Accuracy: 8807/10000 (88%)</text:p>
          </table:table-cell>
          <table:table-cell table:number-columns-repeated="4"/>
          <table:table-cell office:value-type="string" calcext:value-type="string">
            <text:p>valid set: Average loss: 0.7471, Accuracy: 4326/6000 (72%)</text:p>
          </table:table-cell>
          <table:table-cell table:number-columns-repeated="4"/>
          <table:table-cell office:value-type="string" calcext:value-type="string">
            <text:p>valid set: Average loss: 0.3307, Accuracy: 5289/6000 (88%)</text:p>
          </table:table-cell>
          <table:table-cell table:number-columns-repeated="9"/>
          <table:table-cell office:value-type="string" calcext:value-type="string">
            <text:p>valid set: Average loss: 0.3756, Accuracy: 5426/6000 (90%)</text:p>
          </table:table-cell>
          <table:table-cell table:number-columns-repeated="17"/>
        </table:table-row>
        <table:table-row table:style-name="ro1">
          <table:table-cell table:number-columns-repeated="15"/>
          <table:table-cell office:value-type="string" calcext:value-type="string">
            <text:p>valid set: Average loss: 0.3231, Accuracy: 5296/6000 (88%)</text:p>
          </table:table-cell>
          <table:table-cell table:number-columns-repeated="9"/>
          <table:table-cell office:value-type="string" calcext:value-type="string">
            <text:p>valid set: Average loss: 0.4118, Accuracy: 5444/6000 (91%)</text:p>
          </table:table-cell>
          <table:table-cell table:number-columns-repeated="17"/>
        </table:table-row>
        <table:table-row table:style-name="ro1">
          <table:table-cell table:number-columns-repeated="15"/>
          <table:table-cell office:value-type="string" calcext:value-type="string">
            <text:p>valid set: Average loss: 0.3241, Accuracy: 5276/6000 (88%)</text:p>
          </table:table-cell>
          <table:table-cell table:number-columns-repeated="9"/>
          <table:table-cell office:value-type="string" calcext:value-type="string">
            <text:p>valid set: Average loss: 0.3939, Accuracy: 5430/6000 (90%)</text:p>
          </table:table-cell>
          <table:table-cell table:number-columns-repeated="17"/>
        </table:table-row>
        <table:table-row table:style-name="ro1">
          <table:table-cell table:number-columns-repeated="15"/>
          <table:table-cell office:value-type="string" calcext:value-type="string">
            <text:p>valid set: Average loss: 0.3175, Accuracy: 5308/6000 (88%)</text:p>
          </table:table-cell>
          <table:table-cell table:number-columns-repeated="9"/>
          <table:table-cell office:value-type="string" calcext:value-type="string">
            <text:p>valid set: Average loss: 0.4212, Accuracy: 5425/6000 (90%)</text:p>
          </table:table-cell>
          <table:table-cell table:number-columns-repeated="17"/>
        </table:table-row>
        <table:table-row table:style-name="ro1">
          <table:table-cell table:number-columns-repeated="15"/>
          <table:table-cell office:value-type="string" calcext:value-type="string">
            <text:p>valid set: Average loss: 0.3118, Accuracy: 5323/6000 (89%)</text:p>
          </table:table-cell>
          <table:table-cell table:number-columns-repeated="9"/>
          <table:table-cell office:value-type="string" calcext:value-type="string">
            <text:p>valid set: Average loss: 0.4234, Accuracy: 5400/6000 (90%)</text:p>
          </table:table-cell>
          <table:table-cell table:number-columns-repeated="17"/>
        </table:table-row>
        <table:table-row table:style-name="ro1">
          <table:table-cell table:number-columns-repeated="15"/>
          <table:table-cell office:value-type="string" calcext:value-type="string">
            <text:p>valid set: Average loss: 0.3158, Accuracy: 5301/6000 (88%)</text:p>
          </table:table-cell>
          <table:table-cell table:number-columns-repeated="9"/>
          <table:table-cell office:value-type="string" calcext:value-type="string">
            <text:p>valid set: Average loss: 0.4387, Accuracy: 5432/6000 (91%)</text:p>
          </table:table-cell>
          <table:table-cell table:number-columns-repeated="17"/>
        </table:table-row>
        <table:table-row table:style-name="ro1">
          <table:table-cell table:number-columns-repeated="15"/>
          <table:table-cell office:value-type="string" calcext:value-type="string">
            <text:p>valid set: Average loss: 0.3150, Accuracy: 5291/6000 (88%)</text:p>
          </table:table-cell>
          <table:table-cell table:number-columns-repeated="9"/>
          <table:table-cell office:value-type="string" calcext:value-type="string">
            <text:p>valid set: Average loss: 0.4424, Accuracy: 5416/6000 (90%)</text:p>
          </table:table-cell>
          <table:table-cell table:number-columns-repeated="17"/>
        </table:table-row>
        <table:table-row table:style-name="ro1">
          <table:table-cell table:number-columns-repeated="15"/>
          <table:table-cell office:value-type="string" calcext:value-type="string">
            <text:p>valid set: Average loss: 0.3102, Accuracy: 5318/6000 (89%)</text:p>
          </table:table-cell>
          <table:table-cell table:number-columns-repeated="9"/>
          <table:table-cell office:value-type="string" calcext:value-type="string">
            <text:p>valid set: Average loss: 0.5031, Accuracy: 5390/6000 (90%)</text:p>
          </table:table-cell>
          <table:table-cell table:number-columns-repeated="17"/>
        </table:table-row>
        <table:table-row table:style-name="ro1">
          <table:table-cell table:number-columns-repeated="15"/>
          <table:table-cell office:value-type="string" calcext:value-type="string">
            <text:p>valid set: Average loss: 0.3105, Accuracy: 5306/6000 (88%)</text:p>
          </table:table-cell>
          <table:table-cell table:number-columns-repeated="9"/>
          <table:table-cell office:value-type="string" calcext:value-type="string">
            <text:p>valid set: Average loss: 0.4625, Accuracy: 5408/6000 (90%)</text:p>
          </table:table-cell>
          <table:table-cell table:number-columns-repeated="17"/>
        </table:table-row>
        <table:table-row table:style-name="ro1">
          <table:table-cell table:number-columns-repeated="15"/>
          <table:table-cell office:value-type="string" calcext:value-type="string">
            <text:p>valid set: Average loss: 0.3030, Accuracy: 5334/6000 (89%)</text:p>
          </table:table-cell>
          <table:table-cell table:number-columns-repeated="9"/>
          <table:table-cell office:value-type="string" calcext:value-type="string">
            <text:p>test set: Average loss: 0.6771, Accuracy: 8909/10000 (89%)</text:p>
          </table:table-cell>
          <table:table-cell table:number-columns-repeated="17"/>
        </table:table-row>
        <table:table-row table:style-name="ro1">
          <table:table-cell table:number-columns-repeated="15"/>
          <table:table-cell office:value-type="string" calcext:value-type="string">
            <text:p>valid set: Average loss: 0.3052, Accuracy: 5323/6000 (8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045, Accuracy: 5321/6000 (8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148, Accuracy: 5312/6000 (8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088, Accuracy: 5321/6000 (8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008, Accuracy: 5351/6000 (8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2997, Accuracy: 5360/6000 (8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113, Accuracy: 5306/6000 (88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076, Accuracy: 5327/6000 (8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062, Accuracy: 5367/6000 (8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039, Accuracy: 5341/6000 (8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135, Accuracy: 5329/6000 (8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021, Accuracy: 5362/6000 (8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066, Accuracy: 5369/6000 (8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259, Accuracy: 5324/6000 (8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070, Accuracy: 5368/6000 (8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072, Accuracy: 5392/6000 (90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075, Accuracy: 5367/6000 (8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123, Accuracy: 5384/6000 (90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162, Accuracy: 5360/6000 (8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170, Accuracy: 5391/6000 (90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301, Accuracy: 5364/6000 (8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131, Accuracy: 5390/6000 (90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295, Accuracy: 5394/6000 (90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256, Accuracy: 5383/6000 (90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289, Accuracy: 5392/6000 (90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312, Accuracy: 5388/6000 (90%)</text:p>
          </table:table-cell>
          <table:table-cell table:number-columns-repeated="27"/>
        </table:table-row>
        <table:table-row table:style-name="ro1">
          <table:table-cell table:number-columns-repeated="43"/>
        </table:table-row>
        <table:table-row table:style-name="ro1">
          <table:table-cell table:number-columns-repeated="15"/>
          <table:table-cell table:style-name="ce12" office:value-type="string" calcext:value-type="string">
            <text:p>4 Layer à 512 neurones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1.4098, Accuracy: 2414/6000 (40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7859, Accuracy: 4409/6000 (73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6062, Accuracy: 4753/6000 (7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5272, Accuracy: 4942/6000 (82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692, Accuracy: 5038/6000 (84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350, Accuracy: 5079/6000 (85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107, Accuracy: 5145/6000 (86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911, Accuracy: 5173/6000 (86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805, Accuracy: 5178/6000 (86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814, Accuracy: 5215/6000 (87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573, Accuracy: 5242/6000 (87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533, Accuracy: 5242/6000 (87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425, Accuracy: 5271/6000 (88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547, Accuracy: 5231/6000 (87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357, Accuracy: 5279/6000 (88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392, Accuracy: 5288/6000 (88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524, Accuracy: 5244/6000 (87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319, Accuracy: 5292/6000 (88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298, Accuracy: 5321/6000 (8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343, Accuracy: 5305/6000 (88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247, Accuracy: 5313/6000 (8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204, Accuracy: 5329/6000 (8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481, Accuracy: 5264/6000 (88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386, Accuracy: 5307/6000 (88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332, Accuracy: 5303/6000 (88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226, Accuracy: 5345/6000 (8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230, Accuracy: 5342/6000 (8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313, Accuracy: 5327/6000 (8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500, Accuracy: 5316/6000 (8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381, Accuracy: 5330/6000 (8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310, Accuracy: 5329/6000 (8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397, Accuracy: 5337/6000 (8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377, Accuracy: 5336/6000 (8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497, Accuracy: 5315/6000 (8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334, Accuracy: 5356/6000 (8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464, Accuracy: 5329/6000 (8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519, Accuracy: 5334/6000 (8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521, Accuracy: 5327/6000 (8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437, Accuracy: 5345/6000 (8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697, Accuracy: 5311/6000 (8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576, Accuracy: 5332/6000 (8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628, Accuracy: 5316/6000 (8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663, Accuracy: 5348/6000 (8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676, Accuracy: 5315/6000 (8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687, Accuracy: 5326/6000 (8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036, Accuracy: 5280/6000 (88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764, Accuracy: 5348/6000 (8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852, Accuracy: 5337/6000 (8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904, Accuracy: 5341/6000 (8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861, Accuracy: 5342/6000 (89%)</text:p>
          </table:table-cell>
          <table:table-cell table:number-columns-repeated="27"/>
        </table:table-row>
        <table:table-row table:style-name="ro1">
          <table:table-cell table:number-columns-repeated="43"/>
        </table:table-row>
        <table:table-row table:style-name="ro1">
          <table:table-cell table:number-columns-repeated="15"/>
          <table:table-cell table:style-name="ce12" office:value-type="string" calcext:value-type="string">
            <text:p>5 Layer à 512 neurones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2.2988, Accuracy: 574/6000 (10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1.5150, Accuracy: 1755/6000 (2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1.1162, Accuracy: 3323/6000 (55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8889, Accuracy: 3748/6000 (62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7501, Accuracy: 4522/6000 (75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6667, Accuracy: 4711/6000 (7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6227, Accuracy: 4768/6000 (7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5553, Accuracy: 4900/6000 (82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5217, Accuracy: 4969/6000 (83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5064, Accuracy: 5001/6000 (83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891, Accuracy: 5048/6000 (84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731, Accuracy: 5054/6000 (84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619, Accuracy: 5102/6000 (85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584, Accuracy: 5080/6000 (85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429, Accuracy: 5136/6000 (86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466, Accuracy: 5125/6000 (85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243, Accuracy: 5177/6000 (86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111, Accuracy: 5218/6000 (87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154, Accuracy: 5200/6000 (87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225, Accuracy: 5193/6000 (87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031, Accuracy: 5222/6000 (87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129, Accuracy: 5206/6000 (87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069, Accuracy: 5214/6000 (87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163, Accuracy: 5202/6000 (87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957, Accuracy: 5251/6000 (88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023, Accuracy: 5228/6000 (87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3974, Accuracy: 5231/6000 (87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278, Accuracy: 5186/6000 (86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077, Accuracy: 5227/6000 (87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269, Accuracy: 5216/6000 (87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196, Accuracy: 5210/6000 (87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123, Accuracy: 5239/6000 (87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026, Accuracy: 5255/6000 (88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036, Accuracy: 5244/6000 (87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174, Accuracy: 5217/6000 (87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347, Accuracy: 5195/6000 (87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077, Accuracy: 5276/6000 (88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049, Accuracy: 5264/6000 (88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137, Accuracy: 5255/6000 (88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213, Accuracy: 5247/6000 (87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341, Accuracy: 5214/6000 (87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097, Accuracy: 5283/6000 (88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303, Accuracy: 5225/6000 (87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462, Accuracy: 5217/6000 (87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323, Accuracy: 5232/6000 (87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228, Accuracy: 5236/6000 (87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245, Accuracy: 5256/6000 (88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304, Accuracy: 5229/6000 (87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247, Accuracy: 5261/6000 (88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373, Accuracy: 5259/6000 (88%)</text:p>
          </table:table-cell>
          <table:table-cell table:number-columns-repeated="27"/>
        </table:table-row>
        <table:table-row table:style-name="ro1">
          <table:table-cell table:number-columns-repeated="43"/>
        </table:table-row>
        <table:table-row table:style-name="ro1">
          <table:table-cell table:number-columns-repeated="15"/>
          <table:table-cell table:style-name="ce12" office:value-type="string" calcext:value-type="string">
            <text:p>6 Layer à 512 neurones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2.3072, Accuracy: 569/6000 (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2.3042, Accuracy: 569/6000 (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2.3051, Accuracy: 593/6000 (10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2.3023, Accuracy: 617/6000 (10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2.0930, Accuracy: 1303/6000 (22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1.2407, Accuracy: 2682/6000 (45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1.0632, Accuracy: 3258/6000 (54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9477, Accuracy: 3606/6000 (60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9207, Accuracy: 3611/6000 (60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8790, Accuracy: 3708/6000 (62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8492, Accuracy: 3863/6000 (64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8418, Accuracy: 3821/6000 (64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8320, Accuracy: 3873/6000 (65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8131, Accuracy: 3881/6000 (65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8033, Accuracy: 3902/6000 (65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7869, Accuracy: 3955/6000 (66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7835, Accuracy: 3967/6000 (66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7752, Accuracy: 3983/6000 (66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7703, Accuracy: 3976/6000 (66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7694, Accuracy: 3948/6000 (66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7712, Accuracy: 3946/6000 (66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7542, Accuracy: 4206/6000 (70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6228, Accuracy: 4660/6000 (78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5646, Accuracy: 4831/6000 (81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5368, Accuracy: 4889/6000 (81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5147, Accuracy: 4957/6000 (83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5080, Accuracy: 4983/6000 (83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5150, Accuracy: 4987/6000 (83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986, Accuracy: 5001/6000 (83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912, Accuracy: 5027/6000 (84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818, Accuracy: 5040/6000 (84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705, Accuracy: 5073/6000 (85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818, Accuracy: 5053/6000 (84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637, Accuracy: 5073/6000 (85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644, Accuracy: 5070/6000 (84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759, Accuracy: 5087/6000 (85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789, Accuracy: 5054/6000 (84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579, Accuracy: 5100/6000 (85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757, Accuracy: 5093/6000 (85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782, Accuracy: 5071/6000 (85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693, Accuracy: 5092/6000 (85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557, Accuracy: 5100/6000 (85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589, Accuracy: 5102/6000 (85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673, Accuracy: 5090/6000 (85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891, Accuracy: 5069/6000 (84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710, Accuracy: 5100/6000 (85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725, Accuracy: 5105/6000 (85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797, Accuracy: 5099/6000 (85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757, Accuracy: 5104/6000 (85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5013, Accuracy: 5086/6000 (85%)</text:p>
          </table:table-cell>
          <table:table-cell table:number-columns-repeated="27"/>
        </table:table-row>
        <table:table-row table:style-name="ro1">
          <table:table-cell table:number-columns-repeated="43"/>
        </table:table-row>
        <table:table-row table:style-name="ro1">
          <table:table-cell table:number-columns-repeated="15"/>
          <table:table-cell table:style-name="ce12" office:value-type="string" calcext:value-type="string">
            <text:p>7 Layer à 512 neurones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2.3114, Accuracy: 569/6000 (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2.3038, Accuracy: 599/6000 (10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2.3058, Accuracy: 586/6000 (10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2.3053, Accuracy: 614/6000 (10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2.3059, Accuracy: 599/6000 (10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1.6050, Accuracy: 1855/6000 (31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1.2210, Accuracy: 2750/6000 (46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1.0021, Accuracy: 3364/6000 (56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9288, Accuracy: 3729/6000 (62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8279, Accuracy: 4134/6000 (69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7123, Accuracy: 4668/6000 (78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6521, Accuracy: 4782/6000 (80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6141, Accuracy: 4845/6000 (81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6453, Accuracy: 4663/6000 (78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5742, Accuracy: 4904/6000 (82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5686, Accuracy: 4912/6000 (82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5588, Accuracy: 4945/6000 (82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5507, Accuracy: 4952/6000 (83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5420, Accuracy: 4961/6000 (83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5529, Accuracy: 4953/6000 (83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5332, Accuracy: 5001/6000 (83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5327, Accuracy: 5009/6000 (83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5272, Accuracy: 5025/6000 (84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5416, Accuracy: 4998/6000 (83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5205, Accuracy: 5044/6000 (84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5143, Accuracy: 5041/6000 (84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5300, Accuracy: 5017/6000 (84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5135, Accuracy: 5055/6000 (84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5214, Accuracy: 5046/6000 (84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5262, Accuracy: 5026/6000 (84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5172, Accuracy: 5054/6000 (84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5224, Accuracy: 5019/6000 (84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5114, Accuracy: 5056/6000 (84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5045, Accuracy: 5079/6000 (85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5144, Accuracy: 5048/6000 (84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945, Accuracy: 5111/6000 (85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986, Accuracy: 5066/6000 (84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5079, Accuracy: 5064/6000 (84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867, Accuracy: 5118/6000 (85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757, Accuracy: 5103/6000 (85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795, Accuracy: 5082/6000 (85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769, Accuracy: 5118/6000 (85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708, Accuracy: 5126/6000 (85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737, Accuracy: 5104/6000 (85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867, Accuracy: 5091/6000 (85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814, Accuracy: 5109/6000 (85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928, Accuracy: 5082/6000 (85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939, Accuracy: 5090/6000 (85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903, Accuracy: 5107/6000 (85%)</text:p>
          </table:table-cell>
          <table:table-cell table:number-columns-repeated="27"/>
        </table:table-row>
        <table:table-row table:style-name="ro1">
          <table:table-cell table:number-columns-repeated="15"/>
          <table:table-cell office:value-type="string" calcext:value-type="string">
            <text:p>valid set: Average loss: 0.4950, Accuracy: 5100/6000 (85%)</text:p>
          </table:table-cell>
          <table:table-cell table:number-columns-repeated="27"/>
        </table:table-row>
      </table:table>
      <table:table table:name="Sig-1Layer Analyse" table:style-name="ta1">
        <table:shapes>
          <draw:frame draw:z-index="0" draw:style-name="gr1" draw:text-style-name="P1" svg:width="159.99mm" svg:height="89.99mm" svg:x="265.08mm" svg:y="19.13mm">
            <loext:p/>
            <draw:object draw:notify-on-update-of-ranges="'Sig-1Layer Analyse'.K6:'Sig-1Layer Analyse'.K13 'Sig-1Layer Analyse'.J5:'Sig-1Layer Analyse'.J5 'Sig-1Layer Analyse'.J6:'Sig-1Layer Analyse'.J13 'Sig-1Layer Analyse'.I5:'Sig-1Layer Analyse'.I5 'Sig-1Layer Analyse'.I6:'Sig-1Layer Analyse'.I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91.26mm" svg:y="168.51mm">
            <loext:p/>
            <draw:object draw:notify-on-update-of-ranges="'Sig-1Layer Analyse'.I27:'Sig-1Layer Analyse'.I36 'Sig-1Layer Analyse'.J26:'Sig-1Layer Analyse'.J26 'Sig-1Layer Analyse'.J27:'Sig-1Layer Analyse'.J36 'Sig-1Layer Analyse'.I27:'Sig-1Layer Analyse'.I36 'Sig-1Layer Analyse'.K26:'Sig-1Layer Analyse'.K26 'Sig-1Layer Analyse'.K27:'Sig-1Layer Analyse'.K36 'Sig-1Layer Analyse'.I27:'Sig-1Layer Analyse'.I36 'Sig-1Layer Analyse'.L26:'Sig-1Layer Analyse'.L26 'Sig-1Layer Analyse'.L27:'Sig-1Layer Analyse'.L36 'Sig-1Layer Analyse'.I27:'Sig-1Layer Analyse'.I36 'Sig-1Layer Analyse'.M26:'Sig-1Layer Analyse'.M26 'Sig-1Layer Analyse'.M27:'Sig-1Layer Analyse'.M36 'Sig-1Layer Analyse'.I27:'Sig-1Layer Analyse'.I36 'Sig-1Layer Analyse'.N26:'Sig-1Layer Analyse'.N26 'Sig-1Layer Analyse'.N27:'Sig-1Layer Analyse'.N36 'Sig-1Layer Analyse'.I27:'Sig-1Layer Analyse'.I36 'Sig-1Layer Analyse'.O26:'Sig-1Layer Analyse'.O26 'Sig-1Layer Analyse'.O27:'Sig-1Layer Analyse'.O3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 table:number-rows-repeated="3">
          <table:table-cell table:number-columns-repeated="15"/>
        </table:table-row>
        <table:table-row table:style-name="ro5">
          <table:table-cell table:style-name="ce2" office:value-type="string" calcext:value-type="string">
            <text:p>1 hidden layer (sigmoid) avec 512 neurones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52, Accuracy</text:p>
          </table:table-cell>
          <table:table-cell office:value-type="float" office:value="5177" calcext:value-type="float">
            <text:p>5177</text:p>
          </table:table-cell>
          <table:table-cell office:value-type="string" calcext:value-type="string">
            <text:p>6000 (86%)</text:p>
          </table:table-cell>
          <table:table-cell table:formula="of:=[.D5]/6000" office:value-type="float" office:value="0.862833333333333" calcext:value-type="float">
            <text:p>0,862833333333333</text:p>
          </table:table-cell>
          <table:table-cell table:number-columns-repeated="2"/>
          <table:table-cell office:value-type="string" calcext:value-type="string">
            <text:p>Max Précision</text:p>
          </table:table-cell>
          <table:table-cell table:style-name="ce7" office:value-type="string" calcext:value-type="string">
            <text:p>Moyenne Précision</text:p>
          </table:table-cell>
          <table:table-cell table:style-name="ce7" office:value-type="string" calcext:value-type="string">
            <text:p>N Neuron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11, Accuracy</text:p>
          </table:table-cell>
          <table:table-cell office:value-type="float" office:value="5224" calcext:value-type="float">
            <text:p>5224</text:p>
          </table:table-cell>
          <table:table-cell office:value-type="string" calcext:value-type="string">
            <text:p>6000 (87%)</text:p>
          </table:table-cell>
          <table:table-cell table:formula="of:=[.D6]/6000" office:value-type="float" office:value="0.870666666666667" calcext:value-type="float">
            <text:p>0,870666666666667</text:p>
          </table:table-cell>
          <table:table-cell table:number-columns-repeated="2"/>
          <table:table-cell office:value-type="float" office:value="0.277666666666667" calcext:value-type="float">
            <text:p>0,277666666666667</text:p>
          </table:table-cell>
          <table:table-cell table:style-name="ce7" office:value-type="float" office:value="0.23595" calcext:value-type="float">
            <text:p>0,2359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71, Accuracy</text:p>
          </table:table-cell>
          <table:table-cell office:value-type="float" office:value="5238" calcext:value-type="float">
            <text:p>5238</text:p>
          </table:table-cell>
          <table:table-cell office:value-type="string" calcext:value-type="string">
            <text:p>6000 (87%)</text:p>
          </table:table-cell>
          <table:table-cell table:formula="of:=[.D7]/6000" office:value-type="float" office:value="0.873" calcext:value-type="float">
            <text:p>0,873</text:p>
          </table:table-cell>
          <table:table-cell table:number-columns-repeated="2"/>
          <table:table-cell office:value-type="float" office:value="0.83" calcext:value-type="float">
            <text:p>0,83</text:p>
          </table:table-cell>
          <table:table-cell table:style-name="ce7" office:value-type="float" office:value="0.811966666666667" calcext:value-type="float">
            <text:p>0,811966666666667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26, Accuracy</text:p>
          </table:table-cell>
          <table:table-cell office:value-type="float" office:value="5314" calcext:value-type="float">
            <text:p>5314</text:p>
          </table:table-cell>
          <table:table-cell office:value-type="string" calcext:value-type="string">
            <text:p>6000 (89%)</text:p>
          </table:table-cell>
          <table:table-cell table:formula="of:=[.D8]/6000" office:value-type="float" office:value="0.885666666666667" calcext:value-type="float">
            <text:p>0,885666666666667</text:p>
          </table:table-cell>
          <table:table-cell table:number-columns-repeated="2"/>
          <table:table-cell office:value-type="float" office:value="0.854833333333333" calcext:value-type="float">
            <text:p>0,854833333333333</text:p>
          </table:table-cell>
          <table:table-cell table:style-name="ce7" office:value-type="float" office:value="0.83645" calcext:value-type="float">
            <text:p>0,83645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21, Accuracy</text:p>
          </table:table-cell>
          <table:table-cell office:value-type="float" office:value="5279" calcext:value-type="float">
            <text:p>5279</text:p>
          </table:table-cell>
          <table:table-cell office:value-type="string" calcext:value-type="string">
            <text:p>6000 (88%)</text:p>
          </table:table-cell>
          <table:table-cell table:formula="of:=[.D9]/6000" office:value-type="float" office:value="0.879833333333333" calcext:value-type="float">
            <text:p>0,879833333333333</text:p>
          </table:table-cell>
          <table:table-cell table:number-columns-repeated="2"/>
          <table:table-cell office:value-type="float" office:value="0.893" calcext:value-type="float">
            <text:p>0,893</text:p>
          </table:table-cell>
          <table:table-cell table:style-name="ce7" office:value-type="float" office:value="0.8788" calcext:value-type="float">
            <text:p>0,8788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27, Accuracy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6000 (88%)</text:p>
          </table:table-cell>
          <table:table-cell table:formula="of:=[.D10]/6000" office:value-type="float" office:value="0.883833333333333" calcext:value-type="float">
            <text:p>0,883833333333333</text:p>
          </table:table-cell>
          <table:table-cell table:number-columns-repeated="2"/>
          <table:table-cell office:value-type="float" office:value="0.893" calcext:value-type="float">
            <text:p>0,893</text:p>
          </table:table-cell>
          <table:table-cell table:style-name="ce7" office:value-type="float" office:value="0.881425925925926" calcext:value-type="float">
            <text:p>0,881425925925926</text:p>
          </table:table-cell>
          <table:table-cell table:style-name="ce7"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24, Accuracy</text:p>
          </table:table-cell>
          <table:table-cell office:value-type="float" office:value="5358" calcext:value-type="float">
            <text:p>5358</text:p>
          </table:table-cell>
          <table:table-cell office:value-type="string" calcext:value-type="string">
            <text:p>6000 (89%)</text:p>
          </table:table-cell>
          <table:table-cell table:formula="of:=[.D11]/6000" office:value-type="float" office:value="0.893" calcext:value-type="float">
            <text:p>0,893</text:p>
          </table:table-cell>
          <table:table-cell table:number-columns-repeated="2"/>
          <table:table-cell office:value-type="float" office:value="0.899" calcext:value-type="float">
            <text:p>0,899</text:p>
          </table:table-cell>
          <table:table-cell table:style-name="ce7" office:value-type="float" office:value="0.887383333333333" calcext:value-type="float">
            <text:p>0,887383333333333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25, Accuracy</text:p>
          </table:table-cell>
          <table:table-cell office:value-type="float" office:value="5357" calcext:value-type="float">
            <text:p>5357</text:p>
          </table:table-cell>
          <table:table-cell office:value-type="string" calcext:value-type="string">
            <text:p>6000 (89%)</text:p>
          </table:table-cell>
          <table:table-cell table:formula="of:=[.D12]/6000" office:value-type="float" office:value="0.892833333333333" calcext:value-type="float">
            <text:p>0,892833333333333</text:p>
          </table:table-cell>
          <table:table-cell table:number-columns-repeated="2"/>
          <table:table-cell office:value-type="float" office:value="0.891666666666667" calcext:value-type="float">
            <text:p>0,891666666666667</text:p>
          </table:table-cell>
          <table:table-cell table:style-name="ce7" office:value-type="float" office:value="0.871383333333333" calcext:value-type="float">
            <text:p>0,871383333333333</text:p>
          </table:table-cell>
          <table:table-cell table:style-name="ce7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16, Accuracy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6000 (89%)</text:p>
          </table:table-cell>
          <table:table-cell table:formula="of:=[.D13]/6000" office:value-type="float" office:value="0.891166666666667" calcext:value-type="float">
            <text:p>0,891166666666667</text:p>
          </table:table-cell>
          <table:table-cell table:number-columns-repeated="2"/>
          <table:table-cell office:value-type="float" office:value="0.897333333333333" calcext:value-type="float">
            <text:p>0,897333333333333</text:p>
          </table:table-cell>
          <table:table-cell table:style-name="ce7" office:value-type="float" office:value="0.88215" calcext:value-type="float">
            <text:p>0,88215</text:p>
          </table:table-cell>
          <table:table-cell table:style-name="ce7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AVERAGE([.F5:.F13])" office:value-type="float" office:value="0.881425925925926" calcext:value-type="float">
            <text:p>0,881425925925926</text:p>
          </table:table-cell>
          <table:table-cell table:formula="of:=MAX([.F5:.F13])" office:value-type="float" office:value="0.893" calcext:value-type="float">
            <text:p>0,893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5">
          <table:table-cell table:style-name="ce3" office:value-type="string" calcext:value-type="string">
            <text:p>1 hidden layer (sigmoid) avec 2000 neurones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20, Accuracy</text:p>
          </table:table-cell>
          <table:table-cell office:value-type="float" office:value="4962" calcext:value-type="float">
            <text:p>4962</text:p>
          </table:table-cell>
          <table:table-cell office:value-type="string" calcext:value-type="string">
            <text:p>6000 (83%)</text:p>
          </table:table-cell>
          <table:table-cell table:formula="of:=[.D17]/6000" office:value-type="float" office:value="0.827" calcext:value-type="float">
            <text:p>0,8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57, Accuracy</text:p>
          </table:table-cell>
          <table:table-cell office:value-type="float" office:value="5182" calcext:value-type="float">
            <text:p>5182</text:p>
          </table:table-cell>
          <table:table-cell office:value-type="string" calcext:value-type="string">
            <text:p>6000 (86%)</text:p>
          </table:table-cell>
          <table:table-cell table:formula="of:=[.D18]/6000" office:value-type="float" office:value="0.863666666666667" calcext:value-type="float">
            <text:p>0,863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32, Accuracy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6000 (87%)</text:p>
          </table:table-cell>
          <table:table-cell table:formula="of:=[.D19]/6000" office:value-type="float" office:value="0.870833333333333" calcext:value-type="float">
            <text:p>0,870833333333333</text:p>
          </table:table-cell>
          <table:table-cell table:number-columns-repeated="3"/>
          <table:table-cell table:style-name="ce1" office:value-type="string" calcext:value-type="string">
            <text:p>LR = 0,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75, Accuracy</text:p>
          </table:table-cell>
          <table:table-cell office:value-type="float" office:value="5228" calcext:value-type="float">
            <text:p>5228</text:p>
          </table:table-cell>
          <table:table-cell office:value-type="string" calcext:value-type="string">
            <text:p>6000 (87%)</text:p>
          </table:table-cell>
          <table:table-cell table:formula="of:=[.D20]/6000" office:value-type="float" office:value="0.871333333333333" calcext:value-type="float">
            <text:p>0,871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13, Accuracy</text:p>
          </table:table-cell>
          <table:table-cell office:value-type="float" office:value="5258" calcext:value-type="float">
            <text:p>5258</text:p>
          </table:table-cell>
          <table:table-cell office:value-type="string" calcext:value-type="string">
            <text:p>6000 (88%)</text:p>
          </table:table-cell>
          <table:table-cell table:formula="of:=[.D21]/6000" office:value-type="float" office:value="0.876333333333333" calcext:value-type="float">
            <text:p>0,876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30, Accuracy</text:p>
          </table:table-cell>
          <table:table-cell office:value-type="float" office:value="5277" calcext:value-type="float">
            <text:p>5277</text:p>
          </table:table-cell>
          <table:table-cell office:value-type="string" calcext:value-type="string">
            <text:p>6000 (88%)</text:p>
          </table:table-cell>
          <table:table-cell table:formula="of:=[.D22]/6000" office:value-type="float" office:value="0.8795" calcext:value-type="float">
            <text:p>0,8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86, Accuracy</text:p>
          </table:table-cell>
          <table:table-cell office:value-type="float" office:value="5302" calcext:value-type="float">
            <text:p>5302</text:p>
          </table:table-cell>
          <table:table-cell office:value-type="string" calcext:value-type="string">
            <text:p>6000 (88%)</text:p>
          </table:table-cell>
          <table:table-cell table:formula="of:=[.D23]/6000" office:value-type="float" office:value="0.883666666666667" calcext:value-type="float">
            <text:p>0,883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31, Accuracy</text:p>
          </table:table-cell>
          <table:table-cell office:value-type="float" office:value="5216" calcext:value-type="float">
            <text:p>5216</text:p>
          </table:table-cell>
          <table:table-cell office:value-type="string" calcext:value-type="string">
            <text:p>6000 (87%)</text:p>
          </table:table-cell>
          <table:table-cell table:formula="of:=[.D24]/6000" office:value-type="float" office:value="0.869333333333333" calcext:value-type="float">
            <text:p>0,869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01, Accuracy</text:p>
          </table:table-cell>
          <table:table-cell office:value-type="float" office:value="5283" calcext:value-type="float">
            <text:p>5283</text:p>
          </table:table-cell>
          <table:table-cell office:value-type="string" calcext:value-type="string">
            <text:p>6000 (88%)</text:p>
          </table:table-cell>
          <table:table-cell table:formula="of:=[.D25]/6000" office:value-type="float" office:value="0.8805" calcext:value-type="float">
            <text:p>0,88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06, Accuracy</text:p>
          </table:table-cell>
          <table:table-cell office:value-type="float" office:value="5350" calcext:value-type="float">
            <text:p>5350</text:p>
          </table:table-cell>
          <table:table-cell office:value-type="string" calcext:value-type="string">
            <text:p>6000 (89%)</text:p>
          </table:table-cell>
          <table:table-cell table:formula="of:=[.D26]/6000" office:value-type="float" office:value="0.891666666666667" calcext:value-type="float">
            <text:p>0,891666666666667</text:p>
          </table:table-cell>
          <table:table-cell table:number-columns-repeated="2"/>
          <table:table-cell office:value-type="string" calcext:value-type="string">
            <text:p>epoch</text:p>
          </table:table-cell>
          <table:table-cell office:value-type="string" calcext:value-type="string">
            <text:p>1 Neurone</text:p>
          </table:table-cell>
          <table:table-cell office:value-type="string" calcext:value-type="string">
            <text:p>5 Neurones</text:p>
          </table:table-cell>
          <table:table-cell office:value-type="string" calcext:value-type="string">
            <text:p>10 Neurones</text:p>
          </table:table-cell>
          <table:table-cell office:value-type="string" calcext:value-type="string">
            <text:p>100 Neurones</text:p>
          </table:table-cell>
          <table:table-cell office:value-type="string" calcext:value-type="string">
            <text:p>1000 Neurones</text:p>
          </table:table-cell>
          <table:table-cell office:value-type="string" calcext:value-type="string">
            <text:p>10000 Neurones</text:p>
          </table:table-cell>
        </table:table-row>
        <table:table-row table:style-name="ro1">
          <table:table-cell table:number-columns-repeated="5"/>
          <table:table-cell table:formula="of:=AVERAGE([.F17:.F26])" office:value-type="float" office:value="0.871383333333333" calcext:value-type="float">
            <text:p>0,871383333333333</text:p>
          </table:table-cell>
          <table:table-cell table:formula="of:=MAX([.F17:.F26])" office:value-type="float" office:value="0.891666666666667" calcext:value-type="float">
            <text:p>0,8916666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47666666666667" calcext:value-type="float">
            <text:p>0,247666666666667</text:p>
          </table:table-cell>
          <table:table-cell office:value-type="float" office:value="0.764666666666667" calcext:value-type="float">
            <text:p>0,764666666666667</text:p>
          </table:table-cell>
          <table:table-cell office:value-type="float" office:value="0.783" calcext:value-type="float">
            <text:p>0,783</text:p>
          </table:table-cell>
          <table:table-cell office:value-type="float" office:value="0.845166666666667" calcext:value-type="float">
            <text:p>0,845166666666667</text:p>
          </table:table-cell>
          <table:table-cell office:value-type="float" office:value="0.859666666666667" calcext:value-type="float">
            <text:p>0,859666666666667</text:p>
          </table:table-cell>
          <table:table-cell office:value-type="float" office:value="0.844" calcext:value-type="float">
            <text:p>0,844</text:p>
          </table:table-cell>
        </table:table-row>
        <table:table-row table:style-name="ro5">
          <table:table-cell table:style-name="ce2" office:value-type="string" calcext:value-type="string">
            <text:p>1 hidden layer (sigmoid) avec 1 neurone 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.219166666666667" calcext:value-type="float">
            <text:p>0,219166666666667</text:p>
          </table:table-cell>
          <table:table-cell office:value-type="float" office:value="0.798333333333333" calcext:value-type="float">
            <text:p>0,798333333333333</text:p>
          </table:table-cell>
          <table:table-cell office:value-type="float" office:value="0.8195" calcext:value-type="float">
            <text:p>0,8195</text:p>
          </table:table-cell>
          <table:table-cell office:value-type="float" office:value="0.864666666666667" calcext:value-type="float">
            <text:p>0,864666666666667</text:p>
          </table:table-cell>
          <table:table-cell office:value-type="float" office:value="0.875666666666667" calcext:value-type="float">
            <text:p>0,875666666666667</text:p>
          </table:table-cell>
          <table:table-cell office:value-type="float" office:value="0.8735" calcext:value-type="float">
            <text:p>0,873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1074, Accuracy</text:p>
          </table:table-cell>
          <table:table-cell office:value-type="float" office:value="1486" calcext:value-type="float">
            <text:p>1486</text:p>
          </table:table-cell>
          <table:table-cell office:value-type="string" calcext:value-type="string">
            <text:p>6000 (25%)</text:p>
          </table:table-cell>
          <table:table-cell table:formula="of:=[.D29]/6000" office:value-type="float" office:value="0.247666666666667" calcext:value-type="float">
            <text:p>0,24766666666666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201333333333333" calcext:value-type="float">
            <text:p>0,201333333333333</text:p>
          </table:table-cell>
          <table:table-cell office:value-type="float" office:value="0.8065" calcext:value-type="float">
            <text:p>0,8065</text:p>
          </table:table-cell>
          <table:table-cell office:value-type="float" office:value="0.833833333333333" calcext:value-type="float">
            <text:p>0,833833333333333</text:p>
          </table:table-cell>
          <table:table-cell office:value-type="float" office:value="0.870833333333333" calcext:value-type="float">
            <text:p>0,870833333333333</text:p>
          </table:table-cell>
          <table:table-cell office:value-type="float" office:value="0.8825" calcext:value-type="float">
            <text:p>0,8825</text:p>
          </table:table-cell>
          <table:table-cell office:value-type="float" office:value="0.871333333333333" calcext:value-type="float">
            <text:p>0,871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9992, Accuracy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6000 (22%)</text:p>
          </table:table-cell>
          <table:table-cell table:formula="of:=[.D30]/6000" office:value-type="float" office:value="0.219166666666667" calcext:value-type="float">
            <text:p>0,21916666666666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2165" calcext:value-type="float">
            <text:p>0,2165</text:p>
          </table:table-cell>
          <table:table-cell office:value-type="float" office:value="0.812666666666667" calcext:value-type="float">
            <text:p>0,812666666666667</text:p>
          </table:table-cell>
          <table:table-cell office:value-type="float" office:value="0.838166666666667" calcext:value-type="float">
            <text:p>0,838166666666667</text:p>
          </table:table-cell>
          <table:table-cell office:value-type="float" office:value="0.880666666666667" calcext:value-type="float">
            <text:p>0,880666666666667</text:p>
          </table:table-cell>
          <table:table-cell office:value-type="float" office:value="0.8915" calcext:value-type="float">
            <text:p>0,8915</text:p>
          </table:table-cell>
          <table:table-cell office:value-type="float" office:value="0.887" calcext:value-type="float">
            <text:p>0,88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9338, Accuracy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6000 (20%)</text:p>
          </table:table-cell>
          <table:table-cell table:formula="of:=[.D31]/6000" office:value-type="float" office:value="0.201333333333333" calcext:value-type="float">
            <text:p>0,20133333333333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2" calcext:value-type="float">
            <text:p>0,22</text:p>
          </table:table-cell>
          <table:table-cell office:value-type="float" office:value="0.8165" calcext:value-type="float">
            <text:p>0,8165</text:p>
          </table:table-cell>
          <table:table-cell office:value-type="float" office:value="0.842666666666667" calcext:value-type="float">
            <text:p>0,842666666666667</text:p>
          </table:table-cell>
          <table:table-cell office:value-type="float" office:value="0.879166666666667" calcext:value-type="float">
            <text:p>0,879166666666667</text:p>
          </table:table-cell>
          <table:table-cell office:value-type="float" office:value="0.898833333333333" calcext:value-type="float">
            <text:p>0,898833333333333</text:p>
          </table:table-cell>
          <table:table-cell office:value-type="float" office:value="0.895333333333333" calcext:value-type="float">
            <text:p>0,895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8864, Accuracy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6000 (22%)</text:p>
          </table:table-cell>
          <table:table-cell table:formula="of:=[.D32]/6000" office:value-type="float" office:value="0.2165" calcext:value-type="float">
            <text:p>0,216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225666666666667" calcext:value-type="float">
            <text:p>0,225666666666667</text:p>
          </table:table-cell>
          <table:table-cell office:value-type="float" office:value="0.819666666666667" calcext:value-type="float">
            <text:p>0,819666666666667</text:p>
          </table:table-cell>
          <table:table-cell office:value-type="float" office:value="0.845333333333333" calcext:value-type="float">
            <text:p>0,845333333333333</text:p>
          </table:table-cell>
          <table:table-cell office:value-type="float" office:value="0.886666666666667" calcext:value-type="float">
            <text:p>0,886666666666667</text:p>
          </table:table-cell>
          <table:table-cell office:value-type="float" office:value="0.885666666666667" calcext:value-type="float">
            <text:p>0,885666666666667</text:p>
          </table:table-cell>
          <table:table-cell office:value-type="float" office:value="0.876166666666667" calcext:value-type="float">
            <text:p>0,8761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8518, Accuracy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6000 (22%)</text:p>
          </table:table-cell>
          <table:table-cell table:formula="of:=[.D33]/6000" office:value-type="float" office:value="0.22" calcext:value-type="float">
            <text:p>0,2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2415" calcext:value-type="float">
            <text:p>0,2415</text:p>
          </table:table-cell>
          <table:table-cell office:value-type="float" office:value="0.824333333333333" calcext:value-type="float">
            <text:p>0,824333333333333</text:p>
          </table:table-cell>
          <table:table-cell office:value-type="float" office:value="0.847" calcext:value-type="float">
            <text:p>0,847</text:p>
          </table:table-cell>
          <table:table-cell office:value-type="float" office:value="0.891833333333333" calcext:value-type="float">
            <text:p>0,891833333333333</text:p>
          </table:table-cell>
          <table:table-cell office:value-type="float" office:value="0.895666666666667" calcext:value-type="float">
            <text:p>0,895666666666667</text:p>
          </table:table-cell>
          <table:table-cell office:value-type="float" office:value="0.885833333333333" calcext:value-type="float">
            <text:p>0,8858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8258, Accuracy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6000 (23%)</text:p>
          </table:table-cell>
          <table:table-cell table:formula="of:=[.D34]/6000" office:value-type="float" office:value="0.225666666666667" calcext:value-type="float">
            <text:p>0,22566666666666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2455" calcext:value-type="float">
            <text:p>0,2455</text:p>
          </table:table-cell>
          <table:table-cell office:value-type="float" office:value="0.824333333333333" calcext:value-type="float">
            <text:p>0,824333333333333</text:p>
          </table:table-cell>
          <table:table-cell office:value-type="float" office:value="0.851333333333333" calcext:value-type="float">
            <text:p>0,851333333333333</text:p>
          </table:table-cell>
          <table:table-cell office:value-type="float" office:value="0.888333333333333" calcext:value-type="float">
            <text:p>0,888333333333333</text:p>
          </table:table-cell>
          <table:table-cell office:value-type="float" office:value="0.8895" calcext:value-type="float">
            <text:p>0,8895</text:p>
          </table:table-cell>
          <table:table-cell office:value-type="float" office:value="0.8965" calcext:value-type="float">
            <text:p>0,896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8038, Accuracy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6000 (24%)</text:p>
          </table:table-cell>
          <table:table-cell table:formula="of:=[.D35]/6000" office:value-type="float" office:value="0.2415" calcext:value-type="float">
            <text:p>0,241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2645" calcext:value-type="float">
            <text:p>0,2645</text:p>
          </table:table-cell>
          <table:table-cell office:value-type="float" office:value="0.822666666666667" calcext:value-type="float">
            <text:p>0,822666666666667</text:p>
          </table:table-cell>
          <table:table-cell office:value-type="float" office:value="0.854833333333333" calcext:value-type="float">
            <text:p>0,854833333333333</text:p>
          </table:table-cell>
          <table:table-cell office:value-type="float" office:value="0.887666666666667" calcext:value-type="float">
            <text:p>0,887666666666667</text:p>
          </table:table-cell>
          <table:table-cell office:value-type="float" office:value="0.899" calcext:value-type="float">
            <text:p>0,899</text:p>
          </table:table-cell>
          <table:table-cell office:value-type="float" office:value="0.897333333333333" calcext:value-type="float">
            <text:p>0,897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7822, Accuracy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6000 (25%)</text:p>
          </table:table-cell>
          <table:table-cell table:formula="of:=[.D36]/6000" office:value-type="float" office:value="0.2455" calcext:value-type="float">
            <text:p>0,245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77666666666667" calcext:value-type="float">
            <text:p>0,277666666666667</text:p>
          </table:table-cell>
          <table:table-cell office:value-type="float" office:value="0.83" calcext:value-type="float">
            <text:p>0,83</text:p>
          </table:table-cell>
          <table:table-cell office:value-type="float" office:value="0.848833333333333" calcext:value-type="float">
            <text:p>0,848833333333333</text:p>
          </table:table-cell>
          <table:table-cell office:value-type="float" office:value="0.893" calcext:value-type="float">
            <text:p>0,893</text:p>
          </table:table-cell>
          <table:table-cell office:value-type="float" office:value="0.895833333333333" calcext:value-type="float">
            <text:p>0,895833333333333</text:p>
          </table:table-cell>
          <table:table-cell office:value-type="float" office:value="0.8945" calcext:value-type="float">
            <text:p>0,894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7544, Accuracy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6000 (26%)</text:p>
          </table:table-cell>
          <table:table-cell table:formula="of:=[.D37]/6000" office:value-type="float" office:value="0.2645" calcext:value-type="float">
            <text:p>0,26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7335, Accuracy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6000 (28%)</text:p>
          </table:table-cell>
          <table:table-cell table:formula="of:=[.D38]/6000" office:value-type="float" office:value="0.277666666666667" calcext:value-type="float">
            <text:p>0,277666666666667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AVERAGE([.F29:.F38])" office:value-type="float" office:value="0.23595" calcext:value-type="float">
            <text:p>0,23595</text:p>
          </table:table-cell>
          <table:table-cell table:formula="of:=MAX([.F29:.F38])" office:value-type="float" office:value="0.277666666666667" calcext:value-type="float">
            <text:p>0,277666666666667</text:p>
          </table:table-cell>
          <table:table-cell table:number-columns-repeated="8"/>
        </table:table-row>
        <table:table-row table:style-name="ro5">
          <table:table-cell table:style-name="ce2" office:value-type="string" calcext:value-type="string">
            <text:p>1 hidden layer (sigmoid) avec 5 neurones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4352, Accuracy</text:p>
          </table:table-cell>
          <table:table-cell office:value-type="float" office:value="4588" calcext:value-type="float">
            <text:p>4588</text:p>
          </table:table-cell>
          <table:table-cell office:value-type="string" calcext:value-type="string">
            <text:p>6000 (76%)</text:p>
          </table:table-cell>
          <table:table-cell table:formula="of:=[.D41]/6000" office:value-type="float" office:value="0.764666666666667" calcext:value-type="float">
            <text:p>0,764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0632, Accuracy</text:p>
          </table:table-cell>
          <table:table-cell office:value-type="float" office:value="4790" calcext:value-type="float">
            <text:p>4790</text:p>
          </table:table-cell>
          <table:table-cell office:value-type="string" calcext:value-type="string">
            <text:p>6000 (80%)</text:p>
          </table:table-cell>
          <table:table-cell table:formula="of:=[.D42]/6000" office:value-type="float" office:value="0.798333333333333" calcext:value-type="float">
            <text:p>0,798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689, Accuracy</text:p>
          </table:table-cell>
          <table:table-cell office:value-type="float" office:value="4839" calcext:value-type="float">
            <text:p>4839</text:p>
          </table:table-cell>
          <table:table-cell office:value-type="string" calcext:value-type="string">
            <text:p>6000 (81%)</text:p>
          </table:table-cell>
          <table:table-cell table:formula="of:=[.D43]/6000" office:value-type="float" office:value="0.8065" calcext:value-type="float">
            <text:p>0,80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591, Accuracy</text:p>
          </table:table-cell>
          <table:table-cell office:value-type="float" office:value="4876" calcext:value-type="float">
            <text:p>4876</text:p>
          </table:table-cell>
          <table:table-cell office:value-type="string" calcext:value-type="string">
            <text:p>6000 (81%)</text:p>
          </table:table-cell>
          <table:table-cell table:formula="of:=[.D44]/6000" office:value-type="float" office:value="0.812666666666667" calcext:value-type="float">
            <text:p>0,812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985, Accuracy</text:p>
          </table:table-cell>
          <table:table-cell office:value-type="float" office:value="4899" calcext:value-type="float">
            <text:p>4899</text:p>
          </table:table-cell>
          <table:table-cell office:value-type="string" calcext:value-type="string">
            <text:p>6000 (82%)</text:p>
          </table:table-cell>
          <table:table-cell table:formula="of:=[.D45]/6000" office:value-type="float" office:value="0.8165" calcext:value-type="float">
            <text:p>0,81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449, Accuracy</text:p>
          </table:table-cell>
          <table:table-cell office:value-type="float" office:value="4918" calcext:value-type="float">
            <text:p>4918</text:p>
          </table:table-cell>
          <table:table-cell office:value-type="string" calcext:value-type="string">
            <text:p>6000 (82%)</text:p>
          </table:table-cell>
          <table:table-cell table:formula="of:=[.D46]/6000" office:value-type="float" office:value="0.819666666666667" calcext:value-type="float">
            <text:p>0,819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093, Accuracy</text:p>
          </table:table-cell>
          <table:table-cell office:value-type="float" office:value="4946" calcext:value-type="float">
            <text:p>4946</text:p>
          </table:table-cell>
          <table:table-cell office:value-type="string" calcext:value-type="string">
            <text:p>6000 (82%)</text:p>
          </table:table-cell>
          <table:table-cell table:formula="of:=[.D47]/6000" office:value-type="float" office:value="0.824333333333333" calcext:value-type="float">
            <text:p>0,824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868, Accuracy</text:p>
          </table:table-cell>
          <table:table-cell office:value-type="float" office:value="4946" calcext:value-type="float">
            <text:p>4946</text:p>
          </table:table-cell>
          <table:table-cell office:value-type="string" calcext:value-type="string">
            <text:p>6000 (82%)</text:p>
          </table:table-cell>
          <table:table-cell table:formula="of:=[.D48]/6000" office:value-type="float" office:value="0.824333333333333" calcext:value-type="float">
            <text:p>0,824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717, Accuracy</text:p>
          </table:table-cell>
          <table:table-cell office:value-type="float" office:value="4936" calcext:value-type="float">
            <text:p>4936</text:p>
          </table:table-cell>
          <table:table-cell office:value-type="string" calcext:value-type="string">
            <text:p>6000 (82%)</text:p>
          </table:table-cell>
          <table:table-cell table:formula="of:=[.D49]/6000" office:value-type="float" office:value="0.822666666666667" calcext:value-type="float">
            <text:p>0,822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556, Accuracy</text:p>
          </table:table-cell>
          <table:table-cell office:value-type="float" office:value="4980" calcext:value-type="float">
            <text:p>4980</text:p>
          </table:table-cell>
          <table:table-cell office:value-type="string" calcext:value-type="string">
            <text:p>6000 (83%)</text:p>
          </table:table-cell>
          <table:table-cell table:formula="of:=[.D50]/6000" office:value-type="float" office:value="0.83" calcext:value-type="float">
            <text:p>0,83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AVERAGE([.F41:.F50])" office:value-type="float" office:value="0.811966666666667" calcext:value-type="float">
            <text:p>0,811966666666667</text:p>
          </table:table-cell>
          <table:table-cell table:formula="of:=MAX([.F41:.F50])" office:value-type="float" office:value="0.83" calcext:value-type="float">
            <text:p>0,83</text:p>
          </table:table-cell>
          <table:table-cell table:number-columns-repeated="8"/>
        </table:table-row>
        <table:table-row table:style-name="ro5">
          <table:table-cell table:style-name="ce4" office:value-type="string" calcext:value-type="string">
            <text:p>1 hidden layer (sigmoid) avec 10 neurones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9994, Accuracy</text:p>
          </table:table-cell>
          <table:table-cell office:value-type="float" office:value="4698" calcext:value-type="float">
            <text:p>4698</text:p>
          </table:table-cell>
          <table:table-cell office:value-type="string" calcext:value-type="string">
            <text:p>6000 (78%)</text:p>
          </table:table-cell>
          <table:table-cell table:formula="of:=[.D53]/6000" office:value-type="float" office:value="0.783" calcext:value-type="float">
            <text:p>0,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053, Accuracy</text:p>
          </table:table-cell>
          <table:table-cell office:value-type="float" office:value="4917" calcext:value-type="float">
            <text:p>4917</text:p>
          </table:table-cell>
          <table:table-cell office:value-type="string" calcext:value-type="string">
            <text:p>6000 (82%)</text:p>
          </table:table-cell>
          <table:table-cell table:formula="of:=[.D54]/6000" office:value-type="float" office:value="0.8195" calcext:value-type="float">
            <text:p>0,8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832, Accuracy</text:p>
          </table:table-cell>
          <table:table-cell office:value-type="float" office:value="5003" calcext:value-type="float">
            <text:p>5003</text:p>
          </table:table-cell>
          <table:table-cell office:value-type="string" calcext:value-type="string">
            <text:p>6000 (83%)</text:p>
          </table:table-cell>
          <table:table-cell table:formula="of:=[.D55]/6000" office:value-type="float" office:value="0.833833333333333" calcext:value-type="float">
            <text:p>0,833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64, Accuracy</text:p>
          </table:table-cell>
          <table:table-cell office:value-type="float" office:value="5029" calcext:value-type="float">
            <text:p>5029</text:p>
          </table:table-cell>
          <table:table-cell office:value-type="string" calcext:value-type="string">
            <text:p>6000 (84%)</text:p>
          </table:table-cell>
          <table:table-cell table:formula="of:=[.D56]/6000" office:value-type="float" office:value="0.838166666666667" calcext:value-type="float">
            <text:p>0,8381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39, Accuracy</text:p>
          </table:table-cell>
          <table:table-cell office:value-type="float" office:value="5056" calcext:value-type="float">
            <text:p>5056</text:p>
          </table:table-cell>
          <table:table-cell office:value-type="string" calcext:value-type="string">
            <text:p>6000 (84%)</text:p>
          </table:table-cell>
          <table:table-cell table:formula="of:=[.D57]/6000" office:value-type="float" office:value="0.842666666666667" calcext:value-type="float">
            <text:p>0,842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22, Accuracy</text:p>
          </table:table-cell>
          <table:table-cell office:value-type="float" office:value="5072" calcext:value-type="float">
            <text:p>5072</text:p>
          </table:table-cell>
          <table:table-cell office:value-type="string" calcext:value-type="string">
            <text:p>6000 (85%)</text:p>
          </table:table-cell>
          <table:table-cell table:formula="of:=[.D58]/6000" office:value-type="float" office:value="0.845333333333333" calcext:value-type="float">
            <text:p>0,845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38, Accuracy</text:p>
          </table:table-cell>
          <table:table-cell office:value-type="float" office:value="5082" calcext:value-type="float">
            <text:p>5082</text:p>
          </table:table-cell>
          <table:table-cell office:value-type="string" calcext:value-type="string">
            <text:p>6000 (85%)</text:p>
          </table:table-cell>
          <table:table-cell table:formula="of:=[.D59]/6000" office:value-type="float" office:value="0.847" calcext:value-type="float">
            <text:p>0,8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00, Accuracy</text:p>
          </table:table-cell>
          <table:table-cell office:value-type="float" office:value="5108" calcext:value-type="float">
            <text:p>5108</text:p>
          </table:table-cell>
          <table:table-cell office:value-type="string" calcext:value-type="string">
            <text:p>6000 (85%)</text:p>
          </table:table-cell>
          <table:table-cell table:formula="of:=[.D60]/6000" office:value-type="float" office:value="0.851333333333333" calcext:value-type="float">
            <text:p>0,851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03, Accuracy</text:p>
          </table:table-cell>
          <table:table-cell office:value-type="float" office:value="5129" calcext:value-type="float">
            <text:p>5129</text:p>
          </table:table-cell>
          <table:table-cell office:value-type="string" calcext:value-type="string">
            <text:p>6000 (85%)</text:p>
          </table:table-cell>
          <table:table-cell table:formula="of:=[.D61]/6000" office:value-type="float" office:value="0.854833333333333" calcext:value-type="float">
            <text:p>0,854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93, Accuracy</text:p>
          </table:table-cell>
          <table:table-cell office:value-type="float" office:value="5093" calcext:value-type="float">
            <text:p>5093</text:p>
          </table:table-cell>
          <table:table-cell office:value-type="string" calcext:value-type="string">
            <text:p>6000 (85%)</text:p>
          </table:table-cell>
          <table:table-cell table:formula="of:=[.D62]/6000" office:value-type="float" office:value="0.848833333333333" calcext:value-type="float">
            <text:p>0,848833333333333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AVERAGE([.F53:.F62])" office:value-type="float" office:value="0.83645" calcext:value-type="float">
            <text:p>0,83645</text:p>
          </table:table-cell>
          <table:table-cell table:formula="of:=MAX([.F53:.F62])" office:value-type="float" office:value="0.854833333333333" calcext:value-type="float">
            <text:p>0,854833333333333</text:p>
          </table:table-cell>
          <table:table-cell table:number-columns-repeated="8"/>
        </table:table-row>
        <table:table-row table:style-name="ro5">
          <table:table-cell table:style-name="ce4" office:value-type="string" calcext:value-type="string">
            <text:p>1 hidden layer (sigmoid) avec 100 neurones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40, Accuracy</text:p>
          </table:table-cell>
          <table:table-cell office:value-type="float" office:value="5071" calcext:value-type="float">
            <text:p>5071</text:p>
          </table:table-cell>
          <table:table-cell office:value-type="string" calcext:value-type="string">
            <text:p>6000 (85%)</text:p>
          </table:table-cell>
          <table:table-cell table:formula="of:=[.D65]/6000" office:value-type="float" office:value="0.845166666666667" calcext:value-type="float">
            <text:p>0,8451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31, Accuracy</text:p>
          </table:table-cell>
          <table:table-cell office:value-type="float" office:value="5188" calcext:value-type="float">
            <text:p>5188</text:p>
          </table:table-cell>
          <table:table-cell office:value-type="string" calcext:value-type="string">
            <text:p>6000 (86%)</text:p>
          </table:table-cell>
          <table:table-cell table:formula="of:=[.D66]/6000" office:value-type="float" office:value="0.864666666666667" calcext:value-type="float">
            <text:p>0,864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59, Accuracy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6000 (87%)</text:p>
          </table:table-cell>
          <table:table-cell table:formula="of:=[.D67]/6000" office:value-type="float" office:value="0.870833333333333" calcext:value-type="float">
            <text:p>0,870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18, Accuracy</text:p>
          </table:table-cell>
          <table:table-cell office:value-type="float" office:value="5284" calcext:value-type="float">
            <text:p>5284</text:p>
          </table:table-cell>
          <table:table-cell office:value-type="string" calcext:value-type="string">
            <text:p>6000 (88%)</text:p>
          </table:table-cell>
          <table:table-cell table:formula="of:=[.D68]/6000" office:value-type="float" office:value="0.880666666666667" calcext:value-type="float">
            <text:p>0,880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41, Accuracy</text:p>
          </table:table-cell>
          <table:table-cell office:value-type="float" office:value="5275" calcext:value-type="float">
            <text:p>5275</text:p>
          </table:table-cell>
          <table:table-cell office:value-type="string" calcext:value-type="string">
            <text:p>6000 (88%)</text:p>
          </table:table-cell>
          <table:table-cell table:formula="of:=[.D69]/6000" office:value-type="float" office:value="0.879166666666667" calcext:value-type="float">
            <text:p>0,8791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4, Accuracy</text:p>
          </table:table-cell>
          <table:table-cell office:value-type="float" office:value="5320" calcext:value-type="float">
            <text:p>5320</text:p>
          </table:table-cell>
          <table:table-cell office:value-type="string" calcext:value-type="string">
            <text:p>6000 (89%)</text:p>
          </table:table-cell>
          <table:table-cell table:formula="of:=[.D70]/6000" office:value-type="float" office:value="0.886666666666667" calcext:value-type="float">
            <text:p>0,886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7, Accuracy</text:p>
          </table:table-cell>
          <table:table-cell office:value-type="float" office:value="5351" calcext:value-type="float">
            <text:p>5351</text:p>
          </table:table-cell>
          <table:table-cell office:value-type="string" calcext:value-type="string">
            <text:p>6000 (89%)</text:p>
          </table:table-cell>
          <table:table-cell table:formula="of:=[.D71]/6000" office:value-type="float" office:value="0.891833333333333" calcext:value-type="float">
            <text:p>0,891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89, Accuracy</text:p>
          </table:table-cell>
          <table:table-cell office:value-type="float" office:value="5330" calcext:value-type="float">
            <text:p>5330</text:p>
          </table:table-cell>
          <table:table-cell office:value-type="string" calcext:value-type="string">
            <text:p>6000 (89%)</text:p>
          </table:table-cell>
          <table:table-cell table:formula="of:=[.D72]/6000" office:value-type="float" office:value="0.888333333333333" calcext:value-type="float">
            <text:p>0,888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3, Accuracy</text:p>
          </table:table-cell>
          <table:table-cell office:value-type="float" office:value="5326" calcext:value-type="float">
            <text:p>5326</text:p>
          </table:table-cell>
          <table:table-cell office:value-type="string" calcext:value-type="string">
            <text:p>6000 (89%)</text:p>
          </table:table-cell>
          <table:table-cell table:formula="of:=[.D73]/6000" office:value-type="float" office:value="0.887666666666667" calcext:value-type="float">
            <text:p>0,887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22, Accuracy</text:p>
          </table:table-cell>
          <table:table-cell office:value-type="float" office:value="5358" calcext:value-type="float">
            <text:p>5358</text:p>
          </table:table-cell>
          <table:table-cell office:value-type="string" calcext:value-type="string">
            <text:p>6000 (89%)</text:p>
          </table:table-cell>
          <table:table-cell table:formula="of:=[.D74]/6000" office:value-type="float" office:value="0.893" calcext:value-type="float">
            <text:p>0,893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AVERAGE([.F65:.F74])" office:value-type="float" office:value="0.8788" calcext:value-type="float">
            <text:p>0,8788</text:p>
          </table:table-cell>
          <table:table-cell table:formula="of:=MAX([.F65:.F74])" office:value-type="float" office:value="0.893" calcext:value-type="float">
            <text:p>0,893</text:p>
          </table:table-cell>
          <table:table-cell table:number-columns-repeated="8"/>
        </table:table-row>
        <table:table-row table:style-name="ro5">
          <table:table-cell table:style-name="ce4" office:value-type="string" calcext:value-type="string">
            <text:p>1 hidden layer (sigmoid) avec 1 000 neurones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03, Accuracy</text:p>
          </table:table-cell>
          <table:table-cell office:value-type="float" office:value="5158" calcext:value-type="float">
            <text:p>5158</text:p>
          </table:table-cell>
          <table:table-cell office:value-type="string" calcext:value-type="string">
            <text:p>6000 (86%)</text:p>
          </table:table-cell>
          <table:table-cell table:formula="of:=[.D77]/6000" office:value-type="float" office:value="0.859666666666667" calcext:value-type="float">
            <text:p>0,859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30, Accuracy</text:p>
          </table:table-cell>
          <table:table-cell office:value-type="float" office:value="5254" calcext:value-type="float">
            <text:p>5254</text:p>
          </table:table-cell>
          <table:table-cell office:value-type="string" calcext:value-type="string">
            <text:p>6000 (88%)</text:p>
          </table:table-cell>
          <table:table-cell table:formula="of:=[.D78]/6000" office:value-type="float" office:value="0.875666666666667" calcext:value-type="float">
            <text:p>0,875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87, Accuracy</text:p>
          </table:table-cell>
          <table:table-cell office:value-type="float" office:value="5295" calcext:value-type="float">
            <text:p>5295</text:p>
          </table:table-cell>
          <table:table-cell office:value-type="string" calcext:value-type="string">
            <text:p>6000 (88%)</text:p>
          </table:table-cell>
          <table:table-cell table:formula="of:=[.D79]/6000" office:value-type="float" office:value="0.8825" calcext:value-type="float">
            <text:p>0,8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1, Accuracy</text:p>
          </table:table-cell>
          <table:table-cell office:value-type="float" office:value="5349" calcext:value-type="float">
            <text:p>5349</text:p>
          </table:table-cell>
          <table:table-cell office:value-type="string" calcext:value-type="string">
            <text:p>6000 (89%)</text:p>
          </table:table-cell>
          <table:table-cell table:formula="of:=[.D80]/6000" office:value-type="float" office:value="0.8915" calcext:value-type="float">
            <text:p>0,89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56, Accuracy</text:p>
          </table:table-cell>
          <table:table-cell office:value-type="float" office:value="5393" calcext:value-type="float">
            <text:p>5393</text:p>
          </table:table-cell>
          <table:table-cell office:value-type="string" calcext:value-type="string">
            <text:p>6000 (90%)</text:p>
          </table:table-cell>
          <table:table-cell table:formula="of:=[.D81]/6000" office:value-type="float" office:value="0.898833333333333" calcext:value-type="float">
            <text:p>0,898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55, Accuracy</text:p>
          </table:table-cell>
          <table:table-cell office:value-type="float" office:value="5314" calcext:value-type="float">
            <text:p>5314</text:p>
          </table:table-cell>
          <table:table-cell office:value-type="string" calcext:value-type="string">
            <text:p>6000 (89%)</text:p>
          </table:table-cell>
          <table:table-cell table:formula="of:=[.D82]/6000" office:value-type="float" office:value="0.885666666666667" calcext:value-type="float">
            <text:p>0,885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68, Accuracy</text:p>
          </table:table-cell>
          <table:table-cell office:value-type="float" office:value="5374" calcext:value-type="float">
            <text:p>5374</text:p>
          </table:table-cell>
          <table:table-cell office:value-type="string" calcext:value-type="string">
            <text:p>6000 (90%)</text:p>
          </table:table-cell>
          <table:table-cell table:formula="of:=[.D83]/6000" office:value-type="float" office:value="0.895666666666667" calcext:value-type="float">
            <text:p>0,895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37, Accuracy</text:p>
          </table:table-cell>
          <table:table-cell office:value-type="float" office:value="5337" calcext:value-type="float">
            <text:p>5337</text:p>
          </table:table-cell>
          <table:table-cell office:value-type="string" calcext:value-type="string">
            <text:p>6000 (89%)</text:p>
          </table:table-cell>
          <table:table-cell table:formula="of:=[.D84]/6000" office:value-type="float" office:value="0.8895" calcext:value-type="float">
            <text:p>0,88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57, Accuracy</text:p>
          </table:table-cell>
          <table:table-cell office:value-type="float" office:value="5394" calcext:value-type="float">
            <text:p>5394</text:p>
          </table:table-cell>
          <table:table-cell office:value-type="string" calcext:value-type="string">
            <text:p>6000 (90%)</text:p>
          </table:table-cell>
          <table:table-cell table:formula="of:=[.D85]/6000" office:value-type="float" office:value="0.899" calcext:value-type="float">
            <text:p>0,8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55, Accuracy</text:p>
          </table:table-cell>
          <table:table-cell office:value-type="float" office:value="5375" calcext:value-type="float">
            <text:p>5375</text:p>
          </table:table-cell>
          <table:table-cell office:value-type="string" calcext:value-type="string">
            <text:p>6000 (90%)</text:p>
          </table:table-cell>
          <table:table-cell table:formula="of:=[.D86]/6000" office:value-type="float" office:value="0.895833333333333" calcext:value-type="float">
            <text:p>0,895833333333333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AVERAGE([.F77:.F86])" office:value-type="float" office:value="0.887383333333333" calcext:value-type="float">
            <text:p>0,887383333333333</text:p>
          </table:table-cell>
          <table:table-cell table:formula="of:=MAX([.F77:.F86])" office:value-type="float" office:value="0.899" calcext:value-type="float">
            <text:p>0,899</text:p>
          </table:table-cell>
          <table:table-cell table:number-columns-repeated="8"/>
        </table:table-row>
        <table:table-row table:style-name="ro5">
          <table:table-cell table:style-name="ce4" office:value-type="string" calcext:value-type="string">
            <text:p>1 hidden layer (sigmoid) avec 10 000 neuron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13, Accuracy</text:p>
          </table:table-cell>
          <table:table-cell office:value-type="float" office:value="5064" calcext:value-type="float">
            <text:p>5064</text:p>
          </table:table-cell>
          <table:table-cell office:value-type="string" calcext:value-type="string">
            <text:p>6000 (84%)</text:p>
          </table:table-cell>
          <table:table-cell table:formula="of:=[.D89]/6000" office:value-type="float" office:value="0.844" calcext:value-type="float">
            <text:p>0,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38, Accuracy</text:p>
          </table:table-cell>
          <table:table-cell office:value-type="float" office:value="5241" calcext:value-type="float">
            <text:p>5241</text:p>
          </table:table-cell>
          <table:table-cell office:value-type="string" calcext:value-type="string">
            <text:p>6000 (87%)</text:p>
          </table:table-cell>
          <table:table-cell table:formula="of:=[.D90]/6000" office:value-type="float" office:value="0.8735" calcext:value-type="float">
            <text:p>0,87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73, Accuracy</text:p>
          </table:table-cell>
          <table:table-cell office:value-type="float" office:value="5228" calcext:value-type="float">
            <text:p>5228</text:p>
          </table:table-cell>
          <table:table-cell office:value-type="string" calcext:value-type="string">
            <text:p>6000 (87%)</text:p>
          </table:table-cell>
          <table:table-cell table:formula="of:=[.D91]/6000" office:value-type="float" office:value="0.871333333333333" calcext:value-type="float">
            <text:p>0,871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5, Accuracy</text:p>
          </table:table-cell>
          <table:table-cell office:value-type="float" office:value="5322" calcext:value-type="float">
            <text:p>5322</text:p>
          </table:table-cell>
          <table:table-cell office:value-type="string" calcext:value-type="string">
            <text:p>6000 (89%)</text:p>
          </table:table-cell>
          <table:table-cell table:formula="of:=[.D92]/6000" office:value-type="float" office:value="0.887" calcext:value-type="float">
            <text:p>0,8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47, Accuracy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6000 (90%)</text:p>
          </table:table-cell>
          <table:table-cell table:formula="of:=[.D93]/6000" office:value-type="float" office:value="0.895333333333333" calcext:value-type="float">
            <text:p>0,895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36, Accuracy</text:p>
          </table:table-cell>
          <table:table-cell office:value-type="float" office:value="5257" calcext:value-type="float">
            <text:p>5257</text:p>
          </table:table-cell>
          <table:table-cell office:value-type="string" calcext:value-type="string">
            <text:p>6000 (88%)</text:p>
          </table:table-cell>
          <table:table-cell table:formula="of:=[.D94]/6000" office:value-type="float" office:value="0.876166666666667" calcext:value-type="float">
            <text:p>0,8761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1, Accuracy</text:p>
          </table:table-cell>
          <table:table-cell office:value-type="float" office:value="5315" calcext:value-type="float">
            <text:p>5315</text:p>
          </table:table-cell>
          <table:table-cell office:value-type="string" calcext:value-type="string">
            <text:p>6000 (89%)</text:p>
          </table:table-cell>
          <table:table-cell table:formula="of:=[.D95]/6000" office:value-type="float" office:value="0.885833333333333" calcext:value-type="float">
            <text:p>0,885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81, Accuracy</text:p>
          </table:table-cell>
          <table:table-cell office:value-type="float" office:value="5379" calcext:value-type="float">
            <text:p>5379</text:p>
          </table:table-cell>
          <table:table-cell office:value-type="string" calcext:value-type="string">
            <text:p>6000 (90%)</text:p>
          </table:table-cell>
          <table:table-cell table:formula="of:=[.D96]/6000" office:value-type="float" office:value="0.8965" calcext:value-type="float">
            <text:p>0,89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18, Accuracy</text:p>
          </table:table-cell>
          <table:table-cell office:value-type="float" office:value="5384" calcext:value-type="float">
            <text:p>5384</text:p>
          </table:table-cell>
          <table:table-cell office:value-type="string" calcext:value-type="string">
            <text:p>6000 (90%)</text:p>
          </table:table-cell>
          <table:table-cell table:formula="of:=[.D97]/6000" office:value-type="float" office:value="0.897333333333333" calcext:value-type="float">
            <text:p>0,897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34, Accuracy</text:p>
          </table:table-cell>
          <table:table-cell office:value-type="float" office:value="5367" calcext:value-type="float">
            <text:p>5367</text:p>
          </table:table-cell>
          <table:table-cell office:value-type="string" calcext:value-type="string">
            <text:p>6000 (89%)</text:p>
          </table:table-cell>
          <table:table-cell table:formula="of:=[.D98]/6000" office:value-type="float" office:value="0.8945" calcext:value-type="float">
            <text:p>0,8945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AVERAGE([.F89:.F98])" office:value-type="float" office:value="0.88215" calcext:value-type="float">
            <text:p>0,88215</text:p>
          </table:table-cell>
          <table:table-cell table:formula="of:=MAX([.F89:.F98])" office:value-type="float" office:value="0.897333333333333" calcext:value-type="float">
            <text:p>0,897333333333333</text:p>
          </table:table-cell>
          <table:table-cell table:number-columns-repeated="8"/>
        </table:table-row>
      </table:table>
      <table:table table:name="Sig-NLayer-lr=0.001" table:style-name="ta1">
        <table:shapes>
          <draw:frame draw:z-index="0" draw:style-name="gr1" draw:text-style-name="P1" svg:width="216.66mm" svg:height="139.98mm" svg:x="190.3mm" svg:y="85.8mm">
            <loext:p/>
            <draw:object draw:notify-on-update-of-ranges="'Sig-NLayer-lr=0.001'.I3:'Sig-NLayer-lr=0.001'.I12 'Sig-NLayer-lr=0.001'.J2:'Sig-NLayer-lr=0.001'.J2 'Sig-NLayer-lr=0.001'.J3:'Sig-NLayer-lr=0.001'.J12 'Sig-NLayer-lr=0.001'.I3:'Sig-NLayer-lr=0.001'.I12 'Sig-NLayer-lr=0.001'.K2:'Sig-NLayer-lr=0.001'.K2 'Sig-NLayer-lr=0.001'.K3:'Sig-NLayer-lr=0.001'.K12 'Sig-NLayer-lr=0.001'.I3:'Sig-NLayer-lr=0.001'.I12 'Sig-NLayer-lr=0.001'.L2:'Sig-NLayer-lr=0.001'.L2 'Sig-NLayer-lr=0.001'.L3:'Sig-NLayer-lr=0.001'.L12 'Sig-NLayer-lr=0.001'.I3:'Sig-NLayer-lr=0.001'.I12 'Sig-NLayer-lr=0.001'.M2:'Sig-NLayer-lr=0.001'.M2 'Sig-NLayer-lr=0.001'.M3:'Sig-NLayer-lr=0.001'.M12 'Sig-NLayer-lr=0.001'.I3:'Sig-NLayer-lr=0.001'.I12 'Sig-NLayer-lr=0.001'.N2:'Sig-NLayer-lr=0.001'.N2 'Sig-NLayer-lr=0.001'.N3:'Sig-NLayer-lr=0.001'.N12 'Sig-NLayer-lr=0.001'.I3:'Sig-NLayer-lr=0.001'.I12 'Sig-NLayer-lr=0.001'.O2:'Sig-NLayer-lr=0.001'.O2 'Sig-NLayer-lr=0.001'.O3:'Sig-NLayer-lr=0.001'.O12 'Sig-NLayer-lr=0.001'.I3:'Sig-NLayer-lr=0.001'.I12 'Sig-NLayer-lr=0.001'.P2:'Sig-NLayer-lr=0.001'.P2 'Sig-NLayer-lr=0.001'.P3:'Sig-NLayer-lr=0.001'.P12 'Sig-NLayer-lr=0.001'.I3:'Sig-NLayer-lr=0.001'.I12 'Sig-NLayer-lr=0.001'.Q2:'Sig-NLayer-lr=0.001'.Q2 'Sig-NLayer-lr=0.001'.Q3:'Sig-NLayer-lr=0.001'.Q12 'Sig-NLayer-lr=0.001'.I3:'Sig-NLayer-lr=0.001'.I12 'Sig-NLayer-lr=0.001'.R2:'Sig-NLayer-lr=0.001'.R2 'Sig-NLayer-lr=0.001'.R3:'Sig-NLayer-lr=0.001'.R12 'Sig-NLayer-lr=0.001'.I3:'Sig-NLayer-lr=0.001'.I12 'Sig-NLayer-lr=0.001'.S2:'Sig-NLayer-lr=0.001'.S2 'Sig-NLayer-lr=0.001'.S3:'Sig-NLayer-lr=0.001'.S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1 Layer à 512 neuron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70, Accuracy</text:p>
          </table:table-cell>
          <table:table-cell office:value-type="float" office:value="5140" calcext:value-type="float">
            <text:p>514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6%)</text:p>
          </table:table-cell>
          <table:table-cell table:formula="of:=[.D2]/[.E2]" office:value-type="float" office:value="0.856666666666667" calcext:value-type="float">
            <text:p>0,856666666666667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1 Layer</text:p>
          </table:table-cell>
          <table:table-cell office:value-type="string" calcext:value-type="string">
            <text:p>2 Layers</text:p>
          </table:table-cell>
          <table:table-cell office:value-type="string" calcext:value-type="string">
            <text:p>3 Layers</text:p>
          </table:table-cell>
          <table:table-cell office:value-type="string" calcext:value-type="string">
            <text:p>4 Layers</text:p>
          </table:table-cell>
          <table:table-cell office:value-type="string" calcext:value-type="string">
            <text:p>5 Layers</text:p>
          </table:table-cell>
          <table:table-cell office:value-type="string" calcext:value-type="string">
            <text:p>6 Layers</text:p>
          </table:table-cell>
          <table:table-cell office:value-type="string" calcext:value-type="string">
            <text:p>7 Layers</text:p>
          </table:table-cell>
          <table:table-cell office:value-type="string" calcext:value-type="string">
            <text:p>8 Layers</text:p>
          </table:table-cell>
          <table:table-cell office:value-type="string" calcext:value-type="string">
            <text:p>9 Layers</text:p>
          </table:table-cell>
          <table:table-cell office:value-type="string" calcext:value-type="string">
            <text:p>10 Layers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23, Accuracy</text:p>
          </table:table-cell>
          <table:table-cell office:value-type="float" office:value="5220" calcext:value-type="float">
            <text:p>522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3]/[.E3]" office:value-type="float" office:value="0.87" calcext:value-type="float">
            <text:p>0,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56666666666667" calcext:value-type="float">
            <text:p>0,856666666666667</text:p>
          </table:table-cell>
          <table:table-cell office:value-type="float" office:value="0.864" calcext:value-type="float">
            <text:p>0,864</text:p>
          </table:table-cell>
          <table:table-cell office:value-type="float" office:value="0.849333333333333" calcext:value-type="float">
            <text:p>0,849333333333333</text:p>
          </table:table-cell>
          <table:table-cell office:value-type="float" office:value="0.817333333333333" calcext:value-type="float">
            <text:p>0,817333333333333</text:p>
          </table:table-cell>
          <table:table-cell office:value-type="float" office:value="0.739" calcext:value-type="float">
            <text:p>0,739</text:p>
          </table:table-cell>
          <table:table-cell office:value-type="float" office:value="0.686166666666667" calcext:value-type="float">
            <text:p>0,686166666666667</text:p>
          </table:table-cell>
          <table:table-cell office:value-type="float" office:value="0.628666666666667" calcext:value-type="float">
            <text:p>0,628666666666667</text:p>
          </table:table-cell>
          <table:table-cell office:value-type="float" office:value="0.639333333333333" calcext:value-type="float">
            <text:p>0,639333333333333</text:p>
          </table:table-cell>
          <table:table-cell office:value-type="float" office:value="0.454666666666667" calcext:value-type="float">
            <text:p>0,454666666666667</text:p>
          </table:table-cell>
          <table:table-cell office:value-type="float" office:value="0.620333333333333" calcext:value-type="float">
            <text:p>0,620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60, Accuracy</text:p>
          </table:table-cell>
          <table:table-cell office:value-type="float" office:value="5292" calcext:value-type="float">
            <text:p>529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4]/[.E4]" office:value-type="float" office:value="0.882" calcext:value-type="float">
            <text:p>0,8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7" calcext:value-type="float">
            <text:p>0,87</text:p>
          </table:table-cell>
          <table:table-cell office:value-type="float" office:value="0.8635" calcext:value-type="float">
            <text:p>0,8635</text:p>
          </table:table-cell>
          <table:table-cell office:value-type="float" office:value="0.864" calcext:value-type="float">
            <text:p>0,864</text:p>
          </table:table-cell>
          <table:table-cell office:value-type="float" office:value="0.855833333333333" calcext:value-type="float">
            <text:p>0,855833333333333</text:p>
          </table:table-cell>
          <table:table-cell office:value-type="float" office:value="0.823833333333333" calcext:value-type="float">
            <text:p>0,823833333333333</text:p>
          </table:table-cell>
          <table:table-cell office:value-type="float" office:value="0.790333333333333" calcext:value-type="float">
            <text:p>0,790333333333333</text:p>
          </table:table-cell>
          <table:table-cell office:value-type="float" office:value="0.808" calcext:value-type="float">
            <text:p>0,808</text:p>
          </table:table-cell>
          <table:table-cell office:value-type="float" office:value="0.798" calcext:value-type="float">
            <text:p>0,798</text:p>
          </table:table-cell>
          <table:table-cell office:value-type="float" office:value="0.527666666666667" calcext:value-type="float">
            <text:p>0,527666666666667</text:p>
          </table:table-cell>
          <table:table-cell office:value-type="float" office:value="0.712666666666667" calcext:value-type="float">
            <text:p>0,7126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70, Accuracy</text:p>
          </table:table-cell>
          <table:table-cell office:value-type="float" office:value="5295" calcext:value-type="float">
            <text:p>529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5]/[.E5]" office:value-type="float" office:value="0.8825" calcext:value-type="float">
            <text:p>0,88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82" calcext:value-type="float">
            <text:p>0,882</text:p>
          </table:table-cell>
          <table:table-cell office:value-type="float" office:value="0.87" calcext:value-type="float">
            <text:p>0,87</text:p>
          </table:table-cell>
          <table:table-cell office:value-type="float" office:value="0.879666666666667" calcext:value-type="float">
            <text:p>0,879666666666667</text:p>
          </table:table-cell>
          <table:table-cell office:value-type="float" office:value="0.867166666666667" calcext:value-type="float">
            <text:p>0,867166666666667</text:p>
          </table:table-cell>
          <table:table-cell office:value-type="float" office:value="0.853833333333333" calcext:value-type="float">
            <text:p>0,853833333333333</text:p>
          </table:table-cell>
          <table:table-cell office:value-type="float" office:value="0.851" calcext:value-type="float">
            <text:p>0,851</text:p>
          </table:table-cell>
          <table:table-cell office:value-type="float" office:value="0.823333333333333" calcext:value-type="float">
            <text:p>0,823333333333333</text:p>
          </table:table-cell>
          <table:table-cell office:value-type="float" office:value="0.826833333333333" calcext:value-type="float">
            <text:p>0,826833333333333</text:p>
          </table:table-cell>
          <table:table-cell office:value-type="float" office:value="0.706833333333333" calcext:value-type="float">
            <text:p>0,706833333333333</text:p>
          </table:table-cell>
          <table:table-cell office:value-type="float" office:value="0.765666666666667" calcext:value-type="float">
            <text:p>0,7656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86, Accuracy</text:p>
          </table:table-cell>
          <table:table-cell office:value-type="float" office:value="5343" calcext:value-type="float">
            <text:p>5343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6]/[.E6]" office:value-type="float" office:value="0.8905" calcext:value-type="float">
            <text:p>0,890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825" calcext:value-type="float">
            <text:p>0,8825</text:p>
          </table:table-cell>
          <table:table-cell office:value-type="float" office:value="0.8865" calcext:value-type="float">
            <text:p>0,8865</text:p>
          </table:table-cell>
          <table:table-cell office:value-type="float" office:value="0.882666666666667" calcext:value-type="float">
            <text:p>0,882666666666667</text:p>
          </table:table-cell>
          <table:table-cell office:value-type="float" office:value="0.872666666666667" calcext:value-type="float">
            <text:p>0,872666666666667</text:p>
          </table:table-cell>
          <table:table-cell office:value-type="float" office:value="0.869166666666667" calcext:value-type="float">
            <text:p>0,869166666666667</text:p>
          </table:table-cell>
          <table:table-cell office:value-type="float" office:value="0.861666666666667" calcext:value-type="float">
            <text:p>0,861666666666667</text:p>
          </table:table-cell>
          <table:table-cell office:value-type="float" office:value="0.8315" calcext:value-type="float">
            <text:p>0,8315</text:p>
          </table:table-cell>
          <table:table-cell office:value-type="float" office:value="0.853166666666667" calcext:value-type="float">
            <text:p>0,853166666666667</text:p>
          </table:table-cell>
          <table:table-cell office:value-type="float" office:value="0.735" calcext:value-type="float">
            <text:p>0,735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40, Accuracy</text:p>
          </table:table-cell>
          <table:table-cell office:value-type="float" office:value="5346" calcext:value-type="float">
            <text:p>534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7]/[.E7]" office:value-type="float" office:value="0.891" calcext:value-type="float">
            <text:p>0,89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905" calcext:value-type="float">
            <text:p>0,8905</text:p>
          </table:table-cell>
          <table:table-cell office:value-type="float" office:value="0.889666666666667" calcext:value-type="float">
            <text:p>0,889666666666667</text:p>
          </table:table-cell>
          <table:table-cell office:value-type="float" office:value="0.889166666666667" calcext:value-type="float">
            <text:p>0,889166666666667</text:p>
          </table:table-cell>
          <table:table-cell office:value-type="float" office:value="0.884333333333333" calcext:value-type="float">
            <text:p>0,884333333333333</text:p>
          </table:table-cell>
          <table:table-cell office:value-type="float" office:value="0.873666666666667" calcext:value-type="float">
            <text:p>0,873666666666667</text:p>
          </table:table-cell>
          <table:table-cell office:value-type="float" office:value="0.869" calcext:value-type="float">
            <text:p>0,869</text:p>
          </table:table-cell>
          <table:table-cell office:value-type="float" office:value="0.841666666666667" calcext:value-type="float">
            <text:p>0,841666666666667</text:p>
          </table:table-cell>
          <table:table-cell office:value-type="float" office:value="0.8645" calcext:value-type="float">
            <text:p>0,8645</text:p>
          </table:table-cell>
          <table:table-cell office:value-type="float" office:value="0.818" calcext:value-type="float">
            <text:p>0,818</text:p>
          </table:table-cell>
          <table:table-cell office:value-type="float" office:value="0.824333333333333" calcext:value-type="float">
            <text:p>0,824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06, Accuracy</text:p>
          </table:table-cell>
          <table:table-cell office:value-type="float" office:value="5362" calcext:value-type="float">
            <text:p>536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8]/[.E8]" office:value-type="float" office:value="0.893666666666667" calcext:value-type="float">
            <text:p>0,8936666666666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91" calcext:value-type="float">
            <text:p>0,891</text:p>
          </table:table-cell>
          <table:table-cell office:value-type="float" office:value="0.8865" calcext:value-type="float">
            <text:p>0,8865</text:p>
          </table:table-cell>
          <table:table-cell office:value-type="float" office:value="0.881333333333333" calcext:value-type="float">
            <text:p>0,881333333333333</text:p>
          </table:table-cell>
          <table:table-cell office:value-type="float" office:value="0.8835" calcext:value-type="float">
            <text:p>0,8835</text:p>
          </table:table-cell>
          <table:table-cell office:value-type="float" office:value="0.872333333333333" calcext:value-type="float">
            <text:p>0,872333333333333</text:p>
          </table:table-cell>
          <table:table-cell office:value-type="float" office:value="0.844" calcext:value-type="float">
            <text:p>0,844</text:p>
          </table:table-cell>
          <table:table-cell office:value-type="float" office:value="0.851666666666667" calcext:value-type="float">
            <text:p>0,851666666666667</text:p>
          </table:table-cell>
          <table:table-cell office:value-type="float" office:value="0.870166666666667" calcext:value-type="float">
            <text:p>0,870166666666667</text:p>
          </table:table-cell>
          <table:table-cell office:value-type="float" office:value="0.837166666666667" calcext:value-type="float">
            <text:p>0,837166666666667</text:p>
          </table:table-cell>
          <table:table-cell office:value-type="float" office:value="0.826166666666667" calcext:value-type="float">
            <text:p>0,8261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7, Accuracy</text:p>
          </table:table-cell>
          <table:table-cell office:value-type="float" office:value="5356" calcext:value-type="float">
            <text:p>535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9]/[.E9]" office:value-type="float" office:value="0.892666666666667" calcext:value-type="float">
            <text:p>0,8926666666666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93666666666667" calcext:value-type="float">
            <text:p>0,893666666666667</text:p>
          </table:table-cell>
          <table:table-cell office:value-type="float" office:value="0.886" calcext:value-type="float">
            <text:p>0,886</text:p>
          </table:table-cell>
          <table:table-cell office:value-type="float" office:value="0.879" calcext:value-type="float">
            <text:p>0,879</text:p>
          </table:table-cell>
          <table:table-cell office:value-type="float" office:value="0.884833333333333" calcext:value-type="float">
            <text:p>0,884833333333333</text:p>
          </table:table-cell>
          <table:table-cell office:value-type="float" office:value="0.8815" calcext:value-type="float">
            <text:p>0,8815</text:p>
          </table:table-cell>
          <table:table-cell office:value-type="float" office:value="0.875" calcext:value-type="float">
            <text:p>0,875</text:p>
          </table:table-cell>
          <table:table-cell office:value-type="float" office:value="0.866166666666667" calcext:value-type="float">
            <text:p>0,866166666666667</text:p>
          </table:table-cell>
          <table:table-cell office:value-type="float" office:value="0.870333333333333" calcext:value-type="float">
            <text:p>0,870333333333333</text:p>
          </table:table-cell>
          <table:table-cell office:value-type="float" office:value="0.840333333333333" calcext:value-type="float">
            <text:p>0,840333333333333</text:p>
          </table:table-cell>
          <table:table-cell office:value-type="float" office:value="0.844" calcext:value-type="float">
            <text:p>0,84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7, Accuracy</text:p>
          </table:table-cell>
          <table:table-cell office:value-type="float" office:value="5341" calcext:value-type="float">
            <text:p>534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10]/[.E10]" office:value-type="float" office:value="0.890166666666667" calcext:value-type="float">
            <text:p>0,8901666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92666666666667" calcext:value-type="float">
            <text:p>0,892666666666667</text:p>
          </table:table-cell>
          <table:table-cell office:value-type="float" office:value="0.899" calcext:value-type="float">
            <text:p>0,899</text:p>
          </table:table-cell>
          <table:table-cell office:value-type="float" office:value="0.895" calcext:value-type="float">
            <text:p>0,895</text:p>
          </table:table-cell>
          <table:table-cell office:value-type="float" office:value="0.886166666666667" calcext:value-type="float">
            <text:p>0,886166666666667</text:p>
          </table:table-cell>
          <table:table-cell office:value-type="float" office:value="0.887833333333333" calcext:value-type="float">
            <text:p>0,887833333333333</text:p>
          </table:table-cell>
          <table:table-cell office:value-type="float" office:value="0.8745" calcext:value-type="float">
            <text:p>0,8745</text:p>
          </table:table-cell>
          <table:table-cell office:value-type="float" office:value="0.869666666666667" calcext:value-type="float">
            <text:p>0,869666666666667</text:p>
          </table:table-cell>
          <table:table-cell office:value-type="float" office:value="0.8695" calcext:value-type="float">
            <text:p>0,8695</text:p>
          </table:table-cell>
          <table:table-cell office:value-type="float" office:value="0.841833333333333" calcext:value-type="float">
            <text:p>0,841833333333333</text:p>
          </table:table-cell>
          <table:table-cell office:value-type="float" office:value="0.851166666666667" calcext:value-type="float">
            <text:p>0,8511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93, Accuracy</text:p>
          </table:table-cell>
          <table:table-cell office:value-type="float" office:value="5360" calcext:value-type="float">
            <text:p>536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11]/[.E11]" office:value-type="float" office:value="0.893333333333333" calcext:value-type="float">
            <text:p>0,89333333333333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890166666666667" calcext:value-type="float">
            <text:p>0,890166666666667</text:p>
          </table:table-cell>
          <table:table-cell office:value-type="float" office:value="0.890333333333333" calcext:value-type="float">
            <text:p>0,890333333333333</text:p>
          </table:table-cell>
          <table:table-cell office:value-type="float" office:value="0.8865" calcext:value-type="float">
            <text:p>0,8865</text:p>
          </table:table-cell>
          <table:table-cell office:value-type="float" office:value="0.886833333333333" calcext:value-type="float">
            <text:p>0,886833333333333</text:p>
          </table:table-cell>
          <table:table-cell office:value-type="float" office:value="0.873333333333333" calcext:value-type="float">
            <text:p>0,873333333333333</text:p>
          </table:table-cell>
          <table:table-cell office:value-type="float" office:value="0.8725" calcext:value-type="float">
            <text:p>0,8725</text:p>
          </table:table-cell>
          <table:table-cell office:value-type="float" office:value="0.867166666666667" calcext:value-type="float">
            <text:p>0,867166666666667</text:p>
          </table:table-cell>
          <table:table-cell office:value-type="float" office:value="0.866333333333333" calcext:value-type="float">
            <text:p>0,866333333333333</text:p>
          </table:table-cell>
          <table:table-cell office:value-type="float" office:value="0.8525" calcext:value-type="float">
            <text:p>0,8525</text:p>
          </table:table-cell>
          <table:table-cell office:value-type="float" office:value="0.863" calcext:value-type="float">
            <text:p>0,863</text:p>
          </table:table-cell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0.893333333333333" calcext:value-type="float">
            <text:p>0,893333333333333</text:p>
          </table:table-cell>
          <table:table-cell office:value-type="float" office:value="0.886833333333333" calcext:value-type="float">
            <text:p>0,886833333333333</text:p>
          </table:table-cell>
          <table:table-cell office:value-type="float" office:value="0.8865" calcext:value-type="float">
            <text:p>0,8865</text:p>
          </table:table-cell>
          <table:table-cell office:value-type="float" office:value="0.883166666666667" calcext:value-type="float">
            <text:p>0,883166666666667</text:p>
          </table:table-cell>
          <table:table-cell office:value-type="float" office:value="0.881833333333333" calcext:value-type="float">
            <text:p>0,881833333333333</text:p>
          </table:table-cell>
          <table:table-cell office:value-type="float" office:value="0.881666666666667" calcext:value-type="float">
            <text:p>0,881666666666667</text:p>
          </table:table-cell>
          <table:table-cell office:value-type="float" office:value="0.870333333333333" calcext:value-type="float">
            <text:p>0,870333333333333</text:p>
          </table:table-cell>
          <table:table-cell office:value-type="float" office:value="0.8765" calcext:value-type="float">
            <text:p>0,8765</text:p>
          </table:table-cell>
          <table:table-cell office:value-type="float" office:value="0.860166666666667" calcext:value-type="float">
            <text:p>0,860166666666667</text:p>
          </table:table-cell>
          <table:table-cell office:value-type="float" office:value="0.863166666666667" calcext:value-type="float">
            <text:p>0,863166666666667</text:p>
          </table:table-cell>
        </table:table-row>
        <table:table-row table:style-name="ro1">
          <table:table-cell office:value-type="string" calcext:value-type="string">
            <text:p>2 Layer à 512 neurones</text:p>
          </table:table-cell>
          <table:table-cell table:number-columns-repeated="7"/>
          <table:table-cell table:style-name="ce18" office:value-type="string" calcext:value-type="string">
            <text:p>MAX</text:p>
          </table:table-cell>
          <table:table-cell table:style-name="ce18" table:formula="of:=MAX([.J3:.J12])" office:value-type="float" office:value="0.893666666666667" calcext:value-type="float">
            <text:p>0,893666666666667</text:p>
          </table:table-cell>
          <table:table-cell table:style-name="ce19" table:formula="of:=MAX([.K3:.K12])" office:value-type="float" office:value="0.899" calcext:value-type="float">
            <text:p>0,899</text:p>
          </table:table-cell>
          <table:table-cell table:style-name="ce19" table:formula="of:=MAX([.L3:.L12])" office:value-type="float" office:value="0.895" calcext:value-type="float">
            <text:p>0,895</text:p>
          </table:table-cell>
          <table:table-cell table:style-name="ce18" table:formula="of:=MAX([.M3:.M12])" office:value-type="float" office:value="0.886833333333333" calcext:value-type="float">
            <text:p>0,886833333333333</text:p>
          </table:table-cell>
          <table:table-cell table:style-name="ce18" table:formula="of:=MAX([.N3:.N12])" office:value-type="float" office:value="0.887833333333333" calcext:value-type="float">
            <text:p>0,887833333333333</text:p>
          </table:table-cell>
          <table:table-cell table:style-name="ce18" table:formula="of:=MAX([.O3:.O12])" office:value-type="float" office:value="0.881666666666667" calcext:value-type="float">
            <text:p>0,881666666666667</text:p>
          </table:table-cell>
          <table:table-cell table:style-name="ce18" table:formula="of:=MAX([.P3:.P12])" office:value-type="float" office:value="0.870333333333333" calcext:value-type="float">
            <text:p>0,870333333333333</text:p>
          </table:table-cell>
          <table:table-cell table:style-name="ce18" table:formula="of:=MAX([.Q3:.Q12])" office:value-type="float" office:value="0.8765" calcext:value-type="float">
            <text:p>0,8765</text:p>
          </table:table-cell>
          <table:table-cell table:style-name="ce18" table:formula="of:=MAX([.R3:.R12])" office:value-type="float" office:value="0.860166666666667" calcext:value-type="float">
            <text:p>0,860166666666667</text:p>
          </table:table-cell>
          <table:table-cell table:style-name="ce18" table:formula="of:=MAX([.S3:.S12])" office:value-type="float" office:value="0.863166666666667" calcext:value-type="float">
            <text:p>0,8631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31, Accuracy</text:p>
          </table:table-cell>
          <table:table-cell office:value-type="float" office:value="5184" calcext:value-type="float">
            <text:p>518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6%)</text:p>
          </table:table-cell>
          <table:table-cell table:formula="of:=[.D14]/[.E14]" office:value-type="float" office:value="0.864" calcext:value-type="float">
            <text:p>0,8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73, Accuracy</text:p>
          </table:table-cell>
          <table:table-cell office:value-type="float" office:value="5181" calcext:value-type="float">
            <text:p>518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6%)</text:p>
          </table:table-cell>
          <table:table-cell table:formula="of:=[.D15]/[.E15]" office:value-type="float" office:value="0.8635" calcext:value-type="float">
            <text:p>0,86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43, Accuracy</text:p>
          </table:table-cell>
          <table:table-cell office:value-type="float" office:value="5220" calcext:value-type="float">
            <text:p>522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16]/[.E16]" office:value-type="float" office:value="0.87" calcext:value-type="float">
            <text:p>0,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31, Accuracy</text:p>
          </table:table-cell>
          <table:table-cell office:value-type="float" office:value="5319" calcext:value-type="float">
            <text:p>531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17]/[.E17]" office:value-type="float" office:value="0.8865" calcext:value-type="float">
            <text:p>0,88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29, Accuracy</text:p>
          </table:table-cell>
          <table:table-cell office:value-type="float" office:value="5338" calcext:value-type="float">
            <text:p>533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18]/[.E18]" office:value-type="float" office:value="0.889666666666667" calcext:value-type="float">
            <text:p>0,889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22, Accuracy</text:p>
          </table:table-cell>
          <table:table-cell office:value-type="float" office:value="5319" calcext:value-type="float">
            <text:p>531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19]/[.E19]" office:value-type="float" office:value="0.8865" calcext:value-type="float">
            <text:p>0,88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31, Accuracy</text:p>
          </table:table-cell>
          <table:table-cell office:value-type="float" office:value="5316" calcext:value-type="float">
            <text:p>531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20]/[.E20]" office:value-type="float" office:value="0.886" calcext:value-type="float">
            <text:p>0,8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0, Accuracy</text:p>
          </table:table-cell>
          <table:table-cell office:value-type="float" office:value="5394" calcext:value-type="float">
            <text:p>539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90%)</text:p>
          </table:table-cell>
          <table:table-cell table:formula="of:=[.D21]/[.E21]" office:value-type="float" office:value="0.899" calcext:value-type="float">
            <text:p>0,8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53, Accuracy</text:p>
          </table:table-cell>
          <table:table-cell office:value-type="float" office:value="5342" calcext:value-type="float">
            <text:p>534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22]/[.E22]" office:value-type="float" office:value="0.890333333333333" calcext:value-type="float">
            <text:p>0,890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71, Accuracy</text:p>
          </table:table-cell>
          <table:table-cell office:value-type="float" office:value="5321" calcext:value-type="float">
            <text:p>532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23]/[.E23]" office:value-type="float" office:value="0.886833333333333" calcext:value-type="float">
            <text:p>0,886833333333333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3 Layer à 512 neuron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44, Accuracy</text:p>
          </table:table-cell>
          <table:table-cell office:value-type="float" office:value="5096" calcext:value-type="float">
            <text:p>509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5%)</text:p>
          </table:table-cell>
          <table:table-cell table:formula="of:=[.D26]/[.E26]" office:value-type="float" office:value="0.849333333333333" calcext:value-type="float">
            <text:p>0,849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43, Accuracy</text:p>
          </table:table-cell>
          <table:table-cell office:value-type="float" office:value="5184" calcext:value-type="float">
            <text:p>518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6%)</text:p>
          </table:table-cell>
          <table:table-cell table:formula="of:=[.D27]/[.E27]" office:value-type="float" office:value="0.864" calcext:value-type="float">
            <text:p>0,8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03, Accuracy</text:p>
          </table:table-cell>
          <table:table-cell office:value-type="float" office:value="5278" calcext:value-type="float">
            <text:p>527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28]/[.E28]" office:value-type="float" office:value="0.879666666666667" calcext:value-type="float">
            <text:p>0,879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26, Accuracy</text:p>
          </table:table-cell>
          <table:table-cell office:value-type="float" office:value="5296" calcext:value-type="float">
            <text:p>529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29]/[.E29]" office:value-type="float" office:value="0.882666666666667" calcext:value-type="float">
            <text:p>0,882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8, Accuracy</text:p>
          </table:table-cell>
          <table:table-cell office:value-type="float" office:value="5335" calcext:value-type="float">
            <text:p>533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30]/[.E30]" office:value-type="float" office:value="0.889166666666667" calcext:value-type="float">
            <text:p>0,889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76, Accuracy</text:p>
          </table:table-cell>
          <table:table-cell office:value-type="float" office:value="5288" calcext:value-type="float">
            <text:p>528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31]/[.E31]" office:value-type="float" office:value="0.881333333333333" calcext:value-type="float">
            <text:p>0,881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49, Accuracy</text:p>
          </table:table-cell>
          <table:table-cell office:value-type="float" office:value="5274" calcext:value-type="float">
            <text:p>527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32]/[.E32]" office:value-type="float" office:value="0.879" calcext:value-type="float">
            <text:p>0,8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62, Accuracy</text:p>
          </table:table-cell>
          <table:table-cell office:value-type="float" office:value="5370" calcext:value-type="float">
            <text:p>537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90%)</text:p>
          </table:table-cell>
          <table:table-cell table:formula="of:=[.D33]/[.E33]" office:value-type="float" office:value="0.895" calcext:value-type="float">
            <text:p>0,8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03, Accuracy</text:p>
          </table:table-cell>
          <table:table-cell office:value-type="float" office:value="5319" calcext:value-type="float">
            <text:p>531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34]/[.E34]" office:value-type="float" office:value="0.8865" calcext:value-type="float">
            <text:p>0,88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40, Accuracy</text:p>
          </table:table-cell>
          <table:table-cell office:value-type="float" office:value="5319" calcext:value-type="float">
            <text:p>531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35]/[.E35]" office:value-type="float" office:value="0.8865" calcext:value-type="float">
            <text:p>0,8865</text:p>
          </table:table-cell>
          <table:table-cell table:number-columns-repeated="2"/>
          <table:table-cell table:style-name="ce1" office:value-type="string" calcext:value-type="string">
            <text:p>LR = 0,001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4 Layer à 512 neuron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61, Accuracy</text:p>
          </table:table-cell>
          <table:table-cell office:value-type="float" office:value="4904" calcext:value-type="float">
            <text:p>490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2%)</text:p>
          </table:table-cell>
          <table:table-cell table:formula="of:=[.D38]/[.E38]" office:value-type="float" office:value="0.817333333333333" calcext:value-type="float">
            <text:p>0,817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11, Accuracy</text:p>
          </table:table-cell>
          <table:table-cell office:value-type="float" office:value="5135" calcext:value-type="float">
            <text:p>513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6%)</text:p>
          </table:table-cell>
          <table:table-cell table:formula="of:=[.D39]/[.E39]" office:value-type="float" office:value="0.855833333333333" calcext:value-type="float">
            <text:p>0,855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72, Accuracy</text:p>
          </table:table-cell>
          <table:table-cell office:value-type="float" office:value="5203" calcext:value-type="float">
            <text:p>5203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40]/[.E40]" office:value-type="float" office:value="0.867166666666667" calcext:value-type="float">
            <text:p>0,867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10, Accuracy</text:p>
          </table:table-cell>
          <table:table-cell office:value-type="float" office:value="5236" calcext:value-type="float">
            <text:p>523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41]/[.E41]" office:value-type="float" office:value="0.872666666666667" calcext:value-type="float">
            <text:p>0,872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79, Accuracy</text:p>
          </table:table-cell>
          <table:table-cell office:value-type="float" office:value="5306" calcext:value-type="float">
            <text:p>530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42]/[.E42]" office:value-type="float" office:value="0.884333333333333" calcext:value-type="float">
            <text:p>0,884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07, Accuracy</text:p>
          </table:table-cell>
          <table:table-cell office:value-type="float" office:value="5301" calcext:value-type="float">
            <text:p>530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43]/[.E43]" office:value-type="float" office:value="0.8835" calcext:value-type="float">
            <text:p>0,88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83, Accuracy</text:p>
          </table:table-cell>
          <table:table-cell office:value-type="float" office:value="5309" calcext:value-type="float">
            <text:p>530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44]/[.E44]" office:value-type="float" office:value="0.884833333333333" calcext:value-type="float">
            <text:p>0,884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57, Accuracy</text:p>
          </table:table-cell>
          <table:table-cell office:value-type="float" office:value="5317" calcext:value-type="float">
            <text:p>531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45]/[.E45]" office:value-type="float" office:value="0.886166666666667" calcext:value-type="float">
            <text:p>0,886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59, Accuracy</text:p>
          </table:table-cell>
          <table:table-cell office:value-type="float" office:value="5321" calcext:value-type="float">
            <text:p>532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46]/[.E46]" office:value-type="float" office:value="0.886833333333333" calcext:value-type="float">
            <text:p>0,886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38, Accuracy</text:p>
          </table:table-cell>
          <table:table-cell office:value-type="float" office:value="5299" calcext:value-type="float">
            <text:p>529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47]/[.E47]" office:value-type="float" office:value="0.883166666666667" calcext:value-type="float">
            <text:p>0,883166666666667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5 Layer à 512 neuron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049, Accuracy</text:p>
          </table:table-cell>
          <table:table-cell office:value-type="float" office:value="4434" calcext:value-type="float">
            <text:p>443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74%)</text:p>
          </table:table-cell>
          <table:table-cell table:formula="of:=[.D50]/[.E50]" office:value-type="float" office:value="0.739" calcext:value-type="float">
            <text:p>0,7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21, Accuracy</text:p>
          </table:table-cell>
          <table:table-cell office:value-type="float" office:value="4943" calcext:value-type="float">
            <text:p>4943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2%)</text:p>
          </table:table-cell>
          <table:table-cell table:formula="of:=[.D51]/[.E51]" office:value-type="float" office:value="0.823833333333333" calcext:value-type="float">
            <text:p>0,823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73, Accuracy</text:p>
          </table:table-cell>
          <table:table-cell office:value-type="float" office:value="5123" calcext:value-type="float">
            <text:p>5123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5%)</text:p>
          </table:table-cell>
          <table:table-cell table:formula="of:=[.D52]/[.E52]" office:value-type="float" office:value="0.853833333333333" calcext:value-type="float">
            <text:p>0,853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12, Accuracy</text:p>
          </table:table-cell>
          <table:table-cell office:value-type="float" office:value="5215" calcext:value-type="float">
            <text:p>521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53]/[.E53]" office:value-type="float" office:value="0.869166666666667" calcext:value-type="float">
            <text:p>0,869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46, Accuracy</text:p>
          </table:table-cell>
          <table:table-cell office:value-type="float" office:value="5242" calcext:value-type="float">
            <text:p>524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54]/[.E54]" office:value-type="float" office:value="0.873666666666667" calcext:value-type="float">
            <text:p>0,873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43, Accuracy</text:p>
          </table:table-cell>
          <table:table-cell office:value-type="float" office:value="5234" calcext:value-type="float">
            <text:p>523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55]/[.E55]" office:value-type="float" office:value="0.872333333333333" calcext:value-type="float">
            <text:p>0,872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28, Accuracy</text:p>
          </table:table-cell>
          <table:table-cell office:value-type="float" office:value="5289" calcext:value-type="float">
            <text:p>528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56]/[.E56]" office:value-type="float" office:value="0.8815" calcext:value-type="float">
            <text:p>0,88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06, Accuracy</text:p>
          </table:table-cell>
          <table:table-cell office:value-type="float" office:value="5327" calcext:value-type="float">
            <text:p>532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57]/[.E57]" office:value-type="float" office:value="0.887833333333333" calcext:value-type="float">
            <text:p>0,887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43, Accuracy</text:p>
          </table:table-cell>
          <table:table-cell office:value-type="float" office:value="5240" calcext:value-type="float">
            <text:p>524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58]/[.E58]" office:value-type="float" office:value="0.873333333333333" calcext:value-type="float">
            <text:p>0,873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37, Accuracy</text:p>
          </table:table-cell>
          <table:table-cell office:value-type="float" office:value="5291" calcext:value-type="float">
            <text:p>529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59]/[.E59]" office:value-type="float" office:value="0.881833333333333" calcext:value-type="float">
            <text:p>0,881833333333333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6 Layer à 512 neuron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568, Accuracy</text:p>
          </table:table-cell>
          <table:table-cell office:value-type="float" office:value="4117" calcext:value-type="float">
            <text:p>411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69%)</text:p>
          </table:table-cell>
          <table:table-cell table:formula="of:=[.D62]/[.E62]" office:value-type="float" office:value="0.686166666666667" calcext:value-type="float">
            <text:p>0,686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920, Accuracy</text:p>
          </table:table-cell>
          <table:table-cell office:value-type="float" office:value="4742" calcext:value-type="float">
            <text:p>474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79%)</text:p>
          </table:table-cell>
          <table:table-cell table:formula="of:=[.D63]/[.E63]" office:value-type="float" office:value="0.790333333333333" calcext:value-type="float">
            <text:p>0,790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06, Accuracy</text:p>
          </table:table-cell>
          <table:table-cell office:value-type="float" office:value="5106" calcext:value-type="float">
            <text:p>510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5%)</text:p>
          </table:table-cell>
          <table:table-cell table:formula="of:=[.D64]/[.E64]" office:value-type="float" office:value="0.851" calcext:value-type="float">
            <text:p>0,8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98, Accuracy</text:p>
          </table:table-cell>
          <table:table-cell office:value-type="float" office:value="5170" calcext:value-type="float">
            <text:p>517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6%)</text:p>
          </table:table-cell>
          <table:table-cell table:formula="of:=[.D65]/[.E65]" office:value-type="float" office:value="0.861666666666667" calcext:value-type="float">
            <text:p>0,861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80, Accuracy</text:p>
          </table:table-cell>
          <table:table-cell office:value-type="float" office:value="5214" calcext:value-type="float">
            <text:p>521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66]/[.E66]" office:value-type="float" office:value="0.869" calcext:value-type="float">
            <text:p>0,8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02, Accuracy</text:p>
          </table:table-cell>
          <table:table-cell office:value-type="float" office:value="5064" calcext:value-type="float">
            <text:p>506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4%)</text:p>
          </table:table-cell>
          <table:table-cell table:formula="of:=[.D67]/[.E67]" office:value-type="float" office:value="0.844" calcext:value-type="float">
            <text:p>0,8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69, Accuracy</text:p>
          </table:table-cell>
          <table:table-cell office:value-type="float" office:value="5250" calcext:value-type="float">
            <text:p>525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68]/[.E68]" office:value-type="float" office:value="0.875" calcext:value-type="float">
            <text:p>0,8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39, Accuracy</text:p>
          </table:table-cell>
          <table:table-cell office:value-type="float" office:value="5247" calcext:value-type="float">
            <text:p>524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69]/[.E69]" office:value-type="float" office:value="0.8745" calcext:value-type="float">
            <text:p>0,87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11, Accuracy</text:p>
          </table:table-cell>
          <table:table-cell office:value-type="float" office:value="5235" calcext:value-type="float">
            <text:p>523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70]/[.E70]" office:value-type="float" office:value="0.8725" calcext:value-type="float">
            <text:p>0,87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51, Accuracy</text:p>
          </table:table-cell>
          <table:table-cell office:value-type="float" office:value="5290" calcext:value-type="float">
            <text:p>529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71]/[.E71]" office:value-type="float" office:value="0.881666666666667" calcext:value-type="float">
            <text:p>0,881666666666667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7 Layer à 512 neuron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612, Accuracy</text:p>
          </table:table-cell>
          <table:table-cell office:value-type="float" office:value="3772" calcext:value-type="float">
            <text:p>377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63%)</text:p>
          </table:table-cell>
          <table:table-cell table:formula="of:=[.D74]/[.E74]" office:value-type="float" office:value="0.628666666666667" calcext:value-type="float">
            <text:p>0,628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963, Accuracy</text:p>
          </table:table-cell>
          <table:table-cell office:value-type="float" office:value="4848" calcext:value-type="float">
            <text:p>484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1%)</text:p>
          </table:table-cell>
          <table:table-cell table:formula="of:=[.D75]/[.E75]" office:value-type="float" office:value="0.808" calcext:value-type="float">
            <text:p>0,8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672, Accuracy</text:p>
          </table:table-cell>
          <table:table-cell office:value-type="float" office:value="4940" calcext:value-type="float">
            <text:p>494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2%)</text:p>
          </table:table-cell>
          <table:table-cell table:formula="of:=[.D76]/[.E76]" office:value-type="float" office:value="0.823333333333333" calcext:value-type="float">
            <text:p>0,823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27, Accuracy</text:p>
          </table:table-cell>
          <table:table-cell office:value-type="float" office:value="4989" calcext:value-type="float">
            <text:p>498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3%)</text:p>
          </table:table-cell>
          <table:table-cell table:formula="of:=[.D77]/[.E77]" office:value-type="float" office:value="0.8315" calcext:value-type="float">
            <text:p>0,83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52, Accuracy</text:p>
          </table:table-cell>
          <table:table-cell office:value-type="float" office:value="5050" calcext:value-type="float">
            <text:p>505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4%)</text:p>
          </table:table-cell>
          <table:table-cell table:formula="of:=[.D78]/[.E78]" office:value-type="float" office:value="0.841666666666667" calcext:value-type="float">
            <text:p>0,841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07, Accuracy</text:p>
          </table:table-cell>
          <table:table-cell office:value-type="float" office:value="5110" calcext:value-type="float">
            <text:p>511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5%)</text:p>
          </table:table-cell>
          <table:table-cell table:formula="of:=[.D79]/[.E79]" office:value-type="float" office:value="0.851666666666667" calcext:value-type="float">
            <text:p>0,851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36, Accuracy</text:p>
          </table:table-cell>
          <table:table-cell office:value-type="float" office:value="5197" calcext:value-type="float">
            <text:p>519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80]/[.E80]" office:value-type="float" office:value="0.866166666666667" calcext:value-type="float">
            <text:p>0,866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34, Accuracy</text:p>
          </table:table-cell>
          <table:table-cell office:value-type="float" office:value="5218" calcext:value-type="float">
            <text:p>521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81]/[.E81]" office:value-type="float" office:value="0.869666666666667" calcext:value-type="float">
            <text:p>0,869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64, Accuracy</text:p>
          </table:table-cell>
          <table:table-cell office:value-type="float" office:value="5203" calcext:value-type="float">
            <text:p>5203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82]/[.E82]" office:value-type="float" office:value="0.867166666666667" calcext:value-type="float">
            <text:p>0,867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07, Accuracy</text:p>
          </table:table-cell>
          <table:table-cell office:value-type="float" office:value="5222" calcext:value-type="float">
            <text:p>522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83]/[.E83]" office:value-type="float" office:value="0.870333333333333" calcext:value-type="float">
            <text:p>0,870333333333333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8 Layer à 512 neuron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543, Accuracy</text:p>
          </table:table-cell>
          <table:table-cell office:value-type="float" office:value="3836" calcext:value-type="float">
            <text:p>383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64%)</text:p>
          </table:table-cell>
          <table:table-cell table:formula="of:=[.D86]/[.E86]" office:value-type="float" office:value="0.639333333333333" calcext:value-type="float">
            <text:p>0,639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356, Accuracy</text:p>
          </table:table-cell>
          <table:table-cell office:value-type="float" office:value="4788" calcext:value-type="float">
            <text:p>478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0%)</text:p>
          </table:table-cell>
          <table:table-cell table:formula="of:=[.D87]/[.E87]" office:value-type="float" office:value="0.798" calcext:value-type="float">
            <text:p>0,7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74, Accuracy</text:p>
          </table:table-cell>
          <table:table-cell office:value-type="float" office:value="4961" calcext:value-type="float">
            <text:p>496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3%)</text:p>
          </table:table-cell>
          <table:table-cell table:formula="of:=[.D88]/[.E88]" office:value-type="float" office:value="0.826833333333333" calcext:value-type="float">
            <text:p>0,826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06, Accuracy</text:p>
          </table:table-cell>
          <table:table-cell office:value-type="float" office:value="5119" calcext:value-type="float">
            <text:p>511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5%)</text:p>
          </table:table-cell>
          <table:table-cell table:formula="of:=[.D89]/[.E89]" office:value-type="float" office:value="0.853166666666667" calcext:value-type="float">
            <text:p>0,853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25, Accuracy</text:p>
          </table:table-cell>
          <table:table-cell office:value-type="float" office:value="5187" calcext:value-type="float">
            <text:p>518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6%)</text:p>
          </table:table-cell>
          <table:table-cell table:formula="of:=[.D90]/[.E90]" office:value-type="float" office:value="0.8645" calcext:value-type="float">
            <text:p>0,86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48, Accuracy</text:p>
          </table:table-cell>
          <table:table-cell office:value-type="float" office:value="5221" calcext:value-type="float">
            <text:p>522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91]/[.E91]" office:value-type="float" office:value="0.870166666666667" calcext:value-type="float">
            <text:p>0,870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02, Accuracy</text:p>
          </table:table-cell>
          <table:table-cell office:value-type="float" office:value="5222" calcext:value-type="float">
            <text:p>522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92]/[.E92]" office:value-type="float" office:value="0.870333333333333" calcext:value-type="float">
            <text:p>0,870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26, Accuracy</text:p>
          </table:table-cell>
          <table:table-cell office:value-type="float" office:value="5217" calcext:value-type="float">
            <text:p>521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93]/[.E93]" office:value-type="float" office:value="0.8695" calcext:value-type="float">
            <text:p>0,86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61, Accuracy</text:p>
          </table:table-cell>
          <table:table-cell office:value-type="float" office:value="5198" calcext:value-type="float">
            <text:p>519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94]/[.E94]" office:value-type="float" office:value="0.866333333333333" calcext:value-type="float">
            <text:p>0,866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57, Accuracy</text:p>
          </table:table-cell>
          <table:table-cell office:value-type="float" office:value="5259" calcext:value-type="float">
            <text:p>525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95]/[.E95]" office:value-type="float" office:value="0.8765" calcext:value-type="float">
            <text:p>0,8765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9 Layer à 512 neuron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1577, Accuracy</text:p>
          </table:table-cell>
          <table:table-cell office:value-type="float" office:value="2728" calcext:value-type="float">
            <text:p>272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45%)</text:p>
          </table:table-cell>
          <table:table-cell table:formula="of:=[.D98]/[.E98]" office:value-type="float" office:value="0.454666666666667" calcext:value-type="float">
            <text:p>0,454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9849, Accuracy</text:p>
          </table:table-cell>
          <table:table-cell office:value-type="float" office:value="3166" calcext:value-type="float">
            <text:p>316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53%)</text:p>
          </table:table-cell>
          <table:table-cell table:formula="of:=[.D99]/[.E99]" office:value-type="float" office:value="0.527666666666667" calcext:value-type="float">
            <text:p>0,527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585, Accuracy</text:p>
          </table:table-cell>
          <table:table-cell office:value-type="float" office:value="4241" calcext:value-type="float">
            <text:p>424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71%)</text:p>
          </table:table-cell>
          <table:table-cell table:formula="of:=[.D100]/[.E100]" office:value-type="float" office:value="0.706833333333333" calcext:value-type="float">
            <text:p>0,706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258, Accuracy</text:p>
          </table:table-cell>
          <table:table-cell office:value-type="float" office:value="4410" calcext:value-type="float">
            <text:p>441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74%)</text:p>
          </table:table-cell>
          <table:table-cell table:formula="of:=[.D101]/[.E101]" office:value-type="float" office:value="0.735" calcext:value-type="float">
            <text:p>0,7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15, Accuracy</text:p>
          </table:table-cell>
          <table:table-cell office:value-type="float" office:value="4908" calcext:value-type="float">
            <text:p>490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2%)</text:p>
          </table:table-cell>
          <table:table-cell table:formula="of:=[.D102]/[.E102]" office:value-type="float" office:value="0.818" calcext:value-type="float">
            <text:p>0,8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17, Accuracy</text:p>
          </table:table-cell>
          <table:table-cell office:value-type="float" office:value="5023" calcext:value-type="float">
            <text:p>5023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4%)</text:p>
          </table:table-cell>
          <table:table-cell table:formula="of:=[.D103]/[.E103]" office:value-type="float" office:value="0.837166666666667" calcext:value-type="float">
            <text:p>0,837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38, Accuracy</text:p>
          </table:table-cell>
          <table:table-cell office:value-type="float" office:value="5042" calcext:value-type="float">
            <text:p>504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4%)</text:p>
          </table:table-cell>
          <table:table-cell table:formula="of:=[.D104]/[.E104]" office:value-type="float" office:value="0.840333333333333" calcext:value-type="float">
            <text:p>0,840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19, Accuracy</text:p>
          </table:table-cell>
          <table:table-cell office:value-type="float" office:value="5051" calcext:value-type="float">
            <text:p>505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4%)</text:p>
          </table:table-cell>
          <table:table-cell table:formula="of:=[.D105]/[.E105]" office:value-type="float" office:value="0.841833333333333" calcext:value-type="float">
            <text:p>0,841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87, Accuracy</text:p>
          </table:table-cell>
          <table:table-cell office:value-type="float" office:value="5115" calcext:value-type="float">
            <text:p>511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5%)</text:p>
          </table:table-cell>
          <table:table-cell table:formula="of:=[.D106]/[.E106]" office:value-type="float" office:value="0.8525" calcext:value-type="float">
            <text:p>0,85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25, Accuracy</text:p>
          </table:table-cell>
          <table:table-cell office:value-type="float" office:value="5161" calcext:value-type="float">
            <text:p>516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6%)</text:p>
          </table:table-cell>
          <table:table-cell table:formula="of:=[.D107]/[.E107]" office:value-type="float" office:value="0.860166666666667" calcext:value-type="float">
            <text:p>0,860166666666667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10 Layer à 512 neuron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0028, Accuracy</text:p>
          </table:table-cell>
          <table:table-cell office:value-type="float" office:value="3722" calcext:value-type="float">
            <text:p>372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62%)</text:p>
          </table:table-cell>
          <table:table-cell table:formula="of:=[.D110]/[.E110]" office:value-type="float" office:value="0.620333333333333" calcext:value-type="float">
            <text:p>0,620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841, Accuracy</text:p>
          </table:table-cell>
          <table:table-cell office:value-type="float" office:value="4276" calcext:value-type="float">
            <text:p>427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71%)</text:p>
          </table:table-cell>
          <table:table-cell table:formula="of:=[.D111]/[.E111]" office:value-type="float" office:value="0.712666666666667" calcext:value-type="float">
            <text:p>0,712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280, Accuracy</text:p>
          </table:table-cell>
          <table:table-cell office:value-type="float" office:value="4594" calcext:value-type="float">
            <text:p>459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77%)</text:p>
          </table:table-cell>
          <table:table-cell table:formula="of:=[.D112]/[.E112]" office:value-type="float" office:value="0.765666666666667" calcext:value-type="float">
            <text:p>0,765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799, Accuracy</text:p>
          </table:table-cell>
          <table:table-cell office:value-type="float" office:value="4638" calcext:value-type="float">
            <text:p>463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77%)</text:p>
          </table:table-cell>
          <table:table-cell table:formula="of:=[.D113]/[.E113]" office:value-type="float" office:value="0.773" calcext:value-type="float">
            <text:p>0,7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660, Accuracy</text:p>
          </table:table-cell>
          <table:table-cell office:value-type="float" office:value="4946" calcext:value-type="float">
            <text:p>494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2%)</text:p>
          </table:table-cell>
          <table:table-cell table:formula="of:=[.D114]/[.E114]" office:value-type="float" office:value="0.824333333333333" calcext:value-type="float">
            <text:p>0,824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82, Accuracy</text:p>
          </table:table-cell>
          <table:table-cell office:value-type="float" office:value="4957" calcext:value-type="float">
            <text:p>495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3%)</text:p>
          </table:table-cell>
          <table:table-cell table:formula="of:=[.D115]/[.E115]" office:value-type="float" office:value="0.826166666666667" calcext:value-type="float">
            <text:p>0,826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60, Accuracy</text:p>
          </table:table-cell>
          <table:table-cell office:value-type="float" office:value="5064" calcext:value-type="float">
            <text:p>506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4%)</text:p>
          </table:table-cell>
          <table:table-cell table:formula="of:=[.D116]/[.E116]" office:value-type="float" office:value="0.844" calcext:value-type="float">
            <text:p>0,8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78, Accuracy</text:p>
          </table:table-cell>
          <table:table-cell office:value-type="float" office:value="5107" calcext:value-type="float">
            <text:p>510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5%)</text:p>
          </table:table-cell>
          <table:table-cell table:formula="of:=[.D117]/[.E117]" office:value-type="float" office:value="0.851166666666667" calcext:value-type="float">
            <text:p>0,851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94, Accuracy</text:p>
          </table:table-cell>
          <table:table-cell office:value-type="float" office:value="5178" calcext:value-type="float">
            <text:p>517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6%)</text:p>
          </table:table-cell>
          <table:table-cell table:formula="of:=[.D118]/[.E118]" office:value-type="float" office:value="0.863" calcext:value-type="float">
            <text:p>0,8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10, Accuracy</text:p>
          </table:table-cell>
          <table:table-cell office:value-type="float" office:value="5179" calcext:value-type="float">
            <text:p>517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6%)</text:p>
          </table:table-cell>
          <table:table-cell table:formula="of:=[.D119]/[.E119]" office:value-type="float" office:value="0.863166666666667" calcext:value-type="float">
            <text:p>0,863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12, Accuracy</text:p>
          </table:table-cell>
          <table:table-cell office:value-type="float" office:value="8807" calcext:value-type="float">
            <text:p>8807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88%)</text:p>
          </table:table-cell>
          <table:table-cell table:formula="of:=[.D120]/[.E120]" office:value-type="float" office:value="0.8807" calcext:value-type="float">
            <text:p>0,8807</text:p>
          </table:table-cell>
          <table:table-cell table:number-columns-repeated="12"/>
        </table:table-row>
      </table:table>
      <table:table table:name="Sig-NLayer-lr=0.01" table:style-name="ta1">
        <table:shapes>
          <draw:frame draw:z-index="0" draw:style-name="gr1" draw:text-style-name="P1" svg:width="203.54mm" svg:height="124.7mm" svg:x="172.76mm" svg:y="102.12mm">
            <loext:p/>
            <draw:object draw:notify-on-update-of-ranges="'Sig-NLayer-lr=0.01'.H5:'Sig-NLayer-lr=0.01'.H5 'Sig-NLayer-lr=0.01'.H6:'Sig-NLayer-lr=0.01'.H15 'Sig-NLayer-lr=0.01'.I5:'Sig-NLayer-lr=0.01'.I5 'Sig-NLayer-lr=0.01'.I6:'Sig-NLayer-lr=0.01'.I15 'Sig-NLayer-lr=0.01'.H5:'Sig-NLayer-lr=0.01'.H5 'Sig-NLayer-lr=0.01'.H6:'Sig-NLayer-lr=0.01'.H15 'Sig-NLayer-lr=0.01'.J5:'Sig-NLayer-lr=0.01'.J5 'Sig-NLayer-lr=0.01'.J6:'Sig-NLayer-lr=0.01'.J15 'Sig-NLayer-lr=0.01'.H5:'Sig-NLayer-lr=0.01'.H5 'Sig-NLayer-lr=0.01'.H6:'Sig-NLayer-lr=0.01'.H15 'Sig-NLayer-lr=0.01'.K5:'Sig-NLayer-lr=0.01'.K5 'Sig-NLayer-lr=0.01'.K6:'Sig-NLayer-lr=0.01'.K15 'Sig-NLayer-lr=0.01'.H5:'Sig-NLayer-lr=0.01'.H5 'Sig-NLayer-lr=0.01'.H6:'Sig-NLayer-lr=0.01'.H15 'Sig-NLayer-lr=0.01'.L5:'Sig-NLayer-lr=0.01'.L5 'Sig-NLayer-lr=0.01'.L6:'Sig-NLayer-lr=0.01'.L15 'Sig-NLayer-lr=0.01'.H5:'Sig-NLayer-lr=0.01'.H5 'Sig-NLayer-lr=0.01'.H6:'Sig-NLayer-lr=0.01'.H15 'Sig-NLayer-lr=0.01'.M5:'Sig-NLayer-lr=0.01'.M5 'Sig-NLayer-lr=0.01'.M6:'Sig-NLayer-lr=0.01'.M15 'Sig-NLayer-lr=0.01'.H5:'Sig-NLayer-lr=0.01'.H5 'Sig-NLayer-lr=0.01'.H6:'Sig-NLayer-lr=0.01'.H15 'Sig-NLayer-lr=0.01'.N5:'Sig-NLayer-lr=0.01'.N5 'Sig-NLayer-lr=0.01'.N6:'Sig-NLayer-lr=0.01'.N15 'Sig-NLayer-lr=0.01'.H5:'Sig-NLayer-lr=0.01'.H5 'Sig-NLayer-lr=0.01'.H6:'Sig-NLayer-lr=0.01'.H15 'Sig-NLayer-lr=0.01'.O5:'Sig-NLayer-lr=0.01'.O5 'Sig-NLayer-lr=0.01'.O6:'Sig-NLayer-lr=0.01'.O15 'Sig-NLayer-lr=0.01'.H5:'Sig-NLayer-lr=0.01'.H5 'Sig-NLayer-lr=0.01'.H6:'Sig-NLayer-lr=0.01'.H15 'Sig-NLayer-lr=0.01'.P5:'Sig-NLayer-lr=0.01'.P5 'Sig-NLayer-lr=0.01'.P6:'Sig-NLayer-lr=0.01'.P15 'Sig-NLayer-lr=0.01'.H5:'Sig-NLayer-lr=0.01'.H5 'Sig-NLayer-lr=0.01'.H6:'Sig-NLayer-lr=0.01'.H15 'Sig-NLayer-lr=0.01'.Q5:'Sig-NLayer-lr=0.01'.Q5 'Sig-NLayer-lr=0.01'.Q6:'Sig-NLayer-lr=0.01'.Q15 'Sig-NLayer-lr=0.01'.H5:'Sig-NLayer-lr=0.01'.H5 'Sig-NLayer-lr=0.01'.H6:'Sig-NLayer-lr=0.01'.H15 'Sig-NLayer-lr=0.01'.R5:'Sig-NLayer-lr=0.01'.R5 'Sig-NLayer-lr=0.01'.R6:'Sig-NLayer-lr=0.01'.R1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 table:style-name="ce1" office:value-type="string" calcext:value-type="string">
            <text:p>LR = 0,01</text:p>
          </table:table-cell>
          <table:table-cell table:number-columns-repeated="17"/>
        </table:table-row>
        <table:table-row table:style-name="ro1">
          <table:table-cell table:style-name="ce12" office:value-type="string" calcext:value-type="string">
            <text:p>1 Layer à 512 neuron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50, Accuracy</text:p>
          </table:table-cell>
          <table:table-cell office:value-type="float" office:value="4823" calcext:value-type="float">
            <text:p>4823</text:p>
          </table:table-cell>
          <table:table-cell office:value-type="string" calcext:value-type="string">
            <text:p>6000 (80%)</text:p>
          </table:table-cell>
          <table:table-cell table:formula="of:=[.D5]/6000" office:value-type="float" office:value="0.803833333333333" calcext:value-type="float">
            <text:p>0,803833333333333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1 Layer</text:p>
          </table:table-cell>
          <table:table-cell office:value-type="string" calcext:value-type="string">
            <text:p>2 Layers</text:p>
          </table:table-cell>
          <table:table-cell office:value-type="string" calcext:value-type="string">
            <text:p>3 Layers</text:p>
          </table:table-cell>
          <table:table-cell office:value-type="string" calcext:value-type="string">
            <text:p>4 Layers</text:p>
          </table:table-cell>
          <table:table-cell office:value-type="string" calcext:value-type="string">
            <text:p>5 Layers</text:p>
          </table:table-cell>
          <table:table-cell office:value-type="string" calcext:value-type="string">
            <text:p>6 Layers</text:p>
          </table:table-cell>
          <table:table-cell office:value-type="string" calcext:value-type="string">
            <text:p>7 Layers</text:p>
          </table:table-cell>
          <table:table-cell office:value-type="string" calcext:value-type="string">
            <text:p>8 Layers</text:p>
          </table:table-cell>
          <table:table-cell office:value-type="string" calcext:value-type="string">
            <text:p>9 Layers</text:p>
          </table:table-cell>
          <table:table-cell office:value-type="string" calcext:value-type="string">
            <text:p>10 Layers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93, Accuracy</text:p>
          </table:table-cell>
          <table:table-cell office:value-type="float" office:value="4893" calcext:value-type="float">
            <text:p>4893</text:p>
          </table:table-cell>
          <table:table-cell office:value-type="string" calcext:value-type="string">
            <text:p>6000 (82%)</text:p>
          </table:table-cell>
          <table:table-cell table:formula="of:=[.D6]/6000" office:value-type="float" office:value="0.8155" calcext:value-type="float">
            <text:p>0,81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03833333333333" calcext:value-type="float">
            <text:p>0,803833333333333</text:p>
          </table:table-cell>
          <table:table-cell office:value-type="float" office:value="0.800166666666667" calcext:value-type="float">
            <text:p>0,800166666666667</text:p>
          </table:table-cell>
          <table:table-cell office:value-type="float" office:value="0.779833333333333" calcext:value-type="float">
            <text:p>0,779833333333333</text:p>
          </table:table-cell>
          <table:table-cell office:value-type="float" office:value="0.7295" calcext:value-type="float">
            <text:p>0,7295</text:p>
          </table:table-cell>
          <table:table-cell office:value-type="float" office:value="0.768833333333333" calcext:value-type="float">
            <text:p>0,768833333333333</text:p>
          </table:table-cell>
          <table:table-cell table:formula="of:=[.L6]/6000" office:value-type="float" office:value="0.000121583333333333" calcext:value-type="float">
            <text:p>0,000121583333333</text:p>
          </table:table-cell>
          <table:table-cell table:formula="of:=[.M6]/6000" office:value-type="float" office:value="0.000128138888888889" calcext:value-type="float">
            <text:p>0,000128138888889</text:p>
          </table:table-cell>
          <table:table-cell table:formula="of:=[.N6]/6000" office:value-type="float" office:value="0.0000000202638888888889" calcext:value-type="float">
            <text:p>2,02638888888889E-08</text:p>
          </table:table-cell>
          <table:table-cell table:formula="of:=[.O6]/6000" office:value-type="float" office:value="0.0000000213564814814815" calcext:value-type="float">
            <text:p>2,13564814814815E-08</text:p>
          </table:table-cell>
          <table:table-cell table:formula="of:=[.P6]/6000" office:value-type="float" office:value="0.00000000000337731481481482" calcext:value-type="float">
            <text:p>3,37731481481482E-1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01, Accuracy</text:p>
          </table:table-cell>
          <table:table-cell office:value-type="float" office:value="4910" calcext:value-type="float">
            <text:p>4910</text:p>
          </table:table-cell>
          <table:table-cell office:value-type="string" calcext:value-type="string">
            <text:p>6000 (82%)</text:p>
          </table:table-cell>
          <table:table-cell table:formula="of:=[.D7]/6000" office:value-type="float" office:value="0.818333333333333" calcext:value-type="float">
            <text:p>0,818333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155" calcext:value-type="float">
            <text:p>0,8155</text:p>
          </table:table-cell>
          <table:table-cell office:value-type="float" office:value="0.825166666666667" calcext:value-type="float">
            <text:p>0,825166666666667</text:p>
          </table:table-cell>
          <table:table-cell office:value-type="float" office:value="0.820333333333333" calcext:value-type="float">
            <text:p>0,820333333333333</text:p>
          </table:table-cell>
          <table:table-cell office:value-type="float" office:value="0.795833333333333" calcext:value-type="float">
            <text:p>0,795833333333333</text:p>
          </table:table-cell>
          <table:table-cell office:value-type="float" office:value="0.759166666666667" calcext:value-type="float">
            <text:p>0,759166666666667</text:p>
          </table:table-cell>
          <table:table-cell table:formula="of:=[.L7]/6000" office:value-type="float" office:value="0.000132638888888889" calcext:value-type="float">
            <text:p>0,000132638888889</text:p>
          </table:table-cell>
          <table:table-cell table:formula="of:=[.M7]/6000" office:value-type="float" office:value="0.000126527777777778" calcext:value-type="float">
            <text:p>0,000126527777778</text:p>
          </table:table-cell>
          <table:table-cell table:formula="of:=[.N7]/6000" office:value-type="float" office:value="0.0000000221064814814815" calcext:value-type="float">
            <text:p>2,21064814814815E-08</text:p>
          </table:table-cell>
          <table:table-cell table:formula="of:=[.O7]/6000" office:value-type="float" office:value="0.000000021087962962963" calcext:value-type="float">
            <text:p>2,1087962962963E-08</text:p>
          </table:table-cell>
          <table:table-cell table:formula="of:=[.P7]/6000" office:value-type="float" office:value="0.00000000000368441358024691" calcext:value-type="float">
            <text:p>3,68441358024691E-1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70, Accuracy</text:p>
          </table:table-cell>
          <table:table-cell office:value-type="float" office:value="5012" calcext:value-type="float">
            <text:p>5012</text:p>
          </table:table-cell>
          <table:table-cell office:value-type="string" calcext:value-type="string">
            <text:p>6000 (84%)</text:p>
          </table:table-cell>
          <table:table-cell table:formula="of:=[.D8]/6000" office:value-type="float" office:value="0.835333333333333" calcext:value-type="float">
            <text:p>0,8353333333333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18333333333333" calcext:value-type="float">
            <text:p>0,818333333333333</text:p>
          </table:table-cell>
          <table:table-cell office:value-type="float" office:value="0.839333333333333" calcext:value-type="float">
            <text:p>0,839333333333333</text:p>
          </table:table-cell>
          <table:table-cell office:value-type="float" office:value="0.835833333333333" calcext:value-type="float">
            <text:p>0,835833333333333</text:p>
          </table:table-cell>
          <table:table-cell office:value-type="float" office:value="0.806333333333333" calcext:value-type="float">
            <text:p>0,806333333333333</text:p>
          </table:table-cell>
          <table:table-cell office:value-type="float" office:value="0.804166666666667" calcext:value-type="float">
            <text:p>0,804166666666667</text:p>
          </table:table-cell>
          <table:table-cell table:formula="of:=[.L8]/6000" office:value-type="float" office:value="0.000134388888888889" calcext:value-type="float">
            <text:p>0,000134388888889</text:p>
          </table:table-cell>
          <table:table-cell table:formula="of:=[.M8]/6000" office:value-type="float" office:value="0.000134027777777778" calcext:value-type="float">
            <text:p>0,000134027777778</text:p>
          </table:table-cell>
          <table:table-cell table:formula="of:=[.N8]/6000" office:value-type="float" office:value="0.0000000223981481481481" calcext:value-type="float">
            <text:p>2,23981481481481E-08</text:p>
          </table:table-cell>
          <table:table-cell table:formula="of:=[.O8]/6000" office:value-type="float" office:value="0.000000022337962962963" calcext:value-type="float">
            <text:p>2,2337962962963E-08</text:p>
          </table:table-cell>
          <table:table-cell table:formula="of:=[.P8]/6000" office:value-type="float" office:value="0.00000000000373302469135802" calcext:value-type="float">
            <text:p>3,73302469135802E-1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68, Accuracy</text:p>
          </table:table-cell>
          <table:table-cell office:value-type="float" office:value="4844" calcext:value-type="float">
            <text:p>4844</text:p>
          </table:table-cell>
          <table:table-cell office:value-type="string" calcext:value-type="string">
            <text:p>6000 (81%)</text:p>
          </table:table-cell>
          <table:table-cell table:formula="of:=[.D9]/6000" office:value-type="float" office:value="0.807333333333333" calcext:value-type="float">
            <text:p>0,80733333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35333333333333" calcext:value-type="float">
            <text:p>0,835333333333333</text:p>
          </table:table-cell>
          <table:table-cell office:value-type="float" office:value="0.831833333333333" calcext:value-type="float">
            <text:p>0,831833333333333</text:p>
          </table:table-cell>
          <table:table-cell office:value-type="float" office:value="0.825333333333333" calcext:value-type="float">
            <text:p>0,825333333333333</text:p>
          </table:table-cell>
          <table:table-cell office:value-type="float" office:value="0.824833333333333" calcext:value-type="float">
            <text:p>0,824833333333333</text:p>
          </table:table-cell>
          <table:table-cell office:value-type="float" office:value="0.803333333333333" calcext:value-type="float">
            <text:p>0,803333333333333</text:p>
          </table:table-cell>
          <table:table-cell table:formula="of:=[.L9]/6000" office:value-type="float" office:value="0.000137472222222222" calcext:value-type="float">
            <text:p>0,000137472222222</text:p>
          </table:table-cell>
          <table:table-cell table:formula="of:=[.M9]/6000" office:value-type="float" office:value="0.000133888888888889" calcext:value-type="float">
            <text:p>0,000133888888889</text:p>
          </table:table-cell>
          <table:table-cell table:formula="of:=[.N9]/6000" office:value-type="float" office:value="0.000000022912037037037" calcext:value-type="float">
            <text:p>2,2912037037037E-08</text:p>
          </table:table-cell>
          <table:table-cell table:formula="of:=[.O9]/6000" office:value-type="float" office:value="0.0000000223148148148148" calcext:value-type="float">
            <text:p>2,23148148148148E-08</text:p>
          </table:table-cell>
          <table:table-cell table:formula="of:=[.P9]/6000" office:value-type="float" office:value="0.00000000000381867283950617" calcext:value-type="float">
            <text:p>3,81867283950617E-1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86, Accuracy</text:p>
          </table:table-cell>
          <table:table-cell office:value-type="float" office:value="4991" calcext:value-type="float">
            <text:p>4991</text:p>
          </table:table-cell>
          <table:table-cell office:value-type="string" calcext:value-type="string">
            <text:p>6000 (83%)</text:p>
          </table:table-cell>
          <table:table-cell table:formula="of:=[.D10]/6000" office:value-type="float" office:value="0.831833333333333" calcext:value-type="float">
            <text:p>0,8318333333333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07333333333333" calcext:value-type="float">
            <text:p>0,807333333333333</text:p>
          </table:table-cell>
          <table:table-cell office:value-type="float" office:value="0.838166666666667" calcext:value-type="float">
            <text:p>0,838166666666667</text:p>
          </table:table-cell>
          <table:table-cell office:value-type="float" office:value="0.831666666666667" calcext:value-type="float">
            <text:p>0,831666666666667</text:p>
          </table:table-cell>
          <table:table-cell office:value-type="float" office:value="0.814" calcext:value-type="float">
            <text:p>0,814</text:p>
          </table:table-cell>
          <table:table-cell office:value-type="float" office:value="0.782833333333333" calcext:value-type="float">
            <text:p>0,782833333333333</text:p>
          </table:table-cell>
          <table:table-cell table:formula="of:=[.L10]/6000" office:value-type="float" office:value="0.000135666666666667" calcext:value-type="float">
            <text:p>0,000135666666667</text:p>
          </table:table-cell>
          <table:table-cell table:formula="of:=[.M10]/6000" office:value-type="float" office:value="0.000130472222222222" calcext:value-type="float">
            <text:p>0,000130472222222</text:p>
          </table:table-cell>
          <table:table-cell table:formula="of:=[.N10]/6000" office:value-type="float" office:value="0.0000000226111111111111" calcext:value-type="float">
            <text:p>2,26111111111111E-08</text:p>
          </table:table-cell>
          <table:table-cell table:formula="of:=[.O10]/6000" office:value-type="float" office:value="0.0000000217453703703704" calcext:value-type="float">
            <text:p>2,17453703703704E-08</text:p>
          </table:table-cell>
          <table:table-cell table:formula="of:=[.P10]/6000" office:value-type="float" office:value="0.00000000000376851851851852" calcext:value-type="float">
            <text:p>3,76851851851852E-1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09, Accuracy</text:p>
          </table:table-cell>
          <table:table-cell office:value-type="float" office:value="5013" calcext:value-type="float">
            <text:p>5013</text:p>
          </table:table-cell>
          <table:table-cell office:value-type="string" calcext:value-type="string">
            <text:p>6000 (84%)</text:p>
          </table:table-cell>
          <table:table-cell table:formula="of:=[.D11]/6000" office:value-type="float" office:value="0.8355" calcext:value-type="float">
            <text:p>0,83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31833333333333" calcext:value-type="float">
            <text:p>0,831833333333333</text:p>
          </table:table-cell>
          <table:table-cell office:value-type="float" office:value="0.814" calcext:value-type="float">
            <text:p>0,814</text:p>
          </table:table-cell>
          <table:table-cell office:value-type="float" office:value="0.8415" calcext:value-type="float">
            <text:p>0,8415</text:p>
          </table:table-cell>
          <table:table-cell office:value-type="float" office:value="0.807333333333333" calcext:value-type="float">
            <text:p>0,807333333333333</text:p>
          </table:table-cell>
          <table:table-cell office:value-type="float" office:value="0.812333333333333" calcext:value-type="float">
            <text:p>0,812333333333333</text:p>
          </table:table-cell>
          <table:table-cell table:formula="of:=[.L11]/6000" office:value-type="float" office:value="0.000134555555555556" calcext:value-type="float">
            <text:p>0,000134555555556</text:p>
          </table:table-cell>
          <table:table-cell table:formula="of:=[.M11]/6000" office:value-type="float" office:value="0.000135388888888889" calcext:value-type="float">
            <text:p>0,000135388888889</text:p>
          </table:table-cell>
          <table:table-cell table:formula="of:=[.N11]/6000" office:value-type="float" office:value="0.0000000224259259259259" calcext:value-type="float">
            <text:p>2,24259259259259E-08</text:p>
          </table:table-cell>
          <table:table-cell table:formula="of:=[.O11]/6000" office:value-type="float" office:value="0.0000000225648148148148" calcext:value-type="float">
            <text:p>2,25648148148148E-08</text:p>
          </table:table-cell>
          <table:table-cell table:formula="of:=[.P11]/6000" office:value-type="float" office:value="0.00000000000373765432098766" calcext:value-type="float">
            <text:p>3,73765432098766E-1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76, Accuracy</text:p>
          </table:table-cell>
          <table:table-cell office:value-type="float" office:value="4888" calcext:value-type="float">
            <text:p>4888</text:p>
          </table:table-cell>
          <table:table-cell office:value-type="string" calcext:value-type="string">
            <text:p>6000 (81%)</text:p>
          </table:table-cell>
          <table:table-cell table:formula="of:=[.D12]/6000" office:value-type="float" office:value="0.814666666666667" calcext:value-type="float">
            <text:p>0,8146666666666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355" calcext:value-type="float">
            <text:p>0,8355</text:p>
          </table:table-cell>
          <table:table-cell office:value-type="float" office:value="0.815666666666667" calcext:value-type="float">
            <text:p>0,815666666666667</text:p>
          </table:table-cell>
          <table:table-cell office:value-type="float" office:value="0.841333333333333" calcext:value-type="float">
            <text:p>0,841333333333333</text:p>
          </table:table-cell>
          <table:table-cell office:value-type="float" office:value="0.826666666666667" calcext:value-type="float">
            <text:p>0,826666666666667</text:p>
          </table:table-cell>
          <table:table-cell office:value-type="float" office:value="0.820333333333333" calcext:value-type="float">
            <text:p>0,820333333333333</text:p>
          </table:table-cell>
          <table:table-cell table:formula="of:=[.L12]/6000" office:value-type="float" office:value="0.000137777777777778" calcext:value-type="float">
            <text:p>0,000137777777778</text:p>
          </table:table-cell>
          <table:table-cell table:formula="of:=[.M12]/6000" office:value-type="float" office:value="0.000136722222222222" calcext:value-type="float">
            <text:p>0,000136722222222</text:p>
          </table:table-cell>
          <table:table-cell table:formula="of:=[.N12]/6000" office:value-type="float" office:value="0.000000022962962962963" calcext:value-type="float">
            <text:p>2,2962962962963E-08</text:p>
          </table:table-cell>
          <table:table-cell table:formula="of:=[.O12]/6000" office:value-type="float" office:value="0.000000022787037037037" calcext:value-type="float">
            <text:p>2,2787037037037E-08</text:p>
          </table:table-cell>
          <table:table-cell table:formula="of:=[.P12]/6000" office:value-type="float" office:value="0.00000000000382716049382716" calcext:value-type="float">
            <text:p>3,82716049382716E-1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518, Accuracy</text:p>
          </table:table-cell>
          <table:table-cell office:value-type="float" office:value="4957" calcext:value-type="float">
            <text:p>4957</text:p>
          </table:table-cell>
          <table:table-cell office:value-type="string" calcext:value-type="string">
            <text:p>6000 (83%)</text:p>
          </table:table-cell>
          <table:table-cell table:formula="of:=[.D13]/6000" office:value-type="float" office:value="0.826166666666667" calcext:value-type="float">
            <text:p>0,8261666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14666666666667" calcext:value-type="float">
            <text:p>0,814666666666667</text:p>
          </table:table-cell>
          <table:table-cell office:value-type="float" office:value="0.821666666666667" calcext:value-type="float">
            <text:p>0,821666666666667</text:p>
          </table:table-cell>
          <table:table-cell office:value-type="float" office:value="0.8405" calcext:value-type="float">
            <text:p>0,8405</text:p>
          </table:table-cell>
          <table:table-cell office:value-type="float" office:value="0.831833333333333" calcext:value-type="float">
            <text:p>0,831833333333333</text:p>
          </table:table-cell>
          <table:table-cell office:value-type="float" office:value="0.828" calcext:value-type="float">
            <text:p>0,828</text:p>
          </table:table-cell>
          <table:table-cell table:formula="of:=[.L13]/6000" office:value-type="float" office:value="0.000138638888888889" calcext:value-type="float">
            <text:p>0,000138638888889</text:p>
          </table:table-cell>
          <table:table-cell table:formula="of:=[.M13]/6000" office:value-type="float" office:value="0.000138" calcext:value-type="float">
            <text:p>0,000138</text:p>
          </table:table-cell>
          <table:table-cell table:formula="of:=[.N13]/6000" office:value-type="float" office:value="0.0000000231064814814815" calcext:value-type="float">
            <text:p>2,31064814814815E-08</text:p>
          </table:table-cell>
          <table:table-cell table:formula="of:=[.O13]/6000" office:value-type="float" office:value="0.000000023" calcext:value-type="float">
            <text:p>2,3E-08</text:p>
          </table:table-cell>
          <table:table-cell table:formula="of:=[.P13]/6000" office:value-type="float" office:value="0.00000000000385108024691358" calcext:value-type="float">
            <text:p>3,85108024691358E-1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71, Accuracy</text:p>
          </table:table-cell>
          <table:table-cell office:value-type="float" office:value="4992" calcext:value-type="float">
            <text:p>4992</text:p>
          </table:table-cell>
          <table:table-cell office:value-type="string" calcext:value-type="string">
            <text:p>6000 (83%)</text:p>
          </table:table-cell>
          <table:table-cell table:formula="of:=[.D14]/6000" office:value-type="float" office:value="0.832" calcext:value-type="float">
            <text:p>0,83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826166666666667" calcext:value-type="float">
            <text:p>0,826166666666667</text:p>
          </table:table-cell>
          <table:table-cell office:value-type="float" office:value="0.839833333333333" calcext:value-type="float">
            <text:p>0,839833333333333</text:p>
          </table:table-cell>
          <table:table-cell office:value-type="float" office:value="0.8415" calcext:value-type="float">
            <text:p>0,8415</text:p>
          </table:table-cell>
          <table:table-cell office:value-type="float" office:value="0.827666666666667" calcext:value-type="float">
            <text:p>0,827666666666667</text:p>
          </table:table-cell>
          <table:table-cell office:value-type="float" office:value="0.823666666666667" calcext:value-type="float">
            <text:p>0,823666666666667</text:p>
          </table:table-cell>
          <table:table-cell table:formula="of:=[.L14]/6000" office:value-type="float" office:value="0.000137944444444444" calcext:value-type="float">
            <text:p>0,000137944444444</text:p>
          </table:table-cell>
          <table:table-cell table:formula="of:=[.M14]/6000" office:value-type="float" office:value="0.000137277777777778" calcext:value-type="float">
            <text:p>0,000137277777778</text:p>
          </table:table-cell>
          <table:table-cell table:formula="of:=[.N14]/6000" office:value-type="float" office:value="0.0000000229907407407407" calcext:value-type="float">
            <text:p>2,29907407407407E-08</text:p>
          </table:table-cell>
          <table:table-cell table:formula="of:=[.O14]/6000" office:value-type="float" office:value="0.0000000228796296296296" calcext:value-type="float">
            <text:p>2,28796296296296E-08</text:p>
          </table:table-cell>
          <table:table-cell table:formula="of:=[.P14]/6000" office:value-type="float" office:value="0.00000000000383179012345679" calcext:value-type="float">
            <text:p>3,83179012345679E-12</text:p>
          </table:table-cell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0.832" calcext:value-type="float">
            <text:p>0,832</text:p>
          </table:table-cell>
          <table:table-cell office:value-type="float" office:value="0.835666666666667" calcext:value-type="float">
            <text:p>0,835666666666667</text:p>
          </table:table-cell>
          <table:table-cell office:value-type="float" office:value="0.8405" calcext:value-type="float">
            <text:p>0,8405</text:p>
          </table:table-cell>
          <table:table-cell office:value-type="float" office:value="0.832166666666667" calcext:value-type="float">
            <text:p>0,832166666666667</text:p>
          </table:table-cell>
          <table:table-cell office:value-type="float" office:value="0.823333333333333" calcext:value-type="float">
            <text:p>0,823333333333333</text:p>
          </table:table-cell>
          <table:table-cell table:formula="of:=[.L15]/6000" office:value-type="float" office:value="0.000138694444444444" calcext:value-type="float">
            <text:p>0,000138694444444</text:p>
          </table:table-cell>
          <table:table-cell table:formula="of:=[.M15]/6000" office:value-type="float" office:value="0.000137222222222222" calcext:value-type="float">
            <text:p>0,000137222222222</text:p>
          </table:table-cell>
          <table:table-cell table:formula="of:=[.N15]/6000" office:value-type="float" office:value="0.0000000231157407407407" calcext:value-type="float">
            <text:p>2,31157407407407E-08</text:p>
          </table:table-cell>
          <table:table-cell table:formula="of:=[.O15]/6000" office:value-type="float" office:value="0.0000000228703703703704" calcext:value-type="float">
            <text:p>2,28703703703704E-08</text:p>
          </table:table-cell>
          <table:table-cell table:formula="of:=[.P15]/6000" office:value-type="float" office:value="0.00000000000385262345679012" calcext:value-type="float">
            <text:p>3,85262345679012E-12</text:p>
          </table:table-cell>
        </table:table-row>
        <table:table-row table:style-name="ro1">
          <table:table-cell table:style-name="ce12" office:value-type="string" calcext:value-type="string">
            <text:p>2 Layer à 512 neurones</text:p>
          </table:table-cell>
          <table:table-cell table:number-columns-repeated="6"/>
          <table:table-cell table:style-name="ce18" office:value-type="string" calcext:value-type="string">
            <text:p>MAX</text:p>
          </table:table-cell>
          <table:table-cell table:style-name="ce18" table:formula="of:=MAX([.I6:.I15])" office:value-type="float" office:value="0.8355" calcext:value-type="float">
            <text:p>0,8355</text:p>
          </table:table-cell>
          <table:table-cell table:style-name="ce18" table:formula="of:=MAX([.J6:.J15])" office:value-type="float" office:value="0.839833333333333" calcext:value-type="float">
            <text:p>0,839833333333333</text:p>
          </table:table-cell>
          <table:table-cell table:style-name="ce19" table:formula="of:=MAX([.K6:.K15])" office:value-type="float" office:value="0.8415" calcext:value-type="float">
            <text:p>0,8415</text:p>
          </table:table-cell>
          <table:table-cell table:style-name="ce18" table:formula="of:=MAX([.L6:.L15])" office:value-type="float" office:value="0.832166666666667" calcext:value-type="float">
            <text:p>0,832166666666667</text:p>
          </table:table-cell>
          <table:table-cell table:style-name="ce18" table:formula="of:=MAX([.M6:.M15])" office:value-type="float" office:value="0.828" calcext:value-type="float">
            <text:p>0,828</text:p>
          </table:table-cell>
          <table:table-cell table:style-name="ce18" table:formula="of:=MAX([.N6:.N15])" office:value-type="float" office:value="0.000138694444444444" calcext:value-type="float">
            <text:p>0,000138694444444</text:p>
          </table:table-cell>
          <table:table-cell table:style-name="ce18" table:formula="of:=MAX([.O6:.O15])" office:value-type="float" office:value="0.000138" calcext:value-type="float">
            <text:p>0,000138</text:p>
          </table:table-cell>
          <table:table-cell table:style-name="ce18" table:formula="of:=MAX([.P6:.P15])" office:value-type="float" office:value="0.0000000231157407407407" calcext:value-type="float">
            <text:p>2,31157407407407E-08</text:p>
          </table:table-cell>
          <table:table-cell table:style-name="ce18" table:formula="of:=MAX([.Q6:.Q15])" office:value-type="float" office:value="0.000000023" calcext:value-type="float">
            <text:p>2,3E-08</text:p>
          </table:table-cell>
          <table:table-cell table:style-name="ce18" table:formula="of:=MAX([.R6:.R15])" office:value-type="float" office:value="0.00000000000385262345679012" calcext:value-type="float">
            <text:p>3,85262345679012E-1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411, Accuracy</text:p>
          </table:table-cell>
          <table:table-cell office:value-type="float" office:value="4801" calcext:value-type="float">
            <text:p>4801</text:p>
          </table:table-cell>
          <table:table-cell office:value-type="string" calcext:value-type="string">
            <text:p>6000 (80%)</text:p>
          </table:table-cell>
          <table:table-cell table:formula="of:=[.D17]/6000" office:value-type="float" office:value="0.800166666666667" calcext:value-type="float">
            <text:p>0,800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88, Accuracy</text:p>
          </table:table-cell>
          <table:table-cell office:value-type="float" office:value="4951" calcext:value-type="float">
            <text:p>4951</text:p>
          </table:table-cell>
          <table:table-cell office:value-type="string" calcext:value-type="string">
            <text:p>6000 (83%)</text:p>
          </table:table-cell>
          <table:table-cell table:formula="of:=[.D18]/6000" office:value-type="float" office:value="0.825166666666667" calcext:value-type="float">
            <text:p>0,825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77, Accuracy</text:p>
          </table:table-cell>
          <table:table-cell office:value-type="float" office:value="5036" calcext:value-type="float">
            <text:p>5036</text:p>
          </table:table-cell>
          <table:table-cell office:value-type="string" calcext:value-type="string">
            <text:p>6000 (84%)</text:p>
          </table:table-cell>
          <table:table-cell table:formula="of:=[.D19]/6000" office:value-type="float" office:value="0.839333333333333" calcext:value-type="float">
            <text:p>0,839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63, Accuracy</text:p>
          </table:table-cell>
          <table:table-cell office:value-type="float" office:value="4991" calcext:value-type="float">
            <text:p>4991</text:p>
          </table:table-cell>
          <table:table-cell office:value-type="string" calcext:value-type="string">
            <text:p>6000 (83%)</text:p>
          </table:table-cell>
          <table:table-cell table:formula="of:=[.D20]/6000" office:value-type="float" office:value="0.831833333333333" calcext:value-type="float">
            <text:p>0,831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02, Accuracy</text:p>
          </table:table-cell>
          <table:table-cell office:value-type="float" office:value="5029" calcext:value-type="float">
            <text:p>5029</text:p>
          </table:table-cell>
          <table:table-cell office:value-type="string" calcext:value-type="string">
            <text:p>6000 (84%)</text:p>
          </table:table-cell>
          <table:table-cell table:formula="of:=[.D21]/6000" office:value-type="float" office:value="0.838166666666667" calcext:value-type="float">
            <text:p>0,838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59, Accuracy</text:p>
          </table:table-cell>
          <table:table-cell office:value-type="float" office:value="4884" calcext:value-type="float">
            <text:p>4884</text:p>
          </table:table-cell>
          <table:table-cell office:value-type="string" calcext:value-type="string">
            <text:p>6000 (81%)</text:p>
          </table:table-cell>
          <table:table-cell table:formula="of:=[.D22]/6000" office:value-type="float" office:value="0.814" calcext:value-type="float">
            <text:p>0,8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47, Accuracy</text:p>
          </table:table-cell>
          <table:table-cell office:value-type="float" office:value="4894" calcext:value-type="float">
            <text:p>4894</text:p>
          </table:table-cell>
          <table:table-cell office:value-type="string" calcext:value-type="string">
            <text:p>6000 (82%)</text:p>
          </table:table-cell>
          <table:table-cell table:formula="of:=[.D23]/6000" office:value-type="float" office:value="0.815666666666667" calcext:value-type="float">
            <text:p>0,815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84, Accuracy</text:p>
          </table:table-cell>
          <table:table-cell office:value-type="float" office:value="4930" calcext:value-type="float">
            <text:p>4930</text:p>
          </table:table-cell>
          <table:table-cell office:value-type="string" calcext:value-type="string">
            <text:p>6000 (82%)</text:p>
          </table:table-cell>
          <table:table-cell table:formula="of:=[.D24]/6000" office:value-type="float" office:value="0.821666666666667" calcext:value-type="float">
            <text:p>0,821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19, Accuracy</text:p>
          </table:table-cell>
          <table:table-cell office:value-type="float" office:value="5039" calcext:value-type="float">
            <text:p>5039</text:p>
          </table:table-cell>
          <table:table-cell office:value-type="string" calcext:value-type="string">
            <text:p>6000 (84%)</text:p>
          </table:table-cell>
          <table:table-cell table:formula="of:=[.D25]/6000" office:value-type="float" office:value="0.839833333333333" calcext:value-type="float">
            <text:p>0,839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37, Accuracy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6000 (84%)</text:p>
          </table:table-cell>
          <table:table-cell table:formula="of:=[.D26]/6000" office:value-type="float" office:value="0.835666666666667" calcext:value-type="float">
            <text:p>0,835666666666667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12" office:value-type="string" calcext:value-type="string">
            <text:p>3 Layer à 512 neuron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177, Accuracy</text:p>
          </table:table-cell>
          <table:table-cell office:value-type="float" office:value="4679" calcext:value-type="float">
            <text:p>4679</text:p>
          </table:table-cell>
          <table:table-cell office:value-type="string" calcext:value-type="string">
            <text:p>6000 (78%)</text:p>
          </table:table-cell>
          <table:table-cell table:formula="of:=[.D29]/6000" office:value-type="float" office:value="0.779833333333333" calcext:value-type="float">
            <text:p>0,779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81, Accuracy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6000 (82%)</text:p>
          </table:table-cell>
          <table:table-cell table:formula="of:=[.D30]/6000" office:value-type="float" office:value="0.820333333333333" calcext:value-type="float">
            <text:p>0,820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89, Accuracy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6000 (84%)</text:p>
          </table:table-cell>
          <table:table-cell table:formula="of:=[.D31]/6000" office:value-type="float" office:value="0.835833333333333" calcext:value-type="float">
            <text:p>0,835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48, Accuracy</text:p>
          </table:table-cell>
          <table:table-cell office:value-type="float" office:value="4952" calcext:value-type="float">
            <text:p>4952</text:p>
          </table:table-cell>
          <table:table-cell office:value-type="string" calcext:value-type="string">
            <text:p>6000 (83%)</text:p>
          </table:table-cell>
          <table:table-cell table:formula="of:=[.D32]/6000" office:value-type="float" office:value="0.825333333333333" calcext:value-type="float">
            <text:p>0,825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00, Accuracy</text:p>
          </table:table-cell>
          <table:table-cell office:value-type="float" office:value="4990" calcext:value-type="float">
            <text:p>4990</text:p>
          </table:table-cell>
          <table:table-cell office:value-type="string" calcext:value-type="string">
            <text:p>6000 (83%)</text:p>
          </table:table-cell>
          <table:table-cell table:formula="of:=[.D33]/6000" office:value-type="float" office:value="0.831666666666667" calcext:value-type="float">
            <text:p>0,831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62, Accuracy</text:p>
          </table:table-cell>
          <table:table-cell office:value-type="float" office:value="5049" calcext:value-type="float">
            <text:p>5049</text:p>
          </table:table-cell>
          <table:table-cell office:value-type="string" calcext:value-type="string">
            <text:p>6000 (84%)</text:p>
          </table:table-cell>
          <table:table-cell table:formula="of:=[.D34]/6000" office:value-type="float" office:value="0.8415" calcext:value-type="float">
            <text:p>0,84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73, Accuracy</text:p>
          </table:table-cell>
          <table:table-cell office:value-type="float" office:value="5048" calcext:value-type="float">
            <text:p>5048</text:p>
          </table:table-cell>
          <table:table-cell office:value-type="string" calcext:value-type="string">
            <text:p>6000 (84%)</text:p>
          </table:table-cell>
          <table:table-cell table:formula="of:=[.D35]/6000" office:value-type="float" office:value="0.841333333333333" calcext:value-type="float">
            <text:p>0,841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85, Accuracy</text:p>
          </table:table-cell>
          <table:table-cell office:value-type="float" office:value="5043" calcext:value-type="float">
            <text:p>5043</text:p>
          </table:table-cell>
          <table:table-cell office:value-type="string" calcext:value-type="string">
            <text:p>6000 (84%)</text:p>
          </table:table-cell>
          <table:table-cell table:formula="of:=[.D36]/6000" office:value-type="float" office:value="0.8405" calcext:value-type="float">
            <text:p>0,84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49, Accuracy</text:p>
          </table:table-cell>
          <table:table-cell office:value-type="float" office:value="5049" calcext:value-type="float">
            <text:p>5049</text:p>
          </table:table-cell>
          <table:table-cell office:value-type="string" calcext:value-type="string">
            <text:p>6000 (84%)</text:p>
          </table:table-cell>
          <table:table-cell table:formula="of:=[.D37]/6000" office:value-type="float" office:value="0.8415" calcext:value-type="float">
            <text:p>0,84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38, Accuracy</text:p>
          </table:table-cell>
          <table:table-cell office:value-type="float" office:value="5043" calcext:value-type="float">
            <text:p>5043</text:p>
          </table:table-cell>
          <table:table-cell office:value-type="string" calcext:value-type="string">
            <text:p>6000 (84%)</text:p>
          </table:table-cell>
          <table:table-cell table:formula="of:=[.D38]/6000" office:value-type="float" office:value="0.8405" calcext:value-type="float">
            <text:p>0,8405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12" office:value-type="string" calcext:value-type="string">
            <text:p>4 Layer à 512 neuron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807, Accuracy</text:p>
          </table:table-cell>
          <table:table-cell office:value-type="float" office:value="4377" calcext:value-type="float">
            <text:p>4377</text:p>
          </table:table-cell>
          <table:table-cell office:value-type="string" calcext:value-type="string">
            <text:p>6000 (73%)</text:p>
          </table:table-cell>
          <table:table-cell table:formula="of:=[.D41]/6000" office:value-type="float" office:value="0.7295" calcext:value-type="float">
            <text:p>0,72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91, Accuracy</text:p>
          </table:table-cell>
          <table:table-cell office:value-type="float" office:value="4775" calcext:value-type="float">
            <text:p>4775</text:p>
          </table:table-cell>
          <table:table-cell office:value-type="string" calcext:value-type="string">
            <text:p>6000 (80%)</text:p>
          </table:table-cell>
          <table:table-cell table:formula="of:=[.D42]/6000" office:value-type="float" office:value="0.795833333333333" calcext:value-type="float">
            <text:p>0,795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99, Accuracy</text:p>
          </table:table-cell>
          <table:table-cell office:value-type="float" office:value="4838" calcext:value-type="float">
            <text:p>4838</text:p>
          </table:table-cell>
          <table:table-cell office:value-type="string" calcext:value-type="string">
            <text:p>6000 (81%)</text:p>
          </table:table-cell>
          <table:table-cell table:formula="of:=[.D43]/6000" office:value-type="float" office:value="0.806333333333333" calcext:value-type="float">
            <text:p>0,806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70, Accuracy</text:p>
          </table:table-cell>
          <table:table-cell office:value-type="float" office:value="4949" calcext:value-type="float">
            <text:p>4949</text:p>
          </table:table-cell>
          <table:table-cell office:value-type="string" calcext:value-type="string">
            <text:p>6000 (82%)</text:p>
          </table:table-cell>
          <table:table-cell table:formula="of:=[.D44]/6000" office:value-type="float" office:value="0.824833333333333" calcext:value-type="float">
            <text:p>0,824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93, Accuracy</text:p>
          </table:table-cell>
          <table:table-cell office:value-type="float" office:value="4884" calcext:value-type="float">
            <text:p>4884</text:p>
          </table:table-cell>
          <table:table-cell office:value-type="string" calcext:value-type="string">
            <text:p>6000 (81%)</text:p>
          </table:table-cell>
          <table:table-cell table:formula="of:=[.D45]/6000" office:value-type="float" office:value="0.814" calcext:value-type="float">
            <text:p>0,8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71, Accuracy</text:p>
          </table:table-cell>
          <table:table-cell office:value-type="float" office:value="4844" calcext:value-type="float">
            <text:p>4844</text:p>
          </table:table-cell>
          <table:table-cell office:value-type="string" calcext:value-type="string">
            <text:p>6000 (81%)</text:p>
          </table:table-cell>
          <table:table-cell table:formula="of:=[.D46]/6000" office:value-type="float" office:value="0.807333333333333" calcext:value-type="float">
            <text:p>0,807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55, Accuracy</text:p>
          </table:table-cell>
          <table:table-cell office:value-type="float" office:value="4960" calcext:value-type="float">
            <text:p>4960</text:p>
          </table:table-cell>
          <table:table-cell office:value-type="string" calcext:value-type="string">
            <text:p>6000 (83%)</text:p>
          </table:table-cell>
          <table:table-cell table:formula="of:=[.D47]/6000" office:value-type="float" office:value="0.826666666666667" calcext:value-type="float">
            <text:p>0,826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19, Accuracy</text:p>
          </table:table-cell>
          <table:table-cell office:value-type="float" office:value="4991" calcext:value-type="float">
            <text:p>4991</text:p>
          </table:table-cell>
          <table:table-cell office:value-type="string" calcext:value-type="string">
            <text:p>6000 (83%)</text:p>
          </table:table-cell>
          <table:table-cell table:formula="of:=[.D48]/6000" office:value-type="float" office:value="0.831833333333333" calcext:value-type="float">
            <text:p>0,831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71, Accuracy</text:p>
          </table:table-cell>
          <table:table-cell office:value-type="float" office:value="4966" calcext:value-type="float">
            <text:p>4966</text:p>
          </table:table-cell>
          <table:table-cell office:value-type="string" calcext:value-type="string">
            <text:p>6000 (83%)</text:p>
          </table:table-cell>
          <table:table-cell table:formula="of:=[.D49]/6000" office:value-type="float" office:value="0.827666666666667" calcext:value-type="float">
            <text:p>0,827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20, Accuracy</text:p>
          </table:table-cell>
          <table:table-cell office:value-type="float" office:value="4993" calcext:value-type="float">
            <text:p>4993</text:p>
          </table:table-cell>
          <table:table-cell office:value-type="string" calcext:value-type="string">
            <text:p>6000 (83%)</text:p>
          </table:table-cell>
          <table:table-cell table:formula="of:=[.D50]/6000" office:value-type="float" office:value="0.832166666666667" calcext:value-type="float">
            <text:p>0,832166666666667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12" office:value-type="string" calcext:value-type="string">
            <text:p>5 Layer à 512 neuron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068, Accuracy</text:p>
          </table:table-cell>
          <table:table-cell office:value-type="float" office:value="4613" calcext:value-type="float">
            <text:p>4613</text:p>
          </table:table-cell>
          <table:table-cell office:value-type="string" calcext:value-type="string">
            <text:p>6000 (77%)</text:p>
          </table:table-cell>
          <table:table-cell table:formula="of:=[.D53]/6000" office:value-type="float" office:value="0.768833333333333" calcext:value-type="float">
            <text:p>0,768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417, Accuracy</text:p>
          </table:table-cell>
          <table:table-cell office:value-type="float" office:value="4555" calcext:value-type="float">
            <text:p>4555</text:p>
          </table:table-cell>
          <table:table-cell office:value-type="string" calcext:value-type="string">
            <text:p>6000 (76%)</text:p>
          </table:table-cell>
          <table:table-cell table:formula="of:=[.D54]/6000" office:value-type="float" office:value="0.759166666666667" calcext:value-type="float">
            <text:p>0,759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71, Accuracy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6000 (80%)</text:p>
          </table:table-cell>
          <table:table-cell table:formula="of:=[.D55]/6000" office:value-type="float" office:value="0.804166666666667" calcext:value-type="float">
            <text:p>0,804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519, Accuracy</text:p>
          </table:table-cell>
          <table:table-cell office:value-type="float" office:value="4820" calcext:value-type="float">
            <text:p>4820</text:p>
          </table:table-cell>
          <table:table-cell office:value-type="string" calcext:value-type="string">
            <text:p>6000 (80%)</text:p>
          </table:table-cell>
          <table:table-cell table:formula="of:=[.D56]/6000" office:value-type="float" office:value="0.803333333333333" calcext:value-type="float">
            <text:p>0,803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920, Accuracy</text:p>
          </table:table-cell>
          <table:table-cell office:value-type="float" office:value="4697" calcext:value-type="float">
            <text:p>4697</text:p>
          </table:table-cell>
          <table:table-cell office:value-type="string" calcext:value-type="string">
            <text:p>6000 (78%)</text:p>
          </table:table-cell>
          <table:table-cell table:formula="of:=[.D57]/6000" office:value-type="float" office:value="0.782833333333333" calcext:value-type="float">
            <text:p>0,782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25, Accuracy</text:p>
          </table:table-cell>
          <table:table-cell office:value-type="float" office:value="4874" calcext:value-type="float">
            <text:p>4874</text:p>
          </table:table-cell>
          <table:table-cell office:value-type="string" calcext:value-type="string">
            <text:p>6000 (81%)</text:p>
          </table:table-cell>
          <table:table-cell table:formula="of:=[.D58]/6000" office:value-type="float" office:value="0.812333333333333" calcext:value-type="float">
            <text:p>0,812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90, Accuracy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6000 (82%)</text:p>
          </table:table-cell>
          <table:table-cell table:formula="of:=[.D59]/6000" office:value-type="float" office:value="0.820333333333333" calcext:value-type="float">
            <text:p>0,820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40, Accuracy</text:p>
          </table:table-cell>
          <table:table-cell office:value-type="float" office:value="4968" calcext:value-type="float">
            <text:p>4968</text:p>
          </table:table-cell>
          <table:table-cell office:value-type="string" calcext:value-type="string">
            <text:p>6000 (83%)</text:p>
          </table:table-cell>
          <table:table-cell table:formula="of:=[.D60]/6000" office:value-type="float" office:value="0.828" calcext:value-type="float">
            <text:p>0,8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45, Accuracy</text:p>
          </table:table-cell>
          <table:table-cell office:value-type="float" office:value="4942" calcext:value-type="float">
            <text:p>4942</text:p>
          </table:table-cell>
          <table:table-cell office:value-type="string" calcext:value-type="string">
            <text:p>6000 (82%)</text:p>
          </table:table-cell>
          <table:table-cell table:formula="of:=[.D61]/6000" office:value-type="float" office:value="0.823666666666667" calcext:value-type="float">
            <text:p>0,823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16, Accuracy</text:p>
          </table:table-cell>
          <table:table-cell office:value-type="float" office:value="4940" calcext:value-type="float">
            <text:p>4940</text:p>
          </table:table-cell>
          <table:table-cell office:value-type="string" calcext:value-type="string">
            <text:p>6000 (82%)</text:p>
          </table:table-cell>
          <table:table-cell table:formula="of:=[.D62]/6000" office:value-type="float" office:value="0.823333333333333" calcext:value-type="float">
            <text:p>0,823333333333333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12" office:value-type="string" calcext:value-type="string">
            <text:p>6 Layer à 512 neuron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35, Accuracy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6000 (11%)</text:p>
          </table:table-cell>
          <table:table-cell table:formula="of:=[.D65]/6000" office:value-type="float" office:value="0.107" calcext:value-type="float">
            <text:p>0,1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37, Accuracy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6000 (11%)</text:p>
          </table:table-cell>
          <table:table-cell table:formula="of:=[.D66]/6000" office:value-type="float" office:value="0.107" calcext:value-type="float">
            <text:p>0,1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35, Accuracy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6000 (10%)</text:p>
          </table:table-cell>
          <table:table-cell table:formula="of:=[.D67]/6000" office:value-type="float" office:value="0.103166666666667" calcext:value-type="float">
            <text:p>0,103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39, Accuracy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6000 (10%)</text:p>
          </table:table-cell>
          <table:table-cell table:formula="of:=[.D68]/6000" office:value-type="float" office:value="0.103333333333333" calcext:value-type="float">
            <text:p>0,103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49, Accuracy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6000 (9%)</text:p>
          </table:table-cell>
          <table:table-cell table:formula="of:=[.D69]/6000" office:value-type="float" office:value="0.094" calcext:value-type="float">
            <text:p>0,0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41, Accuracy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6000 (10%)</text:p>
          </table:table-cell>
          <table:table-cell table:formula="of:=[.D70]/6000" office:value-type="float" office:value="0.0953333333333333" calcext:value-type="float">
            <text:p>0,095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23, Accuracy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6000 (10%)</text:p>
          </table:table-cell>
          <table:table-cell table:formula="of:=[.D71]/6000" office:value-type="float" office:value="0.103333333333333" calcext:value-type="float">
            <text:p>0,103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27, Accuracy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6000 (10%)</text:p>
          </table:table-cell>
          <table:table-cell table:formula="of:=[.D72]/6000" office:value-type="float" office:value="0.103333333333333" calcext:value-type="float">
            <text:p>0,103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33, Accuracy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6000 (9%)</text:p>
          </table:table-cell>
          <table:table-cell table:formula="of:=[.D73]/6000" office:value-type="float" office:value="0.094" calcext:value-type="float">
            <text:p>0,0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51, Accuracy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6000 (10%)</text:p>
          </table:table-cell>
          <table:table-cell table:formula="of:=[.D74]/6000" office:value-type="float" office:value="0.096" calcext:value-type="float">
            <text:p>0,096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12" office:value-type="string" calcext:value-type="string">
            <text:p>7 Layer à 512 neuron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9575, Accuracy</text:p>
          </table:table-cell>
          <table:table-cell office:value-type="float" office:value="3714" calcext:value-type="float">
            <text:p>3714</text:p>
          </table:table-cell>
          <table:table-cell office:value-type="string" calcext:value-type="string">
            <text:p>6000 (62%)</text:p>
          </table:table-cell>
          <table:table-cell table:formula="of:=[.D77]/6000" office:value-type="float" office:value="0.619" calcext:value-type="float">
            <text:p>0,6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421, Accuracy</text:p>
          </table:table-cell>
          <table:table-cell office:value-type="float" office:value="3914" calcext:value-type="float">
            <text:p>3914</text:p>
          </table:table-cell>
          <table:table-cell office:value-type="string" calcext:value-type="string">
            <text:p>6000 (65%)</text:p>
          </table:table-cell>
          <table:table-cell table:formula="of:=[.D78]/6000" office:value-type="float" office:value="0.652333333333333" calcext:value-type="float">
            <text:p>0,652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052, Accuracy</text:p>
          </table:table-cell>
          <table:table-cell office:value-type="float" office:value="3991" calcext:value-type="float">
            <text:p>3991</text:p>
          </table:table-cell>
          <table:table-cell office:value-type="string" calcext:value-type="string">
            <text:p>6000 (67%)</text:p>
          </table:table-cell>
          <table:table-cell table:formula="of:=[.D79]/6000" office:value-type="float" office:value="0.665166666666667" calcext:value-type="float">
            <text:p>0,665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993, Accuracy</text:p>
          </table:table-cell>
          <table:table-cell office:value-type="float" office:value="4482" calcext:value-type="float">
            <text:p>4482</text:p>
          </table:table-cell>
          <table:table-cell office:value-type="string" calcext:value-type="string">
            <text:p>6000 (75%)</text:p>
          </table:table-cell>
          <table:table-cell table:formula="of:=[.D80]/6000" office:value-type="float" office:value="0.747" calcext:value-type="float">
            <text:p>0,7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572, Accuracy</text:p>
          </table:table-cell>
          <table:table-cell office:value-type="float" office:value="4540" calcext:value-type="float">
            <text:p>4540</text:p>
          </table:table-cell>
          <table:table-cell office:value-type="string" calcext:value-type="string">
            <text:p>6000 (76%)</text:p>
          </table:table-cell>
          <table:table-cell table:formula="of:=[.D81]/6000" office:value-type="float" office:value="0.756666666666667" calcext:value-type="float">
            <text:p>0,756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502, Accuracy</text:p>
          </table:table-cell>
          <table:table-cell office:value-type="float" office:value="4405" calcext:value-type="float">
            <text:p>4405</text:p>
          </table:table-cell>
          <table:table-cell office:value-type="string" calcext:value-type="string">
            <text:p>6000 (73%)</text:p>
          </table:table-cell>
          <table:table-cell table:formula="of:=[.D82]/6000" office:value-type="float" office:value="0.734166666666667" calcext:value-type="float">
            <text:p>0,734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426, Accuracy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6000 (76%)</text:p>
          </table:table-cell>
          <table:table-cell table:formula="of:=[.D83]/6000" office:value-type="float" office:value="0.763333333333333" calcext:value-type="float">
            <text:p>0,763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603, Accuracy</text:p>
          </table:table-cell>
          <table:table-cell office:value-type="float" office:value="4618" calcext:value-type="float">
            <text:p>4618</text:p>
          </table:table-cell>
          <table:table-cell office:value-type="string" calcext:value-type="string">
            <text:p>6000 (77%)</text:p>
          </table:table-cell>
          <table:table-cell table:formula="of:=[.D84]/6000" office:value-type="float" office:value="0.769666666666667" calcext:value-type="float">
            <text:p>0,769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909, Accuracy</text:p>
          </table:table-cell>
          <table:table-cell office:value-type="float" office:value="4726" calcext:value-type="float">
            <text:p>4726</text:p>
          </table:table-cell>
          <table:table-cell office:value-type="string" calcext:value-type="string">
            <text:p>6000 (79%)</text:p>
          </table:table-cell>
          <table:table-cell table:formula="of:=[.D85]/6000" office:value-type="float" office:value="0.787666666666667" calcext:value-type="float">
            <text:p>0,787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184, Accuracy</text:p>
          </table:table-cell>
          <table:table-cell office:value-type="float" office:value="4629" calcext:value-type="float">
            <text:p>4629</text:p>
          </table:table-cell>
          <table:table-cell office:value-type="string" calcext:value-type="string">
            <text:p>6000 (77%)</text:p>
          </table:table-cell>
          <table:table-cell table:formula="of:=[.D86]/6000" office:value-type="float" office:value="0.7715" calcext:value-type="float">
            <text:p>0,7715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12" office:value-type="string" calcext:value-type="string">
            <text:p>8 Layer à 512 neuron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010, Accuracy</text:p>
          </table:table-cell>
          <table:table-cell office:value-type="float" office:value="4150" calcext:value-type="float">
            <text:p>4150</text:p>
          </table:table-cell>
          <table:table-cell office:value-type="string" calcext:value-type="string">
            <text:p>6000 (69%)</text:p>
          </table:table-cell>
          <table:table-cell table:formula="of:=[.D89]/6000" office:value-type="float" office:value="0.691666666666667" calcext:value-type="float">
            <text:p>0,691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084, Accuracy</text:p>
          </table:table-cell>
          <table:table-cell office:value-type="float" office:value="4253" calcext:value-type="float">
            <text:p>4253</text:p>
          </table:table-cell>
          <table:table-cell office:value-type="string" calcext:value-type="string">
            <text:p>6000 (71%)</text:p>
          </table:table-cell>
          <table:table-cell table:formula="of:=[.D90]/6000" office:value-type="float" office:value="0.708833333333333" calcext:value-type="float">
            <text:p>0,708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324, Accuracy</text:p>
          </table:table-cell>
          <table:table-cell office:value-type="float" office:value="4636" calcext:value-type="float">
            <text:p>4636</text:p>
          </table:table-cell>
          <table:table-cell office:value-type="string" calcext:value-type="string">
            <text:p>6000 (77%)</text:p>
          </table:table-cell>
          <table:table-cell table:formula="of:=[.D91]/6000" office:value-type="float" office:value="0.772666666666667" calcext:value-type="float">
            <text:p>0,772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709, Accuracy</text:p>
          </table:table-cell>
          <table:table-cell office:value-type="float" office:value="4802" calcext:value-type="float">
            <text:p>4802</text:p>
          </table:table-cell>
          <table:table-cell office:value-type="string" calcext:value-type="string">
            <text:p>6000 (80%)</text:p>
          </table:table-cell>
          <table:table-cell table:formula="of:=[.D92]/6000" office:value-type="float" office:value="0.800333333333333" calcext:value-type="float">
            <text:p>0,800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901, Accuracy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6000 (78%)</text:p>
          </table:table-cell>
          <table:table-cell table:formula="of:=[.D93]/6000" office:value-type="float" office:value="0.776" calcext:value-type="float">
            <text:p>0,7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700, Accuracy</text:p>
          </table:table-cell>
          <table:table-cell office:value-type="float" office:value="4811" calcext:value-type="float">
            <text:p>4811</text:p>
          </table:table-cell>
          <table:table-cell office:value-type="string" calcext:value-type="string">
            <text:p>6000 (80%)</text:p>
          </table:table-cell>
          <table:table-cell table:formula="of:=[.D94]/6000" office:value-type="float" office:value="0.801833333333333" calcext:value-type="float">
            <text:p>0,801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402, Accuracy</text:p>
          </table:table-cell>
          <table:table-cell office:value-type="float" office:value="4856" calcext:value-type="float">
            <text:p>4856</text:p>
          </table:table-cell>
          <table:table-cell office:value-type="string" calcext:value-type="string">
            <text:p>6000 (81%)</text:p>
          </table:table-cell>
          <table:table-cell table:formula="of:=[.D95]/6000" office:value-type="float" office:value="0.809333333333333" calcext:value-type="float">
            <text:p>0,809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584, Accuracy</text:p>
          </table:table-cell>
          <table:table-cell office:value-type="float" office:value="4739" calcext:value-type="float">
            <text:p>4739</text:p>
          </table:table-cell>
          <table:table-cell office:value-type="string" calcext:value-type="string">
            <text:p>6000 (79%)</text:p>
          </table:table-cell>
          <table:table-cell table:formula="of:=[.D96]/6000" office:value-type="float" office:value="0.789833333333333" calcext:value-type="float">
            <text:p>0,789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491, Accuracy</text:p>
          </table:table-cell>
          <table:table-cell office:value-type="float" office:value="4734" calcext:value-type="float">
            <text:p>4734</text:p>
          </table:table-cell>
          <table:table-cell office:value-type="string" calcext:value-type="string">
            <text:p>6000 (79%)</text:p>
          </table:table-cell>
          <table:table-cell table:formula="of:=[.D97]/6000" office:value-type="float" office:value="0.789" calcext:value-type="float">
            <text:p>0,7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94, Accuracy</text:p>
          </table:table-cell>
          <table:table-cell office:value-type="float" office:value="4890" calcext:value-type="float">
            <text:p>4890</text:p>
          </table:table-cell>
          <table:table-cell office:value-type="string" calcext:value-type="string">
            <text:p>6000 (82%)</text:p>
          </table:table-cell>
          <table:table-cell table:formula="of:=[.D98]/6000" office:value-type="float" office:value="0.815" calcext:value-type="float">
            <text:p>0,815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12" office:value-type="string" calcext:value-type="string">
            <text:p>9 Layer à 512 neuron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24, Accuracy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6000 (11%)</text:p>
          </table:table-cell>
          <table:table-cell table:formula="of:=[.D101]/6000" office:value-type="float" office:value="0.107" calcext:value-type="float">
            <text:p>0,1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30, Accuracy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6000 (10%)</text:p>
          </table:table-cell>
          <table:table-cell table:formula="of:=[.D102]/6000" office:value-type="float" office:value="0.0975" calcext:value-type="float">
            <text:p>0,09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28, Accuracy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6000 (9%)</text:p>
          </table:table-cell>
          <table:table-cell table:formula="of:=[.D103]/6000" office:value-type="float" office:value="0.094" calcext:value-type="float">
            <text:p>0,0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37, Accuracy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6000 (10%)</text:p>
          </table:table-cell>
          <table:table-cell table:formula="of:=[.D104]/6000" office:value-type="float" office:value="0.103333333333333" calcext:value-type="float">
            <text:p>0,103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33, Accuracy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6000 (10%)</text:p>
          </table:table-cell>
          <table:table-cell table:formula="of:=[.D105]/6000" office:value-type="float" office:value="0.104833333333333" calcext:value-type="float">
            <text:p>0,104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36, Accuracy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6000 (10%)</text:p>
          </table:table-cell>
          <table:table-cell table:formula="of:=[.D106]/6000" office:value-type="float" office:value="0.0975" calcext:value-type="float">
            <text:p>0,09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30, Accuracy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6000 (10%)</text:p>
          </table:table-cell>
          <table:table-cell table:formula="of:=[.D107]/6000" office:value-type="float" office:value="0.103833333333333" calcext:value-type="float">
            <text:p>0,103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41, Accuracy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6000 (10%)</text:p>
          </table:table-cell>
          <table:table-cell table:formula="of:=[.D108]/6000" office:value-type="float" office:value="0.095" calcext:value-type="float">
            <text:p>0,0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41, Accuracy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6000 (9%)</text:p>
          </table:table-cell>
          <table:table-cell table:formula="of:=[.D109]/6000" office:value-type="float" office:value="0.094" calcext:value-type="float">
            <text:p>0,0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29, Accuracy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6000 (10%)</text:p>
          </table:table-cell>
          <table:table-cell table:formula="of:=[.D110]/6000" office:value-type="float" office:value="0.103333333333333" calcext:value-type="float">
            <text:p>0,103333333333333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12" office:value-type="string" calcext:value-type="string">
            <text:p>10 Layer à 512 neuron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923, Accuracy</text:p>
          </table:table-cell>
          <table:table-cell office:value-type="float" office:value="3821" calcext:value-type="float">
            <text:p>3821</text:p>
          </table:table-cell>
          <table:table-cell office:value-type="string" calcext:value-type="string">
            <text:p>6000 (64%)</text:p>
          </table:table-cell>
          <table:table-cell table:formula="of:=[.D113]/6000" office:value-type="float" office:value="0.636833333333333" calcext:value-type="float">
            <text:p>0,636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792, Accuracy</text:p>
          </table:table-cell>
          <table:table-cell office:value-type="float" office:value="4082" calcext:value-type="float">
            <text:p>4082</text:p>
          </table:table-cell>
          <table:table-cell office:value-type="string" calcext:value-type="string">
            <text:p>6000 (68%)</text:p>
          </table:table-cell>
          <table:table-cell table:formula="of:=[.D114]/6000" office:value-type="float" office:value="0.680333333333333" calcext:value-type="float">
            <text:p>0,680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0124, Accuracy</text:p>
          </table:table-cell>
          <table:table-cell office:value-type="float" office:value="3706" calcext:value-type="float">
            <text:p>3706</text:p>
          </table:table-cell>
          <table:table-cell office:value-type="string" calcext:value-type="string">
            <text:p>6000 (62%)</text:p>
          </table:table-cell>
          <table:table-cell table:formula="of:=[.D115]/6000" office:value-type="float" office:value="0.617666666666667" calcext:value-type="float">
            <text:p>0,617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098, Accuracy</text:p>
          </table:table-cell>
          <table:table-cell office:value-type="float" office:value="4018" calcext:value-type="float">
            <text:p>4018</text:p>
          </table:table-cell>
          <table:table-cell office:value-type="string" calcext:value-type="string">
            <text:p>6000 (67%)</text:p>
          </table:table-cell>
          <table:table-cell table:formula="of:=[.D116]/6000" office:value-type="float" office:value="0.669666666666667" calcext:value-type="float">
            <text:p>0,669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734, Accuracy</text:p>
          </table:table-cell>
          <table:table-cell office:value-type="float" office:value="4169" calcext:value-type="float">
            <text:p>4169</text:p>
          </table:table-cell>
          <table:table-cell office:value-type="string" calcext:value-type="string">
            <text:p>6000 (69%)</text:p>
          </table:table-cell>
          <table:table-cell table:formula="of:=[.D117]/6000" office:value-type="float" office:value="0.694833333333333" calcext:value-type="float">
            <text:p>0,694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9958, Accuracy</text:p>
          </table:table-cell>
          <table:table-cell office:value-type="float" office:value="3268" calcext:value-type="float">
            <text:p>3268</text:p>
          </table:table-cell>
          <table:table-cell office:value-type="string" calcext:value-type="string">
            <text:p>6000 (54%)</text:p>
          </table:table-cell>
          <table:table-cell table:formula="of:=[.D118]/6000" office:value-type="float" office:value="0.544666666666667" calcext:value-type="float">
            <text:p>0,544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075, Accuracy</text:p>
          </table:table-cell>
          <table:table-cell office:value-type="float" office:value="4133" calcext:value-type="float">
            <text:p>4133</text:p>
          </table:table-cell>
          <table:table-cell office:value-type="string" calcext:value-type="string">
            <text:p>6000 (69%)</text:p>
          </table:table-cell>
          <table:table-cell table:formula="of:=[.D119]/6000" office:value-type="float" office:value="0.688833333333333" calcext:value-type="float">
            <text:p>0,688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9098, Accuracy</text:p>
          </table:table-cell>
          <table:table-cell office:value-type="float" office:value="3690" calcext:value-type="float">
            <text:p>3690</text:p>
          </table:table-cell>
          <table:table-cell office:value-type="string" calcext:value-type="string">
            <text:p>6000 (62%)</text:p>
          </table:table-cell>
          <table:table-cell table:formula="of:=[.D120]/6000" office:value-type="float" office:value="0.615" calcext:value-type="float">
            <text:p>0,6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446, Accuracy</text:p>
          </table:table-cell>
          <table:table-cell office:value-type="float" office:value="4067" calcext:value-type="float">
            <text:p>4067</text:p>
          </table:table-cell>
          <table:table-cell office:value-type="string" calcext:value-type="string">
            <text:p>6000 (68%)</text:p>
          </table:table-cell>
          <table:table-cell table:formula="of:=[.D121]/6000" office:value-type="float" office:value="0.677833333333333" calcext:value-type="float">
            <text:p>0,677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471, Accuracy</text:p>
          </table:table-cell>
          <table:table-cell office:value-type="float" office:value="4326" calcext:value-type="float">
            <text:p>4326</text:p>
          </table:table-cell>
          <table:table-cell office:value-type="string" calcext:value-type="string">
            <text:p>6000 (72%)</text:p>
          </table:table-cell>
          <table:table-cell table:formula="of:=[.D122]/6000" office:value-type="float" office:value="0.721" calcext:value-type="float">
            <text:p>0,7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471, Accuracy</text:p>
          </table:table-cell>
          <table:table-cell office:value-type="float" office:value="4326" calcext:value-type="float">
            <text:p>4326</text:p>
          </table:table-cell>
          <table:table-cell office:value-type="string" calcext:value-type="string">
            <text:p>6000 (72%)</text:p>
          </table:table-cell>
          <table:table-cell table:formula="of:=[.D123]/6000" office:value-type="float" office:value="0.721" calcext:value-type="float">
            <text:p>0,721</text:p>
          </table:table-cell>
          <table:table-cell table:number-columns-repeated="12"/>
        </table:table-row>
      </table:table>
      <table:table table:name="Sig-NLayer-lr=0.0001" table:style-name="ta1">
        <table:shapes>
          <draw:frame draw:z-index="0" draw:style-name="gr1" draw:text-style-name="P1" svg:width="310.06mm" svg:height="174.4mm" svg:x="154.94mm" svg:y="282.71mm">
            <loext:p/>
            <draw:object draw:notify-on-update-of-ranges="'Sig-NLayer-lr=0.0001'.H5:'Sig-NLayer-lr=0.0001'.H5 'Sig-NLayer-lr=0.0001'.H6:'Sig-NLayer-lr=0.0001'.H55 'Sig-NLayer-lr=0.0001'.I5:'Sig-NLayer-lr=0.0001'.I5 'Sig-NLayer-lr=0.0001'.I6:'Sig-NLayer-lr=0.0001'.I55 'Sig-NLayer-lr=0.0001'.H5:'Sig-NLayer-lr=0.0001'.H5 'Sig-NLayer-lr=0.0001'.H6:'Sig-NLayer-lr=0.0001'.H55 'Sig-NLayer-lr=0.0001'.J5:'Sig-NLayer-lr=0.0001'.J5 'Sig-NLayer-lr=0.0001'.J6:'Sig-NLayer-lr=0.0001'.J55 'Sig-NLayer-lr=0.0001'.H5:'Sig-NLayer-lr=0.0001'.H5 'Sig-NLayer-lr=0.0001'.H6:'Sig-NLayer-lr=0.0001'.H55 'Sig-NLayer-lr=0.0001'.K5:'Sig-NLayer-lr=0.0001'.K5 'Sig-NLayer-lr=0.0001'.K6:'Sig-NLayer-lr=0.0001'.K55 'Sig-NLayer-lr=0.0001'.H5:'Sig-NLayer-lr=0.0001'.H5 'Sig-NLayer-lr=0.0001'.H6:'Sig-NLayer-lr=0.0001'.H55 'Sig-NLayer-lr=0.0001'.L5:'Sig-NLayer-lr=0.0001'.L5 'Sig-NLayer-lr=0.0001'.L6:'Sig-NLayer-lr=0.0001'.L55 'Sig-NLayer-lr=0.0001'.H5:'Sig-NLayer-lr=0.0001'.H5 'Sig-NLayer-lr=0.0001'.H6:'Sig-NLayer-lr=0.0001'.H55 'Sig-NLayer-lr=0.0001'.M5:'Sig-NLayer-lr=0.0001'.M5 'Sig-NLayer-lr=0.0001'.M6:'Sig-NLayer-lr=0.0001'.M55 'Sig-NLayer-lr=0.0001'.H5:'Sig-NLayer-lr=0.0001'.H5 'Sig-NLayer-lr=0.0001'.H6:'Sig-NLayer-lr=0.0001'.H55 'Sig-NLayer-lr=0.0001'.N5:'Sig-NLayer-lr=0.0001'.N5 'Sig-NLayer-lr=0.0001'.N6:'Sig-NLayer-lr=0.0001'.N55 'Sig-NLayer-lr=0.0001'.H5:'Sig-NLayer-lr=0.0001'.H5 'Sig-NLayer-lr=0.0001'.H6:'Sig-NLayer-lr=0.0001'.H55 'Sig-NLayer-lr=0.0001'.O5:'Sig-NLayer-lr=0.0001'.O5 'Sig-NLayer-lr=0.0001'.O6:'Sig-NLayer-lr=0.0001'.O5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310.06mm" svg:height="174.4mm" svg:x="158.05mm" svg:y="478.64mm">
            <loext:p/>
            <draw:object draw:notify-on-update-of-ranges="'Sig-NLayer-lr=0.0001'.H6:'Sig-NLayer-lr=0.0001'.H55 'Sig-NLayer-lr=0.0001'.I5:'Sig-NLayer-lr=0.0001'.I5 'Sig-NLayer-lr=0.0001'.I6:'Sig-NLayer-lr=0.0001'.I55 'Sig-NLayer-lr=0.0001'.H6:'Sig-NLayer-lr=0.0001'.H55 'Sig-NLayer-lr=0.0001'.J5:'Sig-NLayer-lr=0.0001'.J5 'Sig-NLayer-lr=0.0001'.J6:'Sig-NLayer-lr=0.0001'.J55 'Sig-NLayer-lr=0.0001'.H6:'Sig-NLayer-lr=0.0001'.H55 'Sig-NLayer-lr=0.0001'.K5:'Sig-NLayer-lr=0.0001'.K5 'Sig-NLayer-lr=0.0001'.K6:'Sig-NLayer-lr=0.0001'.K55 'Sig-NLayer-lr=0.0001'.H6:'Sig-NLayer-lr=0.0001'.H55 'Sig-NLayer-lr=0.0001'.L5:'Sig-NLayer-lr=0.0001'.L5 'Sig-NLayer-lr=0.0001'.L6:'Sig-NLayer-lr=0.0001'.L55 'Sig-NLayer-lr=0.0001'.H6:'Sig-NLayer-lr=0.0001'.H55 'Sig-NLayer-lr=0.0001'.M5:'Sig-NLayer-lr=0.0001'.M5 'Sig-NLayer-lr=0.0001'.M6:'Sig-NLayer-lr=0.0001'.M55 'Sig-NLayer-lr=0.0001'.H6:'Sig-NLayer-lr=0.0001'.H55 'Sig-NLayer-lr=0.0001'.N5:'Sig-NLayer-lr=0.0001'.N5 'Sig-NLayer-lr=0.0001'.N6:'Sig-NLayer-lr=0.0001'.N55 'Sig-NLayer-lr=0.0001'.H6:'Sig-NLayer-lr=0.0001'.H55 'Sig-NLayer-lr=0.0001'.O5:'Sig-NLayer-lr=0.0001'.O5 'Sig-NLayer-lr=0.0001'.O6:'Sig-NLayer-lr=0.0001'.O55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 table:style-name="ce1" office:value-type="string" calcext:value-type="string">
            <text:p>LR=0,00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BUT DES TEST POUR LE MODE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098, Accuracy</text:p>
          </table:table-cell>
          <table:table-cell office:value-type="float" office:value="4741" calcext:value-type="float">
            <text:p>4741</text:p>
          </table:table-cell>
          <table:table-cell office:value-type="string" calcext:value-type="string">
            <text:p>6000 (79%)</text:p>
          </table:table-cell>
          <table:table-cell table:formula="of:=[.D5]/6000" office:value-type="float" office:value="0.790166666666667" calcext:value-type="float">
            <text:p>0,790166666666667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1 Layer</text:p>
          </table:table-cell>
          <table:table-cell office:value-type="string" calcext:value-type="string">
            <text:p>2 Layers</text:p>
          </table:table-cell>
          <table:table-cell office:value-type="string" calcext:value-type="string">
            <text:p>3 Layers</text:p>
          </table:table-cell>
          <table:table-cell office:value-type="string" calcext:value-type="string">
            <text:p>4 Layers</text:p>
          </table:table-cell>
          <table:table-cell office:value-type="string" calcext:value-type="string">
            <text:p>5 Layers</text:p>
          </table:table-cell>
          <table:table-cell office:value-type="string" calcext:value-type="string">
            <text:p>6 Layers</text:p>
          </table:table-cell>
          <table:table-cell office:value-type="string" calcext:value-type="string">
            <text:p>7 Lay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64, Accuracy</text:p>
          </table:table-cell>
          <table:table-cell office:value-type="float" office:value="4960" calcext:value-type="float">
            <text:p>4960</text:p>
          </table:table-cell>
          <table:table-cell office:value-type="string" calcext:value-type="string">
            <text:p>6000 (83%)</text:p>
          </table:table-cell>
          <table:table-cell table:formula="of:=[.D6]/6000" office:value-type="float" office:value="0.826666666666667" calcext:value-type="float">
            <text:p>0,8266666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90166666666667" calcext:value-type="float">
            <text:p>0,790166666666667</text:p>
          </table:table-cell>
          <table:table-cell office:value-type="float" office:value="0.764" calcext:value-type="float">
            <text:p>0,764</text:p>
          </table:table-cell>
          <table:table-cell office:value-type="float" office:value="0.630666666666667" calcext:value-type="float">
            <text:p>0,630666666666667</text:p>
          </table:table-cell>
          <table:table-cell office:value-type="float" office:value="0.402333333333333" calcext:value-type="float">
            <text:p>0,402333333333333</text:p>
          </table:table-cell>
          <table:table-cell office:value-type="float" office:value="0.0956666666666667" calcext:value-type="float">
            <text:p>0,095666666666667</text:p>
          </table:table-cell>
          <table:table-cell table:number-columns-repeated="2" office:value-type="float" office:value="0.0948333333333333" calcext:value-type="float">
            <text:p>0,0948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31, Accuracy</text:p>
          </table:table-cell>
          <table:table-cell office:value-type="float" office:value="5025" calcext:value-type="float">
            <text:p>5025</text:p>
          </table:table-cell>
          <table:table-cell office:value-type="string" calcext:value-type="string">
            <text:p>6000 (84%)</text:p>
          </table:table-cell>
          <table:table-cell table:formula="of:=[.D7]/6000" office:value-type="float" office:value="0.8375" calcext:value-type="float">
            <text:p>0,83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26666666666667" calcext:value-type="float">
            <text:p>0,826666666666667</text:p>
          </table:table-cell>
          <table:table-cell office:value-type="float" office:value="0.818666666666667" calcext:value-type="float">
            <text:p>0,818666666666667</text:p>
          </table:table-cell>
          <table:table-cell office:value-type="float" office:value="0.75" calcext:value-type="float">
            <text:p>0,75</text:p>
          </table:table-cell>
          <table:table-cell office:value-type="float" office:value="0.734833333333333" calcext:value-type="float">
            <text:p>0,734833333333333</text:p>
          </table:table-cell>
          <table:table-cell office:value-type="float" office:value="0.2925" calcext:value-type="float">
            <text:p>0,2925</text:p>
          </table:table-cell>
          <table:table-cell office:value-type="float" office:value="0.0948333333333333" calcext:value-type="float">
            <text:p>0,094833333333333</text:p>
          </table:table-cell>
          <table:table-cell office:value-type="float" office:value="0.0998333333333333" calcext:value-type="float">
            <text:p>0,0998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90, Accuracy</text:p>
          </table:table-cell>
          <table:table-cell office:value-type="float" office:value="5088" calcext:value-type="float">
            <text:p>5088</text:p>
          </table:table-cell>
          <table:table-cell office:value-type="string" calcext:value-type="string">
            <text:p>6000 (85%)</text:p>
          </table:table-cell>
          <table:table-cell table:formula="of:=[.D8]/6000" office:value-type="float" office:value="0.848" calcext:value-type="float">
            <text:p>0,8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375" calcext:value-type="float">
            <text:p>0,8375</text:p>
          </table:table-cell>
          <table:table-cell office:value-type="float" office:value="0.8335" calcext:value-type="float">
            <text:p>0,8335</text:p>
          </table:table-cell>
          <table:table-cell office:value-type="float" office:value="0.797166666666667" calcext:value-type="float">
            <text:p>0,797166666666667</text:p>
          </table:table-cell>
          <table:table-cell office:value-type="float" office:value="0.792166666666667" calcext:value-type="float">
            <text:p>0,792166666666667</text:p>
          </table:table-cell>
          <table:table-cell office:value-type="float" office:value="0.553833333333333" calcext:value-type="float">
            <text:p>0,553833333333333</text:p>
          </table:table-cell>
          <table:table-cell office:value-type="float" office:value="0.0988333333333333" calcext:value-type="float">
            <text:p>0,098833333333333</text:p>
          </table:table-cell>
          <table:table-cell office:value-type="float" office:value="0.0976666666666667" calcext:value-type="float">
            <text:p>0,097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18, Accuracy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6000 (85%)</text:p>
          </table:table-cell>
          <table:table-cell table:formula="of:=[.D9]/6000" office:value-type="float" office:value="0.850333333333333" calcext:value-type="float">
            <text:p>0,85033333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48" calcext:value-type="float">
            <text:p>0,848</text:p>
          </table:table-cell>
          <table:table-cell office:value-type="float" office:value="0.8445" calcext:value-type="float">
            <text:p>0,8445</text:p>
          </table:table-cell>
          <table:table-cell office:value-type="float" office:value="0.825333333333333" calcext:value-type="float">
            <text:p>0,825333333333333</text:p>
          </table:table-cell>
          <table:table-cell office:value-type="float" office:value="0.823666666666667" calcext:value-type="float">
            <text:p>0,823666666666667</text:p>
          </table:table-cell>
          <table:table-cell office:value-type="float" office:value="0.624666666666667" calcext:value-type="float">
            <text:p>0,624666666666667</text:p>
          </table:table-cell>
          <table:table-cell office:value-type="float" office:value="0.102833333333333" calcext:value-type="float">
            <text:p>0,102833333333333</text:p>
          </table:table-cell>
          <table:table-cell office:value-type="float" office:value="0.102333333333333" calcext:value-type="float">
            <text:p>0,102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13, Accuracy</text:p>
          </table:table-cell>
          <table:table-cell office:value-type="float" office:value="5123" calcext:value-type="float">
            <text:p>5123</text:p>
          </table:table-cell>
          <table:table-cell office:value-type="string" calcext:value-type="string">
            <text:p>6000 (85%)</text:p>
          </table:table-cell>
          <table:table-cell table:formula="of:=[.D10]/6000" office:value-type="float" office:value="0.853833333333333" calcext:value-type="float">
            <text:p>0,8538333333333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50333333333333" calcext:value-type="float">
            <text:p>0,850333333333333</text:p>
          </table:table-cell>
          <table:table-cell office:value-type="float" office:value="0.849333333333333" calcext:value-type="float">
            <text:p>0,849333333333333</text:p>
          </table:table-cell>
          <table:table-cell office:value-type="float" office:value="0.8435" calcext:value-type="float">
            <text:p>0,8435</text:p>
          </table:table-cell>
          <table:table-cell office:value-type="float" office:value="0.839666666666667" calcext:value-type="float">
            <text:p>0,839666666666667</text:p>
          </table:table-cell>
          <table:table-cell office:value-type="float" office:value="0.753666666666667" calcext:value-type="float">
            <text:p>0,753666666666667</text:p>
          </table:table-cell>
          <table:table-cell office:value-type="float" office:value="0.217166666666667" calcext:value-type="float">
            <text:p>0,217166666666667</text:p>
          </table:table-cell>
          <table:table-cell office:value-type="float" office:value="0.0998333333333333" calcext:value-type="float">
            <text:p>0,0998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20, Accuracy</text:p>
          </table:table-cell>
          <table:table-cell office:value-type="float" office:value="5155" calcext:value-type="float">
            <text:p>5155</text:p>
          </table:table-cell>
          <table:table-cell office:value-type="string" calcext:value-type="string">
            <text:p>6000 (86%)</text:p>
          </table:table-cell>
          <table:table-cell table:formula="of:=[.D11]/6000" office:value-type="float" office:value="0.859166666666667" calcext:value-type="float">
            <text:p>0,8591666666666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53833333333333" calcext:value-type="float">
            <text:p>0,853833333333333</text:p>
          </table:table-cell>
          <table:table-cell office:value-type="float" office:value="0.857" calcext:value-type="float">
            <text:p>0,857</text:p>
          </table:table-cell>
          <table:table-cell office:value-type="float" office:value="0.8495" calcext:value-type="float">
            <text:p>0,8495</text:p>
          </table:table-cell>
          <table:table-cell office:value-type="float" office:value="0.8465" calcext:value-type="float">
            <text:p>0,8465</text:p>
          </table:table-cell>
          <table:table-cell office:value-type="float" office:value="0.785166666666667" calcext:value-type="float">
            <text:p>0,785166666666667</text:p>
          </table:table-cell>
          <table:table-cell office:value-type="float" office:value="0.447" calcext:value-type="float">
            <text:p>0,447</text:p>
          </table:table-cell>
          <table:table-cell office:value-type="float" office:value="0.309166666666667" calcext:value-type="float">
            <text:p>0,3091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03, Accuracy</text:p>
          </table:table-cell>
          <table:table-cell office:value-type="float" office:value="5159" calcext:value-type="float">
            <text:p>5159</text:p>
          </table:table-cell>
          <table:table-cell office:value-type="string" calcext:value-type="string">
            <text:p>6000 (86%)</text:p>
          </table:table-cell>
          <table:table-cell table:formula="of:=[.D12]/6000" office:value-type="float" office:value="0.859833333333333" calcext:value-type="float">
            <text:p>0,85983333333333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59166666666667" calcext:value-type="float">
            <text:p>0,859166666666667</text:p>
          </table:table-cell>
          <table:table-cell office:value-type="float" office:value="0.861166666666667" calcext:value-type="float">
            <text:p>0,861166666666667</text:p>
          </table:table-cell>
          <table:table-cell office:value-type="float" office:value="0.856333333333333" calcext:value-type="float">
            <text:p>0,856333333333333</text:p>
          </table:table-cell>
          <table:table-cell office:value-type="float" office:value="0.8575" calcext:value-type="float">
            <text:p>0,8575</text:p>
          </table:table-cell>
          <table:table-cell office:value-type="float" office:value="0.794666666666667" calcext:value-type="float">
            <text:p>0,794666666666667</text:p>
          </table:table-cell>
          <table:table-cell office:value-type="float" office:value="0.543" calcext:value-type="float">
            <text:p>0,543</text:p>
          </table:table-cell>
          <table:table-cell office:value-type="float" office:value="0.458333333333333" calcext:value-type="float">
            <text:p>0,458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49, Accuracy</text:p>
          </table:table-cell>
          <table:table-cell office:value-type="float" office:value="5177" calcext:value-type="float">
            <text:p>5177</text:p>
          </table:table-cell>
          <table:table-cell office:value-type="string" calcext:value-type="string">
            <text:p>6000 (86%)</text:p>
          </table:table-cell>
          <table:table-cell table:formula="of:=[.D13]/6000" office:value-type="float" office:value="0.862833333333333" calcext:value-type="float">
            <text:p>0,86283333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59833333333333" calcext:value-type="float">
            <text:p>0,859833333333333</text:p>
          </table:table-cell>
          <table:table-cell office:value-type="float" office:value="0.863666666666667" calcext:value-type="float">
            <text:p>0,863666666666667</text:p>
          </table:table-cell>
          <table:table-cell office:value-type="float" office:value="0.8595" calcext:value-type="float">
            <text:p>0,8595</text:p>
          </table:table-cell>
          <table:table-cell office:value-type="float" office:value="0.862166666666667" calcext:value-type="float">
            <text:p>0,862166666666667</text:p>
          </table:table-cell>
          <table:table-cell office:value-type="float" office:value="0.816666666666667" calcext:value-type="float">
            <text:p>0,816666666666667</text:p>
          </table:table-cell>
          <table:table-cell office:value-type="float" office:value="0.601" calcext:value-type="float">
            <text:p>0,601</text:p>
          </table:table-cell>
          <table:table-cell office:value-type="float" office:value="0.560666666666667" calcext:value-type="float">
            <text:p>0,560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08, Accuracy</text:p>
          </table:table-cell>
          <table:table-cell office:value-type="float" office:value="5184" calcext:value-type="float">
            <text:p>5184</text:p>
          </table:table-cell>
          <table:table-cell office:value-type="string" calcext:value-type="string">
            <text:p>6000 (86%)</text:p>
          </table:table-cell>
          <table:table-cell table:formula="of:=[.D14]/6000" office:value-type="float" office:value="0.864" calcext:value-type="float">
            <text:p>0,864</text:p>
          </table:table-cell>
          <table:table-cell/>
          <table:table-cell office:value-type="float" office:value="9" calcext:value-type="float">
            <text:p>9</text:p>
          </table:table-cell>
          <table:table-cell table:style-name="ce20" office:value-type="float" office:value="0.862833333333333" calcext:value-type="float">
            <text:p>0,862833333333333</text:p>
          </table:table-cell>
          <table:table-cell table:style-name="ce20" office:value-type="float" office:value="0.868333333333333" calcext:value-type="float">
            <text:p>0,868333333333333</text:p>
          </table:table-cell>
          <table:table-cell table:style-name="ce20" office:value-type="float" office:value="0.865333333333333" calcext:value-type="float">
            <text:p>0,865333333333333</text:p>
          </table:table-cell>
          <table:table-cell table:style-name="ce20" office:value-type="float" office:value="0.863" calcext:value-type="float">
            <text:p>0,863</text:p>
          </table:table-cell>
          <table:table-cell table:style-name="ce20" office:value-type="float" office:value="0.828166666666667" calcext:value-type="float">
            <text:p>0,828166666666667</text:p>
          </table:table-cell>
          <table:table-cell table:style-name="ce20" office:value-type="float" office:value="0.601833333333333" calcext:value-type="float">
            <text:p>0,601833333333333</text:p>
          </table:table-cell>
          <table:table-cell table:style-name="ce20" office:value-type="float" office:value="0.6215" calcext:value-type="float">
            <text:p>0,6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29, Accuracy</text:p>
          </table:table-cell>
          <table:table-cell office:value-type="float" office:value="5209" calcext:value-type="float">
            <text:p>5209</text:p>
          </table:table-cell>
          <table:table-cell office:value-type="string" calcext:value-type="string">
            <text:p>6000 (87%)</text:p>
          </table:table-cell>
          <table:table-cell table:formula="of:=[.D15]/6000" office:value-type="float" office:value="0.868166666666667" calcext:value-type="float">
            <text:p>0,868166666666667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0" office:value-type="float" office:value="0.864" calcext:value-type="float">
            <text:p>0,864</text:p>
          </table:table-cell>
          <table:table-cell table:style-name="ce20" office:value-type="float" office:value="0.8685" calcext:value-type="float">
            <text:p>0,8685</text:p>
          </table:table-cell>
          <table:table-cell table:style-name="ce20" office:value-type="float" office:value="0.869" calcext:value-type="float">
            <text:p>0,869</text:p>
          </table:table-cell>
          <table:table-cell table:style-name="ce20" office:value-type="float" office:value="0.869166666666667" calcext:value-type="float">
            <text:p>0,869166666666667</text:p>
          </table:table-cell>
          <table:table-cell table:style-name="ce20" office:value-type="float" office:value="0.8335" calcext:value-type="float">
            <text:p>0,8335</text:p>
          </table:table-cell>
          <table:table-cell table:style-name="ce20" office:value-type="float" office:value="0.618" calcext:value-type="float">
            <text:p>0,618</text:p>
          </table:table-cell>
          <table:table-cell table:style-name="ce20" office:value-type="float" office:value="0.689" calcext:value-type="float">
            <text:p>0,6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93, Accuracy</text:p>
          </table:table-cell>
          <table:table-cell office:value-type="float" office:value="5206" calcext:value-type="float">
            <text:p>5206</text:p>
          </table:table-cell>
          <table:table-cell office:value-type="string" calcext:value-type="string">
            <text:p>6000 (87%)</text:p>
          </table:table-cell>
          <table:table-cell table:formula="of:=[.D16]/6000" office:value-type="float" office:value="0.867666666666667" calcext:value-type="float">
            <text:p>0,867666666666667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0" office:value-type="float" office:value="0.868166666666667" calcext:value-type="float">
            <text:p>0,868166666666667</text:p>
          </table:table-cell>
          <table:table-cell table:style-name="ce20" office:value-type="float" office:value="0.871" calcext:value-type="float">
            <text:p>0,871</text:p>
          </table:table-cell>
          <table:table-cell table:style-name="ce20" office:value-type="float" office:value="0.873833333333333" calcext:value-type="float">
            <text:p>0,873833333333333</text:p>
          </table:table-cell>
          <table:table-cell table:style-name="ce20" office:value-type="float" office:value="0.873666666666667" calcext:value-type="float">
            <text:p>0,873666666666667</text:p>
          </table:table-cell>
          <table:table-cell table:style-name="ce20" office:value-type="float" office:value="0.841333333333333" calcext:value-type="float">
            <text:p>0,841333333333333</text:p>
          </table:table-cell>
          <table:table-cell table:style-name="ce20" office:value-type="float" office:value="0.643833333333333" calcext:value-type="float">
            <text:p>0,643833333333333</text:p>
          </table:table-cell>
          <table:table-cell table:style-name="ce20" office:value-type="float" office:value="0.778" calcext:value-type="float">
            <text:p>0,778</text:p>
          </table:table-cell>
          <table:table-cell table:style-name="ce18"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24, Accuracy</text:p>
          </table:table-cell>
          <table:table-cell office:value-type="float" office:value="5228" calcext:value-type="float">
            <text:p>5228</text:p>
          </table:table-cell>
          <table:table-cell office:value-type="string" calcext:value-type="string">
            <text:p>6000 (87%)</text:p>
          </table:table-cell>
          <table:table-cell table:formula="of:=[.D17]/6000" office:value-type="float" office:value="0.871333333333333" calcext:value-type="float">
            <text:p>0,871333333333333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0" office:value-type="float" office:value="0.867666666666667" calcext:value-type="float">
            <text:p>0,867666666666667</text:p>
          </table:table-cell>
          <table:table-cell table:style-name="ce20" office:value-type="float" office:value="0.871666666666667" calcext:value-type="float">
            <text:p>0,871666666666667</text:p>
          </table:table-cell>
          <table:table-cell table:style-name="ce20" office:value-type="float" office:value="0.8715" calcext:value-type="float">
            <text:p>0,8715</text:p>
          </table:table-cell>
          <table:table-cell table:style-name="ce20" office:value-type="float" office:value="0.873666666666667" calcext:value-type="float">
            <text:p>0,873666666666667</text:p>
          </table:table-cell>
          <table:table-cell table:style-name="ce20" office:value-type="float" office:value="0.842333333333333" calcext:value-type="float">
            <text:p>0,842333333333333</text:p>
          </table:table-cell>
          <table:table-cell table:style-name="ce20" office:value-type="float" office:value="0.636833333333333" calcext:value-type="float">
            <text:p>0,636833333333333</text:p>
          </table:table-cell>
          <table:table-cell table:style-name="ce20" office:value-type="float" office:value="0.797" calcext:value-type="float">
            <text:p>0,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68, Accuracy</text:p>
          </table:table-cell>
          <table:table-cell office:value-type="float" office:value="5241" calcext:value-type="float">
            <text:p>5241</text:p>
          </table:table-cell>
          <table:table-cell office:value-type="string" calcext:value-type="string">
            <text:p>6000 (87%)</text:p>
          </table:table-cell>
          <table:table-cell table:formula="of:=[.D18]/6000" office:value-type="float" office:value="0.8735" calcext:value-type="float">
            <text:p>0,8735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0" office:value-type="float" office:value="0.871333333333333" calcext:value-type="float">
            <text:p>0,871333333333333</text:p>
          </table:table-cell>
          <table:table-cell table:style-name="ce20" office:value-type="float" office:value="0.874166666666667" calcext:value-type="float">
            <text:p>0,874166666666667</text:p>
          </table:table-cell>
          <table:table-cell table:number-columns-repeated="2" table:style-name="ce20" office:value-type="float" office:value="0.8785" calcext:value-type="float">
            <text:p>0,8785</text:p>
          </table:table-cell>
          <table:table-cell table:style-name="ce20" office:value-type="float" office:value="0.850333333333333" calcext:value-type="float">
            <text:p>0,850333333333333</text:p>
          </table:table-cell>
          <table:table-cell table:style-name="ce20" office:value-type="float" office:value="0.6455" calcext:value-type="float">
            <text:p>0,6455</text:p>
          </table:table-cell>
          <table:table-cell table:style-name="ce20" office:value-type="float" office:value="0.8075" calcext:value-type="float">
            <text:p>0,8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62, Accuracy</text:p>
          </table:table-cell>
          <table:table-cell office:value-type="float" office:value="5227" calcext:value-type="float">
            <text:p>5227</text:p>
          </table:table-cell>
          <table:table-cell office:value-type="string" calcext:value-type="string">
            <text:p>6000 (87%)</text:p>
          </table:table-cell>
          <table:table-cell table:formula="of:=[.D19]/6000" office:value-type="float" office:value="0.871166666666667" calcext:value-type="float">
            <text:p>0,871166666666667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20" office:value-type="float" office:value="0.8735" calcext:value-type="float">
            <text:p>0,8735</text:p>
          </table:table-cell>
          <table:table-cell table:style-name="ce20" office:value-type="float" office:value="0.876666666666667" calcext:value-type="float">
            <text:p>0,876666666666667</text:p>
          </table:table-cell>
          <table:table-cell table:style-name="ce20" office:value-type="float" office:value="0.874666666666667" calcext:value-type="float">
            <text:p>0,874666666666667</text:p>
          </table:table-cell>
          <table:table-cell table:style-name="ce20" office:value-type="float" office:value="0.871833333333333" calcext:value-type="float">
            <text:p>0,871833333333333</text:p>
          </table:table-cell>
          <table:table-cell table:style-name="ce20" office:value-type="float" office:value="0.846666666666667" calcext:value-type="float">
            <text:p>0,846666666666667</text:p>
          </table:table-cell>
          <table:table-cell table:style-name="ce20" office:value-type="float" office:value="0.646833333333333" calcext:value-type="float">
            <text:p>0,646833333333333</text:p>
          </table:table-cell>
          <table:table-cell table:style-name="ce20" office:value-type="float" office:value="0.777166666666667" calcext:value-type="float">
            <text:p>0,7771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95, Accuracy</text:p>
          </table:table-cell>
          <table:table-cell office:value-type="float" office:value="5260" calcext:value-type="float">
            <text:p>5260</text:p>
          </table:table-cell>
          <table:table-cell office:value-type="string" calcext:value-type="string">
            <text:p>6000 (88%)</text:p>
          </table:table-cell>
          <table:table-cell table:formula="of:=[.D20]/6000" office:value-type="float" office:value="0.876666666666667" calcext:value-type="float">
            <text:p>0,87666666666666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71166666666667" calcext:value-type="float">
            <text:p>0,871166666666667</text:p>
          </table:table-cell>
          <table:table-cell office:value-type="float" office:value="0.877" calcext:value-type="float">
            <text:p>0,877</text:p>
          </table:table-cell>
          <table:table-cell office:value-type="float" office:value="0.8815" calcext:value-type="float">
            <text:p>0,8815</text:p>
          </table:table-cell>
          <table:table-cell office:value-type="float" office:value="0.879833333333333" calcext:value-type="float">
            <text:p>0,879833333333333</text:p>
          </table:table-cell>
          <table:table-cell office:value-type="float" office:value="0.856" calcext:value-type="float">
            <text:p>0,856</text:p>
          </table:table-cell>
          <table:table-cell office:value-type="float" office:value="0.650333333333333" calcext:value-type="float">
            <text:p>0,650333333333333</text:p>
          </table:table-cell>
          <table:table-cell office:value-type="float" office:value="0.817333333333333" calcext:value-type="float">
            <text:p>0,817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86, Accuracy</text:p>
          </table:table-cell>
          <table:table-cell office:value-type="float" office:value="5255" calcext:value-type="float">
            <text:p>5255</text:p>
          </table:table-cell>
          <table:table-cell office:value-type="string" calcext:value-type="string">
            <text:p>6000 (88%)</text:p>
          </table:table-cell>
          <table:table-cell table:formula="of:=[.D21]/6000" office:value-type="float" office:value="0.875833333333333" calcext:value-type="float">
            <text:p>0,8758333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876666666666667" calcext:value-type="float">
            <text:p>0,876666666666667</text:p>
          </table:table-cell>
          <table:table-cell office:value-type="float" office:value="0.877666666666667" calcext:value-type="float">
            <text:p>0,877666666666667</text:p>
          </table:table-cell>
          <table:table-cell office:value-type="float" office:value="0.882666666666667" calcext:value-type="float">
            <text:p>0,882666666666667</text:p>
          </table:table-cell>
          <table:table-cell office:value-type="float" office:value="0.881333333333333" calcext:value-type="float">
            <text:p>0,881333333333333</text:p>
          </table:table-cell>
          <table:table-cell office:value-type="float" office:value="0.854166666666667" calcext:value-type="float">
            <text:p>0,854166666666667</text:p>
          </table:table-cell>
          <table:table-cell office:value-type="float" office:value="0.659166666666667" calcext:value-type="float">
            <text:p>0,659166666666667</text:p>
          </table:table-cell>
          <table:table-cell office:value-type="float" office:value="0.818666666666667" calcext:value-type="float">
            <text:p>0,818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44, Accuracy</text:p>
          </table:table-cell>
          <table:table-cell office:value-type="float" office:value="5252" calcext:value-type="float">
            <text:p>5252</text:p>
          </table:table-cell>
          <table:table-cell office:value-type="string" calcext:value-type="string">
            <text:p>6000 (88%)</text:p>
          </table:table-cell>
          <table:table-cell table:formula="of:=[.D22]/6000" office:value-type="float" office:value="0.875333333333333" calcext:value-type="float">
            <text:p>0,87533333333333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875833333333333" calcext:value-type="float">
            <text:p>0,875833333333333</text:p>
          </table:table-cell>
          <table:table-cell office:value-type="float" office:value="0.881" calcext:value-type="float">
            <text:p>0,881</text:p>
          </table:table-cell>
          <table:table-cell office:value-type="float" office:value="0.879333333333333" calcext:value-type="float">
            <text:p>0,879333333333333</text:p>
          </table:table-cell>
          <table:table-cell office:value-type="float" office:value="0.874" calcext:value-type="float">
            <text:p>0,874</text:p>
          </table:table-cell>
          <table:table-cell office:value-type="float" office:value="0.862833333333333" calcext:value-type="float">
            <text:p>0,862833333333333</text:p>
          </table:table-cell>
          <table:table-cell office:value-type="float" office:value="0.661166666666667" calcext:value-type="float">
            <text:p>0,661166666666667</text:p>
          </table:table-cell>
          <table:table-cell office:value-type="float" office:value="0.824166666666667" calcext:value-type="float">
            <text:p>0,8241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02, Accuracy</text:p>
          </table:table-cell>
          <table:table-cell office:value-type="float" office:value="5227" calcext:value-type="float">
            <text:p>5227</text:p>
          </table:table-cell>
          <table:table-cell office:value-type="string" calcext:value-type="string">
            <text:p>6000 (87%)</text:p>
          </table:table-cell>
          <table:table-cell table:formula="of:=[.D23]/6000" office:value-type="float" office:value="0.871166666666667" calcext:value-type="float">
            <text:p>0,87116666666666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875333333333333" calcext:value-type="float">
            <text:p>0,875333333333333</text:p>
          </table:table-cell>
          <table:table-cell office:value-type="float" office:value="0.881" calcext:value-type="float">
            <text:p>0,881</text:p>
          </table:table-cell>
          <table:table-cell office:value-type="float" office:value="0.884666666666667" calcext:value-type="float">
            <text:p>0,884666666666667</text:p>
          </table:table-cell>
          <table:table-cell office:value-type="float" office:value="0.882" calcext:value-type="float">
            <text:p>0,882</text:p>
          </table:table-cell>
          <table:table-cell office:value-type="float" office:value="0.869666666666667" calcext:value-type="float">
            <text:p>0,869666666666667</text:p>
          </table:table-cell>
          <table:table-cell office:value-type="float" office:value="0.663833333333333" calcext:value-type="float">
            <text:p>0,663833333333333</text:p>
          </table:table-cell>
          <table:table-cell office:value-type="float" office:value="0.825333333333333" calcext:value-type="float">
            <text:p>0,825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16, Accuracy</text:p>
          </table:table-cell>
          <table:table-cell office:value-type="float" office:value="5271" calcext:value-type="float">
            <text:p>5271</text:p>
          </table:table-cell>
          <table:table-cell office:value-type="string" calcext:value-type="string">
            <text:p>6000 (88%)</text:p>
          </table:table-cell>
          <table:table-cell table:formula="of:=[.D24]/6000" office:value-type="float" office:value="0.8785" calcext:value-type="float">
            <text:p>0,878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871166666666667" calcext:value-type="float">
            <text:p>0,871166666666667</text:p>
          </table:table-cell>
          <table:table-cell office:value-type="float" office:value="0.884333333333333" calcext:value-type="float">
            <text:p>0,884333333333333</text:p>
          </table:table-cell>
          <table:table-cell office:value-type="float" office:value="0.887166666666667" calcext:value-type="float">
            <text:p>0,887166666666667</text:p>
          </table:table-cell>
          <table:table-cell office:value-type="float" office:value="0.886833333333333" calcext:value-type="float">
            <text:p>0,886833333333333</text:p>
          </table:table-cell>
          <table:table-cell office:value-type="float" office:value="0.866666666666667" calcext:value-type="float">
            <text:p>0,866666666666667</text:p>
          </table:table-cell>
          <table:table-cell office:value-type="float" office:value="0.662666666666667" calcext:value-type="float">
            <text:p>0,662666666666667</text:p>
          </table:table-cell>
          <table:table-cell office:value-type="float" office:value="0.826833333333333" calcext:value-type="float">
            <text:p>0,8268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54, Accuracy</text:p>
          </table:table-cell>
          <table:table-cell office:value-type="float" office:value="5278" calcext:value-type="float">
            <text:p>5278</text:p>
          </table:table-cell>
          <table:table-cell office:value-type="string" calcext:value-type="string">
            <text:p>6000 (88%)</text:p>
          </table:table-cell>
          <table:table-cell table:formula="of:=[.D25]/6000" office:value-type="float" office:value="0.879666666666667" calcext:value-type="float">
            <text:p>0,8796666666666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785" calcext:value-type="float">
            <text:p>0,8785</text:p>
          </table:table-cell>
          <table:table-cell office:value-type="float" office:value="0.880833333333333" calcext:value-type="float">
            <text:p>0,880833333333333</text:p>
          </table:table-cell>
          <table:table-cell office:value-type="float" office:value="0.8835" calcext:value-type="float">
            <text:p>0,8835</text:p>
          </table:table-cell>
          <table:table-cell office:value-type="float" office:value="0.884166666666667" calcext:value-type="float">
            <text:p>0,884166666666667</text:p>
          </table:table-cell>
          <table:table-cell office:value-type="float" office:value="0.8655" calcext:value-type="float">
            <text:p>0,8655</text:p>
          </table:table-cell>
          <table:table-cell office:value-type="float" office:value="0.658" calcext:value-type="float">
            <text:p>0,658</text:p>
          </table:table-cell>
          <table:table-cell office:value-type="float" office:value="0.8255" calcext:value-type="float">
            <text:p>0,8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1, Accuracy</text:p>
          </table:table-cell>
          <table:table-cell office:value-type="float" office:value="5293" calcext:value-type="float">
            <text:p>5293</text:p>
          </table:table-cell>
          <table:table-cell office:value-type="string" calcext:value-type="string">
            <text:p>6000 (88%)</text:p>
          </table:table-cell>
          <table:table-cell table:formula="of:=[.D26]/6000" office:value-type="float" office:value="0.882166666666667" calcext:value-type="float">
            <text:p>0,88216666666666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879666666666667" calcext:value-type="float">
            <text:p>0,879666666666667</text:p>
          </table:table-cell>
          <table:table-cell office:value-type="float" office:value="0.882333333333333" calcext:value-type="float">
            <text:p>0,882333333333333</text:p>
          </table:table-cell>
          <table:table-cell office:value-type="float" office:value="0.881833333333333" calcext:value-type="float">
            <text:p>0,881833333333333</text:p>
          </table:table-cell>
          <table:table-cell office:value-type="float" office:value="0.8855" calcext:value-type="float">
            <text:p>0,8855</text:p>
          </table:table-cell>
          <table:table-cell office:value-type="float" office:value="0.870333333333333" calcext:value-type="float">
            <text:p>0,870333333333333</text:p>
          </table:table-cell>
          <table:table-cell office:value-type="float" office:value="0.657666666666667" calcext:value-type="float">
            <text:p>0,657666666666667</text:p>
          </table:table-cell>
          <table:table-cell office:value-type="float" office:value="0.8335" calcext:value-type="float">
            <text:p>0,8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97, Accuracy</text:p>
          </table:table-cell>
          <table:table-cell office:value-type="float" office:value="5299" calcext:value-type="float">
            <text:p>5299</text:p>
          </table:table-cell>
          <table:table-cell office:value-type="string" calcext:value-type="string">
            <text:p>6000 (88%)</text:p>
          </table:table-cell>
          <table:table-cell table:formula="of:=[.D27]/6000" office:value-type="float" office:value="0.883166666666667" calcext:value-type="float">
            <text:p>0,88316666666666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882166666666667" calcext:value-type="float">
            <text:p>0,882166666666667</text:p>
          </table:table-cell>
          <table:table-cell office:value-type="float" office:value="0.883666666666667" calcext:value-type="float">
            <text:p>0,883666666666667</text:p>
          </table:table-cell>
          <table:table-cell office:value-type="float" office:value="0.886333333333333" calcext:value-type="float">
            <text:p>0,886333333333333</text:p>
          </table:table-cell>
          <table:table-cell office:value-type="float" office:value="0.888166666666667" calcext:value-type="float">
            <text:p>0,888166666666667</text:p>
          </table:table-cell>
          <table:table-cell office:value-type="float" office:value="0.867666666666667" calcext:value-type="float">
            <text:p>0,867666666666667</text:p>
          </table:table-cell>
          <table:table-cell office:value-type="float" office:value="0.701" calcext:value-type="float">
            <text:p>0,701</text:p>
          </table:table-cell>
          <table:table-cell office:value-type="float" office:value="0.834833333333333" calcext:value-type="float">
            <text:p>0,8348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60, Accuracy</text:p>
          </table:table-cell>
          <table:table-cell office:value-type="float" office:value="5262" calcext:value-type="float">
            <text:p>5262</text:p>
          </table:table-cell>
          <table:table-cell office:value-type="string" calcext:value-type="string">
            <text:p>6000 (88%)</text:p>
          </table:table-cell>
          <table:table-cell table:formula="of:=[.D28]/6000" office:value-type="float" office:value="0.877" calcext:value-type="float">
            <text:p>0,87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883166666666667" calcext:value-type="float">
            <text:p>0,883166666666667</text:p>
          </table:table-cell>
          <table:table-cell office:value-type="float" office:value="0.882833333333333" calcext:value-type="float">
            <text:p>0,882833333333333</text:p>
          </table:table-cell>
          <table:table-cell office:value-type="float" office:value="0.884333333333333" calcext:value-type="float">
            <text:p>0,884333333333333</text:p>
          </table:table-cell>
          <table:table-cell office:value-type="float" office:value="0.877333333333333" calcext:value-type="float">
            <text:p>0,877333333333333</text:p>
          </table:table-cell>
          <table:table-cell office:value-type="float" office:value="0.869" calcext:value-type="float">
            <text:p>0,869</text:p>
          </table:table-cell>
          <table:table-cell office:value-type="float" office:value="0.776666666666667" calcext:value-type="float">
            <text:p>0,776666666666667</text:p>
          </table:table-cell>
          <table:table-cell office:value-type="float" office:value="0.8375" calcext:value-type="float">
            <text:p>0,8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57, Accuracy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6000 (88%)</text:p>
          </table:table-cell>
          <table:table-cell table:formula="of:=[.D29]/6000" office:value-type="float" office:value="0.883833333333333" calcext:value-type="float">
            <text:p>0,88383333333333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877" calcext:value-type="float">
            <text:p>0,877</text:p>
          </table:table-cell>
          <table:table-cell office:value-type="float" office:value="0.886666666666667" calcext:value-type="float">
            <text:p>0,886666666666667</text:p>
          </table:table-cell>
          <table:table-cell office:value-type="float" office:value="0.889" calcext:value-type="float">
            <text:p>0,889</text:p>
          </table:table-cell>
          <table:table-cell office:value-type="float" office:value="0.8845" calcext:value-type="float">
            <text:p>0,8845</text:p>
          </table:table-cell>
          <table:table-cell office:value-type="float" office:value="0.867" calcext:value-type="float">
            <text:p>0,867</text:p>
          </table:table-cell>
          <table:table-cell office:value-type="float" office:value="0.805166666666667" calcext:value-type="float">
            <text:p>0,805166666666667</text:p>
          </table:table-cell>
          <table:table-cell office:value-type="float" office:value="0.833" calcext:value-type="float">
            <text:p>0,8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2, Accuracy</text:p>
          </table:table-cell>
          <table:table-cell office:value-type="float" office:value="5292" calcext:value-type="float">
            <text:p>5292</text:p>
          </table:table-cell>
          <table:table-cell office:value-type="string" calcext:value-type="string">
            <text:p>6000 (88%)</text:p>
          </table:table-cell>
          <table:table-cell table:formula="of:=[.D30]/6000" office:value-type="float" office:value="0.882" calcext:value-type="float">
            <text:p>0,88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883833333333333" calcext:value-type="float">
            <text:p>0,883833333333333</text:p>
          </table:table-cell>
          <table:table-cell office:value-type="float" office:value="0.8875" calcext:value-type="float">
            <text:p>0,8875</text:p>
          </table:table-cell>
          <table:table-cell office:value-type="float" office:value="0.887166666666667" calcext:value-type="float">
            <text:p>0,887166666666667</text:p>
          </table:table-cell>
          <table:table-cell office:value-type="float" office:value="0.883833333333333" calcext:value-type="float">
            <text:p>0,883833333333333</text:p>
          </table:table-cell>
          <table:table-cell office:value-type="float" office:value="0.875166666666667" calcext:value-type="float">
            <text:p>0,875166666666667</text:p>
          </table:table-cell>
          <table:table-cell office:value-type="float" office:value="0.814833333333333" calcext:value-type="float">
            <text:p>0,814833333333333</text:p>
          </table:table-cell>
          <table:table-cell office:value-type="float" office:value="0.840666666666667" calcext:value-type="float">
            <text:p>0,840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0, Accuracy</text:p>
          </table:table-cell>
          <table:table-cell office:value-type="float" office:value="5298" calcext:value-type="float">
            <text:p>5298</text:p>
          </table:table-cell>
          <table:table-cell office:value-type="string" calcext:value-type="string">
            <text:p>6000 (88%)</text:p>
          </table:table-cell>
          <table:table-cell table:formula="of:=[.D31]/6000" office:value-type="float" office:value="0.883" calcext:value-type="float">
            <text:p>0,88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882" calcext:value-type="float">
            <text:p>0,882</text:p>
          </table:table-cell>
          <table:table-cell table:number-columns-repeated="2" office:value-type="float" office:value="0.886833333333333" calcext:value-type="float">
            <text:p>0,886833333333333</text:p>
          </table:table-cell>
          <table:table-cell office:value-type="float" office:value="0.890833333333333" calcext:value-type="float">
            <text:p>0,890833333333333</text:p>
          </table:table-cell>
          <table:table-cell office:value-type="float" office:value="0.871333333333333" calcext:value-type="float">
            <text:p>0,871333333333333</text:p>
          </table:table-cell>
          <table:table-cell office:value-type="float" office:value="0.826166666666667" calcext:value-type="float">
            <text:p>0,826166666666667</text:p>
          </table:table-cell>
          <table:table-cell office:value-type="float" office:value="0.840166666666667" calcext:value-type="float">
            <text:p>0,8401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06, Accuracy</text:p>
          </table:table-cell>
          <table:table-cell office:value-type="float" office:value="5315" calcext:value-type="float">
            <text:p>5315</text:p>
          </table:table-cell>
          <table:table-cell office:value-type="string" calcext:value-type="string">
            <text:p>6000 (89%)</text:p>
          </table:table-cell>
          <table:table-cell table:formula="of:=[.D32]/6000" office:value-type="float" office:value="0.885833333333333" calcext:value-type="float">
            <text:p>0,88583333333333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883" calcext:value-type="float">
            <text:p>0,883</text:p>
          </table:table-cell>
          <table:table-cell office:value-type="float" office:value="0.891" calcext:value-type="float">
            <text:p>0,891</text:p>
          </table:table-cell>
          <table:table-cell office:value-type="float" office:value="0.885333333333333" calcext:value-type="float">
            <text:p>0,885333333333333</text:p>
          </table:table-cell>
          <table:table-cell office:value-type="float" office:value="0.890333333333333" calcext:value-type="float">
            <text:p>0,890333333333333</text:p>
          </table:table-cell>
          <table:table-cell office:value-type="float" office:value="0.871833333333333" calcext:value-type="float">
            <text:p>0,871833333333333</text:p>
          </table:table-cell>
          <table:table-cell office:value-type="float" office:value="0.8305" calcext:value-type="float">
            <text:p>0,8305</text:p>
          </table:table-cell>
          <table:table-cell office:value-type="float" office:value="0.836166666666667" calcext:value-type="float">
            <text:p>0,8361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96, Accuracy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6000 (88%)</text:p>
          </table:table-cell>
          <table:table-cell table:formula="of:=[.D33]/6000" office:value-type="float" office:value="0.883833333333333" calcext:value-type="float">
            <text:p>0,88383333333333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885833333333333" calcext:value-type="float">
            <text:p>0,885833333333333</text:p>
          </table:table-cell>
          <table:table-cell office:value-type="float" office:value="0.8905" calcext:value-type="float">
            <text:p>0,8905</text:p>
          </table:table-cell>
          <table:table-cell office:value-type="float" office:value="0.886833333333333" calcext:value-type="float">
            <text:p>0,886833333333333</text:p>
          </table:table-cell>
          <table:table-cell office:value-type="float" office:value="0.887833333333333" calcext:value-type="float">
            <text:p>0,887833333333333</text:p>
          </table:table-cell>
          <table:table-cell office:value-type="float" office:value="0.864333333333333" calcext:value-type="float">
            <text:p>0,864333333333333</text:p>
          </table:table-cell>
          <table:table-cell office:value-type="float" office:value="0.831166666666667" calcext:value-type="float">
            <text:p>0,831166666666667</text:p>
          </table:table-cell>
          <table:table-cell office:value-type="float" office:value="0.8425" calcext:value-type="float">
            <text:p>0,8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0, Accuracy</text:p>
          </table:table-cell>
          <table:table-cell office:value-type="float" office:value="5312" calcext:value-type="float">
            <text:p>5312</text:p>
          </table:table-cell>
          <table:table-cell office:value-type="string" calcext:value-type="string">
            <text:p>6000 (89%)</text:p>
          </table:table-cell>
          <table:table-cell table:formula="of:=[.D34]/6000" office:value-type="float" office:value="0.885333333333333" calcext:value-type="float">
            <text:p>0,88533333333333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883833333333333" calcext:value-type="float">
            <text:p>0,883833333333333</text:p>
          </table:table-cell>
          <table:table-cell office:value-type="float" office:value="0.89" calcext:value-type="float">
            <text:p>0,89</text:p>
          </table:table-cell>
          <table:table-cell office:value-type="float" office:value="0.891833333333333" calcext:value-type="float">
            <text:p>0,891833333333333</text:p>
          </table:table-cell>
          <table:table-cell office:value-type="float" office:value="0.886" calcext:value-type="float">
            <text:p>0,886</text:p>
          </table:table-cell>
          <table:table-cell office:value-type="float" office:value="0.871166666666667" calcext:value-type="float">
            <text:p>0,871166666666667</text:p>
          </table:table-cell>
          <table:table-cell office:value-type="float" office:value="0.8335" calcext:value-type="float">
            <text:p>0,8335</text:p>
          </table:table-cell>
          <table:table-cell office:value-type="float" office:value="0.841" calcext:value-type="float">
            <text:p>0,8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55, Accuracy</text:p>
          </table:table-cell>
          <table:table-cell office:value-type="float" office:value="5319" calcext:value-type="float">
            <text:p>5319</text:p>
          </table:table-cell>
          <table:table-cell office:value-type="string" calcext:value-type="string">
            <text:p>6000 (89%)</text:p>
          </table:table-cell>
          <table:table-cell table:formula="of:=[.D35]/6000" office:value-type="float" office:value="0.8865" calcext:value-type="float">
            <text:p>0,886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885333333333333" calcext:value-type="float">
            <text:p>0,885333333333333</text:p>
          </table:table-cell>
          <table:table-cell office:value-type="float" office:value="0.8915" calcext:value-type="float">
            <text:p>0,8915</text:p>
          </table:table-cell>
          <table:table-cell office:value-type="float" office:value="0.893333333333333" calcext:value-type="float">
            <text:p>0,893333333333333</text:p>
          </table:table-cell>
          <table:table-cell office:value-type="float" office:value="0.888333333333333" calcext:value-type="float">
            <text:p>0,888333333333333</text:p>
          </table:table-cell>
          <table:table-cell office:value-type="float" office:value="0.869333333333333" calcext:value-type="float">
            <text:p>0,869333333333333</text:p>
          </table:table-cell>
          <table:table-cell office:value-type="float" office:value="0.837833333333333" calcext:value-type="float">
            <text:p>0,837833333333333</text:p>
          </table:table-cell>
          <table:table-cell office:value-type="float" office:value="0.837666666666667" calcext:value-type="float">
            <text:p>0,837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31, Accuracy</text:p>
          </table:table-cell>
          <table:table-cell office:value-type="float" office:value="5322" calcext:value-type="float">
            <text:p>5322</text:p>
          </table:table-cell>
          <table:table-cell office:value-type="string" calcext:value-type="string">
            <text:p>6000 (89%)</text:p>
          </table:table-cell>
          <table:table-cell table:formula="of:=[.D36]/6000" office:value-type="float" office:value="0.887" calcext:value-type="float">
            <text:p>0,88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8865" calcext:value-type="float">
            <text:p>0,8865</text:p>
          </table:table-cell>
          <table:table-cell office:value-type="float" office:value="0.892" calcext:value-type="float">
            <text:p>0,892</text:p>
          </table:table-cell>
          <table:table-cell office:value-type="float" office:value="0.884333333333333" calcext:value-type="float">
            <text:p>0,884333333333333</text:p>
          </table:table-cell>
          <table:table-cell office:value-type="float" office:value="0.888166666666667" calcext:value-type="float">
            <text:p>0,888166666666667</text:p>
          </table:table-cell>
          <table:table-cell office:value-type="float" office:value="0.868333333333333" calcext:value-type="float">
            <text:p>0,868333333333333</text:p>
          </table:table-cell>
          <table:table-cell office:value-type="float" office:value="0.84" calcext:value-type="float">
            <text:p>0,84</text:p>
          </table:table-cell>
          <table:table-cell office:value-type="float" office:value="0.842333333333333" calcext:value-type="float">
            <text:p>0,842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8, Accuracy</text:p>
          </table:table-cell>
          <table:table-cell office:value-type="float" office:value="5324" calcext:value-type="float">
            <text:p>5324</text:p>
          </table:table-cell>
          <table:table-cell office:value-type="string" calcext:value-type="string">
            <text:p>6000 (89%)</text:p>
          </table:table-cell>
          <table:table-cell table:formula="of:=[.D37]/6000" office:value-type="float" office:value="0.887333333333333" calcext:value-type="float">
            <text:p>0,88733333333333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887" calcext:value-type="float">
            <text:p>0,887</text:p>
          </table:table-cell>
          <table:table-cell office:value-type="float" office:value="0.889166666666667" calcext:value-type="float">
            <text:p>0,889166666666667</text:p>
          </table:table-cell>
          <table:table-cell office:value-type="float" office:value="0.887833333333333" calcext:value-type="float">
            <text:p>0,887833333333333</text:p>
          </table:table-cell>
          <table:table-cell office:value-type="float" office:value="0.8895" calcext:value-type="float">
            <text:p>0,8895</text:p>
          </table:table-cell>
          <table:table-cell office:value-type="float" office:value="0.873166666666667" calcext:value-type="float">
            <text:p>0,873166666666667</text:p>
          </table:table-cell>
          <table:table-cell office:value-type="float" office:value="0.8455" calcext:value-type="float">
            <text:p>0,8455</text:p>
          </table:table-cell>
          <table:table-cell office:value-type="float" office:value="0.8365" calcext:value-type="float">
            <text:p>0,83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91, Accuracy</text:p>
          </table:table-cell>
          <table:table-cell office:value-type="float" office:value="5335" calcext:value-type="float">
            <text:p>5335</text:p>
          </table:table-cell>
          <table:table-cell office:value-type="string" calcext:value-type="string">
            <text:p>6000 (89%)</text:p>
          </table:table-cell>
          <table:table-cell table:formula="of:=[.D38]/6000" office:value-type="float" office:value="0.889166666666667" calcext:value-type="float">
            <text:p>0,88916666666666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887333333333333" calcext:value-type="float">
            <text:p>0,887333333333333</text:p>
          </table:table-cell>
          <table:table-cell office:value-type="float" office:value="0.885666666666667" calcext:value-type="float">
            <text:p>0,885666666666667</text:p>
          </table:table-cell>
          <table:table-cell office:value-type="float" office:value="0.8945" calcext:value-type="float">
            <text:p>0,8945</text:p>
          </table:table-cell>
          <table:table-cell office:value-type="float" office:value="0.889333333333333" calcext:value-type="float">
            <text:p>0,889333333333333</text:p>
          </table:table-cell>
          <table:table-cell office:value-type="float" office:value="0.875833333333333" calcext:value-type="float">
            <text:p>0,875833333333333</text:p>
          </table:table-cell>
          <table:table-cell office:value-type="float" office:value="0.842166666666667" calcext:value-type="float">
            <text:p>0,842166666666667</text:p>
          </table:table-cell>
          <table:table-cell office:value-type="float" office:value="0.842666666666667" calcext:value-type="float">
            <text:p>0,842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03, Accuracy</text:p>
          </table:table-cell>
          <table:table-cell office:value-type="float" office:value="5335" calcext:value-type="float">
            <text:p>5335</text:p>
          </table:table-cell>
          <table:table-cell office:value-type="string" calcext:value-type="string">
            <text:p>6000 (89%)</text:p>
          </table:table-cell>
          <table:table-cell table:formula="of:=[.D39]/6000" office:value-type="float" office:value="0.889166666666667" calcext:value-type="float">
            <text:p>0,88916666666666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889166666666667" calcext:value-type="float">
            <text:p>0,889166666666667</text:p>
          </table:table-cell>
          <table:table-cell office:value-type="float" office:value="0.890666666666667" calcext:value-type="float">
            <text:p>0,890666666666667</text:p>
          </table:table-cell>
          <table:table-cell office:value-type="float" office:value="0.890166666666667" calcext:value-type="float">
            <text:p>0,890166666666667</text:p>
          </table:table-cell>
          <table:table-cell office:value-type="float" office:value="0.885833333333333" calcext:value-type="float">
            <text:p>0,885833333333333</text:p>
          </table:table-cell>
          <table:table-cell office:value-type="float" office:value="0.874" calcext:value-type="float">
            <text:p>0,874</text:p>
          </table:table-cell>
          <table:table-cell office:value-type="float" office:value="0.8455" calcext:value-type="float">
            <text:p>0,8455</text:p>
          </table:table-cell>
          <table:table-cell office:value-type="float" office:value="0.8465" calcext:value-type="float">
            <text:p>0,8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90, Accuracy</text:p>
          </table:table-cell>
          <table:table-cell office:value-type="float" office:value="5330" calcext:value-type="float">
            <text:p>5330</text:p>
          </table:table-cell>
          <table:table-cell office:value-type="string" calcext:value-type="string">
            <text:p>6000 (89%)</text:p>
          </table:table-cell>
          <table:table-cell table:formula="of:=[.D40]/6000" office:value-type="float" office:value="0.888333333333333" calcext:value-type="float">
            <text:p>0,88833333333333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889166666666667" calcext:value-type="float">
            <text:p>0,889166666666667</text:p>
          </table:table-cell>
          <table:table-cell office:value-type="float" office:value="0.894333333333333" calcext:value-type="float">
            <text:p>0,894333333333333</text:p>
          </table:table-cell>
          <table:table-cell office:value-type="float" office:value="0.888166666666667" calcext:value-type="float">
            <text:p>0,888166666666667</text:p>
          </table:table-cell>
          <table:table-cell office:value-type="float" office:value="0.892666666666667" calcext:value-type="float">
            <text:p>0,892666666666667</text:p>
          </table:table-cell>
          <table:table-cell office:value-type="float" office:value="0.8695" calcext:value-type="float">
            <text:p>0,8695</text:p>
          </table:table-cell>
          <table:table-cell office:value-type="float" office:value="0.845" calcext:value-type="float">
            <text:p>0,845</text:p>
          </table:table-cell>
          <table:table-cell office:value-type="float" office:value="0.841333333333333" calcext:value-type="float">
            <text:p>0,841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4, Accuracy</text:p>
          </table:table-cell>
          <table:table-cell office:value-type="float" office:value="5331" calcext:value-type="float">
            <text:p>5331</text:p>
          </table:table-cell>
          <table:table-cell office:value-type="string" calcext:value-type="string">
            <text:p>6000 (89%)</text:p>
          </table:table-cell>
          <table:table-cell table:formula="of:=[.D41]/6000" office:value-type="float" office:value="0.8885" calcext:value-type="float">
            <text:p>0,888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888333333333333" calcext:value-type="float">
            <text:p>0,888333333333333</text:p>
          </table:table-cell>
          <table:table-cell office:value-type="float" office:value="0.894833333333333" calcext:value-type="float">
            <text:p>0,894833333333333</text:p>
          </table:table-cell>
          <table:table-cell office:value-type="float" office:value="0.893666666666667" calcext:value-type="float">
            <text:p>0,893666666666667</text:p>
          </table:table-cell>
          <table:table-cell office:value-type="float" office:value="0.888166666666667" calcext:value-type="float">
            <text:p>0,888166666666667</text:p>
          </table:table-cell>
          <table:table-cell office:value-type="float" office:value="0.865833333333333" calcext:value-type="float">
            <text:p>0,865833333333333</text:p>
          </table:table-cell>
          <table:table-cell office:value-type="float" office:value="0.847833333333333" calcext:value-type="float">
            <text:p>0,847833333333333</text:p>
          </table:table-cell>
          <table:table-cell office:value-type="float" office:value="0.851833333333333" calcext:value-type="float">
            <text:p>0,8518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2, Accuracy</text:p>
          </table:table-cell>
          <table:table-cell office:value-type="float" office:value="5338" calcext:value-type="float">
            <text:p>5338</text:p>
          </table:table-cell>
          <table:table-cell office:value-type="string" calcext:value-type="string">
            <text:p>6000 (89%)</text:p>
          </table:table-cell>
          <table:table-cell table:formula="of:=[.D42]/6000" office:value-type="float" office:value="0.889666666666667" calcext:value-type="float">
            <text:p>0,88966666666666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8885" calcext:value-type="float">
            <text:p>0,8885</text:p>
          </table:table-cell>
          <table:table-cell office:value-type="float" office:value="0.892833333333333" calcext:value-type="float">
            <text:p>0,892833333333333</text:p>
          </table:table-cell>
          <table:table-cell office:value-type="float" office:value="0.894833333333333" calcext:value-type="float">
            <text:p>0,894833333333333</text:p>
          </table:table-cell>
          <table:table-cell office:value-type="float" office:value="0.889" calcext:value-type="float">
            <text:p>0,889</text:p>
          </table:table-cell>
          <table:table-cell office:value-type="float" office:value="0.879333333333333" calcext:value-type="float">
            <text:p>0,879333333333333</text:p>
          </table:table-cell>
          <table:table-cell office:value-type="float" office:value="0.842333333333333" calcext:value-type="float">
            <text:p>0,842333333333333</text:p>
          </table:table-cell>
          <table:table-cell office:value-type="float" office:value="0.844333333333333" calcext:value-type="float">
            <text:p>0,844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30, Accuracy</text:p>
          </table:table-cell>
          <table:table-cell office:value-type="float" office:value="5338" calcext:value-type="float">
            <text:p>5338</text:p>
          </table:table-cell>
          <table:table-cell office:value-type="string" calcext:value-type="string">
            <text:p>6000 (89%)</text:p>
          </table:table-cell>
          <table:table-cell table:formula="of:=[.D43]/6000" office:value-type="float" office:value="0.889666666666667" calcext:value-type="float">
            <text:p>0,88966666666666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889666666666667" calcext:value-type="float">
            <text:p>0,889666666666667</text:p>
          </table:table-cell>
          <table:table-cell office:value-type="float" office:value="0.890666666666667" calcext:value-type="float">
            <text:p>0,890666666666667</text:p>
          </table:table-cell>
          <table:table-cell office:value-type="float" office:value="0.887333333333333" calcext:value-type="float">
            <text:p>0,887333333333333</text:p>
          </table:table-cell>
          <table:table-cell office:value-type="float" office:value="0.887833333333333" calcext:value-type="float">
            <text:p>0,887833333333333</text:p>
          </table:table-cell>
          <table:table-cell office:value-type="float" office:value="0.877333333333333" calcext:value-type="float">
            <text:p>0,877333333333333</text:p>
          </table:table-cell>
          <table:table-cell office:value-type="float" office:value="0.85" calcext:value-type="float">
            <text:p>0,85</text:p>
          </table:table-cell>
          <table:table-cell office:value-type="float" office:value="0.844" calcext:value-type="float">
            <text:p>0,8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41, Accuracy</text:p>
          </table:table-cell>
          <table:table-cell office:value-type="float" office:value="5332" calcext:value-type="float">
            <text:p>5332</text:p>
          </table:table-cell>
          <table:table-cell office:value-type="string" calcext:value-type="string">
            <text:p>6000 (89%)</text:p>
          </table:table-cell>
          <table:table-cell table:formula="of:=[.D44]/6000" office:value-type="float" office:value="0.888666666666667" calcext:value-type="float">
            <text:p>0,88866666666666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889666666666667" calcext:value-type="float">
            <text:p>0,889666666666667</text:p>
          </table:table-cell>
          <table:table-cell office:value-type="float" office:value="0.895166666666667" calcext:value-type="float">
            <text:p>0,895166666666667</text:p>
          </table:table-cell>
          <table:table-cell office:value-type="float" office:value="0.894666666666667" calcext:value-type="float">
            <text:p>0,894666666666667</text:p>
          </table:table-cell>
          <table:table-cell office:value-type="float" office:value="0.890833333333333" calcext:value-type="float">
            <text:p>0,890833333333333</text:p>
          </table:table-cell>
          <table:table-cell office:value-type="float" office:value="0.875833333333333" calcext:value-type="float">
            <text:p>0,875833333333333</text:p>
          </table:table-cell>
          <table:table-cell office:value-type="float" office:value="0.848833333333333" calcext:value-type="float">
            <text:p>0,848833333333333</text:p>
          </table:table-cell>
          <table:table-cell office:value-type="float" office:value="0.853" calcext:value-type="float">
            <text:p>0,8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37, Accuracy</text:p>
          </table:table-cell>
          <table:table-cell office:value-type="float" office:value="5356" calcext:value-type="float">
            <text:p>5356</text:p>
          </table:table-cell>
          <table:table-cell office:value-type="string" calcext:value-type="string">
            <text:p>6000 (89%)</text:p>
          </table:table-cell>
          <table:table-cell table:formula="of:=[.D45]/6000" office:value-type="float" office:value="0.892666666666667" calcext:value-type="float">
            <text:p>0,89266666666666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888666666666667" calcext:value-type="float">
            <text:p>0,888666666666667</text:p>
          </table:table-cell>
          <table:table-cell office:value-type="float" office:value="0.894166666666667" calcext:value-type="float">
            <text:p>0,894166666666667</text:p>
          </table:table-cell>
          <table:table-cell office:value-type="float" office:value="0.898666666666667" calcext:value-type="float">
            <text:p>0,898666666666667</text:p>
          </table:table-cell>
          <table:table-cell office:value-type="float" office:value="0.885166666666667" calcext:value-type="float">
            <text:p>0,885166666666667</text:p>
          </table:table-cell>
          <table:table-cell office:value-type="float" office:value="0.8745" calcext:value-type="float">
            <text:p>0,8745</text:p>
          </table:table-cell>
          <table:table-cell office:value-type="float" office:value="0.845166666666667" calcext:value-type="float">
            <text:p>0,845166666666667</text:p>
          </table:table-cell>
          <table:table-cell office:value-type="float" office:value="0.8505" calcext:value-type="float">
            <text:p>0,85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26, Accuracy</text:p>
          </table:table-cell>
          <table:table-cell office:value-type="float" office:value="5357" calcext:value-type="float">
            <text:p>5357</text:p>
          </table:table-cell>
          <table:table-cell office:value-type="string" calcext:value-type="string">
            <text:p>6000 (89%)</text:p>
          </table:table-cell>
          <table:table-cell table:formula="of:=[.D46]/6000" office:value-type="float" office:value="0.892833333333333" calcext:value-type="float">
            <text:p>0,89283333333333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892666666666667" calcext:value-type="float">
            <text:p>0,892666666666667</text:p>
          </table:table-cell>
          <table:table-cell office:value-type="float" office:value="0.894666666666667" calcext:value-type="float">
            <text:p>0,894666666666667</text:p>
          </table:table-cell>
          <table:table-cell office:value-type="float" office:value="0.8945" calcext:value-type="float">
            <text:p>0,8945</text:p>
          </table:table-cell>
          <table:table-cell office:value-type="float" office:value="0.888666666666667" calcext:value-type="float">
            <text:p>0,888666666666667</text:p>
          </table:table-cell>
          <table:table-cell office:value-type="float" office:value="0.869" calcext:value-type="float">
            <text:p>0,869</text:p>
          </table:table-cell>
          <table:table-cell office:value-type="float" office:value="0.848666666666667" calcext:value-type="float">
            <text:p>0,848666666666667</text:p>
          </table:table-cell>
          <table:table-cell office:value-type="float" office:value="0.847" calcext:value-type="float">
            <text:p>0,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33, Accuracy</text:p>
          </table:table-cell>
          <table:table-cell office:value-type="float" office:value="5338" calcext:value-type="float">
            <text:p>5338</text:p>
          </table:table-cell>
          <table:table-cell office:value-type="string" calcext:value-type="string">
            <text:p>6000 (89%)</text:p>
          </table:table-cell>
          <table:table-cell table:formula="of:=[.D47]/6000" office:value-type="float" office:value="0.889666666666667" calcext:value-type="float">
            <text:p>0,88966666666666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892833333333333" calcext:value-type="float">
            <text:p>0,892833333333333</text:p>
          </table:table-cell>
          <table:table-cell office:value-type="float" office:value="0.895833333333333" calcext:value-type="float">
            <text:p>0,895833333333333</text:p>
          </table:table-cell>
          <table:table-cell office:value-type="float" office:value="0.897333333333333" calcext:value-type="float">
            <text:p>0,897333333333333</text:p>
          </table:table-cell>
          <table:table-cell office:value-type="float" office:value="0.886" calcext:value-type="float">
            <text:p>0,886</text:p>
          </table:table-cell>
          <table:table-cell office:value-type="float" office:value="0.8805" calcext:value-type="float">
            <text:p>0,8805</text:p>
          </table:table-cell>
          <table:table-cell office:value-type="float" office:value="0.85" calcext:value-type="float">
            <text:p>0,85</text:p>
          </table:table-cell>
          <table:table-cell office:value-type="float" office:value="0.853" calcext:value-type="float">
            <text:p>0,8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11, Accuracy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6000 (89%)</text:p>
          </table:table-cell>
          <table:table-cell table:formula="of:=[.D48]/6000" office:value-type="float" office:value="0.89" calcext:value-type="float">
            <text:p>0,8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889666666666667" calcext:value-type="float">
            <text:p>0,889666666666667</text:p>
          </table:table-cell>
          <table:table-cell office:value-type="float" office:value="0.895333333333333" calcext:value-type="float">
            <text:p>0,895333333333333</text:p>
          </table:table-cell>
          <table:table-cell office:value-type="float" office:value="0.893333333333333" calcext:value-type="float">
            <text:p>0,893333333333333</text:p>
          </table:table-cell>
          <table:table-cell office:value-type="float" office:value="0.891333333333333" calcext:value-type="float">
            <text:p>0,891333333333333</text:p>
          </table:table-cell>
          <table:table-cell office:value-type="float" office:value="0.870833333333333" calcext:value-type="float">
            <text:p>0,870833333333333</text:p>
          </table:table-cell>
          <table:table-cell office:value-type="float" office:value="0.850333333333333" calcext:value-type="float">
            <text:p>0,850333333333333</text:p>
          </table:table-cell>
          <table:table-cell office:value-type="float" office:value="0.854333333333333" calcext:value-type="float">
            <text:p>0,854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97, Accuracy</text:p>
          </table:table-cell>
          <table:table-cell office:value-type="float" office:value="5356" calcext:value-type="float">
            <text:p>5356</text:p>
          </table:table-cell>
          <table:table-cell office:value-type="string" calcext:value-type="string">
            <text:p>6000 (89%)</text:p>
          </table:table-cell>
          <table:table-cell table:formula="of:=[.D49]/6000" office:value-type="float" office:value="0.892666666666667" calcext:value-type="float">
            <text:p>0,89266666666666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89" calcext:value-type="float">
            <text:p>0,89</text:p>
          </table:table-cell>
          <table:table-cell office:value-type="float" office:value="0.895" calcext:value-type="float">
            <text:p>0,895</text:p>
          </table:table-cell>
          <table:table-cell office:value-type="float" office:value="0.8985" calcext:value-type="float">
            <text:p>0,8985</text:p>
          </table:table-cell>
          <table:table-cell office:value-type="float" office:value="0.885833333333333" calcext:value-type="float">
            <text:p>0,885833333333333</text:p>
          </table:table-cell>
          <table:table-cell office:value-type="float" office:value="0.8695" calcext:value-type="float">
            <text:p>0,8695</text:p>
          </table:table-cell>
          <table:table-cell office:value-type="float" office:value="0.848333333333333" calcext:value-type="float">
            <text:p>0,848333333333333</text:p>
          </table:table-cell>
          <table:table-cell office:value-type="float" office:value="0.850666666666667" calcext:value-type="float">
            <text:p>0,850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86, Accuracy</text:p>
          </table:table-cell>
          <table:table-cell office:value-type="float" office:value="5364" calcext:value-type="float">
            <text:p>5364</text:p>
          </table:table-cell>
          <table:table-cell office:value-type="string" calcext:value-type="string">
            <text:p>6000 (89%)</text:p>
          </table:table-cell>
          <table:table-cell table:formula="of:=[.D50]/6000" office:value-type="float" office:value="0.894" calcext:value-type="float">
            <text:p>0,89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892666666666667" calcext:value-type="float">
            <text:p>0,892666666666667</text:p>
          </table:table-cell>
          <table:table-cell office:value-type="float" office:value="0.893333333333333" calcext:value-type="float">
            <text:p>0,893333333333333</text:p>
          </table:table-cell>
          <table:table-cell office:value-type="float" office:value="0.894" calcext:value-type="float">
            <text:p>0,894</text:p>
          </table:table-cell>
          <table:table-cell office:value-type="float" office:value="0.887666666666667" calcext:value-type="float">
            <text:p>0,887666666666667</text:p>
          </table:table-cell>
          <table:table-cell office:value-type="float" office:value="0.872" calcext:value-type="float">
            <text:p>0,872</text:p>
          </table:table-cell>
          <table:table-cell office:value-type="float" office:value="0.844833333333333" calcext:value-type="float">
            <text:p>0,844833333333333</text:p>
          </table:table-cell>
          <table:table-cell office:value-type="float" office:value="0.8485" calcext:value-type="float">
            <text:p>0,84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73, Accuracy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6000 (89%)</text:p>
          </table:table-cell>
          <table:table-cell table:formula="of:=[.D51]/6000" office:value-type="float" office:value="0.894166666666667" calcext:value-type="float">
            <text:p>0,89416666666666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894" calcext:value-type="float">
            <text:p>0,894</text:p>
          </table:table-cell>
          <table:table-cell office:value-type="float" office:value="0.895833333333333" calcext:value-type="float">
            <text:p>0,895833333333333</text:p>
          </table:table-cell>
          <table:table-cell office:value-type="float" office:value="0.898333333333333" calcext:value-type="float">
            <text:p>0,898333333333333</text:p>
          </table:table-cell>
          <table:table-cell office:value-type="float" office:value="0.88" calcext:value-type="float">
            <text:p>0,88</text:p>
          </table:table-cell>
          <table:table-cell office:value-type="float" office:value="0.872666666666667" calcext:value-type="float">
            <text:p>0,872666666666667</text:p>
          </table:table-cell>
          <table:table-cell office:value-type="float" office:value="0.85" calcext:value-type="float">
            <text:p>0,85</text:p>
          </table:table-cell>
          <table:table-cell office:value-type="float" office:value="0.8515" calcext:value-type="float">
            <text:p>0,85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56, Accuracy</text:p>
          </table:table-cell>
          <table:table-cell office:value-type="float" office:value="5362" calcext:value-type="float">
            <text:p>5362</text:p>
          </table:table-cell>
          <table:table-cell office:value-type="string" calcext:value-type="string">
            <text:p>6000 (89%)</text:p>
          </table:table-cell>
          <table:table-cell table:formula="of:=[.D52]/6000" office:value-type="float" office:value="0.893666666666667" calcext:value-type="float">
            <text:p>0,89366666666666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894166666666667" calcext:value-type="float">
            <text:p>0,894166666666667</text:p>
          </table:table-cell>
          <table:table-cell office:value-type="float" office:value="0.8965" calcext:value-type="float">
            <text:p>0,8965</text:p>
          </table:table-cell>
          <table:table-cell office:value-type="float" office:value="0.899" calcext:value-type="float">
            <text:p>0,899</text:p>
          </table:table-cell>
          <table:table-cell office:value-type="float" office:value="0.891333333333333" calcext:value-type="float">
            <text:p>0,891333333333333</text:p>
          </table:table-cell>
          <table:table-cell office:value-type="float" office:value="0.876" calcext:value-type="float">
            <text:p>0,876</text:p>
          </table:table-cell>
          <table:table-cell office:value-type="float" office:value="0.850833333333333" calcext:value-type="float">
            <text:p>0,850833333333333</text:p>
          </table:table-cell>
          <table:table-cell office:value-type="float" office:value="0.847" calcext:value-type="float">
            <text:p>0,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73, Accuracy</text:p>
          </table:table-cell>
          <table:table-cell office:value-type="float" office:value="5349" calcext:value-type="float">
            <text:p>5349</text:p>
          </table:table-cell>
          <table:table-cell office:value-type="string" calcext:value-type="string">
            <text:p>6000 (89%)</text:p>
          </table:table-cell>
          <table:table-cell table:formula="of:=[.D53]/6000" office:value-type="float" office:value="0.8915" calcext:value-type="float">
            <text:p>0,891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893666666666667" calcext:value-type="float">
            <text:p>0,893666666666667</text:p>
          </table:table-cell>
          <table:table-cell office:value-type="float" office:value="0.898333333333333" calcext:value-type="float">
            <text:p>0,898333333333333</text:p>
          </table:table-cell>
          <table:table-cell office:value-type="float" office:value="0.897166666666667" calcext:value-type="float">
            <text:p>0,897166666666667</text:p>
          </table:table-cell>
          <table:table-cell office:value-type="float" office:value="0.8895" calcext:value-type="float">
            <text:p>0,8895</text:p>
          </table:table-cell>
          <table:table-cell office:value-type="float" office:value="0.8715" calcext:value-type="float">
            <text:p>0,8715</text:p>
          </table:table-cell>
          <table:table-cell office:value-type="float" office:value="0.849833333333333" calcext:value-type="float">
            <text:p>0,849833333333333</text:p>
          </table:table-cell>
          <table:table-cell office:value-type="float" office:value="0.848333333333333" calcext:value-type="float">
            <text:p>0,848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80, Accuracy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6000 (89%)</text:p>
          </table:table-cell>
          <table:table-cell table:formula="of:=[.D54]/6000" office:value-type="float" office:value="0.891166666666667" calcext:value-type="float">
            <text:p>0,89116666666666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8915" calcext:value-type="float">
            <text:p>0,8915</text:p>
          </table:table-cell>
          <table:table-cell office:value-type="float" office:value="0.897166666666667" calcext:value-type="float">
            <text:p>0,897166666666667</text:p>
          </table:table-cell>
          <table:table-cell office:value-type="float" office:value="0.898666666666667" calcext:value-type="float">
            <text:p>0,898666666666667</text:p>
          </table:table-cell>
          <table:table-cell office:value-type="float" office:value="0.890166666666667" calcext:value-type="float">
            <text:p>0,890166666666667</text:p>
          </table:table-cell>
          <table:table-cell office:value-type="float" office:value="0.876833333333333" calcext:value-type="float">
            <text:p>0,876833333333333</text:p>
          </table:table-cell>
          <table:table-cell office:value-type="float" office:value="0.850666666666667" calcext:value-type="float">
            <text:p>0,850666666666667</text:p>
          </table:table-cell>
          <table:table-cell office:value-type="float" office:value="0.851166666666667" calcext:value-type="float">
            <text:p>0,85116666666666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0.891166666666667" calcext:value-type="float">
            <text:p>0,891166666666667</text:p>
          </table:table-cell>
          <table:table-cell office:value-type="float" office:value="0.896" calcext:value-type="float">
            <text:p>0,896</text:p>
          </table:table-cell>
          <table:table-cell office:value-type="float" office:value="0.898" calcext:value-type="float">
            <text:p>0,898</text:p>
          </table:table-cell>
          <table:table-cell office:value-type="float" office:value="0.890333333333333" calcext:value-type="float">
            <text:p>0,890333333333333</text:p>
          </table:table-cell>
          <table:table-cell office:value-type="float" office:value="0.8765" calcext:value-type="float">
            <text:p>0,8765</text:p>
          </table:table-cell>
          <table:table-cell office:value-type="float" office:value="0.847666666666667" calcext:value-type="float">
            <text:p>0,847666666666667</text:p>
          </table:table-cell>
          <table:table-cell office:value-type="float" office:value="0.85" calcext:value-type="float">
            <text:p>0,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BUT DES TEST POUR LE MODEL</text:p>
          </table:table-cell>
          <table:table-cell table:number-columns-repeated="6"/>
          <table:table-cell table:style-name="ce18" office:value-type="string" calcext:value-type="string">
            <text:p>MAX</text:p>
          </table:table-cell>
          <table:table-cell table:style-name="ce18" table:formula="of:=MAX([.I6:.I55])" office:value-type="float" office:value="0.894166666666667" calcext:value-type="float">
            <text:p>0,894166666666667</text:p>
          </table:table-cell>
          <table:table-cell table:style-name="ce18" table:formula="of:=MAX([.J6:.J55])" office:value-type="float" office:value="0.898333333333333" calcext:value-type="float">
            <text:p>0,898333333333333</text:p>
          </table:table-cell>
          <table:table-cell table:style-name="ce19" table:formula="of:=MAX([.K6:.K55])" office:value-type="float" office:value="0.899" calcext:value-type="float">
            <text:p>0,899</text:p>
          </table:table-cell>
          <table:table-cell table:style-name="ce18" table:formula="of:=MAX([.L6:.L55])" office:value-type="float" office:value="0.892666666666667" calcext:value-type="float">
            <text:p>0,892666666666667</text:p>
          </table:table-cell>
          <table:table-cell table:style-name="ce18" table:formula="of:=MAX([.M6:.M55])" office:value-type="float" office:value="0.8805" calcext:value-type="float">
            <text:p>0,8805</text:p>
          </table:table-cell>
          <table:table-cell table:style-name="ce18" table:formula="of:=MAX([.N6:.N55])" office:value-type="float" office:value="0.850833333333333" calcext:value-type="float">
            <text:p>0,850833333333333</text:p>
          </table:table-cell>
          <table:table-cell table:style-name="ce18" table:formula="of:=MAX([.O6:.O55])" office:value-type="float" office:value="0.854333333333333" calcext:value-type="float">
            <text:p>0,854333333333333</text:p>
          </table:table-cell>
          <table:table-cell table:style-name="ce18"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734, Accuracy</text:p>
          </table:table-cell>
          <table:table-cell office:value-type="float" office:value="4584" calcext:value-type="float">
            <text:p>4584</text:p>
          </table:table-cell>
          <table:table-cell office:value-type="string" calcext:value-type="string">
            <text:p>6000 (76%)</text:p>
          </table:table-cell>
          <table:table-cell table:formula="of:=[.D57]/6000" office:value-type="float" office:value="0.764" calcext:value-type="float">
            <text:p>0,7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11, Accuracy</text:p>
          </table:table-cell>
          <table:table-cell office:value-type="float" office:value="4912" calcext:value-type="float">
            <text:p>4912</text:p>
          </table:table-cell>
          <table:table-cell office:value-type="string" calcext:value-type="string">
            <text:p>6000 (82%)</text:p>
          </table:table-cell>
          <table:table-cell table:formula="of:=[.D58]/6000" office:value-type="float" office:value="0.818666666666667" calcext:value-type="float">
            <text:p>0,818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24, Accuracy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6000 (83%)</text:p>
          </table:table-cell>
          <table:table-cell table:formula="of:=[.D59]/6000" office:value-type="float" office:value="0.8335" calcext:value-type="float">
            <text:p>0,83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41, Accuracy</text:p>
          </table:table-cell>
          <table:table-cell office:value-type="float" office:value="5067" calcext:value-type="float">
            <text:p>5067</text:p>
          </table:table-cell>
          <table:table-cell office:value-type="string" calcext:value-type="string">
            <text:p>6000 (84%)</text:p>
          </table:table-cell>
          <table:table-cell table:formula="of:=[.D60]/6000" office:value-type="float" office:value="0.8445" calcext:value-type="float">
            <text:p>0,84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42, Accuracy</text:p>
          </table:table-cell>
          <table:table-cell office:value-type="float" office:value="5096" calcext:value-type="float">
            <text:p>5096</text:p>
          </table:table-cell>
          <table:table-cell office:value-type="string" calcext:value-type="string">
            <text:p>6000 (85%)</text:p>
          </table:table-cell>
          <table:table-cell table:formula="of:=[.D61]/6000" office:value-type="float" office:value="0.849333333333333" calcext:value-type="float">
            <text:p>0,849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13, Accuracy</text:p>
          </table:table-cell>
          <table:table-cell office:value-type="float" office:value="5142" calcext:value-type="float">
            <text:p>5142</text:p>
          </table:table-cell>
          <table:table-cell office:value-type="string" calcext:value-type="string">
            <text:p>6000 (86%)</text:p>
          </table:table-cell>
          <table:table-cell table:formula="of:=[.D62]/6000" office:value-type="float" office:value="0.857" calcext:value-type="float">
            <text:p>0,8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87, Accuracy</text:p>
          </table:table-cell>
          <table:table-cell office:value-type="float" office:value="5167" calcext:value-type="float">
            <text:p>5167</text:p>
          </table:table-cell>
          <table:table-cell office:value-type="string" calcext:value-type="string">
            <text:p>6000 (86%)</text:p>
          </table:table-cell>
          <table:table-cell table:formula="of:=[.D63]/6000" office:value-type="float" office:value="0.861166666666667" calcext:value-type="float">
            <text:p>0,861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24, Accuracy</text:p>
          </table:table-cell>
          <table:table-cell office:value-type="float" office:value="5182" calcext:value-type="float">
            <text:p>5182</text:p>
          </table:table-cell>
          <table:table-cell office:value-type="string" calcext:value-type="string">
            <text:p>6000 (86%)</text:p>
          </table:table-cell>
          <table:table-cell table:formula="of:=[.D64]/6000" office:value-type="float" office:value="0.863666666666667" calcext:value-type="float">
            <text:p>0,863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01, Accuracy</text:p>
          </table:table-cell>
          <table:table-cell office:value-type="float" office:value="5210" calcext:value-type="float">
            <text:p>5210</text:p>
          </table:table-cell>
          <table:table-cell office:value-type="string" calcext:value-type="string">
            <text:p>6000 (87%)</text:p>
          </table:table-cell>
          <table:table-cell table:formula="of:=[.D65]/6000" office:value-type="float" office:value="0.868333333333333" calcext:value-type="float">
            <text:p>0,868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75, Accuracy</text:p>
          </table:table-cell>
          <table:table-cell office:value-type="float" office:value="5211" calcext:value-type="float">
            <text:p>5211</text:p>
          </table:table-cell>
          <table:table-cell office:value-type="string" calcext:value-type="string">
            <text:p>6000 (87%)</text:p>
          </table:table-cell>
          <table:table-cell table:formula="of:=[.D66]/6000" office:value-type="float" office:value="0.8685" calcext:value-type="float">
            <text:p>0,86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91, Accuracy</text:p>
          </table:table-cell>
          <table:table-cell office:value-type="float" office:value="5226" calcext:value-type="float">
            <text:p>5226</text:p>
          </table:table-cell>
          <table:table-cell office:value-type="string" calcext:value-type="string">
            <text:p>6000 (87%)</text:p>
          </table:table-cell>
          <table:table-cell table:formula="of:=[.D67]/6000" office:value-type="float" office:value="0.871" calcext:value-type="float">
            <text:p>0,8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31, Accuracy</text:p>
          </table:table-cell>
          <table:table-cell office:value-type="float" office:value="5230" calcext:value-type="float">
            <text:p>5230</text:p>
          </table:table-cell>
          <table:table-cell office:value-type="string" calcext:value-type="string">
            <text:p>6000 (87%)</text:p>
          </table:table-cell>
          <table:table-cell table:formula="of:=[.D68]/6000" office:value-type="float" office:value="0.871666666666667" calcext:value-type="float">
            <text:p>0,871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13, Accuracy</text:p>
          </table:table-cell>
          <table:table-cell office:value-type="float" office:value="5245" calcext:value-type="float">
            <text:p>5245</text:p>
          </table:table-cell>
          <table:table-cell office:value-type="string" calcext:value-type="string">
            <text:p>6000 (87%)</text:p>
          </table:table-cell>
          <table:table-cell table:formula="of:=[.D69]/6000" office:value-type="float" office:value="0.874166666666667" calcext:value-type="float">
            <text:p>0,874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78, Accuracy</text:p>
          </table:table-cell>
          <table:table-cell office:value-type="float" office:value="5260" calcext:value-type="float">
            <text:p>5260</text:p>
          </table:table-cell>
          <table:table-cell office:value-type="string" calcext:value-type="string">
            <text:p>6000 (88%)</text:p>
          </table:table-cell>
          <table:table-cell table:formula="of:=[.D70]/6000" office:value-type="float" office:value="0.876666666666667" calcext:value-type="float">
            <text:p>0,876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23, Accuracy</text:p>
          </table:table-cell>
          <table:table-cell office:value-type="float" office:value="5262" calcext:value-type="float">
            <text:p>5262</text:p>
          </table:table-cell>
          <table:table-cell office:value-type="string" calcext:value-type="string">
            <text:p>6000 (88%)</text:p>
          </table:table-cell>
          <table:table-cell table:formula="of:=[.D71]/6000" office:value-type="float" office:value="0.877" calcext:value-type="float">
            <text:p>0,8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87, Accuracy</text:p>
          </table:table-cell>
          <table:table-cell office:value-type="float" office:value="5266" calcext:value-type="float">
            <text:p>5266</text:p>
          </table:table-cell>
          <table:table-cell office:value-type="string" calcext:value-type="string">
            <text:p>6000 (88%)</text:p>
          </table:table-cell>
          <table:table-cell table:formula="of:=[.D72]/6000" office:value-type="float" office:value="0.877666666666667" calcext:value-type="float">
            <text:p>0,877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41, Accuracy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6000 (88%)</text:p>
          </table:table-cell>
          <table:table-cell table:formula="of:=[.D73]/6000" office:value-type="float" office:value="0.881" calcext:value-type="float">
            <text:p>0,8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4, Accuracy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6000 (88%)</text:p>
          </table:table-cell>
          <table:table-cell table:formula="of:=[.D74]/6000" office:value-type="float" office:value="0.881" calcext:value-type="float">
            <text:p>0,8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84, Accuracy</text:p>
          </table:table-cell>
          <table:table-cell office:value-type="float" office:value="5306" calcext:value-type="float">
            <text:p>5306</text:p>
          </table:table-cell>
          <table:table-cell office:value-type="string" calcext:value-type="string">
            <text:p>6000 (88%)</text:p>
          </table:table-cell>
          <table:table-cell table:formula="of:=[.D75]/6000" office:value-type="float" office:value="0.884333333333333" calcext:value-type="float">
            <text:p>0,884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57, Accuracy</text:p>
          </table:table-cell>
          <table:table-cell office:value-type="float" office:value="5285" calcext:value-type="float">
            <text:p>5285</text:p>
          </table:table-cell>
          <table:table-cell office:value-type="string" calcext:value-type="string">
            <text:p>6000 (88%)</text:p>
          </table:table-cell>
          <table:table-cell table:formula="of:=[.D76]/6000" office:value-type="float" office:value="0.880833333333333" calcext:value-type="float">
            <text:p>0,880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66, Accuracy</text:p>
          </table:table-cell>
          <table:table-cell office:value-type="float" office:value="5294" calcext:value-type="float">
            <text:p>5294</text:p>
          </table:table-cell>
          <table:table-cell office:value-type="string" calcext:value-type="string">
            <text:p>6000 (88%)</text:p>
          </table:table-cell>
          <table:table-cell table:formula="of:=[.D77]/6000" office:value-type="float" office:value="0.882333333333333" calcext:value-type="float">
            <text:p>0,882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0, Accuracy</text:p>
          </table:table-cell>
          <table:table-cell office:value-type="float" office:value="5302" calcext:value-type="float">
            <text:p>5302</text:p>
          </table:table-cell>
          <table:table-cell office:value-type="string" calcext:value-type="string">
            <text:p>6000 (88%)</text:p>
          </table:table-cell>
          <table:table-cell table:formula="of:=[.D78]/6000" office:value-type="float" office:value="0.883666666666667" calcext:value-type="float">
            <text:p>0,883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9, Accuracy</text:p>
          </table:table-cell>
          <table:table-cell office:value-type="float" office:value="5297" calcext:value-type="float">
            <text:p>5297</text:p>
          </table:table-cell>
          <table:table-cell office:value-type="string" calcext:value-type="string">
            <text:p>6000 (88%)</text:p>
          </table:table-cell>
          <table:table-cell table:formula="of:=[.D79]/6000" office:value-type="float" office:value="0.882833333333333" calcext:value-type="float">
            <text:p>0,882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82, Accuracy</text:p>
          </table:table-cell>
          <table:table-cell office:value-type="float" office:value="5320" calcext:value-type="float">
            <text:p>5320</text:p>
          </table:table-cell>
          <table:table-cell office:value-type="string" calcext:value-type="string">
            <text:p>6000 (89%)</text:p>
          </table:table-cell>
          <table:table-cell table:formula="of:=[.D80]/6000" office:value-type="float" office:value="0.886666666666667" calcext:value-type="float">
            <text:p>0,886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49, Accuracy</text:p>
          </table:table-cell>
          <table:table-cell office:value-type="float" office:value="5325" calcext:value-type="float">
            <text:p>5325</text:p>
          </table:table-cell>
          <table:table-cell office:value-type="string" calcext:value-type="string">
            <text:p>6000 (89%)</text:p>
          </table:table-cell>
          <table:table-cell table:formula="of:=[.D81]/6000" office:value-type="float" office:value="0.8875" calcext:value-type="float">
            <text:p>0,88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38, Accuracy</text:p>
          </table:table-cell>
          <table:table-cell office:value-type="float" office:value="5321" calcext:value-type="float">
            <text:p>5321</text:p>
          </table:table-cell>
          <table:table-cell office:value-type="string" calcext:value-type="string">
            <text:p>6000 (89%)</text:p>
          </table:table-cell>
          <table:table-cell table:formula="of:=[.D82]/6000" office:value-type="float" office:value="0.886833333333333" calcext:value-type="float">
            <text:p>0,886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09, Accuracy</text:p>
          </table:table-cell>
          <table:table-cell office:value-type="float" office:value="5346" calcext:value-type="float">
            <text:p>5346</text:p>
          </table:table-cell>
          <table:table-cell office:value-type="string" calcext:value-type="string">
            <text:p>6000 (89%)</text:p>
          </table:table-cell>
          <table:table-cell table:formula="of:=[.D83]/6000" office:value-type="float" office:value="0.891" calcext:value-type="float">
            <text:p>0,8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92, Accuracy</text:p>
          </table:table-cell>
          <table:table-cell office:value-type="float" office:value="5343" calcext:value-type="float">
            <text:p>5343</text:p>
          </table:table-cell>
          <table:table-cell office:value-type="string" calcext:value-type="string">
            <text:p>6000 (89%)</text:p>
          </table:table-cell>
          <table:table-cell table:formula="of:=[.D84]/6000" office:value-type="float" office:value="0.8905" calcext:value-type="float">
            <text:p>0,89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3, Accuracy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6000 (89%)</text:p>
          </table:table-cell>
          <table:table-cell table:formula="of:=[.D85]/6000" office:value-type="float" office:value="0.89" calcext:value-type="float">
            <text:p>0,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8, Accuracy</text:p>
          </table:table-cell>
          <table:table-cell office:value-type="float" office:value="5349" calcext:value-type="float">
            <text:p>5349</text:p>
          </table:table-cell>
          <table:table-cell office:value-type="string" calcext:value-type="string">
            <text:p>6000 (89%)</text:p>
          </table:table-cell>
          <table:table-cell table:formula="of:=[.D86]/6000" office:value-type="float" office:value="0.8915" calcext:value-type="float">
            <text:p>0,89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6, Accuracy</text:p>
          </table:table-cell>
          <table:table-cell office:value-type="float" office:value="5352" calcext:value-type="float">
            <text:p>5352</text:p>
          </table:table-cell>
          <table:table-cell office:value-type="string" calcext:value-type="string">
            <text:p>6000 (89%)</text:p>
          </table:table-cell>
          <table:table-cell table:formula="of:=[.D87]/6000" office:value-type="float" office:value="0.892" calcext:value-type="float">
            <text:p>0,8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80, Accuracy</text:p>
          </table:table-cell>
          <table:table-cell office:value-type="float" office:value="5335" calcext:value-type="float">
            <text:p>5335</text:p>
          </table:table-cell>
          <table:table-cell office:value-type="string" calcext:value-type="string">
            <text:p>6000 (89%)</text:p>
          </table:table-cell>
          <table:table-cell table:formula="of:=[.D88]/6000" office:value-type="float" office:value="0.889166666666667" calcext:value-type="float">
            <text:p>0,889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0, Accuracy</text:p>
          </table:table-cell>
          <table:table-cell office:value-type="float" office:value="5314" calcext:value-type="float">
            <text:p>5314</text:p>
          </table:table-cell>
          <table:table-cell office:value-type="string" calcext:value-type="string">
            <text:p>6000 (89%)</text:p>
          </table:table-cell>
          <table:table-cell table:formula="of:=[.D89]/6000" office:value-type="float" office:value="0.885666666666667" calcext:value-type="float">
            <text:p>0,885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8, Accuracy</text:p>
          </table:table-cell>
          <table:table-cell office:value-type="float" office:value="5344" calcext:value-type="float">
            <text:p>5344</text:p>
          </table:table-cell>
          <table:table-cell office:value-type="string" calcext:value-type="string">
            <text:p>6000 (89%)</text:p>
          </table:table-cell>
          <table:table-cell table:formula="of:=[.D90]/6000" office:value-type="float" office:value="0.890666666666667" calcext:value-type="float">
            <text:p>0,890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85, Accuracy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6000 (89%)</text:p>
          </table:table-cell>
          <table:table-cell table:formula="of:=[.D91]/6000" office:value-type="float" office:value="0.894333333333333" calcext:value-type="float">
            <text:p>0,894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22, Accuracy</text:p>
          </table:table-cell>
          <table:table-cell office:value-type="float" office:value="5369" calcext:value-type="float">
            <text:p>5369</text:p>
          </table:table-cell>
          <table:table-cell office:value-type="string" calcext:value-type="string">
            <text:p>6000 (89%)</text:p>
          </table:table-cell>
          <table:table-cell table:formula="of:=[.D92]/6000" office:value-type="float" office:value="0.894833333333333" calcext:value-type="float">
            <text:p>0,894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42, Accuracy</text:p>
          </table:table-cell>
          <table:table-cell office:value-type="float" office:value="5357" calcext:value-type="float">
            <text:p>5357</text:p>
          </table:table-cell>
          <table:table-cell office:value-type="string" calcext:value-type="string">
            <text:p>6000 (89%)</text:p>
          </table:table-cell>
          <table:table-cell table:formula="of:=[.D93]/6000" office:value-type="float" office:value="0.892833333333333" calcext:value-type="float">
            <text:p>0,892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94, Accuracy</text:p>
          </table:table-cell>
          <table:table-cell office:value-type="float" office:value="5344" calcext:value-type="float">
            <text:p>5344</text:p>
          </table:table-cell>
          <table:table-cell office:value-type="string" calcext:value-type="string">
            <text:p>6000 (89%)</text:p>
          </table:table-cell>
          <table:table-cell table:formula="of:=[.D94]/6000" office:value-type="float" office:value="0.890666666666667" calcext:value-type="float">
            <text:p>0,890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12, Accuracy</text:p>
          </table:table-cell>
          <table:table-cell office:value-type="float" office:value="5371" calcext:value-type="float">
            <text:p>5371</text:p>
          </table:table-cell>
          <table:table-cell office:value-type="string" calcext:value-type="string">
            <text:p>6000 (90%)</text:p>
          </table:table-cell>
          <table:table-cell table:formula="of:=[.D95]/6000" office:value-type="float" office:value="0.895166666666667" calcext:value-type="float">
            <text:p>0,895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04, Accuracy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6000 (89%)</text:p>
          </table:table-cell>
          <table:table-cell table:formula="of:=[.D96]/6000" office:value-type="float" office:value="0.894166666666667" calcext:value-type="float">
            <text:p>0,894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84, Accuracy</text:p>
          </table:table-cell>
          <table:table-cell office:value-type="float" office:value="5368" calcext:value-type="float">
            <text:p>5368</text:p>
          </table:table-cell>
          <table:table-cell office:value-type="string" calcext:value-type="string">
            <text:p>6000 (89%)</text:p>
          </table:table-cell>
          <table:table-cell table:formula="of:=[.D97]/6000" office:value-type="float" office:value="0.894666666666667" calcext:value-type="float">
            <text:p>0,894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85, Accuracy</text:p>
          </table:table-cell>
          <table:table-cell office:value-type="float" office:value="5375" calcext:value-type="float">
            <text:p>5375</text:p>
          </table:table-cell>
          <table:table-cell office:value-type="string" calcext:value-type="string">
            <text:p>6000 (90%)</text:p>
          </table:table-cell>
          <table:table-cell table:formula="of:=[.D98]/6000" office:value-type="float" office:value="0.895833333333333" calcext:value-type="float">
            <text:p>0,895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10, Accuracy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6000 (90%)</text:p>
          </table:table-cell>
          <table:table-cell table:formula="of:=[.D99]/6000" office:value-type="float" office:value="0.895333333333333" calcext:value-type="float">
            <text:p>0,895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89, Accuracy</text:p>
          </table:table-cell>
          <table:table-cell office:value-type="float" office:value="5370" calcext:value-type="float">
            <text:p>5370</text:p>
          </table:table-cell>
          <table:table-cell office:value-type="string" calcext:value-type="string">
            <text:p>6000 (90%)</text:p>
          </table:table-cell>
          <table:table-cell table:formula="of:=[.D100]/6000" office:value-type="float" office:value="0.895" calcext:value-type="float">
            <text:p>0,8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8, Accuracy</text:p>
          </table:table-cell>
          <table:table-cell office:value-type="float" office:value="5360" calcext:value-type="float">
            <text:p>5360</text:p>
          </table:table-cell>
          <table:table-cell office:value-type="string" calcext:value-type="string">
            <text:p>6000 (89%)</text:p>
          </table:table-cell>
          <table:table-cell table:formula="of:=[.D101]/6000" office:value-type="float" office:value="0.893333333333333" calcext:value-type="float">
            <text:p>0,893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01, Accuracy</text:p>
          </table:table-cell>
          <table:table-cell office:value-type="float" office:value="5375" calcext:value-type="float">
            <text:p>5375</text:p>
          </table:table-cell>
          <table:table-cell office:value-type="string" calcext:value-type="string">
            <text:p>6000 (90%)</text:p>
          </table:table-cell>
          <table:table-cell table:formula="of:=[.D102]/6000" office:value-type="float" office:value="0.895833333333333" calcext:value-type="float">
            <text:p>0,895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16, Accuracy</text:p>
          </table:table-cell>
          <table:table-cell office:value-type="float" office:value="5379" calcext:value-type="float">
            <text:p>5379</text:p>
          </table:table-cell>
          <table:table-cell office:value-type="string" calcext:value-type="string">
            <text:p>6000 (90%)</text:p>
          </table:table-cell>
          <table:table-cell table:formula="of:=[.D103]/6000" office:value-type="float" office:value="0.8965" calcext:value-type="float">
            <text:p>0,89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27, Accuracy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6000 (90%)</text:p>
          </table:table-cell>
          <table:table-cell table:formula="of:=[.D104]/6000" office:value-type="float" office:value="0.898333333333333" calcext:value-type="float">
            <text:p>0,898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41, Accuracy</text:p>
          </table:table-cell>
          <table:table-cell office:value-type="float" office:value="5383" calcext:value-type="float">
            <text:p>5383</text:p>
          </table:table-cell>
          <table:table-cell office:value-type="string" calcext:value-type="string">
            <text:p>6000 (90%)</text:p>
          </table:table-cell>
          <table:table-cell table:formula="of:=[.D105]/6000" office:value-type="float" office:value="0.897166666666667" calcext:value-type="float">
            <text:p>0,897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4, Accuracy</text:p>
          </table:table-cell>
          <table:table-cell office:value-type="float" office:value="5376" calcext:value-type="float">
            <text:p>5376</text:p>
          </table:table-cell>
          <table:table-cell office:value-type="string" calcext:value-type="string">
            <text:p>6000 (90%)</text:p>
          </table:table-cell>
          <table:table-cell table:formula="of:=[.D106]/6000" office:value-type="float" office:value="0.896" calcext:value-type="float">
            <text:p>0,896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EBUT DES TEST POUR LE MODE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0080, Accuracy</text:p>
          </table:table-cell>
          <table:table-cell office:value-type="float" office:value="3784" calcext:value-type="float">
            <text:p>3784</text:p>
          </table:table-cell>
          <table:table-cell office:value-type="string" calcext:value-type="string">
            <text:p>6000 (63%)</text:p>
          </table:table-cell>
          <table:table-cell table:formula="of:=[.D109]/6000" office:value-type="float" office:value="0.630666666666667" calcext:value-type="float">
            <text:p>0,630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546, Accuracy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6000 (75%)</text:p>
          </table:table-cell>
          <table:table-cell table:formula="of:=[.D110]/6000" office:value-type="float" office:value="0.75" calcext:value-type="float">
            <text:p>0,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486, Accuracy</text:p>
          </table:table-cell>
          <table:table-cell office:value-type="float" office:value="4783" calcext:value-type="float">
            <text:p>4783</text:p>
          </table:table-cell>
          <table:table-cell office:value-type="string" calcext:value-type="string">
            <text:p>6000 (80%)</text:p>
          </table:table-cell>
          <table:table-cell table:formula="of:=[.D111]/6000" office:value-type="float" office:value="0.797166666666667" calcext:value-type="float">
            <text:p>0,797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18, Accuracy</text:p>
          </table:table-cell>
          <table:table-cell office:value-type="float" office:value="4952" calcext:value-type="float">
            <text:p>4952</text:p>
          </table:table-cell>
          <table:table-cell office:value-type="string" calcext:value-type="string">
            <text:p>6000 (83%)</text:p>
          </table:table-cell>
          <table:table-cell table:formula="of:=[.D112]/6000" office:value-type="float" office:value="0.825333333333333" calcext:value-type="float">
            <text:p>0,825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27, Accuracy</text:p>
          </table:table-cell>
          <table:table-cell office:value-type="float" office:value="5061" calcext:value-type="float">
            <text:p>5061</text:p>
          </table:table-cell>
          <table:table-cell office:value-type="string" calcext:value-type="string">
            <text:p>6000 (84%)</text:p>
          </table:table-cell>
          <table:table-cell table:formula="of:=[.D113]/6000" office:value-type="float" office:value="0.8435" calcext:value-type="float">
            <text:p>0,84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55, Accuracy</text:p>
          </table:table-cell>
          <table:table-cell office:value-type="float" office:value="5097" calcext:value-type="float">
            <text:p>5097</text:p>
          </table:table-cell>
          <table:table-cell office:value-type="string" calcext:value-type="string">
            <text:p>6000 (85%)</text:p>
          </table:table-cell>
          <table:table-cell table:formula="of:=[.D114]/6000" office:value-type="float" office:value="0.8495" calcext:value-type="float">
            <text:p>0,84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60, Accuracy</text:p>
          </table:table-cell>
          <table:table-cell office:value-type="float" office:value="5138" calcext:value-type="float">
            <text:p>5138</text:p>
          </table:table-cell>
          <table:table-cell office:value-type="string" calcext:value-type="string">
            <text:p>6000 (86%)</text:p>
          </table:table-cell>
          <table:table-cell table:formula="of:=[.D115]/6000" office:value-type="float" office:value="0.856333333333333" calcext:value-type="float">
            <text:p>0,856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22, Accuracy</text:p>
          </table:table-cell>
          <table:table-cell office:value-type="float" office:value="5157" calcext:value-type="float">
            <text:p>5157</text:p>
          </table:table-cell>
          <table:table-cell office:value-type="string" calcext:value-type="string">
            <text:p>6000 (86%)</text:p>
          </table:table-cell>
          <table:table-cell table:formula="of:=[.D116]/6000" office:value-type="float" office:value="0.8595" calcext:value-type="float">
            <text:p>0,85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00, Accuracy</text:p>
          </table:table-cell>
          <table:table-cell office:value-type="float" office:value="5192" calcext:value-type="float">
            <text:p>5192</text:p>
          </table:table-cell>
          <table:table-cell office:value-type="string" calcext:value-type="string">
            <text:p>6000 (87%)</text:p>
          </table:table-cell>
          <table:table-cell table:formula="of:=[.D117]/6000" office:value-type="float" office:value="0.865333333333333" calcext:value-type="float">
            <text:p>0,865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08, Accuracy</text:p>
          </table:table-cell>
          <table:table-cell office:value-type="float" office:value="5214" calcext:value-type="float">
            <text:p>5214</text:p>
          </table:table-cell>
          <table:table-cell office:value-type="string" calcext:value-type="string">
            <text:p>6000 (87%)</text:p>
          </table:table-cell>
          <table:table-cell table:formula="of:=[.D118]/6000" office:value-type="float" office:value="0.869" calcext:value-type="float">
            <text:p>0,8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98, Accuracy</text:p>
          </table:table-cell>
          <table:table-cell office:value-type="float" office:value="5243" calcext:value-type="float">
            <text:p>5243</text:p>
          </table:table-cell>
          <table:table-cell office:value-type="string" calcext:value-type="string">
            <text:p>6000 (87%)</text:p>
          </table:table-cell>
          <table:table-cell table:formula="of:=[.D119]/6000" office:value-type="float" office:value="0.873833333333333" calcext:value-type="float">
            <text:p>0,873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64, Accuracy</text:p>
          </table:table-cell>
          <table:table-cell office:value-type="float" office:value="5229" calcext:value-type="float">
            <text:p>5229</text:p>
          </table:table-cell>
          <table:table-cell office:value-type="string" calcext:value-type="string">
            <text:p>6000 (87%)</text:p>
          </table:table-cell>
          <table:table-cell table:formula="of:=[.D120]/6000" office:value-type="float" office:value="0.8715" calcext:value-type="float">
            <text:p>0,87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76, Accuracy</text:p>
          </table:table-cell>
          <table:table-cell office:value-type="float" office:value="5271" calcext:value-type="float">
            <text:p>5271</text:p>
          </table:table-cell>
          <table:table-cell office:value-type="string" calcext:value-type="string">
            <text:p>6000 (88%)</text:p>
          </table:table-cell>
          <table:table-cell table:formula="of:=[.D121]/6000" office:value-type="float" office:value="0.8785" calcext:value-type="float">
            <text:p>0,87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90, Accuracy</text:p>
          </table:table-cell>
          <table:table-cell office:value-type="float" office:value="5248" calcext:value-type="float">
            <text:p>5248</text:p>
          </table:table-cell>
          <table:table-cell office:value-type="string" calcext:value-type="string">
            <text:p>6000 (87%)</text:p>
          </table:table-cell>
          <table:table-cell table:formula="of:=[.D122]/6000" office:value-type="float" office:value="0.874666666666667" calcext:value-type="float">
            <text:p>0,874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07, Accuracy</text:p>
          </table:table-cell>
          <table:table-cell office:value-type="float" office:value="5289" calcext:value-type="float">
            <text:p>5289</text:p>
          </table:table-cell>
          <table:table-cell office:value-type="string" calcext:value-type="string">
            <text:p>6000 (88%)</text:p>
          </table:table-cell>
          <table:table-cell table:formula="of:=[.D123]/6000" office:value-type="float" office:value="0.8815" calcext:value-type="float">
            <text:p>0,88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31, Accuracy</text:p>
          </table:table-cell>
          <table:table-cell office:value-type="float" office:value="5296" calcext:value-type="float">
            <text:p>5296</text:p>
          </table:table-cell>
          <table:table-cell office:value-type="string" calcext:value-type="string">
            <text:p>6000 (88%)</text:p>
          </table:table-cell>
          <table:table-cell table:formula="of:=[.D124]/6000" office:value-type="float" office:value="0.882666666666667" calcext:value-type="float">
            <text:p>0,882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41, Accuracy</text:p>
          </table:table-cell>
          <table:table-cell office:value-type="float" office:value="5276" calcext:value-type="float">
            <text:p>5276</text:p>
          </table:table-cell>
          <table:table-cell office:value-type="string" calcext:value-type="string">
            <text:p>6000 (88%)</text:p>
          </table:table-cell>
          <table:table-cell table:formula="of:=[.D125]/6000" office:value-type="float" office:value="0.879333333333333" calcext:value-type="float">
            <text:p>0,879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75, Accuracy</text:p>
          </table:table-cell>
          <table:table-cell office:value-type="float" office:value="5308" calcext:value-type="float">
            <text:p>5308</text:p>
          </table:table-cell>
          <table:table-cell office:value-type="string" calcext:value-type="string">
            <text:p>6000 (88%)</text:p>
          </table:table-cell>
          <table:table-cell table:formula="of:=[.D126]/6000" office:value-type="float" office:value="0.884666666666667" calcext:value-type="float">
            <text:p>0,884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8, Accuracy</text:p>
          </table:table-cell>
          <table:table-cell office:value-type="float" office:value="5323" calcext:value-type="float">
            <text:p>5323</text:p>
          </table:table-cell>
          <table:table-cell office:value-type="string" calcext:value-type="string">
            <text:p>6000 (89%)</text:p>
          </table:table-cell>
          <table:table-cell table:formula="of:=[.D127]/6000" office:value-type="float" office:value="0.887166666666667" calcext:value-type="float">
            <text:p>0,887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58, Accuracy</text:p>
          </table:table-cell>
          <table:table-cell office:value-type="float" office:value="5301" calcext:value-type="float">
            <text:p>5301</text:p>
          </table:table-cell>
          <table:table-cell office:value-type="string" calcext:value-type="string">
            <text:p>6000 (88%)</text:p>
          </table:table-cell>
          <table:table-cell table:formula="of:=[.D128]/6000" office:value-type="float" office:value="0.8835" calcext:value-type="float">
            <text:p>0,88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50, Accuracy</text:p>
          </table:table-cell>
          <table:table-cell office:value-type="float" office:value="5291" calcext:value-type="float">
            <text:p>5291</text:p>
          </table:table-cell>
          <table:table-cell office:value-type="string" calcext:value-type="string">
            <text:p>6000 (88%)</text:p>
          </table:table-cell>
          <table:table-cell table:formula="of:=[.D129]/6000" office:value-type="float" office:value="0.881833333333333" calcext:value-type="float">
            <text:p>0,881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02, Accuracy</text:p>
          </table:table-cell>
          <table:table-cell office:value-type="float" office:value="5318" calcext:value-type="float">
            <text:p>5318</text:p>
          </table:table-cell>
          <table:table-cell office:value-type="string" calcext:value-type="string">
            <text:p>6000 (89%)</text:p>
          </table:table-cell>
          <table:table-cell table:formula="of:=[.D130]/6000" office:value-type="float" office:value="0.886333333333333" calcext:value-type="float">
            <text:p>0,886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05, Accuracy</text:p>
          </table:table-cell>
          <table:table-cell office:value-type="float" office:value="5306" calcext:value-type="float">
            <text:p>5306</text:p>
          </table:table-cell>
          <table:table-cell office:value-type="string" calcext:value-type="string">
            <text:p>6000 (88%)</text:p>
          </table:table-cell>
          <table:table-cell table:formula="of:=[.D131]/6000" office:value-type="float" office:value="0.884333333333333" calcext:value-type="float">
            <text:p>0,884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30, Accuracy</text:p>
          </table:table-cell>
          <table:table-cell office:value-type="float" office:value="5334" calcext:value-type="float">
            <text:p>5334</text:p>
          </table:table-cell>
          <table:table-cell office:value-type="string" calcext:value-type="string">
            <text:p>6000 (89%)</text:p>
          </table:table-cell>
          <table:table-cell table:formula="of:=[.D132]/6000" office:value-type="float" office:value="0.889" calcext:value-type="float">
            <text:p>0,8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52, Accuracy</text:p>
          </table:table-cell>
          <table:table-cell office:value-type="float" office:value="5323" calcext:value-type="float">
            <text:p>5323</text:p>
          </table:table-cell>
          <table:table-cell office:value-type="string" calcext:value-type="string">
            <text:p>6000 (89%)</text:p>
          </table:table-cell>
          <table:table-cell table:formula="of:=[.D133]/6000" office:value-type="float" office:value="0.887166666666667" calcext:value-type="float">
            <text:p>0,887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45, Accuracy</text:p>
          </table:table-cell>
          <table:table-cell office:value-type="float" office:value="5321" calcext:value-type="float">
            <text:p>5321</text:p>
          </table:table-cell>
          <table:table-cell office:value-type="string" calcext:value-type="string">
            <text:p>6000 (89%)</text:p>
          </table:table-cell>
          <table:table-cell table:formula="of:=[.D134]/6000" office:value-type="float" office:value="0.886833333333333" calcext:value-type="float">
            <text:p>0,886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8, Accuracy</text:p>
          </table:table-cell>
          <table:table-cell office:value-type="float" office:value="5312" calcext:value-type="float">
            <text:p>5312</text:p>
          </table:table-cell>
          <table:table-cell office:value-type="string" calcext:value-type="string">
            <text:p>6000 (89%)</text:p>
          </table:table-cell>
          <table:table-cell table:formula="of:=[.D135]/6000" office:value-type="float" office:value="0.885333333333333" calcext:value-type="float">
            <text:p>0,885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88, Accuracy</text:p>
          </table:table-cell>
          <table:table-cell office:value-type="float" office:value="5321" calcext:value-type="float">
            <text:p>5321</text:p>
          </table:table-cell>
          <table:table-cell office:value-type="string" calcext:value-type="string">
            <text:p>6000 (89%)</text:p>
          </table:table-cell>
          <table:table-cell table:formula="of:=[.D136]/6000" office:value-type="float" office:value="0.886833333333333" calcext:value-type="float">
            <text:p>0,886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08, Accuracy</text:p>
          </table:table-cell>
          <table:table-cell office:value-type="float" office:value="5351" calcext:value-type="float">
            <text:p>5351</text:p>
          </table:table-cell>
          <table:table-cell office:value-type="string" calcext:value-type="string">
            <text:p>6000 (89%)</text:p>
          </table:table-cell>
          <table:table-cell table:formula="of:=[.D137]/6000" office:value-type="float" office:value="0.891833333333333" calcext:value-type="float">
            <text:p>0,891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97, Accuracy</text:p>
          </table:table-cell>
          <table:table-cell office:value-type="float" office:value="5360" calcext:value-type="float">
            <text:p>5360</text:p>
          </table:table-cell>
          <table:table-cell office:value-type="string" calcext:value-type="string">
            <text:p>6000 (89%)</text:p>
          </table:table-cell>
          <table:table-cell table:formula="of:=[.D138]/6000" office:value-type="float" office:value="0.893333333333333" calcext:value-type="float">
            <text:p>0,893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3, Accuracy</text:p>
          </table:table-cell>
          <table:table-cell office:value-type="float" office:value="5306" calcext:value-type="float">
            <text:p>5306</text:p>
          </table:table-cell>
          <table:table-cell office:value-type="string" calcext:value-type="string">
            <text:p>6000 (88%)</text:p>
          </table:table-cell>
          <table:table-cell table:formula="of:=[.D139]/6000" office:value-type="float" office:value="0.884333333333333" calcext:value-type="float">
            <text:p>0,884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6, Accuracy</text:p>
          </table:table-cell>
          <table:table-cell office:value-type="float" office:value="5327" calcext:value-type="float">
            <text:p>5327</text:p>
          </table:table-cell>
          <table:table-cell office:value-type="string" calcext:value-type="string">
            <text:p>6000 (89%)</text:p>
          </table:table-cell>
          <table:table-cell table:formula="of:=[.D140]/6000" office:value-type="float" office:value="0.887833333333333" calcext:value-type="float">
            <text:p>0,887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62, Accuracy</text:p>
          </table:table-cell>
          <table:table-cell office:value-type="float" office:value="5367" calcext:value-type="float">
            <text:p>5367</text:p>
          </table:table-cell>
          <table:table-cell office:value-type="string" calcext:value-type="string">
            <text:p>6000 (89%)</text:p>
          </table:table-cell>
          <table:table-cell table:formula="of:=[.D141]/6000" office:value-type="float" office:value="0.8945" calcext:value-type="float">
            <text:p>0,89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39, Accuracy</text:p>
          </table:table-cell>
          <table:table-cell office:value-type="float" office:value="5341" calcext:value-type="float">
            <text:p>5341</text:p>
          </table:table-cell>
          <table:table-cell office:value-type="string" calcext:value-type="string">
            <text:p>6000 (89%)</text:p>
          </table:table-cell>
          <table:table-cell table:formula="of:=[.D142]/6000" office:value-type="float" office:value="0.890166666666667" calcext:value-type="float">
            <text:p>0,890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5, Accuracy</text:p>
          </table:table-cell>
          <table:table-cell office:value-type="float" office:value="5329" calcext:value-type="float">
            <text:p>5329</text:p>
          </table:table-cell>
          <table:table-cell office:value-type="string" calcext:value-type="string">
            <text:p>6000 (89%)</text:p>
          </table:table-cell>
          <table:table-cell table:formula="of:=[.D143]/6000" office:value-type="float" office:value="0.888166666666667" calcext:value-type="float">
            <text:p>0,888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21, Accuracy</text:p>
          </table:table-cell>
          <table:table-cell office:value-type="float" office:value="5362" calcext:value-type="float">
            <text:p>5362</text:p>
          </table:table-cell>
          <table:table-cell office:value-type="string" calcext:value-type="string">
            <text:p>6000 (89%)</text:p>
          </table:table-cell>
          <table:table-cell table:formula="of:=[.D144]/6000" office:value-type="float" office:value="0.893666666666667" calcext:value-type="float">
            <text:p>0,893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66, Accuracy</text:p>
          </table:table-cell>
          <table:table-cell office:value-type="float" office:value="5369" calcext:value-type="float">
            <text:p>5369</text:p>
          </table:table-cell>
          <table:table-cell office:value-type="string" calcext:value-type="string">
            <text:p>6000 (89%)</text:p>
          </table:table-cell>
          <table:table-cell table:formula="of:=[.D145]/6000" office:value-type="float" office:value="0.894833333333333" calcext:value-type="float">
            <text:p>0,894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59, Accuracy</text:p>
          </table:table-cell>
          <table:table-cell office:value-type="float" office:value="5324" calcext:value-type="float">
            <text:p>5324</text:p>
          </table:table-cell>
          <table:table-cell office:value-type="string" calcext:value-type="string">
            <text:p>6000 (89%)</text:p>
          </table:table-cell>
          <table:table-cell table:formula="of:=[.D146]/6000" office:value-type="float" office:value="0.887333333333333" calcext:value-type="float">
            <text:p>0,887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0, Accuracy</text:p>
          </table:table-cell>
          <table:table-cell office:value-type="float" office:value="5368" calcext:value-type="float">
            <text:p>5368</text:p>
          </table:table-cell>
          <table:table-cell office:value-type="string" calcext:value-type="string">
            <text:p>6000 (89%)</text:p>
          </table:table-cell>
          <table:table-cell table:formula="of:=[.D147]/6000" office:value-type="float" office:value="0.894666666666667" calcext:value-type="float">
            <text:p>0,894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2, Accuracy</text:p>
          </table:table-cell>
          <table:table-cell office:value-type="float" office:value="5392" calcext:value-type="float">
            <text:p>5392</text:p>
          </table:table-cell>
          <table:table-cell office:value-type="string" calcext:value-type="string">
            <text:p>6000 (90%)</text:p>
          </table:table-cell>
          <table:table-cell table:formula="of:=[.D148]/6000" office:value-type="float" office:value="0.898666666666667" calcext:value-type="float">
            <text:p>0,898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5, Accuracy</text:p>
          </table:table-cell>
          <table:table-cell office:value-type="float" office:value="5367" calcext:value-type="float">
            <text:p>5367</text:p>
          </table:table-cell>
          <table:table-cell office:value-type="string" calcext:value-type="string">
            <text:p>6000 (89%)</text:p>
          </table:table-cell>
          <table:table-cell table:formula="of:=[.D149]/6000" office:value-type="float" office:value="0.8945" calcext:value-type="float">
            <text:p>0,89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23, Accuracy</text:p>
          </table:table-cell>
          <table:table-cell office:value-type="float" office:value="5384" calcext:value-type="float">
            <text:p>5384</text:p>
          </table:table-cell>
          <table:table-cell office:value-type="string" calcext:value-type="string">
            <text:p>6000 (90%)</text:p>
          </table:table-cell>
          <table:table-cell table:formula="of:=[.D150]/6000" office:value-type="float" office:value="0.897333333333333" calcext:value-type="float">
            <text:p>0,897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62, Accuracy</text:p>
          </table:table-cell>
          <table:table-cell office:value-type="float" office:value="5360" calcext:value-type="float">
            <text:p>5360</text:p>
          </table:table-cell>
          <table:table-cell office:value-type="string" calcext:value-type="string">
            <text:p>6000 (89%)</text:p>
          </table:table-cell>
          <table:table-cell table:formula="of:=[.D151]/6000" office:value-type="float" office:value="0.893333333333333" calcext:value-type="float">
            <text:p>0,893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70, Accuracy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6000 (90%)</text:p>
          </table:table-cell>
          <table:table-cell table:formula="of:=[.D152]/6000" office:value-type="float" office:value="0.8985" calcext:value-type="float">
            <text:p>0,89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01, Accuracy</text:p>
          </table:table-cell>
          <table:table-cell office:value-type="float" office:value="5364" calcext:value-type="float">
            <text:p>5364</text:p>
          </table:table-cell>
          <table:table-cell office:value-type="string" calcext:value-type="string">
            <text:p>6000 (89%)</text:p>
          </table:table-cell>
          <table:table-cell table:formula="of:=[.D153]/6000" office:value-type="float" office:value="0.894" calcext:value-type="float">
            <text:p>0,8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1, Accuracy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6000 (90%)</text:p>
          </table:table-cell>
          <table:table-cell table:formula="of:=[.D154]/6000" office:value-type="float" office:value="0.898333333333333" calcext:value-type="float">
            <text:p>0,898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95, Accuracy</text:p>
          </table:table-cell>
          <table:table-cell office:value-type="float" office:value="5394" calcext:value-type="float">
            <text:p>5394</text:p>
          </table:table-cell>
          <table:table-cell office:value-type="string" calcext:value-type="string">
            <text:p>6000 (90%)</text:p>
          </table:table-cell>
          <table:table-cell table:formula="of:=[.D155]/6000" office:value-type="float" office:value="0.899" calcext:value-type="float">
            <text:p>0,8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56, Accuracy</text:p>
          </table:table-cell>
          <table:table-cell office:value-type="float" office:value="5383" calcext:value-type="float">
            <text:p>5383</text:p>
          </table:table-cell>
          <table:table-cell office:value-type="string" calcext:value-type="string">
            <text:p>6000 (90%)</text:p>
          </table:table-cell>
          <table:table-cell table:formula="of:=[.D156]/6000" office:value-type="float" office:value="0.897166666666667" calcext:value-type="float">
            <text:p>0,897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89, Accuracy</text:p>
          </table:table-cell>
          <table:table-cell office:value-type="float" office:value="5392" calcext:value-type="float">
            <text:p>5392</text:p>
          </table:table-cell>
          <table:table-cell office:value-type="string" calcext:value-type="string">
            <text:p>6000 (90%)</text:p>
          </table:table-cell>
          <table:table-cell table:formula="of:=[.D157]/6000" office:value-type="float" office:value="0.898666666666667" calcext:value-type="float">
            <text:p>0,898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12, Accuracy</text:p>
          </table:table-cell>
          <table:table-cell office:value-type="float" office:value="5388" calcext:value-type="float">
            <text:p>5388</text:p>
          </table:table-cell>
          <table:table-cell office:value-type="string" calcext:value-type="string">
            <text:p>6000 (90%)</text:p>
          </table:table-cell>
          <table:table-cell table:formula="of:=[.D158]/6000" office:value-type="float" office:value="0.898" calcext:value-type="float">
            <text:p>0,898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EBUT DES TEST POUR LE MODE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4098, Accuracy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6000 (40%)</text:p>
          </table:table-cell>
          <table:table-cell table:formula="of:=[.D161]/6000" office:value-type="float" office:value="0.402333333333333" calcext:value-type="float">
            <text:p>0,402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859, Accuracy</text:p>
          </table:table-cell>
          <table:table-cell office:value-type="float" office:value="4409" calcext:value-type="float">
            <text:p>4409</text:p>
          </table:table-cell>
          <table:table-cell office:value-type="string" calcext:value-type="string">
            <text:p>6000 (73%)</text:p>
          </table:table-cell>
          <table:table-cell table:formula="of:=[.D162]/6000" office:value-type="float" office:value="0.734833333333333" calcext:value-type="float">
            <text:p>0,734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062, Accuracy</text:p>
          </table:table-cell>
          <table:table-cell office:value-type="float" office:value="4753" calcext:value-type="float">
            <text:p>4753</text:p>
          </table:table-cell>
          <table:table-cell office:value-type="string" calcext:value-type="string">
            <text:p>6000 (79%)</text:p>
          </table:table-cell>
          <table:table-cell table:formula="of:=[.D163]/6000" office:value-type="float" office:value="0.792166666666667" calcext:value-type="float">
            <text:p>0,792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72, Accuracy</text:p>
          </table:table-cell>
          <table:table-cell office:value-type="float" office:value="4942" calcext:value-type="float">
            <text:p>4942</text:p>
          </table:table-cell>
          <table:table-cell office:value-type="string" calcext:value-type="string">
            <text:p>6000 (82%)</text:p>
          </table:table-cell>
          <table:table-cell table:formula="of:=[.D164]/6000" office:value-type="float" office:value="0.823666666666667" calcext:value-type="float">
            <text:p>0,823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92, Accuracy</text:p>
          </table:table-cell>
          <table:table-cell office:value-type="float" office:value="5038" calcext:value-type="float">
            <text:p>5038</text:p>
          </table:table-cell>
          <table:table-cell office:value-type="string" calcext:value-type="string">
            <text:p>6000 (84%)</text:p>
          </table:table-cell>
          <table:table-cell table:formula="of:=[.D165]/6000" office:value-type="float" office:value="0.839666666666667" calcext:value-type="float">
            <text:p>0,839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50, Accuracy</text:p>
          </table:table-cell>
          <table:table-cell office:value-type="float" office:value="5079" calcext:value-type="float">
            <text:p>5079</text:p>
          </table:table-cell>
          <table:table-cell office:value-type="string" calcext:value-type="string">
            <text:p>6000 (85%)</text:p>
          </table:table-cell>
          <table:table-cell table:formula="of:=[.D166]/6000" office:value-type="float" office:value="0.8465" calcext:value-type="float">
            <text:p>0,84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07, Accuracy</text:p>
          </table:table-cell>
          <table:table-cell office:value-type="float" office:value="5145" calcext:value-type="float">
            <text:p>5145</text:p>
          </table:table-cell>
          <table:table-cell office:value-type="string" calcext:value-type="string">
            <text:p>6000 (86%)</text:p>
          </table:table-cell>
          <table:table-cell table:formula="of:=[.D167]/6000" office:value-type="float" office:value="0.8575" calcext:value-type="float">
            <text:p>0,85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11, Accuracy</text:p>
          </table:table-cell>
          <table:table-cell office:value-type="float" office:value="5173" calcext:value-type="float">
            <text:p>5173</text:p>
          </table:table-cell>
          <table:table-cell office:value-type="string" calcext:value-type="string">
            <text:p>6000 (86%)</text:p>
          </table:table-cell>
          <table:table-cell table:formula="of:=[.D168]/6000" office:value-type="float" office:value="0.862166666666667" calcext:value-type="float">
            <text:p>0,862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05, Accuracy</text:p>
          </table:table-cell>
          <table:table-cell office:value-type="float" office:value="5178" calcext:value-type="float">
            <text:p>5178</text:p>
          </table:table-cell>
          <table:table-cell office:value-type="string" calcext:value-type="string">
            <text:p>6000 (86%)</text:p>
          </table:table-cell>
          <table:table-cell table:formula="of:=[.D169]/6000" office:value-type="float" office:value="0.863" calcext:value-type="float">
            <text:p>0,8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14, Accuracy</text:p>
          </table:table-cell>
          <table:table-cell office:value-type="float" office:value="5215" calcext:value-type="float">
            <text:p>5215</text:p>
          </table:table-cell>
          <table:table-cell office:value-type="string" calcext:value-type="string">
            <text:p>6000 (87%)</text:p>
          </table:table-cell>
          <table:table-cell table:formula="of:=[.D170]/6000" office:value-type="float" office:value="0.869166666666667" calcext:value-type="float">
            <text:p>0,869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73, Accuracy</text:p>
          </table:table-cell>
          <table:table-cell office:value-type="float" office:value="5242" calcext:value-type="float">
            <text:p>5242</text:p>
          </table:table-cell>
          <table:table-cell office:value-type="string" calcext:value-type="string">
            <text:p>6000 (87%)</text:p>
          </table:table-cell>
          <table:table-cell table:formula="of:=[.D171]/6000" office:value-type="float" office:value="0.873666666666667" calcext:value-type="float">
            <text:p>0,873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33, Accuracy</text:p>
          </table:table-cell>
          <table:table-cell office:value-type="float" office:value="5242" calcext:value-type="float">
            <text:p>5242</text:p>
          </table:table-cell>
          <table:table-cell office:value-type="string" calcext:value-type="string">
            <text:p>6000 (87%)</text:p>
          </table:table-cell>
          <table:table-cell table:formula="of:=[.D172]/6000" office:value-type="float" office:value="0.873666666666667" calcext:value-type="float">
            <text:p>0,873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25, Accuracy</text:p>
          </table:table-cell>
          <table:table-cell office:value-type="float" office:value="5271" calcext:value-type="float">
            <text:p>5271</text:p>
          </table:table-cell>
          <table:table-cell office:value-type="string" calcext:value-type="string">
            <text:p>6000 (88%)</text:p>
          </table:table-cell>
          <table:table-cell table:formula="of:=[.D173]/6000" office:value-type="float" office:value="0.8785" calcext:value-type="float">
            <text:p>0,87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47, Accuracy</text:p>
          </table:table-cell>
          <table:table-cell office:value-type="float" office:value="5231" calcext:value-type="float">
            <text:p>5231</text:p>
          </table:table-cell>
          <table:table-cell office:value-type="string" calcext:value-type="string">
            <text:p>6000 (87%)</text:p>
          </table:table-cell>
          <table:table-cell table:formula="of:=[.D174]/6000" office:value-type="float" office:value="0.871833333333333" calcext:value-type="float">
            <text:p>0,871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57, Accuracy</text:p>
          </table:table-cell>
          <table:table-cell office:value-type="float" office:value="5279" calcext:value-type="float">
            <text:p>5279</text:p>
          </table:table-cell>
          <table:table-cell office:value-type="string" calcext:value-type="string">
            <text:p>6000 (88%)</text:p>
          </table:table-cell>
          <table:table-cell table:formula="of:=[.D175]/6000" office:value-type="float" office:value="0.879833333333333" calcext:value-type="float">
            <text:p>0,879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92, Accuracy</text:p>
          </table:table-cell>
          <table:table-cell office:value-type="float" office:value="5288" calcext:value-type="float">
            <text:p>5288</text:p>
          </table:table-cell>
          <table:table-cell office:value-type="string" calcext:value-type="string">
            <text:p>6000 (88%)</text:p>
          </table:table-cell>
          <table:table-cell table:formula="of:=[.D176]/6000" office:value-type="float" office:value="0.881333333333333" calcext:value-type="float">
            <text:p>0,881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24, Accuracy</text:p>
          </table:table-cell>
          <table:table-cell office:value-type="float" office:value="5244" calcext:value-type="float">
            <text:p>5244</text:p>
          </table:table-cell>
          <table:table-cell office:value-type="string" calcext:value-type="string">
            <text:p>6000 (87%)</text:p>
          </table:table-cell>
          <table:table-cell table:formula="of:=[.D177]/6000" office:value-type="float" office:value="0.874" calcext:value-type="float">
            <text:p>0,8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19, Accuracy</text:p>
          </table:table-cell>
          <table:table-cell office:value-type="float" office:value="5292" calcext:value-type="float">
            <text:p>5292</text:p>
          </table:table-cell>
          <table:table-cell office:value-type="string" calcext:value-type="string">
            <text:p>6000 (88%)</text:p>
          </table:table-cell>
          <table:table-cell table:formula="of:=[.D178]/6000" office:value-type="float" office:value="0.882" calcext:value-type="float">
            <text:p>0,8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98, Accuracy</text:p>
          </table:table-cell>
          <table:table-cell office:value-type="float" office:value="5321" calcext:value-type="float">
            <text:p>5321</text:p>
          </table:table-cell>
          <table:table-cell office:value-type="string" calcext:value-type="string">
            <text:p>6000 (89%)</text:p>
          </table:table-cell>
          <table:table-cell table:formula="of:=[.D179]/6000" office:value-type="float" office:value="0.886833333333333" calcext:value-type="float">
            <text:p>0,886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43, Accuracy</text:p>
          </table:table-cell>
          <table:table-cell office:value-type="float" office:value="5305" calcext:value-type="float">
            <text:p>5305</text:p>
          </table:table-cell>
          <table:table-cell office:value-type="string" calcext:value-type="string">
            <text:p>6000 (88%)</text:p>
          </table:table-cell>
          <table:table-cell table:formula="of:=[.D180]/6000" office:value-type="float" office:value="0.884166666666667" calcext:value-type="float">
            <text:p>0,884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47, Accuracy</text:p>
          </table:table-cell>
          <table:table-cell office:value-type="float" office:value="5313" calcext:value-type="float">
            <text:p>5313</text:p>
          </table:table-cell>
          <table:table-cell office:value-type="string" calcext:value-type="string">
            <text:p>6000 (89%)</text:p>
          </table:table-cell>
          <table:table-cell table:formula="of:=[.D181]/6000" office:value-type="float" office:value="0.8855" calcext:value-type="float">
            <text:p>0,88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04, Accuracy</text:p>
          </table:table-cell>
          <table:table-cell office:value-type="float" office:value="5329" calcext:value-type="float">
            <text:p>5329</text:p>
          </table:table-cell>
          <table:table-cell office:value-type="string" calcext:value-type="string">
            <text:p>6000 (89%)</text:p>
          </table:table-cell>
          <table:table-cell table:formula="of:=[.D182]/6000" office:value-type="float" office:value="0.888166666666667" calcext:value-type="float">
            <text:p>0,888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81, Accuracy</text:p>
          </table:table-cell>
          <table:table-cell office:value-type="float" office:value="5264" calcext:value-type="float">
            <text:p>5264</text:p>
          </table:table-cell>
          <table:table-cell office:value-type="string" calcext:value-type="string">
            <text:p>6000 (88%)</text:p>
          </table:table-cell>
          <table:table-cell table:formula="of:=[.D183]/6000" office:value-type="float" office:value="0.877333333333333" calcext:value-type="float">
            <text:p>0,877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86, Accuracy</text:p>
          </table:table-cell>
          <table:table-cell office:value-type="float" office:value="5307" calcext:value-type="float">
            <text:p>5307</text:p>
          </table:table-cell>
          <table:table-cell office:value-type="string" calcext:value-type="string">
            <text:p>6000 (88%)</text:p>
          </table:table-cell>
          <table:table-cell table:formula="of:=[.D184]/6000" office:value-type="float" office:value="0.8845" calcext:value-type="float">
            <text:p>0,88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32, Accuracy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6000 (88%)</text:p>
          </table:table-cell>
          <table:table-cell table:formula="of:=[.D185]/6000" office:value-type="float" office:value="0.883833333333333" calcext:value-type="float">
            <text:p>0,883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26, Accuracy</text:p>
          </table:table-cell>
          <table:table-cell office:value-type="float" office:value="5345" calcext:value-type="float">
            <text:p>5345</text:p>
          </table:table-cell>
          <table:table-cell office:value-type="string" calcext:value-type="string">
            <text:p>6000 (89%)</text:p>
          </table:table-cell>
          <table:table-cell table:formula="of:=[.D186]/6000" office:value-type="float" office:value="0.890833333333333" calcext:value-type="float">
            <text:p>0,890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30, Accuracy</text:p>
          </table:table-cell>
          <table:table-cell office:value-type="float" office:value="5342" calcext:value-type="float">
            <text:p>5342</text:p>
          </table:table-cell>
          <table:table-cell office:value-type="string" calcext:value-type="string">
            <text:p>6000 (89%)</text:p>
          </table:table-cell>
          <table:table-cell table:formula="of:=[.D187]/6000" office:value-type="float" office:value="0.890333333333333" calcext:value-type="float">
            <text:p>0,890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13, Accuracy</text:p>
          </table:table-cell>
          <table:table-cell office:value-type="float" office:value="5327" calcext:value-type="float">
            <text:p>5327</text:p>
          </table:table-cell>
          <table:table-cell office:value-type="string" calcext:value-type="string">
            <text:p>6000 (89%)</text:p>
          </table:table-cell>
          <table:table-cell table:formula="of:=[.D188]/6000" office:value-type="float" office:value="0.887833333333333" calcext:value-type="float">
            <text:p>0,887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00, Accuracy</text:p>
          </table:table-cell>
          <table:table-cell office:value-type="float" office:value="5316" calcext:value-type="float">
            <text:p>5316</text:p>
          </table:table-cell>
          <table:table-cell office:value-type="string" calcext:value-type="string">
            <text:p>6000 (89%)</text:p>
          </table:table-cell>
          <table:table-cell table:formula="of:=[.D189]/6000" office:value-type="float" office:value="0.886" calcext:value-type="float">
            <text:p>0,8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81, Accuracy</text:p>
          </table:table-cell>
          <table:table-cell office:value-type="float" office:value="5330" calcext:value-type="float">
            <text:p>5330</text:p>
          </table:table-cell>
          <table:table-cell office:value-type="string" calcext:value-type="string">
            <text:p>6000 (89%)</text:p>
          </table:table-cell>
          <table:table-cell table:formula="of:=[.D190]/6000" office:value-type="float" office:value="0.888333333333333" calcext:value-type="float">
            <text:p>0,888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10, Accuracy</text:p>
          </table:table-cell>
          <table:table-cell office:value-type="float" office:value="5329" calcext:value-type="float">
            <text:p>5329</text:p>
          </table:table-cell>
          <table:table-cell office:value-type="string" calcext:value-type="string">
            <text:p>6000 (89%)</text:p>
          </table:table-cell>
          <table:table-cell table:formula="of:=[.D191]/6000" office:value-type="float" office:value="0.888166666666667" calcext:value-type="float">
            <text:p>0,888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97, Accuracy</text:p>
          </table:table-cell>
          <table:table-cell office:value-type="float" office:value="5337" calcext:value-type="float">
            <text:p>5337</text:p>
          </table:table-cell>
          <table:table-cell office:value-type="string" calcext:value-type="string">
            <text:p>6000 (89%)</text:p>
          </table:table-cell>
          <table:table-cell table:formula="of:=[.D192]/6000" office:value-type="float" office:value="0.8895" calcext:value-type="float">
            <text:p>0,88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77, Accuracy</text:p>
          </table:table-cell>
          <table:table-cell office:value-type="float" office:value="5336" calcext:value-type="float">
            <text:p>5336</text:p>
          </table:table-cell>
          <table:table-cell office:value-type="string" calcext:value-type="string">
            <text:p>6000 (89%)</text:p>
          </table:table-cell>
          <table:table-cell table:formula="of:=[.D193]/6000" office:value-type="float" office:value="0.889333333333333" calcext:value-type="float">
            <text:p>0,889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97, Accuracy</text:p>
          </table:table-cell>
          <table:table-cell office:value-type="float" office:value="5315" calcext:value-type="float">
            <text:p>5315</text:p>
          </table:table-cell>
          <table:table-cell office:value-type="string" calcext:value-type="string">
            <text:p>6000 (89%)</text:p>
          </table:table-cell>
          <table:table-cell table:formula="of:=[.D194]/6000" office:value-type="float" office:value="0.885833333333333" calcext:value-type="float">
            <text:p>0,885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34, Accuracy</text:p>
          </table:table-cell>
          <table:table-cell office:value-type="float" office:value="5356" calcext:value-type="float">
            <text:p>5356</text:p>
          </table:table-cell>
          <table:table-cell office:value-type="string" calcext:value-type="string">
            <text:p>6000 (89%)</text:p>
          </table:table-cell>
          <table:table-cell table:formula="of:=[.D195]/6000" office:value-type="float" office:value="0.892666666666667" calcext:value-type="float">
            <text:p>0,892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64, Accuracy</text:p>
          </table:table-cell>
          <table:table-cell office:value-type="float" office:value="5329" calcext:value-type="float">
            <text:p>5329</text:p>
          </table:table-cell>
          <table:table-cell office:value-type="string" calcext:value-type="string">
            <text:p>6000 (89%)</text:p>
          </table:table-cell>
          <table:table-cell table:formula="of:=[.D196]/6000" office:value-type="float" office:value="0.888166666666667" calcext:value-type="float">
            <text:p>0,888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19, Accuracy</text:p>
          </table:table-cell>
          <table:table-cell office:value-type="float" office:value="5334" calcext:value-type="float">
            <text:p>5334</text:p>
          </table:table-cell>
          <table:table-cell office:value-type="string" calcext:value-type="string">
            <text:p>6000 (89%)</text:p>
          </table:table-cell>
          <table:table-cell table:formula="of:=[.D197]/6000" office:value-type="float" office:value="0.889" calcext:value-type="float">
            <text:p>0,8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21, Accuracy</text:p>
          </table:table-cell>
          <table:table-cell office:value-type="float" office:value="5327" calcext:value-type="float">
            <text:p>5327</text:p>
          </table:table-cell>
          <table:table-cell office:value-type="string" calcext:value-type="string">
            <text:p>6000 (89%)</text:p>
          </table:table-cell>
          <table:table-cell table:formula="of:=[.D198]/6000" office:value-type="float" office:value="0.887833333333333" calcext:value-type="float">
            <text:p>0,887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37, Accuracy</text:p>
          </table:table-cell>
          <table:table-cell office:value-type="float" office:value="5345" calcext:value-type="float">
            <text:p>5345</text:p>
          </table:table-cell>
          <table:table-cell office:value-type="string" calcext:value-type="string">
            <text:p>6000 (89%)</text:p>
          </table:table-cell>
          <table:table-cell table:formula="of:=[.D199]/6000" office:value-type="float" office:value="0.890833333333333" calcext:value-type="float">
            <text:p>0,890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97, Accuracy</text:p>
          </table:table-cell>
          <table:table-cell office:value-type="float" office:value="5311" calcext:value-type="float">
            <text:p>5311</text:p>
          </table:table-cell>
          <table:table-cell office:value-type="string" calcext:value-type="string">
            <text:p>6000 (89%)</text:p>
          </table:table-cell>
          <table:table-cell table:formula="of:=[.D200]/6000" office:value-type="float" office:value="0.885166666666667" calcext:value-type="float">
            <text:p>0,885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76, Accuracy</text:p>
          </table:table-cell>
          <table:table-cell office:value-type="float" office:value="5332" calcext:value-type="float">
            <text:p>5332</text:p>
          </table:table-cell>
          <table:table-cell office:value-type="string" calcext:value-type="string">
            <text:p>6000 (89%)</text:p>
          </table:table-cell>
          <table:table-cell table:formula="of:=[.D201]/6000" office:value-type="float" office:value="0.888666666666667" calcext:value-type="float">
            <text:p>0,888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28, Accuracy</text:p>
          </table:table-cell>
          <table:table-cell office:value-type="float" office:value="5316" calcext:value-type="float">
            <text:p>5316</text:p>
          </table:table-cell>
          <table:table-cell office:value-type="string" calcext:value-type="string">
            <text:p>6000 (89%)</text:p>
          </table:table-cell>
          <table:table-cell table:formula="of:=[.D202]/6000" office:value-type="float" office:value="0.886" calcext:value-type="float">
            <text:p>0,8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63, Accuracy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6000 (89%)</text:p>
          </table:table-cell>
          <table:table-cell table:formula="of:=[.D203]/6000" office:value-type="float" office:value="0.891333333333333" calcext:value-type="float">
            <text:p>0,891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76, Accuracy</text:p>
          </table:table-cell>
          <table:table-cell office:value-type="float" office:value="5315" calcext:value-type="float">
            <text:p>5315</text:p>
          </table:table-cell>
          <table:table-cell office:value-type="string" calcext:value-type="string">
            <text:p>6000 (89%)</text:p>
          </table:table-cell>
          <table:table-cell table:formula="of:=[.D204]/6000" office:value-type="float" office:value="0.885833333333333" calcext:value-type="float">
            <text:p>0,885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87, Accuracy</text:p>
          </table:table-cell>
          <table:table-cell office:value-type="float" office:value="5326" calcext:value-type="float">
            <text:p>5326</text:p>
          </table:table-cell>
          <table:table-cell office:value-type="string" calcext:value-type="string">
            <text:p>6000 (89%)</text:p>
          </table:table-cell>
          <table:table-cell table:formula="of:=[.D205]/6000" office:value-type="float" office:value="0.887666666666667" calcext:value-type="float">
            <text:p>0,887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36, Accuracy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6000 (88%)</text:p>
          </table:table-cell>
          <table:table-cell table:formula="of:=[.D206]/6000" office:value-type="float" office:value="0.88" calcext:value-type="float">
            <text:p>0,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64, Accuracy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6000 (89%)</text:p>
          </table:table-cell>
          <table:table-cell table:formula="of:=[.D207]/6000" office:value-type="float" office:value="0.891333333333333" calcext:value-type="float">
            <text:p>0,891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52, Accuracy</text:p>
          </table:table-cell>
          <table:table-cell office:value-type="float" office:value="5337" calcext:value-type="float">
            <text:p>5337</text:p>
          </table:table-cell>
          <table:table-cell office:value-type="string" calcext:value-type="string">
            <text:p>6000 (89%)</text:p>
          </table:table-cell>
          <table:table-cell table:formula="of:=[.D208]/6000" office:value-type="float" office:value="0.8895" calcext:value-type="float">
            <text:p>0,88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04, Accuracy</text:p>
          </table:table-cell>
          <table:table-cell office:value-type="float" office:value="5341" calcext:value-type="float">
            <text:p>5341</text:p>
          </table:table-cell>
          <table:table-cell office:value-type="string" calcext:value-type="string">
            <text:p>6000 (89%)</text:p>
          </table:table-cell>
          <table:table-cell table:formula="of:=[.D209]/6000" office:value-type="float" office:value="0.890166666666667" calcext:value-type="float">
            <text:p>0,890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61, Accuracy</text:p>
          </table:table-cell>
          <table:table-cell office:value-type="float" office:value="5342" calcext:value-type="float">
            <text:p>5342</text:p>
          </table:table-cell>
          <table:table-cell office:value-type="string" calcext:value-type="string">
            <text:p>6000 (89%)</text:p>
          </table:table-cell>
          <table:table-cell table:formula="of:=[.D210]/6000" office:value-type="float" office:value="0.890333333333333" calcext:value-type="float">
            <text:p>0,890333333333333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EBUT DES TEST POUR LE MODE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2988, Accuracy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6000 (10%)</text:p>
          </table:table-cell>
          <table:table-cell table:formula="of:=[.D213]/6000" office:value-type="float" office:value="0.0956666666666667" calcext:value-type="float">
            <text:p>0,095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5150, Accuracy</text:p>
          </table:table-cell>
          <table:table-cell office:value-type="float" office:value="1755" calcext:value-type="float">
            <text:p>1755</text:p>
          </table:table-cell>
          <table:table-cell office:value-type="string" calcext:value-type="string">
            <text:p>6000 (29%)</text:p>
          </table:table-cell>
          <table:table-cell table:formula="of:=[.D214]/6000" office:value-type="float" office:value="0.2925" calcext:value-type="float">
            <text:p>0,29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1162, Accuracy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6000 (55%)</text:p>
          </table:table-cell>
          <table:table-cell table:formula="of:=[.D215]/6000" office:value-type="float" office:value="0.553833333333333" calcext:value-type="float">
            <text:p>0,553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889, Accuracy</text:p>
          </table:table-cell>
          <table:table-cell office:value-type="float" office:value="3748" calcext:value-type="float">
            <text:p>3748</text:p>
          </table:table-cell>
          <table:table-cell office:value-type="string" calcext:value-type="string">
            <text:p>6000 (62%)</text:p>
          </table:table-cell>
          <table:table-cell table:formula="of:=[.D216]/6000" office:value-type="float" office:value="0.624666666666667" calcext:value-type="float">
            <text:p>0,624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501, Accuracy</text:p>
          </table:table-cell>
          <table:table-cell office:value-type="float" office:value="4522" calcext:value-type="float">
            <text:p>4522</text:p>
          </table:table-cell>
          <table:table-cell office:value-type="string" calcext:value-type="string">
            <text:p>6000 (75%)</text:p>
          </table:table-cell>
          <table:table-cell table:formula="of:=[.D217]/6000" office:value-type="float" office:value="0.753666666666667" calcext:value-type="float">
            <text:p>0,753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667, Accuracy</text:p>
          </table:table-cell>
          <table:table-cell office:value-type="float" office:value="4711" calcext:value-type="float">
            <text:p>4711</text:p>
          </table:table-cell>
          <table:table-cell office:value-type="string" calcext:value-type="string">
            <text:p>6000 (79%)</text:p>
          </table:table-cell>
          <table:table-cell table:formula="of:=[.D218]/6000" office:value-type="float" office:value="0.785166666666667" calcext:value-type="float">
            <text:p>0,785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227, Accuracy</text:p>
          </table:table-cell>
          <table:table-cell office:value-type="float" office:value="4768" calcext:value-type="float">
            <text:p>4768</text:p>
          </table:table-cell>
          <table:table-cell office:value-type="string" calcext:value-type="string">
            <text:p>6000 (79%)</text:p>
          </table:table-cell>
          <table:table-cell table:formula="of:=[.D219]/6000" office:value-type="float" office:value="0.794666666666667" calcext:value-type="float">
            <text:p>0,794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553, Accuracy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6000 (82%)</text:p>
          </table:table-cell>
          <table:table-cell table:formula="of:=[.D220]/6000" office:value-type="float" office:value="0.816666666666667" calcext:value-type="float">
            <text:p>0,816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17, Accuracy</text:p>
          </table:table-cell>
          <table:table-cell office:value-type="float" office:value="4969" calcext:value-type="float">
            <text:p>4969</text:p>
          </table:table-cell>
          <table:table-cell office:value-type="string" calcext:value-type="string">
            <text:p>6000 (83%)</text:p>
          </table:table-cell>
          <table:table-cell table:formula="of:=[.D221]/6000" office:value-type="float" office:value="0.828166666666667" calcext:value-type="float">
            <text:p>0,828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64, Accuracy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6000 (83%)</text:p>
          </table:table-cell>
          <table:table-cell table:formula="of:=[.D222]/6000" office:value-type="float" office:value="0.8335" calcext:value-type="float">
            <text:p>0,83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91, Accuracy</text:p>
          </table:table-cell>
          <table:table-cell office:value-type="float" office:value="5048" calcext:value-type="float">
            <text:p>5048</text:p>
          </table:table-cell>
          <table:table-cell office:value-type="string" calcext:value-type="string">
            <text:p>6000 (84%)</text:p>
          </table:table-cell>
          <table:table-cell table:formula="of:=[.D223]/6000" office:value-type="float" office:value="0.841333333333333" calcext:value-type="float">
            <text:p>0,841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31, Accuracy</text:p>
          </table:table-cell>
          <table:table-cell office:value-type="float" office:value="5054" calcext:value-type="float">
            <text:p>5054</text:p>
          </table:table-cell>
          <table:table-cell office:value-type="string" calcext:value-type="string">
            <text:p>6000 (84%)</text:p>
          </table:table-cell>
          <table:table-cell table:formula="of:=[.D224]/6000" office:value-type="float" office:value="0.842333333333333" calcext:value-type="float">
            <text:p>0,842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19, Accuracy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6000 (85%)</text:p>
          </table:table-cell>
          <table:table-cell table:formula="of:=[.D225]/6000" office:value-type="float" office:value="0.850333333333333" calcext:value-type="float">
            <text:p>0,850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84, Accuracy</text:p>
          </table:table-cell>
          <table:table-cell office:value-type="float" office:value="5080" calcext:value-type="float">
            <text:p>5080</text:p>
          </table:table-cell>
          <table:table-cell office:value-type="string" calcext:value-type="string">
            <text:p>6000 (85%)</text:p>
          </table:table-cell>
          <table:table-cell table:formula="of:=[.D226]/6000" office:value-type="float" office:value="0.846666666666667" calcext:value-type="float">
            <text:p>0,846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29, Accuracy</text:p>
          </table:table-cell>
          <table:table-cell office:value-type="float" office:value="5136" calcext:value-type="float">
            <text:p>5136</text:p>
          </table:table-cell>
          <table:table-cell office:value-type="string" calcext:value-type="string">
            <text:p>6000 (86%)</text:p>
          </table:table-cell>
          <table:table-cell table:formula="of:=[.D227]/6000" office:value-type="float" office:value="0.856" calcext:value-type="float">
            <text:p>0,8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66, Accuracy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6000 (85%)</text:p>
          </table:table-cell>
          <table:table-cell table:formula="of:=[.D228]/6000" office:value-type="float" office:value="0.854166666666667" calcext:value-type="float">
            <text:p>0,854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43, Accuracy</text:p>
          </table:table-cell>
          <table:table-cell office:value-type="float" office:value="5177" calcext:value-type="float">
            <text:p>5177</text:p>
          </table:table-cell>
          <table:table-cell office:value-type="string" calcext:value-type="string">
            <text:p>6000 (86%)</text:p>
          </table:table-cell>
          <table:table-cell table:formula="of:=[.D229]/6000" office:value-type="float" office:value="0.862833333333333" calcext:value-type="float">
            <text:p>0,862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11, Accuracy</text:p>
          </table:table-cell>
          <table:table-cell office:value-type="float" office:value="5218" calcext:value-type="float">
            <text:p>5218</text:p>
          </table:table-cell>
          <table:table-cell office:value-type="string" calcext:value-type="string">
            <text:p>6000 (87%)</text:p>
          </table:table-cell>
          <table:table-cell table:formula="of:=[.D230]/6000" office:value-type="float" office:value="0.869666666666667" calcext:value-type="float">
            <text:p>0,869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54, Accuracy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6000 (87%)</text:p>
          </table:table-cell>
          <table:table-cell table:formula="of:=[.D231]/6000" office:value-type="float" office:value="0.866666666666667" calcext:value-type="float">
            <text:p>0,866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25, Accuracy</text:p>
          </table:table-cell>
          <table:table-cell office:value-type="float" office:value="5193" calcext:value-type="float">
            <text:p>5193</text:p>
          </table:table-cell>
          <table:table-cell office:value-type="string" calcext:value-type="string">
            <text:p>6000 (87%)</text:p>
          </table:table-cell>
          <table:table-cell table:formula="of:=[.D232]/6000" office:value-type="float" office:value="0.8655" calcext:value-type="float">
            <text:p>0,86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31, Accuracy</text:p>
          </table:table-cell>
          <table:table-cell office:value-type="float" office:value="5222" calcext:value-type="float">
            <text:p>5222</text:p>
          </table:table-cell>
          <table:table-cell office:value-type="string" calcext:value-type="string">
            <text:p>6000 (87%)</text:p>
          </table:table-cell>
          <table:table-cell table:formula="of:=[.D233]/6000" office:value-type="float" office:value="0.870333333333333" calcext:value-type="float">
            <text:p>0,870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29, Accuracy</text:p>
          </table:table-cell>
          <table:table-cell office:value-type="float" office:value="5206" calcext:value-type="float">
            <text:p>5206</text:p>
          </table:table-cell>
          <table:table-cell office:value-type="string" calcext:value-type="string">
            <text:p>6000 (87%)</text:p>
          </table:table-cell>
          <table:table-cell table:formula="of:=[.D234]/6000" office:value-type="float" office:value="0.867666666666667" calcext:value-type="float">
            <text:p>0,867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69, Accuracy</text:p>
          </table:table-cell>
          <table:table-cell office:value-type="float" office:value="5214" calcext:value-type="float">
            <text:p>5214</text:p>
          </table:table-cell>
          <table:table-cell office:value-type="string" calcext:value-type="string">
            <text:p>6000 (87%)</text:p>
          </table:table-cell>
          <table:table-cell table:formula="of:=[.D235]/6000" office:value-type="float" office:value="0.869" calcext:value-type="float">
            <text:p>0,8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63, Accuracy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6000 (87%)</text:p>
          </table:table-cell>
          <table:table-cell table:formula="of:=[.D236]/6000" office:value-type="float" office:value="0.867" calcext:value-type="float">
            <text:p>0,8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57, Accuracy</text:p>
          </table:table-cell>
          <table:table-cell office:value-type="float" office:value="5251" calcext:value-type="float">
            <text:p>5251</text:p>
          </table:table-cell>
          <table:table-cell office:value-type="string" calcext:value-type="string">
            <text:p>6000 (88%)</text:p>
          </table:table-cell>
          <table:table-cell table:formula="of:=[.D237]/6000" office:value-type="float" office:value="0.875166666666667" calcext:value-type="float">
            <text:p>0,875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23, Accuracy</text:p>
          </table:table-cell>
          <table:table-cell office:value-type="float" office:value="5228" calcext:value-type="float">
            <text:p>5228</text:p>
          </table:table-cell>
          <table:table-cell office:value-type="string" calcext:value-type="string">
            <text:p>6000 (87%)</text:p>
          </table:table-cell>
          <table:table-cell table:formula="of:=[.D238]/6000" office:value-type="float" office:value="0.871333333333333" calcext:value-type="float">
            <text:p>0,871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74, Accuracy</text:p>
          </table:table-cell>
          <table:table-cell office:value-type="float" office:value="5231" calcext:value-type="float">
            <text:p>5231</text:p>
          </table:table-cell>
          <table:table-cell office:value-type="string" calcext:value-type="string">
            <text:p>6000 (87%)</text:p>
          </table:table-cell>
          <table:table-cell table:formula="of:=[.D239]/6000" office:value-type="float" office:value="0.871833333333333" calcext:value-type="float">
            <text:p>0,871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78, Accuracy</text:p>
          </table:table-cell>
          <table:table-cell office:value-type="float" office:value="5186" calcext:value-type="float">
            <text:p>5186</text:p>
          </table:table-cell>
          <table:table-cell office:value-type="string" calcext:value-type="string">
            <text:p>6000 (86%)</text:p>
          </table:table-cell>
          <table:table-cell table:formula="of:=[.D240]/6000" office:value-type="float" office:value="0.864333333333333" calcext:value-type="float">
            <text:p>0,864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77, Accuracy</text:p>
          </table:table-cell>
          <table:table-cell office:value-type="float" office:value="5227" calcext:value-type="float">
            <text:p>5227</text:p>
          </table:table-cell>
          <table:table-cell office:value-type="string" calcext:value-type="string">
            <text:p>6000 (87%)</text:p>
          </table:table-cell>
          <table:table-cell table:formula="of:=[.D241]/6000" office:value-type="float" office:value="0.871166666666667" calcext:value-type="float">
            <text:p>0,871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69, Accuracy</text:p>
          </table:table-cell>
          <table:table-cell office:value-type="float" office:value="5216" calcext:value-type="float">
            <text:p>5216</text:p>
          </table:table-cell>
          <table:table-cell office:value-type="string" calcext:value-type="string">
            <text:p>6000 (87%)</text:p>
          </table:table-cell>
          <table:table-cell table:formula="of:=[.D242]/6000" office:value-type="float" office:value="0.869333333333333" calcext:value-type="float">
            <text:p>0,869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96, Accuracy</text:p>
          </table:table-cell>
          <table:table-cell office:value-type="float" office:value="5210" calcext:value-type="float">
            <text:p>5210</text:p>
          </table:table-cell>
          <table:table-cell office:value-type="string" calcext:value-type="string">
            <text:p>6000 (87%)</text:p>
          </table:table-cell>
          <table:table-cell table:formula="of:=[.D243]/6000" office:value-type="float" office:value="0.868333333333333" calcext:value-type="float">
            <text:p>0,868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23, Accuracy</text:p>
          </table:table-cell>
          <table:table-cell office:value-type="float" office:value="5239" calcext:value-type="float">
            <text:p>5239</text:p>
          </table:table-cell>
          <table:table-cell office:value-type="string" calcext:value-type="string">
            <text:p>6000 (87%)</text:p>
          </table:table-cell>
          <table:table-cell table:formula="of:=[.D244]/6000" office:value-type="float" office:value="0.873166666666667" calcext:value-type="float">
            <text:p>0,873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26, Accuracy</text:p>
          </table:table-cell>
          <table:table-cell office:value-type="float" office:value="5255" calcext:value-type="float">
            <text:p>5255</text:p>
          </table:table-cell>
          <table:table-cell office:value-type="string" calcext:value-type="string">
            <text:p>6000 (88%)</text:p>
          </table:table-cell>
          <table:table-cell table:formula="of:=[.D245]/6000" office:value-type="float" office:value="0.875833333333333" calcext:value-type="float">
            <text:p>0,875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36, Accuracy</text:p>
          </table:table-cell>
          <table:table-cell office:value-type="float" office:value="5244" calcext:value-type="float">
            <text:p>5244</text:p>
          </table:table-cell>
          <table:table-cell office:value-type="string" calcext:value-type="string">
            <text:p>6000 (87%)</text:p>
          </table:table-cell>
          <table:table-cell table:formula="of:=[.D246]/6000" office:value-type="float" office:value="0.874" calcext:value-type="float">
            <text:p>0,8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74, Accuracy</text:p>
          </table:table-cell>
          <table:table-cell office:value-type="float" office:value="5217" calcext:value-type="float">
            <text:p>5217</text:p>
          </table:table-cell>
          <table:table-cell office:value-type="string" calcext:value-type="string">
            <text:p>6000 (87%)</text:p>
          </table:table-cell>
          <table:table-cell table:formula="of:=[.D247]/6000" office:value-type="float" office:value="0.8695" calcext:value-type="float">
            <text:p>0,86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47, Accuracy</text:p>
          </table:table-cell>
          <table:table-cell office:value-type="float" office:value="5195" calcext:value-type="float">
            <text:p>5195</text:p>
          </table:table-cell>
          <table:table-cell office:value-type="string" calcext:value-type="string">
            <text:p>6000 (87%)</text:p>
          </table:table-cell>
          <table:table-cell table:formula="of:=[.D248]/6000" office:value-type="float" office:value="0.865833333333333" calcext:value-type="float">
            <text:p>0,865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77, Accuracy</text:p>
          </table:table-cell>
          <table:table-cell office:value-type="float" office:value="5276" calcext:value-type="float">
            <text:p>5276</text:p>
          </table:table-cell>
          <table:table-cell office:value-type="string" calcext:value-type="string">
            <text:p>6000 (88%)</text:p>
          </table:table-cell>
          <table:table-cell table:formula="of:=[.D249]/6000" office:value-type="float" office:value="0.879333333333333" calcext:value-type="float">
            <text:p>0,879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49, Accuracy</text:p>
          </table:table-cell>
          <table:table-cell office:value-type="float" office:value="5264" calcext:value-type="float">
            <text:p>5264</text:p>
          </table:table-cell>
          <table:table-cell office:value-type="string" calcext:value-type="string">
            <text:p>6000 (88%)</text:p>
          </table:table-cell>
          <table:table-cell table:formula="of:=[.D250]/6000" office:value-type="float" office:value="0.877333333333333" calcext:value-type="float">
            <text:p>0,877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37, Accuracy</text:p>
          </table:table-cell>
          <table:table-cell office:value-type="float" office:value="5255" calcext:value-type="float">
            <text:p>5255</text:p>
          </table:table-cell>
          <table:table-cell office:value-type="string" calcext:value-type="string">
            <text:p>6000 (88%)</text:p>
          </table:table-cell>
          <table:table-cell table:formula="of:=[.D251]/6000" office:value-type="float" office:value="0.875833333333333" calcext:value-type="float">
            <text:p>0,875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13, Accuracy</text:p>
          </table:table-cell>
          <table:table-cell office:value-type="float" office:value="5247" calcext:value-type="float">
            <text:p>5247</text:p>
          </table:table-cell>
          <table:table-cell office:value-type="string" calcext:value-type="string">
            <text:p>6000 (87%)</text:p>
          </table:table-cell>
          <table:table-cell table:formula="of:=[.D252]/6000" office:value-type="float" office:value="0.8745" calcext:value-type="float">
            <text:p>0,87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41, Accuracy</text:p>
          </table:table-cell>
          <table:table-cell office:value-type="float" office:value="5214" calcext:value-type="float">
            <text:p>5214</text:p>
          </table:table-cell>
          <table:table-cell office:value-type="string" calcext:value-type="string">
            <text:p>6000 (87%)</text:p>
          </table:table-cell>
          <table:table-cell table:formula="of:=[.D253]/6000" office:value-type="float" office:value="0.869" calcext:value-type="float">
            <text:p>0,8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97, Accuracy</text:p>
          </table:table-cell>
          <table:table-cell office:value-type="float" office:value="5283" calcext:value-type="float">
            <text:p>5283</text:p>
          </table:table-cell>
          <table:table-cell office:value-type="string" calcext:value-type="string">
            <text:p>6000 (88%)</text:p>
          </table:table-cell>
          <table:table-cell table:formula="of:=[.D254]/6000" office:value-type="float" office:value="0.8805" calcext:value-type="float">
            <text:p>0,88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03, Accuracy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6000 (87%)</text:p>
          </table:table-cell>
          <table:table-cell table:formula="of:=[.D255]/6000" office:value-type="float" office:value="0.870833333333333" calcext:value-type="float">
            <text:p>0,870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62, Accuracy</text:p>
          </table:table-cell>
          <table:table-cell office:value-type="float" office:value="5217" calcext:value-type="float">
            <text:p>5217</text:p>
          </table:table-cell>
          <table:table-cell office:value-type="string" calcext:value-type="string">
            <text:p>6000 (87%)</text:p>
          </table:table-cell>
          <table:table-cell table:formula="of:=[.D256]/6000" office:value-type="float" office:value="0.8695" calcext:value-type="float">
            <text:p>0,86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23, Accuracy</text:p>
          </table:table-cell>
          <table:table-cell office:value-type="float" office:value="5232" calcext:value-type="float">
            <text:p>5232</text:p>
          </table:table-cell>
          <table:table-cell office:value-type="string" calcext:value-type="string">
            <text:p>6000 (87%)</text:p>
          </table:table-cell>
          <table:table-cell table:formula="of:=[.D257]/6000" office:value-type="float" office:value="0.872" calcext:value-type="float">
            <text:p>0,8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28, Accuracy</text:p>
          </table:table-cell>
          <table:table-cell office:value-type="float" office:value="5236" calcext:value-type="float">
            <text:p>5236</text:p>
          </table:table-cell>
          <table:table-cell office:value-type="string" calcext:value-type="string">
            <text:p>6000 (87%)</text:p>
          </table:table-cell>
          <table:table-cell table:formula="of:=[.D258]/6000" office:value-type="float" office:value="0.872666666666667" calcext:value-type="float">
            <text:p>0,872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45, Accuracy</text:p>
          </table:table-cell>
          <table:table-cell office:value-type="float" office:value="5256" calcext:value-type="float">
            <text:p>5256</text:p>
          </table:table-cell>
          <table:table-cell office:value-type="string" calcext:value-type="string">
            <text:p>6000 (88%)</text:p>
          </table:table-cell>
          <table:table-cell table:formula="of:=[.D259]/6000" office:value-type="float" office:value="0.876" calcext:value-type="float">
            <text:p>0,8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04, Accuracy</text:p>
          </table:table-cell>
          <table:table-cell office:value-type="float" office:value="5229" calcext:value-type="float">
            <text:p>5229</text:p>
          </table:table-cell>
          <table:table-cell office:value-type="string" calcext:value-type="string">
            <text:p>6000 (87%)</text:p>
          </table:table-cell>
          <table:table-cell table:formula="of:=[.D260]/6000" office:value-type="float" office:value="0.8715" calcext:value-type="float">
            <text:p>0,87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47, Accuracy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6000 (88%)</text:p>
          </table:table-cell>
          <table:table-cell table:formula="of:=[.D261]/6000" office:value-type="float" office:value="0.876833333333333" calcext:value-type="float">
            <text:p>0,876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73, Accuracy</text:p>
          </table:table-cell>
          <table:table-cell office:value-type="float" office:value="5259" calcext:value-type="float">
            <text:p>5259</text:p>
          </table:table-cell>
          <table:table-cell office:value-type="string" calcext:value-type="string">
            <text:p>6000 (88%)</text:p>
          </table:table-cell>
          <table:table-cell table:formula="of:=[.D262]/6000" office:value-type="float" office:value="0.8765" calcext:value-type="float">
            <text:p>0,8765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EBUT DES TEST POUR LE MODE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72, Accuracy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6000 (9%)</text:p>
          </table:table-cell>
          <table:table-cell table:formula="of:=[.D265]/6000" office:value-type="float" office:value="0.0948333333333333" calcext:value-type="float">
            <text:p>0,094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42, Accuracy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6000 (9%)</text:p>
          </table:table-cell>
          <table:table-cell table:formula="of:=[.D266]/6000" office:value-type="float" office:value="0.0948333333333333" calcext:value-type="float">
            <text:p>0,094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51, Accuracy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6000 (10%)</text:p>
          </table:table-cell>
          <table:table-cell table:formula="of:=[.D267]/6000" office:value-type="float" office:value="0.0988333333333333" calcext:value-type="float">
            <text:p>0,098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23, Accuracy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6000 (10%)</text:p>
          </table:table-cell>
          <table:table-cell table:formula="of:=[.D268]/6000" office:value-type="float" office:value="0.102833333333333" calcext:value-type="float">
            <text:p>0,102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0930, Accuracy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6000 (22%)</text:p>
          </table:table-cell>
          <table:table-cell table:formula="of:=[.D269]/6000" office:value-type="float" office:value="0.217166666666667" calcext:value-type="float">
            <text:p>0,217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2407, Accuracy</text:p>
          </table:table-cell>
          <table:table-cell office:value-type="float" office:value="2682" calcext:value-type="float">
            <text:p>2682</text:p>
          </table:table-cell>
          <table:table-cell office:value-type="string" calcext:value-type="string">
            <text:p>6000 (45%)</text:p>
          </table:table-cell>
          <table:table-cell table:formula="of:=[.D270]/6000" office:value-type="float" office:value="0.447" calcext:value-type="float">
            <text:p>0,4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0632, Accuracy</text:p>
          </table:table-cell>
          <table:table-cell office:value-type="float" office:value="3258" calcext:value-type="float">
            <text:p>3258</text:p>
          </table:table-cell>
          <table:table-cell office:value-type="string" calcext:value-type="string">
            <text:p>6000 (54%)</text:p>
          </table:table-cell>
          <table:table-cell table:formula="of:=[.D271]/6000" office:value-type="float" office:value="0.543" calcext:value-type="float">
            <text:p>0,5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9477, Accuracy</text:p>
          </table:table-cell>
          <table:table-cell office:value-type="float" office:value="3606" calcext:value-type="float">
            <text:p>3606</text:p>
          </table:table-cell>
          <table:table-cell office:value-type="string" calcext:value-type="string">
            <text:p>6000 (60%)</text:p>
          </table:table-cell>
          <table:table-cell table:formula="of:=[.D272]/6000" office:value-type="float" office:value="0.601" calcext:value-type="float">
            <text:p>0,6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9207, Accuracy</text:p>
          </table:table-cell>
          <table:table-cell office:value-type="float" office:value="3611" calcext:value-type="float">
            <text:p>3611</text:p>
          </table:table-cell>
          <table:table-cell office:value-type="string" calcext:value-type="string">
            <text:p>6000 (60%)</text:p>
          </table:table-cell>
          <table:table-cell table:formula="of:=[.D273]/6000" office:value-type="float" office:value="0.601833333333333" calcext:value-type="float">
            <text:p>0,601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790, Accuracy</text:p>
          </table:table-cell>
          <table:table-cell office:value-type="float" office:value="3708" calcext:value-type="float">
            <text:p>3708</text:p>
          </table:table-cell>
          <table:table-cell office:value-type="string" calcext:value-type="string">
            <text:p>6000 (62%)</text:p>
          </table:table-cell>
          <table:table-cell table:formula="of:=[.D274]/6000" office:value-type="float" office:value="0.618" calcext:value-type="float">
            <text:p>0,6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492, Accuracy</text:p>
          </table:table-cell>
          <table:table-cell office:value-type="float" office:value="3863" calcext:value-type="float">
            <text:p>3863</text:p>
          </table:table-cell>
          <table:table-cell office:value-type="string" calcext:value-type="string">
            <text:p>6000 (64%)</text:p>
          </table:table-cell>
          <table:table-cell table:formula="of:=[.D275]/6000" office:value-type="float" office:value="0.643833333333333" calcext:value-type="float">
            <text:p>0,643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418, Accuracy</text:p>
          </table:table-cell>
          <table:table-cell office:value-type="float" office:value="3821" calcext:value-type="float">
            <text:p>3821</text:p>
          </table:table-cell>
          <table:table-cell office:value-type="string" calcext:value-type="string">
            <text:p>6000 (64%)</text:p>
          </table:table-cell>
          <table:table-cell table:formula="of:=[.D276]/6000" office:value-type="float" office:value="0.636833333333333" calcext:value-type="float">
            <text:p>0,636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320, Accuracy</text:p>
          </table:table-cell>
          <table:table-cell office:value-type="float" office:value="3873" calcext:value-type="float">
            <text:p>3873</text:p>
          </table:table-cell>
          <table:table-cell office:value-type="string" calcext:value-type="string">
            <text:p>6000 (65%)</text:p>
          </table:table-cell>
          <table:table-cell table:formula="of:=[.D277]/6000" office:value-type="float" office:value="0.6455" calcext:value-type="float">
            <text:p>0,64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131, Accuracy</text:p>
          </table:table-cell>
          <table:table-cell office:value-type="float" office:value="3881" calcext:value-type="float">
            <text:p>3881</text:p>
          </table:table-cell>
          <table:table-cell office:value-type="string" calcext:value-type="string">
            <text:p>6000 (65%)</text:p>
          </table:table-cell>
          <table:table-cell table:formula="of:=[.D278]/6000" office:value-type="float" office:value="0.646833333333333" calcext:value-type="float">
            <text:p>0,646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033, Accuracy</text:p>
          </table:table-cell>
          <table:table-cell office:value-type="float" office:value="3902" calcext:value-type="float">
            <text:p>3902</text:p>
          </table:table-cell>
          <table:table-cell office:value-type="string" calcext:value-type="string">
            <text:p>6000 (65%)</text:p>
          </table:table-cell>
          <table:table-cell table:formula="of:=[.D279]/6000" office:value-type="float" office:value="0.650333333333333" calcext:value-type="float">
            <text:p>0,650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869, Accuracy</text:p>
          </table:table-cell>
          <table:table-cell office:value-type="float" office:value="3955" calcext:value-type="float">
            <text:p>3955</text:p>
          </table:table-cell>
          <table:table-cell office:value-type="string" calcext:value-type="string">
            <text:p>6000 (66%)</text:p>
          </table:table-cell>
          <table:table-cell table:formula="of:=[.D280]/6000" office:value-type="float" office:value="0.659166666666667" calcext:value-type="float">
            <text:p>0,659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835, Accuracy</text:p>
          </table:table-cell>
          <table:table-cell office:value-type="float" office:value="3967" calcext:value-type="float">
            <text:p>3967</text:p>
          </table:table-cell>
          <table:table-cell office:value-type="string" calcext:value-type="string">
            <text:p>6000 (66%)</text:p>
          </table:table-cell>
          <table:table-cell table:formula="of:=[.D281]/6000" office:value-type="float" office:value="0.661166666666667" calcext:value-type="float">
            <text:p>0,661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752, Accuracy</text:p>
          </table:table-cell>
          <table:table-cell office:value-type="float" office:value="3983" calcext:value-type="float">
            <text:p>3983</text:p>
          </table:table-cell>
          <table:table-cell office:value-type="string" calcext:value-type="string">
            <text:p>6000 (66%)</text:p>
          </table:table-cell>
          <table:table-cell table:formula="of:=[.D282]/6000" office:value-type="float" office:value="0.663833333333333" calcext:value-type="float">
            <text:p>0,663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703, Accuracy</text:p>
          </table:table-cell>
          <table:table-cell office:value-type="float" office:value="3976" calcext:value-type="float">
            <text:p>3976</text:p>
          </table:table-cell>
          <table:table-cell office:value-type="string" calcext:value-type="string">
            <text:p>6000 (66%)</text:p>
          </table:table-cell>
          <table:table-cell table:formula="of:=[.D283]/6000" office:value-type="float" office:value="0.662666666666667" calcext:value-type="float">
            <text:p>0,662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694, Accuracy</text:p>
          </table:table-cell>
          <table:table-cell office:value-type="float" office:value="3948" calcext:value-type="float">
            <text:p>3948</text:p>
          </table:table-cell>
          <table:table-cell office:value-type="string" calcext:value-type="string">
            <text:p>6000 (66%)</text:p>
          </table:table-cell>
          <table:table-cell table:formula="of:=[.D284]/6000" office:value-type="float" office:value="0.658" calcext:value-type="float">
            <text:p>0,6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712, Accuracy</text:p>
          </table:table-cell>
          <table:table-cell office:value-type="float" office:value="3946" calcext:value-type="float">
            <text:p>3946</text:p>
          </table:table-cell>
          <table:table-cell office:value-type="string" calcext:value-type="string">
            <text:p>6000 (66%)</text:p>
          </table:table-cell>
          <table:table-cell table:formula="of:=[.D285]/6000" office:value-type="float" office:value="0.657666666666667" calcext:value-type="float">
            <text:p>0,657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542, Accuracy</text:p>
          </table:table-cell>
          <table:table-cell office:value-type="float" office:value="4206" calcext:value-type="float">
            <text:p>4206</text:p>
          </table:table-cell>
          <table:table-cell office:value-type="string" calcext:value-type="string">
            <text:p>6000 (70%)</text:p>
          </table:table-cell>
          <table:table-cell table:formula="of:=[.D286]/6000" office:value-type="float" office:value="0.701" calcext:value-type="float">
            <text:p>0,7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228, Accuracy</text:p>
          </table:table-cell>
          <table:table-cell office:value-type="float" office:value="4660" calcext:value-type="float">
            <text:p>4660</text:p>
          </table:table-cell>
          <table:table-cell office:value-type="string" calcext:value-type="string">
            <text:p>6000 (78%)</text:p>
          </table:table-cell>
          <table:table-cell table:formula="of:=[.D287]/6000" office:value-type="float" office:value="0.776666666666667" calcext:value-type="float">
            <text:p>0,776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646, Accuracy</text:p>
          </table:table-cell>
          <table:table-cell office:value-type="float" office:value="4831" calcext:value-type="float">
            <text:p>4831</text:p>
          </table:table-cell>
          <table:table-cell office:value-type="string" calcext:value-type="string">
            <text:p>6000 (81%)</text:p>
          </table:table-cell>
          <table:table-cell table:formula="of:=[.D288]/6000" office:value-type="float" office:value="0.805166666666667" calcext:value-type="float">
            <text:p>0,805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68, Accuracy</text:p>
          </table:table-cell>
          <table:table-cell office:value-type="float" office:value="4889" calcext:value-type="float">
            <text:p>4889</text:p>
          </table:table-cell>
          <table:table-cell office:value-type="string" calcext:value-type="string">
            <text:p>6000 (81%)</text:p>
          </table:table-cell>
          <table:table-cell table:formula="of:=[.D289]/6000" office:value-type="float" office:value="0.814833333333333" calcext:value-type="float">
            <text:p>0,814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47, Accuracy</text:p>
          </table:table-cell>
          <table:table-cell office:value-type="float" office:value="4957" calcext:value-type="float">
            <text:p>4957</text:p>
          </table:table-cell>
          <table:table-cell office:value-type="string" calcext:value-type="string">
            <text:p>6000 (83%)</text:p>
          </table:table-cell>
          <table:table-cell table:formula="of:=[.D290]/6000" office:value-type="float" office:value="0.826166666666667" calcext:value-type="float">
            <text:p>0,826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80, Accuracy</text:p>
          </table:table-cell>
          <table:table-cell office:value-type="float" office:value="4983" calcext:value-type="float">
            <text:p>4983</text:p>
          </table:table-cell>
          <table:table-cell office:value-type="string" calcext:value-type="string">
            <text:p>6000 (83%)</text:p>
          </table:table-cell>
          <table:table-cell table:formula="of:=[.D291]/6000" office:value-type="float" office:value="0.8305" calcext:value-type="float">
            <text:p>0,83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50, Accuracy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6000 (83%)</text:p>
          </table:table-cell>
          <table:table-cell table:formula="of:=[.D292]/6000" office:value-type="float" office:value="0.831166666666667" calcext:value-type="float">
            <text:p>0,831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86, Accuracy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6000 (83%)</text:p>
          </table:table-cell>
          <table:table-cell table:formula="of:=[.D293]/6000" office:value-type="float" office:value="0.8335" calcext:value-type="float">
            <text:p>0,83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12, Accuracy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6000 (84%)</text:p>
          </table:table-cell>
          <table:table-cell table:formula="of:=[.D294]/6000" office:value-type="float" office:value="0.837833333333333" calcext:value-type="float">
            <text:p>0,837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18, Accuracy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6000 (84%)</text:p>
          </table:table-cell>
          <table:table-cell table:formula="of:=[.D295]/6000" office:value-type="float" office:value="0.84" calcext:value-type="float">
            <text:p>0,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05, Accuracy</text:p>
          </table:table-cell>
          <table:table-cell office:value-type="float" office:value="5073" calcext:value-type="float">
            <text:p>5073</text:p>
          </table:table-cell>
          <table:table-cell office:value-type="string" calcext:value-type="string">
            <text:p>6000 (85%)</text:p>
          </table:table-cell>
          <table:table-cell table:formula="of:=[.D296]/6000" office:value-type="float" office:value="0.8455" calcext:value-type="float">
            <text:p>0,84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18, Accuracy</text:p>
          </table:table-cell>
          <table:table-cell office:value-type="float" office:value="5053" calcext:value-type="float">
            <text:p>5053</text:p>
          </table:table-cell>
          <table:table-cell office:value-type="string" calcext:value-type="string">
            <text:p>6000 (84%)</text:p>
          </table:table-cell>
          <table:table-cell table:formula="of:=[.D297]/6000" office:value-type="float" office:value="0.842166666666667" calcext:value-type="float">
            <text:p>0,842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37, Accuracy</text:p>
          </table:table-cell>
          <table:table-cell office:value-type="float" office:value="5073" calcext:value-type="float">
            <text:p>5073</text:p>
          </table:table-cell>
          <table:table-cell office:value-type="string" calcext:value-type="string">
            <text:p>6000 (85%)</text:p>
          </table:table-cell>
          <table:table-cell table:formula="of:=[.D298]/6000" office:value-type="float" office:value="0.8455" calcext:value-type="float">
            <text:p>0,84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44, Accuracy</text:p>
          </table:table-cell>
          <table:table-cell office:value-type="float" office:value="5070" calcext:value-type="float">
            <text:p>5070</text:p>
          </table:table-cell>
          <table:table-cell office:value-type="string" calcext:value-type="string">
            <text:p>6000 (84%)</text:p>
          </table:table-cell>
          <table:table-cell table:formula="of:=[.D299]/6000" office:value-type="float" office:value="0.845" calcext:value-type="float">
            <text:p>0,8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59, Accuracy</text:p>
          </table:table-cell>
          <table:table-cell office:value-type="float" office:value="5087" calcext:value-type="float">
            <text:p>5087</text:p>
          </table:table-cell>
          <table:table-cell office:value-type="string" calcext:value-type="string">
            <text:p>6000 (85%)</text:p>
          </table:table-cell>
          <table:table-cell table:formula="of:=[.D300]/6000" office:value-type="float" office:value="0.847833333333333" calcext:value-type="float">
            <text:p>0,847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89, Accuracy</text:p>
          </table:table-cell>
          <table:table-cell office:value-type="float" office:value="5054" calcext:value-type="float">
            <text:p>5054</text:p>
          </table:table-cell>
          <table:table-cell office:value-type="string" calcext:value-type="string">
            <text:p>6000 (84%)</text:p>
          </table:table-cell>
          <table:table-cell table:formula="of:=[.D301]/6000" office:value-type="float" office:value="0.842333333333333" calcext:value-type="float">
            <text:p>0,842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79, Accuracy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6000 (85%)</text:p>
          </table:table-cell>
          <table:table-cell table:formula="of:=[.D302]/6000" office:value-type="float" office:value="0.85" calcext:value-type="float">
            <text:p>0,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57, Accuracy</text:p>
          </table:table-cell>
          <table:table-cell office:value-type="float" office:value="5093" calcext:value-type="float">
            <text:p>5093</text:p>
          </table:table-cell>
          <table:table-cell office:value-type="string" calcext:value-type="string">
            <text:p>6000 (85%)</text:p>
          </table:table-cell>
          <table:table-cell table:formula="of:=[.D303]/6000" office:value-type="float" office:value="0.848833333333333" calcext:value-type="float">
            <text:p>0,848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82, Accuracy</text:p>
          </table:table-cell>
          <table:table-cell office:value-type="float" office:value="5071" calcext:value-type="float">
            <text:p>5071</text:p>
          </table:table-cell>
          <table:table-cell office:value-type="string" calcext:value-type="string">
            <text:p>6000 (85%)</text:p>
          </table:table-cell>
          <table:table-cell table:formula="of:=[.D304]/6000" office:value-type="float" office:value="0.845166666666667" calcext:value-type="float">
            <text:p>0,845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93, Accuracy</text:p>
          </table:table-cell>
          <table:table-cell office:value-type="float" office:value="5092" calcext:value-type="float">
            <text:p>5092</text:p>
          </table:table-cell>
          <table:table-cell office:value-type="string" calcext:value-type="string">
            <text:p>6000 (85%)</text:p>
          </table:table-cell>
          <table:table-cell table:formula="of:=[.D305]/6000" office:value-type="float" office:value="0.848666666666667" calcext:value-type="float">
            <text:p>0,848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57, Accuracy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6000 (85%)</text:p>
          </table:table-cell>
          <table:table-cell table:formula="of:=[.D306]/6000" office:value-type="float" office:value="0.85" calcext:value-type="float">
            <text:p>0,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89, Accuracy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6000 (85%)</text:p>
          </table:table-cell>
          <table:table-cell table:formula="of:=[.D307]/6000" office:value-type="float" office:value="0.850333333333333" calcext:value-type="float">
            <text:p>0,850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73, Accuracy</text:p>
          </table:table-cell>
          <table:table-cell office:value-type="float" office:value="5090" calcext:value-type="float">
            <text:p>5090</text:p>
          </table:table-cell>
          <table:table-cell office:value-type="string" calcext:value-type="string">
            <text:p>6000 (85%)</text:p>
          </table:table-cell>
          <table:table-cell table:formula="of:=[.D308]/6000" office:value-type="float" office:value="0.848333333333333" calcext:value-type="float">
            <text:p>0,848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91, Accuracy</text:p>
          </table:table-cell>
          <table:table-cell office:value-type="float" office:value="5069" calcext:value-type="float">
            <text:p>5069</text:p>
          </table:table-cell>
          <table:table-cell office:value-type="string" calcext:value-type="string">
            <text:p>6000 (84%)</text:p>
          </table:table-cell>
          <table:table-cell table:formula="of:=[.D309]/6000" office:value-type="float" office:value="0.844833333333333" calcext:value-type="float">
            <text:p>0,844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10, Accuracy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6000 (85%)</text:p>
          </table:table-cell>
          <table:table-cell table:formula="of:=[.D310]/6000" office:value-type="float" office:value="0.85" calcext:value-type="float">
            <text:p>0,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25, Accuracy</text:p>
          </table:table-cell>
          <table:table-cell office:value-type="float" office:value="5105" calcext:value-type="float">
            <text:p>5105</text:p>
          </table:table-cell>
          <table:table-cell office:value-type="string" calcext:value-type="string">
            <text:p>6000 (85%)</text:p>
          </table:table-cell>
          <table:table-cell table:formula="of:=[.D311]/6000" office:value-type="float" office:value="0.850833333333333" calcext:value-type="float">
            <text:p>0,850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97, Accuracy</text:p>
          </table:table-cell>
          <table:table-cell office:value-type="float" office:value="5099" calcext:value-type="float">
            <text:p>5099</text:p>
          </table:table-cell>
          <table:table-cell office:value-type="string" calcext:value-type="string">
            <text:p>6000 (85%)</text:p>
          </table:table-cell>
          <table:table-cell table:formula="of:=[.D312]/6000" office:value-type="float" office:value="0.849833333333333" calcext:value-type="float">
            <text:p>0,849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57, Accuracy</text:p>
          </table:table-cell>
          <table:table-cell office:value-type="float" office:value="5104" calcext:value-type="float">
            <text:p>5104</text:p>
          </table:table-cell>
          <table:table-cell office:value-type="string" calcext:value-type="string">
            <text:p>6000 (85%)</text:p>
          </table:table-cell>
          <table:table-cell table:formula="of:=[.D313]/6000" office:value-type="float" office:value="0.850666666666667" calcext:value-type="float">
            <text:p>0,850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13, Accuracy</text:p>
          </table:table-cell>
          <table:table-cell office:value-type="float" office:value="5086" calcext:value-type="float">
            <text:p>5086</text:p>
          </table:table-cell>
          <table:table-cell office:value-type="string" calcext:value-type="string">
            <text:p>6000 (85%)</text:p>
          </table:table-cell>
          <table:table-cell table:formula="of:=[.D314]/6000" office:value-type="float" office:value="0.847666666666667" calcext:value-type="float">
            <text:p>0,847666666666667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EBUT DES TEST POUR LE MODE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114, Accuracy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6000 (9%)</text:p>
          </table:table-cell>
          <table:table-cell table:formula="of:=[.D317]/6000" office:value-type="float" office:value="0.0948333333333333" calcext:value-type="float">
            <text:p>0,094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38, Accuracy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6000 (10%)</text:p>
          </table:table-cell>
          <table:table-cell table:formula="of:=[.D318]/6000" office:value-type="float" office:value="0.0998333333333333" calcext:value-type="float">
            <text:p>0,099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58, Accuracy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6000 (10%)</text:p>
          </table:table-cell>
          <table:table-cell table:formula="of:=[.D319]/6000" office:value-type="float" office:value="0.0976666666666667" calcext:value-type="float">
            <text:p>0,097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53, Accuracy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6000 (10%)</text:p>
          </table:table-cell>
          <table:table-cell table:formula="of:=[.D320]/6000" office:value-type="float" office:value="0.102333333333333" calcext:value-type="float">
            <text:p>0,102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59, Accuracy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6000 (10%)</text:p>
          </table:table-cell>
          <table:table-cell table:formula="of:=[.D321]/6000" office:value-type="float" office:value="0.0998333333333333" calcext:value-type="float">
            <text:p>0,099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6050, Accuracy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6000 (31%)</text:p>
          </table:table-cell>
          <table:table-cell table:formula="of:=[.D322]/6000" office:value-type="float" office:value="0.309166666666667" calcext:value-type="float">
            <text:p>0,309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2210, Accuracy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6000 (46%)</text:p>
          </table:table-cell>
          <table:table-cell table:formula="of:=[.D323]/6000" office:value-type="float" office:value="0.458333333333333" calcext:value-type="float">
            <text:p>0,458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0021, Accuracy</text:p>
          </table:table-cell>
          <table:table-cell office:value-type="float" office:value="3364" calcext:value-type="float">
            <text:p>3364</text:p>
          </table:table-cell>
          <table:table-cell office:value-type="string" calcext:value-type="string">
            <text:p>6000 (56%)</text:p>
          </table:table-cell>
          <table:table-cell table:formula="of:=[.D324]/6000" office:value-type="float" office:value="0.560666666666667" calcext:value-type="float">
            <text:p>0,560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9288, Accuracy</text:p>
          </table:table-cell>
          <table:table-cell office:value-type="float" office:value="3729" calcext:value-type="float">
            <text:p>3729</text:p>
          </table:table-cell>
          <table:table-cell office:value-type="string" calcext:value-type="string">
            <text:p>6000 (62%)</text:p>
          </table:table-cell>
          <table:table-cell table:formula="of:=[.D325]/6000" office:value-type="float" office:value="0.6215" calcext:value-type="float">
            <text:p>0,62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279, Accuracy</text:p>
          </table:table-cell>
          <table:table-cell office:value-type="float" office:value="4134" calcext:value-type="float">
            <text:p>4134</text:p>
          </table:table-cell>
          <table:table-cell office:value-type="string" calcext:value-type="string">
            <text:p>6000 (69%)</text:p>
          </table:table-cell>
          <table:table-cell table:formula="of:=[.D326]/6000" office:value-type="float" office:value="0.689" calcext:value-type="float">
            <text:p>0,6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123, Accuracy</text:p>
          </table:table-cell>
          <table:table-cell office:value-type="float" office:value="4668" calcext:value-type="float">
            <text:p>4668</text:p>
          </table:table-cell>
          <table:table-cell office:value-type="string" calcext:value-type="string">
            <text:p>6000 (78%)</text:p>
          </table:table-cell>
          <table:table-cell table:formula="of:=[.D327]/6000" office:value-type="float" office:value="0.778" calcext:value-type="float">
            <text:p>0,7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521, Accuracy</text:p>
          </table:table-cell>
          <table:table-cell office:value-type="float" office:value="4782" calcext:value-type="float">
            <text:p>4782</text:p>
          </table:table-cell>
          <table:table-cell office:value-type="string" calcext:value-type="string">
            <text:p>6000 (80%)</text:p>
          </table:table-cell>
          <table:table-cell table:formula="of:=[.D328]/6000" office:value-type="float" office:value="0.797" calcext:value-type="float">
            <text:p>0,7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141, Accuracy</text:p>
          </table:table-cell>
          <table:table-cell office:value-type="float" office:value="4845" calcext:value-type="float">
            <text:p>4845</text:p>
          </table:table-cell>
          <table:table-cell office:value-type="string" calcext:value-type="string">
            <text:p>6000 (81%)</text:p>
          </table:table-cell>
          <table:table-cell table:formula="of:=[.D329]/6000" office:value-type="float" office:value="0.8075" calcext:value-type="float">
            <text:p>0,80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453, Accuracy</text:p>
          </table:table-cell>
          <table:table-cell office:value-type="float" office:value="4663" calcext:value-type="float">
            <text:p>4663</text:p>
          </table:table-cell>
          <table:table-cell office:value-type="string" calcext:value-type="string">
            <text:p>6000 (78%)</text:p>
          </table:table-cell>
          <table:table-cell table:formula="of:=[.D330]/6000" office:value-type="float" office:value="0.777166666666667" calcext:value-type="float">
            <text:p>0,777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742, Accuracy</text:p>
          </table:table-cell>
          <table:table-cell office:value-type="float" office:value="4904" calcext:value-type="float">
            <text:p>4904</text:p>
          </table:table-cell>
          <table:table-cell office:value-type="string" calcext:value-type="string">
            <text:p>6000 (82%)</text:p>
          </table:table-cell>
          <table:table-cell table:formula="of:=[.D331]/6000" office:value-type="float" office:value="0.817333333333333" calcext:value-type="float">
            <text:p>0,817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686, Accuracy</text:p>
          </table:table-cell>
          <table:table-cell office:value-type="float" office:value="4912" calcext:value-type="float">
            <text:p>4912</text:p>
          </table:table-cell>
          <table:table-cell office:value-type="string" calcext:value-type="string">
            <text:p>6000 (82%)</text:p>
          </table:table-cell>
          <table:table-cell table:formula="of:=[.D332]/6000" office:value-type="float" office:value="0.818666666666667" calcext:value-type="float">
            <text:p>0,818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588, Accuracy</text:p>
          </table:table-cell>
          <table:table-cell office:value-type="float" office:value="4945" calcext:value-type="float">
            <text:p>4945</text:p>
          </table:table-cell>
          <table:table-cell office:value-type="string" calcext:value-type="string">
            <text:p>6000 (82%)</text:p>
          </table:table-cell>
          <table:table-cell table:formula="of:=[.D333]/6000" office:value-type="float" office:value="0.824166666666667" calcext:value-type="float">
            <text:p>0,824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507, Accuracy</text:p>
          </table:table-cell>
          <table:table-cell office:value-type="float" office:value="4952" calcext:value-type="float">
            <text:p>4952</text:p>
          </table:table-cell>
          <table:table-cell office:value-type="string" calcext:value-type="string">
            <text:p>6000 (83%)</text:p>
          </table:table-cell>
          <table:table-cell table:formula="of:=[.D334]/6000" office:value-type="float" office:value="0.825333333333333" calcext:value-type="float">
            <text:p>0,825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420, Accuracy</text:p>
          </table:table-cell>
          <table:table-cell office:value-type="float" office:value="4961" calcext:value-type="float">
            <text:p>4961</text:p>
          </table:table-cell>
          <table:table-cell office:value-type="string" calcext:value-type="string">
            <text:p>6000 (83%)</text:p>
          </table:table-cell>
          <table:table-cell table:formula="of:=[.D335]/6000" office:value-type="float" office:value="0.826833333333333" calcext:value-type="float">
            <text:p>0,826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529, Accuracy</text:p>
          </table:table-cell>
          <table:table-cell office:value-type="float" office:value="4953" calcext:value-type="float">
            <text:p>4953</text:p>
          </table:table-cell>
          <table:table-cell office:value-type="string" calcext:value-type="string">
            <text:p>6000 (83%)</text:p>
          </table:table-cell>
          <table:table-cell table:formula="of:=[.D336]/6000" office:value-type="float" office:value="0.8255" calcext:value-type="float">
            <text:p>0,82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32, Accuracy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6000 (83%)</text:p>
          </table:table-cell>
          <table:table-cell table:formula="of:=[.D337]/6000" office:value-type="float" office:value="0.8335" calcext:value-type="float">
            <text:p>0,83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27, Accuracy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6000 (83%)</text:p>
          </table:table-cell>
          <table:table-cell table:formula="of:=[.D338]/6000" office:value-type="float" office:value="0.834833333333333" calcext:value-type="float">
            <text:p>0,834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72, Accuracy</text:p>
          </table:table-cell>
          <table:table-cell office:value-type="float" office:value="5025" calcext:value-type="float">
            <text:p>5025</text:p>
          </table:table-cell>
          <table:table-cell office:value-type="string" calcext:value-type="string">
            <text:p>6000 (84%)</text:p>
          </table:table-cell>
          <table:table-cell table:formula="of:=[.D339]/6000" office:value-type="float" office:value="0.8375" calcext:value-type="float">
            <text:p>0,8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416, Accuracy</text:p>
          </table:table-cell>
          <table:table-cell office:value-type="float" office:value="4998" calcext:value-type="float">
            <text:p>4998</text:p>
          </table:table-cell>
          <table:table-cell office:value-type="string" calcext:value-type="string">
            <text:p>6000 (83%)</text:p>
          </table:table-cell>
          <table:table-cell table:formula="of:=[.D340]/6000" office:value-type="float" office:value="0.833" calcext:value-type="float">
            <text:p>0,8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05, Accuracy</text:p>
          </table:table-cell>
          <table:table-cell office:value-type="float" office:value="5044" calcext:value-type="float">
            <text:p>5044</text:p>
          </table:table-cell>
          <table:table-cell office:value-type="string" calcext:value-type="string">
            <text:p>6000 (84%)</text:p>
          </table:table-cell>
          <table:table-cell table:formula="of:=[.D341]/6000" office:value-type="float" office:value="0.840666666666667" calcext:value-type="float">
            <text:p>0,840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43, Accuracy</text:p>
          </table:table-cell>
          <table:table-cell office:value-type="float" office:value="5041" calcext:value-type="float">
            <text:p>5041</text:p>
          </table:table-cell>
          <table:table-cell office:value-type="string" calcext:value-type="string">
            <text:p>6000 (84%)</text:p>
          </table:table-cell>
          <table:table-cell table:formula="of:=[.D342]/6000" office:value-type="float" office:value="0.840166666666667" calcext:value-type="float">
            <text:p>0,840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00, Accuracy</text:p>
          </table:table-cell>
          <table:table-cell office:value-type="float" office:value="5017" calcext:value-type="float">
            <text:p>5017</text:p>
          </table:table-cell>
          <table:table-cell office:value-type="string" calcext:value-type="string">
            <text:p>6000 (84%)</text:p>
          </table:table-cell>
          <table:table-cell table:formula="of:=[.D343]/6000" office:value-type="float" office:value="0.836166666666667" calcext:value-type="float">
            <text:p>0,836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35, Accuracy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6000 (84%)</text:p>
          </table:table-cell>
          <table:table-cell table:formula="of:=[.D344]/6000" office:value-type="float" office:value="0.8425" calcext:value-type="float">
            <text:p>0,84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14, Accuracy</text:p>
          </table:table-cell>
          <table:table-cell office:value-type="float" office:value="5046" calcext:value-type="float">
            <text:p>5046</text:p>
          </table:table-cell>
          <table:table-cell office:value-type="string" calcext:value-type="string">
            <text:p>6000 (84%)</text:p>
          </table:table-cell>
          <table:table-cell table:formula="of:=[.D345]/6000" office:value-type="float" office:value="0.841" calcext:value-type="float">
            <text:p>0,8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62, Accuracy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6000 (84%)</text:p>
          </table:table-cell>
          <table:table-cell table:formula="of:=[.D346]/6000" office:value-type="float" office:value="0.837666666666667" calcext:value-type="float">
            <text:p>0,837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72, Accuracy</text:p>
          </table:table-cell>
          <table:table-cell office:value-type="float" office:value="5054" calcext:value-type="float">
            <text:p>5054</text:p>
          </table:table-cell>
          <table:table-cell office:value-type="string" calcext:value-type="string">
            <text:p>6000 (84%)</text:p>
          </table:table-cell>
          <table:table-cell table:formula="of:=[.D347]/6000" office:value-type="float" office:value="0.842333333333333" calcext:value-type="float">
            <text:p>0,842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24, Accuracy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6000 (84%)</text:p>
          </table:table-cell>
          <table:table-cell table:formula="of:=[.D348]/6000" office:value-type="float" office:value="0.8365" calcext:value-type="float">
            <text:p>0,83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14, Accuracy</text:p>
          </table:table-cell>
          <table:table-cell office:value-type="float" office:value="5056" calcext:value-type="float">
            <text:p>5056</text:p>
          </table:table-cell>
          <table:table-cell office:value-type="string" calcext:value-type="string">
            <text:p>6000 (84%)</text:p>
          </table:table-cell>
          <table:table-cell table:formula="of:=[.D349]/6000" office:value-type="float" office:value="0.842666666666667" calcext:value-type="float">
            <text:p>0,842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45, Accuracy</text:p>
          </table:table-cell>
          <table:table-cell office:value-type="float" office:value="5079" calcext:value-type="float">
            <text:p>5079</text:p>
          </table:table-cell>
          <table:table-cell office:value-type="string" calcext:value-type="string">
            <text:p>6000 (85%)</text:p>
          </table:table-cell>
          <table:table-cell table:formula="of:=[.D350]/6000" office:value-type="float" office:value="0.8465" calcext:value-type="float">
            <text:p>0,84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44, Accuracy</text:p>
          </table:table-cell>
          <table:table-cell office:value-type="float" office:value="5048" calcext:value-type="float">
            <text:p>5048</text:p>
          </table:table-cell>
          <table:table-cell office:value-type="string" calcext:value-type="string">
            <text:p>6000 (84%)</text:p>
          </table:table-cell>
          <table:table-cell table:formula="of:=[.D351]/6000" office:value-type="float" office:value="0.841333333333333" calcext:value-type="float">
            <text:p>0,841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45, Accuracy</text:p>
          </table:table-cell>
          <table:table-cell office:value-type="float" office:value="5111" calcext:value-type="float">
            <text:p>5111</text:p>
          </table:table-cell>
          <table:table-cell office:value-type="string" calcext:value-type="string">
            <text:p>6000 (85%)</text:p>
          </table:table-cell>
          <table:table-cell table:formula="of:=[.D352]/6000" office:value-type="float" office:value="0.851833333333333" calcext:value-type="float">
            <text:p>0,851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86, Accuracy</text:p>
          </table:table-cell>
          <table:table-cell office:value-type="float" office:value="5066" calcext:value-type="float">
            <text:p>5066</text:p>
          </table:table-cell>
          <table:table-cell office:value-type="string" calcext:value-type="string">
            <text:p>6000 (84%)</text:p>
          </table:table-cell>
          <table:table-cell table:formula="of:=[.D353]/6000" office:value-type="float" office:value="0.844333333333333" calcext:value-type="float">
            <text:p>0,844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79, Accuracy</text:p>
          </table:table-cell>
          <table:table-cell office:value-type="float" office:value="5064" calcext:value-type="float">
            <text:p>5064</text:p>
          </table:table-cell>
          <table:table-cell office:value-type="string" calcext:value-type="string">
            <text:p>6000 (84%)</text:p>
          </table:table-cell>
          <table:table-cell table:formula="of:=[.D354]/6000" office:value-type="float" office:value="0.844" calcext:value-type="float">
            <text:p>0,8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67, Accuracy</text:p>
          </table:table-cell>
          <table:table-cell office:value-type="float" office:value="5118" calcext:value-type="float">
            <text:p>5118</text:p>
          </table:table-cell>
          <table:table-cell office:value-type="string" calcext:value-type="string">
            <text:p>6000 (85%)</text:p>
          </table:table-cell>
          <table:table-cell table:formula="of:=[.D355]/6000" office:value-type="float" office:value="0.853" calcext:value-type="float">
            <text:p>0,8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57, Accuracy</text:p>
          </table:table-cell>
          <table:table-cell office:value-type="float" office:value="5103" calcext:value-type="float">
            <text:p>5103</text:p>
          </table:table-cell>
          <table:table-cell office:value-type="string" calcext:value-type="string">
            <text:p>6000 (85%)</text:p>
          </table:table-cell>
          <table:table-cell table:formula="of:=[.D356]/6000" office:value-type="float" office:value="0.8505" calcext:value-type="float">
            <text:p>0,8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95, Accuracy</text:p>
          </table:table-cell>
          <table:table-cell office:value-type="float" office:value="5082" calcext:value-type="float">
            <text:p>5082</text:p>
          </table:table-cell>
          <table:table-cell office:value-type="string" calcext:value-type="string">
            <text:p>6000 (85%)</text:p>
          </table:table-cell>
          <table:table-cell table:formula="of:=[.D357]/6000" office:value-type="float" office:value="0.847" calcext:value-type="float">
            <text:p>0,8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69, Accuracy</text:p>
          </table:table-cell>
          <table:table-cell office:value-type="float" office:value="5118" calcext:value-type="float">
            <text:p>5118</text:p>
          </table:table-cell>
          <table:table-cell office:value-type="string" calcext:value-type="string">
            <text:p>6000 (85%)</text:p>
          </table:table-cell>
          <table:table-cell table:formula="of:=[.D358]/6000" office:value-type="float" office:value="0.853" calcext:value-type="float">
            <text:p>0,8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08, Accuracy</text:p>
          </table:table-cell>
          <table:table-cell office:value-type="float" office:value="5126" calcext:value-type="float">
            <text:p>5126</text:p>
          </table:table-cell>
          <table:table-cell office:value-type="string" calcext:value-type="string">
            <text:p>6000 (85%)</text:p>
          </table:table-cell>
          <table:table-cell table:formula="of:=[.D359]/6000" office:value-type="float" office:value="0.854333333333333" calcext:value-type="float">
            <text:p>0,854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37, Accuracy</text:p>
          </table:table-cell>
          <table:table-cell office:value-type="float" office:value="5104" calcext:value-type="float">
            <text:p>5104</text:p>
          </table:table-cell>
          <table:table-cell office:value-type="string" calcext:value-type="string">
            <text:p>6000 (85%)</text:p>
          </table:table-cell>
          <table:table-cell table:formula="of:=[.D360]/6000" office:value-type="float" office:value="0.850666666666667" calcext:value-type="float">
            <text:p>0,850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67, Accuracy</text:p>
          </table:table-cell>
          <table:table-cell office:value-type="float" office:value="5091" calcext:value-type="float">
            <text:p>5091</text:p>
          </table:table-cell>
          <table:table-cell office:value-type="string" calcext:value-type="string">
            <text:p>6000 (85%)</text:p>
          </table:table-cell>
          <table:table-cell table:formula="of:=[.D361]/6000" office:value-type="float" office:value="0.8485" calcext:value-type="float">
            <text:p>0,84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14, Accuracy</text:p>
          </table:table-cell>
          <table:table-cell office:value-type="float" office:value="5109" calcext:value-type="float">
            <text:p>5109</text:p>
          </table:table-cell>
          <table:table-cell office:value-type="string" calcext:value-type="string">
            <text:p>6000 (85%)</text:p>
          </table:table-cell>
          <table:table-cell table:formula="of:=[.D362]/6000" office:value-type="float" office:value="0.8515" calcext:value-type="float">
            <text:p>0,85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28, Accuracy</text:p>
          </table:table-cell>
          <table:table-cell office:value-type="float" office:value="5082" calcext:value-type="float">
            <text:p>5082</text:p>
          </table:table-cell>
          <table:table-cell office:value-type="string" calcext:value-type="string">
            <text:p>6000 (85%)</text:p>
          </table:table-cell>
          <table:table-cell table:formula="of:=[.D363]/6000" office:value-type="float" office:value="0.847" calcext:value-type="float">
            <text:p>0,8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39, Accuracy</text:p>
          </table:table-cell>
          <table:table-cell office:value-type="float" office:value="5090" calcext:value-type="float">
            <text:p>5090</text:p>
          </table:table-cell>
          <table:table-cell office:value-type="string" calcext:value-type="string">
            <text:p>6000 (85%)</text:p>
          </table:table-cell>
          <table:table-cell table:formula="of:=[.D364]/6000" office:value-type="float" office:value="0.848333333333333" calcext:value-type="float">
            <text:p>0,848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03, Accuracy</text:p>
          </table:table-cell>
          <table:table-cell office:value-type="float" office:value="5107" calcext:value-type="float">
            <text:p>5107</text:p>
          </table:table-cell>
          <table:table-cell office:value-type="string" calcext:value-type="string">
            <text:p>6000 (85%)</text:p>
          </table:table-cell>
          <table:table-cell table:formula="of:=[.D365]/6000" office:value-type="float" office:value="0.851166666666667" calcext:value-type="float">
            <text:p>0,851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50, Accuracy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6000 (85%)</text:p>
          </table:table-cell>
          <table:table-cell table:formula="of:=[.D366]/6000" office:value-type="float" office:value="0.85" calcext:value-type="float">
            <text:p>0,85</text:p>
          </table:table-cell>
          <table:table-cell table:number-columns-repeated="12"/>
        </table:table-row>
      </table:table>
      <table:table table:name="Sig-10Layer-512N-100epoch" table:style-name="ta1">
        <table:shapes>
          <draw:frame draw:z-index="0" draw:style-name="gr1" draw:text-style-name="P1" svg:width="159.99mm" svg:height="89.99mm" svg:x="181.07mm" svg:y="17.47mm">
            <loext:p/>
            <draw:object draw:notify-on-update-of-ranges="'Sig-10Layer-512N-100epoch'.G5:'Sig-10Layer-512N-100epoch'.G44 'Sig-10Layer-512N-100epoch'.F4:'Sig-10Layer-512N-100epoch'.F4 'Sig-10Layer-512N-100epoch'.F5:'Sig-10Layer-512N-100epoch'.F4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2">
          <table:table-cell table:style-name="ce6" office:value-type="string" calcext:value-type="string">
            <text:p>NLayerSigmoidModel(nNeurones,10)</text:p>
          </table:table-cell>
          <table:table-cell table:number-columns-repeated="6"/>
        </table:table-row>
        <table:table-row table:style-name="ro2">
          <table:table-cell table:style-name="ce6" office:value-type="string" calcext:value-type="string">
            <text:p>experiment(model, 100, 0.001)</text:p>
          </table:table-cell>
          <table:table-cell table:number-columns-repeated="4"/>
          <table:table-cell office:value-type="string" calcext:value-type="string">
            <text:p>Précision</text:p>
          </table:table-cell>
          <table:table-cell office:value-type="string" calcext:value-type="string">
            <text:p>Epoch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0081, Accuracy</text:p>
          </table:table-cell>
          <table:table-cell office:value-type="float" office:value="3674" calcext:value-type="float">
            <text:p>3674</text:p>
          </table:table-cell>
          <table:table-cell office:value-type="string" calcext:value-type="string">
            <text:p>6000 (61%)</text:p>
          </table:table-cell>
          <table:table-cell table:formula="of:=[.D5]/6000" office:value-type="float" office:value="0.612333333333333" calcext:value-type="float">
            <text:p>0,612333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0154, Accuracy</text:p>
          </table:table-cell>
          <table:table-cell office:value-type="float" office:value="3716" calcext:value-type="float">
            <text:p>3716</text:p>
          </table:table-cell>
          <table:table-cell office:value-type="string" calcext:value-type="string">
            <text:p>6000 (62%)</text:p>
          </table:table-cell>
          <table:table-cell table:formula="of:=[.D6]/6000" office:value-type="float" office:value="0.619333333333333" calcext:value-type="float">
            <text:p>0,619333333333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781, Accuracy</text:p>
          </table:table-cell>
          <table:table-cell office:value-type="float" office:value="4375" calcext:value-type="float">
            <text:p>4375</text:p>
          </table:table-cell>
          <table:table-cell office:value-type="string" calcext:value-type="string">
            <text:p>6000 (73%)</text:p>
          </table:table-cell>
          <table:table-cell table:formula="of:=[.D7]/6000" office:value-type="float" office:value="0.729166666666667" calcext:value-type="float">
            <text:p>0,7291666666666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590, Accuracy</text:p>
          </table:table-cell>
          <table:table-cell office:value-type="float" office:value="4845" calcext:value-type="float">
            <text:p>4845</text:p>
          </table:table-cell>
          <table:table-cell office:value-type="string" calcext:value-type="string">
            <text:p>6000 (81%)</text:p>
          </table:table-cell>
          <table:table-cell table:formula="of:=[.D8]/6000" office:value-type="float" office:value="0.8075" calcext:value-type="float">
            <text:p>0,80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72, Accuracy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6000 (80%)</text:p>
          </table:table-cell>
          <table:table-cell table:formula="of:=[.D9]/6000" office:value-type="float" office:value="0.805" calcext:value-type="float">
            <text:p>0,8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67, Accuracy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6000 (84%)</text:p>
          </table:table-cell>
          <table:table-cell table:formula="of:=[.D10]/6000" office:value-type="float" office:value="0.835666666666667" calcext:value-type="float">
            <text:p>0,83566666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08, Accuracy</text:p>
          </table:table-cell>
          <table:table-cell office:value-type="float" office:value="4946" calcext:value-type="float">
            <text:p>4946</text:p>
          </table:table-cell>
          <table:table-cell office:value-type="string" calcext:value-type="string">
            <text:p>6000 (82%)</text:p>
          </table:table-cell>
          <table:table-cell table:formula="of:=[.D11]/6000" office:value-type="float" office:value="0.824333333333333" calcext:value-type="float">
            <text:p>0,824333333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65, Accuracy</text:p>
          </table:table-cell>
          <table:table-cell office:value-type="float" office:value="5166" calcext:value-type="float">
            <text:p>5166</text:p>
          </table:table-cell>
          <table:table-cell office:value-type="string" calcext:value-type="string">
            <text:p>6000 (86%)</text:p>
          </table:table-cell>
          <table:table-cell table:formula="of:=[.D12]/6000" office:value-type="float" office:value="0.861" calcext:value-type="float">
            <text:p>0,8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70, Accuracy</text:p>
          </table:table-cell>
          <table:table-cell office:value-type="float" office:value="5188" calcext:value-type="float">
            <text:p>5188</text:p>
          </table:table-cell>
          <table:table-cell office:value-type="string" calcext:value-type="string">
            <text:p>6000 (86%)</text:p>
          </table:table-cell>
          <table:table-cell table:formula="of:=[.D13]/6000" office:value-type="float" office:value="0.864666666666667" calcext:value-type="float">
            <text:p>0,8646666666666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20, Accuracy</text:p>
          </table:table-cell>
          <table:table-cell office:value-type="float" office:value="5229" calcext:value-type="float">
            <text:p>5229</text:p>
          </table:table-cell>
          <table:table-cell office:value-type="string" calcext:value-type="string">
            <text:p>6000 (87%)</text:p>
          </table:table-cell>
          <table:table-cell table:formula="of:=[.D14]/6000" office:value-type="float" office:value="0.8715" calcext:value-type="float">
            <text:p>0,87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53, Accuracy</text:p>
          </table:table-cell>
          <table:table-cell office:value-type="float" office:value="5156" calcext:value-type="float">
            <text:p>5156</text:p>
          </table:table-cell>
          <table:table-cell office:value-type="string" calcext:value-type="string">
            <text:p>6000 (86%)</text:p>
          </table:table-cell>
          <table:table-cell table:formula="of:=[.D15]/6000" office:value-type="float" office:value="0.859333333333333" calcext:value-type="float">
            <text:p>0,8593333333333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85, Accuracy</text:p>
          </table:table-cell>
          <table:table-cell office:value-type="float" office:value="5221" calcext:value-type="float">
            <text:p>5221</text:p>
          </table:table-cell>
          <table:table-cell office:value-type="string" calcext:value-type="string">
            <text:p>6000 (87%)</text:p>
          </table:table-cell>
          <table:table-cell table:formula="of:=[.D16]/6000" office:value-type="float" office:value="0.870166666666667" calcext:value-type="float">
            <text:p>0,87016666666666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60, Accuracy</text:p>
          </table:table-cell>
          <table:table-cell office:value-type="float" office:value="5258" calcext:value-type="float">
            <text:p>5258</text:p>
          </table:table-cell>
          <table:table-cell office:value-type="string" calcext:value-type="string">
            <text:p>6000 (88%)</text:p>
          </table:table-cell>
          <table:table-cell table:formula="of:=[.D17]/6000" office:value-type="float" office:value="0.876333333333333" calcext:value-type="float">
            <text:p>0,8763333333333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12, Accuracy</text:p>
          </table:table-cell>
          <table:table-cell office:value-type="float" office:value="5260" calcext:value-type="float">
            <text:p>5260</text:p>
          </table:table-cell>
          <table:table-cell office:value-type="string" calcext:value-type="string">
            <text:p>6000 (88%)</text:p>
          </table:table-cell>
          <table:table-cell table:formula="of:=[.D18]/6000" office:value-type="float" office:value="0.876666666666667" calcext:value-type="float">
            <text:p>0,8766666666666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83, Accuracy</text:p>
          </table:table-cell>
          <table:table-cell office:value-type="float" office:value="5251" calcext:value-type="float">
            <text:p>5251</text:p>
          </table:table-cell>
          <table:table-cell office:value-type="string" calcext:value-type="string">
            <text:p>6000 (88%)</text:p>
          </table:table-cell>
          <table:table-cell table:formula="of:=[.D19]/6000" office:value-type="float" office:value="0.875166666666667" calcext:value-type="float">
            <text:p>0,8751666666666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35, Accuracy</text:p>
          </table:table-cell>
          <table:table-cell office:value-type="float" office:value="5273" calcext:value-type="float">
            <text:p>5273</text:p>
          </table:table-cell>
          <table:table-cell office:value-type="string" calcext:value-type="string">
            <text:p>6000 (88%)</text:p>
          </table:table-cell>
          <table:table-cell table:formula="of:=[.D20]/6000" office:value-type="float" office:value="0.878833333333333" calcext:value-type="float">
            <text:p>0,8788333333333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53, Accuracy</text:p>
          </table:table-cell>
          <table:table-cell office:value-type="float" office:value="5244" calcext:value-type="float">
            <text:p>5244</text:p>
          </table:table-cell>
          <table:table-cell office:value-type="string" calcext:value-type="string">
            <text:p>6000 (87%)</text:p>
          </table:table-cell>
          <table:table-cell table:formula="of:=[.D21]/6000" office:value-type="float" office:value="0.874" calcext:value-type="float">
            <text:p>0,8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25, Accuracy</text:p>
          </table:table-cell>
          <table:table-cell office:value-type="float" office:value="5268" calcext:value-type="float">
            <text:p>5268</text:p>
          </table:table-cell>
          <table:table-cell office:value-type="string" calcext:value-type="string">
            <text:p>6000 (88%)</text:p>
          </table:table-cell>
          <table:table-cell table:formula="of:=[.D22]/6000" office:value-type="float" office:value="0.878" calcext:value-type="float">
            <text:p>0,87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79, Accuracy</text:p>
          </table:table-cell>
          <table:table-cell office:value-type="float" office:value="5247" calcext:value-type="float">
            <text:p>5247</text:p>
          </table:table-cell>
          <table:table-cell office:value-type="string" calcext:value-type="string">
            <text:p>6000 (87%)</text:p>
          </table:table-cell>
          <table:table-cell table:formula="of:=[.D23]/6000" office:value-type="float" office:value="0.8745" calcext:value-type="float">
            <text:p>0,87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79, Accuracy</text:p>
          </table:table-cell>
          <table:table-cell office:value-type="float" office:value="5291" calcext:value-type="float">
            <text:p>5291</text:p>
          </table:table-cell>
          <table:table-cell office:value-type="string" calcext:value-type="string">
            <text:p>6000 (88%)</text:p>
          </table:table-cell>
          <table:table-cell table:formula="of:=[.D24]/6000" office:value-type="float" office:value="0.881833333333333" calcext:value-type="float">
            <text:p>0,88183333333333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47, Accuracy</text:p>
          </table:table-cell>
          <table:table-cell office:value-type="float" office:value="5298" calcext:value-type="float">
            <text:p>5298</text:p>
          </table:table-cell>
          <table:table-cell office:value-type="string" calcext:value-type="string">
            <text:p>6000 (88%)</text:p>
          </table:table-cell>
          <table:table-cell table:formula="of:=[.D25]/6000" office:value-type="float" office:value="0.883" calcext:value-type="float">
            <text:p>0,8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91, Accuracy</text:p>
          </table:table-cell>
          <table:table-cell office:value-type="float" office:value="5268" calcext:value-type="float">
            <text:p>5268</text:p>
          </table:table-cell>
          <table:table-cell office:value-type="string" calcext:value-type="string">
            <text:p>6000 (88%)</text:p>
          </table:table-cell>
          <table:table-cell table:formula="of:=[.D26]/6000" office:value-type="float" office:value="0.878" calcext:value-type="float">
            <text:p>0,8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41, Accuracy</text:p>
          </table:table-cell>
          <table:table-cell office:value-type="float" office:value="5209" calcext:value-type="float">
            <text:p>5209</text:p>
          </table:table-cell>
          <table:table-cell office:value-type="string" calcext:value-type="string">
            <text:p>6000 (87%)</text:p>
          </table:table-cell>
          <table:table-cell table:formula="of:=[.D27]/6000" office:value-type="float" office:value="0.868166666666667" calcext:value-type="float">
            <text:p>0,86816666666666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63, Accuracy</text:p>
          </table:table-cell>
          <table:table-cell office:value-type="float" office:value="5294" calcext:value-type="float">
            <text:p>5294</text:p>
          </table:table-cell>
          <table:table-cell office:value-type="string" calcext:value-type="string">
            <text:p>6000 (88%)</text:p>
          </table:table-cell>
          <table:table-cell table:formula="of:=[.D28]/6000" office:value-type="float" office:value="0.882333333333333" calcext:value-type="float">
            <text:p>0,8823333333333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49, Accuracy</text:p>
          </table:table-cell>
          <table:table-cell office:value-type="float" office:value="5217" calcext:value-type="float">
            <text:p>5217</text:p>
          </table:table-cell>
          <table:table-cell office:value-type="string" calcext:value-type="string">
            <text:p>6000 (87%)</text:p>
          </table:table-cell>
          <table:table-cell table:formula="of:=[.D29]/6000" office:value-type="float" office:value="0.8695" calcext:value-type="float">
            <text:p>0,86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33, Accuracy</text:p>
          </table:table-cell>
          <table:table-cell office:value-type="float" office:value="5268" calcext:value-type="float">
            <text:p>5268</text:p>
          </table:table-cell>
          <table:table-cell office:value-type="string" calcext:value-type="string">
            <text:p>6000 (88%)</text:p>
          </table:table-cell>
          <table:table-cell table:formula="of:=[.D30]/6000" office:value-type="float" office:value="0.878" calcext:value-type="float">
            <text:p>0,87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29, Accuracy</text:p>
          </table:table-cell>
          <table:table-cell office:value-type="float" office:value="5228" calcext:value-type="float">
            <text:p>5228</text:p>
          </table:table-cell>
          <table:table-cell office:value-type="string" calcext:value-type="string">
            <text:p>6000 (87%)</text:p>
          </table:table-cell>
          <table:table-cell table:formula="of:=[.D31]/6000" office:value-type="float" office:value="0.871333333333333" calcext:value-type="float">
            <text:p>0,87133333333333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76, Accuracy</text:p>
          </table:table-cell>
          <table:table-cell office:value-type="float" office:value="5248" calcext:value-type="float">
            <text:p>5248</text:p>
          </table:table-cell>
          <table:table-cell office:value-type="string" calcext:value-type="string">
            <text:p>6000 (87%)</text:p>
          </table:table-cell>
          <table:table-cell table:formula="of:=[.D32]/6000" office:value-type="float" office:value="0.874666666666667" calcext:value-type="float">
            <text:p>0,8746666666666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88, Accuracy</text:p>
          </table:table-cell>
          <table:table-cell office:value-type="float" office:value="5297" calcext:value-type="float">
            <text:p>5297</text:p>
          </table:table-cell>
          <table:table-cell office:value-type="string" calcext:value-type="string">
            <text:p>6000 (88%)</text:p>
          </table:table-cell>
          <table:table-cell table:formula="of:=[.D33]/6000" office:value-type="float" office:value="0.882833333333333" calcext:value-type="float">
            <text:p>0,8828333333333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21, Accuracy</text:p>
          </table:table-cell>
          <table:table-cell office:value-type="float" office:value="5288" calcext:value-type="float">
            <text:p>5288</text:p>
          </table:table-cell>
          <table:table-cell office:value-type="string" calcext:value-type="string">
            <text:p>6000 (88%)</text:p>
          </table:table-cell>
          <table:table-cell table:formula="of:=[.D34]/6000" office:value-type="float" office:value="0.881333333333333" calcext:value-type="float">
            <text:p>0,8813333333333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99, Accuracy</text:p>
          </table:table-cell>
          <table:table-cell office:value-type="float" office:value="5296" calcext:value-type="float">
            <text:p>5296</text:p>
          </table:table-cell>
          <table:table-cell office:value-type="string" calcext:value-type="string">
            <text:p>6000 (88%)</text:p>
          </table:table-cell>
          <table:table-cell table:formula="of:=[.D35]/6000" office:value-type="float" office:value="0.882666666666667" calcext:value-type="float">
            <text:p>0,88266666666666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73, Accuracy</text:p>
          </table:table-cell>
          <table:table-cell office:value-type="float" office:value="5273" calcext:value-type="float">
            <text:p>5273</text:p>
          </table:table-cell>
          <table:table-cell office:value-type="string" calcext:value-type="string">
            <text:p>6000 (88%)</text:p>
          </table:table-cell>
          <table:table-cell table:formula="of:=[.D36]/6000" office:value-type="float" office:value="0.878833333333333" calcext:value-type="float">
            <text:p>0,8788333333333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62, Accuracy</text:p>
          </table:table-cell>
          <table:table-cell office:value-type="float" office:value="5289" calcext:value-type="float">
            <text:p>5289</text:p>
          </table:table-cell>
          <table:table-cell office:value-type="string" calcext:value-type="string">
            <text:p>6000 (88%)</text:p>
          </table:table-cell>
          <table:table-cell table:formula="of:=[.D37]/6000" office:value-type="float" office:value="0.8815" calcext:value-type="float">
            <text:p>0,881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22, Accuracy</text:p>
          </table:table-cell>
          <table:table-cell office:value-type="float" office:value="5296" calcext:value-type="float">
            <text:p>5296</text:p>
          </table:table-cell>
          <table:table-cell office:value-type="string" calcext:value-type="string">
            <text:p>6000 (88%)</text:p>
          </table:table-cell>
          <table:table-cell table:formula="of:=[.D38]/6000" office:value-type="float" office:value="0.882666666666667" calcext:value-type="float">
            <text:p>0,88266666666666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88, Accuracy</text:p>
          </table:table-cell>
          <table:table-cell office:value-type="float" office:value="5274" calcext:value-type="float">
            <text:p>5274</text:p>
          </table:table-cell>
          <table:table-cell office:value-type="string" calcext:value-type="string">
            <text:p>6000 (88%)</text:p>
          </table:table-cell>
          <table:table-cell table:formula="of:=[.D39]/6000" office:value-type="float" office:value="0.879" calcext:value-type="float">
            <text:p>0,87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43, Accuracy</text:p>
          </table:table-cell>
          <table:table-cell office:value-type="float" office:value="5294" calcext:value-type="float">
            <text:p>5294</text:p>
          </table:table-cell>
          <table:table-cell office:value-type="string" calcext:value-type="string">
            <text:p>6000 (88%)</text:p>
          </table:table-cell>
          <table:table-cell table:formula="of:=[.D40]/6000" office:value-type="float" office:value="0.882333333333333" calcext:value-type="float">
            <text:p>0,8823333333333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97, Accuracy</text:p>
          </table:table-cell>
          <table:table-cell office:value-type="float" office:value="5296" calcext:value-type="float">
            <text:p>5296</text:p>
          </table:table-cell>
          <table:table-cell office:value-type="string" calcext:value-type="string">
            <text:p>6000 (88%)</text:p>
          </table:table-cell>
          <table:table-cell table:formula="of:=[.D41]/6000" office:value-type="float" office:value="0.882666666666667" calcext:value-type="float">
            <text:p>0,88266666666666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10, Accuracy</text:p>
          </table:table-cell>
          <table:table-cell office:value-type="float" office:value="5189" calcext:value-type="float">
            <text:p>5189</text:p>
          </table:table-cell>
          <table:table-cell office:value-type="string" calcext:value-type="string">
            <text:p>6000 (86%)</text:p>
          </table:table-cell>
          <table:table-cell table:formula="of:=[.D42]/6000" office:value-type="float" office:value="0.864833333333333" calcext:value-type="float">
            <text:p>0,8648333333333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02, Accuracy</text:p>
          </table:table-cell>
          <table:table-cell office:value-type="float" office:value="5294" calcext:value-type="float">
            <text:p>5294</text:p>
          </table:table-cell>
          <table:table-cell office:value-type="string" calcext:value-type="string">
            <text:p>6000 (88%)</text:p>
          </table:table-cell>
          <table:table-cell table:formula="of:=[.D43]/6000" office:value-type="float" office:value="0.882333333333333" calcext:value-type="float">
            <text:p>0,88233333333333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73, Accuracy</text:p>
          </table:table-cell>
          <table:table-cell office:value-type="float" office:value="5311" calcext:value-type="float">
            <text:p>5311</text:p>
          </table:table-cell>
          <table:table-cell office:value-type="string" calcext:value-type="string">
            <text:p>6000 (89%)</text:p>
          </table:table-cell>
          <table:table-cell table:formula="of:=[.D44]/6000" office:value-type="float" office:value="0.885166666666667" calcext:value-type="float">
            <text:p>0,88516666666666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98, Accuracy</text:p>
          </table:table-cell>
          <table:table-cell office:value-type="float" office:value="5299" calcext:value-type="float">
            <text:p>5299</text:p>
          </table:table-cell>
          <table:table-cell office:value-type="string" calcext:value-type="string">
            <text:p>6000 (88%)</text:p>
          </table:table-cell>
          <table:table-cell table:formula="of:=[.D45]/6000" office:value-type="float" office:value="0.883166666666667" calcext:value-type="float">
            <text:p>0,88316666666666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73, Accuracy</text:p>
          </table:table-cell>
          <table:table-cell office:value-type="float" office:value="5289" calcext:value-type="float">
            <text:p>5289</text:p>
          </table:table-cell>
          <table:table-cell office:value-type="string" calcext:value-type="string">
            <text:p>6000 (88%)</text:p>
          </table:table-cell>
          <table:table-cell table:formula="of:=[.D46]/6000" office:value-type="float" office:value="0.8815" calcext:value-type="float">
            <text:p>0,88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26, Accuracy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6000 (88%)</text:p>
          </table:table-cell>
          <table:table-cell table:formula="of:=[.D47]/6000" office:value-type="float" office:value="0.881" calcext:value-type="float">
            <text:p>0,88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48, Accuracy</text:p>
          </table:table-cell>
          <table:table-cell office:value-type="float" office:value="5287" calcext:value-type="float">
            <text:p>5287</text:p>
          </table:table-cell>
          <table:table-cell office:value-type="string" calcext:value-type="string">
            <text:p>6000 (88%)</text:p>
          </table:table-cell>
          <table:table-cell table:formula="of:=[.D48]/6000" office:value-type="float" office:value="0.881166666666667" calcext:value-type="float">
            <text:p>0,88116666666666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10, Accuracy</text:p>
          </table:table-cell>
          <table:table-cell office:value-type="float" office:value="5304" calcext:value-type="float">
            <text:p>5304</text:p>
          </table:table-cell>
          <table:table-cell office:value-type="string" calcext:value-type="string">
            <text:p>6000 (88%)</text:p>
          </table:table-cell>
          <table:table-cell table:formula="of:=[.D49]/6000" office:value-type="float" office:value="0.884" calcext:value-type="float">
            <text:p>0,88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64, Accuracy</text:p>
          </table:table-cell>
          <table:table-cell office:value-type="float" office:value="5324" calcext:value-type="float">
            <text:p>5324</text:p>
          </table:table-cell>
          <table:table-cell office:value-type="string" calcext:value-type="string">
            <text:p>6000 (89%)</text:p>
          </table:table-cell>
          <table:table-cell table:formula="of:=[.D50]/6000" office:value-type="float" office:value="0.887333333333333" calcext:value-type="float">
            <text:p>0,88733333333333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57, Accuracy</text:p>
          </table:table-cell>
          <table:table-cell office:value-type="float" office:value="5326" calcext:value-type="float">
            <text:p>5326</text:p>
          </table:table-cell>
          <table:table-cell office:value-type="string" calcext:value-type="string">
            <text:p>6000 (89%)</text:p>
          </table:table-cell>
          <table:table-cell table:formula="of:=[.D51]/6000" office:value-type="float" office:value="0.887666666666667" calcext:value-type="float">
            <text:p>0,88766666666666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13, Accuracy</text:p>
          </table:table-cell>
          <table:table-cell office:value-type="float" office:value="5297" calcext:value-type="float">
            <text:p>5297</text:p>
          </table:table-cell>
          <table:table-cell office:value-type="string" calcext:value-type="string">
            <text:p>6000 (88%)</text:p>
          </table:table-cell>
          <table:table-cell table:formula="of:=[.D52]/6000" office:value-type="float" office:value="0.882833333333333" calcext:value-type="float">
            <text:p>0,88283333333333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89, Accuracy</text:p>
          </table:table-cell>
          <table:table-cell office:value-type="float" office:value="5292" calcext:value-type="float">
            <text:p>5292</text:p>
          </table:table-cell>
          <table:table-cell office:value-type="string" calcext:value-type="string">
            <text:p>6000 (88%)</text:p>
          </table:table-cell>
          <table:table-cell table:formula="of:=[.D53]/6000" office:value-type="float" office:value="0.882" calcext:value-type="float">
            <text:p>0,88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22, Accuracy</text:p>
          </table:table-cell>
          <table:table-cell office:value-type="float" office:value="5288" calcext:value-type="float">
            <text:p>5288</text:p>
          </table:table-cell>
          <table:table-cell office:value-type="string" calcext:value-type="string">
            <text:p>6000 (88%)</text:p>
          </table:table-cell>
          <table:table-cell table:formula="of:=[.D54]/6000" office:value-type="float" office:value="0.881333333333333" calcext:value-type="float">
            <text:p>0,8813333333333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18, Accuracy</text:p>
          </table:table-cell>
          <table:table-cell office:value-type="float" office:value="5321" calcext:value-type="float">
            <text:p>5321</text:p>
          </table:table-cell>
          <table:table-cell office:value-type="string" calcext:value-type="string">
            <text:p>6000 (89%)</text:p>
          </table:table-cell>
          <table:table-cell table:formula="of:=[.D55]/6000" office:value-type="float" office:value="0.886833333333333" calcext:value-type="float">
            <text:p>0,88683333333333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05, Accuracy</text:p>
          </table:table-cell>
          <table:table-cell office:value-type="float" office:value="5265" calcext:value-type="float">
            <text:p>5265</text:p>
          </table:table-cell>
          <table:table-cell office:value-type="string" calcext:value-type="string">
            <text:p>6000 (88%)</text:p>
          </table:table-cell>
          <table:table-cell table:formula="of:=[.D56]/6000" office:value-type="float" office:value="0.8775" calcext:value-type="float">
            <text:p>0,877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76, Accuracy</text:p>
          </table:table-cell>
          <table:table-cell office:value-type="float" office:value="5268" calcext:value-type="float">
            <text:p>5268</text:p>
          </table:table-cell>
          <table:table-cell office:value-type="string" calcext:value-type="string">
            <text:p>6000 (88%)</text:p>
          </table:table-cell>
          <table:table-cell table:formula="of:=[.D57]/6000" office:value-type="float" office:value="0.878" calcext:value-type="float">
            <text:p>0,87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26, Accuracy</text:p>
          </table:table-cell>
          <table:table-cell office:value-type="float" office:value="5257" calcext:value-type="float">
            <text:p>5257</text:p>
          </table:table-cell>
          <table:table-cell office:value-type="string" calcext:value-type="string">
            <text:p>6000 (88%)</text:p>
          </table:table-cell>
          <table:table-cell table:formula="of:=[.D58]/6000" office:value-type="float" office:value="0.876166666666667" calcext:value-type="float">
            <text:p>0,87616666666666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15, Accuracy</text:p>
          </table:table-cell>
          <table:table-cell office:value-type="float" office:value="5266" calcext:value-type="float">
            <text:p>5266</text:p>
          </table:table-cell>
          <table:table-cell office:value-type="string" calcext:value-type="string">
            <text:p>6000 (88%)</text:p>
          </table:table-cell>
          <table:table-cell table:formula="of:=[.D59]/6000" office:value-type="float" office:value="0.877666666666667" calcext:value-type="float">
            <text:p>0,87766666666666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52, Accuracy</text:p>
          </table:table-cell>
          <table:table-cell office:value-type="float" office:value="5291" calcext:value-type="float">
            <text:p>5291</text:p>
          </table:table-cell>
          <table:table-cell office:value-type="string" calcext:value-type="string">
            <text:p>6000 (88%)</text:p>
          </table:table-cell>
          <table:table-cell table:formula="of:=[.D60]/6000" office:value-type="float" office:value="0.881833333333333" calcext:value-type="float">
            <text:p>0,88183333333333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65, Accuracy</text:p>
          </table:table-cell>
          <table:table-cell office:value-type="float" office:value="5275" calcext:value-type="float">
            <text:p>5275</text:p>
          </table:table-cell>
          <table:table-cell office:value-type="string" calcext:value-type="string">
            <text:p>6000 (88%)</text:p>
          </table:table-cell>
          <table:table-cell table:formula="of:=[.D61]/6000" office:value-type="float" office:value="0.879166666666667" calcext:value-type="float">
            <text:p>0,87916666666666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69, Accuracy</text:p>
          </table:table-cell>
          <table:table-cell office:value-type="float" office:value="5219" calcext:value-type="float">
            <text:p>5219</text:p>
          </table:table-cell>
          <table:table-cell office:value-type="string" calcext:value-type="string">
            <text:p>6000 (87%)</text:p>
          </table:table-cell>
          <table:table-cell table:formula="of:=[.D62]/6000" office:value-type="float" office:value="0.869833333333333" calcext:value-type="float">
            <text:p>0,86983333333333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94, Accuracy</text:p>
          </table:table-cell>
          <table:table-cell office:value-type="float" office:value="5316" calcext:value-type="float">
            <text:p>5316</text:p>
          </table:table-cell>
          <table:table-cell office:value-type="string" calcext:value-type="string">
            <text:p>6000 (89%)</text:p>
          </table:table-cell>
          <table:table-cell table:formula="of:=[.D63]/6000" office:value-type="float" office:value="0.886" calcext:value-type="float">
            <text:p>0,88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50, Accuracy</text:p>
          </table:table-cell>
          <table:table-cell office:value-type="float" office:value="5290" calcext:value-type="float">
            <text:p>5290</text:p>
          </table:table-cell>
          <table:table-cell office:value-type="string" calcext:value-type="string">
            <text:p>6000 (88%)</text:p>
          </table:table-cell>
          <table:table-cell table:formula="of:=[.D64]/6000" office:value-type="float" office:value="0.881666666666667" calcext:value-type="float">
            <text:p>0,88166666666666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67, Accuracy</text:p>
          </table:table-cell>
          <table:table-cell office:value-type="float" office:value="5310" calcext:value-type="float">
            <text:p>5310</text:p>
          </table:table-cell>
          <table:table-cell office:value-type="string" calcext:value-type="string">
            <text:p>6000 (88%)</text:p>
          </table:table-cell>
          <table:table-cell table:formula="of:=[.D65]/6000" office:value-type="float" office:value="0.885" calcext:value-type="float">
            <text:p>0,88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82, Accuracy</text:p>
          </table:table-cell>
          <table:table-cell office:value-type="float" office:value="5314" calcext:value-type="float">
            <text:p>5314</text:p>
          </table:table-cell>
          <table:table-cell office:value-type="string" calcext:value-type="string">
            <text:p>6000 (89%)</text:p>
          </table:table-cell>
          <table:table-cell table:formula="of:=[.D66]/6000" office:value-type="float" office:value="0.885666666666667" calcext:value-type="float">
            <text:p>0,88566666666666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93, Accuracy</text:p>
          </table:table-cell>
          <table:table-cell office:value-type="float" office:value="5318" calcext:value-type="float">
            <text:p>5318</text:p>
          </table:table-cell>
          <table:table-cell office:value-type="string" calcext:value-type="string">
            <text:p>6000 (89%)</text:p>
          </table:table-cell>
          <table:table-cell table:formula="of:=[.D67]/6000" office:value-type="float" office:value="0.886333333333333" calcext:value-type="float">
            <text:p>0,88633333333333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02, Accuracy</text:p>
          </table:table-cell>
          <table:table-cell office:value-type="float" office:value="5325" calcext:value-type="float">
            <text:p>5325</text:p>
          </table:table-cell>
          <table:table-cell office:value-type="string" calcext:value-type="string">
            <text:p>6000 (89%)</text:p>
          </table:table-cell>
          <table:table-cell table:formula="of:=[.D68]/6000" office:value-type="float" office:value="0.8875" calcext:value-type="float">
            <text:p>0,887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54, Accuracy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6000 (88%)</text:p>
          </table:table-cell>
          <table:table-cell table:formula="of:=[.D69]/6000" office:value-type="float" office:value="0.881" calcext:value-type="float">
            <text:p>0,88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23, Accuracy</text:p>
          </table:table-cell>
          <table:table-cell office:value-type="float" office:value="5302" calcext:value-type="float">
            <text:p>5302</text:p>
          </table:table-cell>
          <table:table-cell office:value-type="string" calcext:value-type="string">
            <text:p>6000 (88%)</text:p>
          </table:table-cell>
          <table:table-cell table:formula="of:=[.D70]/6000" office:value-type="float" office:value="0.883666666666667" calcext:value-type="float">
            <text:p>0,88366666666666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20, Accuracy</text:p>
          </table:table-cell>
          <table:table-cell office:value-type="float" office:value="5284" calcext:value-type="float">
            <text:p>5284</text:p>
          </table:table-cell>
          <table:table-cell office:value-type="string" calcext:value-type="string">
            <text:p>6000 (88%)</text:p>
          </table:table-cell>
          <table:table-cell table:formula="of:=[.D71]/6000" office:value-type="float" office:value="0.880666666666667" calcext:value-type="float">
            <text:p>0,88066666666666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20, Accuracy</text:p>
          </table:table-cell>
          <table:table-cell office:value-type="float" office:value="5262" calcext:value-type="float">
            <text:p>5262</text:p>
          </table:table-cell>
          <table:table-cell office:value-type="string" calcext:value-type="string">
            <text:p>6000 (88%)</text:p>
          </table:table-cell>
          <table:table-cell table:formula="of:=[.D72]/6000" office:value-type="float" office:value="0.877" calcext:value-type="float">
            <text:p>0,87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69, Accuracy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6000 (88%)</text:p>
          </table:table-cell>
          <table:table-cell table:formula="of:=[.D73]/6000" office:value-type="float" office:value="0.881" calcext:value-type="float">
            <text:p>0,88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15, Accuracy</text:p>
          </table:table-cell>
          <table:table-cell office:value-type="float" office:value="5283" calcext:value-type="float">
            <text:p>5283</text:p>
          </table:table-cell>
          <table:table-cell office:value-type="string" calcext:value-type="string">
            <text:p>6000 (88%)</text:p>
          </table:table-cell>
          <table:table-cell table:formula="of:=[.D74]/6000" office:value-type="float" office:value="0.8805" calcext:value-type="float">
            <text:p>0,880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01, Accuracy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6000 (88%)</text:p>
          </table:table-cell>
          <table:table-cell table:formula="of:=[.D75]/6000" office:value-type="float" office:value="0.876833333333333" calcext:value-type="float">
            <text:p>0,87683333333333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27, Accuracy</text:p>
          </table:table-cell>
          <table:table-cell office:value-type="float" office:value="5283" calcext:value-type="float">
            <text:p>5283</text:p>
          </table:table-cell>
          <table:table-cell office:value-type="string" calcext:value-type="string">
            <text:p>6000 (88%)</text:p>
          </table:table-cell>
          <table:table-cell table:formula="of:=[.D76]/6000" office:value-type="float" office:value="0.8805" calcext:value-type="float">
            <text:p>0,880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24, Accuracy</text:p>
          </table:table-cell>
          <table:table-cell office:value-type="float" office:value="5284" calcext:value-type="float">
            <text:p>5284</text:p>
          </table:table-cell>
          <table:table-cell office:value-type="string" calcext:value-type="string">
            <text:p>6000 (88%)</text:p>
          </table:table-cell>
          <table:table-cell table:formula="of:=[.D77]/6000" office:value-type="float" office:value="0.880666666666667" calcext:value-type="float">
            <text:p>0,88066666666666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03, Accuracy</text:p>
          </table:table-cell>
          <table:table-cell office:value-type="float" office:value="5297" calcext:value-type="float">
            <text:p>5297</text:p>
          </table:table-cell>
          <table:table-cell office:value-type="string" calcext:value-type="string">
            <text:p>6000 (88%)</text:p>
          </table:table-cell>
          <table:table-cell table:formula="of:=[.D78]/6000" office:value-type="float" office:value="0.882833333333333" calcext:value-type="float">
            <text:p>0,88283333333333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78, Accuracy</text:p>
          </table:table-cell>
          <table:table-cell office:value-type="float" office:value="5288" calcext:value-type="float">
            <text:p>5288</text:p>
          </table:table-cell>
          <table:table-cell office:value-type="string" calcext:value-type="string">
            <text:p>6000 (88%)</text:p>
          </table:table-cell>
          <table:table-cell table:formula="of:=[.D79]/6000" office:value-type="float" office:value="0.881333333333333" calcext:value-type="float">
            <text:p>0,88133333333333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63, Accuracy</text:p>
          </table:table-cell>
          <table:table-cell office:value-type="float" office:value="5242" calcext:value-type="float">
            <text:p>5242</text:p>
          </table:table-cell>
          <table:table-cell office:value-type="string" calcext:value-type="string">
            <text:p>6000 (87%)</text:p>
          </table:table-cell>
          <table:table-cell table:formula="of:=[.D80]/6000" office:value-type="float" office:value="0.873666666666667" calcext:value-type="float">
            <text:p>0,87366666666666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21, Accuracy</text:p>
          </table:table-cell>
          <table:table-cell office:value-type="float" office:value="5252" calcext:value-type="float">
            <text:p>5252</text:p>
          </table:table-cell>
          <table:table-cell office:value-type="string" calcext:value-type="string">
            <text:p>6000 (88%)</text:p>
          </table:table-cell>
          <table:table-cell table:formula="of:=[.D81]/6000" office:value-type="float" office:value="0.875333333333333" calcext:value-type="float">
            <text:p>0,87533333333333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58, Accuracy</text:p>
          </table:table-cell>
          <table:table-cell office:value-type="float" office:value="5287" calcext:value-type="float">
            <text:p>5287</text:p>
          </table:table-cell>
          <table:table-cell office:value-type="string" calcext:value-type="string">
            <text:p>6000 (88%)</text:p>
          </table:table-cell>
          <table:table-cell table:formula="of:=[.D82]/6000" office:value-type="float" office:value="0.881166666666667" calcext:value-type="float">
            <text:p>0,88116666666666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98, Accuracy</text:p>
          </table:table-cell>
          <table:table-cell office:value-type="float" office:value="5255" calcext:value-type="float">
            <text:p>5255</text:p>
          </table:table-cell>
          <table:table-cell office:value-type="string" calcext:value-type="string">
            <text:p>6000 (88%)</text:p>
          </table:table-cell>
          <table:table-cell table:formula="of:=[.D83]/6000" office:value-type="float" office:value="0.875833333333333" calcext:value-type="float">
            <text:p>0,87583333333333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691, Accuracy</text:p>
          </table:table-cell>
          <table:table-cell office:value-type="float" office:value="5282" calcext:value-type="float">
            <text:p>5282</text:p>
          </table:table-cell>
          <table:table-cell office:value-type="string" calcext:value-type="string">
            <text:p>6000 (88%)</text:p>
          </table:table-cell>
          <table:table-cell table:formula="of:=[.D84]/6000" office:value-type="float" office:value="0.880333333333333" calcext:value-type="float">
            <text:p>0,88033333333333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36, Accuracy</text:p>
          </table:table-cell>
          <table:table-cell office:value-type="float" office:value="5262" calcext:value-type="float">
            <text:p>5262</text:p>
          </table:table-cell>
          <table:table-cell office:value-type="string" calcext:value-type="string">
            <text:p>6000 (88%)</text:p>
          </table:table-cell>
          <table:table-cell table:formula="of:=[.D85]/6000" office:value-type="float" office:value="0.877" calcext:value-type="float">
            <text:p>0,8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07, Accuracy</text:p>
          </table:table-cell>
          <table:table-cell office:value-type="float" office:value="5313" calcext:value-type="float">
            <text:p>5313</text:p>
          </table:table-cell>
          <table:table-cell office:value-type="string" calcext:value-type="string">
            <text:p>6000 (89%)</text:p>
          </table:table-cell>
          <table:table-cell table:formula="of:=[.D86]/6000" office:value-type="float" office:value="0.8855" calcext:value-type="float">
            <text:p>0,885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13, Accuracy</text:p>
          </table:table-cell>
          <table:table-cell office:value-type="float" office:value="5311" calcext:value-type="float">
            <text:p>5311</text:p>
          </table:table-cell>
          <table:table-cell office:value-type="string" calcext:value-type="string">
            <text:p>6000 (89%)</text:p>
          </table:table-cell>
          <table:table-cell table:formula="of:=[.D87]/6000" office:value-type="float" office:value="0.885166666666667" calcext:value-type="float">
            <text:p>0,88516666666666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49, Accuracy</text:p>
          </table:table-cell>
          <table:table-cell office:value-type="float" office:value="5272" calcext:value-type="float">
            <text:p>5272</text:p>
          </table:table-cell>
          <table:table-cell office:value-type="string" calcext:value-type="string">
            <text:p>6000 (88%)</text:p>
          </table:table-cell>
          <table:table-cell table:formula="of:=[.D88]/6000" office:value-type="float" office:value="0.878666666666667" calcext:value-type="float">
            <text:p>0,87866666666666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41, Accuracy</text:p>
          </table:table-cell>
          <table:table-cell office:value-type="float" office:value="5291" calcext:value-type="float">
            <text:p>5291</text:p>
          </table:table-cell>
          <table:table-cell office:value-type="string" calcext:value-type="string">
            <text:p>6000 (88%)</text:p>
          </table:table-cell>
          <table:table-cell table:formula="of:=[.D89]/6000" office:value-type="float" office:value="0.881833333333333" calcext:value-type="float">
            <text:p>0,88183333333333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676, Accuracy</text:p>
          </table:table-cell>
          <table:table-cell office:value-type="float" office:value="5268" calcext:value-type="float">
            <text:p>5268</text:p>
          </table:table-cell>
          <table:table-cell office:value-type="string" calcext:value-type="string">
            <text:p>6000 (88%)</text:p>
          </table:table-cell>
          <table:table-cell table:formula="of:=[.D90]/6000" office:value-type="float" office:value="0.878" calcext:value-type="float">
            <text:p>0,87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93, Accuracy</text:p>
          </table:table-cell>
          <table:table-cell office:value-type="float" office:value="5274" calcext:value-type="float">
            <text:p>5274</text:p>
          </table:table-cell>
          <table:table-cell office:value-type="string" calcext:value-type="string">
            <text:p>6000 (88%)</text:p>
          </table:table-cell>
          <table:table-cell table:formula="of:=[.D91]/6000" office:value-type="float" office:value="0.879" calcext:value-type="float">
            <text:p>0,87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463, Accuracy</text:p>
          </table:table-cell>
          <table:table-cell office:value-type="float" office:value="5289" calcext:value-type="float">
            <text:p>5289</text:p>
          </table:table-cell>
          <table:table-cell office:value-type="string" calcext:value-type="string">
            <text:p>6000 (88%)</text:p>
          </table:table-cell>
          <table:table-cell table:formula="of:=[.D92]/6000" office:value-type="float" office:value="0.8815" calcext:value-type="float">
            <text:p>0,881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89, Accuracy</text:p>
          </table:table-cell>
          <table:table-cell office:value-type="float" office:value="5294" calcext:value-type="float">
            <text:p>5294</text:p>
          </table:table-cell>
          <table:table-cell office:value-type="string" calcext:value-type="string">
            <text:p>6000 (88%)</text:p>
          </table:table-cell>
          <table:table-cell table:formula="of:=[.D93]/6000" office:value-type="float" office:value="0.882333333333333" calcext:value-type="float">
            <text:p>0,88233333333333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82, Accuracy</text:p>
          </table:table-cell>
          <table:table-cell office:value-type="float" office:value="5302" calcext:value-type="float">
            <text:p>5302</text:p>
          </table:table-cell>
          <table:table-cell office:value-type="string" calcext:value-type="string">
            <text:p>6000 (88%)</text:p>
          </table:table-cell>
          <table:table-cell table:formula="of:=[.D94]/6000" office:value-type="float" office:value="0.883666666666667" calcext:value-type="float">
            <text:p>0,88366666666666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160, Accuracy</text:p>
          </table:table-cell>
          <table:table-cell office:value-type="float" office:value="5281" calcext:value-type="float">
            <text:p>5281</text:p>
          </table:table-cell>
          <table:table-cell office:value-type="string" calcext:value-type="string">
            <text:p>6000 (88%)</text:p>
          </table:table-cell>
          <table:table-cell table:formula="of:=[.D95]/6000" office:value-type="float" office:value="0.880166666666667" calcext:value-type="float">
            <text:p>0,88016666666666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28, Accuracy</text:p>
          </table:table-cell>
          <table:table-cell office:value-type="float" office:value="5299" calcext:value-type="float">
            <text:p>5299</text:p>
          </table:table-cell>
          <table:table-cell office:value-type="string" calcext:value-type="string">
            <text:p>6000 (88%)</text:p>
          </table:table-cell>
          <table:table-cell table:formula="of:=[.D96]/6000" office:value-type="float" office:value="0.883166666666667" calcext:value-type="float">
            <text:p>0,88316666666666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678, Accuracy</text:p>
          </table:table-cell>
          <table:table-cell office:value-type="float" office:value="5258" calcext:value-type="float">
            <text:p>5258</text:p>
          </table:table-cell>
          <table:table-cell office:value-type="string" calcext:value-type="string">
            <text:p>6000 (88%)</text:p>
          </table:table-cell>
          <table:table-cell table:formula="of:=[.D97]/6000" office:value-type="float" office:value="0.876333333333333" calcext:value-type="float">
            <text:p>0,87633333333333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739, Accuracy</text:p>
          </table:table-cell>
          <table:table-cell office:value-type="float" office:value="5273" calcext:value-type="float">
            <text:p>5273</text:p>
          </table:table-cell>
          <table:table-cell office:value-type="string" calcext:value-type="string">
            <text:p>6000 (88%)</text:p>
          </table:table-cell>
          <table:table-cell table:formula="of:=[.D98]/6000" office:value-type="float" office:value="0.878833333333333" calcext:value-type="float">
            <text:p>0,87883333333333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850, Accuracy</text:p>
          </table:table-cell>
          <table:table-cell office:value-type="float" office:value="5299" calcext:value-type="float">
            <text:p>5299</text:p>
          </table:table-cell>
          <table:table-cell office:value-type="string" calcext:value-type="string">
            <text:p>6000 (88%)</text:p>
          </table:table-cell>
          <table:table-cell table:formula="of:=[.D99]/6000" office:value-type="float" office:value="0.883166666666667" calcext:value-type="float">
            <text:p>0,88316666666666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163, Accuracy</text:p>
          </table:table-cell>
          <table:table-cell office:value-type="float" office:value="5287" calcext:value-type="float">
            <text:p>5287</text:p>
          </table:table-cell>
          <table:table-cell office:value-type="string" calcext:value-type="string">
            <text:p>6000 (88%)</text:p>
          </table:table-cell>
          <table:table-cell table:formula="of:=[.D100]/6000" office:value-type="float" office:value="0.881166666666667" calcext:value-type="float">
            <text:p>0,88116666666666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410, Accuracy</text:p>
          </table:table-cell>
          <table:table-cell office:value-type="float" office:value="5305" calcext:value-type="float">
            <text:p>5305</text:p>
          </table:table-cell>
          <table:table-cell office:value-type="string" calcext:value-type="string">
            <text:p>6000 (88%)</text:p>
          </table:table-cell>
          <table:table-cell table:formula="of:=[.D101]/6000" office:value-type="float" office:value="0.884166666666667" calcext:value-type="float">
            <text:p>0,88416666666666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860, Accuracy</text:p>
          </table:table-cell>
          <table:table-cell office:value-type="float" office:value="5289" calcext:value-type="float">
            <text:p>5289</text:p>
          </table:table-cell>
          <table:table-cell office:value-type="string" calcext:value-type="string">
            <text:p>6000 (88%)</text:p>
          </table:table-cell>
          <table:table-cell table:formula="of:=[.D102]/6000" office:value-type="float" office:value="0.8815" calcext:value-type="float">
            <text:p>0,881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456, Accuracy</text:p>
          </table:table-cell>
          <table:table-cell office:value-type="float" office:value="5230" calcext:value-type="float">
            <text:p>5230</text:p>
          </table:table-cell>
          <table:table-cell office:value-type="string" calcext:value-type="string">
            <text:p>6000 (87%)</text:p>
          </table:table-cell>
          <table:table-cell table:formula="of:=[.D103]/6000" office:value-type="float" office:value="0.871666666666667" calcext:value-type="float">
            <text:p>0,87166666666666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811, Accuracy</text:p>
          </table:table-cell>
          <table:table-cell office:value-type="float" office:value="5284" calcext:value-type="float">
            <text:p>5284</text:p>
          </table:table-cell>
          <table:table-cell office:value-type="string" calcext:value-type="string">
            <text:p>6000 (88%)</text:p>
          </table:table-cell>
          <table:table-cell table:formula="of:=[.D104]/6000" office:value-type="float" office:value="0.880666666666667" calcext:value-type="float">
            <text:p>0,880666666666667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Softplus-" table:style-name="ta1">
        <table:shapes>
          <draw:frame draw:z-index="0" draw:style-name="gr1" draw:text-style-name="P1" svg:width="211.74mm" svg:height="149.57mm" svg:x="150.88mm" svg:y="166.86mm">
            <loext:p/>
            <draw:object draw:notify-on-update-of-ranges="'Softplus-'.I5:'Softplus-'.I5 'Softplus-'.I6:'Softplus-'.I35 'Softplus-'.J5:'Softplus-'.J5 'Softplus-'.J6:'Softplus-'.J35 'Softplus-'.I5:'Softplus-'.I5 'Softplus-'.I6:'Softplus-'.I35 'Softplus-'.K5:'Softplus-'.K5 'Softplus-'.K6:'Softplus-'.K35 'Softplus-'.I5:'Softplus-'.I5 'Softplus-'.I6:'Softplus-'.I35 'Softplus-'.L5:'Softplus-'.L5 'Softplus-'.L6:'Softplus-'.L35 'Softplus-'.I5:'Softplus-'.I5 'Softplus-'.I6:'Softplus-'.I35 'Softplus-'.M5:'Softplus-'.M5 'Softplus-'.M6:'Softplus-'.M35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 table:number-rows-repeated="3">
          <table:table-cell table:number-columns-repeated="13"/>
        </table:table-row>
        <table:table-row table:style-name="ro2">
          <table:table-cell table:style-name="ce6" office:value-type="string" calcext:value-type="string">
            <text:p>model, precision = experiment(model, 30, 0.001)</text:p>
          </table:table-cell>
          <table:table-cell table:number-columns-repeated="12"/>
        </table:table-row>
        <table:table-row table:style-name="ro6">
          <table:table-cell table:style-name="ce15" office:value-type="string" calcext:value-type="string">
            <text:p>NLayerSoftplusModel(512, 1)</text:p>
          </table:table-cell>
          <table:table-cell table:number-columns-repeated="7"/>
          <table:table-cell office:value-type="string" calcext:value-type="string">
            <text:p>epoch</text:p>
          </table:table-cell>
          <table:table-cell office:value-type="string" calcext:value-type="string">
            <text:p>1 Layer</text:p>
          </table:table-cell>
          <table:table-cell office:value-type="string" calcext:value-type="string">
            <text:p>2 Layers</text:p>
          </table:table-cell>
          <table:table-cell office:value-type="string" calcext:value-type="string">
            <text:p>3 Layers</text:p>
          </table:table-cell>
          <table:table-cell office:value-type="string" calcext:value-type="string">
            <text:p>4 Layers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99, Accuracy</text:p>
          </table:table-cell>
          <table:table-cell office:value-type="float" office:value="5140" calcext:value-type="float">
            <text:p>5140</text:p>
          </table:table-cell>
          <table:table-cell office:value-type="string" calcext:value-type="string">
            <text:p>6000 (86%)</text:p>
          </table:table-cell>
          <table:table-cell table:formula="of:=[.D6]/6000" office:value-type="float" office:value="0.856666666666667" calcext:value-type="float">
            <text:p>0,8566666666666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856666666666667" calcext:value-type="float">
            <text:p>0,856666666666667</text:p>
          </table:table-cell>
          <table:table-cell office:value-type="float" office:value="0.854833333333333" calcext:value-type="float">
            <text:p>0,854833333333333</text:p>
          </table:table-cell>
          <table:table-cell office:value-type="float" office:value="0.862333333333333" calcext:value-type="float">
            <text:p>0,862333333333333</text:p>
          </table:table-cell>
          <table:table-cell office:value-type="float" office:value="0.861" calcext:value-type="float">
            <text:p>0,861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22, Accuracy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6000 (88%)</text:p>
          </table:table-cell>
          <table:table-cell table:formula="of:=[.D7]/6000" office:value-type="float" office:value="0.881" calcext:value-type="float">
            <text:p>0,8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881" calcext:value-type="float">
            <text:p>0,881</text:p>
          </table:table-cell>
          <table:table-cell office:value-type="float" office:value="0.886" calcext:value-type="float">
            <text:p>0,88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1666666666667" calcext:value-type="float">
            <text:p>0,8716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97, Accuracy</text:p>
          </table:table-cell>
          <table:table-cell office:value-type="float" office:value="5249" calcext:value-type="float">
            <text:p>5249</text:p>
          </table:table-cell>
          <table:table-cell office:value-type="string" calcext:value-type="string">
            <text:p>6000 (87%)</text:p>
          </table:table-cell>
          <table:table-cell table:formula="of:=[.D8]/6000" office:value-type="float" office:value="0.874833333333333" calcext:value-type="float">
            <text:p>0,8748333333333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874833333333333" calcext:value-type="float">
            <text:p>0,874833333333333</text:p>
          </table:table-cell>
          <table:table-cell office:value-type="float" office:value="0.889833333333333" calcext:value-type="float">
            <text:p>0,889833333333333</text:p>
          </table:table-cell>
          <table:table-cell office:value-type="float" office:value="0.884" calcext:value-type="float">
            <text:p>0,884</text:p>
          </table:table-cell>
          <table:table-cell office:value-type="float" office:value="0.872833333333333" calcext:value-type="float">
            <text:p>0,8728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58, Accuracy</text:p>
          </table:table-cell>
          <table:table-cell office:value-type="float" office:value="5349" calcext:value-type="float">
            <text:p>5349</text:p>
          </table:table-cell>
          <table:table-cell office:value-type="string" calcext:value-type="string">
            <text:p>6000 (89%)</text:p>
          </table:table-cell>
          <table:table-cell table:formula="of:=[.D9]/6000" office:value-type="float" office:value="0.8915" calcext:value-type="float">
            <text:p>0,89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8915" calcext:value-type="float">
            <text:p>0,8915</text:p>
          </table:table-cell>
          <table:table-cell office:value-type="float" office:value="0.890666666666667" calcext:value-type="float">
            <text:p>0,890666666666667</text:p>
          </table:table-cell>
          <table:table-cell office:value-type="float" office:value="0.884833333333333" calcext:value-type="float">
            <text:p>0,884833333333333</text:p>
          </table:table-cell>
          <table:table-cell office:value-type="float" office:value="0.887166666666667" calcext:value-type="float">
            <text:p>0,8871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5, Accuracy</text:p>
          </table:table-cell>
          <table:table-cell office:value-type="float" office:value="5324" calcext:value-type="float">
            <text:p>5324</text:p>
          </table:table-cell>
          <table:table-cell office:value-type="string" calcext:value-type="string">
            <text:p>6000 (89%)</text:p>
          </table:table-cell>
          <table:table-cell table:formula="of:=[.D10]/6000" office:value-type="float" office:value="0.887333333333333" calcext:value-type="float">
            <text:p>0,88733333333333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887333333333333" calcext:value-type="float">
            <text:p>0,887333333333333</text:p>
          </table:table-cell>
          <table:table-cell office:value-type="float" office:value="0.891333333333333" calcext:value-type="float">
            <text:p>0,891333333333333</text:p>
          </table:table-cell>
          <table:table-cell office:value-type="float" office:value="0.893833333333333" calcext:value-type="float">
            <text:p>0,893833333333333</text:p>
          </table:table-cell>
          <table:table-cell office:value-type="float" office:value="0.888833333333333" calcext:value-type="float">
            <text:p>0,8888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92, Accuracy</text:p>
          </table:table-cell>
          <table:table-cell office:value-type="float" office:value="5364" calcext:value-type="float">
            <text:p>5364</text:p>
          </table:table-cell>
          <table:table-cell office:value-type="string" calcext:value-type="string">
            <text:p>6000 (89%)</text:p>
          </table:table-cell>
          <table:table-cell table:formula="of:=[.D11]/6000" office:value-type="float" office:value="0.894" calcext:value-type="float">
            <text:p>0,89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894" calcext:value-type="float">
            <text:p>0,894</text:p>
          </table:table-cell>
          <table:table-cell office:value-type="float" office:value="0.898833333333333" calcext:value-type="float">
            <text:p>0,898833333333333</text:p>
          </table:table-cell>
          <table:table-cell office:value-type="float" office:value="0.895333333333333" calcext:value-type="float">
            <text:p>0,895333333333333</text:p>
          </table:table-cell>
          <table:table-cell office:value-type="float" office:value="0.890333333333333" calcext:value-type="float">
            <text:p>0,890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19, Accuracy</text:p>
          </table:table-cell>
          <table:table-cell office:value-type="float" office:value="5353" calcext:value-type="float">
            <text:p>5353</text:p>
          </table:table-cell>
          <table:table-cell office:value-type="string" calcext:value-type="string">
            <text:p>6000 (89%)</text:p>
          </table:table-cell>
          <table:table-cell table:formula="of:=[.D12]/6000" office:value-type="float" office:value="0.892166666666667" calcext:value-type="float">
            <text:p>0,89216666666666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892166666666667" calcext:value-type="float">
            <text:p>0,892166666666667</text:p>
          </table:table-cell>
          <table:table-cell office:value-type="float" office:value="0.89" calcext:value-type="float">
            <text:p>0,89</text:p>
          </table:table-cell>
          <table:table-cell office:value-type="float" office:value="0.8915" calcext:value-type="float">
            <text:p>0,8915</text:p>
          </table:table-cell>
          <table:table-cell office:value-type="float" office:value="0.9005" calcext:value-type="float">
            <text:p>0,900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00, Accuracy</text:p>
          </table:table-cell>
          <table:table-cell office:value-type="float" office:value="5384" calcext:value-type="float">
            <text:p>5384</text:p>
          </table:table-cell>
          <table:table-cell office:value-type="string" calcext:value-type="string">
            <text:p>6000 (90%)</text:p>
          </table:table-cell>
          <table:table-cell table:formula="of:=[.D13]/6000" office:value-type="float" office:value="0.897333333333333" calcext:value-type="float">
            <text:p>0,89733333333333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897333333333333" calcext:value-type="float">
            <text:p>0,897333333333333</text:p>
          </table:table-cell>
          <table:table-cell office:value-type="float" office:value="0.901833333333333" calcext:value-type="float">
            <text:p>0,901833333333333</text:p>
          </table:table-cell>
          <table:table-cell office:value-type="float" office:value="0.897666666666667" calcext:value-type="float">
            <text:p>0,897666666666667</text:p>
          </table:table-cell>
          <table:table-cell office:value-type="float" office:value="0.902" calcext:value-type="float">
            <text:p>0,90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36, Accuracy</text:p>
          </table:table-cell>
          <table:table-cell office:value-type="float" office:value="5437" calcext:value-type="float">
            <text:p>5437</text:p>
          </table:table-cell>
          <table:table-cell office:value-type="string" calcext:value-type="string">
            <text:p>6000 (91%)</text:p>
          </table:table-cell>
          <table:table-cell table:formula="of:=[.D14]/6000" office:value-type="float" office:value="0.906166666666667" calcext:value-type="float">
            <text:p>0,90616666666666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906166666666667" calcext:value-type="float">
            <text:p>0,906166666666667</text:p>
          </table:table-cell>
          <table:table-cell table:style-name="ce20" office:value-type="float" office:value="0.889" calcext:value-type="float">
            <text:p>0,889</text:p>
          </table:table-cell>
          <table:table-cell table:style-name="ce20" office:value-type="float" office:value="0.898833333333333" calcext:value-type="float">
            <text:p>0,898833333333333</text:p>
          </table:table-cell>
          <table:table-cell table:style-name="ce20" office:value-type="float" office:value="0.894666666666667" calcext:value-type="float">
            <text:p>0,8946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28, Accuracy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6000 (90%)</text:p>
          </table:table-cell>
          <table:table-cell table:formula="of:=[.D15]/6000" office:value-type="float" office:value="0.901666666666667" calcext:value-type="float">
            <text:p>0,90166666666666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901666666666667" calcext:value-type="float">
            <text:p>0,901666666666667</text:p>
          </table:table-cell>
          <table:table-cell table:style-name="ce20" office:value-type="float" office:value="0.905" calcext:value-type="float">
            <text:p>0,905</text:p>
          </table:table-cell>
          <table:table-cell table:style-name="ce20" office:value-type="float" office:value="0.897" calcext:value-type="float">
            <text:p>0,897</text:p>
          </table:table-cell>
          <table:table-cell table:style-name="ce20" office:value-type="float" office:value="0.899" calcext:value-type="float">
            <text:p>0,899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5, Accuracy</text:p>
          </table:table-cell>
          <table:table-cell office:value-type="float" office:value="5379" calcext:value-type="float">
            <text:p>5379</text:p>
          </table:table-cell>
          <table:table-cell office:value-type="string" calcext:value-type="string">
            <text:p>6000 (90%)</text:p>
          </table:table-cell>
          <table:table-cell table:formula="of:=[.D16]/6000" office:value-type="float" office:value="0.8965" calcext:value-type="float">
            <text:p>0,896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8965" calcext:value-type="float">
            <text:p>0,8965</text:p>
          </table:table-cell>
          <table:table-cell table:style-name="ce20" office:value-type="float" office:value="0.9065" calcext:value-type="float">
            <text:p>0,9065</text:p>
          </table:table-cell>
          <table:table-cell table:style-name="ce20" office:value-type="float" office:value="0.901833333333333" calcext:value-type="float">
            <text:p>0,901833333333333</text:p>
          </table:table-cell>
          <table:table-cell table:style-name="ce20" office:value-type="float" office:value="0.9025" calcext:value-type="float">
            <text:p>0,902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83, Accuracy</text:p>
          </table:table-cell>
          <table:table-cell office:value-type="float" office:value="5412" calcext:value-type="float">
            <text:p>5412</text:p>
          </table:table-cell>
          <table:table-cell office:value-type="string" calcext:value-type="string">
            <text:p>6000 (90%)</text:p>
          </table:table-cell>
          <table:table-cell table:formula="of:=[.D17]/6000" office:value-type="float" office:value="0.902" calcext:value-type="float">
            <text:p>0,90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902" calcext:value-type="float">
            <text:p>0,902</text:p>
          </table:table-cell>
          <table:table-cell table:style-name="ce20" office:value-type="float" office:value="0.905333333333333" calcext:value-type="float">
            <text:p>0,905333333333333</text:p>
          </table:table-cell>
          <table:table-cell table:style-name="ce20" office:value-type="float" office:value="0.907833333333333" calcext:value-type="float">
            <text:p>0,907833333333333</text:p>
          </table:table-cell>
          <table:table-cell table:style-name="ce20" office:value-type="float" office:value="0.9075" calcext:value-type="float">
            <text:p>0,907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6, Accuracy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6000 (90%)</text:p>
          </table:table-cell>
          <table:table-cell table:formula="of:=[.D18]/6000" office:value-type="float" office:value="0.8985" calcext:value-type="float">
            <text:p>0,898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8985" calcext:value-type="float">
            <text:p>0,8985</text:p>
          </table:table-cell>
          <table:table-cell table:style-name="ce20" office:value-type="float" office:value="0.9055" calcext:value-type="float">
            <text:p>0,9055</text:p>
          </table:table-cell>
          <table:table-cell table:style-name="ce20" office:value-type="float" office:value="0.903833333333333" calcext:value-type="float">
            <text:p>0,903833333333333</text:p>
          </table:table-cell>
          <table:table-cell table:style-name="ce20" office:value-type="float" office:value="0.906" calcext:value-type="float">
            <text:p>0,906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64, Accuracy</text:p>
          </table:table-cell>
          <table:table-cell office:value-type="float" office:value="5370" calcext:value-type="float">
            <text:p>5370</text:p>
          </table:table-cell>
          <table:table-cell office:value-type="string" calcext:value-type="string">
            <text:p>6000 (90%)</text:p>
          </table:table-cell>
          <table:table-cell table:formula="of:=[.D19]/6000" office:value-type="float" office:value="0.895" calcext:value-type="float">
            <text:p>0,89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895" calcext:value-type="float">
            <text:p>0,895</text:p>
          </table:table-cell>
          <table:table-cell table:style-name="ce20" office:value-type="float" office:value="0.902166666666667" calcext:value-type="float">
            <text:p>0,902166666666667</text:p>
          </table:table-cell>
          <table:table-cell table:style-name="ce20" office:value-type="float" office:value="0.905666666666667" calcext:value-type="float">
            <text:p>0,905666666666667</text:p>
          </table:table-cell>
          <table:table-cell table:style-name="ce20" office:value-type="float" office:value="0.903166666666667" calcext:value-type="float">
            <text:p>0,9031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48, Accuracy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6000 (89%)</text:p>
          </table:table-cell>
          <table:table-cell table:formula="of:=[.D20]/6000" office:value-type="float" office:value="0.891166666666667" calcext:value-type="float">
            <text:p>0,89116666666666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891166666666667" calcext:value-type="float">
            <text:p>0,891166666666667</text:p>
          </table:table-cell>
          <table:table-cell office:value-type="float" office:value="0.899166666666667" calcext:value-type="float">
            <text:p>0,899166666666667</text:p>
          </table:table-cell>
          <table:table-cell office:value-type="float" office:value="0.9065" calcext:value-type="float">
            <text:p>0,9065</text:p>
          </table:table-cell>
          <table:table-cell office:value-type="float" office:value="0.900833333333333" calcext:value-type="float">
            <text:p>0,9008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22, Accuracy</text:p>
          </table:table-cell>
          <table:table-cell office:value-type="float" office:value="5408" calcext:value-type="float">
            <text:p>5408</text:p>
          </table:table-cell>
          <table:table-cell office:value-type="string" calcext:value-type="string">
            <text:p>6000 (90%)</text:p>
          </table:table-cell>
          <table:table-cell table:formula="of:=[.D21]/6000" office:value-type="float" office:value="0.901333333333333" calcext:value-type="float">
            <text:p>0,90133333333333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901333333333333" calcext:value-type="float">
            <text:p>0,901333333333333</text:p>
          </table:table-cell>
          <table:table-cell office:value-type="float" office:value="0.9045" calcext:value-type="float">
            <text:p>0,9045</text:p>
          </table:table-cell>
          <table:table-cell table:number-columns-repeated="2" office:value-type="float" office:value="0.9065" calcext:value-type="float">
            <text:p>0,906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0, Accuracy</text:p>
          </table:table-cell>
          <table:table-cell office:value-type="float" office:value="5411" calcext:value-type="float">
            <text:p>5411</text:p>
          </table:table-cell>
          <table:table-cell office:value-type="string" calcext:value-type="string">
            <text:p>6000 (90%)</text:p>
          </table:table-cell>
          <table:table-cell table:formula="of:=[.D22]/6000" office:value-type="float" office:value="0.901833333333333" calcext:value-type="float">
            <text:p>0,90183333333333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901833333333333" calcext:value-type="float">
            <text:p>0,901833333333333</text:p>
          </table:table-cell>
          <table:table-cell office:value-type="float" office:value="0.905666666666667" calcext:value-type="float">
            <text:p>0,905666666666667</text:p>
          </table:table-cell>
          <table:table-cell office:value-type="float" office:value="0.903666666666667" calcext:value-type="float">
            <text:p>0,903666666666667</text:p>
          </table:table-cell>
          <table:table-cell office:value-type="float" office:value="0.905833333333333" calcext:value-type="float">
            <text:p>0,9058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28, Accuracy</text:p>
          </table:table-cell>
          <table:table-cell office:value-type="float" office:value="5430" calcext:value-type="float">
            <text:p>5430</text:p>
          </table:table-cell>
          <table:table-cell office:value-type="string" calcext:value-type="string">
            <text:p>6000 (90%)</text:p>
          </table:table-cell>
          <table:table-cell table:formula="of:=[.D23]/6000" office:value-type="float" office:value="0.905" calcext:value-type="float">
            <text:p>0,90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905" calcext:value-type="float">
            <text:p>0,905</text:p>
          </table:table-cell>
          <table:table-cell office:value-type="float" office:value="0.907833333333333" calcext:value-type="float">
            <text:p>0,907833333333333</text:p>
          </table:table-cell>
          <table:table-cell office:value-type="float" office:value="0.901833333333333" calcext:value-type="float">
            <text:p>0,901833333333333</text:p>
          </table:table-cell>
          <table:table-cell office:value-type="float" office:value="0.904666666666667" calcext:value-type="float">
            <text:p>0,9046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73, Accuracy</text:p>
          </table:table-cell>
          <table:table-cell office:value-type="float" office:value="5398" calcext:value-type="float">
            <text:p>5398</text:p>
          </table:table-cell>
          <table:table-cell office:value-type="string" calcext:value-type="string">
            <text:p>6000 (90%)</text:p>
          </table:table-cell>
          <table:table-cell table:formula="of:=[.D24]/6000" office:value-type="float" office:value="0.899666666666667" calcext:value-type="float">
            <text:p>0,89966666666666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899666666666667" calcext:value-type="float">
            <text:p>0,899666666666667</text:p>
          </table:table-cell>
          <table:table-cell office:value-type="float" office:value="0.908333333333333" calcext:value-type="float">
            <text:p>0,908333333333333</text:p>
          </table:table-cell>
          <table:table-cell office:value-type="float" office:value="0.900666666666667" calcext:value-type="float">
            <text:p>0,900666666666667</text:p>
          </table:table-cell>
          <table:table-cell office:value-type="float" office:value="0.910666666666667" calcext:value-type="float">
            <text:p>0,9106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47, Accuracy</text:p>
          </table:table-cell>
          <table:table-cell office:value-type="float" office:value="5440" calcext:value-type="float">
            <text:p>5440</text:p>
          </table:table-cell>
          <table:table-cell office:value-type="string" calcext:value-type="string">
            <text:p>6000 (91%)</text:p>
          </table:table-cell>
          <table:table-cell table:formula="of:=[.D25]/6000" office:value-type="float" office:value="0.906666666666667" calcext:value-type="float">
            <text:p>0,90666666666666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906666666666667" calcext:value-type="float">
            <text:p>0,906666666666667</text:p>
          </table:table-cell>
          <table:table-cell office:value-type="float" office:value="0.9115" calcext:value-type="float">
            <text:p>0,9115</text:p>
          </table:table-cell>
          <table:table-cell office:value-type="float" office:value="0.904833333333333" calcext:value-type="float">
            <text:p>0,904833333333333</text:p>
          </table:table-cell>
          <table:table-cell office:value-type="float" office:value="0.901" calcext:value-type="float">
            <text:p>0,901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00, Accuracy</text:p>
          </table:table-cell>
          <table:table-cell office:value-type="float" office:value="5408" calcext:value-type="float">
            <text:p>5408</text:p>
          </table:table-cell>
          <table:table-cell office:value-type="string" calcext:value-type="string">
            <text:p>6000 (90%)</text:p>
          </table:table-cell>
          <table:table-cell table:formula="of:=[.D26]/6000" office:value-type="float" office:value="0.901333333333333" calcext:value-type="float">
            <text:p>0,90133333333333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.901333333333333" calcext:value-type="float">
            <text:p>0,901333333333333</text:p>
          </table:table-cell>
          <table:table-cell office:value-type="float" office:value="0.905666666666667" calcext:value-type="float">
            <text:p>0,905666666666667</text:p>
          </table:table-cell>
          <table:table-cell office:value-type="float" office:value="0.904666666666667" calcext:value-type="float">
            <text:p>0,904666666666667</text:p>
          </table:table-cell>
          <table:table-cell office:value-type="float" office:value="0.9055" calcext:value-type="float">
            <text:p>0,905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02, Accuracy</text:p>
          </table:table-cell>
          <table:table-cell office:value-type="float" office:value="5443" calcext:value-type="float">
            <text:p>5443</text:p>
          </table:table-cell>
          <table:table-cell office:value-type="string" calcext:value-type="string">
            <text:p>6000 (91%)</text:p>
          </table:table-cell>
          <table:table-cell table:formula="of:=[.D27]/6000" office:value-type="float" office:value="0.907166666666667" calcext:value-type="float">
            <text:p>0,90716666666666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.907166666666667" calcext:value-type="float">
            <text:p>0,907166666666667</text:p>
          </table:table-cell>
          <table:table-cell office:value-type="float" office:value="0.9045" calcext:value-type="float">
            <text:p>0,9045</text:p>
          </table:table-cell>
          <table:table-cell office:value-type="float" office:value="0.910333333333333" calcext:value-type="float">
            <text:p>0,910333333333333</text:p>
          </table:table-cell>
          <table:table-cell office:value-type="float" office:value="0.904333333333333" calcext:value-type="float">
            <text:p>0,904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48, Accuracy</text:p>
          </table:table-cell>
          <table:table-cell office:value-type="float" office:value="5416" calcext:value-type="float">
            <text:p>5416</text:p>
          </table:table-cell>
          <table:table-cell office:value-type="string" calcext:value-type="string">
            <text:p>6000 (90%)</text:p>
          </table:table-cell>
          <table:table-cell table:formula="of:=[.D28]/6000" office:value-type="float" office:value="0.902666666666667" calcext:value-type="float">
            <text:p>0,90266666666666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.902666666666667" calcext:value-type="float">
            <text:p>0,902666666666667</text:p>
          </table:table-cell>
          <table:table-cell office:value-type="float" office:value="0.907333333333333" calcext:value-type="float">
            <text:p>0,907333333333333</text:p>
          </table:table-cell>
          <table:table-cell office:value-type="float" office:value="0.902166666666667" calcext:value-type="float">
            <text:p>0,902166666666667</text:p>
          </table:table-cell>
          <table:table-cell office:value-type="float" office:value="0.907333333333333" calcext:value-type="float">
            <text:p>0,907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81, Accuracy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6000 (90%)</text:p>
          </table:table-cell>
          <table:table-cell table:formula="of:=[.D29]/6000" office:value-type="float" office:value="0.900833333333333" calcext:value-type="float">
            <text:p>0,90083333333333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.900833333333333" calcext:value-type="float">
            <text:p>0,900833333333333</text:p>
          </table:table-cell>
          <table:table-cell office:value-type="float" office:value="0.893333333333333" calcext:value-type="float">
            <text:p>0,893333333333333</text:p>
          </table:table-cell>
          <table:table-cell office:value-type="float" office:value="0.904666666666667" calcext:value-type="float">
            <text:p>0,904666666666667</text:p>
          </table:table-cell>
          <table:table-cell office:value-type="float" office:value="0.905" calcext:value-type="float">
            <text:p>0,90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77, Accuracy</text:p>
          </table:table-cell>
          <table:table-cell office:value-type="float" office:value="5415" calcext:value-type="float">
            <text:p>5415</text:p>
          </table:table-cell>
          <table:table-cell office:value-type="string" calcext:value-type="string">
            <text:p>6000 (90%)</text:p>
          </table:table-cell>
          <table:table-cell table:formula="of:=[.D30]/6000" office:value-type="float" office:value="0.9025" calcext:value-type="float">
            <text:p>0,90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9025" calcext:value-type="float">
            <text:p>0,9025</text:p>
          </table:table-cell>
          <table:table-cell office:value-type="float" office:value="0.897" calcext:value-type="float">
            <text:p>0,897</text:p>
          </table:table-cell>
          <table:table-cell office:value-type="float" office:value="0.901833333333333" calcext:value-type="float">
            <text:p>0,901833333333333</text:p>
          </table:table-cell>
          <table:table-cell office:value-type="float" office:value="0.904166666666667" calcext:value-type="float">
            <text:p>0,9041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38, Accuracy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6000 (90%)</text:p>
          </table:table-cell>
          <table:table-cell table:formula="of:=[.D31]/6000" office:value-type="float" office:value="0.9" calcext:value-type="float">
            <text:p>0,9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,9</text:p>
          </table:table-cell>
          <table:table-cell office:value-type="float" office:value="0.903333333333333" calcext:value-type="float">
            <text:p>0,903333333333333</text:p>
          </table:table-cell>
          <table:table-cell office:value-type="float" office:value="0.898" calcext:value-type="float">
            <text:p>0,898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28, Accuracy</text:p>
          </table:table-cell>
          <table:table-cell office:value-type="float" office:value="5424" calcext:value-type="float">
            <text:p>5424</text:p>
          </table:table-cell>
          <table:table-cell office:value-type="string" calcext:value-type="string">
            <text:p>6000 (90%)</text:p>
          </table:table-cell>
          <table:table-cell table:formula="of:=[.D32]/6000" office:value-type="float" office:value="0.904" calcext:value-type="float">
            <text:p>0,90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.904" calcext:value-type="float">
            <text:p>0,904</text:p>
          </table:table-cell>
          <table:table-cell office:value-type="float" office:value="0.903833333333333" calcext:value-type="float">
            <text:p>0,903833333333333</text:p>
          </table:table-cell>
          <table:table-cell office:value-type="float" office:value="0.906666666666667" calcext:value-type="float">
            <text:p>0,906666666666667</text:p>
          </table:table-cell>
          <table:table-cell office:value-type="float" office:value="0.905333333333333" calcext:value-type="float">
            <text:p>0,905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65, Accuracy</text:p>
          </table:table-cell>
          <table:table-cell office:value-type="float" office:value="5439" calcext:value-type="float">
            <text:p>5439</text:p>
          </table:table-cell>
          <table:table-cell office:value-type="string" calcext:value-type="string">
            <text:p>6000 (91%)</text:p>
          </table:table-cell>
          <table:table-cell table:formula="of:=[.D33]/6000" office:value-type="float" office:value="0.9065" calcext:value-type="float">
            <text:p>0,906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.9065" calcext:value-type="float">
            <text:p>0,9065</text:p>
          </table:table-cell>
          <table:table-cell office:value-type="float" office:value="0.905" calcext:value-type="float">
            <text:p>0,905</text:p>
          </table:table-cell>
          <table:table-cell office:value-type="float" office:value="0.905666666666667" calcext:value-type="float">
            <text:p>0,905666666666667</text:p>
          </table:table-cell>
          <table:table-cell office:value-type="float" office:value="0.902666666666667" calcext:value-type="float">
            <text:p>0,9026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28, Accuracy</text:p>
          </table:table-cell>
          <table:table-cell office:value-type="float" office:value="5421" calcext:value-type="float">
            <text:p>5421</text:p>
          </table:table-cell>
          <table:table-cell office:value-type="string" calcext:value-type="string">
            <text:p>6000 (90%)</text:p>
          </table:table-cell>
          <table:table-cell table:formula="of:=[.D34]/6000" office:value-type="float" office:value="0.9035" calcext:value-type="float">
            <text:p>0,903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.9035" calcext:value-type="float">
            <text:p>0,9035</text:p>
          </table:table-cell>
          <table:table-cell office:value-type="float" office:value="0.909166666666667" calcext:value-type="float">
            <text:p>0,909166666666667</text:p>
          </table:table-cell>
          <table:table-cell office:value-type="float" office:value="0.907666666666667" calcext:value-type="float">
            <text:p>0,907666666666667</text:p>
          </table:table-cell>
          <table:table-cell office:value-type="float" office:value="0.898333333333333" calcext:value-type="float">
            <text:p>0,898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97, Accuracy</text:p>
          </table:table-cell>
          <table:table-cell office:value-type="float" office:value="5415" calcext:value-type="float">
            <text:p>5415</text:p>
          </table:table-cell>
          <table:table-cell office:value-type="string" calcext:value-type="string">
            <text:p>6000 (90%)</text:p>
          </table:table-cell>
          <table:table-cell table:formula="of:=[.D35]/6000" office:value-type="float" office:value="0.9025" calcext:value-type="float">
            <text:p>0,902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9025" calcext:value-type="float">
            <text:p>0,9025</text:p>
          </table:table-cell>
          <table:table-cell office:value-type="float" office:value="0.905333333333333" calcext:value-type="float">
            <text:p>0,905333333333333</text:p>
          </table:table-cell>
          <table:table-cell office:value-type="float" office:value="0.904166666666667" calcext:value-type="float">
            <text:p>0,904166666666667</text:p>
          </table:table-cell>
          <table:table-cell office:value-type="float" office:value="0.901333333333333" calcext:value-type="float">
            <text:p>0,90133333333333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AX</text:p>
          </table:table-cell>
          <table:table-cell table:formula="of:=MAX([.J6:.J35])" office:value-type="float" office:value="0.907166666666667" calcext:value-type="float">
            <text:p>0,907166666666667</text:p>
          </table:table-cell>
          <table:table-cell table:style-name="ce1" table:formula="of:=MAX([.K6:.K35])" office:value-type="float" office:value="0.9115" calcext:value-type="float">
            <text:p>0,9115</text:p>
          </table:table-cell>
          <table:table-cell table:formula="of:=MAX([.L6:.L35])" office:value-type="float" office:value="0.910333333333333" calcext:value-type="float">
            <text:p>0,910333333333333</text:p>
          </table:table-cell>
          <table:table-cell table:formula="of:=MAX([.M6:.M35])" office:value-type="float" office:value="0.910666666666667" calcext:value-type="float">
            <text:p>0,910666666666667</text:p>
          </table:table-cell>
        </table:table-row>
        <table:table-row table:style-name="ro6">
          <table:table-cell table:style-name="ce15" office:value-type="string" calcext:value-type="string">
            <text:p>NLayerSoftplusModel(512, 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83, Accuracy</text:p>
          </table:table-cell>
          <table:table-cell office:value-type="float" office:value="5129" calcext:value-type="float">
            <text:p>5129</text:p>
          </table:table-cell>
          <table:table-cell office:value-type="string" calcext:value-type="string">
            <text:p>6000 (85%)</text:p>
          </table:table-cell>
          <table:table-cell table:formula="of:=[.D38]/6000" office:value-type="float" office:value="0.854833333333333" calcext:value-type="float">
            <text:p>0,854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1, Accuracy</text:p>
          </table:table-cell>
          <table:table-cell office:value-type="float" office:value="5316" calcext:value-type="float">
            <text:p>5316</text:p>
          </table:table-cell>
          <table:table-cell office:value-type="string" calcext:value-type="string">
            <text:p>6000 (89%)</text:p>
          </table:table-cell>
          <table:table-cell table:formula="of:=[.D39]/6000" office:value-type="float" office:value="0.886" calcext:value-type="float">
            <text:p>0,8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04, Accuracy</text:p>
          </table:table-cell>
          <table:table-cell office:value-type="float" office:value="5339" calcext:value-type="float">
            <text:p>5339</text:p>
          </table:table-cell>
          <table:table-cell office:value-type="string" calcext:value-type="string">
            <text:p>6000 (89%)</text:p>
          </table:table-cell>
          <table:table-cell table:formula="of:=[.D40]/6000" office:value-type="float" office:value="0.889833333333333" calcext:value-type="float">
            <text:p>0,889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88, Accuracy</text:p>
          </table:table-cell>
          <table:table-cell office:value-type="float" office:value="5344" calcext:value-type="float">
            <text:p>5344</text:p>
          </table:table-cell>
          <table:table-cell office:value-type="string" calcext:value-type="string">
            <text:p>6000 (89%)</text:p>
          </table:table-cell>
          <table:table-cell table:formula="of:=[.D41]/6000" office:value-type="float" office:value="0.890666666666667" calcext:value-type="float">
            <text:p>0,890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20, Accuracy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6000 (89%)</text:p>
          </table:table-cell>
          <table:table-cell table:formula="of:=[.D42]/6000" office:value-type="float" office:value="0.891333333333333" calcext:value-type="float">
            <text:p>0,891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51, Accuracy</text:p>
          </table:table-cell>
          <table:table-cell office:value-type="float" office:value="5393" calcext:value-type="float">
            <text:p>5393</text:p>
          </table:table-cell>
          <table:table-cell office:value-type="string" calcext:value-type="string">
            <text:p>6000 (90%)</text:p>
          </table:table-cell>
          <table:table-cell table:formula="of:=[.D43]/6000" office:value-type="float" office:value="0.898833333333333" calcext:value-type="float">
            <text:p>0,898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31, Accuracy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6000 (89%)</text:p>
          </table:table-cell>
          <table:table-cell table:formula="of:=[.D44]/6000" office:value-type="float" office:value="0.89" calcext:value-type="float">
            <text:p>0,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17, Accuracy</text:p>
          </table:table-cell>
          <table:table-cell office:value-type="float" office:value="5411" calcext:value-type="float">
            <text:p>5411</text:p>
          </table:table-cell>
          <table:table-cell office:value-type="string" calcext:value-type="string">
            <text:p>6000 (90%)</text:p>
          </table:table-cell>
          <table:table-cell table:formula="of:=[.D45]/6000" office:value-type="float" office:value="0.901833333333333" calcext:value-type="float">
            <text:p>0,901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85, Accuracy</text:p>
          </table:table-cell>
          <table:table-cell office:value-type="float" office:value="5334" calcext:value-type="float">
            <text:p>5334</text:p>
          </table:table-cell>
          <table:table-cell office:value-type="string" calcext:value-type="string">
            <text:p>6000 (89%)</text:p>
          </table:table-cell>
          <table:table-cell table:formula="of:=[.D46]/6000" office:value-type="float" office:value="0.889" calcext:value-type="float">
            <text:p>0,8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02, Accuracy</text:p>
          </table:table-cell>
          <table:table-cell office:value-type="float" office:value="5430" calcext:value-type="float">
            <text:p>5430</text:p>
          </table:table-cell>
          <table:table-cell office:value-type="string" calcext:value-type="string">
            <text:p>6000 (90%)</text:p>
          </table:table-cell>
          <table:table-cell table:formula="of:=[.D47]/6000" office:value-type="float" office:value="0.905" calcext:value-type="float">
            <text:p>0,9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40, Accuracy</text:p>
          </table:table-cell>
          <table:table-cell office:value-type="float" office:value="5439" calcext:value-type="float">
            <text:p>5439</text:p>
          </table:table-cell>
          <table:table-cell office:value-type="string" calcext:value-type="string">
            <text:p>6000 (91%)</text:p>
          </table:table-cell>
          <table:table-cell table:formula="of:=[.D48]/6000" office:value-type="float" office:value="0.9065" calcext:value-type="float">
            <text:p>0,90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8, Accuracy</text:p>
          </table:table-cell>
          <table:table-cell office:value-type="float" office:value="5432" calcext:value-type="float">
            <text:p>5432</text:p>
          </table:table-cell>
          <table:table-cell office:value-type="string" calcext:value-type="string">
            <text:p>6000 (91%)</text:p>
          </table:table-cell>
          <table:table-cell table:formula="of:=[.D49]/6000" office:value-type="float" office:value="0.905333333333333" calcext:value-type="float">
            <text:p>0,905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42, Accuracy</text:p>
          </table:table-cell>
          <table:table-cell office:value-type="float" office:value="5433" calcext:value-type="float">
            <text:p>5433</text:p>
          </table:table-cell>
          <table:table-cell office:value-type="string" calcext:value-type="string">
            <text:p>6000 (91%)</text:p>
          </table:table-cell>
          <table:table-cell table:formula="of:=[.D50]/6000" office:value-type="float" office:value="0.9055" calcext:value-type="float">
            <text:p>0,90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69, Accuracy</text:p>
          </table:table-cell>
          <table:table-cell office:value-type="float" office:value="5413" calcext:value-type="float">
            <text:p>5413</text:p>
          </table:table-cell>
          <table:table-cell office:value-type="string" calcext:value-type="string">
            <text:p>6000 (90%)</text:p>
          </table:table-cell>
          <table:table-cell table:formula="of:=[.D51]/6000" office:value-type="float" office:value="0.902166666666667" calcext:value-type="float">
            <text:p>0,902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15, Accuracy</text:p>
          </table:table-cell>
          <table:table-cell office:value-type="float" office:value="5395" calcext:value-type="float">
            <text:p>5395</text:p>
          </table:table-cell>
          <table:table-cell office:value-type="string" calcext:value-type="string">
            <text:p>6000 (90%)</text:p>
          </table:table-cell>
          <table:table-cell table:formula="of:=[.D52]/6000" office:value-type="float" office:value="0.899166666666667" calcext:value-type="float">
            <text:p>0,899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06, Accuracy</text:p>
          </table:table-cell>
          <table:table-cell office:value-type="float" office:value="5427" calcext:value-type="float">
            <text:p>5427</text:p>
          </table:table-cell>
          <table:table-cell office:value-type="string" calcext:value-type="string">
            <text:p>6000 (90%)</text:p>
          </table:table-cell>
          <table:table-cell table:formula="of:=[.D53]/6000" office:value-type="float" office:value="0.9045" calcext:value-type="float">
            <text:p>0,90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69, Accuracy</text:p>
          </table:table-cell>
          <table:table-cell office:value-type="float" office:value="5434" calcext:value-type="float">
            <text:p>5434</text:p>
          </table:table-cell>
          <table:table-cell office:value-type="string" calcext:value-type="string">
            <text:p>6000 (91%)</text:p>
          </table:table-cell>
          <table:table-cell table:formula="of:=[.D54]/6000" office:value-type="float" office:value="0.905666666666667" calcext:value-type="float">
            <text:p>0,905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73, Accuracy</text:p>
          </table:table-cell>
          <table:table-cell office:value-type="float" office:value="5447" calcext:value-type="float">
            <text:p>5447</text:p>
          </table:table-cell>
          <table:table-cell office:value-type="string" calcext:value-type="string">
            <text:p>6000 (91%)</text:p>
          </table:table-cell>
          <table:table-cell table:formula="of:=[.D55]/6000" office:value-type="float" office:value="0.907833333333333" calcext:value-type="float">
            <text:p>0,907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73, Accuracy</text:p>
          </table:table-cell>
          <table:table-cell office:value-type="float" office:value="5450" calcext:value-type="float">
            <text:p>5450</text:p>
          </table:table-cell>
          <table:table-cell office:value-type="string" calcext:value-type="string">
            <text:p>6000 (91%)</text:p>
          </table:table-cell>
          <table:table-cell table:formula="of:=[.D56]/6000" office:value-type="float" office:value="0.908333333333333" calcext:value-type="float">
            <text:p>0,9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06, Accuracy</text:p>
          </table:table-cell>
          <table:table-cell office:value-type="float" office:value="5469" calcext:value-type="float">
            <text:p>5469</text:p>
          </table:table-cell>
          <table:table-cell office:value-type="string" calcext:value-type="string">
            <text:p>6000 (91%)</text:p>
          </table:table-cell>
          <table:table-cell table:formula="of:=[.D57]/6000" office:value-type="float" office:value="0.9115" calcext:value-type="float">
            <text:p>0,91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84, Accuracy</text:p>
          </table:table-cell>
          <table:table-cell office:value-type="float" office:value="5434" calcext:value-type="float">
            <text:p>5434</text:p>
          </table:table-cell>
          <table:table-cell office:value-type="string" calcext:value-type="string">
            <text:p>6000 (91%)</text:p>
          </table:table-cell>
          <table:table-cell table:formula="of:=[.D58]/6000" office:value-type="float" office:value="0.905666666666667" calcext:value-type="float">
            <text:p>0,905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33, Accuracy</text:p>
          </table:table-cell>
          <table:table-cell office:value-type="float" office:value="5427" calcext:value-type="float">
            <text:p>5427</text:p>
          </table:table-cell>
          <table:table-cell office:value-type="string" calcext:value-type="string">
            <text:p>6000 (90%)</text:p>
          </table:table-cell>
          <table:table-cell table:formula="of:=[.D59]/6000" office:value-type="float" office:value="0.9045" calcext:value-type="float">
            <text:p>0,90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21, Accuracy</text:p>
          </table:table-cell>
          <table:table-cell office:value-type="float" office:value="5444" calcext:value-type="float">
            <text:p>5444</text:p>
          </table:table-cell>
          <table:table-cell office:value-type="string" calcext:value-type="string">
            <text:p>6000 (91%)</text:p>
          </table:table-cell>
          <table:table-cell table:formula="of:=[.D60]/6000" office:value-type="float" office:value="0.907333333333333" calcext:value-type="float">
            <text:p>0,907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93, Accuracy</text:p>
          </table:table-cell>
          <table:table-cell office:value-type="float" office:value="5360" calcext:value-type="float">
            <text:p>5360</text:p>
          </table:table-cell>
          <table:table-cell office:value-type="string" calcext:value-type="string">
            <text:p>6000 (89%)</text:p>
          </table:table-cell>
          <table:table-cell table:formula="of:=[.D61]/6000" office:value-type="float" office:value="0.893333333333333" calcext:value-type="float">
            <text:p>0,89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41, Accuracy</text:p>
          </table:table-cell>
          <table:table-cell office:value-type="float" office:value="5382" calcext:value-type="float">
            <text:p>5382</text:p>
          </table:table-cell>
          <table:table-cell office:value-type="string" calcext:value-type="string">
            <text:p>6000 (90%)</text:p>
          </table:table-cell>
          <table:table-cell table:formula="of:=[.D62]/6000" office:value-type="float" office:value="0.897" calcext:value-type="float">
            <text:p>0,8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14, Accuracy</text:p>
          </table:table-cell>
          <table:table-cell office:value-type="float" office:value="5420" calcext:value-type="float">
            <text:p>5420</text:p>
          </table:table-cell>
          <table:table-cell office:value-type="string" calcext:value-type="string">
            <text:p>6000 (90%)</text:p>
          </table:table-cell>
          <table:table-cell table:formula="of:=[.D63]/6000" office:value-type="float" office:value="0.903333333333333" calcext:value-type="float">
            <text:p>0,90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89, Accuracy</text:p>
          </table:table-cell>
          <table:table-cell office:value-type="float" office:value="5423" calcext:value-type="float">
            <text:p>5423</text:p>
          </table:table-cell>
          <table:table-cell office:value-type="string" calcext:value-type="string">
            <text:p>6000 (90%)</text:p>
          </table:table-cell>
          <table:table-cell table:formula="of:=[.D64]/6000" office:value-type="float" office:value="0.903833333333333" calcext:value-type="float">
            <text:p>0,903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96, Accuracy</text:p>
          </table:table-cell>
          <table:table-cell office:value-type="float" office:value="5430" calcext:value-type="float">
            <text:p>5430</text:p>
          </table:table-cell>
          <table:table-cell office:value-type="string" calcext:value-type="string">
            <text:p>6000 (90%)</text:p>
          </table:table-cell>
          <table:table-cell table:formula="of:=[.D65]/6000" office:value-type="float" office:value="0.905" calcext:value-type="float">
            <text:p>0,9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00, Accuracy</text:p>
          </table:table-cell>
          <table:table-cell office:value-type="float" office:value="5455" calcext:value-type="float">
            <text:p>5455</text:p>
          </table:table-cell>
          <table:table-cell office:value-type="string" calcext:value-type="string">
            <text:p>6000 (91%)</text:p>
          </table:table-cell>
          <table:table-cell table:formula="of:=[.D66]/6000" office:value-type="float" office:value="0.909166666666667" calcext:value-type="float">
            <text:p>0,909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75, Accuracy</text:p>
          </table:table-cell>
          <table:table-cell office:value-type="float" office:value="5432" calcext:value-type="float">
            <text:p>5432</text:p>
          </table:table-cell>
          <table:table-cell office:value-type="string" calcext:value-type="string">
            <text:p>6000 (91%)</text:p>
          </table:table-cell>
          <table:table-cell table:formula="of:=[.D67]/6000" office:value-type="float" office:value="0.905333333333333" calcext:value-type="float">
            <text:p>0,905333333333333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2">
          <table:table-cell table:style-name="ce15" office:value-type="string" calcext:value-type="string">
            <text:p>NLayerSoftplusModel(512, 3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06, Accuracy</text:p>
          </table:table-cell>
          <table:table-cell office:value-type="float" office:value="5174" calcext:value-type="float">
            <text:p>5174</text:p>
          </table:table-cell>
          <table:table-cell office:value-type="string" calcext:value-type="string">
            <text:p>6000 (86%)</text:p>
          </table:table-cell>
          <table:table-cell table:formula="of:=[.D70]/6000" office:value-type="float" office:value="0.862333333333333" calcext:value-type="float">
            <text:p>0,862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91, Accuracy</text:p>
          </table:table-cell>
          <table:table-cell office:value-type="float" office:value="5232" calcext:value-type="float">
            <text:p>5232</text:p>
          </table:table-cell>
          <table:table-cell office:value-type="string" calcext:value-type="string">
            <text:p>6000 (87%)</text:p>
          </table:table-cell>
          <table:table-cell table:formula="of:=[.D71]/6000" office:value-type="float" office:value="0.872" calcext:value-type="float">
            <text:p>0,8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58, Accuracy</text:p>
          </table:table-cell>
          <table:table-cell office:value-type="float" office:value="5304" calcext:value-type="float">
            <text:p>5304</text:p>
          </table:table-cell>
          <table:table-cell office:value-type="string" calcext:value-type="string">
            <text:p>6000 (88%)</text:p>
          </table:table-cell>
          <table:table-cell table:formula="of:=[.D72]/6000" office:value-type="float" office:value="0.884" calcext:value-type="float">
            <text:p>0,8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3, Accuracy</text:p>
          </table:table-cell>
          <table:table-cell office:value-type="float" office:value="5309" calcext:value-type="float">
            <text:p>5309</text:p>
          </table:table-cell>
          <table:table-cell office:value-type="string" calcext:value-type="string">
            <text:p>6000 (88%)</text:p>
          </table:table-cell>
          <table:table-cell table:formula="of:=[.D73]/6000" office:value-type="float" office:value="0.884833333333333" calcext:value-type="float">
            <text:p>0,884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09, Accuracy</text:p>
          </table:table-cell>
          <table:table-cell office:value-type="float" office:value="5363" calcext:value-type="float">
            <text:p>5363</text:p>
          </table:table-cell>
          <table:table-cell office:value-type="string" calcext:value-type="string">
            <text:p>6000 (89%)</text:p>
          </table:table-cell>
          <table:table-cell table:formula="of:=[.D74]/6000" office:value-type="float" office:value="0.893833333333333" calcext:value-type="float">
            <text:p>0,893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28, Accuracy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6000 (90%)</text:p>
          </table:table-cell>
          <table:table-cell table:formula="of:=[.D75]/6000" office:value-type="float" office:value="0.895333333333333" calcext:value-type="float">
            <text:p>0,895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89, Accuracy</text:p>
          </table:table-cell>
          <table:table-cell office:value-type="float" office:value="5349" calcext:value-type="float">
            <text:p>5349</text:p>
          </table:table-cell>
          <table:table-cell office:value-type="string" calcext:value-type="string">
            <text:p>6000 (89%)</text:p>
          </table:table-cell>
          <table:table-cell table:formula="of:=[.D76]/6000" office:value-type="float" office:value="0.8915" calcext:value-type="float">
            <text:p>0,8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84, Accuracy</text:p>
          </table:table-cell>
          <table:table-cell office:value-type="float" office:value="5386" calcext:value-type="float">
            <text:p>5386</text:p>
          </table:table-cell>
          <table:table-cell office:value-type="string" calcext:value-type="string">
            <text:p>6000 (90%)</text:p>
          </table:table-cell>
          <table:table-cell table:formula="of:=[.D77]/6000" office:value-type="float" office:value="0.897666666666667" calcext:value-type="float">
            <text:p>0,897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7, Accuracy</text:p>
          </table:table-cell>
          <table:table-cell office:value-type="float" office:value="5393" calcext:value-type="float">
            <text:p>5393</text:p>
          </table:table-cell>
          <table:table-cell office:value-type="string" calcext:value-type="string">
            <text:p>6000 (90%)</text:p>
          </table:table-cell>
          <table:table-cell table:formula="of:=[.D78]/6000" office:value-type="float" office:value="0.898833333333333" calcext:value-type="float">
            <text:p>0,898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36, Accuracy</text:p>
          </table:table-cell>
          <table:table-cell office:value-type="float" office:value="5382" calcext:value-type="float">
            <text:p>5382</text:p>
          </table:table-cell>
          <table:table-cell office:value-type="string" calcext:value-type="string">
            <text:p>6000 (90%)</text:p>
          </table:table-cell>
          <table:table-cell table:formula="of:=[.D79]/6000" office:value-type="float" office:value="0.897" calcext:value-type="float">
            <text:p>0,8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07, Accuracy</text:p>
          </table:table-cell>
          <table:table-cell office:value-type="float" office:value="5411" calcext:value-type="float">
            <text:p>5411</text:p>
          </table:table-cell>
          <table:table-cell office:value-type="string" calcext:value-type="string">
            <text:p>6000 (90%)</text:p>
          </table:table-cell>
          <table:table-cell table:formula="of:=[.D80]/6000" office:value-type="float" office:value="0.901833333333333" calcext:value-type="float">
            <text:p>0,901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70, Accuracy</text:p>
          </table:table-cell>
          <table:table-cell office:value-type="float" office:value="5447" calcext:value-type="float">
            <text:p>5447</text:p>
          </table:table-cell>
          <table:table-cell office:value-type="string" calcext:value-type="string">
            <text:p>6000 (91%)</text:p>
          </table:table-cell>
          <table:table-cell table:formula="of:=[.D81]/6000" office:value-type="float" office:value="0.907833333333333" calcext:value-type="float">
            <text:p>0,907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86, Accuracy</text:p>
          </table:table-cell>
          <table:table-cell office:value-type="float" office:value="5423" calcext:value-type="float">
            <text:p>5423</text:p>
          </table:table-cell>
          <table:table-cell office:value-type="string" calcext:value-type="string">
            <text:p>6000 (90%)</text:p>
          </table:table-cell>
          <table:table-cell table:formula="of:=[.D82]/6000" office:value-type="float" office:value="0.903833333333333" calcext:value-type="float">
            <text:p>0,903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21, Accuracy</text:p>
          </table:table-cell>
          <table:table-cell office:value-type="float" office:value="5434" calcext:value-type="float">
            <text:p>5434</text:p>
          </table:table-cell>
          <table:table-cell office:value-type="string" calcext:value-type="string">
            <text:p>6000 (91%)</text:p>
          </table:table-cell>
          <table:table-cell table:formula="of:=[.D83]/6000" office:value-type="float" office:value="0.905666666666667" calcext:value-type="float">
            <text:p>0,905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8, Accuracy</text:p>
          </table:table-cell>
          <table:table-cell office:value-type="float" office:value="5439" calcext:value-type="float">
            <text:p>5439</text:p>
          </table:table-cell>
          <table:table-cell office:value-type="string" calcext:value-type="string">
            <text:p>6000 (91%)</text:p>
          </table:table-cell>
          <table:table-cell table:formula="of:=[.D84]/6000" office:value-type="float" office:value="0.9065" calcext:value-type="float">
            <text:p>0,90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93, Accuracy</text:p>
          </table:table-cell>
          <table:table-cell office:value-type="float" office:value="5439" calcext:value-type="float">
            <text:p>5439</text:p>
          </table:table-cell>
          <table:table-cell office:value-type="string" calcext:value-type="string">
            <text:p>6000 (91%)</text:p>
          </table:table-cell>
          <table:table-cell table:formula="of:=[.D85]/6000" office:value-type="float" office:value="0.9065" calcext:value-type="float">
            <text:p>0,90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90, Accuracy</text:p>
          </table:table-cell>
          <table:table-cell office:value-type="float" office:value="5422" calcext:value-type="float">
            <text:p>5422</text:p>
          </table:table-cell>
          <table:table-cell office:value-type="string" calcext:value-type="string">
            <text:p>6000 (90%)</text:p>
          </table:table-cell>
          <table:table-cell table:formula="of:=[.D86]/6000" office:value-type="float" office:value="0.903666666666667" calcext:value-type="float">
            <text:p>0,903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33, Accuracy</text:p>
          </table:table-cell>
          <table:table-cell office:value-type="float" office:value="5411" calcext:value-type="float">
            <text:p>5411</text:p>
          </table:table-cell>
          <table:table-cell office:value-type="string" calcext:value-type="string">
            <text:p>6000 (90%)</text:p>
          </table:table-cell>
          <table:table-cell table:formula="of:=[.D87]/6000" office:value-type="float" office:value="0.901833333333333" calcext:value-type="float">
            <text:p>0,901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98, Accuracy</text:p>
          </table:table-cell>
          <table:table-cell office:value-type="float" office:value="5404" calcext:value-type="float">
            <text:p>5404</text:p>
          </table:table-cell>
          <table:table-cell office:value-type="string" calcext:value-type="string">
            <text:p>6000 (90%)</text:p>
          </table:table-cell>
          <table:table-cell table:formula="of:=[.D88]/6000" office:value-type="float" office:value="0.900666666666667" calcext:value-type="float">
            <text:p>0,900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74, Accuracy</text:p>
          </table:table-cell>
          <table:table-cell office:value-type="float" office:value="5429" calcext:value-type="float">
            <text:p>5429</text:p>
          </table:table-cell>
          <table:table-cell office:value-type="string" calcext:value-type="string">
            <text:p>6000 (90%)</text:p>
          </table:table-cell>
          <table:table-cell table:formula="of:=[.D89]/6000" office:value-type="float" office:value="0.904833333333333" calcext:value-type="float">
            <text:p>0,904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56, Accuracy</text:p>
          </table:table-cell>
          <table:table-cell office:value-type="float" office:value="5428" calcext:value-type="float">
            <text:p>5428</text:p>
          </table:table-cell>
          <table:table-cell office:value-type="string" calcext:value-type="string">
            <text:p>6000 (90%)</text:p>
          </table:table-cell>
          <table:table-cell table:formula="of:=[.D90]/6000" office:value-type="float" office:value="0.904666666666667" calcext:value-type="float">
            <text:p>0,904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82, Accuracy</text:p>
          </table:table-cell>
          <table:table-cell office:value-type="float" office:value="5462" calcext:value-type="float">
            <text:p>5462</text:p>
          </table:table-cell>
          <table:table-cell office:value-type="string" calcext:value-type="string">
            <text:p>6000 (91%)</text:p>
          </table:table-cell>
          <table:table-cell table:formula="of:=[.D91]/6000" office:value-type="float" office:value="0.910333333333333" calcext:value-type="float">
            <text:p>0,910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70, Accuracy</text:p>
          </table:table-cell>
          <table:table-cell office:value-type="float" office:value="5413" calcext:value-type="float">
            <text:p>5413</text:p>
          </table:table-cell>
          <table:table-cell office:value-type="string" calcext:value-type="string">
            <text:p>6000 (90%)</text:p>
          </table:table-cell>
          <table:table-cell table:formula="of:=[.D92]/6000" office:value-type="float" office:value="0.902166666666667" calcext:value-type="float">
            <text:p>0,902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78, Accuracy</text:p>
          </table:table-cell>
          <table:table-cell office:value-type="float" office:value="5428" calcext:value-type="float">
            <text:p>5428</text:p>
          </table:table-cell>
          <table:table-cell office:value-type="string" calcext:value-type="string">
            <text:p>6000 (90%)</text:p>
          </table:table-cell>
          <table:table-cell table:formula="of:=[.D93]/6000" office:value-type="float" office:value="0.904666666666667" calcext:value-type="float">
            <text:p>0,904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96, Accuracy</text:p>
          </table:table-cell>
          <table:table-cell office:value-type="float" office:value="5411" calcext:value-type="float">
            <text:p>5411</text:p>
          </table:table-cell>
          <table:table-cell office:value-type="string" calcext:value-type="string">
            <text:p>6000 (90%)</text:p>
          </table:table-cell>
          <table:table-cell table:formula="of:=[.D94]/6000" office:value-type="float" office:value="0.901833333333333" calcext:value-type="float">
            <text:p>0,901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15, Accuracy</text:p>
          </table:table-cell>
          <table:table-cell office:value-type="float" office:value="5388" calcext:value-type="float">
            <text:p>5388</text:p>
          </table:table-cell>
          <table:table-cell office:value-type="string" calcext:value-type="string">
            <text:p>6000 (90%)</text:p>
          </table:table-cell>
          <table:table-cell table:formula="of:=[.D95]/6000" office:value-type="float" office:value="0.898" calcext:value-type="float">
            <text:p>0,8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95, Accuracy</text:p>
          </table:table-cell>
          <table:table-cell office:value-type="float" office:value="5440" calcext:value-type="float">
            <text:p>5440</text:p>
          </table:table-cell>
          <table:table-cell office:value-type="string" calcext:value-type="string">
            <text:p>6000 (91%)</text:p>
          </table:table-cell>
          <table:table-cell table:formula="of:=[.D96]/6000" office:value-type="float" office:value="0.906666666666667" calcext:value-type="float">
            <text:p>0,90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79, Accuracy</text:p>
          </table:table-cell>
          <table:table-cell office:value-type="float" office:value="5434" calcext:value-type="float">
            <text:p>5434</text:p>
          </table:table-cell>
          <table:table-cell office:value-type="string" calcext:value-type="string">
            <text:p>6000 (91%)</text:p>
          </table:table-cell>
          <table:table-cell table:formula="of:=[.D97]/6000" office:value-type="float" office:value="0.905666666666667" calcext:value-type="float">
            <text:p>0,905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25, Accuracy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6000 (91%)</text:p>
          </table:table-cell>
          <table:table-cell table:formula="of:=[.D98]/6000" office:value-type="float" office:value="0.907666666666667" calcext:value-type="float">
            <text:p>0,907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26, Accuracy</text:p>
          </table:table-cell>
          <table:table-cell office:value-type="float" office:value="5425" calcext:value-type="float">
            <text:p>5425</text:p>
          </table:table-cell>
          <table:table-cell office:value-type="string" calcext:value-type="string">
            <text:p>6000 (90%)</text:p>
          </table:table-cell>
          <table:table-cell table:formula="of:=[.D99]/6000" office:value-type="float" office:value="0.904166666666667" calcext:value-type="float">
            <text:p>0,904166666666667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2">
          <table:table-cell table:style-name="ce15" office:value-type="string" calcext:value-type="string">
            <text:p>NLayerSoftplusModel(512, 4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50, Accuracy</text:p>
          </table:table-cell>
          <table:table-cell office:value-type="float" office:value="5166" calcext:value-type="float">
            <text:p>5166</text:p>
          </table:table-cell>
          <table:table-cell office:value-type="string" calcext:value-type="string">
            <text:p>6000 (86%)</text:p>
          </table:table-cell>
          <table:table-cell table:formula="of:=[.D102]/6000" office:value-type="float" office:value="0.861" calcext:value-type="float">
            <text:p>0,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42, Accuracy</text:p>
          </table:table-cell>
          <table:table-cell office:value-type="float" office:value="5230" calcext:value-type="float">
            <text:p>5230</text:p>
          </table:table-cell>
          <table:table-cell office:value-type="string" calcext:value-type="string">
            <text:p>6000 (87%)</text:p>
          </table:table-cell>
          <table:table-cell table:formula="of:=[.D103]/6000" office:value-type="float" office:value="0.871666666666667" calcext:value-type="float">
            <text:p>0,87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11, Accuracy</text:p>
          </table:table-cell>
          <table:table-cell office:value-type="float" office:value="5237" calcext:value-type="float">
            <text:p>5237</text:p>
          </table:table-cell>
          <table:table-cell office:value-type="string" calcext:value-type="string">
            <text:p>6000 (87%)</text:p>
          </table:table-cell>
          <table:table-cell table:formula="of:=[.D104]/6000" office:value-type="float" office:value="0.872833333333333" calcext:value-type="float">
            <text:p>0,872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09, Accuracy</text:p>
          </table:table-cell>
          <table:table-cell office:value-type="float" office:value="5323" calcext:value-type="float">
            <text:p>5323</text:p>
          </table:table-cell>
          <table:table-cell office:value-type="string" calcext:value-type="string">
            <text:p>6000 (89%)</text:p>
          </table:table-cell>
          <table:table-cell table:formula="of:=[.D105]/6000" office:value-type="float" office:value="0.887166666666667" calcext:value-type="float">
            <text:p>0,887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6, Accuracy</text:p>
          </table:table-cell>
          <table:table-cell office:value-type="float" office:value="5333" calcext:value-type="float">
            <text:p>5333</text:p>
          </table:table-cell>
          <table:table-cell office:value-type="string" calcext:value-type="string">
            <text:p>6000 (89%)</text:p>
          </table:table-cell>
          <table:table-cell table:formula="of:=[.D106]/6000" office:value-type="float" office:value="0.888833333333333" calcext:value-type="float">
            <text:p>0,888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85, Accuracy</text:p>
          </table:table-cell>
          <table:table-cell office:value-type="float" office:value="5342" calcext:value-type="float">
            <text:p>5342</text:p>
          </table:table-cell>
          <table:table-cell office:value-type="string" calcext:value-type="string">
            <text:p>6000 (89%)</text:p>
          </table:table-cell>
          <table:table-cell table:formula="of:=[.D107]/6000" office:value-type="float" office:value="0.890333333333333" calcext:value-type="float">
            <text:p>0,890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28, Accuracy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6000 (90%)</text:p>
          </table:table-cell>
          <table:table-cell table:formula="of:=[.D108]/6000" office:value-type="float" office:value="0.9005" calcext:value-type="float">
            <text:p>0,9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07, Accuracy</text:p>
          </table:table-cell>
          <table:table-cell office:value-type="float" office:value="5412" calcext:value-type="float">
            <text:p>5412</text:p>
          </table:table-cell>
          <table:table-cell office:value-type="string" calcext:value-type="string">
            <text:p>6000 (90%)</text:p>
          </table:table-cell>
          <table:table-cell table:formula="of:=[.D109]/6000" office:value-type="float" office:value="0.902" calcext:value-type="float">
            <text:p>0,9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0, Accuracy</text:p>
          </table:table-cell>
          <table:table-cell office:value-type="float" office:value="5368" calcext:value-type="float">
            <text:p>5368</text:p>
          </table:table-cell>
          <table:table-cell office:value-type="string" calcext:value-type="string">
            <text:p>6000 (89%)</text:p>
          </table:table-cell>
          <table:table-cell table:formula="of:=[.D110]/6000" office:value-type="float" office:value="0.894666666666667" calcext:value-type="float">
            <text:p>0,894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6, Accuracy</text:p>
          </table:table-cell>
          <table:table-cell office:value-type="float" office:value="5394" calcext:value-type="float">
            <text:p>5394</text:p>
          </table:table-cell>
          <table:table-cell office:value-type="string" calcext:value-type="string">
            <text:p>6000 (90%)</text:p>
          </table:table-cell>
          <table:table-cell table:formula="of:=[.D111]/6000" office:value-type="float" office:value="0.899" calcext:value-type="float">
            <text:p>0,8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23, Accuracy</text:p>
          </table:table-cell>
          <table:table-cell office:value-type="float" office:value="5415" calcext:value-type="float">
            <text:p>5415</text:p>
          </table:table-cell>
          <table:table-cell office:value-type="string" calcext:value-type="string">
            <text:p>6000 (90%)</text:p>
          </table:table-cell>
          <table:table-cell table:formula="of:=[.D112]/6000" office:value-type="float" office:value="0.9025" calcext:value-type="float">
            <text:p>0,90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07, Accuracy</text:p>
          </table:table-cell>
          <table:table-cell office:value-type="float" office:value="5445" calcext:value-type="float">
            <text:p>5445</text:p>
          </table:table-cell>
          <table:table-cell office:value-type="string" calcext:value-type="string">
            <text:p>6000 (91%)</text:p>
          </table:table-cell>
          <table:table-cell table:formula="of:=[.D113]/6000" office:value-type="float" office:value="0.9075" calcext:value-type="float">
            <text:p>0,90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0, Accuracy</text:p>
          </table:table-cell>
          <table:table-cell office:value-type="float" office:value="5436" calcext:value-type="float">
            <text:p>5436</text:p>
          </table:table-cell>
          <table:table-cell office:value-type="string" calcext:value-type="string">
            <text:p>6000 (91%)</text:p>
          </table:table-cell>
          <table:table-cell table:formula="of:=[.D114]/6000" office:value-type="float" office:value="0.906" calcext:value-type="float">
            <text:p>0,9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6, Accuracy</text:p>
          </table:table-cell>
          <table:table-cell office:value-type="float" office:value="5419" calcext:value-type="float">
            <text:p>5419</text:p>
          </table:table-cell>
          <table:table-cell office:value-type="string" calcext:value-type="string">
            <text:p>6000 (90%)</text:p>
          </table:table-cell>
          <table:table-cell table:formula="of:=[.D115]/6000" office:value-type="float" office:value="0.903166666666667" calcext:value-type="float">
            <text:p>0,903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40, Accuracy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6000 (90%)</text:p>
          </table:table-cell>
          <table:table-cell table:formula="of:=[.D116]/6000" office:value-type="float" office:value="0.900833333333333" calcext:value-type="float">
            <text:p>0,90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69, Accuracy</text:p>
          </table:table-cell>
          <table:table-cell office:value-type="float" office:value="5439" calcext:value-type="float">
            <text:p>5439</text:p>
          </table:table-cell>
          <table:table-cell office:value-type="string" calcext:value-type="string">
            <text:p>6000 (91%)</text:p>
          </table:table-cell>
          <table:table-cell table:formula="of:=[.D117]/6000" office:value-type="float" office:value="0.9065" calcext:value-type="float">
            <text:p>0,90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83, Accuracy</text:p>
          </table:table-cell>
          <table:table-cell office:value-type="float" office:value="5435" calcext:value-type="float">
            <text:p>5435</text:p>
          </table:table-cell>
          <table:table-cell office:value-type="string" calcext:value-type="string">
            <text:p>6000 (91%)</text:p>
          </table:table-cell>
          <table:table-cell table:formula="of:=[.D118]/6000" office:value-type="float" office:value="0.905833333333333" calcext:value-type="float">
            <text:p>0,90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51, Accuracy</text:p>
          </table:table-cell>
          <table:table-cell office:value-type="float" office:value="5428" calcext:value-type="float">
            <text:p>5428</text:p>
          </table:table-cell>
          <table:table-cell office:value-type="string" calcext:value-type="string">
            <text:p>6000 (90%)</text:p>
          </table:table-cell>
          <table:table-cell table:formula="of:=[.D119]/6000" office:value-type="float" office:value="0.904666666666667" calcext:value-type="float">
            <text:p>0,904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89, Accuracy</text:p>
          </table:table-cell>
          <table:table-cell office:value-type="float" office:value="5464" calcext:value-type="float">
            <text:p>5464</text:p>
          </table:table-cell>
          <table:table-cell office:value-type="string" calcext:value-type="string">
            <text:p>6000 (91%)</text:p>
          </table:table-cell>
          <table:table-cell table:formula="of:=[.D120]/6000" office:value-type="float" office:value="0.910666666666667" calcext:value-type="float">
            <text:p>0,910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13, Accuracy</text:p>
          </table:table-cell>
          <table:table-cell office:value-type="float" office:value="5406" calcext:value-type="float">
            <text:p>5406</text:p>
          </table:table-cell>
          <table:table-cell office:value-type="string" calcext:value-type="string">
            <text:p>6000 (90%)</text:p>
          </table:table-cell>
          <table:table-cell table:formula="of:=[.D121]/6000" office:value-type="float" office:value="0.901" calcext:value-type="float">
            <text:p>0,9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37, Accuracy</text:p>
          </table:table-cell>
          <table:table-cell office:value-type="float" office:value="5433" calcext:value-type="float">
            <text:p>5433</text:p>
          </table:table-cell>
          <table:table-cell office:value-type="string" calcext:value-type="string">
            <text:p>6000 (91%)</text:p>
          </table:table-cell>
          <table:table-cell table:formula="of:=[.D122]/6000" office:value-type="float" office:value="0.9055" calcext:value-type="float">
            <text:p>0,90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56, Accuracy</text:p>
          </table:table-cell>
          <table:table-cell office:value-type="float" office:value="5426" calcext:value-type="float">
            <text:p>5426</text:p>
          </table:table-cell>
          <table:table-cell office:value-type="string" calcext:value-type="string">
            <text:p>6000 (90%)</text:p>
          </table:table-cell>
          <table:table-cell table:formula="of:=[.D123]/6000" office:value-type="float" office:value="0.904333333333333" calcext:value-type="float">
            <text:p>0,904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18, Accuracy</text:p>
          </table:table-cell>
          <table:table-cell office:value-type="float" office:value="5444" calcext:value-type="float">
            <text:p>5444</text:p>
          </table:table-cell>
          <table:table-cell office:value-type="string" calcext:value-type="string">
            <text:p>6000 (91%)</text:p>
          </table:table-cell>
          <table:table-cell table:formula="of:=[.D124]/6000" office:value-type="float" office:value="0.907333333333333" calcext:value-type="float">
            <text:p>0,907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39, Accuracy</text:p>
          </table:table-cell>
          <table:table-cell office:value-type="float" office:value="5430" calcext:value-type="float">
            <text:p>5430</text:p>
          </table:table-cell>
          <table:table-cell office:value-type="string" calcext:value-type="string">
            <text:p>6000 (90%)</text:p>
          </table:table-cell>
          <table:table-cell table:formula="of:=[.D125]/6000" office:value-type="float" office:value="0.905" calcext:value-type="float">
            <text:p>0,9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12, Accuracy</text:p>
          </table:table-cell>
          <table:table-cell office:value-type="float" office:value="5425" calcext:value-type="float">
            <text:p>5425</text:p>
          </table:table-cell>
          <table:table-cell office:value-type="string" calcext:value-type="string">
            <text:p>6000 (90%)</text:p>
          </table:table-cell>
          <table:table-cell table:formula="of:=[.D126]/6000" office:value-type="float" office:value="0.904166666666667" calcext:value-type="float">
            <text:p>0,90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34, Accuracy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6000 (90%)</text:p>
          </table:table-cell>
          <table:table-cell table:formula="of:=[.D127]/6000"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87, Accuracy</text:p>
          </table:table-cell>
          <table:table-cell office:value-type="float" office:value="5432" calcext:value-type="float">
            <text:p>5432</text:p>
          </table:table-cell>
          <table:table-cell office:value-type="string" calcext:value-type="string">
            <text:p>6000 (91%)</text:p>
          </table:table-cell>
          <table:table-cell table:formula="of:=[.D128]/6000" office:value-type="float" office:value="0.905333333333333" calcext:value-type="float">
            <text:p>0,905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24, Accuracy</text:p>
          </table:table-cell>
          <table:table-cell office:value-type="float" office:value="5416" calcext:value-type="float">
            <text:p>5416</text:p>
          </table:table-cell>
          <table:table-cell office:value-type="string" calcext:value-type="string">
            <text:p>6000 (90%)</text:p>
          </table:table-cell>
          <table:table-cell table:formula="of:=[.D129]/6000" office:value-type="float" office:value="0.902666666666667" calcext:value-type="float">
            <text:p>0,902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31, Accuracy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6000 (90%)</text:p>
          </table:table-cell>
          <table:table-cell table:formula="of:=[.D130]/6000" office:value-type="float" office:value="0.898333333333333" calcext:value-type="float">
            <text:p>0,89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25, Accuracy</text:p>
          </table:table-cell>
          <table:table-cell office:value-type="float" office:value="5408" calcext:value-type="float">
            <text:p>5408</text:p>
          </table:table-cell>
          <table:table-cell office:value-type="string" calcext:value-type="string">
            <text:p>6000 (90%)</text:p>
          </table:table-cell>
          <table:table-cell table:formula="of:=[.D131]/6000" office:value-type="float" office:value="0.901333333333333" calcext:value-type="float">
            <text:p>0,901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771, Accuracy</text:p>
          </table:table-cell>
          <table:table-cell office:value-type="float" office:value="8909" calcext:value-type="float">
            <text:p>8909</text:p>
          </table:table-cell>
          <table:table-cell office:value-type="string" calcext:value-type="string">
            <text:p>10000 (89%)</text:p>
          </table:table-cell>
          <table:table-cell table:formula="of:=[.D132]/6000" office:value-type="float" office:value="1.48483333333333" calcext:value-type="float">
            <text:p>1,48483333333333</text:p>
          </table:table-cell>
          <table:table-cell table:number-columns-repeated="7"/>
        </table:table-row>
      </table:table>
      <table:table table:name="tanh-" table:style-name="ta1">
        <table:shapes>
          <draw:frame draw:z-index="0" draw:style-name="gr1" draw:text-style-name="P1" svg:width="217.4mm" svg:height="122.28mm" svg:x="164.52mm" svg:y="126.87mm">
            <loext:p/>
            <draw:object draw:notify-on-update-of-ranges="'tanh-'.I5:'tanh-'.I5 'tanh-'.I6:'tanh-'.I25 'tanh-'.J5:'tanh-'.J5 'tanh-'.J6:'tanh-'.J25 'tanh-'.I5:'tanh-'.I5 'tanh-'.I6:'tanh-'.I25 'tanh-'.K5:'tanh-'.K5 'tanh-'.K6:'tanh-'.K25 'tanh-'.I5:'tanh-'.I5 'tanh-'.I6:'tanh-'.I25 'tanh-'.L5:'tanh-'.L5 'tanh-'.L6:'tanh-'.L25 'tanh-'.I5:'tanh-'.I5 'tanh-'.I6:'tanh-'.I25 'tanh-'.M5:'tanh-'.M5 'tanh-'.M6:'tanh-'.M25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 table:number-rows-repeated="3">
          <table:table-cell table:number-columns-repeated="13"/>
        </table:table-row>
        <table:table-row table:style-name="ro3">
          <table:table-cell table:style-name="ce6" office:value-type="string" calcext:value-type="string">
            <text:p>model, precision = experiment(model, 20, 0.001)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epoch</text:p>
          </table:table-cell>
          <table:table-cell office:value-type="string" calcext:value-type="string">
            <text:p>1 Layer</text:p>
          </table:table-cell>
          <table:table-cell office:value-type="string" calcext:value-type="string">
            <text:p>2 Layers</text:p>
          </table:table-cell>
          <table:table-cell office:value-type="string" calcext:value-type="string">
            <text:p>3 Layers</text:p>
          </table:table-cell>
          <table:table-cell office:value-type="string" calcext:value-type="string">
            <text:p>4 Layers</text:p>
          </table:table-cell>
        </table:table-row>
        <table:table-row table:style-name="ro6">
          <table:table-cell table:style-name="ce6" office:value-type="string" calcext:value-type="string">
            <text:p>NLayerTanhModel(nNeurones, 1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8575" calcext:value-type="float">
            <text:p>0,8575</text:p>
          </table:table-cell>
          <table:table-cell office:value-type="float" office:value="0.864666666666667" calcext:value-type="float">
            <text:p>0,864666666666667</text:p>
          </table:table-cell>
          <table:table-cell table:number-columns-repeated="2" office:value-type="float" office:value="0.86" calcext:value-type="float">
            <text:p>0,86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00, Accuracy</text:p>
          </table:table-cell>
          <table:table-cell office:value-type="float" office:value="5145" calcext:value-type="float">
            <text:p>5145</text:p>
          </table:table-cell>
          <table:table-cell office:value-type="string" calcext:value-type="string">
            <text:p>6000 (86%)</text:p>
          </table:table-cell>
          <table:table-cell table:formula="of:=[.D7]/6000" office:value-type="float" office:value="0.8575" calcext:value-type="float">
            <text:p>0,85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876666666666667" calcext:value-type="float">
            <text:p>0,876666666666667</text:p>
          </table:table-cell>
          <table:table-cell office:value-type="float" office:value="0.8715" calcext:value-type="float">
            <text:p>0,8715</text:p>
          </table:table-cell>
          <table:table-cell office:value-type="float" office:value="0.869333333333333" calcext:value-type="float">
            <text:p>0,869333333333333</text:p>
          </table:table-cell>
          <table:table-cell office:value-type="float" office:value="0.863333333333333" calcext:value-type="float">
            <text:p>0,863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59, Accuracy</text:p>
          </table:table-cell>
          <table:table-cell office:value-type="float" office:value="5260" calcext:value-type="float">
            <text:p>5260</text:p>
          </table:table-cell>
          <table:table-cell office:value-type="string" calcext:value-type="string">
            <text:p>6000 (88%)</text:p>
          </table:table-cell>
          <table:table-cell table:formula="of:=[.D8]/6000" office:value-type="float" office:value="0.876666666666667" calcext:value-type="float">
            <text:p>0,87666666666666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8685" calcext:value-type="float">
            <text:p>0,8685</text:p>
          </table:table-cell>
          <table:table-cell office:value-type="float" office:value="0.858666666666667" calcext:value-type="float">
            <text:p>0,858666666666667</text:p>
          </table:table-cell>
          <table:table-cell office:value-type="float" office:value="0.870666666666667" calcext:value-type="float">
            <text:p>0,870666666666667</text:p>
          </table:table-cell>
          <table:table-cell office:value-type="float" office:value="0.871166666666667" calcext:value-type="float">
            <text:p>0,8711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41, Accuracy</text:p>
          </table:table-cell>
          <table:table-cell office:value-type="float" office:value="5211" calcext:value-type="float">
            <text:p>5211</text:p>
          </table:table-cell>
          <table:table-cell office:value-type="string" calcext:value-type="string">
            <text:p>6000 (87%)</text:p>
          </table:table-cell>
          <table:table-cell table:formula="of:=[.D9]/6000" office:value-type="float" office:value="0.8685" calcext:value-type="float">
            <text:p>0,86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8925" calcext:value-type="float">
            <text:p>0,8925</text:p>
          </table:table-cell>
          <table:table-cell office:value-type="float" office:value="0.885" calcext:value-type="float">
            <text:p>0,885</text:p>
          </table:table-cell>
          <table:table-cell office:value-type="float" office:value="0.878666666666667" calcext:value-type="float">
            <text:p>0,878666666666667</text:p>
          </table:table-cell>
          <table:table-cell office:value-type="float" office:value="0.870166666666667" calcext:value-type="float">
            <text:p>0,8701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7, Accuracy</text:p>
          </table:table-cell>
          <table:table-cell office:value-type="float" office:value="5355" calcext:value-type="float">
            <text:p>5355</text:p>
          </table:table-cell>
          <table:table-cell office:value-type="string" calcext:value-type="string">
            <text:p>6000 (89%)</text:p>
          </table:table-cell>
          <table:table-cell table:formula="of:=[.D10]/6000" office:value-type="float" office:value="0.8925" calcext:value-type="float">
            <text:p>0,89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881166666666667" calcext:value-type="float">
            <text:p>0,881166666666667</text:p>
          </table:table-cell>
          <table:table-cell office:value-type="float" office:value="0.877333333333333" calcext:value-type="float">
            <text:p>0,877333333333333</text:p>
          </table:table-cell>
          <table:table-cell office:value-type="float" office:value="0.878833333333333" calcext:value-type="float">
            <text:p>0,878833333333333</text:p>
          </table:table-cell>
          <table:table-cell office:value-type="float" office:value="0.869833333333333" calcext:value-type="float">
            <text:p>0,8698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91, Accuracy</text:p>
          </table:table-cell>
          <table:table-cell office:value-type="float" office:value="5287" calcext:value-type="float">
            <text:p>5287</text:p>
          </table:table-cell>
          <table:table-cell office:value-type="string" calcext:value-type="string">
            <text:p>6000 (88%)</text:p>
          </table:table-cell>
          <table:table-cell table:formula="of:=[.D11]/6000" office:value-type="float" office:value="0.881166666666667" calcext:value-type="float">
            <text:p>0,88116666666666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885666666666667" calcext:value-type="float">
            <text:p>0,885666666666667</text:p>
          </table:table-cell>
          <table:table-cell office:value-type="float" office:value="0.889666666666667" calcext:value-type="float">
            <text:p>0,889666666666667</text:p>
          </table:table-cell>
          <table:table-cell office:value-type="float" office:value="0.882666666666667" calcext:value-type="float">
            <text:p>0,882666666666667</text:p>
          </table:table-cell>
          <table:table-cell office:value-type="float" office:value="0.876333333333333" calcext:value-type="float">
            <text:p>0,876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02, Accuracy</text:p>
          </table:table-cell>
          <table:table-cell office:value-type="float" office:value="5314" calcext:value-type="float">
            <text:p>5314</text:p>
          </table:table-cell>
          <table:table-cell office:value-type="string" calcext:value-type="string">
            <text:p>6000 (89%)</text:p>
          </table:table-cell>
          <table:table-cell table:formula="of:=[.D12]/6000" office:value-type="float" office:value="0.885666666666667" calcext:value-type="float">
            <text:p>0,88566666666666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884666666666667" calcext:value-type="float">
            <text:p>0,884666666666667</text:p>
          </table:table-cell>
          <table:table-cell office:value-type="float" office:value="0.887833333333333" calcext:value-type="float">
            <text:p>0,887833333333333</text:p>
          </table:table-cell>
          <table:table-cell office:value-type="float" office:value="0.882833333333333" calcext:value-type="float">
            <text:p>0,882833333333333</text:p>
          </table:table-cell>
          <table:table-cell office:value-type="float" office:value="0.867833333333333" calcext:value-type="float">
            <text:p>0,8678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7, Accuracy</text:p>
          </table:table-cell>
          <table:table-cell office:value-type="float" office:value="5308" calcext:value-type="float">
            <text:p>5308</text:p>
          </table:table-cell>
          <table:table-cell office:value-type="string" calcext:value-type="string">
            <text:p>6000 (88%)</text:p>
          </table:table-cell>
          <table:table-cell table:formula="of:=[.D13]/6000" office:value-type="float" office:value="0.884666666666667" calcext:value-type="float">
            <text:p>0,88466666666666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0" office:value-type="float" office:value="0.886666666666667" calcext:value-type="float">
            <text:p>0,886666666666667</text:p>
          </table:table-cell>
          <table:table-cell table:style-name="ce20" office:value-type="float" office:value="0.890166666666667" calcext:value-type="float">
            <text:p>0,890166666666667</text:p>
          </table:table-cell>
          <table:table-cell table:style-name="ce20" office:value-type="float" office:value="0.886666666666667" calcext:value-type="float">
            <text:p>0,886666666666667</text:p>
          </table:table-cell>
          <table:table-cell table:style-name="ce20" office:value-type="float" office:value="0.884833333333333" calcext:value-type="float">
            <text:p>0,8848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26, Accuracy</text:p>
          </table:table-cell>
          <table:table-cell office:value-type="float" office:value="5320" calcext:value-type="float">
            <text:p>5320</text:p>
          </table:table-cell>
          <table:table-cell office:value-type="string" calcext:value-type="string">
            <text:p>6000 (89%)</text:p>
          </table:table-cell>
          <table:table-cell table:formula="of:=[.D14]/6000" office:value-type="float" office:value="0.886666666666667" calcext:value-type="float">
            <text:p>0,88666666666666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20" office:value-type="float" office:value="0.891333333333333" calcext:value-type="float">
            <text:p>0,891333333333333</text:p>
          </table:table-cell>
          <table:table-cell table:style-name="ce20" office:value-type="float" office:value="0.8895" calcext:value-type="float">
            <text:p>0,8895</text:p>
          </table:table-cell>
          <table:table-cell table:style-name="ce20" office:value-type="float" office:value="0.887666666666667" calcext:value-type="float">
            <text:p>0,887666666666667</text:p>
          </table:table-cell>
          <table:table-cell table:style-name="ce20" office:value-type="float" office:value="0.884166666666667" calcext:value-type="float">
            <text:p>0,8841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49, Accuracy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6000 (89%)</text:p>
          </table:table-cell>
          <table:table-cell table:formula="of:=[.D15]/6000" office:value-type="float" office:value="0.891333333333333" calcext:value-type="float">
            <text:p>0,89133333333333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0" office:value-type="float" office:value="0.887166666666667" calcext:value-type="float">
            <text:p>0,887166666666667</text:p>
          </table:table-cell>
          <table:table-cell table:style-name="ce20" office:value-type="float" office:value="0.876666666666667" calcext:value-type="float">
            <text:p>0,876666666666667</text:p>
          </table:table-cell>
          <table:table-cell table:style-name="ce20" office:value-type="float" office:value="0.879833333333333" calcext:value-type="float">
            <text:p>0,879833333333333</text:p>
          </table:table-cell>
          <table:table-cell table:style-name="ce20" office:value-type="float" office:value="0.883" calcext:value-type="float">
            <text:p>0,88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54, Accuracy</text:p>
          </table:table-cell>
          <table:table-cell office:value-type="float" office:value="5323" calcext:value-type="float">
            <text:p>5323</text:p>
          </table:table-cell>
          <table:table-cell office:value-type="string" calcext:value-type="string">
            <text:p>6000 (89%)</text:p>
          </table:table-cell>
          <table:table-cell table:formula="of:=[.D16]/6000" office:value-type="float" office:value="0.887166666666667" calcext:value-type="float">
            <text:p>0,88716666666666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20" office:value-type="float" office:value="0.895" calcext:value-type="float">
            <text:p>0,895</text:p>
          </table:table-cell>
          <table:table-cell table:style-name="ce20" office:value-type="float" office:value="0.885166666666667" calcext:value-type="float">
            <text:p>0,885166666666667</text:p>
          </table:table-cell>
          <table:table-cell table:style-name="ce20" office:value-type="float" office:value="0.8865" calcext:value-type="float">
            <text:p>0,8865</text:p>
          </table:table-cell>
          <table:table-cell table:style-name="ce20" office:value-type="float" office:value="0.886" calcext:value-type="float">
            <text:p>0,886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93, Accuracy</text:p>
          </table:table-cell>
          <table:table-cell office:value-type="float" office:value="5370" calcext:value-type="float">
            <text:p>5370</text:p>
          </table:table-cell>
          <table:table-cell office:value-type="string" calcext:value-type="string">
            <text:p>6000 (90%)</text:p>
          </table:table-cell>
          <table:table-cell table:formula="of:=[.D17]/6000" office:value-type="float" office:value="0.895" calcext:value-type="float">
            <text:p>0,89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20" office:value-type="float" office:value="0.886" calcext:value-type="float">
            <text:p>0,886</text:p>
          </table:table-cell>
          <table:table-cell table:style-name="ce20" office:value-type="float" office:value="0.885166666666667" calcext:value-type="float">
            <text:p>0,885166666666667</text:p>
          </table:table-cell>
          <table:table-cell table:style-name="ce20" office:value-type="float" office:value="0.882333333333333" calcext:value-type="float">
            <text:p>0,882333333333333</text:p>
          </table:table-cell>
          <table:table-cell table:style-name="ce20" office:value-type="float" office:value="0.885166666666667" calcext:value-type="float">
            <text:p>0,8851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68, Accuracy</text:p>
          </table:table-cell>
          <table:table-cell office:value-type="float" office:value="5316" calcext:value-type="float">
            <text:p>5316</text:p>
          </table:table-cell>
          <table:table-cell office:value-type="string" calcext:value-type="string">
            <text:p>6000 (89%)</text:p>
          </table:table-cell>
          <table:table-cell table:formula="of:=[.D18]/6000" office:value-type="float" office:value="0.886" calcext:value-type="float">
            <text:p>0,88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20" office:value-type="float" office:value="0.886166666666667" calcext:value-type="float">
            <text:p>0,886166666666667</text:p>
          </table:table-cell>
          <table:table-cell table:style-name="ce20" office:value-type="float" office:value="0.895" calcext:value-type="float">
            <text:p>0,895</text:p>
          </table:table-cell>
          <table:table-cell table:style-name="ce20" office:value-type="float" office:value="0.891166666666667" calcext:value-type="float">
            <text:p>0,891166666666667</text:p>
          </table:table-cell>
          <table:table-cell table:style-name="ce20" office:value-type="float" office:value="0.885666666666667" calcext:value-type="float">
            <text:p>0,8856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69, Accuracy</text:p>
          </table:table-cell>
          <table:table-cell office:value-type="float" office:value="5317" calcext:value-type="float">
            <text:p>5317</text:p>
          </table:table-cell>
          <table:table-cell office:value-type="string" calcext:value-type="string">
            <text:p>6000 (89%)</text:p>
          </table:table-cell>
          <table:table-cell table:formula="of:=[.D19]/6000" office:value-type="float" office:value="0.886166666666667" calcext:value-type="float">
            <text:p>0,88616666666666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20" office:value-type="float" office:value="0.893166666666667" calcext:value-type="float">
            <text:p>0,893166666666667</text:p>
          </table:table-cell>
          <table:table-cell table:style-name="ce20" office:value-type="float" office:value="0.8905" calcext:value-type="float">
            <text:p>0,8905</text:p>
          </table:table-cell>
          <table:table-cell table:style-name="ce20" office:value-type="float" office:value="0.886166666666667" calcext:value-type="float">
            <text:p>0,886166666666667</text:p>
          </table:table-cell>
          <table:table-cell table:style-name="ce20" office:value-type="float" office:value="0.886" calcext:value-type="float">
            <text:p>0,886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1, Accuracy</text:p>
          </table:table-cell>
          <table:table-cell office:value-type="float" office:value="5359" calcext:value-type="float">
            <text:p>5359</text:p>
          </table:table-cell>
          <table:table-cell office:value-type="string" calcext:value-type="string">
            <text:p>6000 (89%)</text:p>
          </table:table-cell>
          <table:table-cell table:formula="of:=[.D20]/6000" office:value-type="float" office:value="0.893166666666667" calcext:value-type="float">
            <text:p>0,89316666666666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20" office:value-type="float" office:value="0.888833333333333" calcext:value-type="float">
            <text:p>0,888833333333333</text:p>
          </table:table-cell>
          <table:table-cell table:style-name="ce20" office:value-type="float" office:value="0.884333333333333" calcext:value-type="float">
            <text:p>0,884333333333333</text:p>
          </table:table-cell>
          <table:table-cell table:style-name="ce20" office:value-type="float" office:value="0.878166666666667" calcext:value-type="float">
            <text:p>0,878166666666667</text:p>
          </table:table-cell>
          <table:table-cell table:style-name="ce20" office:value-type="float" office:value="0.888666666666667" calcext:value-type="float">
            <text:p>0,8886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51, Accuracy</text:p>
          </table:table-cell>
          <table:table-cell office:value-type="float" office:value="5333" calcext:value-type="float">
            <text:p>5333</text:p>
          </table:table-cell>
          <table:table-cell office:value-type="string" calcext:value-type="string">
            <text:p>6000 (89%)</text:p>
          </table:table-cell>
          <table:table-cell table:formula="of:=[.D21]/6000" office:value-type="float" office:value="0.888833333333333" calcext:value-type="float">
            <text:p>0,88883333333333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895666666666667" calcext:value-type="float">
            <text:p>0,895666666666667</text:p>
          </table:table-cell>
          <table:table-cell office:value-type="float" office:value="0.893333333333333" calcext:value-type="float">
            <text:p>0,893333333333333</text:p>
          </table:table-cell>
          <table:table-cell office:value-type="float" office:value="0.892666666666667" calcext:value-type="float">
            <text:p>0,892666666666667</text:p>
          </table:table-cell>
          <table:table-cell office:value-type="float" office:value="0.892166666666667" calcext:value-type="float">
            <text:p>0,8921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93, Accuracy</text:p>
          </table:table-cell>
          <table:table-cell office:value-type="float" office:value="5374" calcext:value-type="float">
            <text:p>5374</text:p>
          </table:table-cell>
          <table:table-cell office:value-type="string" calcext:value-type="string">
            <text:p>6000 (90%)</text:p>
          </table:table-cell>
          <table:table-cell table:formula="of:=[.D22]/6000" office:value-type="float" office:value="0.895666666666667" calcext:value-type="float">
            <text:p>0,89566666666666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882833333333333" calcext:value-type="float">
            <text:p>0,882833333333333</text:p>
          </table:table-cell>
          <table:table-cell office:value-type="float" office:value="0.886166666666667" calcext:value-type="float">
            <text:p>0,886166666666667</text:p>
          </table:table-cell>
          <table:table-cell office:value-type="float" office:value="0.8875" calcext:value-type="float">
            <text:p>0,8875</text:p>
          </table:table-cell>
          <table:table-cell office:value-type="float" office:value="0.877333333333333" calcext:value-type="float">
            <text:p>0,877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98, Accuracy</text:p>
          </table:table-cell>
          <table:table-cell office:value-type="float" office:value="5297" calcext:value-type="float">
            <text:p>5297</text:p>
          </table:table-cell>
          <table:table-cell office:value-type="string" calcext:value-type="string">
            <text:p>6000 (88%)</text:p>
          </table:table-cell>
          <table:table-cell table:formula="of:=[.D23]/6000" office:value-type="float" office:value="0.882833333333333" calcext:value-type="float">
            <text:p>0,88283333333333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890833333333333" calcext:value-type="float">
            <text:p>0,890833333333333</text:p>
          </table:table-cell>
          <table:table-cell office:value-type="float" office:value="0.888333333333333" calcext:value-type="float">
            <text:p>0,888333333333333</text:p>
          </table:table-cell>
          <table:table-cell office:value-type="float" office:value="0.886833333333333" calcext:value-type="float">
            <text:p>0,886833333333333</text:p>
          </table:table-cell>
          <table:table-cell office:value-type="float" office:value="0.8815" calcext:value-type="float">
            <text:p>0,881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9, Accuracy</text:p>
          </table:table-cell>
          <table:table-cell office:value-type="float" office:value="5345" calcext:value-type="float">
            <text:p>5345</text:p>
          </table:table-cell>
          <table:table-cell office:value-type="string" calcext:value-type="string">
            <text:p>6000 (89%)</text:p>
          </table:table-cell>
          <table:table-cell table:formula="of:=[.D24]/6000" office:value-type="float" office:value="0.890833333333333" calcext:value-type="float">
            <text:p>0,89083333333333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 office:value-type="float" office:value="0.892333333333333" calcext:value-type="float">
            <text:p>0,892333333333333</text:p>
          </table:table-cell>
          <table:table-cell office:value-type="float" office:value="0.887833333333333" calcext:value-type="float">
            <text:p>0,887833333333333</text:p>
          </table:table-cell>
          <table:table-cell office:value-type="float" office:value="0.887666666666667" calcext:value-type="float">
            <text:p>0,8876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8, Accuracy</text:p>
          </table:table-cell>
          <table:table-cell office:value-type="float" office:value="5354" calcext:value-type="float">
            <text:p>5354</text:p>
          </table:table-cell>
          <table:table-cell office:value-type="string" calcext:value-type="string">
            <text:p>6000 (89%)</text:p>
          </table:table-cell>
          <table:table-cell table:formula="of:=[.D25]/6000" office:value-type="float" office:value="0.892333333333333" calcext:value-type="float">
            <text:p>0,89233333333333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888333333333333" calcext:value-type="float">
            <text:p>0,888333333333333</text:p>
          </table:table-cell>
          <table:table-cell office:value-type="float" office:value="0.877666666666667" calcext:value-type="float">
            <text:p>0,877666666666667</text:p>
          </table:table-cell>
          <table:table-cell office:value-type="float" office:value="0.888666666666667" calcext:value-type="float">
            <text:p>0,888666666666667</text:p>
          </table:table-cell>
          <table:table-cell table:style-name="ce1" office:value-type="float" office:value="0.8905" calcext:value-type="float">
            <text:p>0,890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8, Accuracy</text:p>
          </table:table-cell>
          <table:table-cell office:value-type="float" office:value="5330" calcext:value-type="float">
            <text:p>5330</text:p>
          </table:table-cell>
          <table:table-cell office:value-type="string" calcext:value-type="string">
            <text:p>6000 (89%)</text:p>
          </table:table-cell>
          <table:table-cell table:formula="of:=[.D26]/6000" office:value-type="float" office:value="0.888333333333333" calcext:value-type="float">
            <text:p>0,888333333333333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3">
          <table:table-cell table:style-name="ce15" office:value-type="string" calcext:value-type="string">
            <text:p>NLayerTanhModel(nNeurones, 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08, Accuracy</text:p>
          </table:table-cell>
          <table:table-cell office:value-type="float" office:value="5188" calcext:value-type="float">
            <text:p>5188</text:p>
          </table:table-cell>
          <table:table-cell office:value-type="string" calcext:value-type="string">
            <text:p>6000 (86%)</text:p>
          </table:table-cell>
          <table:table-cell table:formula="of:=[.D29]/6000" office:value-type="float" office:value="0.864666666666667" calcext:value-type="float">
            <text:p>0,864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25, Accuracy</text:p>
          </table:table-cell>
          <table:table-cell office:value-type="float" office:value="5229" calcext:value-type="float">
            <text:p>5229</text:p>
          </table:table-cell>
          <table:table-cell office:value-type="string" calcext:value-type="string">
            <text:p>6000 (87%)</text:p>
          </table:table-cell>
          <table:table-cell table:formula="of:=[.D30]/6000" office:value-type="float" office:value="0.8715" calcext:value-type="float">
            <text:p>0,87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95, Accuracy</text:p>
          </table:table-cell>
          <table:table-cell office:value-type="float" office:value="5152" calcext:value-type="float">
            <text:p>5152</text:p>
          </table:table-cell>
          <table:table-cell office:value-type="string" calcext:value-type="string">
            <text:p>6000 (86%)</text:p>
          </table:table-cell>
          <table:table-cell table:formula="of:=[.D31]/6000" office:value-type="float" office:value="0.858666666666667" calcext:value-type="float">
            <text:p>0,858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75, Accuracy</text:p>
          </table:table-cell>
          <table:table-cell office:value-type="float" office:value="5310" calcext:value-type="float">
            <text:p>5310</text:p>
          </table:table-cell>
          <table:table-cell office:value-type="string" calcext:value-type="string">
            <text:p>6000 (88%)</text:p>
          </table:table-cell>
          <table:table-cell table:formula="of:=[.D32]/6000" office:value-type="float" office:value="0.885" calcext:value-type="float">
            <text:p>0,8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45, Accuracy</text:p>
          </table:table-cell>
          <table:table-cell office:value-type="float" office:value="5264" calcext:value-type="float">
            <text:p>5264</text:p>
          </table:table-cell>
          <table:table-cell office:value-type="string" calcext:value-type="string">
            <text:p>6000 (88%)</text:p>
          </table:table-cell>
          <table:table-cell table:formula="of:=[.D33]/6000" office:value-type="float" office:value="0.877333333333333" calcext:value-type="float">
            <text:p>0,877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48, Accuracy</text:p>
          </table:table-cell>
          <table:table-cell office:value-type="float" office:value="5338" calcext:value-type="float">
            <text:p>5338</text:p>
          </table:table-cell>
          <table:table-cell office:value-type="string" calcext:value-type="string">
            <text:p>6000 (89%)</text:p>
          </table:table-cell>
          <table:table-cell table:formula="of:=[.D34]/6000" office:value-type="float" office:value="0.889666666666667" calcext:value-type="float">
            <text:p>0,889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8, Accuracy</text:p>
          </table:table-cell>
          <table:table-cell office:value-type="float" office:value="5327" calcext:value-type="float">
            <text:p>5327</text:p>
          </table:table-cell>
          <table:table-cell office:value-type="string" calcext:value-type="string">
            <text:p>6000 (89%)</text:p>
          </table:table-cell>
          <table:table-cell table:formula="of:=[.D35]/6000" office:value-type="float" office:value="0.887833333333333" calcext:value-type="float">
            <text:p>0,887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68, Accuracy</text:p>
          </table:table-cell>
          <table:table-cell office:value-type="float" office:value="5341" calcext:value-type="float">
            <text:p>5341</text:p>
          </table:table-cell>
          <table:table-cell office:value-type="string" calcext:value-type="string">
            <text:p>6000 (89%)</text:p>
          </table:table-cell>
          <table:table-cell table:formula="of:=[.D36]/6000" office:value-type="float" office:value="0.890166666666667" calcext:value-type="float">
            <text:p>0,890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99, Accuracy</text:p>
          </table:table-cell>
          <table:table-cell office:value-type="float" office:value="5337" calcext:value-type="float">
            <text:p>5337</text:p>
          </table:table-cell>
          <table:table-cell office:value-type="string" calcext:value-type="string">
            <text:p>6000 (89%)</text:p>
          </table:table-cell>
          <table:table-cell table:formula="of:=[.D37]/6000" office:value-type="float" office:value="0.8895" calcext:value-type="float">
            <text:p>0,88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51, Accuracy</text:p>
          </table:table-cell>
          <table:table-cell office:value-type="float" office:value="5260" calcext:value-type="float">
            <text:p>5260</text:p>
          </table:table-cell>
          <table:table-cell office:value-type="string" calcext:value-type="string">
            <text:p>6000 (88%)</text:p>
          </table:table-cell>
          <table:table-cell table:formula="of:=[.D38]/6000" office:value-type="float" office:value="0.876666666666667" calcext:value-type="float">
            <text:p>0,87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70, Accuracy</text:p>
          </table:table-cell>
          <table:table-cell office:value-type="float" office:value="5311" calcext:value-type="float">
            <text:p>5311</text:p>
          </table:table-cell>
          <table:table-cell office:value-type="string" calcext:value-type="string">
            <text:p>6000 (89%)</text:p>
          </table:table-cell>
          <table:table-cell table:formula="of:=[.D39]/6000" office:value-type="float" office:value="0.885166666666667" calcext:value-type="float">
            <text:p>0,885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3, Accuracy</text:p>
          </table:table-cell>
          <table:table-cell office:value-type="float" office:value="5311" calcext:value-type="float">
            <text:p>5311</text:p>
          </table:table-cell>
          <table:table-cell office:value-type="string" calcext:value-type="string">
            <text:p>6000 (89%)</text:p>
          </table:table-cell>
          <table:table-cell table:formula="of:=[.D40]/6000" office:value-type="float" office:value="0.885166666666667" calcext:value-type="float">
            <text:p>0,885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53, Accuracy</text:p>
          </table:table-cell>
          <table:table-cell office:value-type="float" office:value="5370" calcext:value-type="float">
            <text:p>5370</text:p>
          </table:table-cell>
          <table:table-cell office:value-type="string" calcext:value-type="string">
            <text:p>6000 (90%)</text:p>
          </table:table-cell>
          <table:table-cell table:formula="of:=[.D41]/6000" office:value-type="float" office:value="0.895" calcext:value-type="float">
            <text:p>0,8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2, Accuracy</text:p>
          </table:table-cell>
          <table:table-cell office:value-type="float" office:value="5343" calcext:value-type="float">
            <text:p>5343</text:p>
          </table:table-cell>
          <table:table-cell office:value-type="string" calcext:value-type="string">
            <text:p>6000 (89%)</text:p>
          </table:table-cell>
          <table:table-cell table:formula="of:=[.D42]/6000" office:value-type="float" office:value="0.8905" calcext:value-type="float">
            <text:p>0,89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92, Accuracy</text:p>
          </table:table-cell>
          <table:table-cell office:value-type="float" office:value="5306" calcext:value-type="float">
            <text:p>5306</text:p>
          </table:table-cell>
          <table:table-cell office:value-type="string" calcext:value-type="string">
            <text:p>6000 (88%)</text:p>
          </table:table-cell>
          <table:table-cell table:formula="of:=[.D43]/6000" office:value-type="float" office:value="0.884333333333333" calcext:value-type="float">
            <text:p>0,884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2, Accuracy</text:p>
          </table:table-cell>
          <table:table-cell office:value-type="float" office:value="5360" calcext:value-type="float">
            <text:p>5360</text:p>
          </table:table-cell>
          <table:table-cell office:value-type="string" calcext:value-type="string">
            <text:p>6000 (89%)</text:p>
          </table:table-cell>
          <table:table-cell table:formula="of:=[.D44]/6000" office:value-type="float" office:value="0.893333333333333" calcext:value-type="float">
            <text:p>0,89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27, Accuracy</text:p>
          </table:table-cell>
          <table:table-cell office:value-type="float" office:value="5317" calcext:value-type="float">
            <text:p>5317</text:p>
          </table:table-cell>
          <table:table-cell office:value-type="string" calcext:value-type="string">
            <text:p>6000 (89%)</text:p>
          </table:table-cell>
          <table:table-cell table:formula="of:=[.D45]/6000" office:value-type="float" office:value="0.886166666666667" calcext:value-type="float">
            <text:p>0,886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49, Accuracy</text:p>
          </table:table-cell>
          <table:table-cell office:value-type="float" office:value="5330" calcext:value-type="float">
            <text:p>5330</text:p>
          </table:table-cell>
          <table:table-cell office:value-type="string" calcext:value-type="string">
            <text:p>6000 (89%)</text:p>
          </table:table-cell>
          <table:table-cell table:formula="of:=[.D46]/6000" office:value-type="float" office:value="0.888333333333333" calcext:value-type="float">
            <text:p>0,88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9, Accuracy</text:p>
          </table:table-cell>
          <table:table-cell office:value-type="float" office:value="5354" calcext:value-type="float">
            <text:p>5354</text:p>
          </table:table-cell>
          <table:table-cell office:value-type="string" calcext:value-type="string">
            <text:p>6000 (89%)</text:p>
          </table:table-cell>
          <table:table-cell table:formula="of:=[.D47]/6000" office:value-type="float" office:value="0.892333333333333" calcext:value-type="float">
            <text:p>0,892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61, Accuracy</text:p>
          </table:table-cell>
          <table:table-cell office:value-type="float" office:value="5266" calcext:value-type="float">
            <text:p>5266</text:p>
          </table:table-cell>
          <table:table-cell office:value-type="string" calcext:value-type="string">
            <text:p>6000 (88%)</text:p>
          </table:table-cell>
          <table:table-cell table:formula="of:=[.D48]/6000" office:value-type="float" office:value="0.877666666666667" calcext:value-type="float">
            <text:p>0,877666666666667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3">
          <table:table-cell table:style-name="ce16" office:value-type="string" calcext:value-type="string">
            <text:p>NLayerTanhModel(nNeurones, 3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74, Accuracy</text:p>
          </table:table-cell>
          <table:table-cell office:value-type="float" office:value="5160" calcext:value-type="float">
            <text:p>5160</text:p>
          </table:table-cell>
          <table:table-cell office:value-type="string" calcext:value-type="string">
            <text:p>6000 (86%)</text:p>
          </table:table-cell>
          <table:table-cell table:formula="of:=[.D51]/6000" office:value-type="float" office:value="0.86" calcext:value-type="float">
            <text:p>0,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52, Accuracy</text:p>
          </table:table-cell>
          <table:table-cell office:value-type="float" office:value="5216" calcext:value-type="float">
            <text:p>5216</text:p>
          </table:table-cell>
          <table:table-cell office:value-type="string" calcext:value-type="string">
            <text:p>6000 (87%)</text:p>
          </table:table-cell>
          <table:table-cell table:formula="of:=[.D52]/6000" office:value-type="float" office:value="0.869333333333333" calcext:value-type="float">
            <text:p>0,869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62, Accuracy</text:p>
          </table:table-cell>
          <table:table-cell office:value-type="float" office:value="5224" calcext:value-type="float">
            <text:p>5224</text:p>
          </table:table-cell>
          <table:table-cell office:value-type="string" calcext:value-type="string">
            <text:p>6000 (87%)</text:p>
          </table:table-cell>
          <table:table-cell table:formula="of:=[.D53]/6000" office:value-type="float" office:value="0.870666666666667" calcext:value-type="float">
            <text:p>0,870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42, Accuracy</text:p>
          </table:table-cell>
          <table:table-cell office:value-type="float" office:value="5272" calcext:value-type="float">
            <text:p>5272</text:p>
          </table:table-cell>
          <table:table-cell office:value-type="string" calcext:value-type="string">
            <text:p>6000 (88%)</text:p>
          </table:table-cell>
          <table:table-cell table:formula="of:=[.D54]/6000" office:value-type="float" office:value="0.878666666666667" calcext:value-type="float">
            <text:p>0,878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62, Accuracy</text:p>
          </table:table-cell>
          <table:table-cell office:value-type="float" office:value="5273" calcext:value-type="float">
            <text:p>5273</text:p>
          </table:table-cell>
          <table:table-cell office:value-type="string" calcext:value-type="string">
            <text:p>6000 (88%)</text:p>
          </table:table-cell>
          <table:table-cell table:formula="of:=[.D55]/6000" office:value-type="float" office:value="0.878833333333333" calcext:value-type="float">
            <text:p>0,878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36, Accuracy</text:p>
          </table:table-cell>
          <table:table-cell office:value-type="float" office:value="5296" calcext:value-type="float">
            <text:p>5296</text:p>
          </table:table-cell>
          <table:table-cell office:value-type="string" calcext:value-type="string">
            <text:p>6000 (88%)</text:p>
          </table:table-cell>
          <table:table-cell table:formula="of:=[.D56]/6000" office:value-type="float" office:value="0.882666666666667" calcext:value-type="float">
            <text:p>0,882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94, Accuracy</text:p>
          </table:table-cell>
          <table:table-cell office:value-type="float" office:value="5297" calcext:value-type="float">
            <text:p>5297</text:p>
          </table:table-cell>
          <table:table-cell office:value-type="string" calcext:value-type="string">
            <text:p>6000 (88%)</text:p>
          </table:table-cell>
          <table:table-cell table:formula="of:=[.D57]/6000" office:value-type="float" office:value="0.882833333333333" calcext:value-type="float">
            <text:p>0,882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68, Accuracy</text:p>
          </table:table-cell>
          <table:table-cell office:value-type="float" office:value="5320" calcext:value-type="float">
            <text:p>5320</text:p>
          </table:table-cell>
          <table:table-cell office:value-type="string" calcext:value-type="string">
            <text:p>6000 (89%)</text:p>
          </table:table-cell>
          <table:table-cell table:formula="of:=[.D58]/6000" office:value-type="float" office:value="0.886666666666667" calcext:value-type="float">
            <text:p>0,88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71, Accuracy</text:p>
          </table:table-cell>
          <table:table-cell office:value-type="float" office:value="5326" calcext:value-type="float">
            <text:p>5326</text:p>
          </table:table-cell>
          <table:table-cell office:value-type="string" calcext:value-type="string">
            <text:p>6000 (89%)</text:p>
          </table:table-cell>
          <table:table-cell table:formula="of:=[.D59]/6000" office:value-type="float" office:value="0.887666666666667" calcext:value-type="float">
            <text:p>0,887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64, Accuracy</text:p>
          </table:table-cell>
          <table:table-cell office:value-type="float" office:value="5279" calcext:value-type="float">
            <text:p>5279</text:p>
          </table:table-cell>
          <table:table-cell office:value-type="string" calcext:value-type="string">
            <text:p>6000 (88%)</text:p>
          </table:table-cell>
          <table:table-cell table:formula="of:=[.D60]/6000" office:value-type="float" office:value="0.879833333333333" calcext:value-type="float">
            <text:p>0,879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64, Accuracy</text:p>
          </table:table-cell>
          <table:table-cell office:value-type="float" office:value="5319" calcext:value-type="float">
            <text:p>5319</text:p>
          </table:table-cell>
          <table:table-cell office:value-type="string" calcext:value-type="string">
            <text:p>6000 (89%)</text:p>
          </table:table-cell>
          <table:table-cell table:formula="of:=[.D61]/6000" office:value-type="float" office:value="0.8865" calcext:value-type="float">
            <text:p>0,88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07, Accuracy</text:p>
          </table:table-cell>
          <table:table-cell office:value-type="float" office:value="5294" calcext:value-type="float">
            <text:p>5294</text:p>
          </table:table-cell>
          <table:table-cell office:value-type="string" calcext:value-type="string">
            <text:p>6000 (88%)</text:p>
          </table:table-cell>
          <table:table-cell table:formula="of:=[.D62]/6000" office:value-type="float" office:value="0.882333333333333" calcext:value-type="float">
            <text:p>0,882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53, Accuracy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6000 (89%)</text:p>
          </table:table-cell>
          <table:table-cell table:formula="of:=[.D63]/6000" office:value-type="float" office:value="0.891166666666667" calcext:value-type="float">
            <text:p>0,891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04, Accuracy</text:p>
          </table:table-cell>
          <table:table-cell office:value-type="float" office:value="5317" calcext:value-type="float">
            <text:p>5317</text:p>
          </table:table-cell>
          <table:table-cell office:value-type="string" calcext:value-type="string">
            <text:p>6000 (89%)</text:p>
          </table:table-cell>
          <table:table-cell table:formula="of:=[.D64]/6000" office:value-type="float" office:value="0.886166666666667" calcext:value-type="float">
            <text:p>0,886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05, Accuracy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6000 (88%)</text:p>
          </table:table-cell>
          <table:table-cell table:formula="of:=[.D65]/6000" office:value-type="float" office:value="0.878166666666667" calcext:value-type="float">
            <text:p>0,878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6, Accuracy</text:p>
          </table:table-cell>
          <table:table-cell office:value-type="float" office:value="5356" calcext:value-type="float">
            <text:p>5356</text:p>
          </table:table-cell>
          <table:table-cell office:value-type="string" calcext:value-type="string">
            <text:p>6000 (89%)</text:p>
          </table:table-cell>
          <table:table-cell table:formula="of:=[.D66]/6000" office:value-type="float" office:value="0.892666666666667" calcext:value-type="float">
            <text:p>0,892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5, Accuracy</text:p>
          </table:table-cell>
          <table:table-cell office:value-type="float" office:value="5325" calcext:value-type="float">
            <text:p>5325</text:p>
          </table:table-cell>
          <table:table-cell office:value-type="string" calcext:value-type="string">
            <text:p>6000 (89%)</text:p>
          </table:table-cell>
          <table:table-cell table:formula="of:=[.D67]/6000" office:value-type="float" office:value="0.8875" calcext:value-type="float">
            <text:p>0,8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35, Accuracy</text:p>
          </table:table-cell>
          <table:table-cell office:value-type="float" office:value="5321" calcext:value-type="float">
            <text:p>5321</text:p>
          </table:table-cell>
          <table:table-cell office:value-type="string" calcext:value-type="string">
            <text:p>6000 (89%)</text:p>
          </table:table-cell>
          <table:table-cell table:formula="of:=[.D68]/6000" office:value-type="float" office:value="0.886833333333333" calcext:value-type="float">
            <text:p>0,886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24, Accuracy</text:p>
          </table:table-cell>
          <table:table-cell office:value-type="float" office:value="5327" calcext:value-type="float">
            <text:p>5327</text:p>
          </table:table-cell>
          <table:table-cell office:value-type="string" calcext:value-type="string">
            <text:p>6000 (89%)</text:p>
          </table:table-cell>
          <table:table-cell table:formula="of:=[.D69]/6000" office:value-type="float" office:value="0.887833333333333" calcext:value-type="float">
            <text:p>0,887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61, Accuracy</text:p>
          </table:table-cell>
          <table:table-cell office:value-type="float" office:value="5332" calcext:value-type="float">
            <text:p>5332</text:p>
          </table:table-cell>
          <table:table-cell office:value-type="string" calcext:value-type="string">
            <text:p>6000 (89%)</text:p>
          </table:table-cell>
          <table:table-cell table:formula="of:=[.D70]/6000" office:value-type="float" office:value="0.888666666666667" calcext:value-type="float">
            <text:p>0,888666666666667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3">
          <table:table-cell table:style-name="ce16" office:value-type="string" calcext:value-type="string">
            <text:p>NLayerTanhModel(nNeurones, 4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47, Accuracy</text:p>
          </table:table-cell>
          <table:table-cell office:value-type="float" office:value="5160" calcext:value-type="float">
            <text:p>5160</text:p>
          </table:table-cell>
          <table:table-cell office:value-type="string" calcext:value-type="string">
            <text:p>6000 (86%)</text:p>
          </table:table-cell>
          <table:table-cell table:formula="of:=[.D73]/6000" office:value-type="float" office:value="0.86" calcext:value-type="float">
            <text:p>0,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63, Accuracy</text:p>
          </table:table-cell>
          <table:table-cell office:value-type="float" office:value="5180" calcext:value-type="float">
            <text:p>5180</text:p>
          </table:table-cell>
          <table:table-cell office:value-type="string" calcext:value-type="string">
            <text:p>6000 (86%)</text:p>
          </table:table-cell>
          <table:table-cell table:formula="of:=[.D74]/6000" office:value-type="float" office:value="0.863333333333333" calcext:value-type="float">
            <text:p>0,86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92, Accuracy</text:p>
          </table:table-cell>
          <table:table-cell office:value-type="float" office:value="5227" calcext:value-type="float">
            <text:p>5227</text:p>
          </table:table-cell>
          <table:table-cell office:value-type="string" calcext:value-type="string">
            <text:p>6000 (87%)</text:p>
          </table:table-cell>
          <table:table-cell table:formula="of:=[.D75]/6000" office:value-type="float" office:value="0.871166666666667" calcext:value-type="float">
            <text:p>0,871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68, Accuracy</text:p>
          </table:table-cell>
          <table:table-cell office:value-type="float" office:value="5221" calcext:value-type="float">
            <text:p>5221</text:p>
          </table:table-cell>
          <table:table-cell office:value-type="string" calcext:value-type="string">
            <text:p>6000 (87%)</text:p>
          </table:table-cell>
          <table:table-cell table:formula="of:=[.D76]/6000" office:value-type="float" office:value="0.870166666666667" calcext:value-type="float">
            <text:p>0,870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16, Accuracy</text:p>
          </table:table-cell>
          <table:table-cell office:value-type="float" office:value="5219" calcext:value-type="float">
            <text:p>5219</text:p>
          </table:table-cell>
          <table:table-cell office:value-type="string" calcext:value-type="string">
            <text:p>6000 (87%)</text:p>
          </table:table-cell>
          <table:table-cell table:formula="of:=[.D77]/6000" office:value-type="float" office:value="0.869833333333333" calcext:value-type="float">
            <text:p>0,869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34, Accuracy</text:p>
          </table:table-cell>
          <table:table-cell office:value-type="float" office:value="5258" calcext:value-type="float">
            <text:p>5258</text:p>
          </table:table-cell>
          <table:table-cell office:value-type="string" calcext:value-type="string">
            <text:p>6000 (88%)</text:p>
          </table:table-cell>
          <table:table-cell table:formula="of:=[.D78]/6000" office:value-type="float" office:value="0.876333333333333" calcext:value-type="float">
            <text:p>0,876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36, Accuracy</text:p>
          </table:table-cell>
          <table:table-cell office:value-type="float" office:value="5207" calcext:value-type="float">
            <text:p>5207</text:p>
          </table:table-cell>
          <table:table-cell office:value-type="string" calcext:value-type="string">
            <text:p>6000 (87%)</text:p>
          </table:table-cell>
          <table:table-cell table:formula="of:=[.D79]/6000" office:value-type="float" office:value="0.867833333333333" calcext:value-type="float">
            <text:p>0,867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6, Accuracy</text:p>
          </table:table-cell>
          <table:table-cell office:value-type="float" office:value="5309" calcext:value-type="float">
            <text:p>5309</text:p>
          </table:table-cell>
          <table:table-cell office:value-type="string" calcext:value-type="string">
            <text:p>6000 (88%)</text:p>
          </table:table-cell>
          <table:table-cell table:formula="of:=[.D80]/6000" office:value-type="float" office:value="0.884833333333333" calcext:value-type="float">
            <text:p>0,884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18, Accuracy</text:p>
          </table:table-cell>
          <table:table-cell office:value-type="float" office:value="5305" calcext:value-type="float">
            <text:p>5305</text:p>
          </table:table-cell>
          <table:table-cell office:value-type="string" calcext:value-type="string">
            <text:p>6000 (88%)</text:p>
          </table:table-cell>
          <table:table-cell table:formula="of:=[.D81]/6000" office:value-type="float" office:value="0.884166666666667" calcext:value-type="float">
            <text:p>0,88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88, Accuracy</text:p>
          </table:table-cell>
          <table:table-cell office:value-type="float" office:value="5298" calcext:value-type="float">
            <text:p>5298</text:p>
          </table:table-cell>
          <table:table-cell office:value-type="string" calcext:value-type="string">
            <text:p>6000 (88%)</text:p>
          </table:table-cell>
          <table:table-cell table:formula="of:=[.D82]/6000" office:value-type="float" office:value="0.883" calcext:value-type="float">
            <text:p>0,8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83, Accuracy</text:p>
          </table:table-cell>
          <table:table-cell office:value-type="float" office:value="5316" calcext:value-type="float">
            <text:p>5316</text:p>
          </table:table-cell>
          <table:table-cell office:value-type="string" calcext:value-type="string">
            <text:p>6000 (89%)</text:p>
          </table:table-cell>
          <table:table-cell table:formula="of:=[.D83]/6000" office:value-type="float" office:value="0.886" calcext:value-type="float">
            <text:p>0,8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49, Accuracy</text:p>
          </table:table-cell>
          <table:table-cell office:value-type="float" office:value="5311" calcext:value-type="float">
            <text:p>5311</text:p>
          </table:table-cell>
          <table:table-cell office:value-type="string" calcext:value-type="string">
            <text:p>6000 (89%)</text:p>
          </table:table-cell>
          <table:table-cell table:formula="of:=[.D84]/6000" office:value-type="float" office:value="0.885166666666667" calcext:value-type="float">
            <text:p>0,885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56, Accuracy</text:p>
          </table:table-cell>
          <table:table-cell office:value-type="float" office:value="5314" calcext:value-type="float">
            <text:p>5314</text:p>
          </table:table-cell>
          <table:table-cell office:value-type="string" calcext:value-type="string">
            <text:p>6000 (89%)</text:p>
          </table:table-cell>
          <table:table-cell table:formula="of:=[.D85]/6000" office:value-type="float" office:value="0.885666666666667" calcext:value-type="float">
            <text:p>0,885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33, Accuracy</text:p>
          </table:table-cell>
          <table:table-cell office:value-type="float" office:value="5316" calcext:value-type="float">
            <text:p>5316</text:p>
          </table:table-cell>
          <table:table-cell office:value-type="string" calcext:value-type="string">
            <text:p>6000 (89%)</text:p>
          </table:table-cell>
          <table:table-cell table:formula="of:=[.D86]/6000" office:value-type="float" office:value="0.886" calcext:value-type="float">
            <text:p>0,8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6, Accuracy</text:p>
          </table:table-cell>
          <table:table-cell office:value-type="float" office:value="5332" calcext:value-type="float">
            <text:p>5332</text:p>
          </table:table-cell>
          <table:table-cell office:value-type="string" calcext:value-type="string">
            <text:p>6000 (89%)</text:p>
          </table:table-cell>
          <table:table-cell table:formula="of:=[.D87]/6000" office:value-type="float" office:value="0.888666666666667" calcext:value-type="float">
            <text:p>0,888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0, Accuracy</text:p>
          </table:table-cell>
          <table:table-cell office:value-type="float" office:value="5353" calcext:value-type="float">
            <text:p>5353</text:p>
          </table:table-cell>
          <table:table-cell office:value-type="string" calcext:value-type="string">
            <text:p>6000 (89%)</text:p>
          </table:table-cell>
          <table:table-cell table:formula="of:=[.D88]/6000" office:value-type="float" office:value="0.892166666666667" calcext:value-type="float">
            <text:p>0,892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35, Accuracy</text:p>
          </table:table-cell>
          <table:table-cell office:value-type="float" office:value="5264" calcext:value-type="float">
            <text:p>5264</text:p>
          </table:table-cell>
          <table:table-cell office:value-type="string" calcext:value-type="string">
            <text:p>6000 (88%)</text:p>
          </table:table-cell>
          <table:table-cell table:formula="of:=[.D89]/6000" office:value-type="float" office:value="0.877333333333333" calcext:value-type="float">
            <text:p>0,877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86, Accuracy</text:p>
          </table:table-cell>
          <table:table-cell office:value-type="float" office:value="5289" calcext:value-type="float">
            <text:p>5289</text:p>
          </table:table-cell>
          <table:table-cell office:value-type="string" calcext:value-type="string">
            <text:p>6000 (88%)</text:p>
          </table:table-cell>
          <table:table-cell table:formula="of:=[.D90]/6000" office:value-type="float" office:value="0.8815" calcext:value-type="float">
            <text:p>0,88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84, Accuracy</text:p>
          </table:table-cell>
          <table:table-cell office:value-type="float" office:value="5326" calcext:value-type="float">
            <text:p>5326</text:p>
          </table:table-cell>
          <table:table-cell office:value-type="string" calcext:value-type="string">
            <text:p>6000 (89%)</text:p>
          </table:table-cell>
          <table:table-cell table:formula="of:=[.D91]/6000" office:value-type="float" office:value="0.887666666666667" calcext:value-type="float">
            <text:p>0,887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27, Accuracy</text:p>
          </table:table-cell>
          <table:table-cell office:value-type="float" office:value="5343" calcext:value-type="float">
            <text:p>5343</text:p>
          </table:table-cell>
          <table:table-cell office:value-type="string" calcext:value-type="string">
            <text:p>6000 (89%)</text:p>
          </table:table-cell>
          <table:table-cell table:formula="of:=[.D92]/6000" office:value-type="float" office:value="0.8905" calcext:value-type="float">
            <text:p>0,8905</text:p>
          </table:table-cell>
          <table:table-cell table:number-columns-repeated="7"/>
        </table:table-row>
      </table:table>
      <table:table table:name="Rectify" table:style-name="ta1">
        <table:shapes>
          <draw:frame draw:z-index="0" draw:style-name="gr1" draw:text-style-name="P1" svg:width="247.5mm" svg:height="139.21mm" svg:x="173.42mm" svg:y="120.72mm">
            <loext:p/>
            <draw:object draw:notify-on-update-of-ranges="Rectify.I3:Rectify.I3 Rectify.I4:Rectify.I23 Rectify.J3:Rectify.J3 Rectify.J4:Rectify.J23 Rectify.I3:Rectify.I3 Rectify.I4:Rectify.I23 Rectify.K3:Rectify.K3 Rectify.K4:Rectify.K23 Rectify.I3:Rectify.I3 Rectify.I4:Rectify.I23 Rectify.L3:Rectify.L3 Rectify.L4:Rectify.L23 Rectify.I3:Rectify.I3 Rectify.I4:Rectify.I23 Rectify.M3:Rectify.M3 Rectify.M4:Rectify.M23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3">
          <table:table-cell table:style-name="ce6" office:value-type="string" calcext:value-type="string">
            <text:p>model, precision = experiment(model, 20, 0.001)</text:p>
          </table:table-cell>
          <table:table-cell table:number-columns-repeated="12"/>
        </table:table-row>
        <table:table-row table:style-name="ro3">
          <table:table-cell table:style-name="ce6" office:value-type="string" calcext:value-type="string">
            <text:p>NLayerRectifyModel(nNeurones, 1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68, Accuracy</text:p>
          </table:table-cell>
          <table:table-cell office:value-type="float" office:value="5162" calcext:value-type="float">
            <text:p>5162</text:p>
          </table:table-cell>
          <table:table-cell office:value-type="string" calcext:value-type="string">
            <text:p>6000 (86%)</text:p>
          </table:table-cell>
          <table:table-cell table:formula="of:=[.D3]/6000" office:value-type="float" office:value="0.860333333333333" calcext:value-type="float">
            <text:p>0,860333333333333</text:p>
          </table:table-cell>
          <table:table-cell table:number-columns-repeated="2"/>
          <table:table-cell office:value-type="string" calcext:value-type="string">
            <text:p>epoch</text:p>
          </table:table-cell>
          <table:table-cell office:value-type="string" calcext:value-type="string">
            <text:p>1 Layer</text:p>
          </table:table-cell>
          <table:table-cell office:value-type="string" calcext:value-type="string">
            <text:p>2 Layers</text:p>
          </table:table-cell>
          <table:table-cell office:value-type="string" calcext:value-type="string">
            <text:p>3 Layers</text:p>
          </table:table-cell>
          <table:table-cell office:value-type="string" calcext:value-type="string">
            <text:p>4 Layers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95, Accuracy</text:p>
          </table:table-cell>
          <table:table-cell office:value-type="float" office:value="5270" calcext:value-type="float">
            <text:p>5270</text:p>
          </table:table-cell>
          <table:table-cell office:value-type="string" calcext:value-type="string">
            <text:p>6000 (88%)</text:p>
          </table:table-cell>
          <table:table-cell table:formula="of:=[.D4]/6000" office:value-type="float" office:value="0.878333333333333" calcext:value-type="float">
            <text:p>0,8783333333333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860333333333333" calcext:value-type="float">
            <text:p>0,860333333333333</text:p>
          </table:table-cell>
          <table:table-cell office:value-type="float" office:value="0.853333333333333" calcext:value-type="float">
            <text:p>0,853333333333333</text:p>
          </table:table-cell>
          <table:table-cell office:value-type="float" office:value="0.872166666666667" calcext:value-type="float">
            <text:p>0,872166666666667</text:p>
          </table:table-cell>
          <table:table-cell office:value-type="float" office:value="0.8645" calcext:value-type="float">
            <text:p>0,864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1, Accuracy</text:p>
          </table:table-cell>
          <table:table-cell office:value-type="float" office:value="5318" calcext:value-type="float">
            <text:p>5318</text:p>
          </table:table-cell>
          <table:table-cell office:value-type="string" calcext:value-type="string">
            <text:p>6000 (89%)</text:p>
          </table:table-cell>
          <table:table-cell table:formula="of:=[.D5]/6000" office:value-type="float" office:value="0.886333333333333" calcext:value-type="float">
            <text:p>0,8863333333333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878333333333333" calcext:value-type="float">
            <text:p>0,878333333333333</text:p>
          </table:table-cell>
          <table:table-cell office:value-type="float" office:value="0.875166666666667" calcext:value-type="float">
            <text:p>0,875166666666667</text:p>
          </table:table-cell>
          <table:table-cell office:value-type="float" office:value="0.8775" calcext:value-type="float">
            <text:p>0,8775</text:p>
          </table:table-cell>
          <table:table-cell office:value-type="float" office:value="0.872333333333333" calcext:value-type="float">
            <text:p>0,872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3, Accuracy</text:p>
          </table:table-cell>
          <table:table-cell office:value-type="float" office:value="5331" calcext:value-type="float">
            <text:p>5331</text:p>
          </table:table-cell>
          <table:table-cell office:value-type="string" calcext:value-type="string">
            <text:p>6000 (89%)</text:p>
          </table:table-cell>
          <table:table-cell table:formula="of:=[.D6]/6000" office:value-type="float" office:value="0.8885" calcext:value-type="float">
            <text:p>0,888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886333333333333" calcext:value-type="float">
            <text:p>0,886333333333333</text:p>
          </table:table-cell>
          <table:table-cell office:value-type="float" office:value="0.884666666666667" calcext:value-type="float">
            <text:p>0,884666666666667</text:p>
          </table:table-cell>
          <table:table-cell office:value-type="float" office:value="0.8815" calcext:value-type="float">
            <text:p>0,8815</text:p>
          </table:table-cell>
          <table:table-cell office:value-type="float" office:value="0.885166666666667" calcext:value-type="float">
            <text:p>0,8851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55, Accuracy</text:p>
          </table:table-cell>
          <table:table-cell office:value-type="float" office:value="5316" calcext:value-type="float">
            <text:p>5316</text:p>
          </table:table-cell>
          <table:table-cell office:value-type="string" calcext:value-type="string">
            <text:p>6000 (89%)</text:p>
          </table:table-cell>
          <table:table-cell table:formula="of:=[.D7]/6000" office:value-type="float" office:value="0.886" calcext:value-type="float">
            <text:p>0,88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8885" calcext:value-type="float">
            <text:p>0,8885</text:p>
          </table:table-cell>
          <table:table-cell office:value-type="float" office:value="0.887666666666667" calcext:value-type="float">
            <text:p>0,887666666666667</text:p>
          </table:table-cell>
          <table:table-cell office:value-type="float" office:value="0.893833333333333" calcext:value-type="float">
            <text:p>0,893833333333333</text:p>
          </table:table-cell>
          <table:table-cell office:value-type="float" office:value="0.886333333333333" calcext:value-type="float">
            <text:p>0,886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91, Accuracy</text:p>
          </table:table-cell>
          <table:table-cell office:value-type="float" office:value="5371" calcext:value-type="float">
            <text:p>5371</text:p>
          </table:table-cell>
          <table:table-cell office:value-type="string" calcext:value-type="string">
            <text:p>6000 (90%)</text:p>
          </table:table-cell>
          <table:table-cell table:formula="of:=[.D8]/6000" office:value-type="float" office:value="0.895166666666667" calcext:value-type="float">
            <text:p>0,89516666666666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886" calcext:value-type="float">
            <text:p>0,886</text:p>
          </table:table-cell>
          <table:table-cell office:value-type="float" office:value="0.889166666666667" calcext:value-type="float">
            <text:p>0,889166666666667</text:p>
          </table:table-cell>
          <table:table-cell office:value-type="float" office:value="0.889333333333333" calcext:value-type="float">
            <text:p>0,889333333333333</text:p>
          </table:table-cell>
          <table:table-cell office:value-type="float" office:value="0.884333333333333" calcext:value-type="float">
            <text:p>0,884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82, Accuracy</text:p>
          </table:table-cell>
          <table:table-cell office:value-type="float" office:value="5393" calcext:value-type="float">
            <text:p>5393</text:p>
          </table:table-cell>
          <table:table-cell office:value-type="string" calcext:value-type="string">
            <text:p>6000 (90%)</text:p>
          </table:table-cell>
          <table:table-cell table:formula="of:=[.D9]/6000" office:value-type="float" office:value="0.898833333333333" calcext:value-type="float">
            <text:p>0,89883333333333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895166666666667" calcext:value-type="float">
            <text:p>0,895166666666667</text:p>
          </table:table-cell>
          <table:table-cell office:value-type="float" office:value="0.891166666666667" calcext:value-type="float">
            <text:p>0,891166666666667</text:p>
          </table:table-cell>
          <table:table-cell office:value-type="float" office:value="0.8925" calcext:value-type="float">
            <text:p>0,8925</text:p>
          </table:table-cell>
          <table:table-cell office:value-type="float" office:value="0.890333333333333" calcext:value-type="float">
            <text:p>0,890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90, Accuracy</text:p>
          </table:table-cell>
          <table:table-cell office:value-type="float" office:value="5377" calcext:value-type="float">
            <text:p>5377</text:p>
          </table:table-cell>
          <table:table-cell office:value-type="string" calcext:value-type="string">
            <text:p>6000 (90%)</text:p>
          </table:table-cell>
          <table:table-cell table:formula="of:=[.D10]/6000" office:value-type="float" office:value="0.896166666666667" calcext:value-type="float">
            <text:p>0,89616666666666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898833333333333" calcext:value-type="float">
            <text:p>0,898833333333333</text:p>
          </table:table-cell>
          <table:table-cell office:value-type="float" office:value="0.901833333333333" calcext:value-type="float">
            <text:p>0,901833333333333</text:p>
          </table:table-cell>
          <table:table-cell office:value-type="float" office:value="0.889" calcext:value-type="float">
            <text:p>0,889</text:p>
          </table:table-cell>
          <table:table-cell office:value-type="float" office:value="0.895166666666667" calcext:value-type="float">
            <text:p>0,8951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12, Accuracy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6000 (90%)</text:p>
          </table:table-cell>
          <table:table-cell table:formula="of:=[.D11]/6000" office:value-type="float" office:value="0.898333333333333" calcext:value-type="float">
            <text:p>0,89833333333333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0" office:value-type="float" office:value="0.896166666666667" calcext:value-type="float">
            <text:p>0,896166666666667</text:p>
          </table:table-cell>
          <table:table-cell table:style-name="ce20" office:value-type="float" office:value="0.893166666666667" calcext:value-type="float">
            <text:p>0,893166666666667</text:p>
          </table:table-cell>
          <table:table-cell table:style-name="ce20" office:value-type="float" office:value="0.898166666666667" calcext:value-type="float">
            <text:p>0,898166666666667</text:p>
          </table:table-cell>
          <table:table-cell office:value-type="float" office:value="0.887" calcext:value-type="float">
            <text:p>0,88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56, Accuracy</text:p>
          </table:table-cell>
          <table:table-cell office:value-type="float" office:value="5415" calcext:value-type="float">
            <text:p>5415</text:p>
          </table:table-cell>
          <table:table-cell office:value-type="string" calcext:value-type="string">
            <text:p>6000 (90%)</text:p>
          </table:table-cell>
          <table:table-cell table:formula="of:=[.D12]/6000" office:value-type="float" office:value="0.9025" calcext:value-type="float">
            <text:p>0,902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20" office:value-type="float" office:value="0.898333333333333" calcext:value-type="float">
            <text:p>0,898333333333333</text:p>
          </table:table-cell>
          <table:table-cell table:style-name="ce20" office:value-type="float" office:value="0.892333333333333" calcext:value-type="float">
            <text:p>0,892333333333333</text:p>
          </table:table-cell>
          <table:table-cell table:style-name="ce20" office:value-type="float" office:value="0.896666666666667" calcext:value-type="float">
            <text:p>0,896666666666667</text:p>
          </table:table-cell>
          <table:table-cell office:value-type="float" office:value="0.898666666666667" calcext:value-type="float">
            <text:p>0,8986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12, Accuracy</text:p>
          </table:table-cell>
          <table:table-cell office:value-type="float" office:value="5381" calcext:value-type="float">
            <text:p>5381</text:p>
          </table:table-cell>
          <table:table-cell office:value-type="string" calcext:value-type="string">
            <text:p>6000 (90%)</text:p>
          </table:table-cell>
          <table:table-cell table:formula="of:=[.D13]/6000" office:value-type="float" office:value="0.896833333333333" calcext:value-type="float">
            <text:p>0,89683333333333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0" office:value-type="float" office:value="0.9025" calcext:value-type="float">
            <text:p>0,9025</text:p>
          </table:table-cell>
          <table:table-cell table:style-name="ce20" office:value-type="float" office:value="0.9035" calcext:value-type="float">
            <text:p>0,9035</text:p>
          </table:table-cell>
          <table:table-cell table:style-name="ce20" office:value-type="float" office:value="0.895666666666667" calcext:value-type="float">
            <text:p>0,895666666666667</text:p>
          </table:table-cell>
          <table:table-cell office:value-type="float" office:value="0.9025" calcext:value-type="float">
            <text:p>0,902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45, Accuracy</text:p>
          </table:table-cell>
          <table:table-cell office:value-type="float" office:value="5389" calcext:value-type="float">
            <text:p>5389</text:p>
          </table:table-cell>
          <table:table-cell office:value-type="string" calcext:value-type="string">
            <text:p>6000 (90%)</text:p>
          </table:table-cell>
          <table:table-cell table:formula="of:=[.D14]/6000" office:value-type="float" office:value="0.898166666666667" calcext:value-type="float">
            <text:p>0,89816666666666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20" office:value-type="float" office:value="0.896833333333333" calcext:value-type="float">
            <text:p>0,896833333333333</text:p>
          </table:table-cell>
          <table:table-cell table:style-name="ce20" office:value-type="float" office:value="0.898666666666667" calcext:value-type="float">
            <text:p>0,898666666666667</text:p>
          </table:table-cell>
          <table:table-cell table:style-name="ce20" office:value-type="float" office:value="0.898333333333333" calcext:value-type="float">
            <text:p>0,898333333333333</text:p>
          </table:table-cell>
          <table:table-cell office:value-type="float" office:value="0.8975" calcext:value-type="float">
            <text:p>0,897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33, Accuracy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6000 (90%)</text:p>
          </table:table-cell>
          <table:table-cell table:formula="of:=[.D15]/6000" office:value-type="float" office:value="0.9005" calcext:value-type="float">
            <text:p>0,900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20" office:value-type="float" office:value="0.898166666666667" calcext:value-type="float">
            <text:p>0,898166666666667</text:p>
          </table:table-cell>
          <table:table-cell table:style-name="ce20" office:value-type="float" office:value="0.896166666666667" calcext:value-type="float">
            <text:p>0,896166666666667</text:p>
          </table:table-cell>
          <table:table-cell table:style-name="ce20" office:value-type="float" office:value="0.900166666666667" calcext:value-type="float">
            <text:p>0,900166666666667</text:p>
          </table:table-cell>
          <table:table-cell office:value-type="float" office:value="0.896" calcext:value-type="float">
            <text:p>0,896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6, Accuracy</text:p>
          </table:table-cell>
          <table:table-cell office:value-type="float" office:value="5433" calcext:value-type="float">
            <text:p>5433</text:p>
          </table:table-cell>
          <table:table-cell office:value-type="string" calcext:value-type="string">
            <text:p>6000 (91%)</text:p>
          </table:table-cell>
          <table:table-cell table:formula="of:=[.D16]/6000" office:value-type="float" office:value="0.9055" calcext:value-type="float">
            <text:p>0,905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20" office:value-type="float" office:value="0.9005" calcext:value-type="float">
            <text:p>0,9005</text:p>
          </table:table-cell>
          <table:table-cell table:style-name="ce20" office:value-type="float" office:value="0.902166666666667" calcext:value-type="float">
            <text:p>0,902166666666667</text:p>
          </table:table-cell>
          <table:table-cell table:style-name="ce20" office:value-type="float" office:value="0.898666666666667" calcext:value-type="float">
            <text:p>0,898666666666667</text:p>
          </table:table-cell>
          <table:table-cell office:value-type="float" office:value="0.8985" calcext:value-type="float">
            <text:p>0,898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58, Accuracy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6000 (90%)</text:p>
          </table:table-cell>
          <table:table-cell table:formula="of:=[.D17]/6000" office:value-type="float" office:value="0.9" calcext:value-type="float">
            <text:p>0,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20" office:value-type="float" office:value="0.9055" calcext:value-type="float">
            <text:p>0,9055</text:p>
          </table:table-cell>
          <table:table-cell table:style-name="ce20" office:value-type="float" office:value="0.898666666666667" calcext:value-type="float">
            <text:p>0,898666666666667</text:p>
          </table:table-cell>
          <table:table-cell table:style-name="ce20" office:value-type="float" office:value="0.896333333333333" calcext:value-type="float">
            <text:p>0,896333333333333</text:p>
          </table:table-cell>
          <table:table-cell office:value-type="float" office:value="0.898333333333333" calcext:value-type="float">
            <text:p>0,898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8, Accuracy</text:p>
          </table:table-cell>
          <table:table-cell office:value-type="float" office:value="5443" calcext:value-type="float">
            <text:p>5443</text:p>
          </table:table-cell>
          <table:table-cell office:value-type="string" calcext:value-type="string">
            <text:p>6000 (91%)</text:p>
          </table:table-cell>
          <table:table-cell table:formula="of:=[.D18]/6000" office:value-type="float" office:value="0.907166666666667" calcext:value-type="float">
            <text:p>0,90716666666666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20" office:value-type="float" office:value="0.9" calcext:value-type="float">
            <text:p>0,9</text:p>
          </table:table-cell>
          <table:table-cell table:style-name="ce20" office:value-type="float" office:value="0.902833333333333" calcext:value-type="float">
            <text:p>0,902833333333333</text:p>
          </table:table-cell>
          <table:table-cell table:style-name="ce20" office:value-type="float" office:value="0.898666666666667" calcext:value-type="float">
            <text:p>0,898666666666667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18, Accuracy</text:p>
          </table:table-cell>
          <table:table-cell office:value-type="float" office:value="5394" calcext:value-type="float">
            <text:p>5394</text:p>
          </table:table-cell>
          <table:table-cell office:value-type="string" calcext:value-type="string">
            <text:p>6000 (90%)</text:p>
          </table:table-cell>
          <table:table-cell table:formula="of:=[.D19]/6000" office:value-type="float" office:value="0.899" calcext:value-type="float">
            <text:p>0,89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907166666666667" calcext:value-type="float">
            <text:p>0,907166666666667</text:p>
          </table:table-cell>
          <table:table-cell office:value-type="float" office:value="0.897666666666667" calcext:value-type="float">
            <text:p>0,897666666666667</text:p>
          </table:table-cell>
          <table:table-cell office:value-type="float" office:value="0.900166666666667" calcext:value-type="float">
            <text:p>0,900166666666667</text:p>
          </table:table-cell>
          <table:table-cell office:value-type="float" office:value="0.904" calcext:value-type="float">
            <text:p>0,90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06, Accuracy</text:p>
          </table:table-cell>
          <table:table-cell office:value-type="float" office:value="5430" calcext:value-type="float">
            <text:p>5430</text:p>
          </table:table-cell>
          <table:table-cell office:value-type="string" calcext:value-type="string">
            <text:p>6000 (90%)</text:p>
          </table:table-cell>
          <table:table-cell table:formula="of:=[.D20]/6000" office:value-type="float" office:value="0.905" calcext:value-type="float">
            <text:p>0,90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899" calcext:value-type="float">
            <text:p>0,899</text:p>
          </table:table-cell>
          <table:table-cell office:value-type="float" office:value="0.899333333333333" calcext:value-type="float">
            <text:p>0,899333333333333</text:p>
          </table:table-cell>
          <table:table-cell office:value-type="float" office:value="0.893" calcext:value-type="float">
            <text:p>0,893</text:p>
          </table:table-cell>
          <table:table-cell office:value-type="float" office:value="0.897166666666667" calcext:value-type="float">
            <text:p>0,8971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27, Accuracy</text:p>
          </table:table-cell>
          <table:table-cell office:value-type="float" office:value="5380" calcext:value-type="float">
            <text:p>5380</text:p>
          </table:table-cell>
          <table:table-cell office:value-type="string" calcext:value-type="string">
            <text:p>6000 (90%)</text:p>
          </table:table-cell>
          <table:table-cell table:formula="of:=[.D21]/6000" office:value-type="float" office:value="0.896666666666667" calcext:value-type="float">
            <text:p>0,89666666666666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905" calcext:value-type="float">
            <text:p>0,905</text:p>
          </table:table-cell>
          <table:table-cell office:value-type="float" office:value="0.900833333333333" calcext:value-type="float">
            <text:p>0,900833333333333</text:p>
          </table:table-cell>
          <table:table-cell office:value-type="float" office:value="0.902666666666667" calcext:value-type="float">
            <text:p>0,902666666666667</text:p>
          </table:table-cell>
          <table:table-cell office:value-type="float" office:value="0.903333333333333" calcext:value-type="float">
            <text:p>0,903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28, Accuracy</text:p>
          </table:table-cell>
          <table:table-cell office:value-type="float" office:value="5352" calcext:value-type="float">
            <text:p>5352</text:p>
          </table:table-cell>
          <table:table-cell office:value-type="string" calcext:value-type="string">
            <text:p>6000 (89%)</text:p>
          </table:table-cell>
          <table:table-cell table:formula="of:=[.D22]/6000" office:value-type="float" office:value="0.892" calcext:value-type="float">
            <text:p>0,89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896666666666667" calcext:value-type="float">
            <text:p>0,896666666666667</text:p>
          </table:table-cell>
          <table:table-cell office:value-type="float" office:value="0.896166666666667" calcext:value-type="float">
            <text:p>0,896166666666667</text:p>
          </table:table-cell>
          <table:table-cell office:value-type="float" office:value="0.9025" calcext:value-type="float">
            <text:p>0,9025</text:p>
          </table:table-cell>
          <table:table-cell office:value-type="float" office:value="0.900166666666667" calcext:value-type="float">
            <text:p>0,900166666666667</text:p>
          </table:table-cell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0.892" calcext:value-type="float">
            <text:p>0,892</text:p>
          </table:table-cell>
          <table:table-cell office:value-type="float" office:value="0.897833333333333" calcext:value-type="float">
            <text:p>0,897833333333333</text:p>
          </table:table-cell>
          <table:table-cell office:value-type="float" office:value="0.904833333333333" calcext:value-type="float">
            <text:p>0,904833333333333</text:p>
          </table:table-cell>
          <table:table-cell office:value-type="float" office:value="0.900833333333333" calcext:value-type="float">
            <text:p>0,900833333333333</text:p>
          </table:table-cell>
        </table:table-row>
        <table:table-row table:style-name="ro6">
          <table:table-cell table:style-name="ce15" office:value-type="string" calcext:value-type="string">
            <text:p>NLayerRectifyModel(nNeurones, 2)</text:p>
          </table:table-cell>
          <table:table-cell table:number-columns-repeated="7"/>
          <table:table-cell office:value-type="string" calcext:value-type="string">
            <text:p>MAX</text:p>
          </table:table-cell>
          <table:table-cell table:style-name="ce1" table:formula="of:=MAX([.J4:.J23])" office:value-type="float" office:value="0.907166666666667" calcext:value-type="float">
            <text:p>0,907166666666667</text:p>
          </table:table-cell>
          <table:table-cell table:formula="of:=MAX([.K4:.K23])" office:value-type="float" office:value="0.9035" calcext:value-type="float">
            <text:p>0,9035</text:p>
          </table:table-cell>
          <table:table-cell table:formula="of:=MAX([.L4:.L23])" office:value-type="float" office:value="0.904833333333333" calcext:value-type="float">
            <text:p>0,904833333333333</text:p>
          </table:table-cell>
          <table:table-cell table:formula="of:=MAX([.M4:.M23])" office:value-type="float" office:value="0.904" calcext:value-type="float">
            <text:p>0,90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11, Accuracy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6000 (85%)</text:p>
          </table:table-cell>
          <table:table-cell table:formula="of:=[.D25]/6000" office:value-type="float" office:value="0.853333333333333" calcext:value-type="float">
            <text:p>0,85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09, Accuracy</text:p>
          </table:table-cell>
          <table:table-cell office:value-type="float" office:value="5251" calcext:value-type="float">
            <text:p>5251</text:p>
          </table:table-cell>
          <table:table-cell office:value-type="string" calcext:value-type="string">
            <text:p>6000 (88%)</text:p>
          </table:table-cell>
          <table:table-cell table:formula="of:=[.D26]/6000" office:value-type="float" office:value="0.875166666666667" calcext:value-type="float">
            <text:p>0,875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63, Accuracy</text:p>
          </table:table-cell>
          <table:table-cell office:value-type="float" office:value="5308" calcext:value-type="float">
            <text:p>5308</text:p>
          </table:table-cell>
          <table:table-cell office:value-type="string" calcext:value-type="string">
            <text:p>6000 (88%)</text:p>
          </table:table-cell>
          <table:table-cell table:formula="of:=[.D27]/6000" office:value-type="float" office:value="0.884666666666667" calcext:value-type="float">
            <text:p>0,884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36, Accuracy</text:p>
          </table:table-cell>
          <table:table-cell office:value-type="float" office:value="5326" calcext:value-type="float">
            <text:p>5326</text:p>
          </table:table-cell>
          <table:table-cell office:value-type="string" calcext:value-type="string">
            <text:p>6000 (89%)</text:p>
          </table:table-cell>
          <table:table-cell table:formula="of:=[.D28]/6000" office:value-type="float" office:value="0.887666666666667" calcext:value-type="float">
            <text:p>0,887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45, Accuracy</text:p>
          </table:table-cell>
          <table:table-cell office:value-type="float" office:value="5335" calcext:value-type="float">
            <text:p>5335</text:p>
          </table:table-cell>
          <table:table-cell office:value-type="string" calcext:value-type="string">
            <text:p>6000 (89%)</text:p>
          </table:table-cell>
          <table:table-cell table:formula="of:=[.D29]/6000" office:value-type="float" office:value="0.889166666666667" calcext:value-type="float">
            <text:p>0,889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42, Accuracy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6000 (89%)</text:p>
          </table:table-cell>
          <table:table-cell table:formula="of:=[.D30]/6000" office:value-type="float" office:value="0.891166666666667" calcext:value-type="float">
            <text:p>0,891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00, Accuracy</text:p>
          </table:table-cell>
          <table:table-cell office:value-type="float" office:value="5411" calcext:value-type="float">
            <text:p>5411</text:p>
          </table:table-cell>
          <table:table-cell office:value-type="string" calcext:value-type="string">
            <text:p>6000 (90%)</text:p>
          </table:table-cell>
          <table:table-cell table:formula="of:=[.D31]/6000" office:value-type="float" office:value="0.901833333333333" calcext:value-type="float">
            <text:p>0,901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73, Accuracy</text:p>
          </table:table-cell>
          <table:table-cell office:value-type="float" office:value="5359" calcext:value-type="float">
            <text:p>5359</text:p>
          </table:table-cell>
          <table:table-cell office:value-type="string" calcext:value-type="string">
            <text:p>6000 (89%)</text:p>
          </table:table-cell>
          <table:table-cell table:formula="of:=[.D32]/6000" office:value-type="float" office:value="0.893166666666667" calcext:value-type="float">
            <text:p>0,893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22, Accuracy</text:p>
          </table:table-cell>
          <table:table-cell office:value-type="float" office:value="5354" calcext:value-type="float">
            <text:p>5354</text:p>
          </table:table-cell>
          <table:table-cell office:value-type="string" calcext:value-type="string">
            <text:p>6000 (89%)</text:p>
          </table:table-cell>
          <table:table-cell table:formula="of:=[.D33]/6000" office:value-type="float" office:value="0.892333333333333" calcext:value-type="float">
            <text:p>0,892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30, Accuracy</text:p>
          </table:table-cell>
          <table:table-cell office:value-type="float" office:value="5421" calcext:value-type="float">
            <text:p>5421</text:p>
          </table:table-cell>
          <table:table-cell office:value-type="string" calcext:value-type="string">
            <text:p>6000 (90%)</text:p>
          </table:table-cell>
          <table:table-cell table:formula="of:=[.D34]/6000" office:value-type="float" office:value="0.9035" calcext:value-type="float">
            <text:p>0,90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3, Accuracy</text:p>
          </table:table-cell>
          <table:table-cell office:value-type="float" office:value="5392" calcext:value-type="float">
            <text:p>5392</text:p>
          </table:table-cell>
          <table:table-cell office:value-type="string" calcext:value-type="string">
            <text:p>6000 (90%)</text:p>
          </table:table-cell>
          <table:table-cell table:formula="of:=[.D35]/6000" office:value-type="float" office:value="0.898666666666667" calcext:value-type="float">
            <text:p>0,898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98, Accuracy</text:p>
          </table:table-cell>
          <table:table-cell office:value-type="float" office:value="5377" calcext:value-type="float">
            <text:p>5377</text:p>
          </table:table-cell>
          <table:table-cell office:value-type="string" calcext:value-type="string">
            <text:p>6000 (90%)</text:p>
          </table:table-cell>
          <table:table-cell table:formula="of:=[.D36]/6000" office:value-type="float" office:value="0.896166666666667" calcext:value-type="float">
            <text:p>0,896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1, Accuracy</text:p>
          </table:table-cell>
          <table:table-cell office:value-type="float" office:value="5413" calcext:value-type="float">
            <text:p>5413</text:p>
          </table:table-cell>
          <table:table-cell office:value-type="string" calcext:value-type="string">
            <text:p>6000 (90%)</text:p>
          </table:table-cell>
          <table:table-cell table:formula="of:=[.D37]/6000" office:value-type="float" office:value="0.902166666666667" calcext:value-type="float">
            <text:p>0,902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00, Accuracy</text:p>
          </table:table-cell>
          <table:table-cell office:value-type="float" office:value="5392" calcext:value-type="float">
            <text:p>5392</text:p>
          </table:table-cell>
          <table:table-cell office:value-type="string" calcext:value-type="string">
            <text:p>6000 (90%)</text:p>
          </table:table-cell>
          <table:table-cell table:formula="of:=[.D38]/6000" office:value-type="float" office:value="0.898666666666667" calcext:value-type="float">
            <text:p>0,898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95, Accuracy</text:p>
          </table:table-cell>
          <table:table-cell office:value-type="float" office:value="5417" calcext:value-type="float">
            <text:p>5417</text:p>
          </table:table-cell>
          <table:table-cell office:value-type="string" calcext:value-type="string">
            <text:p>6000 (90%)</text:p>
          </table:table-cell>
          <table:table-cell table:formula="of:=[.D39]/6000" office:value-type="float" office:value="0.902833333333333" calcext:value-type="float">
            <text:p>0,902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55, Accuracy</text:p>
          </table:table-cell>
          <table:table-cell office:value-type="float" office:value="5386" calcext:value-type="float">
            <text:p>5386</text:p>
          </table:table-cell>
          <table:table-cell office:value-type="string" calcext:value-type="string">
            <text:p>6000 (90%)</text:p>
          </table:table-cell>
          <table:table-cell table:formula="of:=[.D40]/6000" office:value-type="float" office:value="0.897666666666667" calcext:value-type="float">
            <text:p>0,897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56, Accuracy</text:p>
          </table:table-cell>
          <table:table-cell office:value-type="float" office:value="5396" calcext:value-type="float">
            <text:p>5396</text:p>
          </table:table-cell>
          <table:table-cell office:value-type="string" calcext:value-type="string">
            <text:p>6000 (90%)</text:p>
          </table:table-cell>
          <table:table-cell table:formula="of:=[.D41]/6000" office:value-type="float" office:value="0.899333333333333" calcext:value-type="float">
            <text:p>0,899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38, Accuracy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6000 (90%)</text:p>
          </table:table-cell>
          <table:table-cell table:formula="of:=[.D42]/6000" office:value-type="float" office:value="0.900833333333333" calcext:value-type="float">
            <text:p>0,90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77, Accuracy</text:p>
          </table:table-cell>
          <table:table-cell office:value-type="float" office:value="5377" calcext:value-type="float">
            <text:p>5377</text:p>
          </table:table-cell>
          <table:table-cell office:value-type="string" calcext:value-type="string">
            <text:p>6000 (90%)</text:p>
          </table:table-cell>
          <table:table-cell table:formula="of:=[.D43]/6000" office:value-type="float" office:value="0.896166666666667" calcext:value-type="float">
            <text:p>0,896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80, Accuracy</text:p>
          </table:table-cell>
          <table:table-cell office:value-type="float" office:value="5387" calcext:value-type="float">
            <text:p>5387</text:p>
          </table:table-cell>
          <table:table-cell office:value-type="string" calcext:value-type="string">
            <text:p>6000 (90%)</text:p>
          </table:table-cell>
          <table:table-cell table:formula="of:=[.D44]/6000" office:value-type="float" office:value="0.897833333333333" calcext:value-type="float">
            <text:p>0,897833333333333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3">
          <table:table-cell table:style-name="ce15" office:value-type="string" calcext:value-type="string">
            <text:p>NLayerRectifyModel(nNeurones, 3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08, Accuracy</text:p>
          </table:table-cell>
          <table:table-cell office:value-type="float" office:value="5233" calcext:value-type="float">
            <text:p>5233</text:p>
          </table:table-cell>
          <table:table-cell office:value-type="string" calcext:value-type="string">
            <text:p>6000 (87%)</text:p>
          </table:table-cell>
          <table:table-cell table:formula="of:=[.D47]/6000" office:value-type="float" office:value="0.872166666666667" calcext:value-type="float">
            <text:p>0,872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61, Accuracy</text:p>
          </table:table-cell>
          <table:table-cell office:value-type="float" office:value="5265" calcext:value-type="float">
            <text:p>5265</text:p>
          </table:table-cell>
          <table:table-cell office:value-type="string" calcext:value-type="string">
            <text:p>6000 (88%)</text:p>
          </table:table-cell>
          <table:table-cell table:formula="of:=[.D48]/6000" office:value-type="float" office:value="0.8775" calcext:value-type="float">
            <text:p>0,87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94, Accuracy</text:p>
          </table:table-cell>
          <table:table-cell office:value-type="float" office:value="5289" calcext:value-type="float">
            <text:p>5289</text:p>
          </table:table-cell>
          <table:table-cell office:value-type="string" calcext:value-type="string">
            <text:p>6000 (88%)</text:p>
          </table:table-cell>
          <table:table-cell table:formula="of:=[.D49]/6000" office:value-type="float" office:value="0.8815" calcext:value-type="float">
            <text:p>0,88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57, Accuracy</text:p>
          </table:table-cell>
          <table:table-cell office:value-type="float" office:value="5363" calcext:value-type="float">
            <text:p>5363</text:p>
          </table:table-cell>
          <table:table-cell office:value-type="string" calcext:value-type="string">
            <text:p>6000 (89%)</text:p>
          </table:table-cell>
          <table:table-cell table:formula="of:=[.D50]/6000" office:value-type="float" office:value="0.893833333333333" calcext:value-type="float">
            <text:p>0,893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6, Accuracy</text:p>
          </table:table-cell>
          <table:table-cell office:value-type="float" office:value="5336" calcext:value-type="float">
            <text:p>5336</text:p>
          </table:table-cell>
          <table:table-cell office:value-type="string" calcext:value-type="string">
            <text:p>6000 (89%)</text:p>
          </table:table-cell>
          <table:table-cell table:formula="of:=[.D51]/6000" office:value-type="float" office:value="0.889333333333333" calcext:value-type="float">
            <text:p>0,889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24, Accuracy</text:p>
          </table:table-cell>
          <table:table-cell office:value-type="float" office:value="5355" calcext:value-type="float">
            <text:p>5355</text:p>
          </table:table-cell>
          <table:table-cell office:value-type="string" calcext:value-type="string">
            <text:p>6000 (89%)</text:p>
          </table:table-cell>
          <table:table-cell table:formula="of:=[.D52]/6000" office:value-type="float" office:value="0.8925" calcext:value-type="float">
            <text:p>0,89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99, Accuracy</text:p>
          </table:table-cell>
          <table:table-cell office:value-type="float" office:value="5334" calcext:value-type="float">
            <text:p>5334</text:p>
          </table:table-cell>
          <table:table-cell office:value-type="string" calcext:value-type="string">
            <text:p>6000 (89%)</text:p>
          </table:table-cell>
          <table:table-cell table:formula="of:=[.D53]/6000" office:value-type="float" office:value="0.889" calcext:value-type="float">
            <text:p>0,8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67, Accuracy</text:p>
          </table:table-cell>
          <table:table-cell office:value-type="float" office:value="5389" calcext:value-type="float">
            <text:p>5389</text:p>
          </table:table-cell>
          <table:table-cell office:value-type="string" calcext:value-type="string">
            <text:p>6000 (90%)</text:p>
          </table:table-cell>
          <table:table-cell table:formula="of:=[.D54]/6000" office:value-type="float" office:value="0.898166666666667" calcext:value-type="float">
            <text:p>0,898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7, Accuracy</text:p>
          </table:table-cell>
          <table:table-cell office:value-type="float" office:value="5380" calcext:value-type="float">
            <text:p>5380</text:p>
          </table:table-cell>
          <table:table-cell office:value-type="string" calcext:value-type="string">
            <text:p>6000 (90%)</text:p>
          </table:table-cell>
          <table:table-cell table:formula="of:=[.D55]/6000" office:value-type="float" office:value="0.896666666666667" calcext:value-type="float">
            <text:p>0,89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97, Accuracy</text:p>
          </table:table-cell>
          <table:table-cell office:value-type="float" office:value="5374" calcext:value-type="float">
            <text:p>5374</text:p>
          </table:table-cell>
          <table:table-cell office:value-type="string" calcext:value-type="string">
            <text:p>6000 (90%)</text:p>
          </table:table-cell>
          <table:table-cell table:formula="of:=[.D56]/6000" office:value-type="float" office:value="0.895666666666667" calcext:value-type="float">
            <text:p>0,895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7, Accuracy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6000 (90%)</text:p>
          </table:table-cell>
          <table:table-cell table:formula="of:=[.D57]/6000" office:value-type="float" office:value="0.898333333333333" calcext:value-type="float">
            <text:p>0,89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7, Accuracy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6000 (90%)</text:p>
          </table:table-cell>
          <table:table-cell table:formula="of:=[.D58]/6000" office:value-type="float" office:value="0.900166666666667" calcext:value-type="float">
            <text:p>0,900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34, Accuracy</text:p>
          </table:table-cell>
          <table:table-cell office:value-type="float" office:value="5392" calcext:value-type="float">
            <text:p>5392</text:p>
          </table:table-cell>
          <table:table-cell office:value-type="string" calcext:value-type="string">
            <text:p>6000 (90%)</text:p>
          </table:table-cell>
          <table:table-cell table:formula="of:=[.D59]/6000" office:value-type="float" office:value="0.898666666666667" calcext:value-type="float">
            <text:p>0,898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46, Accuracy</text:p>
          </table:table-cell>
          <table:table-cell office:value-type="float" office:value="5378" calcext:value-type="float">
            <text:p>5378</text:p>
          </table:table-cell>
          <table:table-cell office:value-type="string" calcext:value-type="string">
            <text:p>6000 (90%)</text:p>
          </table:table-cell>
          <table:table-cell table:formula="of:=[.D60]/6000" office:value-type="float" office:value="0.896333333333333" calcext:value-type="float">
            <text:p>0,896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23, Accuracy</text:p>
          </table:table-cell>
          <table:table-cell office:value-type="float" office:value="5392" calcext:value-type="float">
            <text:p>5392</text:p>
          </table:table-cell>
          <table:table-cell office:value-type="string" calcext:value-type="string">
            <text:p>6000 (90%)</text:p>
          </table:table-cell>
          <table:table-cell table:formula="of:=[.D61]/6000" office:value-type="float" office:value="0.898666666666667" calcext:value-type="float">
            <text:p>0,898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23, Accuracy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6000 (90%)</text:p>
          </table:table-cell>
          <table:table-cell table:formula="of:=[.D62]/6000" office:value-type="float" office:value="0.900166666666667" calcext:value-type="float">
            <text:p>0,900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71, Accuracy</text:p>
          </table:table-cell>
          <table:table-cell office:value-type="float" office:value="5358" calcext:value-type="float">
            <text:p>5358</text:p>
          </table:table-cell>
          <table:table-cell office:value-type="string" calcext:value-type="string">
            <text:p>6000 (89%)</text:p>
          </table:table-cell>
          <table:table-cell table:formula="of:=[.D63]/6000" office:value-type="float" office:value="0.893" calcext:value-type="float">
            <text:p>0,8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17, Accuracy</text:p>
          </table:table-cell>
          <table:table-cell office:value-type="float" office:value="5416" calcext:value-type="float">
            <text:p>5416</text:p>
          </table:table-cell>
          <table:table-cell office:value-type="string" calcext:value-type="string">
            <text:p>6000 (90%)</text:p>
          </table:table-cell>
          <table:table-cell table:formula="of:=[.D64]/6000" office:value-type="float" office:value="0.902666666666667" calcext:value-type="float">
            <text:p>0,902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27, Accuracy</text:p>
          </table:table-cell>
          <table:table-cell office:value-type="float" office:value="5415" calcext:value-type="float">
            <text:p>5415</text:p>
          </table:table-cell>
          <table:table-cell office:value-type="string" calcext:value-type="string">
            <text:p>6000 (90%)</text:p>
          </table:table-cell>
          <table:table-cell table:formula="of:=[.D65]/6000" office:value-type="float" office:value="0.9025" calcext:value-type="float">
            <text:p>0,90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84, Accuracy</text:p>
          </table:table-cell>
          <table:table-cell office:value-type="float" office:value="5429" calcext:value-type="float">
            <text:p>5429</text:p>
          </table:table-cell>
          <table:table-cell office:value-type="string" calcext:value-type="string">
            <text:p>6000 (90%)</text:p>
          </table:table-cell>
          <table:table-cell table:formula="of:=[.D66]/6000" office:value-type="float" office:value="0.904833333333333" calcext:value-type="float">
            <text:p>0,904833333333333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3">
          <table:table-cell table:style-name="ce15" office:value-type="string" calcext:value-type="string">
            <text:p>NLayerRectifyModel(nNeurones, 4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27, Accuracy</text:p>
          </table:table-cell>
          <table:table-cell office:value-type="float" office:value="5187" calcext:value-type="float">
            <text:p>5187</text:p>
          </table:table-cell>
          <table:table-cell office:value-type="string" calcext:value-type="string">
            <text:p>6000 (86%)</text:p>
          </table:table-cell>
          <table:table-cell table:formula="of:=[.D69]/6000" office:value-type="float" office:value="0.8645" calcext:value-type="float">
            <text:p>0,86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70, Accuracy</text:p>
          </table:table-cell>
          <table:table-cell office:value-type="float" office:value="5234" calcext:value-type="float">
            <text:p>5234</text:p>
          </table:table-cell>
          <table:table-cell office:value-type="string" calcext:value-type="string">
            <text:p>6000 (87%)</text:p>
          </table:table-cell>
          <table:table-cell table:formula="of:=[.D70]/6000" office:value-type="float" office:value="0.872333333333333" calcext:value-type="float">
            <text:p>0,872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4, Accuracy</text:p>
          </table:table-cell>
          <table:table-cell office:value-type="float" office:value="5311" calcext:value-type="float">
            <text:p>5311</text:p>
          </table:table-cell>
          <table:table-cell office:value-type="string" calcext:value-type="string">
            <text:p>6000 (89%)</text:p>
          </table:table-cell>
          <table:table-cell table:formula="of:=[.D71]/6000" office:value-type="float" office:value="0.885166666666667" calcext:value-type="float">
            <text:p>0,885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27, Accuracy</text:p>
          </table:table-cell>
          <table:table-cell office:value-type="float" office:value="5318" calcext:value-type="float">
            <text:p>5318</text:p>
          </table:table-cell>
          <table:table-cell office:value-type="string" calcext:value-type="string">
            <text:p>6000 (89%)</text:p>
          </table:table-cell>
          <table:table-cell table:formula="of:=[.D72]/6000" office:value-type="float" office:value="0.886333333333333" calcext:value-type="float">
            <text:p>0,886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62, Accuracy</text:p>
          </table:table-cell>
          <table:table-cell office:value-type="float" office:value="5306" calcext:value-type="float">
            <text:p>5306</text:p>
          </table:table-cell>
          <table:table-cell office:value-type="string" calcext:value-type="string">
            <text:p>6000 (88%)</text:p>
          </table:table-cell>
          <table:table-cell table:formula="of:=[.D73]/6000" office:value-type="float" office:value="0.884333333333333" calcext:value-type="float">
            <text:p>0,884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2, Accuracy</text:p>
          </table:table-cell>
          <table:table-cell office:value-type="float" office:value="5342" calcext:value-type="float">
            <text:p>5342</text:p>
          </table:table-cell>
          <table:table-cell office:value-type="string" calcext:value-type="string">
            <text:p>6000 (89%)</text:p>
          </table:table-cell>
          <table:table-cell table:formula="of:=[.D74]/6000" office:value-type="float" office:value="0.890333333333333" calcext:value-type="float">
            <text:p>0,890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66, Accuracy</text:p>
          </table:table-cell>
          <table:table-cell office:value-type="float" office:value="5371" calcext:value-type="float">
            <text:p>5371</text:p>
          </table:table-cell>
          <table:table-cell office:value-type="string" calcext:value-type="string">
            <text:p>6000 (90%)</text:p>
          </table:table-cell>
          <table:table-cell table:formula="of:=[.D75]/6000" office:value-type="float" office:value="0.895166666666667" calcext:value-type="float">
            <text:p>0,895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28, Accuracy</text:p>
          </table:table-cell>
          <table:table-cell office:value-type="float" office:value="5322" calcext:value-type="float">
            <text:p>5322</text:p>
          </table:table-cell>
          <table:table-cell office:value-type="string" calcext:value-type="string">
            <text:p>6000 (89%)</text:p>
          </table:table-cell>
          <table:table-cell table:formula="of:=[.D76]/6000" office:value-type="float" office:value="0.887" calcext:value-type="float">
            <text:p>0,8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20, Accuracy</text:p>
          </table:table-cell>
          <table:table-cell office:value-type="float" office:value="5392" calcext:value-type="float">
            <text:p>5392</text:p>
          </table:table-cell>
          <table:table-cell office:value-type="string" calcext:value-type="string">
            <text:p>6000 (90%)</text:p>
          </table:table-cell>
          <table:table-cell table:formula="of:=[.D77]/6000" office:value-type="float" office:value="0.898666666666667" calcext:value-type="float">
            <text:p>0,898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07, Accuracy</text:p>
          </table:table-cell>
          <table:table-cell office:value-type="float" office:value="5415" calcext:value-type="float">
            <text:p>5415</text:p>
          </table:table-cell>
          <table:table-cell office:value-type="string" calcext:value-type="string">
            <text:p>6000 (90%)</text:p>
          </table:table-cell>
          <table:table-cell table:formula="of:=[.D78]/6000" office:value-type="float" office:value="0.9025" calcext:value-type="float">
            <text:p>0,90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71, Accuracy</text:p>
          </table:table-cell>
          <table:table-cell office:value-type="float" office:value="5385" calcext:value-type="float">
            <text:p>5385</text:p>
          </table:table-cell>
          <table:table-cell office:value-type="string" calcext:value-type="string">
            <text:p>6000 (90%)</text:p>
          </table:table-cell>
          <table:table-cell table:formula="of:=[.D79]/6000" office:value-type="float" office:value="0.8975" calcext:value-type="float">
            <text:p>0,89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03, Accuracy</text:p>
          </table:table-cell>
          <table:table-cell office:value-type="float" office:value="5376" calcext:value-type="float">
            <text:p>5376</text:p>
          </table:table-cell>
          <table:table-cell office:value-type="string" calcext:value-type="string">
            <text:p>6000 (90%)</text:p>
          </table:table-cell>
          <table:table-cell table:formula="of:=[.D80]/6000" office:value-type="float" office:value="0.896" calcext:value-type="float">
            <text:p>0,8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0, Accuracy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6000 (90%)</text:p>
          </table:table-cell>
          <table:table-cell table:formula="of:=[.D81]/6000" office:value-type="float" office:value="0.8985" calcext:value-type="float">
            <text:p>0,89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82, Accuracy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6000 (90%)</text:p>
          </table:table-cell>
          <table:table-cell table:formula="of:=[.D82]/6000" office:value-type="float" office:value="0.898333333333333" calcext:value-type="float">
            <text:p>0,89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98, Accuracy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6000 (90%)</text:p>
          </table:table-cell>
          <table:table-cell table:formula="of:=[.D83]/6000"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53, Accuracy</text:p>
          </table:table-cell>
          <table:table-cell office:value-type="float" office:value="5424" calcext:value-type="float">
            <text:p>5424</text:p>
          </table:table-cell>
          <table:table-cell office:value-type="string" calcext:value-type="string">
            <text:p>6000 (90%)</text:p>
          </table:table-cell>
          <table:table-cell table:formula="of:=[.D84]/6000" office:value-type="float" office:value="0.904" calcext:value-type="float">
            <text:p>0,9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05, Accuracy</text:p>
          </table:table-cell>
          <table:table-cell office:value-type="float" office:value="5383" calcext:value-type="float">
            <text:p>5383</text:p>
          </table:table-cell>
          <table:table-cell office:value-type="string" calcext:value-type="string">
            <text:p>6000 (90%)</text:p>
          </table:table-cell>
          <table:table-cell table:formula="of:=[.D85]/6000" office:value-type="float" office:value="0.897166666666667" calcext:value-type="float">
            <text:p>0,897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16, Accuracy</text:p>
          </table:table-cell>
          <table:table-cell office:value-type="float" office:value="5420" calcext:value-type="float">
            <text:p>5420</text:p>
          </table:table-cell>
          <table:table-cell office:value-type="string" calcext:value-type="string">
            <text:p>6000 (90%)</text:p>
          </table:table-cell>
          <table:table-cell table:formula="of:=[.D86]/6000" office:value-type="float" office:value="0.903333333333333" calcext:value-type="float">
            <text:p>0,90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25, Accuracy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6000 (90%)</text:p>
          </table:table-cell>
          <table:table-cell table:formula="of:=[.D87]/6000" office:value-type="float" office:value="0.900166666666667" calcext:value-type="float">
            <text:p>0,900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72, Accuracy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6000 (90%)</text:p>
          </table:table-cell>
          <table:table-cell table:formula="of:=[.D88]/6000" office:value-type="float" office:value="0.900833333333333" calcext:value-type="float">
            <text:p>0,90083333333333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3">0000-00-00</text:date>, <text:time style:data-style-name="N2" text:time-value="15:31:49.5710917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2:53:52.527963894</meta:creation-date>
    <dc:date>2018-02-13T18:01:17.577721991</dc:date>
    <meta:editing-duration>PT1H28M45S</meta:editing-duration>
    <meta:editing-cycles>15</meta:editing-cycles>
    <meta:generator>LibreOffice/5.3.7.2.0$Linux_X86_64 LibreOffice_project/30$Build-2</meta:generator>
    <meta:document-statistic meta:table-count="9" meta:cell-count="8625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719cm" svg:y="4.031cm" style:legend-expansion="high" chart:style-name="ch2"/>
        <chart:plot-area chart:style-name="ch3" table:cell-range-address="'Sig-1Layer Analyse'.I6:'Sig-1Layer Analyse'.K13 'Sig-1Layer Analyse'.I5:'Sig-1Layer Analyse'.J5" chart:data-source-has-labels="both" svg:x="0.32cm" svg:y="0.18cm" svg:width="11.079cm" svg:height="8.64cm">
          <chartooo:coordinate-region svg:x="1.047cm" svg:y="0.34cm" svg:width="9.887cm" svg:height="7.912cm"/>
          <chart:axis chart:dimension="x" chart:name="primary-x" chart:style-name="ch4" chartooo:axis-type="auto">
            <chartooo:date-scale/>
            <chart:categories table:cell-range-address="'Sig-1Layer Analyse'.K6:'Sig-1Layer Analyse'.K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ig-1Layer Analyse'.J6:'Sig-1Layer Analyse'.J13" chart:label-cell-address="'Sig-1Layer Analyse'.J5:'Sig-1Layer Analyse'.J5" chart:class="chart:line">
            <chart:data-point/>
            <chart:data-point chart:style-name="ch7"/>
            <chart:data-point chart:repeated="6"/>
          </chart:series>
          <chart:series chart:style-name="ch8" chart:values-cell-range-address="'Sig-1Layer Analyse'.I6:'Sig-1Layer Analyse'.I13" chart:label-cell-address="'Sig-1Layer Analyse'.I5:'Sig-1Layer Analyse'.I5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enne Précision</text:p>
                <draw:g>
                  <svg:desc>'Sig-1Layer Analyse'.J5:'Sig-1Layer Analyse'.J5</svg:desc>
                </draw:g>
              </table:table-cell>
              <table:table-cell office:value-type="string">
                <text:p>Max Précision</text:p>
                <draw:g>
                  <svg:desc>'Sig-1Layer Analyse'.I5:'Sig-1Layer Analyse'.I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ig-1Layer Analyse'.K6:'Sig-1Layer Analyse'.K13</svg:desc>
                </draw:g>
              </table:table-cell>
              <table:table-cell office:value-type="float" office:value="0.23595">
                <text:p>0.23595</text:p>
                <draw:g>
                  <svg:desc>'Sig-1Layer Analyse'.J6:'Sig-1Layer Analyse'.J13</svg:desc>
                </draw:g>
              </table:table-cell>
              <table:table-cell office:value-type="float" office:value="0.277666666666667">
                <text:p>0.277666666666667</text:p>
                <draw:g>
                  <svg:desc>'Sig-1Layer Analyse'.I6:'Sig-1Layer Analyse'.I1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11966666666667">
                <text:p>0.811966666666667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3645">
                <text:p>0.83645</text:p>
              </table:table-cell>
              <table:table-cell office:value-type="float" office:value="0.854833333333333">
                <text:p>0.85483333333333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788">
                <text:p>0.8788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881425925925926">
                <text:p>0.881425925925926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887383333333333">
                <text:p>0.887383333333333</text:p>
              </table:table-cell>
              <table:table-cell office:value-type="float" office:value="0.899">
                <text:p>0.89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871383333333333">
                <text:p>0.871383333333333</text:p>
              </table:table-cell>
              <table:table-cell office:value-type="float" office:value="0.891666666666667">
                <text:p>0.89166666666666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88215">
                <text:p>0.88215</text:p>
              </table:table-cell>
              <table:table-cell office:value-type="float" office:value="0.897333333333333">
                <text:p>0.897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85" chart:maximum="0.9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51cm" svg:height="13.922cm" xlink:href=".." xlink:type="simple" chart:class="chart:scatter" chart:style-name="ch1">
        <chart:legend chart:legend-position="end" svg:x="22.084cm" svg:y="6.073cm" style:legend-expansion="high" chart:style-name="ch2"/>
        <chart:plot-area chart:style-name="ch3" table:cell-range-address="Rectify.I3:Rectify.M23" chart:data-source-has-labels="row" svg:x="0.495cm" svg:y="0.278cm" svg:width="21.094cm" svg:height="13.366cm">
          <chartooo:coordinate-region svg:x="1.407cm" svg:y="0.438cm" svg:width="19.995cm" svg:height="12.6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ctify.J4:Rectify.J23" chart:label-cell-address="Rectify.J3:Rectify.J3" chart:class="chart:scatter">
            <chart:domain table:cell-range-address="Rectify.I4:Rectify.I23"/>
            <chart:data-point chart:repeated="20"/>
          </chart:series>
          <chart:series chart:style-name="ch8" chart:values-cell-range-address="Rectify.K4:Rectify.K23" chart:label-cell-address="Rectify.K3:Rectify.K3" chart:class="chart:scatter">
            <chart:data-point chart:repeated="20"/>
          </chart:series>
          <chart:series chart:style-name="ch9" chart:values-cell-range-address="Rectify.L4:Rectify.L23" chart:label-cell-address="Rectify.L3:Rectify.L3" chart:class="chart:scatter">
            <chart:data-point chart:repeated="20"/>
          </chart:series>
          <chart:series chart:style-name="ch10" chart:values-cell-range-address="Rectify.M4:Rectify.M23" chart:label-cell-address="Rectify.M3:Rectify.M3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1 Layer</text:p>
                <draw:g>
                  <svg:desc>Rectify.J3:Rectify.J3</svg:desc>
                </draw:g>
              </table:table-cell>
              <table:table-cell office:value-type="string">
                <text:p>2 Layers</text:p>
                <draw:g>
                  <svg:desc>Rectify.K3:Rectify.K3</svg:desc>
                </draw:g>
              </table:table-cell>
              <table:table-cell office:value-type="string">
                <text:p>3 Layers</text:p>
                <draw:g>
                  <svg:desc>Rectify.L3:Rectify.L3</svg:desc>
                </draw:g>
              </table:table-cell>
              <table:table-cell office:value-type="string">
                <text:p>4 Layers</text:p>
                <draw:g>
                  <svg:desc>Rectify.M3:Rectify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ectify.I4:Rectify.I23</svg:desc>
                </draw:g>
              </table:table-cell>
              <table:table-cell office:value-type="float" office:value="0.860333333333333">
                <text:p>0.860333333333333</text:p>
                <draw:g>
                  <svg:desc>Rectify.J4:Rectify.J23</svg:desc>
                </draw:g>
              </table:table-cell>
              <table:table-cell office:value-type="float" office:value="0.853333333333333">
                <text:p>0.853333333333333</text:p>
                <draw:g>
                  <svg:desc>Rectify.K4:Rectify.K23</svg:desc>
                </draw:g>
              </table:table-cell>
              <table:table-cell office:value-type="float" office:value="0.872166666666667">
                <text:p>0.872166666666667</text:p>
                <draw:g>
                  <svg:desc>Rectify.L4:Rectify.L23</svg:desc>
                </draw:g>
              </table:table-cell>
              <table:table-cell office:value-type="float" office:value="0.8645">
                <text:p>0.8645</text:p>
                <draw:g>
                  <svg:desc>Rectify.M4:Rectify.M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78333333333333">
                <text:p>0.878333333333333</text:p>
              </table:table-cell>
              <table:table-cell office:value-type="float" office:value="0.875166666666667">
                <text:p>0.875166666666667</text:p>
              </table:table-cell>
              <table:table-cell office:value-type="float" office:value="0.8775">
                <text:p>0.8775</text:p>
              </table:table-cell>
              <table:table-cell office:value-type="float" office:value="0.872333333333333">
                <text:p>0.872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86333333333333">
                <text:p>0.886333333333333</text:p>
              </table:table-cell>
              <table:table-cell office:value-type="float" office:value="0.884666666666667">
                <text:p>0.884666666666667</text:p>
              </table:table-cell>
              <table:table-cell office:value-type="float" office:value="0.8815">
                <text:p>0.8815</text:p>
              </table:table-cell>
              <table:table-cell office:value-type="float" office:value="0.885166666666667">
                <text:p>0.8851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885">
                <text:p>0.8885</text:p>
              </table:table-cell>
              <table:table-cell office:value-type="float" office:value="0.887666666666667">
                <text:p>0.887666666666667</text:p>
              </table:table-cell>
              <table:table-cell office:value-type="float" office:value="0.893833333333333">
                <text:p>0.893833333333333</text:p>
              </table:table-cell>
              <table:table-cell office:value-type="float" office:value="0.886333333333333">
                <text:p>0.886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86">
                <text:p>0.886</text:p>
              </table:table-cell>
              <table:table-cell office:value-type="float" office:value="0.889166666666667">
                <text:p>0.889166666666667</text:p>
              </table:table-cell>
              <table:table-cell office:value-type="float" office:value="0.889333333333333">
                <text:p>0.889333333333333</text:p>
              </table:table-cell>
              <table:table-cell office:value-type="float" office:value="0.884333333333333">
                <text:p>0.884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95166666666667">
                <text:p>0.895166666666667</text:p>
              </table:table-cell>
              <table:table-cell office:value-type="float" office:value="0.891166666666667">
                <text:p>0.891166666666667</text:p>
              </table:table-cell>
              <table:table-cell office:value-type="float" office:value="0.8925">
                <text:p>0.8925</text:p>
              </table:table-cell>
              <table:table-cell office:value-type="float" office:value="0.890333333333333">
                <text:p>0.890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98833333333333">
                <text:p>0.898833333333333</text:p>
              </table:table-cell>
              <table:table-cell office:value-type="float" office:value="0.901833333333333">
                <text:p>0.901833333333333</text:p>
              </table:table-cell>
              <table:table-cell office:value-type="float" office:value="0.889">
                <text:p>0.889</text:p>
              </table:table-cell>
              <table:table-cell office:value-type="float" office:value="0.895166666666667">
                <text:p>0.8951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96166666666667">
                <text:p>0.896166666666667</text:p>
              </table:table-cell>
              <table:table-cell office:value-type="float" office:value="0.893166666666667">
                <text:p>0.893166666666667</text:p>
              </table:table-cell>
              <table:table-cell office:value-type="float" office:value="0.898166666666667">
                <text:p>0.898166666666667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98333333333333">
                <text:p>0.898333333333333</text:p>
              </table:table-cell>
              <table:table-cell office:value-type="float" office:value="0.892333333333333">
                <text:p>0.892333333333333</text:p>
              </table:table-cell>
              <table:table-cell office:value-type="float" office:value="0.896666666666667">
                <text:p>0.896666666666667</text:p>
              </table:table-cell>
              <table:table-cell office:value-type="float" office:value="0.898666666666667">
                <text:p>0.898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025">
                <text:p>0.9025</text:p>
              </table:table-cell>
              <table:table-cell office:value-type="float" office:value="0.9035">
                <text:p>0.9035</text:p>
              </table:table-cell>
              <table:table-cell office:value-type="float" office:value="0.895666666666667">
                <text:p>0.895666666666667</text:p>
              </table:table-cell>
              <table:table-cell office:value-type="float" office:value="0.9025">
                <text:p>0.9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96833333333333">
                <text:p>0.896833333333333</text:p>
              </table:table-cell>
              <table:table-cell office:value-type="float" office:value="0.898666666666667">
                <text:p>0.898666666666667</text:p>
              </table:table-cell>
              <table:table-cell office:value-type="float" office:value="0.898333333333333">
                <text:p>0.898333333333333</text:p>
              </table:table-cell>
              <table:table-cell office:value-type="float" office:value="0.8975">
                <text:p>0.8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98166666666667">
                <text:p>0.898166666666667</text:p>
              </table:table-cell>
              <table:table-cell office:value-type="float" office:value="0.896166666666667">
                <text:p>0.896166666666667</text:p>
              </table:table-cell>
              <table:table-cell office:value-type="float" office:value="0.900166666666667">
                <text:p>0.900166666666667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005">
                <text:p>0.9005</text:p>
              </table:table-cell>
              <table:table-cell office:value-type="float" office:value="0.902166666666667">
                <text:p>0.902166666666667</text:p>
              </table:table-cell>
              <table:table-cell office:value-type="float" office:value="0.898666666666667">
                <text:p>0.898666666666667</text:p>
              </table:table-cell>
              <table:table-cell office:value-type="float" office:value="0.8985">
                <text:p>0.89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055">
                <text:p>0.9055</text:p>
              </table:table-cell>
              <table:table-cell office:value-type="float" office:value="0.898666666666667">
                <text:p>0.898666666666667</text:p>
              </table:table-cell>
              <table:table-cell office:value-type="float" office:value="0.896333333333333">
                <text:p>0.896333333333333</text:p>
              </table:table-cell>
              <table:table-cell office:value-type="float" office:value="0.898333333333333">
                <text:p>0.898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">
                <text:p>0.9</text:p>
              </table:table-cell>
              <table:table-cell office:value-type="float" office:value="0.902833333333333">
                <text:p>0.902833333333333</text:p>
              </table:table-cell>
              <table:table-cell office:value-type="float" office:value="0.898666666666667">
                <text:p>0.89866666666666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07166666666667">
                <text:p>0.907166666666667</text:p>
              </table:table-cell>
              <table:table-cell office:value-type="float" office:value="0.897666666666667">
                <text:p>0.897666666666667</text:p>
              </table:table-cell>
              <table:table-cell office:value-type="float" office:value="0.900166666666667">
                <text:p>0.900166666666667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99">
                <text:p>0.899</text:p>
              </table:table-cell>
              <table:table-cell office:value-type="float" office:value="0.899333333333333">
                <text:p>0.899333333333333</text:p>
              </table:table-cell>
              <table:table-cell office:value-type="float" office:value="0.893">
                <text:p>0.893</text:p>
              </table:table-cell>
              <table:table-cell office:value-type="float" office:value="0.897166666666667">
                <text:p>0.8971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05">
                <text:p>0.905</text:p>
              </table:table-cell>
              <table:table-cell office:value-type="float" office:value="0.900833333333333">
                <text:p>0.900833333333333</text:p>
              </table:table-cell>
              <table:table-cell office:value-type="float" office:value="0.902666666666667">
                <text:p>0.902666666666667</text:p>
              </table:table-cell>
              <table:table-cell office:value-type="float" office:value="0.903333333333333">
                <text:p>0.903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96666666666667">
                <text:p>0.896666666666667</text:p>
              </table:table-cell>
              <table:table-cell office:value-type="float" office:value="0.896166666666667">
                <text:p>0.896166666666667</text:p>
              </table:table-cell>
              <table:table-cell office:value-type="float" office:value="0.9025">
                <text:p>0.9025</text:p>
              </table:table-cell>
              <table:table-cell office:value-type="float" office:value="0.900166666666667">
                <text:p>0.9001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92">
                <text:p>0.892</text:p>
              </table:table-cell>
              <table:table-cell office:value-type="float" office:value="0.897833333333333">
                <text:p>0.897833333333333</text:p>
              </table:table-cell>
              <table:table-cell office:value-type="float" office:value="0.904833333333333">
                <text:p>0.904833333333333</text:p>
              </table:table-cell>
              <table:table-cell office:value-type="float" office:value="0.900833333333333">
                <text:p>0.90083333333333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ff" draw:fill-color="#0000ff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000066" draw:fill-color="#00006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69cm" svg:y="3.193cm" style:legend-expansion="high" chart:style-name="ch2"/>
        <chart:plot-area chart:style-name="ch3" table:cell-range-address="'Sig-1Layer Analyse'.I27:'Sig-1Layer Analyse'.O36 'Sig-1Layer Analyse'.J26:'Sig-1Layer Analyse'.O26" chart:data-source-has-labels="row" svg:x="0.32cm" svg:y="0.18cm" svg:width="11.529cm" svg:height="8.64cm">
          <chartooo:coordinate-region svg:x="1.047cm" svg:y="0.34cm" svg:width="10.615cm" svg:height="7.9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g-1Layer Analyse'.J27:'Sig-1Layer Analyse'.J36" chart:label-cell-address="'Sig-1Layer Analyse'.J26:'Sig-1Layer Analyse'.J26" chart:class="chart:scatter">
            <chart:domain table:cell-range-address="'Sig-1Layer Analyse'.I27:'Sig-1Layer Analyse'.I36"/>
            <chart:data-point chart:repeated="10"/>
          </chart:series>
          <chart:series chart:style-name="ch7" chart:values-cell-range-address="'Sig-1Layer Analyse'.K27:'Sig-1Layer Analyse'.K36" chart:label-cell-address="'Sig-1Layer Analyse'.K26:'Sig-1Layer Analyse'.K26" chart:class="chart:scatter">
            <chart:data-point chart:repeated="10"/>
          </chart:series>
          <chart:series chart:style-name="ch8" chart:values-cell-range-address="'Sig-1Layer Analyse'.L27:'Sig-1Layer Analyse'.L36" chart:label-cell-address="'Sig-1Layer Analyse'.L26:'Sig-1Layer Analyse'.L26" chart:class="chart:scatter">
            <chart:data-point chart:repeated="10"/>
          </chart:series>
          <chart:series chart:style-name="ch9" chart:values-cell-range-address="'Sig-1Layer Analyse'.M27:'Sig-1Layer Analyse'.M36" chart:label-cell-address="'Sig-1Layer Analyse'.M26:'Sig-1Layer Analyse'.M26" chart:class="chart:scatter">
            <chart:data-point chart:repeated="10"/>
          </chart:series>
          <chart:series chart:style-name="ch10" chart:values-cell-range-address="'Sig-1Layer Analyse'.N27:'Sig-1Layer Analyse'.N36" chart:label-cell-address="'Sig-1Layer Analyse'.N26:'Sig-1Layer Analyse'.N26" chart:class="chart:scatter">
            <chart:data-point chart:repeated="10"/>
          </chart:series>
          <chart:series chart:style-name="ch11" chart:values-cell-range-address="'Sig-1Layer Analyse'.O27:'Sig-1Layer Analyse'.O36" chart:label-cell-address="'Sig-1Layer Analyse'.O26:'Sig-1Layer Analyse'.O26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1 Neurone</text:p>
                <draw:g>
                  <svg:desc>'Sig-1Layer Analyse'.J26:'Sig-1Layer Analyse'.J26</svg:desc>
                </draw:g>
              </table:table-cell>
              <table:table-cell office:value-type="string">
                <text:p>5 Neurones</text:p>
                <draw:g>
                  <svg:desc>'Sig-1Layer Analyse'.K26:'Sig-1Layer Analyse'.K26</svg:desc>
                </draw:g>
              </table:table-cell>
              <table:table-cell office:value-type="string">
                <text:p>10 Neurones</text:p>
                <draw:g>
                  <svg:desc>'Sig-1Layer Analyse'.L26:'Sig-1Layer Analyse'.L26</svg:desc>
                </draw:g>
              </table:table-cell>
              <table:table-cell office:value-type="string">
                <text:p>100 Neurones</text:p>
                <draw:g>
                  <svg:desc>'Sig-1Layer Analyse'.M26:'Sig-1Layer Analyse'.M26</svg:desc>
                </draw:g>
              </table:table-cell>
              <table:table-cell office:value-type="string">
                <text:p>1000 Neurones</text:p>
                <draw:g>
                  <svg:desc>'Sig-1Layer Analyse'.N26:'Sig-1Layer Analyse'.N26</svg:desc>
                </draw:g>
              </table:table-cell>
              <table:table-cell office:value-type="string">
                <text:p>10000 Neurones</text:p>
                <draw:g>
                  <svg:desc>'Sig-1Layer Analyse'.O26:'Sig-1Layer Analyse'.O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ig-1Layer Analyse'.I27:'Sig-1Layer Analyse'.I36</svg:desc>
                </draw:g>
              </table:table-cell>
              <table:table-cell office:value-type="float" office:value="0.247666666666667">
                <text:p>0.247666666666667</text:p>
                <draw:g>
                  <svg:desc>'Sig-1Layer Analyse'.J27:'Sig-1Layer Analyse'.J36</svg:desc>
                </draw:g>
              </table:table-cell>
              <table:table-cell office:value-type="float" office:value="0.764666666666667">
                <text:p>0.764666666666667</text:p>
                <draw:g>
                  <svg:desc>'Sig-1Layer Analyse'.K27:'Sig-1Layer Analyse'.K36</svg:desc>
                </draw:g>
              </table:table-cell>
              <table:table-cell office:value-type="float" office:value="0.783">
                <text:p>0.783</text:p>
                <draw:g>
                  <svg:desc>'Sig-1Layer Analyse'.L27:'Sig-1Layer Analyse'.L36</svg:desc>
                </draw:g>
              </table:table-cell>
              <table:table-cell office:value-type="float" office:value="0.845166666666667">
                <text:p>0.845166666666667</text:p>
                <draw:g>
                  <svg:desc>'Sig-1Layer Analyse'.M27:'Sig-1Layer Analyse'.M36</svg:desc>
                </draw:g>
              </table:table-cell>
              <table:table-cell office:value-type="float" office:value="0.859666666666667">
                <text:p>0.859666666666667</text:p>
                <draw:g>
                  <svg:desc>'Sig-1Layer Analyse'.N27:'Sig-1Layer Analyse'.N36</svg:desc>
                </draw:g>
              </table:table-cell>
              <table:table-cell office:value-type="float" office:value="0.844">
                <text:p>0.844</text:p>
                <draw:g>
                  <svg:desc>'Sig-1Layer Analyse'.O27:'Sig-1Layer Analyse'.O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19166666666667">
                <text:p>0.219166666666667</text:p>
              </table:table-cell>
              <table:table-cell office:value-type="float" office:value="0.798333333333333">
                <text:p>0.798333333333333</text:p>
              </table:table-cell>
              <table:table-cell office:value-type="float" office:value="0.8195">
                <text:p>0.8195</text:p>
              </table:table-cell>
              <table:table-cell office:value-type="float" office:value="0.864666666666667">
                <text:p>0.864666666666667</text:p>
              </table:table-cell>
              <table:table-cell office:value-type="float" office:value="0.875666666666667">
                <text:p>0.875666666666667</text:p>
              </table:table-cell>
              <table:table-cell office:value-type="float" office:value="0.8735">
                <text:p>0.87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01333333333333">
                <text:p>0.201333333333333</text:p>
              </table:table-cell>
              <table:table-cell office:value-type="float" office:value="0.8065">
                <text:p>0.8065</text:p>
              </table:table-cell>
              <table:table-cell office:value-type="float" office:value="0.833833333333333">
                <text:p>0.833833333333333</text:p>
              </table:table-cell>
              <table:table-cell office:value-type="float" office:value="0.870833333333333">
                <text:p>0.870833333333333</text:p>
              </table:table-cell>
              <table:table-cell office:value-type="float" office:value="0.8825">
                <text:p>0.8825</text:p>
              </table:table-cell>
              <table:table-cell office:value-type="float" office:value="0.871333333333333">
                <text:p>0.871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2165">
                <text:p>0.2165</text:p>
              </table:table-cell>
              <table:table-cell office:value-type="float" office:value="0.812666666666667">
                <text:p>0.812666666666667</text:p>
              </table:table-cell>
              <table:table-cell office:value-type="float" office:value="0.838166666666667">
                <text:p>0.838166666666667</text:p>
              </table:table-cell>
              <table:table-cell office:value-type="float" office:value="0.880666666666667">
                <text:p>0.880666666666667</text:p>
              </table:table-cell>
              <table:table-cell office:value-type="float" office:value="0.8915">
                <text:p>0.8915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2">
                <text:p>0.22</text:p>
              </table:table-cell>
              <table:table-cell office:value-type="float" office:value="0.8165">
                <text:p>0.8165</text:p>
              </table:table-cell>
              <table:table-cell office:value-type="float" office:value="0.842666666666667">
                <text:p>0.842666666666667</text:p>
              </table:table-cell>
              <table:table-cell office:value-type="float" office:value="0.879166666666667">
                <text:p>0.879166666666667</text:p>
              </table:table-cell>
              <table:table-cell office:value-type="float" office:value="0.898833333333333">
                <text:p>0.898833333333333</text:p>
              </table:table-cell>
              <table:table-cell office:value-type="float" office:value="0.895333333333333">
                <text:p>0.895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25666666666667">
                <text:p>0.225666666666667</text:p>
              </table:table-cell>
              <table:table-cell office:value-type="float" office:value="0.819666666666667">
                <text:p>0.819666666666667</text:p>
              </table:table-cell>
              <table:table-cell office:value-type="float" office:value="0.845333333333333">
                <text:p>0.845333333333333</text:p>
              </table:table-cell>
              <table:table-cell office:value-type="float" office:value="0.886666666666667">
                <text:p>0.886666666666667</text:p>
              </table:table-cell>
              <table:table-cell office:value-type="float" office:value="0.885666666666667">
                <text:p>0.885666666666667</text:p>
              </table:table-cell>
              <table:table-cell office:value-type="float" office:value="0.876166666666667">
                <text:p>0.876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2415">
                <text:p>0.2415</text:p>
              </table:table-cell>
              <table:table-cell office:value-type="float" office:value="0.824333333333333">
                <text:p>0.824333333333333</text:p>
              </table:table-cell>
              <table:table-cell office:value-type="float" office:value="0.847">
                <text:p>0.847</text:p>
              </table:table-cell>
              <table:table-cell office:value-type="float" office:value="0.891833333333333">
                <text:p>0.891833333333333</text:p>
              </table:table-cell>
              <table:table-cell office:value-type="float" office:value="0.895666666666667">
                <text:p>0.895666666666667</text:p>
              </table:table-cell>
              <table:table-cell office:value-type="float" office:value="0.885833333333333">
                <text:p>0.8858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2455">
                <text:p>0.2455</text:p>
              </table:table-cell>
              <table:table-cell office:value-type="float" office:value="0.824333333333333">
                <text:p>0.824333333333333</text:p>
              </table:table-cell>
              <table:table-cell office:value-type="float" office:value="0.851333333333333">
                <text:p>0.851333333333333</text:p>
              </table:table-cell>
              <table:table-cell office:value-type="float" office:value="0.888333333333333">
                <text:p>0.888333333333333</text:p>
              </table:table-cell>
              <table:table-cell office:value-type="float" office:value="0.8895">
                <text:p>0.8895</text:p>
              </table:table-cell>
              <table:table-cell office:value-type="float" office:value="0.8965">
                <text:p>0.89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645">
                <text:p>0.2645</text:p>
              </table:table-cell>
              <table:table-cell office:value-type="float" office:value="0.822666666666667">
                <text:p>0.822666666666667</text:p>
              </table:table-cell>
              <table:table-cell office:value-type="float" office:value="0.854833333333333">
                <text:p>0.854833333333333</text:p>
              </table:table-cell>
              <table:table-cell office:value-type="float" office:value="0.887666666666667">
                <text:p>0.887666666666667</text:p>
              </table:table-cell>
              <table:table-cell office:value-type="float" office:value="0.899">
                <text:p>0.899</text:p>
              </table:table-cell>
              <table:table-cell office:value-type="float" office:value="0.897333333333333">
                <text:p>0.897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77666666666667">
                <text:p>0.277666666666667</text:p>
              </table:table-cell>
              <table:table-cell office:value-type="float" office:value="0.83">
                <text:p>0.83</text:p>
              </table:table-cell>
              <table:table-cell office:value-type="float" office:value="0.848833333333333">
                <text:p>0.848833333333333</text:p>
              </table:table-cell>
              <table:table-cell office:value-type="float" office:value="0.893">
                <text:p>0.893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945">
                <text:p>0.89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45" chart:maximum="0.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667cm" svg:height="13.999cm" xlink:href=".." xlink:type="simple" chart:class="chart:scatter" chart:style-name="ch1">
        <chart:legend chart:legend-position="end" svg:x="18.815cm" svg:y="4.854cm" style:legend-expansion="high" chart:style-name="ch2"/>
        <chart:plot-area chart:style-name="ch3" table:cell-range-address="'Sig-NLayer-lr=0.001'.I3:'Sig-NLayer-lr=0.001'.S12 'Sig-NLayer-lr=0.001'.J2:'Sig-NLayer-lr=0.001'.S2" chart:data-source-has-labels="row" svg:x="0.433cm" svg:y="0.279cm" svg:width="17.949cm" svg:height="13.441cm">
          <chartooo:coordinate-region svg:x="1.345cm" svg:y="0.44cm" svg:width="16.85cm" svg:height="12.71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ig-NLayer-lr=0.001'.J3:'Sig-NLayer-lr=0.001'.J12" chart:label-cell-address="'Sig-NLayer-lr=0.001'.J2:'Sig-NLayer-lr=0.001'.J2" chart:class="chart:scatter">
            <chart:domain table:cell-range-address="'Sig-NLayer-lr=0.001'.I3:'Sig-NLayer-lr=0.001'.I12"/>
            <chart:data-point chart:repeated="10"/>
          </chart:series>
          <chart:series chart:style-name="ch8" chart:values-cell-range-address="'Sig-NLayer-lr=0.001'.K3:'Sig-NLayer-lr=0.001'.K12" chart:label-cell-address="'Sig-NLayer-lr=0.001'.K2:'Sig-NLayer-lr=0.001'.K2" chart:class="chart:scatter">
            <chart:data-point chart:repeated="10"/>
          </chart:series>
          <chart:series chart:style-name="ch9" chart:values-cell-range-address="'Sig-NLayer-lr=0.001'.L3:'Sig-NLayer-lr=0.001'.L12" chart:label-cell-address="'Sig-NLayer-lr=0.001'.L2:'Sig-NLayer-lr=0.001'.L2" chart:class="chart:scatter">
            <chart:data-point chart:repeated="10"/>
          </chart:series>
          <chart:series chart:style-name="ch10" chart:values-cell-range-address="'Sig-NLayer-lr=0.001'.M3:'Sig-NLayer-lr=0.001'.M12" chart:label-cell-address="'Sig-NLayer-lr=0.001'.M2:'Sig-NLayer-lr=0.001'.M2" chart:class="chart:scatter">
            <chart:data-point chart:repeated="10"/>
          </chart:series>
          <chart:series chart:style-name="ch11" chart:values-cell-range-address="'Sig-NLayer-lr=0.001'.N3:'Sig-NLayer-lr=0.001'.N12" chart:label-cell-address="'Sig-NLayer-lr=0.001'.N2:'Sig-NLayer-lr=0.001'.N2" chart:class="chart:scatter">
            <chart:data-point chart:repeated="10"/>
          </chart:series>
          <chart:series chart:style-name="ch12" chart:values-cell-range-address="'Sig-NLayer-lr=0.001'.O3:'Sig-NLayer-lr=0.001'.O12" chart:label-cell-address="'Sig-NLayer-lr=0.001'.O2:'Sig-NLayer-lr=0.001'.O2" chart:class="chart:scatter">
            <chart:data-point chart:repeated="10"/>
          </chart:series>
          <chart:series chart:style-name="ch13" chart:values-cell-range-address="'Sig-NLayer-lr=0.001'.P3:'Sig-NLayer-lr=0.001'.P12" chart:label-cell-address="'Sig-NLayer-lr=0.001'.P2:'Sig-NLayer-lr=0.001'.P2" chart:class="chart:scatter">
            <chart:data-point chart:repeated="10"/>
          </chart:series>
          <chart:series chart:style-name="ch14" chart:values-cell-range-address="'Sig-NLayer-lr=0.001'.Q3:'Sig-NLayer-lr=0.001'.Q12" chart:label-cell-address="'Sig-NLayer-lr=0.001'.Q2:'Sig-NLayer-lr=0.001'.Q2" chart:class="chart:scatter">
            <chart:data-point chart:repeated="10"/>
          </chart:series>
          <chart:series chart:style-name="ch15" chart:values-cell-range-address="'Sig-NLayer-lr=0.001'.R3:'Sig-NLayer-lr=0.001'.R12" chart:label-cell-address="'Sig-NLayer-lr=0.001'.R2:'Sig-NLayer-lr=0.001'.R2" chart:class="chart:scatter">
            <chart:data-point chart:repeated="10"/>
          </chart:series>
          <chart:series chart:style-name="ch16" chart:values-cell-range-address="'Sig-NLayer-lr=0.001'.S3:'Sig-NLayer-lr=0.001'.S12" chart:label-cell-address="'Sig-NLayer-lr=0.001'.S2:'Sig-NLayer-lr=0.001'.S2" chart:class="chart:scatter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1 Layer</text:p>
                <draw:g>
                  <svg:desc>'Sig-NLayer-lr=0.001'.J2:'Sig-NLayer-lr=0.001'.J2</svg:desc>
                </draw:g>
              </table:table-cell>
              <table:table-cell office:value-type="string">
                <text:p>2 Layers</text:p>
                <draw:g>
                  <svg:desc>'Sig-NLayer-lr=0.001'.K2:'Sig-NLayer-lr=0.001'.K2</svg:desc>
                </draw:g>
              </table:table-cell>
              <table:table-cell office:value-type="string">
                <text:p>3 Layers</text:p>
                <draw:g>
                  <svg:desc>'Sig-NLayer-lr=0.001'.L2:'Sig-NLayer-lr=0.001'.L2</svg:desc>
                </draw:g>
              </table:table-cell>
              <table:table-cell office:value-type="string">
                <text:p>4 Layers</text:p>
                <draw:g>
                  <svg:desc>'Sig-NLayer-lr=0.001'.M2:'Sig-NLayer-lr=0.001'.M2</svg:desc>
                </draw:g>
              </table:table-cell>
              <table:table-cell office:value-type="string">
                <text:p>5 Layers</text:p>
                <draw:g>
                  <svg:desc>'Sig-NLayer-lr=0.001'.N2:'Sig-NLayer-lr=0.001'.N2</svg:desc>
                </draw:g>
              </table:table-cell>
              <table:table-cell office:value-type="string">
                <text:p>6 Layers</text:p>
                <draw:g>
                  <svg:desc>'Sig-NLayer-lr=0.001'.O2:'Sig-NLayer-lr=0.001'.O2</svg:desc>
                </draw:g>
              </table:table-cell>
              <table:table-cell office:value-type="string">
                <text:p>7 Layers</text:p>
                <draw:g>
                  <svg:desc>'Sig-NLayer-lr=0.001'.P2:'Sig-NLayer-lr=0.001'.P2</svg:desc>
                </draw:g>
              </table:table-cell>
              <table:table-cell office:value-type="string">
                <text:p>8 Layers</text:p>
                <draw:g>
                  <svg:desc>'Sig-NLayer-lr=0.001'.Q2:'Sig-NLayer-lr=0.001'.Q2</svg:desc>
                </draw:g>
              </table:table-cell>
              <table:table-cell office:value-type="string">
                <text:p>9 Layers</text:p>
                <draw:g>
                  <svg:desc>'Sig-NLayer-lr=0.001'.R2:'Sig-NLayer-lr=0.001'.R2</svg:desc>
                </draw:g>
              </table:table-cell>
              <table:table-cell office:value-type="string">
                <text:p>10 Layers</text:p>
                <draw:g>
                  <svg:desc>'Sig-NLayer-lr=0.001'.S2:'Sig-NLayer-lr=0.001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ig-NLayer-lr=0.001'.I3:'Sig-NLayer-lr=0.001'.I12</svg:desc>
                </draw:g>
              </table:table-cell>
              <table:table-cell office:value-type="float" office:value="0.856666666666667">
                <text:p>0.856666666666667</text:p>
                <draw:g>
                  <svg:desc>'Sig-NLayer-lr=0.001'.J3:'Sig-NLayer-lr=0.001'.J12</svg:desc>
                </draw:g>
              </table:table-cell>
              <table:table-cell office:value-type="float" office:value="0.864">
                <text:p>0.864</text:p>
                <draw:g>
                  <svg:desc>'Sig-NLayer-lr=0.001'.K3:'Sig-NLayer-lr=0.001'.K12</svg:desc>
                </draw:g>
              </table:table-cell>
              <table:table-cell office:value-type="float" office:value="0.849333333333333">
                <text:p>0.849333333333333</text:p>
                <draw:g>
                  <svg:desc>'Sig-NLayer-lr=0.001'.L3:'Sig-NLayer-lr=0.001'.L12</svg:desc>
                </draw:g>
              </table:table-cell>
              <table:table-cell office:value-type="float" office:value="0.817333333333333">
                <text:p>0.817333333333333</text:p>
                <draw:g>
                  <svg:desc>'Sig-NLayer-lr=0.001'.M3:'Sig-NLayer-lr=0.001'.M12</svg:desc>
                </draw:g>
              </table:table-cell>
              <table:table-cell office:value-type="float" office:value="0.739">
                <text:p>0.739</text:p>
                <draw:g>
                  <svg:desc>'Sig-NLayer-lr=0.001'.N3:'Sig-NLayer-lr=0.001'.N12</svg:desc>
                </draw:g>
              </table:table-cell>
              <table:table-cell office:value-type="float" office:value="0.686166666666667">
                <text:p>0.686166666666667</text:p>
                <draw:g>
                  <svg:desc>'Sig-NLayer-lr=0.001'.O3:'Sig-NLayer-lr=0.001'.O12</svg:desc>
                </draw:g>
              </table:table-cell>
              <table:table-cell office:value-type="float" office:value="0.628666666666667">
                <text:p>0.628666666666667</text:p>
                <draw:g>
                  <svg:desc>'Sig-NLayer-lr=0.001'.P3:'Sig-NLayer-lr=0.001'.P12</svg:desc>
                </draw:g>
              </table:table-cell>
              <table:table-cell office:value-type="float" office:value="0.639333333333333">
                <text:p>0.639333333333333</text:p>
                <draw:g>
                  <svg:desc>'Sig-NLayer-lr=0.001'.Q3:'Sig-NLayer-lr=0.001'.Q12</svg:desc>
                </draw:g>
              </table:table-cell>
              <table:table-cell office:value-type="float" office:value="0.454666666666667">
                <text:p>0.454666666666667</text:p>
                <draw:g>
                  <svg:desc>'Sig-NLayer-lr=0.001'.R3:'Sig-NLayer-lr=0.001'.R12</svg:desc>
                </draw:g>
              </table:table-cell>
              <table:table-cell office:value-type="float" office:value="0.620333333333333">
                <text:p>0.620333333333333</text:p>
                <draw:g>
                  <svg:desc>'Sig-NLayer-lr=0.001'.S3:'Sig-NLayer-lr=0.001'.S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7">
                <text:p>0.87</text:p>
              </table:table-cell>
              <table:table-cell office:value-type="float" office:value="0.8635">
                <text:p>0.8635</text:p>
              </table:table-cell>
              <table:table-cell office:value-type="float" office:value="0.864">
                <text:p>0.864</text:p>
              </table:table-cell>
              <table:table-cell office:value-type="float" office:value="0.855833333333333">
                <text:p>0.855833333333333</text:p>
              </table:table-cell>
              <table:table-cell office:value-type="float" office:value="0.823833333333333">
                <text:p>0.823833333333333</text:p>
              </table:table-cell>
              <table:table-cell office:value-type="float" office:value="0.790333333333333">
                <text:p>0.790333333333333</text:p>
              </table:table-cell>
              <table:table-cell office:value-type="float" office:value="0.808">
                <text:p>0.808</text:p>
              </table:table-cell>
              <table:table-cell office:value-type="float" office:value="0.798">
                <text:p>0.798</text:p>
              </table:table-cell>
              <table:table-cell office:value-type="float" office:value="0.527666666666667">
                <text:p>0.527666666666667</text:p>
              </table:table-cell>
              <table:table-cell office:value-type="float" office:value="0.712666666666667">
                <text:p>0.712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82">
                <text:p>0.882</text:p>
              </table:table-cell>
              <table:table-cell office:value-type="float" office:value="0.87">
                <text:p>0.87</text:p>
              </table:table-cell>
              <table:table-cell office:value-type="float" office:value="0.879666666666667">
                <text:p>0.879666666666667</text:p>
              </table:table-cell>
              <table:table-cell office:value-type="float" office:value="0.867166666666667">
                <text:p>0.867166666666667</text:p>
              </table:table-cell>
              <table:table-cell office:value-type="float" office:value="0.853833333333333">
                <text:p>0.853833333333333</text:p>
              </table:table-cell>
              <table:table-cell office:value-type="float" office:value="0.851">
                <text:p>0.851</text:p>
              </table:table-cell>
              <table:table-cell office:value-type="float" office:value="0.823333333333333">
                <text:p>0.823333333333333</text:p>
              </table:table-cell>
              <table:table-cell office:value-type="float" office:value="0.826833333333333">
                <text:p>0.826833333333333</text:p>
              </table:table-cell>
              <table:table-cell office:value-type="float" office:value="0.706833333333333">
                <text:p>0.706833333333333</text:p>
              </table:table-cell>
              <table:table-cell office:value-type="float" office:value="0.765666666666667">
                <text:p>0.765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825">
                <text:p>0.8825</text:p>
              </table:table-cell>
              <table:table-cell office:value-type="float" office:value="0.8865">
                <text:p>0.8865</text:p>
              </table:table-cell>
              <table:table-cell office:value-type="float" office:value="0.882666666666667">
                <text:p>0.882666666666667</text:p>
              </table:table-cell>
              <table:table-cell office:value-type="float" office:value="0.872666666666667">
                <text:p>0.872666666666667</text:p>
              </table:table-cell>
              <table:table-cell office:value-type="float" office:value="0.869166666666667">
                <text:p>0.869166666666667</text:p>
              </table:table-cell>
              <table:table-cell office:value-type="float" office:value="0.861666666666667">
                <text:p>0.861666666666667</text:p>
              </table:table-cell>
              <table:table-cell office:value-type="float" office:value="0.8315">
                <text:p>0.8315</text:p>
              </table:table-cell>
              <table:table-cell office:value-type="float" office:value="0.853166666666667">
                <text:p>0.853166666666667</text:p>
              </table:table-cell>
              <table:table-cell office:value-type="float" office:value="0.735">
                <text:p>0.735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905">
                <text:p>0.8905</text:p>
              </table:table-cell>
              <table:table-cell office:value-type="float" office:value="0.889666666666667">
                <text:p>0.889666666666667</text:p>
              </table:table-cell>
              <table:table-cell office:value-type="float" office:value="0.889166666666667">
                <text:p>0.889166666666667</text:p>
              </table:table-cell>
              <table:table-cell office:value-type="float" office:value="0.884333333333333">
                <text:p>0.884333333333333</text:p>
              </table:table-cell>
              <table:table-cell office:value-type="float" office:value="0.873666666666667">
                <text:p>0.873666666666667</text:p>
              </table:table-cell>
              <table:table-cell office:value-type="float" office:value="0.869">
                <text:p>0.869</text:p>
              </table:table-cell>
              <table:table-cell office:value-type="float" office:value="0.841666666666667">
                <text:p>0.841666666666667</text:p>
              </table:table-cell>
              <table:table-cell office:value-type="float" office:value="0.8645">
                <text:p>0.8645</text:p>
              </table:table-cell>
              <table:table-cell office:value-type="float" office:value="0.818">
                <text:p>0.818</text:p>
              </table:table-cell>
              <table:table-cell office:value-type="float" office:value="0.824333333333333">
                <text:p>0.824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91">
                <text:p>0.891</text:p>
              </table:table-cell>
              <table:table-cell office:value-type="float" office:value="0.8865">
                <text:p>0.8865</text:p>
              </table:table-cell>
              <table:table-cell office:value-type="float" office:value="0.881333333333333">
                <text:p>0.881333333333333</text:p>
              </table:table-cell>
              <table:table-cell office:value-type="float" office:value="0.8835">
                <text:p>0.8835</text:p>
              </table:table-cell>
              <table:table-cell office:value-type="float" office:value="0.872333333333333">
                <text:p>0.872333333333333</text:p>
              </table:table-cell>
              <table:table-cell office:value-type="float" office:value="0.844">
                <text:p>0.844</text:p>
              </table:table-cell>
              <table:table-cell office:value-type="float" office:value="0.851666666666667">
                <text:p>0.851666666666667</text:p>
              </table:table-cell>
              <table:table-cell office:value-type="float" office:value="0.870166666666667">
                <text:p>0.870166666666667</text:p>
              </table:table-cell>
              <table:table-cell office:value-type="float" office:value="0.837166666666667">
                <text:p>0.837166666666667</text:p>
              </table:table-cell>
              <table:table-cell office:value-type="float" office:value="0.826166666666667">
                <text:p>0.826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93666666666667">
                <text:p>0.893666666666667</text:p>
              </table:table-cell>
              <table:table-cell office:value-type="float" office:value="0.886">
                <text:p>0.886</text:p>
              </table:table-cell>
              <table:table-cell office:value-type="float" office:value="0.879">
                <text:p>0.879</text:p>
              </table:table-cell>
              <table:table-cell office:value-type="float" office:value="0.884833333333333">
                <text:p>0.884833333333333</text:p>
              </table:table-cell>
              <table:table-cell office:value-type="float" office:value="0.8815">
                <text:p>0.8815</text:p>
              </table:table-cell>
              <table:table-cell office:value-type="float" office:value="0.875">
                <text:p>0.875</text:p>
              </table:table-cell>
              <table:table-cell office:value-type="float" office:value="0.866166666666667">
                <text:p>0.866166666666667</text:p>
              </table:table-cell>
              <table:table-cell office:value-type="float" office:value="0.870333333333333">
                <text:p>0.870333333333333</text:p>
              </table:table-cell>
              <table:table-cell office:value-type="float" office:value="0.840333333333333">
                <text:p>0.840333333333333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92666666666667">
                <text:p>0.892666666666667</text:p>
              </table:table-cell>
              <table:table-cell office:value-type="float" office:value="0.899">
                <text:p>0.899</text:p>
              </table:table-cell>
              <table:table-cell office:value-type="float" office:value="0.895">
                <text:p>0.895</text:p>
              </table:table-cell>
              <table:table-cell office:value-type="float" office:value="0.886166666666667">
                <text:p>0.886166666666667</text:p>
              </table:table-cell>
              <table:table-cell office:value-type="float" office:value="0.887833333333333">
                <text:p>0.887833333333333</text:p>
              </table:table-cell>
              <table:table-cell office:value-type="float" office:value="0.8745">
                <text:p>0.8745</text:p>
              </table:table-cell>
              <table:table-cell office:value-type="float" office:value="0.869666666666667">
                <text:p>0.869666666666667</text:p>
              </table:table-cell>
              <table:table-cell office:value-type="float" office:value="0.8695">
                <text:p>0.8695</text:p>
              </table:table-cell>
              <table:table-cell office:value-type="float" office:value="0.841833333333333">
                <text:p>0.841833333333333</text:p>
              </table:table-cell>
              <table:table-cell office:value-type="float" office:value="0.851166666666667">
                <text:p>0.8511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90166666666667">
                <text:p>0.890166666666667</text:p>
              </table:table-cell>
              <table:table-cell office:value-type="float" office:value="0.890333333333333">
                <text:p>0.890333333333333</text:p>
              </table:table-cell>
              <table:table-cell office:value-type="float" office:value="0.8865">
                <text:p>0.8865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73333333333333">
                <text:p>0.873333333333333</text:p>
              </table:table-cell>
              <table:table-cell office:value-type="float" office:value="0.8725">
                <text:p>0.8725</text:p>
              </table:table-cell>
              <table:table-cell office:value-type="float" office:value="0.867166666666667">
                <text:p>0.867166666666667</text:p>
              </table:table-cell>
              <table:table-cell office:value-type="float" office:value="0.866333333333333">
                <text:p>0.866333333333333</text:p>
              </table:table-cell>
              <table:table-cell office:value-type="float" office:value="0.8525">
                <text:p>0.8525</text:p>
              </table:table-cell>
              <table:table-cell office:value-type="float" office:value="0.863">
                <text:p>0.8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865">
                <text:p>0.8865</text:p>
              </table:table-cell>
              <table:table-cell office:value-type="float" office:value="0.883166666666667">
                <text:p>0.883166666666667</text:p>
              </table:table-cell>
              <table:table-cell office:value-type="float" office:value="0.881833333333333">
                <text:p>0.881833333333333</text:p>
              </table:table-cell>
              <table:table-cell office:value-type="float" office:value="0.881666666666667">
                <text:p>0.881666666666667</text:p>
              </table:table-cell>
              <table:table-cell office:value-type="float" office:value="0.870333333333333">
                <text:p>0.870333333333333</text:p>
              </table:table-cell>
              <table:table-cell office:value-type="float" office:value="0.8765">
                <text:p>0.8765</text:p>
              </table:table-cell>
              <table:table-cell office:value-type="float" office:value="0.860166666666667">
                <text:p>0.860166666666667</text:p>
              </table:table-cell>
              <table:table-cell office:value-type="float" office:value="0.863166666666667">
                <text:p>0.86316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7cm" svg:y="4.24cm" style:legend-expansion="high" chart:style-name="ch2"/>
        <chart:plot-area chart:style-name="ch3" table:cell-range-address="'Sig-10Layer-512N-100epoch'.F5:'Sig-10Layer-512N-100epoch'.G44 'Sig-10Layer-512N-100epoch'.F4:'Sig-10Layer-512N-100epoch'.F4" chart:data-source-has-labels="row" svg:x="0.32cm" svg:y="0.18cm" svg:width="12.587cm" svg:height="8.64cm">
          <chartooo:coordinate-region svg:x="1.047cm" svg:y="0.34cm" svg:width="11.673cm" svg:height="7.9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g-10Layer-512N-100epoch'.F5:'Sig-10Layer-512N-100epoch'.F44" chart:label-cell-address="'Sig-10Layer-512N-100epoch'.F4:'Sig-10Layer-512N-100epoch'.F4" chart:class="chart:scatter">
            <chart:domain table:cell-range-address="'Sig-10Layer-512N-100epoch'.G5:'Sig-10Layer-512N-100epoch'.G44"/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  <table:table-cell office:value-type="string">
                <text:p>Précision</text:p>
                <draw:g>
                  <svg:desc>'Sig-10Layer-512N-100epoch'.F4:'Sig-10Layer-512N-100epoch'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ig-10Layer-512N-100epoch'.G5:'Sig-10Layer-512N-100epoch'.G44</svg:desc>
                </draw:g>
              </table:table-cell>
              <table:table-cell office:value-type="float" office:value="0.612333333333333">
                <text:p>0.612333333333333</text:p>
                <draw:g>
                  <svg:desc>'Sig-10Layer-512N-100epoch'.F5:'Sig-10Layer-512N-100epoch'.F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19333333333333">
                <text:p>0.619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29166666666667">
                <text:p>0.7291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075">
                <text:p>0.8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35666666666667">
                <text:p>0.835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24333333333333">
                <text:p>0.824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61">
                <text:p>0.8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64666666666667">
                <text:p>0.864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715">
                <text:p>0.87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59333333333333">
                <text:p>0.859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70166666666667">
                <text:p>0.8701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76333333333333">
                <text:p>0.876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76666666666667">
                <text:p>0.876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75166666666667">
                <text:p>0.8751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78833333333333">
                <text:p>0.8788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74">
                <text:p>0.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78">
                <text:p>0.8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745">
                <text:p>0.87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81833333333333">
                <text:p>0.8818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883">
                <text:p>0.8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78">
                <text:p>0.8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68166666666667">
                <text:p>0.8681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82333333333333">
                <text:p>0.8823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695">
                <text:p>0.86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78">
                <text:p>0.8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71333333333333">
                <text:p>0.8713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74666666666667">
                <text:p>0.874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82833333333333">
                <text:p>0.8828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81333333333333">
                <text:p>0.881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82666666666667">
                <text:p>0.8826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78833333333333">
                <text:p>0.8788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815">
                <text:p>0.88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82666666666667">
                <text:p>0.8826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79">
                <text:p>0.8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82333333333333">
                <text:p>0.8823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82666666666667">
                <text:p>0.882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864833333333333">
                <text:p>0.86483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882333333333333">
                <text:p>0.8823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85166666666667">
                <text:p>0.8851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355cm" svg:height="12.471cm" xlink:href=".." xlink:type="simple" chart:class="chart:scatter" chart:style-name="ch1">
        <chart:legend chart:legend-position="end" svg:x="17.503cm" svg:y="4.09cm" style:legend-expansion="high" chart:style-name="ch2"/>
        <chart:plot-area chart:style-name="ch3" table:cell-range-address="'Sig-NLayer-lr=0.01'.H5:'Sig-NLayer-lr=0.01'.R15" chart:data-source-has-labels="row" svg:x="0.407cm" svg:y="0.249cm" svg:width="16.689cm" svg:height="11.973cm">
          <chartooo:coordinate-region svg:x="1.319cm" svg:y="0.409cm" svg:width="15.59cm" svg:height="11.2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ig-NLayer-lr=0.01'.I6:'Sig-NLayer-lr=0.01'.I15" chart:label-cell-address="'Sig-NLayer-lr=0.01'.I5:'Sig-NLayer-lr=0.01'.I5" chart:class="chart:scatter">
            <chart:domain table:cell-range-address="'Sig-NLayer-lr=0.01'.H6:'Sig-NLayer-lr=0.01'.H15"/>
            <chart:data-point chart:repeated="10"/>
          </chart:series>
          <chart:series chart:style-name="ch8" chart:values-cell-range-address="'Sig-NLayer-lr=0.01'.J6:'Sig-NLayer-lr=0.01'.J15" chart:label-cell-address="'Sig-NLayer-lr=0.01'.J5:'Sig-NLayer-lr=0.01'.J5" chart:class="chart:scatter">
            <chart:data-point chart:repeated="10"/>
          </chart:series>
          <chart:series chart:style-name="ch9" chart:values-cell-range-address="'Sig-NLayer-lr=0.01'.K6:'Sig-NLayer-lr=0.01'.K15" chart:label-cell-address="'Sig-NLayer-lr=0.01'.K5:'Sig-NLayer-lr=0.01'.K5" chart:class="chart:scatter">
            <chart:data-point chart:repeated="10"/>
          </chart:series>
          <chart:series chart:style-name="ch10" chart:values-cell-range-address="'Sig-NLayer-lr=0.01'.L6:'Sig-NLayer-lr=0.01'.L15" chart:label-cell-address="'Sig-NLayer-lr=0.01'.L5:'Sig-NLayer-lr=0.01'.L5" chart:class="chart:scatter">
            <chart:data-point chart:repeated="10"/>
          </chart:series>
          <chart:series chart:style-name="ch11" chart:values-cell-range-address="'Sig-NLayer-lr=0.01'.M6:'Sig-NLayer-lr=0.01'.M15" chart:label-cell-address="'Sig-NLayer-lr=0.01'.M5:'Sig-NLayer-lr=0.01'.M5" chart:class="chart:scatter">
            <chart:data-point chart:repeated="10"/>
          </chart:series>
          <chart:series chart:style-name="ch12" chart:values-cell-range-address="'Sig-NLayer-lr=0.01'.N6:'Sig-NLayer-lr=0.01'.N15" chart:label-cell-address="'Sig-NLayer-lr=0.01'.N5:'Sig-NLayer-lr=0.01'.N5" chart:class="chart:scatter">
            <chart:data-point chart:repeated="10"/>
          </chart:series>
          <chart:series chart:style-name="ch13" chart:values-cell-range-address="'Sig-NLayer-lr=0.01'.O6:'Sig-NLayer-lr=0.01'.O15" chart:label-cell-address="'Sig-NLayer-lr=0.01'.O5:'Sig-NLayer-lr=0.01'.O5" chart:class="chart:scatter">
            <chart:data-point chart:repeated="10"/>
          </chart:series>
          <chart:series chart:style-name="ch14" chart:values-cell-range-address="'Sig-NLayer-lr=0.01'.P6:'Sig-NLayer-lr=0.01'.P15" chart:label-cell-address="'Sig-NLayer-lr=0.01'.P5:'Sig-NLayer-lr=0.01'.P5" chart:class="chart:scatter">
            <chart:data-point chart:repeated="10"/>
          </chart:series>
          <chart:series chart:style-name="ch15" chart:values-cell-range-address="'Sig-NLayer-lr=0.01'.Q6:'Sig-NLayer-lr=0.01'.Q15" chart:label-cell-address="'Sig-NLayer-lr=0.01'.Q5:'Sig-NLayer-lr=0.01'.Q5" chart:class="chart:scatter">
            <chart:data-point chart:repeated="10"/>
          </chart:series>
          <chart:series chart:style-name="ch16" chart:values-cell-range-address="'Sig-NLayer-lr=0.01'.R6:'Sig-NLayer-lr=0.01'.R15" chart:label-cell-address="'Sig-NLayer-lr=0.01'.R5:'Sig-NLayer-lr=0.01'.R5" chart:class="chart:scatter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  <table:table-cell office:value-type="string">
                <text:p>1 Layer</text:p>
                <draw:g>
                  <svg:desc>'Sig-NLayer-lr=0.01'.I5:'Sig-NLayer-lr=0.01'.I5</svg:desc>
                </draw:g>
              </table:table-cell>
              <table:table-cell office:value-type="string">
                <text:p>2 Layers</text:p>
                <draw:g>
                  <svg:desc>'Sig-NLayer-lr=0.01'.J5:'Sig-NLayer-lr=0.01'.J5</svg:desc>
                </draw:g>
              </table:table-cell>
              <table:table-cell office:value-type="string">
                <text:p>3 Layers</text:p>
                <draw:g>
                  <svg:desc>'Sig-NLayer-lr=0.01'.K5:'Sig-NLayer-lr=0.01'.K5</svg:desc>
                </draw:g>
              </table:table-cell>
              <table:table-cell office:value-type="string">
                <text:p>4 Layers</text:p>
                <draw:g>
                  <svg:desc>'Sig-NLayer-lr=0.01'.L5:'Sig-NLayer-lr=0.01'.L5</svg:desc>
                </draw:g>
              </table:table-cell>
              <table:table-cell office:value-type="string">
                <text:p>5 Layers</text:p>
                <draw:g>
                  <svg:desc>'Sig-NLayer-lr=0.01'.M5:'Sig-NLayer-lr=0.01'.M5</svg:desc>
                </draw:g>
              </table:table-cell>
              <table:table-cell office:value-type="string">
                <text:p>6 Layers</text:p>
                <draw:g>
                  <svg:desc>'Sig-NLayer-lr=0.01'.N5:'Sig-NLayer-lr=0.01'.N5</svg:desc>
                </draw:g>
              </table:table-cell>
              <table:table-cell office:value-type="string">
                <text:p>7 Layers</text:p>
                <draw:g>
                  <svg:desc>'Sig-NLayer-lr=0.01'.O5:'Sig-NLayer-lr=0.01'.O5</svg:desc>
                </draw:g>
              </table:table-cell>
              <table:table-cell office:value-type="string">
                <text:p>8 Layers</text:p>
                <draw:g>
                  <svg:desc>'Sig-NLayer-lr=0.01'.P5:'Sig-NLayer-lr=0.01'.P5</svg:desc>
                </draw:g>
              </table:table-cell>
              <table:table-cell office:value-type="string">
                <text:p>9 Layers</text:p>
                <draw:g>
                  <svg:desc>'Sig-NLayer-lr=0.01'.Q5:'Sig-NLayer-lr=0.01'.Q5</svg:desc>
                </draw:g>
              </table:table-cell>
              <table:table-cell office:value-type="string">
                <text:p>10 Layers</text:p>
                <draw:g>
                  <svg:desc>'Sig-NLayer-lr=0.01'.R5:'Sig-NLayer-lr=0.01'.R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ig-NLayer-lr=0.01'.H6:'Sig-NLayer-lr=0.01'.H15</svg:desc>
                </draw:g>
              </table:table-cell>
              <table:table-cell office:value-type="float" office:value="0.803833333333333">
                <text:p>0.803833333333333</text:p>
                <draw:g>
                  <svg:desc>'Sig-NLayer-lr=0.01'.I6:'Sig-NLayer-lr=0.01'.I15</svg:desc>
                </draw:g>
              </table:table-cell>
              <table:table-cell office:value-type="float" office:value="0.800166666666667">
                <text:p>0.800166666666667</text:p>
                <draw:g>
                  <svg:desc>'Sig-NLayer-lr=0.01'.J6:'Sig-NLayer-lr=0.01'.J15</svg:desc>
                </draw:g>
              </table:table-cell>
              <table:table-cell office:value-type="float" office:value="0.779833333333333">
                <text:p>0.779833333333333</text:p>
                <draw:g>
                  <svg:desc>'Sig-NLayer-lr=0.01'.K6:'Sig-NLayer-lr=0.01'.K15</svg:desc>
                </draw:g>
              </table:table-cell>
              <table:table-cell office:value-type="float" office:value="0.7295">
                <text:p>0.7295</text:p>
                <draw:g>
                  <svg:desc>'Sig-NLayer-lr=0.01'.L6:'Sig-NLayer-lr=0.01'.L15</svg:desc>
                </draw:g>
              </table:table-cell>
              <table:table-cell office:value-type="float" office:value="0.768833333333333">
                <text:p>0.768833333333333</text:p>
                <draw:g>
                  <svg:desc>'Sig-NLayer-lr=0.01'.M6:'Sig-NLayer-lr=0.01'.M15</svg:desc>
                </draw:g>
              </table:table-cell>
              <table:table-cell office:value-type="float" office:value="0.000121583333333333">
                <text:p>0.000121583333333333</text:p>
                <draw:g>
                  <svg:desc>'Sig-NLayer-lr=0.01'.N6:'Sig-NLayer-lr=0.01'.N15</svg:desc>
                </draw:g>
              </table:table-cell>
              <table:table-cell office:value-type="float" office:value="0.000128138888888889">
                <text:p>0.000128138888888889</text:p>
                <draw:g>
                  <svg:desc>'Sig-NLayer-lr=0.01'.O6:'Sig-NLayer-lr=0.01'.O15</svg:desc>
                </draw:g>
              </table:table-cell>
              <table:table-cell office:value-type="float" office:value="0.0000000202638888888889">
                <text:p>0.0000000202638888888889</text:p>
                <draw:g>
                  <svg:desc>'Sig-NLayer-lr=0.01'.P6:'Sig-NLayer-lr=0.01'.P15</svg:desc>
                </draw:g>
              </table:table-cell>
              <table:table-cell office:value-type="float" office:value="0.0000000213564814814815">
                <text:p>0.0000000213564814814815</text:p>
                <draw:g>
                  <svg:desc>'Sig-NLayer-lr=0.01'.Q6:'Sig-NLayer-lr=0.01'.Q15</svg:desc>
                </draw:g>
              </table:table-cell>
              <table:table-cell office:value-type="float" office:value="0.00000000000337731481481482">
                <text:p>0.00000000000337731481481482</text:p>
                <draw:g>
                  <svg:desc>'Sig-NLayer-lr=0.01'.R6:'Sig-NLayer-lr=0.01'.R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155">
                <text:p>0.8155</text:p>
              </table:table-cell>
              <table:table-cell office:value-type="float" office:value="0.825166666666667">
                <text:p>0.825166666666667</text:p>
              </table:table-cell>
              <table:table-cell office:value-type="float" office:value="0.820333333333333">
                <text:p>0.820333333333333</text:p>
              </table:table-cell>
              <table:table-cell office:value-type="float" office:value="0.795833333333333">
                <text:p>0.795833333333333</text:p>
              </table:table-cell>
              <table:table-cell office:value-type="float" office:value="0.759166666666667">
                <text:p>0.759166666666667</text:p>
              </table:table-cell>
              <table:table-cell office:value-type="float" office:value="0.000132638888888889">
                <text:p>0.000132638888888889</text:p>
              </table:table-cell>
              <table:table-cell office:value-type="float" office:value="0.000126527777777778">
                <text:p>0.000126527777777778</text:p>
              </table:table-cell>
              <table:table-cell office:value-type="float" office:value="0.0000000221064814814815">
                <text:p>0.0000000221064814814815</text:p>
              </table:table-cell>
              <table:table-cell office:value-type="float" office:value="0.000000021087962962963">
                <text:p>0.000000021087962962963</text:p>
              </table:table-cell>
              <table:table-cell office:value-type="float" office:value="0.00000000000368441358024691">
                <text:p>0.000000000003684413580246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18333333333333">
                <text:p>0.818333333333333</text:p>
              </table:table-cell>
              <table:table-cell office:value-type="float" office:value="0.839333333333333">
                <text:p>0.839333333333333</text:p>
              </table:table-cell>
              <table:table-cell office:value-type="float" office:value="0.835833333333333">
                <text:p>0.835833333333333</text:p>
              </table:table-cell>
              <table:table-cell office:value-type="float" office:value="0.806333333333333">
                <text:p>0.806333333333333</text:p>
              </table:table-cell>
              <table:table-cell office:value-type="float" office:value="0.804166666666667">
                <text:p>0.804166666666667</text:p>
              </table:table-cell>
              <table:table-cell office:value-type="float" office:value="0.000134388888888889">
                <text:p>0.000134388888888889</text:p>
              </table:table-cell>
              <table:table-cell office:value-type="float" office:value="0.000134027777777778">
                <text:p>0.000134027777777778</text:p>
              </table:table-cell>
              <table:table-cell office:value-type="float" office:value="0.0000000223981481481481">
                <text:p>0.0000000223981481481481</text:p>
              </table:table-cell>
              <table:table-cell office:value-type="float" office:value="0.000000022337962962963">
                <text:p>0.000000022337962962963</text:p>
              </table:table-cell>
              <table:table-cell office:value-type="float" office:value="0.00000000000373302469135802">
                <text:p>0.00000000000373302469135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35333333333333">
                <text:p>0.835333333333333</text:p>
              </table:table-cell>
              <table:table-cell office:value-type="float" office:value="0.831833333333333">
                <text:p>0.831833333333333</text:p>
              </table:table-cell>
              <table:table-cell office:value-type="float" office:value="0.825333333333333">
                <text:p>0.825333333333333</text:p>
              </table:table-cell>
              <table:table-cell office:value-type="float" office:value="0.824833333333333">
                <text:p>0.824833333333333</text:p>
              </table:table-cell>
              <table:table-cell office:value-type="float" office:value="0.803333333333333">
                <text:p>0.803333333333333</text:p>
              </table:table-cell>
              <table:table-cell office:value-type="float" office:value="0.000137472222222222">
                <text:p>0.000137472222222222</text:p>
              </table:table-cell>
              <table:table-cell office:value-type="float" office:value="0.000133888888888889">
                <text:p>0.000133888888888889</text:p>
              </table:table-cell>
              <table:table-cell office:value-type="float" office:value="0.000000022912037037037">
                <text:p>0.000000022912037037037</text:p>
              </table:table-cell>
              <table:table-cell office:value-type="float" office:value="0.0000000223148148148148">
                <text:p>0.0000000223148148148148</text:p>
              </table:table-cell>
              <table:table-cell office:value-type="float" office:value="0.00000000000381867283950617">
                <text:p>0.000000000003818672839506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07333333333333">
                <text:p>0.807333333333333</text:p>
              </table:table-cell>
              <table:table-cell office:value-type="float" office:value="0.838166666666667">
                <text:p>0.838166666666667</text:p>
              </table:table-cell>
              <table:table-cell office:value-type="float" office:value="0.831666666666667">
                <text:p>0.831666666666667</text:p>
              </table:table-cell>
              <table:table-cell office:value-type="float" office:value="0.814">
                <text:p>0.814</text:p>
              </table:table-cell>
              <table:table-cell office:value-type="float" office:value="0.782833333333333">
                <text:p>0.782833333333333</text:p>
              </table:table-cell>
              <table:table-cell office:value-type="float" office:value="0.000135666666666667">
                <text:p>0.000135666666666667</text:p>
              </table:table-cell>
              <table:table-cell office:value-type="float" office:value="0.000130472222222222">
                <text:p>0.000130472222222222</text:p>
              </table:table-cell>
              <table:table-cell office:value-type="float" office:value="0.0000000226111111111111">
                <text:p>0.0000000226111111111111</text:p>
              </table:table-cell>
              <table:table-cell office:value-type="float" office:value="0.0000000217453703703704">
                <text:p>0.0000000217453703703704</text:p>
              </table:table-cell>
              <table:table-cell office:value-type="float" office:value="0.00000000000376851851851852">
                <text:p>0.000000000003768518518518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31833333333333">
                <text:p>0.831833333333333</text:p>
              </table:table-cell>
              <table:table-cell office:value-type="float" office:value="0.814">
                <text:p>0.814</text:p>
              </table:table-cell>
              <table:table-cell office:value-type="float" office:value="0.8415">
                <text:p>0.8415</text:p>
              </table:table-cell>
              <table:table-cell office:value-type="float" office:value="0.807333333333333">
                <text:p>0.807333333333333</text:p>
              </table:table-cell>
              <table:table-cell office:value-type="float" office:value="0.812333333333333">
                <text:p>0.812333333333333</text:p>
              </table:table-cell>
              <table:table-cell office:value-type="float" office:value="0.000134555555555556">
                <text:p>0.000134555555555556</text:p>
              </table:table-cell>
              <table:table-cell office:value-type="float" office:value="0.000135388888888889">
                <text:p>0.000135388888888889</text:p>
              </table:table-cell>
              <table:table-cell office:value-type="float" office:value="0.0000000224259259259259">
                <text:p>0.0000000224259259259259</text:p>
              </table:table-cell>
              <table:table-cell office:value-type="float" office:value="0.0000000225648148148148">
                <text:p>0.0000000225648148148148</text:p>
              </table:table-cell>
              <table:table-cell office:value-type="float" office:value="0.00000000000373765432098766">
                <text:p>0.000000000003737654320987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355">
                <text:p>0.8355</text:p>
              </table:table-cell>
              <table:table-cell office:value-type="float" office:value="0.815666666666667">
                <text:p>0.815666666666667</text:p>
              </table:table-cell>
              <table:table-cell office:value-type="float" office:value="0.841333333333333">
                <text:p>0.841333333333333</text:p>
              </table:table-cell>
              <table:table-cell office:value-type="float" office:value="0.826666666666667">
                <text:p>0.826666666666667</text:p>
              </table:table-cell>
              <table:table-cell office:value-type="float" office:value="0.820333333333333">
                <text:p>0.820333333333333</text:p>
              </table:table-cell>
              <table:table-cell office:value-type="float" office:value="0.000137777777777778">
                <text:p>0.000137777777777778</text:p>
              </table:table-cell>
              <table:table-cell office:value-type="float" office:value="0.000136722222222222">
                <text:p>0.000136722222222222</text:p>
              </table:table-cell>
              <table:table-cell office:value-type="float" office:value="0.000000022962962962963">
                <text:p>0.000000022962962962963</text:p>
              </table:table-cell>
              <table:table-cell office:value-type="float" office:value="0.000000022787037037037">
                <text:p>0.000000022787037037037</text:p>
              </table:table-cell>
              <table:table-cell office:value-type="float" office:value="0.00000000000382716049382716">
                <text:p>0.000000000003827160493827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14666666666667">
                <text:p>0.814666666666667</text:p>
              </table:table-cell>
              <table:table-cell office:value-type="float" office:value="0.821666666666667">
                <text:p>0.821666666666667</text:p>
              </table:table-cell>
              <table:table-cell office:value-type="float" office:value="0.8405">
                <text:p>0.8405</text:p>
              </table:table-cell>
              <table:table-cell office:value-type="float" office:value="0.831833333333333">
                <text:p>0.831833333333333</text:p>
              </table:table-cell>
              <table:table-cell office:value-type="float" office:value="0.828">
                <text:p>0.828</text:p>
              </table:table-cell>
              <table:table-cell office:value-type="float" office:value="0.000138638888888889">
                <text:p>0.000138638888888889</text:p>
              </table:table-cell>
              <table:table-cell office:value-type="float" office:value="0.000138">
                <text:p>0.000138</text:p>
              </table:table-cell>
              <table:table-cell office:value-type="float" office:value="0.0000000231064814814815">
                <text:p>0.0000000231064814814815</text:p>
              </table:table-cell>
              <table:table-cell office:value-type="float" office:value="0.000000023">
                <text:p>0.000000023</text:p>
              </table:table-cell>
              <table:table-cell office:value-type="float" office:value="0.00000000000385108024691358">
                <text:p>0.000000000003851080246913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26166666666667">
                <text:p>0.826166666666667</text:p>
              </table:table-cell>
              <table:table-cell office:value-type="float" office:value="0.839833333333333">
                <text:p>0.839833333333333</text:p>
              </table:table-cell>
              <table:table-cell office:value-type="float" office:value="0.8415">
                <text:p>0.8415</text:p>
              </table:table-cell>
              <table:table-cell office:value-type="float" office:value="0.827666666666667">
                <text:p>0.827666666666667</text:p>
              </table:table-cell>
              <table:table-cell office:value-type="float" office:value="0.823666666666667">
                <text:p>0.823666666666667</text:p>
              </table:table-cell>
              <table:table-cell office:value-type="float" office:value="0.000137944444444444">
                <text:p>0.000137944444444444</text:p>
              </table:table-cell>
              <table:table-cell office:value-type="float" office:value="0.000137277777777778">
                <text:p>0.000137277777777778</text:p>
              </table:table-cell>
              <table:table-cell office:value-type="float" office:value="0.0000000229907407407407">
                <text:p>0.0000000229907407407407</text:p>
              </table:table-cell>
              <table:table-cell office:value-type="float" office:value="0.0000000228796296296296">
                <text:p>0.0000000228796296296296</text:p>
              </table:table-cell>
              <table:table-cell office:value-type="float" office:value="0.00000000000383179012345679">
                <text:p>0.000000000003831790123456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32">
                <text:p>0.832</text:p>
              </table:table-cell>
              <table:table-cell office:value-type="float" office:value="0.835666666666667">
                <text:p>0.835666666666667</text:p>
              </table:table-cell>
              <table:table-cell office:value-type="float" office:value="0.8405">
                <text:p>0.8405</text:p>
              </table:table-cell>
              <table:table-cell office:value-type="float" office:value="0.832166666666667">
                <text:p>0.832166666666667</text:p>
              </table:table-cell>
              <table:table-cell office:value-type="float" office:value="0.823333333333333">
                <text:p>0.823333333333333</text:p>
              </table:table-cell>
              <table:table-cell office:value-type="float" office:value="0.000138694444444444">
                <text:p>0.000138694444444444</text:p>
              </table:table-cell>
              <table:table-cell office:value-type="float" office:value="0.000137222222222222">
                <text:p>0.000137222222222222</text:p>
              </table:table-cell>
              <table:table-cell office:value-type="float" office:value="0.0000000231157407407407">
                <text:p>0.0000000231157407407407</text:p>
              </table:table-cell>
              <table:table-cell office:value-type="float" office:value="0.0000000228703703703704">
                <text:p>0.0000000228703703703704</text:p>
              </table:table-cell>
              <table:table-cell office:value-type="float" office:value="0.00000000000385262345679012">
                <text:p>0.000000000003852623456790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1.007cm" svg:height="17.441cm" xlink:href=".." xlink:type="simple" chart:class="chart:scatter" chart:style-name="ch1">
        <chart:legend chart:legend-position="end" svg:x="28.34cm" svg:y="7.203cm" style:legend-expansion="high" chart:style-name="ch2"/>
        <chart:plot-area chart:style-name="ch3" table:cell-range-address="'Sig-NLayer-lr=0.0001'.H5:'Sig-NLayer-lr=0.0001'.O55" chart:data-source-has-labels="row" svg:x="0.62cm" svg:y="0.348cm" svg:width="27.1cm" svg:height="16.745cm">
          <chartooo:coordinate-region svg:x="1.347cm" svg:y="0.509cm" svg:width="26.186cm" svg:height="16.0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g-NLayer-lr=0.0001'.I6:'Sig-NLayer-lr=0.0001'.I55" chart:label-cell-address="'Sig-NLayer-lr=0.0001'.I5:'Sig-NLayer-lr=0.0001'.I5" chart:class="chart:scatter">
            <chart:domain table:cell-range-address="'Sig-NLayer-lr=0.0001'.H6:'Sig-NLayer-lr=0.0001'.H55"/>
            <chart:data-point chart:repeated="50"/>
          </chart:series>
          <chart:series chart:style-name="ch7" chart:values-cell-range-address="'Sig-NLayer-lr=0.0001'.J6:'Sig-NLayer-lr=0.0001'.J55" chart:label-cell-address="'Sig-NLayer-lr=0.0001'.J5:'Sig-NLayer-lr=0.0001'.J5" chart:class="chart:scatter">
            <chart:data-point chart:repeated="50"/>
          </chart:series>
          <chart:series chart:style-name="ch8" chart:values-cell-range-address="'Sig-NLayer-lr=0.0001'.K6:'Sig-NLayer-lr=0.0001'.K55" chart:label-cell-address="'Sig-NLayer-lr=0.0001'.K5:'Sig-NLayer-lr=0.0001'.K5" chart:class="chart:scatter">
            <chart:data-point chart:repeated="50"/>
          </chart:series>
          <chart:series chart:style-name="ch9" chart:values-cell-range-address="'Sig-NLayer-lr=0.0001'.L6:'Sig-NLayer-lr=0.0001'.L55" chart:label-cell-address="'Sig-NLayer-lr=0.0001'.L5:'Sig-NLayer-lr=0.0001'.L5" chart:class="chart:scatter">
            <chart:data-point chart:repeated="50"/>
          </chart:series>
          <chart:series chart:style-name="ch10" chart:values-cell-range-address="'Sig-NLayer-lr=0.0001'.M6:'Sig-NLayer-lr=0.0001'.M55" chart:label-cell-address="'Sig-NLayer-lr=0.0001'.M5:'Sig-NLayer-lr=0.0001'.M5" chart:class="chart:scatter">
            <chart:data-point chart:repeated="50"/>
          </chart:series>
          <chart:series chart:style-name="ch11" chart:values-cell-range-address="'Sig-NLayer-lr=0.0001'.N6:'Sig-NLayer-lr=0.0001'.N55" chart:label-cell-address="'Sig-NLayer-lr=0.0001'.N5:'Sig-NLayer-lr=0.0001'.N5" chart:class="chart:scatter">
            <chart:data-point chart:repeated="50"/>
          </chart:series>
          <chart:series chart:style-name="ch12" chart:values-cell-range-address="'Sig-NLayer-lr=0.0001'.O6:'Sig-NLayer-lr=0.0001'.O55" chart:label-cell-address="'Sig-NLayer-lr=0.0001'.O5:'Sig-NLayer-lr=0.0001'.O5" chart:class="chart:scatter"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  <table:table-cell office:value-type="string">
                <text:p>1 Layer</text:p>
                <draw:g>
                  <svg:desc>'Sig-NLayer-lr=0.0001'.I5:'Sig-NLayer-lr=0.0001'.I5</svg:desc>
                </draw:g>
              </table:table-cell>
              <table:table-cell office:value-type="string">
                <text:p>2 Layers</text:p>
                <draw:g>
                  <svg:desc>'Sig-NLayer-lr=0.0001'.J5:'Sig-NLayer-lr=0.0001'.J5</svg:desc>
                </draw:g>
              </table:table-cell>
              <table:table-cell office:value-type="string">
                <text:p>3 Layers</text:p>
                <draw:g>
                  <svg:desc>'Sig-NLayer-lr=0.0001'.K5:'Sig-NLayer-lr=0.0001'.K5</svg:desc>
                </draw:g>
              </table:table-cell>
              <table:table-cell office:value-type="string">
                <text:p>4 Layers</text:p>
                <draw:g>
                  <svg:desc>'Sig-NLayer-lr=0.0001'.L5:'Sig-NLayer-lr=0.0001'.L5</svg:desc>
                </draw:g>
              </table:table-cell>
              <table:table-cell office:value-type="string">
                <text:p>5 Layers</text:p>
                <draw:g>
                  <svg:desc>'Sig-NLayer-lr=0.0001'.M5:'Sig-NLayer-lr=0.0001'.M5</svg:desc>
                </draw:g>
              </table:table-cell>
              <table:table-cell office:value-type="string">
                <text:p>6 Layers</text:p>
                <draw:g>
                  <svg:desc>'Sig-NLayer-lr=0.0001'.N5:'Sig-NLayer-lr=0.0001'.N5</svg:desc>
                </draw:g>
              </table:table-cell>
              <table:table-cell office:value-type="string">
                <text:p>7 Layers</text:p>
                <draw:g>
                  <svg:desc>'Sig-NLayer-lr=0.0001'.O5:'Sig-NLayer-lr=0.0001'.O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ig-NLayer-lr=0.0001'.H6:'Sig-NLayer-lr=0.0001'.H55</svg:desc>
                </draw:g>
              </table:table-cell>
              <table:table-cell office:value-type="float" office:value="0.790166666666667">
                <text:p>0.790166666666667</text:p>
                <draw:g>
                  <svg:desc>'Sig-NLayer-lr=0.0001'.I6:'Sig-NLayer-lr=0.0001'.I55</svg:desc>
                </draw:g>
              </table:table-cell>
              <table:table-cell office:value-type="float" office:value="0.764">
                <text:p>0.764</text:p>
                <draw:g>
                  <svg:desc>'Sig-NLayer-lr=0.0001'.J6:'Sig-NLayer-lr=0.0001'.J55</svg:desc>
                </draw:g>
              </table:table-cell>
              <table:table-cell office:value-type="float" office:value="0.630666666666667">
                <text:p>0.630666666666667</text:p>
                <draw:g>
                  <svg:desc>'Sig-NLayer-lr=0.0001'.K6:'Sig-NLayer-lr=0.0001'.K55</svg:desc>
                </draw:g>
              </table:table-cell>
              <table:table-cell office:value-type="float" office:value="0.402333333333333">
                <text:p>0.402333333333333</text:p>
                <draw:g>
                  <svg:desc>'Sig-NLayer-lr=0.0001'.L6:'Sig-NLayer-lr=0.0001'.L55</svg:desc>
                </draw:g>
              </table:table-cell>
              <table:table-cell office:value-type="float" office:value="0.0956666666666667">
                <text:p>0.0956666666666667</text:p>
                <draw:g>
                  <svg:desc>'Sig-NLayer-lr=0.0001'.M6:'Sig-NLayer-lr=0.0001'.M55</svg:desc>
                </draw:g>
              </table:table-cell>
              <table:table-cell office:value-type="float" office:value="0.0948333333333333">
                <text:p>0.0948333333333333</text:p>
                <draw:g>
                  <svg:desc>'Sig-NLayer-lr=0.0001'.N6:'Sig-NLayer-lr=0.0001'.N55</svg:desc>
                </draw:g>
              </table:table-cell>
              <table:table-cell office:value-type="float" office:value="0.0948333333333333">
                <text:p>0.0948333333333333</text:p>
                <draw:g>
                  <svg:desc>'Sig-NLayer-lr=0.0001'.O6:'Sig-NLayer-lr=0.0001'.O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26666666666667">
                <text:p>0.826666666666667</text:p>
              </table:table-cell>
              <table:table-cell office:value-type="float" office:value="0.818666666666667">
                <text:p>0.818666666666667</text:p>
              </table:table-cell>
              <table:table-cell office:value-type="float" office:value="0.75">
                <text:p>0.75</text:p>
              </table:table-cell>
              <table:table-cell office:value-type="float" office:value="0.734833333333333">
                <text:p>0.734833333333333</text:p>
              </table:table-cell>
              <table:table-cell office:value-type="float" office:value="0.2925">
                <text:p>0.2925</text:p>
              </table:table-cell>
              <table:table-cell office:value-type="float" office:value="0.0948333333333333">
                <text:p>0.0948333333333333</text:p>
              </table:table-cell>
              <table:table-cell office:value-type="float" office:value="0.0998333333333333">
                <text:p>0.0998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375">
                <text:p>0.8375</text:p>
              </table:table-cell>
              <table:table-cell office:value-type="float" office:value="0.8335">
                <text:p>0.8335</text:p>
              </table:table-cell>
              <table:table-cell office:value-type="float" office:value="0.797166666666667">
                <text:p>0.797166666666667</text:p>
              </table:table-cell>
              <table:table-cell office:value-type="float" office:value="0.792166666666667">
                <text:p>0.792166666666667</text:p>
              </table:table-cell>
              <table:table-cell office:value-type="float" office:value="0.553833333333333">
                <text:p>0.553833333333333</text:p>
              </table:table-cell>
              <table:table-cell office:value-type="float" office:value="0.0988333333333333">
                <text:p>0.0988333333333333</text:p>
              </table:table-cell>
              <table:table-cell office:value-type="float" office:value="0.0976666666666667">
                <text:p>0.097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48">
                <text:p>0.848</text:p>
              </table:table-cell>
              <table:table-cell office:value-type="float" office:value="0.8445">
                <text:p>0.8445</text:p>
              </table:table-cell>
              <table:table-cell office:value-type="float" office:value="0.825333333333333">
                <text:p>0.825333333333333</text:p>
              </table:table-cell>
              <table:table-cell office:value-type="float" office:value="0.823666666666667">
                <text:p>0.823666666666667</text:p>
              </table:table-cell>
              <table:table-cell office:value-type="float" office:value="0.624666666666667">
                <text:p>0.624666666666667</text:p>
              </table:table-cell>
              <table:table-cell office:value-type="float" office:value="0.102833333333333">
                <text:p>0.102833333333333</text:p>
              </table:table-cell>
              <table:table-cell office:value-type="float" office:value="0.102333333333333">
                <text:p>0.102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50333333333333">
                <text:p>0.850333333333333</text:p>
              </table:table-cell>
              <table:table-cell office:value-type="float" office:value="0.849333333333333">
                <text:p>0.849333333333333</text:p>
              </table:table-cell>
              <table:table-cell office:value-type="float" office:value="0.8435">
                <text:p>0.8435</text:p>
              </table:table-cell>
              <table:table-cell office:value-type="float" office:value="0.839666666666667">
                <text:p>0.839666666666667</text:p>
              </table:table-cell>
              <table:table-cell office:value-type="float" office:value="0.753666666666667">
                <text:p>0.753666666666667</text:p>
              </table:table-cell>
              <table:table-cell office:value-type="float" office:value="0.217166666666667">
                <text:p>0.217166666666667</text:p>
              </table:table-cell>
              <table:table-cell office:value-type="float" office:value="0.0998333333333333">
                <text:p>0.099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53833333333333">
                <text:p>0.853833333333333</text:p>
              </table:table-cell>
              <table:table-cell office:value-type="float" office:value="0.857">
                <text:p>0.857</text:p>
              </table:table-cell>
              <table:table-cell office:value-type="float" office:value="0.8495">
                <text:p>0.8495</text:p>
              </table:table-cell>
              <table:table-cell office:value-type="float" office:value="0.8465">
                <text:p>0.8465</text:p>
              </table:table-cell>
              <table:table-cell office:value-type="float" office:value="0.785166666666667">
                <text:p>0.785166666666667</text:p>
              </table:table-cell>
              <table:table-cell office:value-type="float" office:value="0.447">
                <text:p>0.447</text:p>
              </table:table-cell>
              <table:table-cell office:value-type="float" office:value="0.309166666666667">
                <text:p>0.309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59166666666667">
                <text:p>0.859166666666667</text:p>
              </table:table-cell>
              <table:table-cell office:value-type="float" office:value="0.861166666666667">
                <text:p>0.861166666666667</text:p>
              </table:table-cell>
              <table:table-cell office:value-type="float" office:value="0.856333333333333">
                <text:p>0.856333333333333</text:p>
              </table:table-cell>
              <table:table-cell office:value-type="float" office:value="0.8575">
                <text:p>0.8575</text:p>
              </table:table-cell>
              <table:table-cell office:value-type="float" office:value="0.794666666666667">
                <text:p>0.794666666666667</text:p>
              </table:table-cell>
              <table:table-cell office:value-type="float" office:value="0.543">
                <text:p>0.54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59833333333333">
                <text:p>0.859833333333333</text:p>
              </table:table-cell>
              <table:table-cell office:value-type="float" office:value="0.863666666666667">
                <text:p>0.863666666666667</text:p>
              </table:table-cell>
              <table:table-cell office:value-type="float" office:value="0.8595">
                <text:p>0.8595</text:p>
              </table:table-cell>
              <table:table-cell office:value-type="float" office:value="0.862166666666667">
                <text:p>0.862166666666667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0.601">
                <text:p>0.601</text:p>
              </table:table-cell>
              <table:table-cell office:value-type="float" office:value="0.560666666666667">
                <text:p>0.560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62833333333333">
                <text:p>0.862833333333333</text:p>
              </table:table-cell>
              <table:table-cell office:value-type="float" office:value="0.868333333333333">
                <text:p>0.868333333333333</text:p>
              </table:table-cell>
              <table:table-cell office:value-type="float" office:value="0.865333333333333">
                <text:p>0.865333333333333</text:p>
              </table:table-cell>
              <table:table-cell office:value-type="float" office:value="0.863">
                <text:p>0.863</text:p>
              </table:table-cell>
              <table:table-cell office:value-type="float" office:value="0.828166666666667">
                <text:p>0.828166666666667</text:p>
              </table:table-cell>
              <table:table-cell office:value-type="float" office:value="0.601833333333333">
                <text:p>0.601833333333333</text:p>
              </table:table-cell>
              <table:table-cell office:value-type="float" office:value="0.6215">
                <text:p>0.62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64">
                <text:p>0.864</text:p>
              </table:table-cell>
              <table:table-cell office:value-type="float" office:value="0.8685">
                <text:p>0.8685</text:p>
              </table:table-cell>
              <table:table-cell office:value-type="float" office:value="0.869">
                <text:p>0.869</text:p>
              </table:table-cell>
              <table:table-cell office:value-type="float" office:value="0.869166666666667">
                <text:p>0.869166666666667</text:p>
              </table:table-cell>
              <table:table-cell office:value-type="float" office:value="0.8335">
                <text:p>0.8335</text:p>
              </table:table-cell>
              <table:table-cell office:value-type="float" office:value="0.618">
                <text:p>0.618</text:p>
              </table:table-cell>
              <table:table-cell office:value-type="float" office:value="0.689">
                <text:p>0.6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68166666666667">
                <text:p>0.868166666666667</text:p>
              </table:table-cell>
              <table:table-cell office:value-type="float" office:value="0.871">
                <text:p>0.871</text:p>
              </table:table-cell>
              <table:table-cell office:value-type="float" office:value="0.873833333333333">
                <text:p>0.873833333333333</text:p>
              </table:table-cell>
              <table:table-cell office:value-type="float" office:value="0.873666666666667">
                <text:p>0.873666666666667</text:p>
              </table:table-cell>
              <table:table-cell office:value-type="float" office:value="0.841333333333333">
                <text:p>0.841333333333333</text:p>
              </table:table-cell>
              <table:table-cell office:value-type="float" office:value="0.643833333333333">
                <text:p>0.643833333333333</text:p>
              </table:table-cell>
              <table:table-cell office:value-type="float" office:value="0.778">
                <text:p>0.7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67666666666667">
                <text:p>0.867666666666667</text:p>
              </table:table-cell>
              <table:table-cell office:value-type="float" office:value="0.871666666666667">
                <text:p>0.871666666666667</text:p>
              </table:table-cell>
              <table:table-cell office:value-type="float" office:value="0.8715">
                <text:p>0.8715</text:p>
              </table:table-cell>
              <table:table-cell office:value-type="float" office:value="0.873666666666667">
                <text:p>0.873666666666667</text:p>
              </table:table-cell>
              <table:table-cell office:value-type="float" office:value="0.842333333333333">
                <text:p>0.842333333333333</text:p>
              </table:table-cell>
              <table:table-cell office:value-type="float" office:value="0.636833333333333">
                <text:p>0.636833333333333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71333333333333">
                <text:p>0.871333333333333</text:p>
              </table:table-cell>
              <table:table-cell office:value-type="float" office:value="0.874166666666667">
                <text:p>0.874166666666667</text:p>
              </table:table-cell>
              <table:table-cell office:value-type="float" office:value="0.8785">
                <text:p>0.8785</text:p>
              </table:table-cell>
              <table:table-cell office:value-type="float" office:value="0.8785">
                <text:p>0.8785</text:p>
              </table:table-cell>
              <table:table-cell office:value-type="float" office:value="0.850333333333333">
                <text:p>0.850333333333333</text:p>
              </table:table-cell>
              <table:table-cell office:value-type="float" office:value="0.6455">
                <text:p>0.6455</text:p>
              </table:table-cell>
              <table:table-cell office:value-type="float" office:value="0.8075">
                <text:p>0.80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735">
                <text:p>0.8735</text:p>
              </table:table-cell>
              <table:table-cell office:value-type="float" office:value="0.876666666666667">
                <text:p>0.876666666666667</text:p>
              </table:table-cell>
              <table:table-cell office:value-type="float" office:value="0.874666666666667">
                <text:p>0.874666666666667</text:p>
              </table:table-cell>
              <table:table-cell office:value-type="float" office:value="0.871833333333333">
                <text:p>0.871833333333333</text:p>
              </table:table-cell>
              <table:table-cell office:value-type="float" office:value="0.846666666666667">
                <text:p>0.846666666666667</text:p>
              </table:table-cell>
              <table:table-cell office:value-type="float" office:value="0.646833333333333">
                <text:p>0.646833333333333</text:p>
              </table:table-cell>
              <table:table-cell office:value-type="float" office:value="0.777166666666667">
                <text:p>0.7771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71166666666667">
                <text:p>0.871166666666667</text:p>
              </table:table-cell>
              <table:table-cell office:value-type="float" office:value="0.877">
                <text:p>0.877</text:p>
              </table:table-cell>
              <table:table-cell office:value-type="float" office:value="0.8815">
                <text:p>0.8815</text:p>
              </table:table-cell>
              <table:table-cell office:value-type="float" office:value="0.879833333333333">
                <text:p>0.879833333333333</text:p>
              </table:table-cell>
              <table:table-cell office:value-type="float" office:value="0.856">
                <text:p>0.856</text:p>
              </table:table-cell>
              <table:table-cell office:value-type="float" office:value="0.650333333333333">
                <text:p>0.650333333333333</text:p>
              </table:table-cell>
              <table:table-cell office:value-type="float" office:value="0.817333333333333">
                <text:p>0.817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76666666666667">
                <text:p>0.876666666666667</text:p>
              </table:table-cell>
              <table:table-cell office:value-type="float" office:value="0.877666666666667">
                <text:p>0.877666666666667</text:p>
              </table:table-cell>
              <table:table-cell office:value-type="float" office:value="0.882666666666667">
                <text:p>0.882666666666667</text:p>
              </table:table-cell>
              <table:table-cell office:value-type="float" office:value="0.881333333333333">
                <text:p>0.881333333333333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659166666666667">
                <text:p>0.659166666666667</text:p>
              </table:table-cell>
              <table:table-cell office:value-type="float" office:value="0.818666666666667">
                <text:p>0.818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75833333333333">
                <text:p>0.875833333333333</text:p>
              </table:table-cell>
              <table:table-cell office:value-type="float" office:value="0.881">
                <text:p>0.881</text:p>
              </table:table-cell>
              <table:table-cell office:value-type="float" office:value="0.879333333333333">
                <text:p>0.879333333333333</text:p>
              </table:table-cell>
              <table:table-cell office:value-type="float" office:value="0.874">
                <text:p>0.874</text:p>
              </table:table-cell>
              <table:table-cell office:value-type="float" office:value="0.862833333333333">
                <text:p>0.862833333333333</text:p>
              </table:table-cell>
              <table:table-cell office:value-type="float" office:value="0.661166666666667">
                <text:p>0.661166666666667</text:p>
              </table:table-cell>
              <table:table-cell office:value-type="float" office:value="0.824166666666667">
                <text:p>0.8241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75333333333333">
                <text:p>0.875333333333333</text:p>
              </table:table-cell>
              <table:table-cell office:value-type="float" office:value="0.881">
                <text:p>0.881</text:p>
              </table:table-cell>
              <table:table-cell office:value-type="float" office:value="0.884666666666667">
                <text:p>0.884666666666667</text:p>
              </table:table-cell>
              <table:table-cell office:value-type="float" office:value="0.882">
                <text:p>0.882</text:p>
              </table:table-cell>
              <table:table-cell office:value-type="float" office:value="0.869666666666667">
                <text:p>0.869666666666667</text:p>
              </table:table-cell>
              <table:table-cell office:value-type="float" office:value="0.663833333333333">
                <text:p>0.663833333333333</text:p>
              </table:table-cell>
              <table:table-cell office:value-type="float" office:value="0.825333333333333">
                <text:p>0.825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71166666666667">
                <text:p>0.871166666666667</text:p>
              </table:table-cell>
              <table:table-cell office:value-type="float" office:value="0.884333333333333">
                <text:p>0.884333333333333</text:p>
              </table:table-cell>
              <table:table-cell office:value-type="float" office:value="0.887166666666667">
                <text:p>0.887166666666667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662666666666667">
                <text:p>0.662666666666667</text:p>
              </table:table-cell>
              <table:table-cell office:value-type="float" office:value="0.826833333333333">
                <text:p>0.8268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785">
                <text:p>0.8785</text:p>
              </table:table-cell>
              <table:table-cell office:value-type="float" office:value="0.880833333333333">
                <text:p>0.880833333333333</text:p>
              </table:table-cell>
              <table:table-cell office:value-type="float" office:value="0.8835">
                <text:p>0.8835</text:p>
              </table:table-cell>
              <table:table-cell office:value-type="float" office:value="0.884166666666667">
                <text:p>0.884166666666667</text:p>
              </table:table-cell>
              <table:table-cell office:value-type="float" office:value="0.8655">
                <text:p>0.8655</text:p>
              </table:table-cell>
              <table:table-cell office:value-type="float" office:value="0.658">
                <text:p>0.658</text:p>
              </table:table-cell>
              <table:table-cell office:value-type="float" office:value="0.8255">
                <text:p>0.82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879666666666667">
                <text:p>0.879666666666667</text:p>
              </table:table-cell>
              <table:table-cell office:value-type="float" office:value="0.882333333333333">
                <text:p>0.882333333333333</text:p>
              </table:table-cell>
              <table:table-cell office:value-type="float" office:value="0.881833333333333">
                <text:p>0.881833333333333</text:p>
              </table:table-cell>
              <table:table-cell office:value-type="float" office:value="0.8855">
                <text:p>0.8855</text:p>
              </table:table-cell>
              <table:table-cell office:value-type="float" office:value="0.870333333333333">
                <text:p>0.870333333333333</text:p>
              </table:table-cell>
              <table:table-cell office:value-type="float" office:value="0.657666666666667">
                <text:p>0.657666666666667</text:p>
              </table:table-cell>
              <table:table-cell office:value-type="float" office:value="0.8335">
                <text:p>0.83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82166666666667">
                <text:p>0.882166666666667</text:p>
              </table:table-cell>
              <table:table-cell office:value-type="float" office:value="0.883666666666667">
                <text:p>0.883666666666667</text:p>
              </table:table-cell>
              <table:table-cell office:value-type="float" office:value="0.886333333333333">
                <text:p>0.886333333333333</text:p>
              </table:table-cell>
              <table:table-cell office:value-type="float" office:value="0.888166666666667">
                <text:p>0.888166666666667</text:p>
              </table:table-cell>
              <table:table-cell office:value-type="float" office:value="0.867666666666667">
                <text:p>0.867666666666667</text:p>
              </table:table-cell>
              <table:table-cell office:value-type="float" office:value="0.701">
                <text:p>0.701</text:p>
              </table:table-cell>
              <table:table-cell office:value-type="float" office:value="0.834833333333333">
                <text:p>0.8348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83166666666667">
                <text:p>0.883166666666667</text:p>
              </table:table-cell>
              <table:table-cell office:value-type="float" office:value="0.882833333333333">
                <text:p>0.882833333333333</text:p>
              </table:table-cell>
              <table:table-cell office:value-type="float" office:value="0.884333333333333">
                <text:p>0.884333333333333</text:p>
              </table:table-cell>
              <table:table-cell office:value-type="float" office:value="0.877333333333333">
                <text:p>0.877333333333333</text:p>
              </table:table-cell>
              <table:table-cell office:value-type="float" office:value="0.869">
                <text:p>0.869</text:p>
              </table:table-cell>
              <table:table-cell office:value-type="float" office:value="0.776666666666667">
                <text:p>0.776666666666667</text:p>
              </table:table-cell>
              <table:table-cell office:value-type="float" office:value="0.8375">
                <text:p>0.8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77">
                <text:p>0.877</text:p>
              </table:table-cell>
              <table:table-cell office:value-type="float" office:value="0.886666666666667">
                <text:p>0.886666666666667</text:p>
              </table:table-cell>
              <table:table-cell office:value-type="float" office:value="0.889">
                <text:p>0.889</text:p>
              </table:table-cell>
              <table:table-cell office:value-type="float" office:value="0.8845">
                <text:p>0.8845</text:p>
              </table:table-cell>
              <table:table-cell office:value-type="float" office:value="0.867">
                <text:p>0.867</text:p>
              </table:table-cell>
              <table:table-cell office:value-type="float" office:value="0.805166666666667">
                <text:p>0.805166666666667</text:p>
              </table:table-cell>
              <table:table-cell office:value-type="float" office:value="0.833">
                <text:p>0.8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83833333333333">
                <text:p>0.883833333333333</text:p>
              </table:table-cell>
              <table:table-cell office:value-type="float" office:value="0.8875">
                <text:p>0.8875</text:p>
              </table:table-cell>
              <table:table-cell office:value-type="float" office:value="0.887166666666667">
                <text:p>0.887166666666667</text:p>
              </table:table-cell>
              <table:table-cell office:value-type="float" office:value="0.883833333333333">
                <text:p>0.883833333333333</text:p>
              </table:table-cell>
              <table:table-cell office:value-type="float" office:value="0.875166666666667">
                <text:p>0.875166666666667</text:p>
              </table:table-cell>
              <table:table-cell office:value-type="float" office:value="0.814833333333333">
                <text:p>0.814833333333333</text:p>
              </table:table-cell>
              <table:table-cell office:value-type="float" office:value="0.840666666666667">
                <text:p>0.840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82">
                <text:p>0.882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90833333333333">
                <text:p>0.890833333333333</text:p>
              </table:table-cell>
              <table:table-cell office:value-type="float" office:value="0.871333333333333">
                <text:p>0.871333333333333</text:p>
              </table:table-cell>
              <table:table-cell office:value-type="float" office:value="0.826166666666667">
                <text:p>0.826166666666667</text:p>
              </table:table-cell>
              <table:table-cell office:value-type="float" office:value="0.840166666666667">
                <text:p>0.8401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83">
                <text:p>0.883</text:p>
              </table:table-cell>
              <table:table-cell office:value-type="float" office:value="0.891">
                <text:p>0.891</text:p>
              </table:table-cell>
              <table:table-cell office:value-type="float" office:value="0.885333333333333">
                <text:p>0.885333333333333</text:p>
              </table:table-cell>
              <table:table-cell office:value-type="float" office:value="0.890333333333333">
                <text:p>0.890333333333333</text:p>
              </table:table-cell>
              <table:table-cell office:value-type="float" office:value="0.871833333333333">
                <text:p>0.871833333333333</text:p>
              </table:table-cell>
              <table:table-cell office:value-type="float" office:value="0.8305">
                <text:p>0.8305</text:p>
              </table:table-cell>
              <table:table-cell office:value-type="float" office:value="0.836166666666667">
                <text:p>0.8361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85833333333333">
                <text:p>0.885833333333333</text:p>
              </table:table-cell>
              <table:table-cell office:value-type="float" office:value="0.8905">
                <text:p>0.8905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87833333333333">
                <text:p>0.887833333333333</text:p>
              </table:table-cell>
              <table:table-cell office:value-type="float" office:value="0.864333333333333">
                <text:p>0.864333333333333</text:p>
              </table:table-cell>
              <table:table-cell office:value-type="float" office:value="0.831166666666667">
                <text:p>0.831166666666667</text:p>
              </table:table-cell>
              <table:table-cell office:value-type="float" office:value="0.8425">
                <text:p>0.84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83833333333333">
                <text:p>0.883833333333333</text:p>
              </table:table-cell>
              <table:table-cell office:value-type="float" office:value="0.89">
                <text:p>0.89</text:p>
              </table:table-cell>
              <table:table-cell office:value-type="float" office:value="0.891833333333333">
                <text:p>0.891833333333333</text:p>
              </table:table-cell>
              <table:table-cell office:value-type="float" office:value="0.886">
                <text:p>0.886</text:p>
              </table:table-cell>
              <table:table-cell office:value-type="float" office:value="0.871166666666667">
                <text:p>0.871166666666667</text:p>
              </table:table-cell>
              <table:table-cell office:value-type="float" office:value="0.8335">
                <text:p>0.8335</text:p>
              </table:table-cell>
              <table:table-cell office:value-type="float" office:value="0.841">
                <text:p>0.8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85333333333333">
                <text:p>0.885333333333333</text:p>
              </table:table-cell>
              <table:table-cell office:value-type="float" office:value="0.8915">
                <text:p>0.8915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888333333333333">
                <text:p>0.888333333333333</text:p>
              </table:table-cell>
              <table:table-cell office:value-type="float" office:value="0.869333333333333">
                <text:p>0.869333333333333</text:p>
              </table:table-cell>
              <table:table-cell office:value-type="float" office:value="0.837833333333333">
                <text:p>0.837833333333333</text:p>
              </table:table-cell>
              <table:table-cell office:value-type="float" office:value="0.837666666666667">
                <text:p>0.837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865">
                <text:p>0.8865</text:p>
              </table:table-cell>
              <table:table-cell office:value-type="float" office:value="0.892">
                <text:p>0.892</text:p>
              </table:table-cell>
              <table:table-cell office:value-type="float" office:value="0.884333333333333">
                <text:p>0.884333333333333</text:p>
              </table:table-cell>
              <table:table-cell office:value-type="float" office:value="0.888166666666667">
                <text:p>0.888166666666667</text:p>
              </table:table-cell>
              <table:table-cell office:value-type="float" office:value="0.868333333333333">
                <text:p>0.868333333333333</text:p>
              </table:table-cell>
              <table:table-cell office:value-type="float" office:value="0.84">
                <text:p>0.84</text:p>
              </table:table-cell>
              <table:table-cell office:value-type="float" office:value="0.842333333333333">
                <text:p>0.842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87">
                <text:p>0.887</text:p>
              </table:table-cell>
              <table:table-cell office:value-type="float" office:value="0.889166666666667">
                <text:p>0.889166666666667</text:p>
              </table:table-cell>
              <table:table-cell office:value-type="float" office:value="0.887833333333333">
                <text:p>0.887833333333333</text:p>
              </table:table-cell>
              <table:table-cell office:value-type="float" office:value="0.8895">
                <text:p>0.8895</text:p>
              </table:table-cell>
              <table:table-cell office:value-type="float" office:value="0.873166666666667">
                <text:p>0.873166666666667</text:p>
              </table:table-cell>
              <table:table-cell office:value-type="float" office:value="0.8455">
                <text:p>0.8455</text:p>
              </table:table-cell>
              <table:table-cell office:value-type="float" office:value="0.8365">
                <text:p>0.83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87333333333333">
                <text:p>0.887333333333333</text:p>
              </table:table-cell>
              <table:table-cell office:value-type="float" office:value="0.885666666666667">
                <text:p>0.885666666666667</text:p>
              </table:table-cell>
              <table:table-cell office:value-type="float" office:value="0.8945">
                <text:p>0.8945</text:p>
              </table:table-cell>
              <table:table-cell office:value-type="float" office:value="0.889333333333333">
                <text:p>0.889333333333333</text:p>
              </table:table-cell>
              <table:table-cell office:value-type="float" office:value="0.875833333333333">
                <text:p>0.875833333333333</text:p>
              </table:table-cell>
              <table:table-cell office:value-type="float" office:value="0.842166666666667">
                <text:p>0.842166666666667</text:p>
              </table:table-cell>
              <table:table-cell office:value-type="float" office:value="0.842666666666667">
                <text:p>0.842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89166666666667">
                <text:p>0.889166666666667</text:p>
              </table:table-cell>
              <table:table-cell office:value-type="float" office:value="0.890666666666667">
                <text:p>0.890666666666667</text:p>
              </table:table-cell>
              <table:table-cell office:value-type="float" office:value="0.890166666666667">
                <text:p>0.890166666666667</text:p>
              </table:table-cell>
              <table:table-cell office:value-type="float" office:value="0.885833333333333">
                <text:p>0.885833333333333</text:p>
              </table:table-cell>
              <table:table-cell office:value-type="float" office:value="0.874">
                <text:p>0.874</text:p>
              </table:table-cell>
              <table:table-cell office:value-type="float" office:value="0.8455">
                <text:p>0.8455</text:p>
              </table:table-cell>
              <table:table-cell office:value-type="float" office:value="0.8465">
                <text:p>0.84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89166666666667">
                <text:p>0.889166666666667</text:p>
              </table:table-cell>
              <table:table-cell office:value-type="float" office:value="0.894333333333333">
                <text:p>0.894333333333333</text:p>
              </table:table-cell>
              <table:table-cell office:value-type="float" office:value="0.888166666666667">
                <text:p>0.888166666666667</text:p>
              </table:table-cell>
              <table:table-cell office:value-type="float" office:value="0.892666666666667">
                <text:p>0.892666666666667</text:p>
              </table:table-cell>
              <table:table-cell office:value-type="float" office:value="0.8695">
                <text:p>0.8695</text:p>
              </table:table-cell>
              <table:table-cell office:value-type="float" office:value="0.845">
                <text:p>0.845</text:p>
              </table:table-cell>
              <table:table-cell office:value-type="float" office:value="0.841333333333333">
                <text:p>0.841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88333333333333">
                <text:p>0.888333333333333</text:p>
              </table:table-cell>
              <table:table-cell office:value-type="float" office:value="0.894833333333333">
                <text:p>0.894833333333333</text:p>
              </table:table-cell>
              <table:table-cell office:value-type="float" office:value="0.893666666666667">
                <text:p>0.893666666666667</text:p>
              </table:table-cell>
              <table:table-cell office:value-type="float" office:value="0.888166666666667">
                <text:p>0.888166666666667</text:p>
              </table:table-cell>
              <table:table-cell office:value-type="float" office:value="0.865833333333333">
                <text:p>0.865833333333333</text:p>
              </table:table-cell>
              <table:table-cell office:value-type="float" office:value="0.847833333333333">
                <text:p>0.847833333333333</text:p>
              </table:table-cell>
              <table:table-cell office:value-type="float" office:value="0.851833333333333">
                <text:p>0.8518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885">
                <text:p>0.8885</text:p>
              </table:table-cell>
              <table:table-cell office:value-type="float" office:value="0.892833333333333">
                <text:p>0.892833333333333</text:p>
              </table:table-cell>
              <table:table-cell office:value-type="float" office:value="0.894833333333333">
                <text:p>0.894833333333333</text:p>
              </table:table-cell>
              <table:table-cell office:value-type="float" office:value="0.889">
                <text:p>0.889</text:p>
              </table:table-cell>
              <table:table-cell office:value-type="float" office:value="0.879333333333333">
                <text:p>0.879333333333333</text:p>
              </table:table-cell>
              <table:table-cell office:value-type="float" office:value="0.842333333333333">
                <text:p>0.842333333333333</text:p>
              </table:table-cell>
              <table:table-cell office:value-type="float" office:value="0.844333333333333">
                <text:p>0.8443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889666666666667">
                <text:p>0.889666666666667</text:p>
              </table:table-cell>
              <table:table-cell office:value-type="float" office:value="0.890666666666667">
                <text:p>0.890666666666667</text:p>
              </table:table-cell>
              <table:table-cell office:value-type="float" office:value="0.887333333333333">
                <text:p>0.887333333333333</text:p>
              </table:table-cell>
              <table:table-cell office:value-type="float" office:value="0.887833333333333">
                <text:p>0.887833333333333</text:p>
              </table:table-cell>
              <table:table-cell office:value-type="float" office:value="0.877333333333333">
                <text:p>0.877333333333333</text:p>
              </table:table-cell>
              <table:table-cell office:value-type="float" office:value="0.85">
                <text:p>0.85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889666666666667">
                <text:p>0.889666666666667</text:p>
              </table:table-cell>
              <table:table-cell office:value-type="float" office:value="0.895166666666667">
                <text:p>0.895166666666667</text:p>
              </table:table-cell>
              <table:table-cell office:value-type="float" office:value="0.894666666666667">
                <text:p>0.894666666666667</text:p>
              </table:table-cell>
              <table:table-cell office:value-type="float" office:value="0.890833333333333">
                <text:p>0.890833333333333</text:p>
              </table:table-cell>
              <table:table-cell office:value-type="float" office:value="0.875833333333333">
                <text:p>0.875833333333333</text:p>
              </table:table-cell>
              <table:table-cell office:value-type="float" office:value="0.848833333333333">
                <text:p>0.848833333333333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88666666666667">
                <text:p>0.888666666666667</text:p>
              </table:table-cell>
              <table:table-cell office:value-type="float" office:value="0.894166666666667">
                <text:p>0.894166666666667</text:p>
              </table:table-cell>
              <table:table-cell office:value-type="float" office:value="0.898666666666667">
                <text:p>0.898666666666667</text:p>
              </table:table-cell>
              <table:table-cell office:value-type="float" office:value="0.885166666666667">
                <text:p>0.885166666666667</text:p>
              </table:table-cell>
              <table:table-cell office:value-type="float" office:value="0.8745">
                <text:p>0.8745</text:p>
              </table:table-cell>
              <table:table-cell office:value-type="float" office:value="0.845166666666667">
                <text:p>0.845166666666667</text:p>
              </table:table-cell>
              <table:table-cell office:value-type="float" office:value="0.8505">
                <text:p>0.85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892666666666667">
                <text:p>0.892666666666667</text:p>
              </table:table-cell>
              <table:table-cell office:value-type="float" office:value="0.894666666666667">
                <text:p>0.894666666666667</text:p>
              </table:table-cell>
              <table:table-cell office:value-type="float" office:value="0.8945">
                <text:p>0.8945</text:p>
              </table:table-cell>
              <table:table-cell office:value-type="float" office:value="0.888666666666667">
                <text:p>0.888666666666667</text:p>
              </table:table-cell>
              <table:table-cell office:value-type="float" office:value="0.869">
                <text:p>0.869</text:p>
              </table:table-cell>
              <table:table-cell office:value-type="float" office:value="0.848666666666667">
                <text:p>0.848666666666667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892833333333333">
                <text:p>0.892833333333333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97333333333333">
                <text:p>0.897333333333333</text:p>
              </table:table-cell>
              <table:table-cell office:value-type="float" office:value="0.886">
                <text:p>0.886</text:p>
              </table:table-cell>
              <table:table-cell office:value-type="float" office:value="0.8805">
                <text:p>0.8805</text:p>
              </table:table-cell>
              <table:table-cell office:value-type="float" office:value="0.85">
                <text:p>0.85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889666666666667">
                <text:p>0.889666666666667</text:p>
              </table:table-cell>
              <table:table-cell office:value-type="float" office:value="0.895333333333333">
                <text:p>0.895333333333333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891333333333333">
                <text:p>0.891333333333333</text:p>
              </table:table-cell>
              <table:table-cell office:value-type="float" office:value="0.870833333333333">
                <text:p>0.870833333333333</text:p>
              </table:table-cell>
              <table:table-cell office:value-type="float" office:value="0.850333333333333">
                <text:p>0.850333333333333</text:p>
              </table:table-cell>
              <table:table-cell office:value-type="float" office:value="0.854333333333333">
                <text:p>0.8543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89">
                <text:p>0.89</text:p>
              </table:table-cell>
              <table:table-cell office:value-type="float" office:value="0.895">
                <text:p>0.895</text:p>
              </table:table-cell>
              <table:table-cell office:value-type="float" office:value="0.8985">
                <text:p>0.8985</text:p>
              </table:table-cell>
              <table:table-cell office:value-type="float" office:value="0.885833333333333">
                <text:p>0.885833333333333</text:p>
              </table:table-cell>
              <table:table-cell office:value-type="float" office:value="0.8695">
                <text:p>0.8695</text:p>
              </table:table-cell>
              <table:table-cell office:value-type="float" office:value="0.848333333333333">
                <text:p>0.848333333333333</text:p>
              </table:table-cell>
              <table:table-cell office:value-type="float" office:value="0.850666666666667">
                <text:p>0.850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892666666666667">
                <text:p>0.892666666666667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894">
                <text:p>0.894</text:p>
              </table:table-cell>
              <table:table-cell office:value-type="float" office:value="0.887666666666667">
                <text:p>0.887666666666667</text:p>
              </table:table-cell>
              <table:table-cell office:value-type="float" office:value="0.872">
                <text:p>0.872</text:p>
              </table:table-cell>
              <table:table-cell office:value-type="float" office:value="0.844833333333333">
                <text:p>0.844833333333333</text:p>
              </table:table-cell>
              <table:table-cell office:value-type="float" office:value="0.8485">
                <text:p>0.84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894">
                <text:p>0.894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98333333333333">
                <text:p>0.898333333333333</text:p>
              </table:table-cell>
              <table:table-cell office:value-type="float" office:value="0.88">
                <text:p>0.88</text:p>
              </table:table-cell>
              <table:table-cell office:value-type="float" office:value="0.872666666666667">
                <text:p>0.872666666666667</text:p>
              </table:table-cell>
              <table:table-cell office:value-type="float" office:value="0.85">
                <text:p>0.85</text:p>
              </table:table-cell>
              <table:table-cell office:value-type="float" office:value="0.8515">
                <text:p>0.85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894166666666667">
                <text:p>0.894166666666667</text:p>
              </table:table-cell>
              <table:table-cell office:value-type="float" office:value="0.8965">
                <text:p>0.8965</text:p>
              </table:table-cell>
              <table:table-cell office:value-type="float" office:value="0.899">
                <text:p>0.899</text:p>
              </table:table-cell>
              <table:table-cell office:value-type="float" office:value="0.891333333333333">
                <text:p>0.891333333333333</text:p>
              </table:table-cell>
              <table:table-cell office:value-type="float" office:value="0.876">
                <text:p>0.876</text:p>
              </table:table-cell>
              <table:table-cell office:value-type="float" office:value="0.850833333333333">
                <text:p>0.850833333333333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893666666666667">
                <text:p>0.893666666666667</text:p>
              </table:table-cell>
              <table:table-cell office:value-type="float" office:value="0.898333333333333">
                <text:p>0.898333333333333</text:p>
              </table:table-cell>
              <table:table-cell office:value-type="float" office:value="0.897166666666667">
                <text:p>0.897166666666667</text:p>
              </table:table-cell>
              <table:table-cell office:value-type="float" office:value="0.8895">
                <text:p>0.8895</text:p>
              </table:table-cell>
              <table:table-cell office:value-type="float" office:value="0.8715">
                <text:p>0.8715</text:p>
              </table:table-cell>
              <table:table-cell office:value-type="float" office:value="0.849833333333333">
                <text:p>0.849833333333333</text:p>
              </table:table-cell>
              <table:table-cell office:value-type="float" office:value="0.848333333333333">
                <text:p>0.848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8915">
                <text:p>0.8915</text:p>
              </table:table-cell>
              <table:table-cell office:value-type="float" office:value="0.897166666666667">
                <text:p>0.897166666666667</text:p>
              </table:table-cell>
              <table:table-cell office:value-type="float" office:value="0.898666666666667">
                <text:p>0.898666666666667</text:p>
              </table:table-cell>
              <table:table-cell office:value-type="float" office:value="0.890166666666667">
                <text:p>0.890166666666667</text:p>
              </table:table-cell>
              <table:table-cell office:value-type="float" office:value="0.876833333333333">
                <text:p>0.876833333333333</text:p>
              </table:table-cell>
              <table:table-cell office:value-type="float" office:value="0.850666666666667">
                <text:p>0.850666666666667</text:p>
              </table:table-cell>
              <table:table-cell office:value-type="float" office:value="0.851166666666667">
                <text:p>0.851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891166666666667">
                <text:p>0.891166666666667</text:p>
              </table:table-cell>
              <table:table-cell office:value-type="float" office:value="0.896">
                <text:p>0.896</text:p>
              </table:table-cell>
              <table:table-cell office:value-type="float" office:value="0.898">
                <text:p>0.898</text:p>
              </table:table-cell>
              <table:table-cell office:value-type="float" office:value="0.890333333333333">
                <text:p>0.890333333333333</text:p>
              </table:table-cell>
              <table:table-cell office:value-type="float" office:value="0.8765">
                <text:p>0.8765</text:p>
              </table:table-cell>
              <table:table-cell office:value-type="float" office:value="0.847666666666667">
                <text:p>0.847666666666667</text:p>
              </table:table-cell>
              <table:table-cell office:value-type="float" office:value="0.85">
                <text:p>0.8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8" chart:maximum="0.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1.007cm" svg:height="17.441cm" xlink:href=".." xlink:type="simple" chart:class="chart:scatter" chart:style-name="ch1">
        <chart:legend chart:legend-position="end" svg:x="28.34cm" svg:y="7.203cm" style:legend-expansion="high" chart:style-name="ch2"/>
        <chart:plot-area chart:style-name="ch3" table:cell-range-address="'Sig-NLayer-lr=0.0001'.H6:'Sig-NLayer-lr=0.0001'.O55 'Sig-NLayer-lr=0.0001'.I5:'Sig-NLayer-lr=0.0001'.O5" chart:data-source-has-labels="row" svg:x="0.62cm" svg:y="0.348cm" svg:width="27.1cm" svg:height="16.745cm">
          <chartooo:coordinate-region svg:x="1.532cm" svg:y="0.508cm" svg:width="26.002cm" svg:height="16.0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ig-NLayer-lr=0.0001'.I6:'Sig-NLayer-lr=0.0001'.I55" chart:label-cell-address="'Sig-NLayer-lr=0.0001'.I5:'Sig-NLayer-lr=0.0001'.I5" chart:class="chart:scatter">
            <chart:domain table:cell-range-address="'Sig-NLayer-lr=0.0001'.H6:'Sig-NLayer-lr=0.0001'.H55"/>
            <chart:data-point chart:repeated="50"/>
          </chart:series>
          <chart:series chart:style-name="ch8" chart:values-cell-range-address="'Sig-NLayer-lr=0.0001'.J6:'Sig-NLayer-lr=0.0001'.J55" chart:label-cell-address="'Sig-NLayer-lr=0.0001'.J5:'Sig-NLayer-lr=0.0001'.J5" chart:class="chart:scatter">
            <chart:data-point chart:repeated="50"/>
          </chart:series>
          <chart:series chart:style-name="ch9" chart:values-cell-range-address="'Sig-NLayer-lr=0.0001'.K6:'Sig-NLayer-lr=0.0001'.K55" chart:label-cell-address="'Sig-NLayer-lr=0.0001'.K5:'Sig-NLayer-lr=0.0001'.K5" chart:class="chart:scatter">
            <chart:data-point chart:repeated="50"/>
          </chart:series>
          <chart:series chart:style-name="ch10" chart:values-cell-range-address="'Sig-NLayer-lr=0.0001'.L6:'Sig-NLayer-lr=0.0001'.L55" chart:label-cell-address="'Sig-NLayer-lr=0.0001'.L5:'Sig-NLayer-lr=0.0001'.L5" chart:class="chart:scatter">
            <chart:data-point chart:repeated="50"/>
          </chart:series>
          <chart:series chart:style-name="ch11" chart:values-cell-range-address="'Sig-NLayer-lr=0.0001'.M6:'Sig-NLayer-lr=0.0001'.M55" chart:label-cell-address="'Sig-NLayer-lr=0.0001'.M5:'Sig-NLayer-lr=0.0001'.M5" chart:class="chart:scatter">
            <chart:data-point chart:repeated="50"/>
          </chart:series>
          <chart:series chart:style-name="ch12" chart:values-cell-range-address="'Sig-NLayer-lr=0.0001'.N6:'Sig-NLayer-lr=0.0001'.N55" chart:label-cell-address="'Sig-NLayer-lr=0.0001'.N5:'Sig-NLayer-lr=0.0001'.N5" chart:class="chart:scatter">
            <chart:data-point chart:repeated="50"/>
          </chart:series>
          <chart:series chart:style-name="ch13" chart:values-cell-range-address="'Sig-NLayer-lr=0.0001'.O6:'Sig-NLayer-lr=0.0001'.O55" chart:label-cell-address="'Sig-NLayer-lr=0.0001'.O5:'Sig-NLayer-lr=0.0001'.O5" chart:class="chart:scatter">
            <chart:data-point chart:repeated="5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  <table:table-cell office:value-type="string">
                <text:p>1 Layer</text:p>
                <draw:g>
                  <svg:desc>'Sig-NLayer-lr=0.0001'.I5:'Sig-NLayer-lr=0.0001'.I5</svg:desc>
                </draw:g>
              </table:table-cell>
              <table:table-cell office:value-type="string">
                <text:p>2 Layers</text:p>
                <draw:g>
                  <svg:desc>'Sig-NLayer-lr=0.0001'.J5:'Sig-NLayer-lr=0.0001'.J5</svg:desc>
                </draw:g>
              </table:table-cell>
              <table:table-cell office:value-type="string">
                <text:p>3 Layers</text:p>
                <draw:g>
                  <svg:desc>'Sig-NLayer-lr=0.0001'.K5:'Sig-NLayer-lr=0.0001'.K5</svg:desc>
                </draw:g>
              </table:table-cell>
              <table:table-cell office:value-type="string">
                <text:p>4 Layers</text:p>
                <draw:g>
                  <svg:desc>'Sig-NLayer-lr=0.0001'.L5:'Sig-NLayer-lr=0.0001'.L5</svg:desc>
                </draw:g>
              </table:table-cell>
              <table:table-cell office:value-type="string">
                <text:p>5 Layers</text:p>
                <draw:g>
                  <svg:desc>'Sig-NLayer-lr=0.0001'.M5:'Sig-NLayer-lr=0.0001'.M5</svg:desc>
                </draw:g>
              </table:table-cell>
              <table:table-cell office:value-type="string">
                <text:p>6 Layers</text:p>
                <draw:g>
                  <svg:desc>'Sig-NLayer-lr=0.0001'.N5:'Sig-NLayer-lr=0.0001'.N5</svg:desc>
                </draw:g>
              </table:table-cell>
              <table:table-cell office:value-type="string">
                <text:p>7 Layers</text:p>
                <draw:g>
                  <svg:desc>'Sig-NLayer-lr=0.0001'.O5:'Sig-NLayer-lr=0.0001'.O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ig-NLayer-lr=0.0001'.H6:'Sig-NLayer-lr=0.0001'.H55</svg:desc>
                </draw:g>
              </table:table-cell>
              <table:table-cell office:value-type="float" office:value="0.790166666666667">
                <text:p>0.790166666666667</text:p>
                <draw:g>
                  <svg:desc>'Sig-NLayer-lr=0.0001'.I6:'Sig-NLayer-lr=0.0001'.I55</svg:desc>
                </draw:g>
              </table:table-cell>
              <table:table-cell office:value-type="float" office:value="0.764">
                <text:p>0.764</text:p>
                <draw:g>
                  <svg:desc>'Sig-NLayer-lr=0.0001'.J6:'Sig-NLayer-lr=0.0001'.J55</svg:desc>
                </draw:g>
              </table:table-cell>
              <table:table-cell office:value-type="float" office:value="0.630666666666667">
                <text:p>0.630666666666667</text:p>
                <draw:g>
                  <svg:desc>'Sig-NLayer-lr=0.0001'.K6:'Sig-NLayer-lr=0.0001'.K55</svg:desc>
                </draw:g>
              </table:table-cell>
              <table:table-cell office:value-type="float" office:value="0.402333333333333">
                <text:p>0.402333333333333</text:p>
                <draw:g>
                  <svg:desc>'Sig-NLayer-lr=0.0001'.L6:'Sig-NLayer-lr=0.0001'.L55</svg:desc>
                </draw:g>
              </table:table-cell>
              <table:table-cell office:value-type="float" office:value="0.0956666666666667">
                <text:p>0.0956666666666667</text:p>
                <draw:g>
                  <svg:desc>'Sig-NLayer-lr=0.0001'.M6:'Sig-NLayer-lr=0.0001'.M55</svg:desc>
                </draw:g>
              </table:table-cell>
              <table:table-cell office:value-type="float" office:value="0.0948333333333333">
                <text:p>0.0948333333333333</text:p>
                <draw:g>
                  <svg:desc>'Sig-NLayer-lr=0.0001'.N6:'Sig-NLayer-lr=0.0001'.N55</svg:desc>
                </draw:g>
              </table:table-cell>
              <table:table-cell office:value-type="float" office:value="0.0948333333333333">
                <text:p>0.0948333333333333</text:p>
                <draw:g>
                  <svg:desc>'Sig-NLayer-lr=0.0001'.O6:'Sig-NLayer-lr=0.0001'.O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26666666666667">
                <text:p>0.826666666666667</text:p>
              </table:table-cell>
              <table:table-cell office:value-type="float" office:value="0.818666666666667">
                <text:p>0.818666666666667</text:p>
              </table:table-cell>
              <table:table-cell office:value-type="float" office:value="0.75">
                <text:p>0.75</text:p>
              </table:table-cell>
              <table:table-cell office:value-type="float" office:value="0.734833333333333">
                <text:p>0.734833333333333</text:p>
              </table:table-cell>
              <table:table-cell office:value-type="float" office:value="0.2925">
                <text:p>0.2925</text:p>
              </table:table-cell>
              <table:table-cell office:value-type="float" office:value="0.0948333333333333">
                <text:p>0.0948333333333333</text:p>
              </table:table-cell>
              <table:table-cell office:value-type="float" office:value="0.0998333333333333">
                <text:p>0.0998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375">
                <text:p>0.8375</text:p>
              </table:table-cell>
              <table:table-cell office:value-type="float" office:value="0.8335">
                <text:p>0.8335</text:p>
              </table:table-cell>
              <table:table-cell office:value-type="float" office:value="0.797166666666667">
                <text:p>0.797166666666667</text:p>
              </table:table-cell>
              <table:table-cell office:value-type="float" office:value="0.792166666666667">
                <text:p>0.792166666666667</text:p>
              </table:table-cell>
              <table:table-cell office:value-type="float" office:value="0.553833333333333">
                <text:p>0.553833333333333</text:p>
              </table:table-cell>
              <table:table-cell office:value-type="float" office:value="0.0988333333333333">
                <text:p>0.0988333333333333</text:p>
              </table:table-cell>
              <table:table-cell office:value-type="float" office:value="0.0976666666666667">
                <text:p>0.097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48">
                <text:p>0.848</text:p>
              </table:table-cell>
              <table:table-cell office:value-type="float" office:value="0.8445">
                <text:p>0.8445</text:p>
              </table:table-cell>
              <table:table-cell office:value-type="float" office:value="0.825333333333333">
                <text:p>0.825333333333333</text:p>
              </table:table-cell>
              <table:table-cell office:value-type="float" office:value="0.823666666666667">
                <text:p>0.823666666666667</text:p>
              </table:table-cell>
              <table:table-cell office:value-type="float" office:value="0.624666666666667">
                <text:p>0.624666666666667</text:p>
              </table:table-cell>
              <table:table-cell office:value-type="float" office:value="0.102833333333333">
                <text:p>0.102833333333333</text:p>
              </table:table-cell>
              <table:table-cell office:value-type="float" office:value="0.102333333333333">
                <text:p>0.102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50333333333333">
                <text:p>0.850333333333333</text:p>
              </table:table-cell>
              <table:table-cell office:value-type="float" office:value="0.849333333333333">
                <text:p>0.849333333333333</text:p>
              </table:table-cell>
              <table:table-cell office:value-type="float" office:value="0.8435">
                <text:p>0.8435</text:p>
              </table:table-cell>
              <table:table-cell office:value-type="float" office:value="0.839666666666667">
                <text:p>0.839666666666667</text:p>
              </table:table-cell>
              <table:table-cell office:value-type="float" office:value="0.753666666666667">
                <text:p>0.753666666666667</text:p>
              </table:table-cell>
              <table:table-cell office:value-type="float" office:value="0.217166666666667">
                <text:p>0.217166666666667</text:p>
              </table:table-cell>
              <table:table-cell office:value-type="float" office:value="0.0998333333333333">
                <text:p>0.099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53833333333333">
                <text:p>0.853833333333333</text:p>
              </table:table-cell>
              <table:table-cell office:value-type="float" office:value="0.857">
                <text:p>0.857</text:p>
              </table:table-cell>
              <table:table-cell office:value-type="float" office:value="0.8495">
                <text:p>0.8495</text:p>
              </table:table-cell>
              <table:table-cell office:value-type="float" office:value="0.8465">
                <text:p>0.8465</text:p>
              </table:table-cell>
              <table:table-cell office:value-type="float" office:value="0.785166666666667">
                <text:p>0.785166666666667</text:p>
              </table:table-cell>
              <table:table-cell office:value-type="float" office:value="0.447">
                <text:p>0.447</text:p>
              </table:table-cell>
              <table:table-cell office:value-type="float" office:value="0.309166666666667">
                <text:p>0.309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59166666666667">
                <text:p>0.859166666666667</text:p>
              </table:table-cell>
              <table:table-cell office:value-type="float" office:value="0.861166666666667">
                <text:p>0.861166666666667</text:p>
              </table:table-cell>
              <table:table-cell office:value-type="float" office:value="0.856333333333333">
                <text:p>0.856333333333333</text:p>
              </table:table-cell>
              <table:table-cell office:value-type="float" office:value="0.8575">
                <text:p>0.8575</text:p>
              </table:table-cell>
              <table:table-cell office:value-type="float" office:value="0.794666666666667">
                <text:p>0.794666666666667</text:p>
              </table:table-cell>
              <table:table-cell office:value-type="float" office:value="0.543">
                <text:p>0.54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59833333333333">
                <text:p>0.859833333333333</text:p>
              </table:table-cell>
              <table:table-cell office:value-type="float" office:value="0.863666666666667">
                <text:p>0.863666666666667</text:p>
              </table:table-cell>
              <table:table-cell office:value-type="float" office:value="0.8595">
                <text:p>0.8595</text:p>
              </table:table-cell>
              <table:table-cell office:value-type="float" office:value="0.862166666666667">
                <text:p>0.862166666666667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0.601">
                <text:p>0.601</text:p>
              </table:table-cell>
              <table:table-cell office:value-type="float" office:value="0.560666666666667">
                <text:p>0.560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62833333333333">
                <text:p>0.862833333333333</text:p>
              </table:table-cell>
              <table:table-cell office:value-type="float" office:value="0.868333333333333">
                <text:p>0.868333333333333</text:p>
              </table:table-cell>
              <table:table-cell office:value-type="float" office:value="0.865333333333333">
                <text:p>0.865333333333333</text:p>
              </table:table-cell>
              <table:table-cell office:value-type="float" office:value="0.863">
                <text:p>0.863</text:p>
              </table:table-cell>
              <table:table-cell office:value-type="float" office:value="0.828166666666667">
                <text:p>0.828166666666667</text:p>
              </table:table-cell>
              <table:table-cell office:value-type="float" office:value="0.601833333333333">
                <text:p>0.601833333333333</text:p>
              </table:table-cell>
              <table:table-cell office:value-type="float" office:value="0.6215">
                <text:p>0.62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64">
                <text:p>0.864</text:p>
              </table:table-cell>
              <table:table-cell office:value-type="float" office:value="0.8685">
                <text:p>0.8685</text:p>
              </table:table-cell>
              <table:table-cell office:value-type="float" office:value="0.869">
                <text:p>0.869</text:p>
              </table:table-cell>
              <table:table-cell office:value-type="float" office:value="0.869166666666667">
                <text:p>0.869166666666667</text:p>
              </table:table-cell>
              <table:table-cell office:value-type="float" office:value="0.8335">
                <text:p>0.8335</text:p>
              </table:table-cell>
              <table:table-cell office:value-type="float" office:value="0.618">
                <text:p>0.618</text:p>
              </table:table-cell>
              <table:table-cell office:value-type="float" office:value="0.689">
                <text:p>0.6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68166666666667">
                <text:p>0.868166666666667</text:p>
              </table:table-cell>
              <table:table-cell office:value-type="float" office:value="0.871">
                <text:p>0.871</text:p>
              </table:table-cell>
              <table:table-cell office:value-type="float" office:value="0.873833333333333">
                <text:p>0.873833333333333</text:p>
              </table:table-cell>
              <table:table-cell office:value-type="float" office:value="0.873666666666667">
                <text:p>0.873666666666667</text:p>
              </table:table-cell>
              <table:table-cell office:value-type="float" office:value="0.841333333333333">
                <text:p>0.841333333333333</text:p>
              </table:table-cell>
              <table:table-cell office:value-type="float" office:value="0.643833333333333">
                <text:p>0.643833333333333</text:p>
              </table:table-cell>
              <table:table-cell office:value-type="float" office:value="0.778">
                <text:p>0.7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67666666666667">
                <text:p>0.867666666666667</text:p>
              </table:table-cell>
              <table:table-cell office:value-type="float" office:value="0.871666666666667">
                <text:p>0.871666666666667</text:p>
              </table:table-cell>
              <table:table-cell office:value-type="float" office:value="0.8715">
                <text:p>0.8715</text:p>
              </table:table-cell>
              <table:table-cell office:value-type="float" office:value="0.873666666666667">
                <text:p>0.873666666666667</text:p>
              </table:table-cell>
              <table:table-cell office:value-type="float" office:value="0.842333333333333">
                <text:p>0.842333333333333</text:p>
              </table:table-cell>
              <table:table-cell office:value-type="float" office:value="0.636833333333333">
                <text:p>0.636833333333333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71333333333333">
                <text:p>0.871333333333333</text:p>
              </table:table-cell>
              <table:table-cell office:value-type="float" office:value="0.874166666666667">
                <text:p>0.874166666666667</text:p>
              </table:table-cell>
              <table:table-cell office:value-type="float" office:value="0.8785">
                <text:p>0.8785</text:p>
              </table:table-cell>
              <table:table-cell office:value-type="float" office:value="0.8785">
                <text:p>0.8785</text:p>
              </table:table-cell>
              <table:table-cell office:value-type="float" office:value="0.850333333333333">
                <text:p>0.850333333333333</text:p>
              </table:table-cell>
              <table:table-cell office:value-type="float" office:value="0.6455">
                <text:p>0.6455</text:p>
              </table:table-cell>
              <table:table-cell office:value-type="float" office:value="0.8075">
                <text:p>0.80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735">
                <text:p>0.8735</text:p>
              </table:table-cell>
              <table:table-cell office:value-type="float" office:value="0.876666666666667">
                <text:p>0.876666666666667</text:p>
              </table:table-cell>
              <table:table-cell office:value-type="float" office:value="0.874666666666667">
                <text:p>0.874666666666667</text:p>
              </table:table-cell>
              <table:table-cell office:value-type="float" office:value="0.871833333333333">
                <text:p>0.871833333333333</text:p>
              </table:table-cell>
              <table:table-cell office:value-type="float" office:value="0.846666666666667">
                <text:p>0.846666666666667</text:p>
              </table:table-cell>
              <table:table-cell office:value-type="float" office:value="0.646833333333333">
                <text:p>0.646833333333333</text:p>
              </table:table-cell>
              <table:table-cell office:value-type="float" office:value="0.777166666666667">
                <text:p>0.7771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71166666666667">
                <text:p>0.871166666666667</text:p>
              </table:table-cell>
              <table:table-cell office:value-type="float" office:value="0.877">
                <text:p>0.877</text:p>
              </table:table-cell>
              <table:table-cell office:value-type="float" office:value="0.8815">
                <text:p>0.8815</text:p>
              </table:table-cell>
              <table:table-cell office:value-type="float" office:value="0.879833333333333">
                <text:p>0.879833333333333</text:p>
              </table:table-cell>
              <table:table-cell office:value-type="float" office:value="0.856">
                <text:p>0.856</text:p>
              </table:table-cell>
              <table:table-cell office:value-type="float" office:value="0.650333333333333">
                <text:p>0.650333333333333</text:p>
              </table:table-cell>
              <table:table-cell office:value-type="float" office:value="0.817333333333333">
                <text:p>0.817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76666666666667">
                <text:p>0.876666666666667</text:p>
              </table:table-cell>
              <table:table-cell office:value-type="float" office:value="0.877666666666667">
                <text:p>0.877666666666667</text:p>
              </table:table-cell>
              <table:table-cell office:value-type="float" office:value="0.882666666666667">
                <text:p>0.882666666666667</text:p>
              </table:table-cell>
              <table:table-cell office:value-type="float" office:value="0.881333333333333">
                <text:p>0.881333333333333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659166666666667">
                <text:p>0.659166666666667</text:p>
              </table:table-cell>
              <table:table-cell office:value-type="float" office:value="0.818666666666667">
                <text:p>0.818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75833333333333">
                <text:p>0.875833333333333</text:p>
              </table:table-cell>
              <table:table-cell office:value-type="float" office:value="0.881">
                <text:p>0.881</text:p>
              </table:table-cell>
              <table:table-cell office:value-type="float" office:value="0.879333333333333">
                <text:p>0.879333333333333</text:p>
              </table:table-cell>
              <table:table-cell office:value-type="float" office:value="0.874">
                <text:p>0.874</text:p>
              </table:table-cell>
              <table:table-cell office:value-type="float" office:value="0.862833333333333">
                <text:p>0.862833333333333</text:p>
              </table:table-cell>
              <table:table-cell office:value-type="float" office:value="0.661166666666667">
                <text:p>0.661166666666667</text:p>
              </table:table-cell>
              <table:table-cell office:value-type="float" office:value="0.824166666666667">
                <text:p>0.8241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75333333333333">
                <text:p>0.875333333333333</text:p>
              </table:table-cell>
              <table:table-cell office:value-type="float" office:value="0.881">
                <text:p>0.881</text:p>
              </table:table-cell>
              <table:table-cell office:value-type="float" office:value="0.884666666666667">
                <text:p>0.884666666666667</text:p>
              </table:table-cell>
              <table:table-cell office:value-type="float" office:value="0.882">
                <text:p>0.882</text:p>
              </table:table-cell>
              <table:table-cell office:value-type="float" office:value="0.869666666666667">
                <text:p>0.869666666666667</text:p>
              </table:table-cell>
              <table:table-cell office:value-type="float" office:value="0.663833333333333">
                <text:p>0.663833333333333</text:p>
              </table:table-cell>
              <table:table-cell office:value-type="float" office:value="0.825333333333333">
                <text:p>0.825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71166666666667">
                <text:p>0.871166666666667</text:p>
              </table:table-cell>
              <table:table-cell office:value-type="float" office:value="0.884333333333333">
                <text:p>0.884333333333333</text:p>
              </table:table-cell>
              <table:table-cell office:value-type="float" office:value="0.887166666666667">
                <text:p>0.887166666666667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662666666666667">
                <text:p>0.662666666666667</text:p>
              </table:table-cell>
              <table:table-cell office:value-type="float" office:value="0.826833333333333">
                <text:p>0.8268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785">
                <text:p>0.8785</text:p>
              </table:table-cell>
              <table:table-cell office:value-type="float" office:value="0.880833333333333">
                <text:p>0.880833333333333</text:p>
              </table:table-cell>
              <table:table-cell office:value-type="float" office:value="0.8835">
                <text:p>0.8835</text:p>
              </table:table-cell>
              <table:table-cell office:value-type="float" office:value="0.884166666666667">
                <text:p>0.884166666666667</text:p>
              </table:table-cell>
              <table:table-cell office:value-type="float" office:value="0.8655">
                <text:p>0.8655</text:p>
              </table:table-cell>
              <table:table-cell office:value-type="float" office:value="0.658">
                <text:p>0.658</text:p>
              </table:table-cell>
              <table:table-cell office:value-type="float" office:value="0.8255">
                <text:p>0.82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879666666666667">
                <text:p>0.879666666666667</text:p>
              </table:table-cell>
              <table:table-cell office:value-type="float" office:value="0.882333333333333">
                <text:p>0.882333333333333</text:p>
              </table:table-cell>
              <table:table-cell office:value-type="float" office:value="0.881833333333333">
                <text:p>0.881833333333333</text:p>
              </table:table-cell>
              <table:table-cell office:value-type="float" office:value="0.8855">
                <text:p>0.8855</text:p>
              </table:table-cell>
              <table:table-cell office:value-type="float" office:value="0.870333333333333">
                <text:p>0.870333333333333</text:p>
              </table:table-cell>
              <table:table-cell office:value-type="float" office:value="0.657666666666667">
                <text:p>0.657666666666667</text:p>
              </table:table-cell>
              <table:table-cell office:value-type="float" office:value="0.8335">
                <text:p>0.83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82166666666667">
                <text:p>0.882166666666667</text:p>
              </table:table-cell>
              <table:table-cell office:value-type="float" office:value="0.883666666666667">
                <text:p>0.883666666666667</text:p>
              </table:table-cell>
              <table:table-cell office:value-type="float" office:value="0.886333333333333">
                <text:p>0.886333333333333</text:p>
              </table:table-cell>
              <table:table-cell office:value-type="float" office:value="0.888166666666667">
                <text:p>0.888166666666667</text:p>
              </table:table-cell>
              <table:table-cell office:value-type="float" office:value="0.867666666666667">
                <text:p>0.867666666666667</text:p>
              </table:table-cell>
              <table:table-cell office:value-type="float" office:value="0.701">
                <text:p>0.701</text:p>
              </table:table-cell>
              <table:table-cell office:value-type="float" office:value="0.834833333333333">
                <text:p>0.8348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83166666666667">
                <text:p>0.883166666666667</text:p>
              </table:table-cell>
              <table:table-cell office:value-type="float" office:value="0.882833333333333">
                <text:p>0.882833333333333</text:p>
              </table:table-cell>
              <table:table-cell office:value-type="float" office:value="0.884333333333333">
                <text:p>0.884333333333333</text:p>
              </table:table-cell>
              <table:table-cell office:value-type="float" office:value="0.877333333333333">
                <text:p>0.877333333333333</text:p>
              </table:table-cell>
              <table:table-cell office:value-type="float" office:value="0.869">
                <text:p>0.869</text:p>
              </table:table-cell>
              <table:table-cell office:value-type="float" office:value="0.776666666666667">
                <text:p>0.776666666666667</text:p>
              </table:table-cell>
              <table:table-cell office:value-type="float" office:value="0.8375">
                <text:p>0.8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77">
                <text:p>0.877</text:p>
              </table:table-cell>
              <table:table-cell office:value-type="float" office:value="0.886666666666667">
                <text:p>0.886666666666667</text:p>
              </table:table-cell>
              <table:table-cell office:value-type="float" office:value="0.889">
                <text:p>0.889</text:p>
              </table:table-cell>
              <table:table-cell office:value-type="float" office:value="0.8845">
                <text:p>0.8845</text:p>
              </table:table-cell>
              <table:table-cell office:value-type="float" office:value="0.867">
                <text:p>0.867</text:p>
              </table:table-cell>
              <table:table-cell office:value-type="float" office:value="0.805166666666667">
                <text:p>0.805166666666667</text:p>
              </table:table-cell>
              <table:table-cell office:value-type="float" office:value="0.833">
                <text:p>0.8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83833333333333">
                <text:p>0.883833333333333</text:p>
              </table:table-cell>
              <table:table-cell office:value-type="float" office:value="0.8875">
                <text:p>0.8875</text:p>
              </table:table-cell>
              <table:table-cell office:value-type="float" office:value="0.887166666666667">
                <text:p>0.887166666666667</text:p>
              </table:table-cell>
              <table:table-cell office:value-type="float" office:value="0.883833333333333">
                <text:p>0.883833333333333</text:p>
              </table:table-cell>
              <table:table-cell office:value-type="float" office:value="0.875166666666667">
                <text:p>0.875166666666667</text:p>
              </table:table-cell>
              <table:table-cell office:value-type="float" office:value="0.814833333333333">
                <text:p>0.814833333333333</text:p>
              </table:table-cell>
              <table:table-cell office:value-type="float" office:value="0.840666666666667">
                <text:p>0.840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82">
                <text:p>0.882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90833333333333">
                <text:p>0.890833333333333</text:p>
              </table:table-cell>
              <table:table-cell office:value-type="float" office:value="0.871333333333333">
                <text:p>0.871333333333333</text:p>
              </table:table-cell>
              <table:table-cell office:value-type="float" office:value="0.826166666666667">
                <text:p>0.826166666666667</text:p>
              </table:table-cell>
              <table:table-cell office:value-type="float" office:value="0.840166666666667">
                <text:p>0.8401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83">
                <text:p>0.883</text:p>
              </table:table-cell>
              <table:table-cell office:value-type="float" office:value="0.891">
                <text:p>0.891</text:p>
              </table:table-cell>
              <table:table-cell office:value-type="float" office:value="0.885333333333333">
                <text:p>0.885333333333333</text:p>
              </table:table-cell>
              <table:table-cell office:value-type="float" office:value="0.890333333333333">
                <text:p>0.890333333333333</text:p>
              </table:table-cell>
              <table:table-cell office:value-type="float" office:value="0.871833333333333">
                <text:p>0.871833333333333</text:p>
              </table:table-cell>
              <table:table-cell office:value-type="float" office:value="0.8305">
                <text:p>0.8305</text:p>
              </table:table-cell>
              <table:table-cell office:value-type="float" office:value="0.836166666666667">
                <text:p>0.8361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85833333333333">
                <text:p>0.885833333333333</text:p>
              </table:table-cell>
              <table:table-cell office:value-type="float" office:value="0.8905">
                <text:p>0.8905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87833333333333">
                <text:p>0.887833333333333</text:p>
              </table:table-cell>
              <table:table-cell office:value-type="float" office:value="0.864333333333333">
                <text:p>0.864333333333333</text:p>
              </table:table-cell>
              <table:table-cell office:value-type="float" office:value="0.831166666666667">
                <text:p>0.831166666666667</text:p>
              </table:table-cell>
              <table:table-cell office:value-type="float" office:value="0.8425">
                <text:p>0.84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83833333333333">
                <text:p>0.883833333333333</text:p>
              </table:table-cell>
              <table:table-cell office:value-type="float" office:value="0.89">
                <text:p>0.89</text:p>
              </table:table-cell>
              <table:table-cell office:value-type="float" office:value="0.891833333333333">
                <text:p>0.891833333333333</text:p>
              </table:table-cell>
              <table:table-cell office:value-type="float" office:value="0.886">
                <text:p>0.886</text:p>
              </table:table-cell>
              <table:table-cell office:value-type="float" office:value="0.871166666666667">
                <text:p>0.871166666666667</text:p>
              </table:table-cell>
              <table:table-cell office:value-type="float" office:value="0.8335">
                <text:p>0.8335</text:p>
              </table:table-cell>
              <table:table-cell office:value-type="float" office:value="0.841">
                <text:p>0.8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85333333333333">
                <text:p>0.885333333333333</text:p>
              </table:table-cell>
              <table:table-cell office:value-type="float" office:value="0.8915">
                <text:p>0.8915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888333333333333">
                <text:p>0.888333333333333</text:p>
              </table:table-cell>
              <table:table-cell office:value-type="float" office:value="0.869333333333333">
                <text:p>0.869333333333333</text:p>
              </table:table-cell>
              <table:table-cell office:value-type="float" office:value="0.837833333333333">
                <text:p>0.837833333333333</text:p>
              </table:table-cell>
              <table:table-cell office:value-type="float" office:value="0.837666666666667">
                <text:p>0.837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865">
                <text:p>0.8865</text:p>
              </table:table-cell>
              <table:table-cell office:value-type="float" office:value="0.892">
                <text:p>0.892</text:p>
              </table:table-cell>
              <table:table-cell office:value-type="float" office:value="0.884333333333333">
                <text:p>0.884333333333333</text:p>
              </table:table-cell>
              <table:table-cell office:value-type="float" office:value="0.888166666666667">
                <text:p>0.888166666666667</text:p>
              </table:table-cell>
              <table:table-cell office:value-type="float" office:value="0.868333333333333">
                <text:p>0.868333333333333</text:p>
              </table:table-cell>
              <table:table-cell office:value-type="float" office:value="0.84">
                <text:p>0.84</text:p>
              </table:table-cell>
              <table:table-cell office:value-type="float" office:value="0.842333333333333">
                <text:p>0.842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87">
                <text:p>0.887</text:p>
              </table:table-cell>
              <table:table-cell office:value-type="float" office:value="0.889166666666667">
                <text:p>0.889166666666667</text:p>
              </table:table-cell>
              <table:table-cell office:value-type="float" office:value="0.887833333333333">
                <text:p>0.887833333333333</text:p>
              </table:table-cell>
              <table:table-cell office:value-type="float" office:value="0.8895">
                <text:p>0.8895</text:p>
              </table:table-cell>
              <table:table-cell office:value-type="float" office:value="0.873166666666667">
                <text:p>0.873166666666667</text:p>
              </table:table-cell>
              <table:table-cell office:value-type="float" office:value="0.8455">
                <text:p>0.8455</text:p>
              </table:table-cell>
              <table:table-cell office:value-type="float" office:value="0.8365">
                <text:p>0.83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87333333333333">
                <text:p>0.887333333333333</text:p>
              </table:table-cell>
              <table:table-cell office:value-type="float" office:value="0.885666666666667">
                <text:p>0.885666666666667</text:p>
              </table:table-cell>
              <table:table-cell office:value-type="float" office:value="0.8945">
                <text:p>0.8945</text:p>
              </table:table-cell>
              <table:table-cell office:value-type="float" office:value="0.889333333333333">
                <text:p>0.889333333333333</text:p>
              </table:table-cell>
              <table:table-cell office:value-type="float" office:value="0.875833333333333">
                <text:p>0.875833333333333</text:p>
              </table:table-cell>
              <table:table-cell office:value-type="float" office:value="0.842166666666667">
                <text:p>0.842166666666667</text:p>
              </table:table-cell>
              <table:table-cell office:value-type="float" office:value="0.842666666666667">
                <text:p>0.842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89166666666667">
                <text:p>0.889166666666667</text:p>
              </table:table-cell>
              <table:table-cell office:value-type="float" office:value="0.890666666666667">
                <text:p>0.890666666666667</text:p>
              </table:table-cell>
              <table:table-cell office:value-type="float" office:value="0.890166666666667">
                <text:p>0.890166666666667</text:p>
              </table:table-cell>
              <table:table-cell office:value-type="float" office:value="0.885833333333333">
                <text:p>0.885833333333333</text:p>
              </table:table-cell>
              <table:table-cell office:value-type="float" office:value="0.874">
                <text:p>0.874</text:p>
              </table:table-cell>
              <table:table-cell office:value-type="float" office:value="0.8455">
                <text:p>0.8455</text:p>
              </table:table-cell>
              <table:table-cell office:value-type="float" office:value="0.8465">
                <text:p>0.84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89166666666667">
                <text:p>0.889166666666667</text:p>
              </table:table-cell>
              <table:table-cell office:value-type="float" office:value="0.894333333333333">
                <text:p>0.894333333333333</text:p>
              </table:table-cell>
              <table:table-cell office:value-type="float" office:value="0.888166666666667">
                <text:p>0.888166666666667</text:p>
              </table:table-cell>
              <table:table-cell office:value-type="float" office:value="0.892666666666667">
                <text:p>0.892666666666667</text:p>
              </table:table-cell>
              <table:table-cell office:value-type="float" office:value="0.8695">
                <text:p>0.8695</text:p>
              </table:table-cell>
              <table:table-cell office:value-type="float" office:value="0.845">
                <text:p>0.845</text:p>
              </table:table-cell>
              <table:table-cell office:value-type="float" office:value="0.841333333333333">
                <text:p>0.841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88333333333333">
                <text:p>0.888333333333333</text:p>
              </table:table-cell>
              <table:table-cell office:value-type="float" office:value="0.894833333333333">
                <text:p>0.894833333333333</text:p>
              </table:table-cell>
              <table:table-cell office:value-type="float" office:value="0.893666666666667">
                <text:p>0.893666666666667</text:p>
              </table:table-cell>
              <table:table-cell office:value-type="float" office:value="0.888166666666667">
                <text:p>0.888166666666667</text:p>
              </table:table-cell>
              <table:table-cell office:value-type="float" office:value="0.865833333333333">
                <text:p>0.865833333333333</text:p>
              </table:table-cell>
              <table:table-cell office:value-type="float" office:value="0.847833333333333">
                <text:p>0.847833333333333</text:p>
              </table:table-cell>
              <table:table-cell office:value-type="float" office:value="0.851833333333333">
                <text:p>0.8518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885">
                <text:p>0.8885</text:p>
              </table:table-cell>
              <table:table-cell office:value-type="float" office:value="0.892833333333333">
                <text:p>0.892833333333333</text:p>
              </table:table-cell>
              <table:table-cell office:value-type="float" office:value="0.894833333333333">
                <text:p>0.894833333333333</text:p>
              </table:table-cell>
              <table:table-cell office:value-type="float" office:value="0.889">
                <text:p>0.889</text:p>
              </table:table-cell>
              <table:table-cell office:value-type="float" office:value="0.879333333333333">
                <text:p>0.879333333333333</text:p>
              </table:table-cell>
              <table:table-cell office:value-type="float" office:value="0.842333333333333">
                <text:p>0.842333333333333</text:p>
              </table:table-cell>
              <table:table-cell office:value-type="float" office:value="0.844333333333333">
                <text:p>0.8443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889666666666667">
                <text:p>0.889666666666667</text:p>
              </table:table-cell>
              <table:table-cell office:value-type="float" office:value="0.890666666666667">
                <text:p>0.890666666666667</text:p>
              </table:table-cell>
              <table:table-cell office:value-type="float" office:value="0.887333333333333">
                <text:p>0.887333333333333</text:p>
              </table:table-cell>
              <table:table-cell office:value-type="float" office:value="0.887833333333333">
                <text:p>0.887833333333333</text:p>
              </table:table-cell>
              <table:table-cell office:value-type="float" office:value="0.877333333333333">
                <text:p>0.877333333333333</text:p>
              </table:table-cell>
              <table:table-cell office:value-type="float" office:value="0.85">
                <text:p>0.85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889666666666667">
                <text:p>0.889666666666667</text:p>
              </table:table-cell>
              <table:table-cell office:value-type="float" office:value="0.895166666666667">
                <text:p>0.895166666666667</text:p>
              </table:table-cell>
              <table:table-cell office:value-type="float" office:value="0.894666666666667">
                <text:p>0.894666666666667</text:p>
              </table:table-cell>
              <table:table-cell office:value-type="float" office:value="0.890833333333333">
                <text:p>0.890833333333333</text:p>
              </table:table-cell>
              <table:table-cell office:value-type="float" office:value="0.875833333333333">
                <text:p>0.875833333333333</text:p>
              </table:table-cell>
              <table:table-cell office:value-type="float" office:value="0.848833333333333">
                <text:p>0.848833333333333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88666666666667">
                <text:p>0.888666666666667</text:p>
              </table:table-cell>
              <table:table-cell office:value-type="float" office:value="0.894166666666667">
                <text:p>0.894166666666667</text:p>
              </table:table-cell>
              <table:table-cell office:value-type="float" office:value="0.898666666666667">
                <text:p>0.898666666666667</text:p>
              </table:table-cell>
              <table:table-cell office:value-type="float" office:value="0.885166666666667">
                <text:p>0.885166666666667</text:p>
              </table:table-cell>
              <table:table-cell office:value-type="float" office:value="0.8745">
                <text:p>0.8745</text:p>
              </table:table-cell>
              <table:table-cell office:value-type="float" office:value="0.845166666666667">
                <text:p>0.845166666666667</text:p>
              </table:table-cell>
              <table:table-cell office:value-type="float" office:value="0.8505">
                <text:p>0.85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892666666666667">
                <text:p>0.892666666666667</text:p>
              </table:table-cell>
              <table:table-cell office:value-type="float" office:value="0.894666666666667">
                <text:p>0.894666666666667</text:p>
              </table:table-cell>
              <table:table-cell office:value-type="float" office:value="0.8945">
                <text:p>0.8945</text:p>
              </table:table-cell>
              <table:table-cell office:value-type="float" office:value="0.888666666666667">
                <text:p>0.888666666666667</text:p>
              </table:table-cell>
              <table:table-cell office:value-type="float" office:value="0.869">
                <text:p>0.869</text:p>
              </table:table-cell>
              <table:table-cell office:value-type="float" office:value="0.848666666666667">
                <text:p>0.848666666666667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892833333333333">
                <text:p>0.892833333333333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97333333333333">
                <text:p>0.897333333333333</text:p>
              </table:table-cell>
              <table:table-cell office:value-type="float" office:value="0.886">
                <text:p>0.886</text:p>
              </table:table-cell>
              <table:table-cell office:value-type="float" office:value="0.8805">
                <text:p>0.8805</text:p>
              </table:table-cell>
              <table:table-cell office:value-type="float" office:value="0.85">
                <text:p>0.85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889666666666667">
                <text:p>0.889666666666667</text:p>
              </table:table-cell>
              <table:table-cell office:value-type="float" office:value="0.895333333333333">
                <text:p>0.895333333333333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891333333333333">
                <text:p>0.891333333333333</text:p>
              </table:table-cell>
              <table:table-cell office:value-type="float" office:value="0.870833333333333">
                <text:p>0.870833333333333</text:p>
              </table:table-cell>
              <table:table-cell office:value-type="float" office:value="0.850333333333333">
                <text:p>0.850333333333333</text:p>
              </table:table-cell>
              <table:table-cell office:value-type="float" office:value="0.854333333333333">
                <text:p>0.8543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89">
                <text:p>0.89</text:p>
              </table:table-cell>
              <table:table-cell office:value-type="float" office:value="0.895">
                <text:p>0.895</text:p>
              </table:table-cell>
              <table:table-cell office:value-type="float" office:value="0.8985">
                <text:p>0.8985</text:p>
              </table:table-cell>
              <table:table-cell office:value-type="float" office:value="0.885833333333333">
                <text:p>0.885833333333333</text:p>
              </table:table-cell>
              <table:table-cell office:value-type="float" office:value="0.8695">
                <text:p>0.8695</text:p>
              </table:table-cell>
              <table:table-cell office:value-type="float" office:value="0.848333333333333">
                <text:p>0.848333333333333</text:p>
              </table:table-cell>
              <table:table-cell office:value-type="float" office:value="0.850666666666667">
                <text:p>0.850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892666666666667">
                <text:p>0.892666666666667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894">
                <text:p>0.894</text:p>
              </table:table-cell>
              <table:table-cell office:value-type="float" office:value="0.887666666666667">
                <text:p>0.887666666666667</text:p>
              </table:table-cell>
              <table:table-cell office:value-type="float" office:value="0.872">
                <text:p>0.872</text:p>
              </table:table-cell>
              <table:table-cell office:value-type="float" office:value="0.844833333333333">
                <text:p>0.844833333333333</text:p>
              </table:table-cell>
              <table:table-cell office:value-type="float" office:value="0.8485">
                <text:p>0.84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894">
                <text:p>0.894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98333333333333">
                <text:p>0.898333333333333</text:p>
              </table:table-cell>
              <table:table-cell office:value-type="float" office:value="0.88">
                <text:p>0.88</text:p>
              </table:table-cell>
              <table:table-cell office:value-type="float" office:value="0.872666666666667">
                <text:p>0.872666666666667</text:p>
              </table:table-cell>
              <table:table-cell office:value-type="float" office:value="0.85">
                <text:p>0.85</text:p>
              </table:table-cell>
              <table:table-cell office:value-type="float" office:value="0.8515">
                <text:p>0.85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894166666666667">
                <text:p>0.894166666666667</text:p>
              </table:table-cell>
              <table:table-cell office:value-type="float" office:value="0.8965">
                <text:p>0.8965</text:p>
              </table:table-cell>
              <table:table-cell office:value-type="float" office:value="0.899">
                <text:p>0.899</text:p>
              </table:table-cell>
              <table:table-cell office:value-type="float" office:value="0.891333333333333">
                <text:p>0.891333333333333</text:p>
              </table:table-cell>
              <table:table-cell office:value-type="float" office:value="0.876">
                <text:p>0.876</text:p>
              </table:table-cell>
              <table:table-cell office:value-type="float" office:value="0.850833333333333">
                <text:p>0.850833333333333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893666666666667">
                <text:p>0.893666666666667</text:p>
              </table:table-cell>
              <table:table-cell office:value-type="float" office:value="0.898333333333333">
                <text:p>0.898333333333333</text:p>
              </table:table-cell>
              <table:table-cell office:value-type="float" office:value="0.897166666666667">
                <text:p>0.897166666666667</text:p>
              </table:table-cell>
              <table:table-cell office:value-type="float" office:value="0.8895">
                <text:p>0.8895</text:p>
              </table:table-cell>
              <table:table-cell office:value-type="float" office:value="0.8715">
                <text:p>0.8715</text:p>
              </table:table-cell>
              <table:table-cell office:value-type="float" office:value="0.849833333333333">
                <text:p>0.849833333333333</text:p>
              </table:table-cell>
              <table:table-cell office:value-type="float" office:value="0.848333333333333">
                <text:p>0.848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8915">
                <text:p>0.8915</text:p>
              </table:table-cell>
              <table:table-cell office:value-type="float" office:value="0.897166666666667">
                <text:p>0.897166666666667</text:p>
              </table:table-cell>
              <table:table-cell office:value-type="float" office:value="0.898666666666667">
                <text:p>0.898666666666667</text:p>
              </table:table-cell>
              <table:table-cell office:value-type="float" office:value="0.890166666666667">
                <text:p>0.890166666666667</text:p>
              </table:table-cell>
              <table:table-cell office:value-type="float" office:value="0.876833333333333">
                <text:p>0.876833333333333</text:p>
              </table:table-cell>
              <table:table-cell office:value-type="float" office:value="0.850666666666667">
                <text:p>0.850666666666667</text:p>
              </table:table-cell>
              <table:table-cell office:value-type="float" office:value="0.851166666666667">
                <text:p>0.851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891166666666667">
                <text:p>0.891166666666667</text:p>
              </table:table-cell>
              <table:table-cell office:value-type="float" office:value="0.896">
                <text:p>0.896</text:p>
              </table:table-cell>
              <table:table-cell office:value-type="float" office:value="0.898">
                <text:p>0.898</text:p>
              </table:table-cell>
              <table:table-cell office:value-type="float" office:value="0.890333333333333">
                <text:p>0.890333333333333</text:p>
              </table:table-cell>
              <table:table-cell office:value-type="float" office:value="0.8765">
                <text:p>0.8765</text:p>
              </table:table-cell>
              <table:table-cell office:value-type="float" office:value="0.847666666666667">
                <text:p>0.847666666666667</text:p>
              </table:table-cell>
              <table:table-cell office:value-type="float" office:value="0.85">
                <text:p>0.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8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75cm" svg:height="14.958cm" xlink:href=".." xlink:type="simple" chart:class="chart:scatter" chart:style-name="ch1">
        <chart:legend chart:legend-position="end" svg:x="18.508cm" svg:y="6.591cm" style:legend-expansion="high" chart:style-name="ch2"/>
        <chart:plot-area chart:style-name="ch3" table:cell-range-address="'Softplus-'.I5:'Softplus-'.M35" chart:data-source-has-labels="row" svg:x="0.423cm" svg:y="0.299cm" svg:width="17.662cm" svg:height="14.36cm">
          <chartooo:coordinate-region svg:x="1.335cm" svg:y="0.459cm" svg:width="16.563cm" svg:height="13.63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oftplus-'.J6:'Softplus-'.J35" chart:label-cell-address="'Softplus-'.J5:'Softplus-'.J5" chart:class="chart:scatter">
            <chart:domain table:cell-range-address="'Softplus-'.I6:'Softplus-'.I35"/>
            <chart:data-point chart:repeated="30"/>
          </chart:series>
          <chart:series chart:style-name="ch8" chart:values-cell-range-address="'Softplus-'.K6:'Softplus-'.K35" chart:label-cell-address="'Softplus-'.K5:'Softplus-'.K5" chart:class="chart:scatter">
            <chart:data-point chart:repeated="30"/>
          </chart:series>
          <chart:series chart:style-name="ch9" chart:values-cell-range-address="'Softplus-'.L6:'Softplus-'.L35" chart:label-cell-address="'Softplus-'.L5:'Softplus-'.L5" chart:class="chart:scatter">
            <chart:data-point chart:repeated="30"/>
          </chart:series>
          <chart:series chart:style-name="ch10" chart:values-cell-range-address="'Softplus-'.M6:'Softplus-'.M35" chart:label-cell-address="'Softplus-'.M5:'Softplus-'.M5" chart:class="chart:scatter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1 Layer</text:p>
                <draw:g>
                  <svg:desc>'Softplus-'.J5:'Softplus-'.J5</svg:desc>
                </draw:g>
              </table:table-cell>
              <table:table-cell office:value-type="string">
                <text:p>2 Layers</text:p>
                <draw:g>
                  <svg:desc>'Softplus-'.K5:'Softplus-'.K5</svg:desc>
                </draw:g>
              </table:table-cell>
              <table:table-cell office:value-type="string">
                <text:p>3 Layers</text:p>
                <draw:g>
                  <svg:desc>'Softplus-'.L5:'Softplus-'.L5</svg:desc>
                </draw:g>
              </table:table-cell>
              <table:table-cell office:value-type="string">
                <text:p>4 Layers</text:p>
                <draw:g>
                  <svg:desc>'Softplus-'.M5:'Softplus-'.M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oftplus-'.I6:'Softplus-'.I35</svg:desc>
                </draw:g>
              </table:table-cell>
              <table:table-cell office:value-type="float" office:value="0.856666666666667">
                <text:p>0.856666666666667</text:p>
                <draw:g>
                  <svg:desc>'Softplus-'.J6:'Softplus-'.J35</svg:desc>
                </draw:g>
              </table:table-cell>
              <table:table-cell office:value-type="float" office:value="0.854833333333333">
                <text:p>0.854833333333333</text:p>
                <draw:g>
                  <svg:desc>'Softplus-'.K6:'Softplus-'.K35</svg:desc>
                </draw:g>
              </table:table-cell>
              <table:table-cell office:value-type="float" office:value="0.862333333333333">
                <text:p>0.862333333333333</text:p>
                <draw:g>
                  <svg:desc>'Softplus-'.L6:'Softplus-'.L35</svg:desc>
                </draw:g>
              </table:table-cell>
              <table:table-cell office:value-type="float" office:value="0.861">
                <text:p>0.861</text:p>
                <draw:g>
                  <svg:desc>'Softplus-'.M6:'Softplus-'.M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81">
                <text:p>0.881</text:p>
              </table:table-cell>
              <table:table-cell office:value-type="float" office:value="0.886">
                <text:p>0.886</text:p>
              </table:table-cell>
              <table:table-cell office:value-type="float" office:value="0.872">
                <text:p>0.872</text:p>
              </table:table-cell>
              <table:table-cell office:value-type="float" office:value="0.871666666666667">
                <text:p>0.871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74833333333333">
                <text:p>0.874833333333333</text:p>
              </table:table-cell>
              <table:table-cell office:value-type="float" office:value="0.889833333333333">
                <text:p>0.889833333333333</text:p>
              </table:table-cell>
              <table:table-cell office:value-type="float" office:value="0.884">
                <text:p>0.884</text:p>
              </table:table-cell>
              <table:table-cell office:value-type="float" office:value="0.872833333333333">
                <text:p>0.8728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915">
                <text:p>0.8915</text:p>
              </table:table-cell>
              <table:table-cell office:value-type="float" office:value="0.890666666666667">
                <text:p>0.890666666666667</text:p>
              </table:table-cell>
              <table:table-cell office:value-type="float" office:value="0.884833333333333">
                <text:p>0.884833333333333</text:p>
              </table:table-cell>
              <table:table-cell office:value-type="float" office:value="0.887166666666667">
                <text:p>0.8871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87333333333333">
                <text:p>0.887333333333333</text:p>
              </table:table-cell>
              <table:table-cell office:value-type="float" office:value="0.891333333333333">
                <text:p>0.891333333333333</text:p>
              </table:table-cell>
              <table:table-cell office:value-type="float" office:value="0.893833333333333">
                <text:p>0.893833333333333</text:p>
              </table:table-cell>
              <table:table-cell office:value-type="float" office:value="0.888833333333333">
                <text:p>0.8888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94">
                <text:p>0.894</text:p>
              </table:table-cell>
              <table:table-cell office:value-type="float" office:value="0.898833333333333">
                <text:p>0.898833333333333</text:p>
              </table:table-cell>
              <table:table-cell office:value-type="float" office:value="0.895333333333333">
                <text:p>0.895333333333333</text:p>
              </table:table-cell>
              <table:table-cell office:value-type="float" office:value="0.890333333333333">
                <text:p>0.890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92166666666667">
                <text:p>0.892166666666667</text:p>
              </table:table-cell>
              <table:table-cell office:value-type="float" office:value="0.89">
                <text:p>0.89</text:p>
              </table:table-cell>
              <table:table-cell office:value-type="float" office:value="0.8915">
                <text:p>0.8915</text:p>
              </table:table-cell>
              <table:table-cell office:value-type="float" office:value="0.9005">
                <text:p>0.9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97333333333333">
                <text:p>0.897333333333333</text:p>
              </table:table-cell>
              <table:table-cell office:value-type="float" office:value="0.901833333333333">
                <text:p>0.901833333333333</text:p>
              </table:table-cell>
              <table:table-cell office:value-type="float" office:value="0.897666666666667">
                <text:p>0.897666666666667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06166666666667">
                <text:p>0.906166666666667</text:p>
              </table:table-cell>
              <table:table-cell office:value-type="float" office:value="0.889">
                <text:p>0.889</text:p>
              </table:table-cell>
              <table:table-cell office:value-type="float" office:value="0.898833333333333">
                <text:p>0.898833333333333</text:p>
              </table:table-cell>
              <table:table-cell office:value-type="float" office:value="0.894666666666667">
                <text:p>0.894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01666666666667">
                <text:p>0.901666666666667</text:p>
              </table:table-cell>
              <table:table-cell office:value-type="float" office:value="0.905">
                <text:p>0.905</text:p>
              </table:table-cell>
              <table:table-cell office:value-type="float" office:value="0.897">
                <text:p>0.897</text:p>
              </table:table-cell>
              <table:table-cell office:value-type="float" office:value="0.899">
                <text:p>0.8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965">
                <text:p>0.8965</text:p>
              </table:table-cell>
              <table:table-cell office:value-type="float" office:value="0.9065">
                <text:p>0.9065</text:p>
              </table:table-cell>
              <table:table-cell office:value-type="float" office:value="0.901833333333333">
                <text:p>0.901833333333333</text:p>
              </table:table-cell>
              <table:table-cell office:value-type="float" office:value="0.9025">
                <text:p>0.9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02">
                <text:p>0.902</text:p>
              </table:table-cell>
              <table:table-cell office:value-type="float" office:value="0.905333333333333">
                <text:p>0.905333333333333</text:p>
              </table:table-cell>
              <table:table-cell office:value-type="float" office:value="0.907833333333333">
                <text:p>0.907833333333333</text:p>
              </table:table-cell>
              <table:table-cell office:value-type="float" office:value="0.9075">
                <text:p>0.90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985">
                <text:p>0.8985</text:p>
              </table:table-cell>
              <table:table-cell office:value-type="float" office:value="0.9055">
                <text:p>0.9055</text:p>
              </table:table-cell>
              <table:table-cell office:value-type="float" office:value="0.903833333333333">
                <text:p>0.903833333333333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95">
                <text:p>0.895</text:p>
              </table:table-cell>
              <table:table-cell office:value-type="float" office:value="0.902166666666667">
                <text:p>0.902166666666667</text:p>
              </table:table-cell>
              <table:table-cell office:value-type="float" office:value="0.905666666666667">
                <text:p>0.905666666666667</text:p>
              </table:table-cell>
              <table:table-cell office:value-type="float" office:value="0.903166666666667">
                <text:p>0.9031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91166666666667">
                <text:p>0.891166666666667</text:p>
              </table:table-cell>
              <table:table-cell office:value-type="float" office:value="0.899166666666667">
                <text:p>0.899166666666667</text:p>
              </table:table-cell>
              <table:table-cell office:value-type="float" office:value="0.9065">
                <text:p>0.9065</text:p>
              </table:table-cell>
              <table:table-cell office:value-type="float" office:value="0.900833333333333">
                <text:p>0.9008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01333333333333">
                <text:p>0.901333333333333</text:p>
              </table:table-cell>
              <table:table-cell office:value-type="float" office:value="0.9045">
                <text:p>0.9045</text:p>
              </table:table-cell>
              <table:table-cell office:value-type="float" office:value="0.9065">
                <text:p>0.9065</text:p>
              </table:table-cell>
              <table:table-cell office:value-type="float" office:value="0.9065">
                <text:p>0.90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01833333333333">
                <text:p>0.901833333333333</text:p>
              </table:table-cell>
              <table:table-cell office:value-type="float" office:value="0.905666666666667">
                <text:p>0.905666666666667</text:p>
              </table:table-cell>
              <table:table-cell office:value-type="float" office:value="0.903666666666667">
                <text:p>0.903666666666667</text:p>
              </table:table-cell>
              <table:table-cell office:value-type="float" office:value="0.905833333333333">
                <text:p>0.9058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05">
                <text:p>0.905</text:p>
              </table:table-cell>
              <table:table-cell office:value-type="float" office:value="0.907833333333333">
                <text:p>0.907833333333333</text:p>
              </table:table-cell>
              <table:table-cell office:value-type="float" office:value="0.901833333333333">
                <text:p>0.901833333333333</text:p>
              </table:table-cell>
              <table:table-cell office:value-type="float" office:value="0.904666666666667">
                <text:p>0.904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99666666666667">
                <text:p>0.899666666666667</text:p>
              </table:table-cell>
              <table:table-cell office:value-type="float" office:value="0.908333333333333">
                <text:p>0.908333333333333</text:p>
              </table:table-cell>
              <table:table-cell office:value-type="float" office:value="0.900666666666667">
                <text:p>0.900666666666667</text:p>
              </table:table-cell>
              <table:table-cell office:value-type="float" office:value="0.910666666666667">
                <text:p>0.910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06666666666667">
                <text:p>0.906666666666667</text:p>
              </table:table-cell>
              <table:table-cell office:value-type="float" office:value="0.9115">
                <text:p>0.9115</text:p>
              </table:table-cell>
              <table:table-cell office:value-type="float" office:value="0.904833333333333">
                <text:p>0.904833333333333</text:p>
              </table:table-cell>
              <table:table-cell office:value-type="float" office:value="0.901">
                <text:p>0.9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01333333333333">
                <text:p>0.901333333333333</text:p>
              </table:table-cell>
              <table:table-cell office:value-type="float" office:value="0.905666666666667">
                <text:p>0.905666666666667</text:p>
              </table:table-cell>
              <table:table-cell office:value-type="float" office:value="0.904666666666667">
                <text:p>0.904666666666667</text:p>
              </table:table-cell>
              <table:table-cell office:value-type="float" office:value="0.9055">
                <text:p>0.90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07166666666667">
                <text:p>0.907166666666667</text:p>
              </table:table-cell>
              <table:table-cell office:value-type="float" office:value="0.9045">
                <text:p>0.9045</text:p>
              </table:table-cell>
              <table:table-cell office:value-type="float" office:value="0.910333333333333">
                <text:p>0.910333333333333</text:p>
              </table:table-cell>
              <table:table-cell office:value-type="float" office:value="0.904333333333333">
                <text:p>0.904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902666666666667">
                <text:p>0.902666666666667</text:p>
              </table:table-cell>
              <table:table-cell office:value-type="float" office:value="0.907333333333333">
                <text:p>0.907333333333333</text:p>
              </table:table-cell>
              <table:table-cell office:value-type="float" office:value="0.902166666666667">
                <text:p>0.902166666666667</text:p>
              </table:table-cell>
              <table:table-cell office:value-type="float" office:value="0.907333333333333">
                <text:p>0.907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00833333333333">
                <text:p>0.900833333333333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904666666666667">
                <text:p>0.904666666666667</text:p>
              </table:table-cell>
              <table:table-cell office:value-type="float" office:value="0.905">
                <text:p>0.9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025">
                <text:p>0.9025</text:p>
              </table:table-cell>
              <table:table-cell office:value-type="float" office:value="0.897">
                <text:p>0.897</text:p>
              </table:table-cell>
              <table:table-cell office:value-type="float" office:value="0.901833333333333">
                <text:p>0.901833333333333</text:p>
              </table:table-cell>
              <table:table-cell office:value-type="float" office:value="0.904166666666667">
                <text:p>0.9041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">
                <text:p>0.9</text:p>
              </table:table-cell>
              <table:table-cell office:value-type="float" office:value="0.903333333333333">
                <text:p>0.903333333333333</text:p>
              </table:table-cell>
              <table:table-cell office:value-type="float" office:value="0.898">
                <text:p>0.89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04">
                <text:p>0.904</text:p>
              </table:table-cell>
              <table:table-cell office:value-type="float" office:value="0.903833333333333">
                <text:p>0.903833333333333</text:p>
              </table:table-cell>
              <table:table-cell office:value-type="float" office:value="0.906666666666667">
                <text:p>0.906666666666667</text:p>
              </table:table-cell>
              <table:table-cell office:value-type="float" office:value="0.905333333333333">
                <text:p>0.9053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065">
                <text:p>0.9065</text:p>
              </table:table-cell>
              <table:table-cell office:value-type="float" office:value="0.905">
                <text:p>0.905</text:p>
              </table:table-cell>
              <table:table-cell office:value-type="float" office:value="0.905666666666667">
                <text:p>0.905666666666667</text:p>
              </table:table-cell>
              <table:table-cell office:value-type="float" office:value="0.902666666666667">
                <text:p>0.902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035">
                <text:p>0.9035</text:p>
              </table:table-cell>
              <table:table-cell office:value-type="float" office:value="0.909166666666667">
                <text:p>0.909166666666667</text:p>
              </table:table-cell>
              <table:table-cell office:value-type="float" office:value="0.907666666666667">
                <text:p>0.907666666666667</text:p>
              </table:table-cell>
              <table:table-cell office:value-type="float" office:value="0.898333333333333">
                <text:p>0.8983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9025">
                <text:p>0.9025</text:p>
              </table:table-cell>
              <table:table-cell office:value-type="float" office:value="0.905333333333333">
                <text:p>0.905333333333333</text:p>
              </table:table-cell>
              <table:table-cell office:value-type="float" office:value="0.904166666666667">
                <text:p>0.904166666666667</text:p>
              </table:table-cell>
              <table:table-cell office:value-type="float" office:value="0.901333333333333">
                <text:p>0.9013333333333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8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741cm" svg:height="12.229cm" xlink:href=".." xlink:type="simple" chart:class="chart:scatter" chart:style-name="ch1">
        <chart:legend chart:legend-position="end" svg:x="19.074cm" svg:y="5.226cm" style:legend-expansion="high" chart:style-name="ch2"/>
        <chart:plot-area chart:style-name="ch3" table:cell-range-address="'tanh-'.I5:'tanh-'.M25" chart:data-source-has-labels="row" svg:x="0.434cm" svg:y="0.244cm" svg:width="18.206cm" svg:height="11.741cm">
          <chartooo:coordinate-region svg:x="1.532cm" svg:y="0.404cm" svg:width="16.921cm" svg:height="11.01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anh-'.J6:'tanh-'.J25" chart:label-cell-address="'tanh-'.J5:'tanh-'.J5" chart:class="chart:scatter">
            <chart:domain table:cell-range-address="'tanh-'.I6:'tanh-'.I25"/>
            <chart:data-point chart:repeated="20"/>
          </chart:series>
          <chart:series chart:style-name="ch8" chart:values-cell-range-address="'tanh-'.K6:'tanh-'.K25" chart:label-cell-address="'tanh-'.K5:'tanh-'.K5" chart:class="chart:scatter">
            <chart:data-point chart:repeated="20"/>
          </chart:series>
          <chart:series chart:style-name="ch9" chart:values-cell-range-address="'tanh-'.L6:'tanh-'.L25" chart:label-cell-address="'tanh-'.L5:'tanh-'.L5" chart:class="chart:scatter">
            <chart:data-point chart:repeated="20"/>
          </chart:series>
          <chart:series chart:style-name="ch10" chart:values-cell-range-address="'tanh-'.M6:'tanh-'.M25" chart:label-cell-address="'tanh-'.M5:'tanh-'.M5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1 Layer</text:p>
                <draw:g>
                  <svg:desc>'tanh-'.J5:'tanh-'.J5</svg:desc>
                </draw:g>
              </table:table-cell>
              <table:table-cell office:value-type="string">
                <text:p>2 Layers</text:p>
                <draw:g>
                  <svg:desc>'tanh-'.K5:'tanh-'.K5</svg:desc>
                </draw:g>
              </table:table-cell>
              <table:table-cell office:value-type="string">
                <text:p>3 Layers</text:p>
                <draw:g>
                  <svg:desc>'tanh-'.L5:'tanh-'.L5</svg:desc>
                </draw:g>
              </table:table-cell>
              <table:table-cell office:value-type="string">
                <text:p>4 Layers</text:p>
                <draw:g>
                  <svg:desc>'tanh-'.M5:'tanh-'.M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anh-'.I6:'tanh-'.I25</svg:desc>
                </draw:g>
              </table:table-cell>
              <table:table-cell office:value-type="float" office:value="0.8575">
                <text:p>0.8575</text:p>
                <draw:g>
                  <svg:desc>'tanh-'.J6:'tanh-'.J25</svg:desc>
                </draw:g>
              </table:table-cell>
              <table:table-cell office:value-type="float" office:value="0.864666666666667">
                <text:p>0.864666666666667</text:p>
                <draw:g>
                  <svg:desc>'tanh-'.K6:'tanh-'.K25</svg:desc>
                </draw:g>
              </table:table-cell>
              <table:table-cell office:value-type="float" office:value="0.86">
                <text:p>0.86</text:p>
                <draw:g>
                  <svg:desc>'tanh-'.L6:'tanh-'.L25</svg:desc>
                </draw:g>
              </table:table-cell>
              <table:table-cell office:value-type="float" office:value="0.86">
                <text:p>0.86</text:p>
                <draw:g>
                  <svg:desc>'tanh-'.M6:'tanh-'.M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76666666666667">
                <text:p>0.876666666666667</text:p>
              </table:table-cell>
              <table:table-cell office:value-type="float" office:value="0.8715">
                <text:p>0.8715</text:p>
              </table:table-cell>
              <table:table-cell office:value-type="float" office:value="0.869333333333333">
                <text:p>0.869333333333333</text:p>
              </table:table-cell>
              <table:table-cell office:value-type="float" office:value="0.863333333333333">
                <text:p>0.86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685">
                <text:p>0.8685</text:p>
              </table:table-cell>
              <table:table-cell office:value-type="float" office:value="0.858666666666667">
                <text:p>0.858666666666667</text:p>
              </table:table-cell>
              <table:table-cell office:value-type="float" office:value="0.870666666666667">
                <text:p>0.870666666666667</text:p>
              </table:table-cell>
              <table:table-cell office:value-type="float" office:value="0.871166666666667">
                <text:p>0.8711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925">
                <text:p>0.8925</text:p>
              </table:table-cell>
              <table:table-cell office:value-type="float" office:value="0.885">
                <text:p>0.885</text:p>
              </table:table-cell>
              <table:table-cell office:value-type="float" office:value="0.878666666666667">
                <text:p>0.878666666666667</text:p>
              </table:table-cell>
              <table:table-cell office:value-type="float" office:value="0.870166666666667">
                <text:p>0.8701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81166666666667">
                <text:p>0.881166666666667</text:p>
              </table:table-cell>
              <table:table-cell office:value-type="float" office:value="0.877333333333333">
                <text:p>0.877333333333333</text:p>
              </table:table-cell>
              <table:table-cell office:value-type="float" office:value="0.878833333333333">
                <text:p>0.878833333333333</text:p>
              </table:table-cell>
              <table:table-cell office:value-type="float" office:value="0.869833333333333">
                <text:p>0.8698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85666666666667">
                <text:p>0.885666666666667</text:p>
              </table:table-cell>
              <table:table-cell office:value-type="float" office:value="0.889666666666667">
                <text:p>0.889666666666667</text:p>
              </table:table-cell>
              <table:table-cell office:value-type="float" office:value="0.882666666666667">
                <text:p>0.882666666666667</text:p>
              </table:table-cell>
              <table:table-cell office:value-type="float" office:value="0.876333333333333">
                <text:p>0.876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84666666666667">
                <text:p>0.884666666666667</text:p>
              </table:table-cell>
              <table:table-cell office:value-type="float" office:value="0.887833333333333">
                <text:p>0.887833333333333</text:p>
              </table:table-cell>
              <table:table-cell office:value-type="float" office:value="0.882833333333333">
                <text:p>0.882833333333333</text:p>
              </table:table-cell>
              <table:table-cell office:value-type="float" office:value="0.867833333333333">
                <text:p>0.8678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86666666666667">
                <text:p>0.886666666666667</text:p>
              </table:table-cell>
              <table:table-cell office:value-type="float" office:value="0.890166666666667">
                <text:p>0.890166666666667</text:p>
              </table:table-cell>
              <table:table-cell office:value-type="float" office:value="0.886666666666667">
                <text:p>0.886666666666667</text:p>
              </table:table-cell>
              <table:table-cell office:value-type="float" office:value="0.884833333333333">
                <text:p>0.8848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91333333333333">
                <text:p>0.891333333333333</text:p>
              </table:table-cell>
              <table:table-cell office:value-type="float" office:value="0.8895">
                <text:p>0.8895</text:p>
              </table:table-cell>
              <table:table-cell office:value-type="float" office:value="0.887666666666667">
                <text:p>0.887666666666667</text:p>
              </table:table-cell>
              <table:table-cell office:value-type="float" office:value="0.884166666666667">
                <text:p>0.8841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87166666666667">
                <text:p>0.887166666666667</text:p>
              </table:table-cell>
              <table:table-cell office:value-type="float" office:value="0.876666666666667">
                <text:p>0.876666666666667</text:p>
              </table:table-cell>
              <table:table-cell office:value-type="float" office:value="0.879833333333333">
                <text:p>0.879833333333333</text:p>
              </table:table-cell>
              <table:table-cell office:value-type="float" office:value="0.883">
                <text:p>0.8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95">
                <text:p>0.895</text:p>
              </table:table-cell>
              <table:table-cell office:value-type="float" office:value="0.885166666666667">
                <text:p>0.885166666666667</text:p>
              </table:table-cell>
              <table:table-cell office:value-type="float" office:value="0.8865">
                <text:p>0.8865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86">
                <text:p>0.886</text:p>
              </table:table-cell>
              <table:table-cell office:value-type="float" office:value="0.885166666666667">
                <text:p>0.885166666666667</text:p>
              </table:table-cell>
              <table:table-cell office:value-type="float" office:value="0.882333333333333">
                <text:p>0.882333333333333</text:p>
              </table:table-cell>
              <table:table-cell office:value-type="float" office:value="0.885166666666667">
                <text:p>0.8851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86166666666667">
                <text:p>0.886166666666667</text:p>
              </table:table-cell>
              <table:table-cell office:value-type="float" office:value="0.895">
                <text:p>0.895</text:p>
              </table:table-cell>
              <table:table-cell office:value-type="float" office:value="0.891166666666667">
                <text:p>0.891166666666667</text:p>
              </table:table-cell>
              <table:table-cell office:value-type="float" office:value="0.885666666666667">
                <text:p>0.885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93166666666667">
                <text:p>0.893166666666667</text:p>
              </table:table-cell>
              <table:table-cell office:value-type="float" office:value="0.8905">
                <text:p>0.8905</text:p>
              </table:table-cell>
              <table:table-cell office:value-type="float" office:value="0.886166666666667">
                <text:p>0.886166666666667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88833333333333">
                <text:p>0.888833333333333</text:p>
              </table:table-cell>
              <table:table-cell office:value-type="float" office:value="0.884333333333333">
                <text:p>0.884333333333333</text:p>
              </table:table-cell>
              <table:table-cell office:value-type="float" office:value="0.878166666666667">
                <text:p>0.878166666666667</text:p>
              </table:table-cell>
              <table:table-cell office:value-type="float" office:value="0.888666666666667">
                <text:p>0.888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95666666666667">
                <text:p>0.895666666666667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892666666666667">
                <text:p>0.892666666666667</text:p>
              </table:table-cell>
              <table:table-cell office:value-type="float" office:value="0.892166666666667">
                <text:p>0.8921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82833333333333">
                <text:p>0.882833333333333</text:p>
              </table:table-cell>
              <table:table-cell office:value-type="float" office:value="0.886166666666667">
                <text:p>0.886166666666667</text:p>
              </table:table-cell>
              <table:table-cell office:value-type="float" office:value="0.8875">
                <text:p>0.8875</text:p>
              </table:table-cell>
              <table:table-cell office:value-type="float" office:value="0.877333333333333">
                <text:p>0.877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90833333333333">
                <text:p>0.890833333333333</text:p>
              </table:table-cell>
              <table:table-cell office:value-type="float" office:value="0.888333333333333">
                <text:p>0.888333333333333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815">
                <text:p>0.88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92333333333333">
                <text:p>0.892333333333333</text:p>
              </table:table-cell>
              <table:table-cell office:value-type="float" office:value="0.892333333333333">
                <text:p>0.892333333333333</text:p>
              </table:table-cell>
              <table:table-cell office:value-type="float" office:value="0.887833333333333">
                <text:p>0.887833333333333</text:p>
              </table:table-cell>
              <table:table-cell office:value-type="float" office:value="0.887666666666667">
                <text:p>0.887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88333333333333">
                <text:p>0.888333333333333</text:p>
              </table:table-cell>
              <table:table-cell office:value-type="float" office:value="0.877666666666667">
                <text:p>0.877666666666667</text:p>
              </table:table-cell>
              <table:table-cell office:value-type="float" office:value="0.888666666666667">
                <text:p>0.888666666666667</text:p>
              </table:table-cell>
              <table:table-cell office:value-type="float" office:value="0.8905">
                <text:p>0.890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